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Pictures/2000000E000000DD000000DDB43ABA64C5FC9CAB.svm" manifest:media-type="image/x-svm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2811in"/>
    </style:style>
    <style:style style:name="co3" style:family="table-column">
      <style:table-column-properties fo:break-before="auto" style:column-width="1.198in"/>
    </style:style>
    <style:style style:name="co4" style:family="table-column">
      <style:table-column-properties fo:break-before="auto" style:column-width="1.2602in"/>
    </style:style>
    <style:style style:name="co5" style:family="table-column">
      <style:table-column-properties fo:break-before="auto" style:column-width="1.6354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2.48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61"/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29">
      <style:table-cell-properties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6" table:style-name="ta1">
        <table:shapes>
          <draw:frame draw:z-index="0" draw:name="Graphique 1" draw:style-name="gr1" svg:width="8.5677in" svg:height="4.8197in" svg:x="7.9598in" svg:y="0.1992in">
            <draw:object draw:notify-on-update-of-ranges="q10.A4:q10.A4 q6.A3:q6.A1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aphique 2" draw:style-name="gr1" svg:width="9.6154in" svg:height="5.4083in" svg:x="7.9496in" svg:y="5.2681in">
            <draw:object draw:notify-on-update-of-ranges="q6.B2:q6.B2 q6.B3:q6.B10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Graphique 3" draw:style-name="gr1" svg:width="9.311in" svg:height="5.237in" svg:x="18.4717in" svg:y="0.2283in">
            <draw:object draw:notify-on-update-of-ranges="q6.C2:q6.C2 q6.C3:q6.C10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Graphique 4" draw:style-name="gr1" svg:width="9.4106in" svg:height="5.2949in" svg:x="18.4406in" svg:y="5.5142in">
            <draw:object draw:notify-on-update-of-ranges="q6.E2:q6.E2 q6.E3:q6.E10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Graphique 5" draw:style-name="gr1" svg:width="10.8949in" svg:height="6.128in" svg:x="8.0047in" svg:y="10.9677in">
            <draw:object draw:notify-on-update-of-ranges="q6.D2:q6.D2 q6.D3:q6.D100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STM</text:p>
          </table:table-cell>
          <table:table-cell table:style-name="ce2" office:value-type="string" calcext:value-type="string">
            <text:p>RANDU</text:p>
          </table:table-cell>
          <table:table-cell table:style-name="ce2" office:value-type="string" calcext:value-type="string">
            <text:p>RAND</text:p>
          </table:table-cell>
          <table:table-cell table:style-name="ce2" office:value-type="string" calcext:value-type="string">
            <text:p>VN order</text:p>
          </table:table-cell>
          <table:table-cell table:style-name="Default"/>
          <table:table-cell table:number-columns-repeated="986"/>
          <table:table-cell table:style-name="ce5"/>
          <table:table-cell table:number-columns-repeated="3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84035" calcext:value-type="float">
            <text:p>84035</text:p>
          </table:table-cell>
          <table:table-cell table:style-name="ce3" office:value-type="float" office:value="327695" calcext:value-type="float">
            <text:p>327695</text:p>
          </table:table-cell>
          <table:table-cell table:style-name="ce3" office:value-type="float" office:value="1439299557" calcext:value-type="float">
            <text:p>1439299557</text:p>
          </table:table-cell>
          <table:table-cell table:style-name="ce3" office:value-type="float" office:value="254" calcext:value-type="float">
            <text:p>25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412376245" calcext:value-type="float">
            <text:p>1412376245</text:p>
          </table:table-cell>
          <table:table-cell table:style-name="ce3" office:value-type="float" office:value="1966125" calcext:value-type="float">
            <text:p>1966125</text:p>
          </table:table-cell>
          <table:table-cell table:style-name="ce3" office:value-type="float" office:value="1815689945" calcext:value-type="float">
            <text:p>1815689945</text:p>
          </table:table-cell>
          <table:table-cell table:style-name="ce3"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062" calcext:value-type="float">
            <text:p>9062</text:p>
          </table:table-cell>
          <table:table-cell table:style-name="ce3" office:value-type="float" office:value="1670788370" calcext:value-type="float">
            <text:p>1670788370</text:p>
          </table:table-cell>
          <table:table-cell table:style-name="ce3" office:value-type="float" office:value="8847495" calcext:value-type="float">
            <text:p>8847495</text:p>
          </table:table-cell>
          <table:table-cell table:style-name="ce3" office:value-type="float" office:value="212285685" calcext:value-type="float">
            <text:p>212285685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98" calcext:value-type="float">
            <text:p>1198</text:p>
          </table:table-cell>
          <table:table-cell table:style-name="ce3" office:value-type="float" office:value="443953342" calcext:value-type="float">
            <text:p>443953342</text:p>
          </table:table-cell>
          <table:table-cell table:style-name="ce3" office:value-type="float" office:value="35389845" calcext:value-type="float">
            <text:p>35389845</text:p>
          </table:table-cell>
          <table:table-cell table:style-name="ce3" office:value-type="float" office:value="1308349402" calcext:value-type="float">
            <text:p>1308349402</text:p>
          </table:table-cell>
          <table:table-cell table:style-name="ce3" office:value-type="float" office:value="4" calcext:value-type="float">
            <text:p>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165625842" calcext:value-type="float">
            <text:p>1165625842</text:p>
          </table:table-cell>
          <table:table-cell table:style-name="ce3" office:value-type="float" office:value="132711615" calcext:value-type="float">
            <text:p>132711615</text:p>
          </table:table-cell>
          <table:table-cell table:style-name="ce3" office:value-type="float" office:value="495964069" calcext:value-type="float">
            <text:p>495964069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390" calcext:value-type="float">
            <text:p>2390</text:p>
          </table:table-cell>
          <table:table-cell table:style-name="ce3" office:value-type="float" office:value="1327689438" calcext:value-type="float">
            <text:p>1327689438</text:p>
          </table:table-cell>
          <table:table-cell table:style-name="ce3" office:value-type="float" office:value="477761085" calcext:value-type="float">
            <text:p>477761085</text:p>
          </table:table-cell>
          <table:table-cell table:style-name="ce3" office:value-type="float" office:value="1358019495" calcext:value-type="float">
            <text:p>1358019495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121281746" calcext:value-type="float">
            <text:p>2121281746</text:p>
          </table:table-cell>
          <table:table-cell table:style-name="ce3" office:value-type="float" office:value="1672161975" calcext:value-type="float">
            <text:p>1672161975</text:p>
          </table:table-cell>
          <table:table-cell table:style-name="ce3" office:value-type="float" office:value="162655982" calcext:value-type="float">
            <text:p>162655982</text:p>
          </table:table-cell>
          <table:table-cell table:style-name="ce3" office:value-type="float" office:value="25" calcext:value-type="float">
            <text:p>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2006264573" calcext:value-type="float">
            <text:p>2006264573</text:p>
          </table:table-cell>
          <table:table-cell table:style-name="ce3" office:value-type="float" office:value="1438154789" calcext:value-type="float">
            <text:p>1438154789</text:p>
          </table:table-cell>
          <table:table-cell table:style-name="ce3" office:value-type="float" office:value="937051652" calcext:value-type="float">
            <text:p>937051652</text:p>
          </table:table-cell>
          <table:table-cell table:style-name="ce3" office:value-type="float" office:value="36" calcext:value-type="float">
            <text:p>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529" calcext:value-type="float">
            <text:p>1529</text:p>
          </table:table-cell>
          <table:table-cell table:style-name="ce3" office:value-type="float" office:value="1647921162" calcext:value-type="float">
            <text:p>1647921162</text:p>
          </table:table-cell>
          <table:table-cell table:style-name="ce3" office:value-type="float" office:value="21921902" calcext:value-type="float">
            <text:p>21921902</text:p>
          </table:table-cell>
          <table:table-cell table:style-name="ce3" office:value-type="float" office:value="448116441" calcext:value-type="float">
            <text:p>448116441</text:p>
          </table:table-cell>
          <table:table-cell table:style-name="ce3" office:value-type="float" office:value="49" calcext:value-type="float">
            <text:p>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514361477" calcext:value-type="float">
            <text:p>514361477</text:p>
          </table:table-cell>
          <table:table-cell table:style-name="ce3" office:value-type="float" office:value="72974665" calcext:value-type="float">
            <text:p>72974665</text:p>
          </table:table-cell>
          <table:table-cell table:style-name="ce3" office:value-type="float" office:value="862092569" calcext:value-type="float">
            <text:p>862092569</text:p>
          </table:table-cell>
          <table:table-cell table:style-name="ce3" office:value-type="float" office:value="64" calcext:value-type="float">
            <text:p>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4288" calcext:value-type="float">
            <text:p>4288</text:p>
          </table:table-cell>
          <table:table-cell table:style-name="ce3" office:value-type="float" office:value="1251660738" calcext:value-type="float">
            <text:p>1251660738</text:p>
          </table:table-cell>
          <table:table-cell table:style-name="ce3" office:value-type="float" office:value="240485338" calcext:value-type="float">
            <text:p>240485338</text:p>
          </table:table-cell>
          <table:table-cell table:style-name="ce3" office:value-type="float" office:value="616619489" calcext:value-type="float">
            <text:p>616619489</text:p>
          </table:table-cell>
          <table:table-cell table:style-name="ce3" office:value-type="float" office:value="81" calcext:value-type="float">
            <text:p>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869" calcext:value-type="float">
            <text:p>3869</text:p>
          </table:table-cell>
          <table:table-cell table:style-name="ce3" office:value-type="float" office:value="2059691405" calcext:value-type="float">
            <text:p>2059691405</text:p>
          </table:table-cell>
          <table:table-cell table:style-name="ce3" office:value-type="float" office:value="786074509" calcext:value-type="float">
            <text:p>786074509</text:p>
          </table:table-cell>
          <table:table-cell table:style-name="ce3" office:value-type="float" office:value="1904278157" calcext:value-type="float">
            <text:p>1904278157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691" calcext:value-type="float">
            <text:p>9691</text:p>
          </table:table-cell>
          <table:table-cell table:style-name="ce3" office:value-type="float" office:value="1944521722" calcext:value-type="float">
            <text:p>1944521722</text:p>
          </table:table-cell>
          <table:table-cell table:style-name="ce3" office:value-type="float" office:value="404529831" calcext:value-type="float">
            <text:p>404529831</text:p>
          </table:table-cell>
          <table:table-cell table:style-name="ce3" office:value-type="float" office:value="1428353475" calcext:value-type="float">
            <text:p>1428353475</text:p>
          </table:table-cell>
          <table:table-cell table:style-name="ce3" office:value-type="float" office:value="121" calcext:value-type="float">
            <text:p>1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154" calcext:value-type="float">
            <text:p>9154</text:p>
          </table:table-cell>
          <table:table-cell table:style-name="ce3" office:value-type="float" office:value="1170426390" calcext:value-type="float">
            <text:p>1170426390</text:p>
          </table:table-cell>
          <table:table-cell table:style-name="ce3" office:value-type="float" office:value="1794959348" calcext:value-type="float">
            <text:p>1794959348</text:p>
          </table:table-cell>
          <table:table-cell table:style-name="ce3" office:value-type="float" office:value="789768251" calcext:value-type="float">
            <text:p>789768251</text:p>
          </table:table-cell>
          <table:table-cell table:style-name="ce3" office:value-type="float" office:value="144" calcext:value-type="float">
            <text:p>1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7957" calcext:value-type="float">
            <text:p>7957</text:p>
          </table:table-cell>
          <table:table-cell table:style-name="ce3" office:value-type="float" office:value="406121050" calcext:value-type="float">
            <text:p>406121050</text:p>
          </table:table-cell>
          <table:table-cell table:style-name="ce3" office:value-type="float" office:value="686471132" calcext:value-type="float">
            <text:p>686471132</text:p>
          </table:table-cell>
          <table:table-cell table:style-name="ce3" office:value-type="float" office:value="2109883427" calcext:value-type="float">
            <text:p>2109883427</text:p>
          </table:table-cell>
          <table:table-cell table:style-name="ce3" office:value-type="float" office:value="169" calcext:value-type="float">
            <text:p>1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138" calcext:value-type="float">
            <text:p>3138</text:p>
          </table:table-cell>
          <table:table-cell table:style-name="ce3" office:value-type="float" office:value="973454006" calcext:value-type="float">
            <text:p>973454006</text:p>
          </table:table-cell>
          <table:table-cell table:style-name="ce3" office:value-type="float" office:value="849094548" calcext:value-type="float">
            <text:p>849094548</text:p>
          </table:table-cell>
          <table:table-cell table:style-name="ce3" office:value-type="float" office:value="1034831935" calcext:value-type="float">
            <text:p>1034831935</text:p>
          </table:table-cell>
          <table:table-cell table:style-name="ce3" office:value-type="float" office:value="196" calcext:value-type="float">
            <text:p>1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311048378" calcext:value-type="float">
            <text:p>1311048378</text:p>
          </table:table-cell>
          <table:table-cell table:style-name="ce3" office:value-type="float" office:value="1063810747" calcext:value-type="float">
            <text:p>1063810747</text:p>
          </table:table-cell>
          <table:table-cell table:style-name="ce3" office:value-type="float" office:value="2004164961" calcext:value-type="float">
            <text:p>2004164961</text:p>
          </table:table-cell>
          <table:table-cell table:style-name="ce3" office:value-type="float" office:value="225" calcext:value-type="float">
            <text:p>2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090" calcext:value-type="float">
            <text:p>2090</text:p>
          </table:table-cell>
          <table:table-cell table:style-name="ce3" office:value-type="float" office:value="1607860566" calcext:value-type="float">
            <text:p>1607860566</text:p>
          </table:table-cell>
          <table:table-cell table:style-name="ce3" office:value-type="float" office:value="888431665" calcext:value-type="float">
            <text:p>888431665</text:p>
          </table:table-cell>
          <table:table-cell table:style-name="ce3" office:value-type="float" office:value="2106078157" calcext:value-type="float">
            <text:p>2106078157</text:p>
          </table:table-cell>
          <table:table-cell table:style-name="ce3" office:value-type="float" office:value="256" calcext:value-type="float">
            <text:p>2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1525789977" calcext:value-type="float">
            <text:p>1525789977</text:p>
          </table:table-cell>
          <table:table-cell table:style-name="ce3" office:value-type="float" office:value="51260563" calcext:value-type="float">
            <text:p>51260563</text:p>
          </table:table-cell>
          <table:table-cell table:style-name="ce3" office:value-type="float" office:value="115070789" calcext:value-type="float">
            <text:p>115070789</text:p>
          </table:table-cell>
          <table:table-cell table:style-name="ce3" office:value-type="float" office:value="289" calcext:value-type="float">
            <text:p>2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6376" calcext:value-type="float">
            <text:p>6376</text:p>
          </table:table-cell>
          <table:table-cell table:style-name="ce3" office:value-type="float" office:value="849902670" calcext:value-type="float">
            <text:p>849902670</text:p>
          </table:table-cell>
          <table:table-cell table:style-name="ce3" office:value-type="float" office:value="901612985" calcext:value-type="float">
            <text:p>901612985</text:p>
          </table:table-cell>
          <table:table-cell table:style-name="ce3" office:value-type="float" office:value="102688974" calcext:value-type="float">
            <text:p>102688974</text:p>
          </table:table-cell>
          <table:table-cell table:style-name="ce3" office:value-type="float" office:value="324" calcext:value-type="float">
            <text:p>3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400431841" calcext:value-type="float">
            <text:p>1400431841</text:p>
          </table:table-cell>
          <table:table-cell table:style-name="ce3" office:value-type="float" office:value="653365547" calcext:value-type="float">
            <text:p>653365547</text:p>
          </table:table-cell>
          <table:table-cell table:style-name="ce3" office:value-type="float" office:value="1482562864" calcext:value-type="float">
            <text:p>1482562864</text:p>
          </table:table-cell>
          <table:table-cell table:style-name="ce3" office:value-type="float" office:value="361" calcext:value-type="float">
            <text:p>3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8408" calcext:value-type="float">
            <text:p>8408</text:p>
          </table:table-cell>
          <table:table-cell table:style-name="ce3" office:value-type="float" office:value="637169607" calcext:value-type="float">
            <text:p>637169607</text:p>
          </table:table-cell>
          <table:table-cell table:style-name="ce3" office:value-type="float" office:value="100643713" calcext:value-type="float">
            <text:p>100643713</text:p>
          </table:table-cell>
          <table:table-cell table:style-name="ce3" office:value-type="float" office:value="1068984287" calcext:value-type="float">
            <text:p>1068984287</text:p>
          </table:table-cell>
          <table:table-cell table:style-name="ce3" office:value-type="float" office:value="400" calcext:value-type="float">
            <text:p>4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1556115921" calcext:value-type="float">
            <text:p>1556115921</text:p>
          </table:table-cell>
          <table:table-cell table:style-name="ce3" office:value-type="float" office:value="1166023298" calcext:value-type="float">
            <text:p>1166023298</text:p>
          </table:table-cell>
          <table:table-cell table:style-name="ce3" office:value-type="float" office:value="388671651" calcext:value-type="float">
            <text:p>388671651</text:p>
          </table:table-cell>
          <table:table-cell table:style-name="ce3" office:value-type="float" office:value="441" calcext:value-type="float">
            <text:p>4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113" calcext:value-type="float">
            <text:p>9113</text:p>
          </table:table-cell>
          <table:table-cell table:style-name="ce3" office:value-type="float" office:value="1584418903" calcext:value-type="float">
            <text:p>1584418903</text:p>
          </table:table-cell>
          <table:table-cell table:style-name="ce3" office:value-type="float" office:value="1795313541" calcext:value-type="float">
            <text:p>1795313541</text:p>
          </table:table-cell>
          <table:table-cell table:style-name="ce3" office:value-type="float" office:value="288716553" calcext:value-type="float">
            <text:p>288716553</text:p>
          </table:table-cell>
          <table:table-cell table:style-name="ce3" office:value-type="float" office:value="484" calcext:value-type="float">
            <text:p>4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531267521" calcext:value-type="float">
            <text:p>531267521</text:p>
          </table:table-cell>
          <table:table-cell table:style-name="ce3" office:value-type="float" office:value="277606030" calcext:value-type="float">
            <text:p>277606030</text:p>
          </table:table-cell>
          <table:table-cell table:style-name="ce3" office:value-type="float" office:value="151414545" calcext:value-type="float">
            <text:p>151414545</text:p>
          </table:table-cell>
          <table:table-cell table:style-name="ce3" office:value-type="float" office:value="529" calcext:value-type="float">
            <text:p>5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808" calcext:value-type="float">
            <text:p>1808</text:p>
          </table:table-cell>
          <table:table-cell table:style-name="ce3" office:value-type="float" office:value="1923700710" calcext:value-type="float">
            <text:p>1923700710</text:p>
          </table:table-cell>
          <table:table-cell table:style-name="ce3" office:value-type="float" office:value="540134314" calcext:value-type="float">
            <text:p>540134314</text:p>
          </table:table-cell>
          <table:table-cell table:style-name="ce3" office:value-type="float" office:value="1650835718" calcext:value-type="float">
            <text:p>1650835718</text:p>
          </table:table-cell>
          <table:table-cell table:style-name="ce3" office:value-type="float" office:value="576" calcext:value-type="float">
            <text:p>5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1271512329" calcext:value-type="float">
            <text:p>1271512329</text:p>
          </table:table-cell>
          <table:table-cell table:style-name="ce3" office:value-type="float" office:value="742351614" calcext:value-type="float">
            <text:p>742351614</text:p>
          </table:table-cell>
          <table:table-cell table:style-name="ce3" office:value-type="float" office:value="107708697" calcext:value-type="float">
            <text:p>107708697</text:p>
          </table:table-cell>
          <table:table-cell table:style-name="ce3" office:value-type="float" office:value="625" calcext:value-type="float">
            <text:p>6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7334" calcext:value-type="float">
            <text:p>7334</text:p>
          </table:table-cell>
          <table:table-cell table:style-name="ce3" office:value-type="float" office:value="697932254" calcext:value-type="float">
            <text:p>697932254</text:p>
          </table:table-cell>
          <table:table-cell table:style-name="ce3" office:value-type="float" office:value="1740384505" calcext:value-type="float">
            <text:p>1740384505</text:p>
          </table:table-cell>
          <table:table-cell table:style-name="ce3" office:value-type="float" office:value="1864590748" calcext:value-type="float">
            <text:p>1864590748</text:p>
          </table:table-cell>
          <table:table-cell table:style-name="ce3" office:value-type="float" office:value="676" calcext:value-type="float">
            <text:p>6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7875" calcext:value-type="float">
            <text:p>7875</text:p>
          </table:table-cell>
          <table:table-cell table:style-name="ce3" office:value-type="float" office:value="591707602" calcext:value-type="float">
            <text:p>591707602</text:p>
          </table:table-cell>
          <table:table-cell table:style-name="ce3" office:value-type="float" office:value="1613593323" calcext:value-type="float">
            <text:p>1613593323</text:p>
          </table:table-cell>
          <table:table-cell table:style-name="ce3" office:value-type="float" office:value="1265613641" calcext:value-type="float">
            <text:p>1265613641</text:p>
          </table:table-cell>
          <table:table-cell table:style-name="ce3" office:value-type="float" office:value="729" calcext:value-type="float">
            <text:p>7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980376574" calcext:value-type="float">
            <text:p>1980376574</text:p>
          </table:table-cell>
          <table:table-cell table:style-name="ce3" office:value-type="float" office:value="460550336" calcext:value-type="float">
            <text:p>460550336</text:p>
          </table:table-cell>
          <table:table-cell table:style-name="ce3" office:value-type="float" office:value="291097912" calcext:value-type="float">
            <text:p>291097912</text:p>
          </table:table-cell>
          <table:table-cell table:style-name="ce3" office:value-type="float" office:value="784" calcext:value-type="float">
            <text:p>7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340018865" calcext:value-type="float">
            <text:p>340018865</text:p>
          </table:table-cell>
          <table:table-cell table:style-name="ce3" office:value-type="float" office:value="1125798463" calcext:value-type="float">
            <text:p>1125798463</text:p>
          </table:table-cell>
          <table:table-cell table:style-name="ce3" office:value-type="float" office:value="2110260693" calcext:value-type="float">
            <text:p>2110260693</text:p>
          </table:table-cell>
          <table:table-cell table:style-name="ce3" office:value-type="float" office:value="841" calcext:value-type="float">
            <text:p>8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8748" calcext:value-type="float">
            <text:p>8748</text:p>
          </table:table-cell>
          <table:table-cell table:style-name="ce3" office:value-type="float" office:value="243076726" calcext:value-type="float">
            <text:p>243076726</text:p>
          </table:table-cell>
          <table:table-cell table:style-name="ce3" office:value-type="float" office:value="462288573" calcext:value-type="float">
            <text:p>462288573</text:p>
          </table:table-cell>
          <table:table-cell table:style-name="ce3" office:value-type="float" office:value="1039030399" calcext:value-type="float">
            <text:p>1039030399</text:p>
          </table:table-cell>
          <table:table-cell table:style-name="ce3" office:value-type="float" office:value="900" calcext:value-type="float">
            <text:p>9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75" calcext:value-type="float">
            <text:p>5275</text:p>
          </table:table-cell>
          <table:table-cell table:style-name="ce3" office:value-type="float" office:value="876635386" calcext:value-type="float">
            <text:p>876635386</text:p>
          </table:table-cell>
          <table:table-cell table:style-name="ce3" office:value-type="float" office:value="1231479863" calcext:value-type="float">
            <text:p>1231479863</text:p>
          </table:table-cell>
          <table:table-cell table:style-name="ce3" office:value-type="float" office:value="818503331" calcext:value-type="float">
            <text:p>818503331</text:p>
          </table:table-cell>
          <table:table-cell table:style-name="ce3" office:value-type="float" office:value="961" calcext:value-type="float">
            <text:p>9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8256" calcext:value-type="float">
            <text:p>8256</text:p>
          </table:table-cell>
          <table:table-cell table:style-name="ce3" office:value-type="float" office:value="1873107222" calcext:value-type="float">
            <text:p>1873107222</text:p>
          </table:table-cell>
          <table:table-cell table:style-name="ce3" office:value-type="float" office:value="1080798372" calcext:value-type="float">
            <text:p>1080798372</text:p>
          </table:table-cell>
          <table:table-cell table:style-name="ce3" office:value-type="float" office:value="1657486409" calcext:value-type="float">
            <text:p>1657486409</text:p>
          </table:table-cell>
          <table:table-cell table:style-name="ce3" office:value-type="float" office:value="1024" calcext:value-type="float">
            <text:p>10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615" calcext:value-type="float">
            <text:p>1615</text:p>
          </table:table-cell>
          <table:table-cell table:style-name="ce3" office:value-type="float" office:value="1350284121" calcext:value-type="float">
            <text:p>1350284121</text:p>
          </table:table-cell>
          <table:table-cell table:style-name="ce3" office:value-type="float" office:value="1843856876" calcext:value-type="float">
            <text:p>1843856876</text:p>
          </table:table-cell>
          <table:table-cell table:style-name="ce3" office:value-type="float" office:value="1748506696" calcext:value-type="float">
            <text:p>1748506696</text:p>
          </table:table-cell>
          <table:table-cell table:style-name="ce3" office:value-type="float" office:value="1089" calcext:value-type="float">
            <text:p>10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office:value-type="float" office:value="1765513230" calcext:value-type="float">
            <text:p>1765513230</text:p>
          </table:table-cell>
          <table:table-cell table:style-name="ce3" office:value-type="float" office:value="1335955908" calcext:value-type="float">
            <text:p>1335955908</text:p>
          </table:table-cell>
          <table:table-cell table:style-name="ce3" office:value-type="float" office:value="1311861503" calcext:value-type="float">
            <text:p>1311861503</text:p>
          </table:table-cell>
          <table:table-cell table:style-name="ce3" office:value-type="float" office:value="1156" calcext:value-type="float">
            <text:p>11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6724" calcext:value-type="float">
            <text:p>6724</text:p>
          </table:table-cell>
          <table:table-cell table:style-name="ce3" office:value-type="float" office:value="1199292193" calcext:value-type="float">
            <text:p>1199292193</text:p>
          </table:table-cell>
          <table:table-cell table:style-name="ce3" office:value-type="float" office:value="10958156" calcext:value-type="float">
            <text:p>10958156</text:p>
          </table:table-cell>
          <table:table-cell table:style-name="ce3" office:value-type="float" office:value="568323248" calcext:value-type="float">
            <text:p>568323248</text:p>
          </table:table-cell>
          <table:table-cell table:style-name="ce3" office:value-type="float" office:value="1225" calcext:value-type="float">
            <text:p>12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121" calcext:value-type="float">
            <text:p>2121</text:p>
          </table:table-cell>
          <table:table-cell table:style-name="ce3" office:value-type="float" office:value="222367623" calcext:value-type="float">
            <text:p>222367623</text:p>
          </table:table-cell>
          <table:table-cell table:style-name="ce3" office:value-type="float" office:value="927047652" calcext:value-type="float">
            <text:p>927047652</text:p>
          </table:table-cell>
          <table:table-cell table:style-name="ce3" office:value-type="float" office:value="1126497795" calcext:value-type="float">
            <text:p>1126497795</text:p>
          </table:table-cell>
          <table:table-cell table:style-name="ce3" office:value-type="float" office:value="1296" calcext:value-type="float">
            <text:p>12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711092241" calcext:value-type="float">
            <text:p>711092241</text:p>
          </table:table-cell>
          <table:table-cell table:style-name="ce3" office:value-type="float" office:value="1168695212" calcext:value-type="float">
            <text:p>1168695212</text:p>
          </table:table-cell>
          <table:table-cell table:style-name="ce3" office:value-type="float" office:value="120324919" calcext:value-type="float">
            <text:p>120324919</text:p>
          </table:table-cell>
          <table:table-cell table:style-name="ce3" office:value-type="float" office:value="1369" calcext:value-type="float">
            <text:p>13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7219" calcext:value-type="float">
            <text:p>7219</text:p>
          </table:table-cell>
          <table:table-cell table:style-name="ce3" office:value-type="float" office:value="580793366" calcext:value-type="float">
            <text:p>580793366</text:p>
          </table:table-cell>
          <table:table-cell table:style-name="ce3" office:value-type="float" office:value="816226051" calcext:value-type="float">
            <text:p>816226051</text:p>
          </table:table-cell>
          <table:table-cell table:style-name="ce3" office:value-type="float" office:value="2091420775" calcext:value-type="float">
            <text:p>2091420775</text:p>
          </table:table-cell>
          <table:table-cell table:style-name="ce3" office:value-type="float" office:value="1444" calcext:value-type="float">
            <text:p>14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39" calcext:value-type="float">
            <text:p>1139</text:p>
          </table:table-cell>
          <table:table-cell table:style-name="ce3" office:value-type="float" office:value="1080922201" calcext:value-type="float">
            <text:p>1080922201</text:p>
          </table:table-cell>
          <table:table-cell table:style-name="ce3" office:value-type="float" office:value="821484809" calcext:value-type="float">
            <text:p>821484809</text:p>
          </table:table-cell>
          <table:table-cell table:style-name="ce3" office:value-type="float" office:value="225216559" calcext:value-type="float">
            <text:p>225216559</text:p>
          </table:table-cell>
          <table:table-cell table:style-name="ce3" office:value-type="float" office:value="1521" calcext:value-type="float">
            <text:p>15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1495253774" calcext:value-type="float">
            <text:p>1495253774</text:p>
          </table:table-cell>
          <table:table-cell table:style-name="ce3" office:value-type="float" office:value="1877841691" calcext:value-type="float">
            <text:p>1877841691</text:p>
          </table:table-cell>
          <table:table-cell table:style-name="ce3" office:value-type="float" office:value="1754064859" calcext:value-type="float">
            <text:p>1754064859</text:p>
          </table:table-cell>
          <table:table-cell table:style-name="ce3" office:value-type="float" office:value="1600" calcext:value-type="float">
            <text:p>16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4672" calcext:value-type="float">
            <text:p>4672</text:p>
          </table:table-cell>
          <table:table-cell table:style-name="ce3" office:value-type="float" office:value="876530722" calcext:value-type="float">
            <text:p>876530722</text:p>
          </table:table-cell>
          <table:table-cell table:style-name="ce3" office:value-type="float" office:value="1726203216" calcext:value-type="float">
            <text:p>1726203216</text:p>
          </table:table-cell>
          <table:table-cell table:style-name="ce3" office:value-type="float" office:value="363538158" calcext:value-type="float">
            <text:p>363538158</text:p>
          </table:table-cell>
          <table:table-cell table:style-name="ce3" office:value-type="float" office:value="1681" calcext:value-type="float">
            <text:p>16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8275" calcext:value-type="float">
            <text:p>8275</text:p>
          </table:table-cell>
          <table:table-cell table:style-name="ce3" office:value-type="float" office:value="114019374" calcext:value-type="float">
            <text:p>114019374</text:p>
          </table:table-cell>
          <table:table-cell table:style-name="ce3" office:value-type="float" office:value="2046513135" calcext:value-type="float">
            <text:p>2046513135</text:p>
          </table:table-cell>
          <table:table-cell table:style-name="ce3" office:value-type="float" office:value="1326234955" calcext:value-type="float">
            <text:p>1326234955</text:p>
          </table:table-cell>
          <table:table-cell table:style-name="ce3" office:value-type="float" office:value="1764" calcext:value-type="float">
            <text:p>17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4756" calcext:value-type="float">
            <text:p>4756</text:p>
          </table:table-cell>
          <table:table-cell table:style-name="ce3" office:value-type="float" office:value="768204802" calcext:value-type="float">
            <text:p>768204802</text:p>
          </table:table-cell>
          <table:table-cell table:style-name="ce3" office:value-type="float" office:value="1038151628" calcext:value-type="float">
            <text:p>1038151628</text:p>
          </table:table-cell>
          <table:table-cell table:style-name="ce3" office:value-type="float" office:value="1025732487" calcext:value-type="float">
            <text:p>1025732487</text:p>
          </table:table-cell>
          <table:table-cell table:style-name="ce3" office:value-type="float" office:value="1849" calcext:value-type="float">
            <text:p>18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6195" calcext:value-type="float">
            <text:p>6195</text:p>
          </table:table-cell>
          <table:table-cell table:style-name="ce3" office:value-type="float" office:value="546415438" calcext:value-type="float">
            <text:p>546415438</text:p>
          </table:table-cell>
          <table:table-cell table:style-name="ce3" office:value-type="float" office:value="695127907" calcext:value-type="float">
            <text:p>695127907</text:p>
          </table:table-cell>
          <table:table-cell table:style-name="ce3" office:value-type="float" office:value="1197325398" calcext:value-type="float">
            <text:p>1197325398</text:p>
          </table:table-cell>
          <table:table-cell table:style-name="ce3" office:value-type="float" office:value="1936" calcext:value-type="float">
            <text:p>19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780" calcext:value-type="float">
            <text:p>3780</text:p>
          </table:table-cell>
          <table:table-cell table:style-name="ce3" office:value-type="float" office:value="964187618" calcext:value-type="float">
            <text:p>964187618</text:p>
          </table:table-cell>
          <table:table-cell table:style-name="ce3" office:value-type="float" office:value="1269788201" calcext:value-type="float">
            <text:p>1269788201</text:p>
          </table:table-cell>
          <table:table-cell table:style-name="ce3" office:value-type="float" office:value="1440478867" calcext:value-type="float">
            <text:p>1440478867</text:p>
          </table:table-cell>
          <table:table-cell table:style-name="ce3" office:value-type="float" office:value="2025" calcext:value-type="float">
            <text:p>20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884" calcext:value-type="float">
            <text:p>2884</text:p>
          </table:table-cell>
          <table:table-cell table:style-name="ce3" office:value-type="float" office:value="189687918" calcext:value-type="float">
            <text:p>189687918</text:p>
          </table:table-cell>
          <table:table-cell table:style-name="ce3" office:value-type="float" office:value="1362578043" calcext:value-type="float">
            <text:p>1362578043</text:p>
          </table:table-cell>
          <table:table-cell table:style-name="ce3" office:value-type="float" office:value="137009008" calcext:value-type="float">
            <text:p>137009008</text:p>
          </table:table-cell>
          <table:table-cell table:style-name="ce3" office:value-type="float" office:value="2116" calcext:value-type="float">
            <text:p>21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219104194" calcext:value-type="float">
            <text:p>1219104194</text:p>
          </table:table-cell>
          <table:table-cell table:style-name="ce3" office:value-type="float" office:value="1042341745" calcext:value-type="float">
            <text:p>1042341745</text:p>
          </table:table-cell>
          <table:table-cell table:style-name="ce3" office:value-type="float" office:value="1495275376" calcext:value-type="float">
            <text:p>1495275376</text:p>
          </table:table-cell>
          <table:table-cell table:style-name="ce3" office:value-type="float" office:value="2209" calcext:value-type="float">
            <text:p>220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342702989" calcext:value-type="float">
            <text:p>342702989</text:p>
          </table:table-cell>
          <table:table-cell table:style-name="ce3" office:value-type="float" office:value="433299026" calcext:value-type="float">
            <text:p>433299026</text:p>
          </table:table-cell>
          <table:table-cell table:style-name="ce3" office:value-type="float" office:value="812912120" calcext:value-type="float">
            <text:p>812912120</text:p>
          </table:table-cell>
          <table:table-cell table:style-name="ce3" office:value-type="float" office:value="2304" calcext:value-type="float">
            <text:p>23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57992187" calcext:value-type="float">
            <text:p>257992187</text:p>
          </table:table-cell>
          <table:table-cell table:style-name="ce3" office:value-type="float" office:value="1808587509" calcext:value-type="float">
            <text:p>1808587509</text:p>
          </table:table-cell>
          <table:table-cell table:style-name="ce3" office:value-type="float" office:value="371538072" calcext:value-type="float">
            <text:p>371538072</text:p>
          </table:table-cell>
          <table:table-cell table:style-name="ce3" office:value-type="float" office:value="2401" calcext:value-type="float">
            <text:p>240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144" calcext:value-type="float">
            <text:p>3144</text:p>
          </table:table-cell>
          <table:table-cell table:style-name="ce3" office:value-type="float" office:value="305201596" calcext:value-type="float">
            <text:p>305201596</text:p>
          </table:table-cell>
          <table:table-cell table:style-name="ce3" office:value-type="float" office:value="509317343" calcext:value-type="float">
            <text:p>509317343</text:p>
          </table:table-cell>
          <table:table-cell table:style-name="ce3" office:value-type="float" office:value="2080975451" calcext:value-type="float">
            <text:p>2080975451</text:p>
          </table:table-cell>
          <table:table-cell table:style-name="ce3" office:value-type="float" office:value="2500" calcext:value-type="float">
            <text:p>25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1332272548" calcext:value-type="float">
            <text:p>1332272548</text:p>
          </table:table-cell>
          <table:table-cell table:style-name="ce3" office:value-type="float" office:value="1811002012" calcext:value-type="float">
            <text:p>1811002012</text:p>
          </table:table-cell>
          <table:table-cell table:style-name="ce3" office:value-type="float" office:value="567086514" calcext:value-type="float">
            <text:p>567086514</text:p>
          </table:table-cell>
          <table:table-cell table:style-name="ce3" office:value-type="float" office:value="2601" calcext:value-type="float">
            <text:p>260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40" calcext:value-type="float">
            <text:p>1740</text:p>
          </table:table-cell>
          <table:table-cell table:style-name="ce3" office:value-type="float" office:value="1840200188" calcext:value-type="float">
            <text:p>1840200188</text:p>
          </table:table-cell>
          <table:table-cell table:style-name="ce3" office:value-type="float" office:value="1987123155" calcext:value-type="float">
            <text:p>1987123155</text:p>
          </table:table-cell>
          <table:table-cell table:style-name="ce3" office:value-type="float" office:value="360454116" calcext:value-type="float">
            <text:p>360454116</text:p>
          </table:table-cell>
          <table:table-cell table:style-name="ce3" office:value-type="float" office:value="2704" calcext:value-type="float">
            <text:p>27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60" calcext:value-type="float">
            <text:p>2760</text:p>
          </table:table-cell>
          <table:table-cell table:style-name="ce3" office:value-type="float" office:value="185061220" calcext:value-type="float">
            <text:p>185061220</text:p>
          </table:table-cell>
          <table:table-cell table:style-name="ce3" office:value-type="float" office:value="2066106233" calcext:value-type="float">
            <text:p>2066106233</text:p>
          </table:table-cell>
          <table:table-cell table:style-name="ce3" office:value-type="float" office:value="1894095946" calcext:value-type="float">
            <text:p>1894095946</text:p>
          </table:table-cell>
          <table:table-cell table:style-name="ce3" office:value-type="float" office:value="2809" calcext:value-type="float">
            <text:p>280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67602236" calcext:value-type="float">
            <text:p>767602236</text:p>
          </table:table-cell>
          <table:table-cell table:style-name="ce3" office:value-type="float" office:value="954979946" calcext:value-type="float">
            <text:p>954979946</text:p>
          </table:table-cell>
          <table:table-cell table:style-name="ce3" office:value-type="float" office:value="537777781" calcext:value-type="float">
            <text:p>537777781</text:p>
          </table:table-cell>
          <table:table-cell table:style-name="ce3" office:value-type="float" office:value="2916" calcext:value-type="float">
            <text:p>29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56506915" calcext:value-type="float">
            <text:p>1156506915</text:p>
          </table:table-cell>
          <table:table-cell table:style-name="ce3" office:value-type="float" office:value="19759933" calcext:value-type="float">
            <text:p>19759933</text:p>
          </table:table-cell>
          <table:table-cell table:style-name="ce3" office:value-type="float" office:value="2093483526" calcext:value-type="float">
            <text:p>2093483526</text:p>
          </table:table-cell>
          <table:table-cell table:style-name="ce3" office:value-type="float" office:value="3025" calcext:value-type="float">
            <text:p>30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537222356" calcext:value-type="float">
            <text:p>537222356</text:p>
          </table:table-cell>
          <table:table-cell table:style-name="ce3" office:value-type="float" office:value="113609142" calcext:value-type="float">
            <text:p>113609142</text:p>
          </table:table-cell>
          <table:table-cell table:style-name="ce3" office:value-type="float" office:value="1173767701" calcext:value-type="float">
            <text:p>1173767701</text:p>
          </table:table-cell>
          <table:table-cell table:style-name="ce3" office:value-type="float" office:value="3136" calcext:value-type="float">
            <text:p>31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074881100" calcext:value-type="float">
            <text:p>1074881100</text:p>
          </table:table-cell>
          <table:table-cell table:style-name="ce3" office:value-type="float" office:value="503749921" calcext:value-type="float">
            <text:p>503749921</text:p>
          </table:table-cell>
          <table:table-cell table:style-name="ce3" office:value-type="float" office:value="993908359" calcext:value-type="float">
            <text:p>993908359</text:p>
          </table:table-cell>
          <table:table-cell table:style-name="ce3" office:value-type="float" office:value="3249" calcext:value-type="float">
            <text:p>32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94200724" calcext:value-type="float">
            <text:p>894200724</text:p>
          </table:table-cell>
          <table:table-cell table:style-name="ce3" office:value-type="float" office:value="1999951714" calcext:value-type="float">
            <text:p>1999951714</text:p>
          </table:table-cell>
          <table:table-cell table:style-name="ce3" office:value-type="float" office:value="485126359" calcext:value-type="float">
            <text:p>485126359</text:p>
          </table:table-cell>
          <table:table-cell table:style-name="ce3" office:value-type="float" office:value="3364" calcext:value-type="float">
            <text:p>33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740999564" calcext:value-type="float">
            <text:p>740999564</text:p>
          </table:table-cell>
          <table:table-cell table:style-name="ce3" office:value-type="float" office:value="1023444518" calcext:value-type="float">
            <text:p>1023444518</text:p>
          </table:table-cell>
          <table:table-cell table:style-name="ce3" office:value-type="float" office:value="900109081" calcext:value-type="float">
            <text:p>900109081</text:p>
          </table:table-cell>
          <table:table-cell table:style-name="ce3" office:value-type="float" office:value="3481" calcext:value-type="float">
            <text:p>34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721997395" calcext:value-type="float">
            <text:p>721997395</text:p>
          </table:table-cell>
          <table:table-cell table:style-name="ce3" office:value-type="float" office:value="1026003570" calcext:value-type="float">
            <text:p>1026003570</text:p>
          </table:table-cell>
          <table:table-cell table:style-name="ce3" office:value-type="float" office:value="185190199" calcext:value-type="float">
            <text:p>185190199</text:p>
          </table:table-cell>
          <table:table-cell table:style-name="ce3" office:value-type="float" office:value="3600" calcext:value-type="float">
            <text:p>36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327606565" calcext:value-type="float">
            <text:p>1327606565</text:p>
          </table:table-cell>
          <table:table-cell table:style-name="ce3" office:value-type="float" office:value="1239988054" calcext:value-type="float">
            <text:p>1239988054</text:p>
          </table:table-cell>
          <table:table-cell table:style-name="ce3" office:value-type="float" office:value="230332300" calcext:value-type="float">
            <text:p>230332300</text:p>
          </table:table-cell>
          <table:table-cell table:style-name="ce3" office:value-type="float" office:value="3721" calcext:value-type="float">
            <text:p>37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728435235" calcext:value-type="float">
            <text:p>728435235</text:p>
          </table:table-cell>
          <table:table-cell table:style-name="ce3" office:value-type="float" office:value="353379841" calcext:value-type="float">
            <text:p>353379841</text:p>
          </table:table-cell>
          <table:table-cell table:style-name="ce3" office:value-type="float" office:value="1802344888" calcext:value-type="float">
            <text:p>1802344888</text:p>
          </table:table-cell>
          <table:table-cell table:style-name="ce3" office:value-type="float" office:value="3844" calcext:value-type="float">
            <text:p>38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717396" calcext:value-type="float">
            <text:p>6717396</text:p>
          </table:table-cell>
          <table:table-cell table:style-name="ce3" office:value-type="float" office:value="1697739267" calcext:value-type="float">
            <text:p>1697739267</text:p>
          </table:table-cell>
          <table:table-cell table:style-name="ce3" office:value-type="float" office:value="101068206" calcext:value-type="float">
            <text:p>101068206</text:p>
          </table:table-cell>
          <table:table-cell table:style-name="ce3" office:value-type="float" office:value="3969" calcext:value-type="float">
            <text:p>39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230124876" calcext:value-type="float">
            <text:p>1230124876</text:p>
          </table:table-cell>
          <table:table-cell table:style-name="ce3" office:value-type="float" office:value="563566088" calcext:value-type="float">
            <text:p>563566088</text:p>
          </table:table-cell>
          <table:table-cell table:style-name="ce3" office:value-type="float" office:value="202908195" calcext:value-type="float">
            <text:p>202908195</text:p>
          </table:table-cell>
          <table:table-cell table:style-name="ce3" office:value-type="float" office:value="4096" calcext:value-type="float">
            <text:p>40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883711635" calcext:value-type="float">
            <text:p>883711635</text:p>
          </table:table-cell>
          <table:table-cell table:style-name="ce3" office:value-type="float" office:value="986579479" calcext:value-type="float">
            <text:p>986579479</text:p>
          </table:table-cell>
          <table:table-cell table:style-name="ce3" office:value-type="float" office:value="1206832108" calcext:value-type="float">
            <text:p>1206832108</text:p>
          </table:table-cell>
          <table:table-cell table:style-name="ce3" office:value-type="float" office:value="4225" calcext:value-type="float">
            <text:p>42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44539877" calcext:value-type="float">
            <text:p>544539877</text:p>
          </table:table-cell>
          <table:table-cell table:style-name="ce3" office:value-type="float" office:value="847316548" calcext:value-type="float">
            <text:p>847316548</text:p>
          </table:table-cell>
          <table:table-cell table:style-name="ce3" office:value-type="float" office:value="782356336" calcext:value-type="float">
            <text:p>782356336</text:p>
          </table:table-cell>
          <table:table-cell table:style-name="ce3" office:value-type="float" office:value="4356" calcext:value-type="float">
            <text:p>43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53888610" calcext:value-type="float">
            <text:p>1653888610</text:p>
          </table:table-cell>
          <table:table-cell table:style-name="ce3" office:value-type="float" office:value="499585739" calcext:value-type="float">
            <text:p>499585739</text:p>
          </table:table-cell>
          <table:table-cell table:style-name="ce3" office:value-type="float" office:value="421153762" calcext:value-type="float">
            <text:p>421153762</text:p>
          </table:table-cell>
          <table:table-cell table:style-name="ce3" office:value-type="float" office:value="4489" calcext:value-type="float">
            <text:p>44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025012205" calcext:value-type="float">
            <text:p>2025012205</text:p>
          </table:table-cell>
          <table:table-cell table:style-name="ce3" office:value-type="float" office:value="1814050913" calcext:value-type="float">
            <text:p>1814050913</text:p>
          </table:table-cell>
          <table:table-cell table:style-name="ce3" office:value-type="float" office:value="670722294" calcext:value-type="float">
            <text:p>670722294</text:p>
          </table:table-cell>
          <table:table-cell table:style-name="ce3" office:value-type="float" office:value="4624" calcext:value-type="float">
            <text:p>46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059275931" calcext:value-type="float">
            <text:p>1059275931</text:p>
          </table:table-cell>
          <table:table-cell table:style-name="ce3" office:value-type="float" office:value="2093066531" calcext:value-type="float">
            <text:p>2093066531</text:p>
          </table:table-cell>
          <table:table-cell table:style-name="ce3" office:value-type="float" office:value="862173853" calcext:value-type="float">
            <text:p>862173853</text:p>
          </table:table-cell>
          <table:table-cell table:style-name="ce3" office:value-type="float" office:value="4761" calcext:value-type="float">
            <text:p>47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11130397" calcext:value-type="float">
            <text:p>611130397</text:p>
          </table:table-cell>
          <table:table-cell table:style-name="ce3" office:value-type="float" office:value="526908265" calcext:value-type="float">
            <text:p>526908265</text:p>
          </table:table-cell>
          <table:table-cell table:style-name="ce3" office:value-type="float" office:value="598108200" calcext:value-type="float">
            <text:p>598108200</text:p>
          </table:table-cell>
          <table:table-cell table:style-name="ce3" office:value-type="float" office:value="4900" calcext:value-type="float">
            <text:p>49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01777643" calcext:value-type="float">
            <text:p>2001777643</text:p>
          </table:table-cell>
          <table:table-cell table:style-name="ce3" office:value-type="float" office:value="1503719995" calcext:value-type="float">
            <text:p>1503719995</text:p>
          </table:table-cell>
          <table:table-cell table:style-name="ce3" office:value-type="float" office:value="806709899" calcext:value-type="float">
            <text:p>806709899</text:p>
          </table:table-cell>
          <table:table-cell table:style-name="ce3" office:value-type="float" office:value="5041" calcext:value-type="float">
            <text:p>50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398016333" calcext:value-type="float">
            <text:p>1398016333</text:p>
          </table:table-cell>
          <table:table-cell table:style-name="ce3" office:value-type="float" office:value="2132661936" calcext:value-type="float">
            <text:p>2132661936</text:p>
          </table:table-cell>
          <table:table-cell table:style-name="ce3" office:value-type="float" office:value="1988117453" calcext:value-type="float">
            <text:p>1988117453</text:p>
          </table:table-cell>
          <table:table-cell table:style-name="ce3" office:value-type="float" office:value="5184" calcext:value-type="float">
            <text:p>51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841915962" calcext:value-type="float">
            <text:p>841915962</text:p>
          </table:table-cell>
          <table:table-cell table:style-name="ce3" office:value-type="float" office:value="1409909776" calcext:value-type="float">
            <text:p>1409909776</text:p>
          </table:table-cell>
          <table:table-cell table:style-name="ce3" office:value-type="float" office:value="2043392557" calcext:value-type="float">
            <text:p>2043392557</text:p>
          </table:table-cell>
          <table:table-cell table:style-name="ce3" office:value-type="float" office:value="5329" calcext:value-type="float">
            <text:p>53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311816661" calcext:value-type="float">
            <text:p>311816661</text:p>
          </table:table-cell>
          <table:table-cell table:style-name="ce3" office:value-type="float" office:value="2919471" calcext:value-type="float">
            <text:p>2919471</text:p>
          </table:table-cell>
          <table:table-cell table:style-name="ce3" office:value-type="float" office:value="49691681" calcext:value-type="float">
            <text:p>49691681</text:p>
          </table:table-cell>
          <table:table-cell table:style-name="ce3" office:value-type="float" office:value="5476" calcext:value-type="float">
            <text:p>54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842520307" calcext:value-type="float">
            <text:p>842520307</text:p>
          </table:table-cell>
          <table:table-cell table:style-name="ce3" office:value-type="float" office:value="213165196" calcext:value-type="float">
            <text:p>213165196</text:p>
          </table:table-cell>
          <table:table-cell table:style-name="ce3" office:value-type="float" office:value="846596794" calcext:value-type="float">
            <text:p>846596794</text:p>
          </table:table-cell>
          <table:table-cell table:style-name="ce3" office:value-type="float" office:value="5625" calcext:value-type="float">
            <text:p>56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879108484" calcext:value-type="float">
            <text:p>1879108484</text:p>
          </table:table-cell>
          <table:table-cell table:style-name="ce3" office:value-type="float" office:value="1252650403" calcext:value-type="float">
            <text:p>1252650403</text:p>
          </table:table-cell>
          <table:table-cell table:style-name="ce3" office:value-type="float" office:value="1423093022" calcext:value-type="float">
            <text:p>1423093022</text:p>
          </table:table-cell>
          <table:table-cell table:style-name="ce3" office:value-type="float" office:value="5776" calcext:value-type="float">
            <text:p>57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81763100" calcext:value-type="float">
            <text:p>1281763100</text:p>
          </table:table-cell>
          <table:table-cell table:style-name="ce3" office:value-type="float" office:value="1302382824" calcext:value-type="float">
            <text:p>1302382824</text:p>
          </table:table-cell>
          <table:table-cell table:style-name="ce3" office:value-type="float" office:value="1329403666" calcext:value-type="float">
            <text:p>1329403666</text:p>
          </table:table-cell>
          <table:table-cell table:style-name="ce3" office:value-type="float" office:value="5929" calcext:value-type="float">
            <text:p>59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83948611" calcext:value-type="float">
            <text:p>1183948611</text:p>
          </table:table-cell>
          <table:table-cell table:style-name="ce3" office:value-type="float" office:value="835345079" calcext:value-type="float">
            <text:p>835345079</text:p>
          </table:table-cell>
          <table:table-cell table:style-name="ce3" office:value-type="float" office:value="1510107805" calcext:value-type="float">
            <text:p>1510107805</text:p>
          </table:table-cell>
          <table:table-cell table:style-name="ce3" office:value-type="float" office:value="6084" calcext:value-type="float">
            <text:p>60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0822709" calcext:value-type="float">
            <text:p>40822709</text:p>
          </table:table-cell>
          <table:table-cell table:style-name="ce3" office:value-type="float" office:value="1880494116" calcext:value-type="float">
            <text:p>1880494116</text:p>
          </table:table-cell>
          <table:table-cell table:style-name="ce3" office:value-type="float" office:value="1435420000" calcext:value-type="float">
            <text:p>1435420000</text:p>
          </table:table-cell>
          <table:table-cell table:style-name="ce3" office:value-type="float" office:value="6241" calcext:value-type="float">
            <text:p>62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59986450" calcext:value-type="float">
            <text:p>1059986450</text:p>
          </table:table-cell>
          <table:table-cell table:style-name="ce3" office:value-type="float" office:value="1617309804" calcext:value-type="float">
            <text:p>1617309804</text:p>
          </table:table-cell>
          <table:table-cell table:style-name="ce3" office:value-type="float" office:value="291494326" calcext:value-type="float">
            <text:p>291494326</text:p>
          </table:table-cell>
          <table:table-cell table:style-name="ce3" office:value-type="float" office:value="6400" calcext:value-type="float">
            <text:p>64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815404989" calcext:value-type="float">
            <text:p>1815404989</text:p>
          </table:table-cell>
          <table:table-cell table:style-name="ce3" office:value-type="float" office:value="1369346372" calcext:value-type="float">
            <text:p>1369346372</text:p>
          </table:table-cell>
          <table:table-cell table:style-name="ce3" office:value-type="float" office:value="1049019678" calcext:value-type="float">
            <text:p>1049019678</text:p>
          </table:table-cell>
          <table:table-cell table:style-name="ce3" office:value-type="float" office:value="6561" calcext:value-type="float">
            <text:p>65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63979339" calcext:value-type="float">
            <text:p>63979339</text:p>
          </table:table-cell>
          <table:table-cell table:style-name="ce3" office:value-type="float" office:value="102740939" calcext:value-type="float">
            <text:p>102740939</text:p>
          </table:table-cell>
          <table:table-cell table:style-name="ce3" office:value-type="float" office:value="197411693" calcext:value-type="float">
            <text:p>197411693</text:p>
          </table:table-cell>
          <table:table-cell table:style-name="ce3" office:value-type="float" office:value="6724" calcext:value-type="float">
            <text:p>67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558926573" calcext:value-type="float">
            <text:p>1558926573</text:p>
          </table:table-cell>
          <table:table-cell table:style-name="ce3" office:value-type="float" office:value="1177164640" calcext:value-type="float">
            <text:p>1177164640</text:p>
          </table:table-cell>
          <table:table-cell table:style-name="ce3" office:value-type="float" office:value="1773188877" calcext:value-type="float">
            <text:p>1773188877</text:p>
          </table:table-cell>
          <table:table-cell table:style-name="ce3" office:value-type="float" office:value="6889" calcext:value-type="float">
            <text:p>68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578406811" calcext:value-type="float">
            <text:p>1578406811</text:p>
          </table:table-cell>
          <table:table-cell table:style-name="ce3" office:value-type="float" office:value="1843286559" calcext:value-type="float">
            <text:p>1843286559</text:p>
          </table:table-cell>
          <table:table-cell table:style-name="ce3" office:value-type="float" office:value="1989371467" calcext:value-type="float">
            <text:p>1989371467</text:p>
          </table:table-cell>
          <table:table-cell table:style-name="ce3" office:value-type="float" office:value="7056" calcext:value-type="float">
            <text:p>70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17768732" calcext:value-type="float">
            <text:p>417768732</text:p>
          </table:table-cell>
          <table:table-cell table:style-name="ce3" office:value-type="float" office:value="465172060" calcext:value-type="float">
            <text:p>465172060</text:p>
          </table:table-cell>
          <table:table-cell table:style-name="ce3" office:value-type="float" office:value="1217123857" calcext:value-type="float">
            <text:p>1217123857</text:p>
          </table:table-cell>
          <table:table-cell table:style-name="ce3" office:value-type="float" office:value="7225" calcext:value-type="float">
            <text:p>72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315033411" calcext:value-type="float">
            <text:p>1315033411</text:p>
          </table:table-cell>
          <table:table-cell table:style-name="ce3" office:value-type="float" office:value="1233773332" calcext:value-type="float">
            <text:p>1233773332</text:p>
          </table:table-cell>
          <table:table-cell table:style-name="ce3" office:value-type="float" office:value="1238368024" calcext:value-type="float">
            <text:p>1238368024</text:p>
          </table:table-cell>
          <table:table-cell table:style-name="ce3" office:value-type="float" office:value="7396" calcext:value-type="float">
            <text:p>73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12317108" calcext:value-type="float">
            <text:p>2012317108</text:p>
          </table:table-cell>
          <table:table-cell table:style-name="ce3" office:value-type="float" office:value="1068607803" calcext:value-type="float">
            <text:p>1068607803</text:p>
          </table:table-cell>
          <table:table-cell table:style-name="ce3" office:value-type="float" office:value="1800512979" calcext:value-type="float">
            <text:p>1800512979</text:p>
          </table:table-cell>
          <table:table-cell table:style-name="ce3" office:value-type="float" office:value="7569" calcext:value-type="float">
            <text:p>75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93661803" calcext:value-type="float">
            <text:p>293661803</text:p>
          </table:table-cell>
          <table:table-cell table:style-name="ce3" office:value-type="float" office:value="1750072241" calcext:value-type="float">
            <text:p>1750072241</text:p>
          </table:table-cell>
          <table:table-cell table:style-name="ce3" office:value-type="float" office:value="1182106813" calcext:value-type="float">
            <text:p>1182106813</text:p>
          </table:table-cell>
          <table:table-cell table:style-name="ce3" office:value-type="float" office:value="7744" calcext:value-type="float">
            <text:p>77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656499917" calcext:value-type="float">
            <text:p>656499917</text:p>
          </table:table-cell>
          <table:table-cell table:style-name="ce3" office:value-type="float" office:value="882963219" calcext:value-type="float">
            <text:p>882963219</text:p>
          </table:table-cell>
          <table:table-cell table:style-name="ce3" office:value-type="float" office:value="119799625" calcext:value-type="float">
            <text:p>119799625</text:p>
          </table:table-cell>
          <table:table-cell table:style-name="ce3" office:value-type="float" office:value="7921" calcext:value-type="float">
            <text:p>79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3121595" calcext:value-type="float">
            <text:p>23121595</text:p>
          </table:table-cell>
          <table:table-cell table:style-name="ce3" office:value-type="float" office:value="284547384" calcext:value-type="float">
            <text:p>284547384</text:p>
          </table:table-cell>
          <table:table-cell table:style-name="ce3" office:value-type="float" office:value="1042452389" calcext:value-type="float">
            <text:p>1042452389</text:p>
          </table:table-cell>
          <table:table-cell table:style-name="ce3" office:value-type="float" office:value="8100" calcext:value-type="float">
            <text:p>81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57590525" calcext:value-type="float">
            <text:p>2057590525</text:p>
          </table:table-cell>
          <table:table-cell table:style-name="ce3" office:value-type="float" office:value="203000744" calcext:value-type="float">
            <text:p>203000744</text:p>
          </table:table-cell>
          <table:table-cell table:style-name="ce3" office:value-type="float" office:value="1601921865" calcext:value-type="float">
            <text:p>1601921865</text:p>
          </table:table-cell>
          <table:table-cell table:style-name="ce3" office:value-type="float" office:value="8281" calcext:value-type="float">
            <text:p>82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994769930" calcext:value-type="float">
            <text:p>994769930</text:p>
          </table:table-cell>
          <table:table-cell table:style-name="ce3" office:value-type="float" office:value="804561655" calcext:value-type="float">
            <text:p>804561655</text:p>
          </table:table-cell>
          <table:table-cell table:style-name="ce3" office:value-type="float" office:value="1040024302" calcext:value-type="float">
            <text:p>1040024302</text:p>
          </table:table-cell>
          <table:table-cell table:style-name="ce3" office:value-type="float" office:value="8464" calcext:value-type="float">
            <text:p>84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38013829" calcext:value-type="float">
            <text:p>938013829</text:p>
          </table:table-cell>
          <table:table-cell table:style-name="ce3" office:value-type="float" office:value="852814053" calcext:value-type="float">
            <text:p>852814053</text:p>
          </table:table-cell>
          <table:table-cell table:style-name="ce3" office:value-type="float" office:value="425646228" calcext:value-type="float">
            <text:p>425646228</text:p>
          </table:table-cell>
          <table:table-cell table:style-name="ce3" office:value-type="float" office:value="8649" calcext:value-type="float">
            <text:p>86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520964034" calcext:value-type="float">
            <text:p>520964034</text:p>
          </table:table-cell>
          <table:table-cell table:style-name="ce3" office:value-type="float" office:value="23313070" calcext:value-type="float">
            <text:p>23313070</text:p>
          </table:table-cell>
          <table:table-cell table:style-name="ce3" office:value-type="float" office:value="2063561734" calcext:value-type="float">
            <text:p>2063561734</text:p>
          </table:table-cell>
          <table:table-cell table:style-name="ce3" office:value-type="float" office:value="8836" calcext:value-type="float">
            <text:p>88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551686541" calcext:value-type="float">
            <text:p>551686541</text:p>
          </table:table-cell>
          <table:table-cell table:style-name="ce3" office:value-type="float" office:value="1054421001" calcext:value-type="float">
            <text:p>1054421001</text:p>
          </table:table-cell>
          <table:table-cell table:style-name="ce3" office:value-type="float" office:value="317197484" calcext:value-type="float">
            <text:p>317197484</text:p>
          </table:table-cell>
          <table:table-cell table:style-name="ce3" office:value-type="float" office:value="9025" calcext:value-type="float">
            <text:p>90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08786170" calcext:value-type="float">
            <text:p>1508786170</text:p>
          </table:table-cell>
          <table:table-cell table:style-name="ce3" office:value-type="float" office:value="1821675546" calcext:value-type="float">
            <text:p>1821675546</text:p>
          </table:table-cell>
          <table:table-cell table:style-name="ce3" office:value-type="float" office:value="1896850746" calcext:value-type="float">
            <text:p>1896850746</text:p>
          </table:table-cell>
          <table:table-cell table:style-name="ce3" office:value-type="float" office:value="9216" calcext:value-type="float">
            <text:p>92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82243606" calcext:value-type="float">
            <text:p>682243606</text:p>
          </table:table-cell>
          <table:table-cell table:style-name="ce3" office:value-type="float" office:value="1440198733" calcext:value-type="float">
            <text:p>1440198733</text:p>
          </table:table-cell>
          <table:table-cell table:style-name="ce3" office:value-type="float" office:value="358317606" calcext:value-type="float">
            <text:p>358317606</text:p>
          </table:table-cell>
          <table:table-cell table:style-name="ce3" office:value-type="float" office:value="9409" calcext:value-type="float">
            <text:p>940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53089369" calcext:value-type="float">
            <text:p>1053089369</text:p>
          </table:table-cell>
          <table:table-cell table:style-name="ce3" office:value-type="float" office:value="835981542" calcext:value-type="float">
            <text:p>835981542</text:p>
          </table:table-cell>
          <table:table-cell table:style-name="ce3" office:value-type="float" office:value="1448613921" calcext:value-type="float">
            <text:p>1448613921</text:p>
          </table:table-cell>
          <table:table-cell table:style-name="ce3" office:value-type="float" office:value="9604" calcext:value-type="float">
            <text:p>96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860281614" calcext:value-type="float">
            <text:p>1860281614</text:p>
          </table:table-cell>
          <table:table-cell table:style-name="ce3" office:value-type="float" office:value="643969713" calcext:value-type="float">
            <text:p>643969713</text:p>
          </table:table-cell>
          <table:table-cell table:style-name="ce3" office:value-type="float" office:value="445049631" calcext:value-type="float">
            <text:p>445049631</text:p>
          </table:table-cell>
          <table:table-cell table:style-name="ce3" office:value-type="float" office:value="9801" calcext:value-type="float">
            <text:p>980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538655265" calcext:value-type="float">
            <text:p>538655265</text:p>
          </table:table-cell>
          <table:table-cell table:style-name="ce3" office:value-type="float" office:value="634886162" calcext:value-type="float">
            <text:p>634886162</text:p>
          </table:table-cell>
          <table:table-cell table:style-name="ce3" office:value-type="float" office:value="1566830229" calcext:value-type="float">
            <text:p>1566830229</text:p>
          </table:table-cell>
          <table:table-cell table:style-name="ce3"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535462534" calcext:value-type="float">
            <text:p>1535462534</text:p>
          </table:table-cell>
          <table:table-cell table:style-name="ce3" office:value-type="float" office:value="161007670" calcext:value-type="float">
            <text:p>161007670</text:p>
          </table:table-cell>
          <table:table-cell table:style-name="ce3" office:value-type="float" office:value="1883971494" calcext:value-type="float">
            <text:p>1883971494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07810921" calcext:value-type="float">
            <text:p>207810921</text:p>
          </table:table-cell>
          <table:table-cell table:style-name="ce3" office:value-type="float" office:value="1694521505" calcext:value-type="float">
            <text:p>1694521505</text:p>
          </table:table-cell>
          <table:table-cell table:style-name="ce3" office:value-type="float" office:value="322428" calcext:value-type="float">
            <text:p>322428</text:p>
          </table:table-cell>
          <table:table-cell table:style-name="ce3" office:value-type="float" office:value="40" calcext:value-type="float">
            <text:p>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69737599" calcext:value-type="float">
            <text:p>869737599</text:p>
          </table:table-cell>
          <table:table-cell table:style-name="ce3" office:value-type="float" office:value="128059874" calcext:value-type="float">
            <text:p>128059874</text:p>
          </table:table-cell>
          <table:table-cell table:style-name="ce3" office:value-type="float" office:value="1692390931" calcext:value-type="float">
            <text:p>1692390931</text:p>
          </table:table-cell>
          <table:table-cell table:style-name="ce3" office:value-type="float" office:value="60" calcext:value-type="float">
            <text:p>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906118105" calcext:value-type="float">
            <text:p>1906118105</text:p>
          </table:table-cell>
          <table:table-cell table:style-name="ce3" office:value-type="float" office:value="549985702" calcext:value-type="float">
            <text:p>549985702</text:p>
          </table:table-cell>
          <table:table-cell table:style-name="ce3" office:value-type="float" office:value="1251151936" calcext:value-type="float">
            <text:p>1251151936</text:p>
          </table:table-cell>
          <table:table-cell table:style-name="ce3" office:value-type="float" office:value="81" calcext:value-type="float">
            <text:p>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13413518" calcext:value-type="float">
            <text:p>2113413518</text:p>
          </table:table-cell>
          <table:table-cell table:style-name="ce3" office:value-type="float" office:value="2147375346" calcext:value-type="float">
            <text:p>2147375346</text:p>
          </table:table-cell>
          <table:table-cell table:style-name="ce3" office:value-type="float" office:value="1322004066" calcext:value-type="float">
            <text:p>1322004066</text:p>
          </table:table-cell>
          <table:table-cell table:style-name="ce3" office:value-type="float" office:value="102" calcext:value-type="float">
            <text:p>1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61459106" calcext:value-type="float">
            <text:p>761459106</text:p>
          </table:table-cell>
          <table:table-cell table:style-name="ce3" office:value-type="float" office:value="1491929813" calcext:value-type="float">
            <text:p>1491929813</text:p>
          </table:table-cell>
          <table:table-cell table:style-name="ce3" office:value-type="float" office:value="372308099" calcext:value-type="float">
            <text:p>372308099</text:p>
          </table:table-cell>
          <table:table-cell table:style-name="ce3" office:value-type="float" office:value="123" calcext:value-type="float">
            <text:p>12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988136109" calcext:value-type="float">
            <text:p>988136109</text:p>
          </table:table-cell>
          <table:table-cell table:style-name="ce3" office:value-type="float" office:value="362553471" calcext:value-type="float">
            <text:p>362553471</text:p>
          </table:table-cell>
          <table:table-cell table:style-name="ce3" office:value-type="float" office:value="973543873" calcext:value-type="float">
            <text:p>973543873</text:p>
          </table:table-cell>
          <table:table-cell table:style-name="ce3" office:value-type="float" office:value="144" calcext:value-type="float">
            <text:p>1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112533978" calcext:value-type="float">
            <text:p>1112533978</text:p>
          </table:table-cell>
          <table:table-cell table:style-name="ce3" office:value-type="float" office:value="1632854397" calcext:value-type="float">
            <text:p>1632854397</text:p>
          </table:table-cell>
          <table:table-cell table:style-name="ce3" office:value-type="float" office:value="568351528" calcext:value-type="float">
            <text:p>568351528</text:p>
          </table:table-cell>
          <table:table-cell table:style-name="ce3" office:value-type="float" office:value="166" calcext:value-type="float">
            <text:p>16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18445109" calcext:value-type="float">
            <text:p>218445109</text:p>
          </table:table-cell>
          <table:table-cell table:style-name="ce3" office:value-type="float" office:value="91694198" calcext:value-type="float">
            <text:p>91694198</text:p>
          </table:table-cell>
          <table:table-cell table:style-name="ce3" office:value-type="float" office:value="1605696675" calcext:value-type="float">
            <text:p>1605696675</text:p>
          </table:table-cell>
          <table:table-cell table:style-name="ce3" office:value-type="float" office:value="188" calcext:value-type="float">
            <text:p>1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357392530" calcext:value-type="float">
            <text:p>1357392530</text:p>
          </table:table-cell>
          <table:table-cell table:style-name="ce3" office:value-type="float" office:value="886795618" calcext:value-type="float">
            <text:p>886795618</text:p>
          </table:table-cell>
          <table:table-cell table:style-name="ce3" office:value-type="float" office:value="1415276153" calcext:value-type="float">
            <text:p>1415276153</text:p>
          </table:table-cell>
          <table:table-cell table:style-name="ce3" office:value-type="float" office:value="210" calcext:value-type="float">
            <text:p>2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77459005" calcext:value-type="float">
            <text:p>977459005</text:p>
          </table:table-cell>
          <table:table-cell table:style-name="ce3" office:value-type="float" office:value="200558630" calcext:value-type="float">
            <text:p>200558630</text:p>
          </table:table-cell>
          <table:table-cell table:style-name="ce3" office:value-type="float" office:value="1236403156" calcext:value-type="float">
            <text:p>1236403156</text:p>
          </table:table-cell>
          <table:table-cell table:style-name="ce3" office:value-type="float" office:value="232" calcext:value-type="float">
            <text:p>2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051073482" calcext:value-type="float">
            <text:p>2051073482</text:p>
          </table:table-cell>
          <table:table-cell table:style-name="ce3" office:value-type="float" office:value="1812125810" calcext:value-type="float">
            <text:p>1812125810</text:p>
          </table:table-cell>
          <table:table-cell table:style-name="ce3" office:value-type="float" office:value="78327003" calcext:value-type="float">
            <text:p>78327003</text:p>
          </table:table-cell>
          <table:table-cell table:style-name="ce3" office:value-type="float" office:value="254" calcext:value-type="float">
            <text:p>25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84494278" calcext:value-type="float">
            <text:p>984494278</text:p>
          </table:table-cell>
          <table:table-cell table:style-name="ce3" office:value-type="float" office:value="477792598" calcext:value-type="float">
            <text:p>477792598</text:p>
          </table:table-cell>
          <table:table-cell table:style-name="ce3" office:value-type="float" office:value="348110876" calcext:value-type="float">
            <text:p>348110876</text:p>
          </table:table-cell>
          <table:table-cell table:style-name="ce3" office:value-type="float" office:value="276" calcext:value-type="float">
            <text:p>2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3822505" calcext:value-type="float">
            <text:p>33822505</text:p>
          </table:table-cell>
          <table:table-cell table:style-name="ce3" office:value-type="float" office:value="1590008833" calcext:value-type="float">
            <text:p>1590008833</text:p>
          </table:table-cell>
          <table:table-cell table:style-name="ce3" office:value-type="float" office:value="1541337081" calcext:value-type="float">
            <text:p>1541337081</text:p>
          </table:table-cell>
          <table:table-cell table:style-name="ce3" office:value-type="float" office:value="299" calcext:value-type="float">
            <text:p>29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19158463" calcext:value-type="float">
            <text:p>1519158463</text:p>
          </table:table-cell>
          <table:table-cell table:style-name="ce3" office:value-type="float" office:value="944886786" calcext:value-type="float">
            <text:p>944886786</text:p>
          </table:table-cell>
          <table:table-cell table:style-name="ce3" office:value-type="float" office:value="882661413" calcext:value-type="float">
            <text:p>882661413</text:p>
          </table:table-cell>
          <table:table-cell table:style-name="ce3" office:value-type="float" office:value="322" calcext:value-type="float">
            <text:p>3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63196568" calcext:value-type="float">
            <text:p>1063196568</text:p>
          </table:table-cell>
          <table:table-cell table:style-name="ce3" office:value-type="float" office:value="2096593926" calcext:value-type="float">
            <text:p>2096593926</text:p>
          </table:table-cell>
          <table:table-cell table:style-name="ce3" office:value-type="float" office:value="1382019623" calcext:value-type="float">
            <text:p>1382019623</text:p>
          </table:table-cell>
          <table:table-cell table:style-name="ce3" office:value-type="float" office:value="345" calcext:value-type="float">
            <text:p>34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080767016" calcext:value-type="float">
            <text:p>2080767016</text:p>
          </table:table-cell>
          <table:table-cell table:style-name="ce3" office:value-type="float" office:value="1928098833" calcext:value-type="float">
            <text:p>1928098833</text:p>
          </table:table-cell>
          <table:table-cell table:style-name="ce3" office:value-type="float" office:value="611780988" calcext:value-type="float">
            <text:p>611780988</text:p>
          </table:table-cell>
          <table:table-cell table:style-name="ce3" office:value-type="float" office:value="368" calcext:value-type="float">
            <text:p>3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827513880" calcext:value-type="float">
            <text:p>1827513880</text:p>
          </table:table-cell>
          <table:table-cell table:style-name="ce3" office:value-type="float" office:value="1289116722" calcext:value-type="float">
            <text:p>1289116722</text:p>
          </table:table-cell>
          <table:table-cell table:style-name="ce3" office:value-type="float" office:value="1336277032" calcext:value-type="float">
            <text:p>1336277032</text:p>
          </table:table-cell>
          <table:table-cell table:style-name="ce3" office:value-type="float" office:value="392" calcext:value-type="float">
            <text:p>3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714647464" calcext:value-type="float">
            <text:p>1714647464</text:p>
          </table:table-cell>
          <table:table-cell table:style-name="ce3" office:value-type="float" office:value="1119163542" calcext:value-type="float">
            <text:p>1119163542</text:p>
          </table:table-cell>
          <table:table-cell table:style-name="ce3" office:value-type="float" office:value="301010846" calcext:value-type="float">
            <text:p>301010846</text:p>
          </table:table-cell>
          <table:table-cell table:style-name="ce3" office:value-type="float" office:value="416" calcext:value-type="float">
            <text:p>4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96854935" calcext:value-type="float">
            <text:p>996854935</text:p>
          </table:table-cell>
          <table:table-cell table:style-name="ce3" office:value-type="float" office:value="1555381697" calcext:value-type="float">
            <text:p>1555381697</text:p>
          </table:table-cell>
          <table:table-cell table:style-name="ce3" office:value-type="float" office:value="99121489" calcext:value-type="float">
            <text:p>99121489</text:p>
          </table:table-cell>
          <table:table-cell table:style-name="ce3" office:value-type="float" office:value="440" calcext:value-type="float">
            <text:p>4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20954496" calcext:value-type="float">
            <text:p>1620954496</text:p>
          </table:table-cell>
          <table:table-cell table:style-name="ce3" office:value-type="float" office:value="1407236419" calcext:value-type="float">
            <text:p>1407236419</text:p>
          </table:table-cell>
          <table:table-cell table:style-name="ce3" office:value-type="float" office:value="1449190179" calcext:value-type="float">
            <text:p>1449190179</text:p>
          </table:table-cell>
          <table:table-cell table:style-name="ce3" office:value-type="float" office:value="464" calcext:value-type="float">
            <text:p>4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404655744" calcext:value-type="float">
            <text:p>404655744</text:p>
          </table:table-cell>
          <table:table-cell table:style-name="ce3" office:value-type="float" office:value="887434184" calcext:value-type="float">
            <text:p>887434184</text:p>
          </table:table-cell>
          <table:table-cell table:style-name="ce3" office:value-type="float" office:value="674400378" calcext:value-type="float">
            <text:p>674400378</text:p>
          </table:table-cell>
          <table:table-cell table:style-name="ce3" office:value-type="float" office:value="488" calcext:value-type="float">
            <text:p>4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15859840" calcext:value-type="float">
            <text:p>2115859840</text:p>
          </table:table-cell>
          <table:table-cell table:style-name="ce3" office:value-type="float" office:value="1249346391" calcext:value-type="float">
            <text:p>1249346391</text:p>
          </table:table-cell>
          <table:table-cell table:style-name="ce3" office:value-type="float" office:value="116187967" calcext:value-type="float">
            <text:p>116187967</text:p>
          </table:table-cell>
          <table:table-cell table:style-name="ce3" office:value-type="float" office:value="512" calcext:value-type="float">
            <text:p>5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74603647" calcext:value-type="float">
            <text:p>1074603647</text:p>
          </table:table-cell>
          <table:table-cell table:style-name="ce3" office:value-type="float" office:value="1656588805" calcext:value-type="float">
            <text:p>1656588805</text:p>
          </table:table-cell>
          <table:table-cell table:style-name="ce3" office:value-type="float" office:value="815590895" calcext:value-type="float">
            <text:p>815590895</text:p>
          </table:table-cell>
          <table:table-cell table:style-name="ce3" office:value-type="float" office:value="537" calcext:value-type="float">
            <text:p>53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526015449" calcext:value-type="float">
            <text:p>526015449</text:p>
          </table:table-cell>
          <table:table-cell table:style-name="ce3" office:value-type="float" office:value="842898958" calcext:value-type="float">
            <text:p>842898958</text:p>
          </table:table-cell>
          <table:table-cell table:style-name="ce3" office:value-type="float" office:value="383248624" calcext:value-type="float">
            <text:p>383248624</text:p>
          </table:table-cell>
          <table:table-cell table:style-name="ce3" office:value-type="float" office:value="562" calcext:value-type="float">
            <text:p>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98956175" calcext:value-type="float">
            <text:p>1698956175</text:p>
          </table:table-cell>
          <table:table-cell table:style-name="ce3" office:value-type="float" office:value="885447210" calcext:value-type="float">
            <text:p>885447210</text:p>
          </table:table-cell>
          <table:table-cell table:style-name="ce3" office:value-type="float" office:value="1141645597" calcext:value-type="float">
            <text:p>1141645597</text:p>
          </table:table-cell>
          <table:table-cell table:style-name="ce3" office:value-type="float" office:value="587" calcext:value-type="float">
            <text:p>58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413849417" calcext:value-type="float">
            <text:p>1413849417</text:p>
          </table:table-cell>
          <table:table-cell table:style-name="ce3" office:value-type="float" office:value="2021559934" calcext:value-type="float">
            <text:p>2021559934</text:p>
          </table:table-cell>
          <table:table-cell table:style-name="ce3" office:value-type="float" office:value="2090288447" calcext:value-type="float">
            <text:p>2090288447</text:p>
          </table:table-cell>
          <table:table-cell table:style-name="ce3" office:value-type="float" office:value="612" calcext:value-type="float">
            <text:p>6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60586398" calcext:value-type="float">
            <text:p>660586398</text:p>
          </table:table-cell>
          <table:table-cell table:style-name="ce3" office:value-type="float" office:value="2012851065" calcext:value-type="float">
            <text:p>2012851065</text:p>
          </table:table-cell>
          <table:table-cell table:style-name="ce3" office:value-type="float" office:value="825391203" calcext:value-type="float">
            <text:p>825391203</text:p>
          </table:table-cell>
          <table:table-cell table:style-name="ce3" office:value-type="float" office:value="638" calcext:value-type="float">
            <text:p>63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132614673" calcext:value-type="float">
            <text:p>2132614673</text:p>
          </table:table-cell>
          <table:table-cell table:style-name="ce3" office:value-type="float" office:value="325452395" calcext:value-type="float">
            <text:p>325452395</text:p>
          </table:table-cell>
          <table:table-cell table:style-name="ce3" office:value-type="float" office:value="241486649" calcext:value-type="float">
            <text:p>241486649</text:p>
          </table:table-cell>
          <table:table-cell table:style-name="ce3" office:value-type="float" office:value="664" calcext:value-type="float">
            <text:p>6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52723991" calcext:value-type="float">
            <text:p>1352723991</text:p>
          </table:table-cell>
          <table:table-cell table:style-name="ce3" office:value-type="float" office:value="1016923969" calcext:value-type="float">
            <text:p>1016923969</text:p>
          </table:table-cell>
          <table:table-cell table:style-name="ce3" office:value-type="float" office:value="1469703685" calcext:value-type="float">
            <text:p>1469703685</text:p>
          </table:table-cell>
          <table:table-cell table:style-name="ce3" office:value-type="float" office:value="690" calcext:value-type="float">
            <text:p>6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970219009" calcext:value-type="float">
            <text:p>1970219009</text:p>
          </table:table-cell>
          <table:table-cell table:style-name="ce3" office:value-type="float" office:value="1024988610" calcext:value-type="float">
            <text:p>1024988610</text:p>
          </table:table-cell>
          <table:table-cell table:style-name="ce3" office:value-type="float" office:value="1968605770" calcext:value-type="float">
            <text:p>1968605770</text:p>
          </table:table-cell>
          <table:table-cell table:style-name="ce3" office:value-type="float" office:value="716" calcext:value-type="float">
            <text:p>7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20515750" calcext:value-type="float">
            <text:p>1420515750</text:p>
          </table:table-cell>
          <table:table-cell table:style-name="ce3" office:value-type="float" office:value="1292517701" calcext:value-type="float">
            <text:p>1292517701</text:p>
          </table:table-cell>
          <table:table-cell table:style-name="ce3" office:value-type="float" office:value="96082676" calcext:value-type="float">
            <text:p>96082676</text:p>
          </table:table-cell>
          <table:table-cell table:style-name="ce3" office:value-type="float" office:value="742" calcext:value-type="float">
            <text:p>74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32495433" calcext:value-type="float">
            <text:p>1032495433</text:p>
          </table:table-cell>
          <table:table-cell table:style-name="ce3" office:value-type="float" office:value="677626831" calcext:value-type="float">
            <text:p>677626831</text:p>
          </table:table-cell>
          <table:table-cell table:style-name="ce3" office:value-type="float" office:value="1709166292" calcext:value-type="float">
            <text:p>1709166292</text:p>
          </table:table-cell>
          <table:table-cell table:style-name="ce3" office:value-type="float" office:value="768" calcext:value-type="float">
            <text:p>7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482866591" calcext:value-type="float">
            <text:p>1482866591</text:p>
          </table:table-cell>
          <table:table-cell table:style-name="ce3" office:value-type="float" office:value="1023036269" calcext:value-type="float">
            <text:p>1023036269</text:p>
          </table:table-cell>
          <table:table-cell table:style-name="ce3" office:value-type="float" office:value="890131093" calcext:value-type="float">
            <text:p>890131093</text:p>
          </table:table-cell>
          <table:table-cell table:style-name="ce3" office:value-type="float" office:value="795" calcext:value-type="float">
            <text:p>79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91059896" calcext:value-type="float">
            <text:p>991059896</text:p>
          </table:table-cell>
          <table:table-cell table:style-name="ce3" office:value-type="float" office:value="39576135" calcext:value-type="float">
            <text:p>39576135</text:p>
          </table:table-cell>
          <table:table-cell table:style-name="ce3" office:value-type="float" office:value="2087593193" calcext:value-type="float">
            <text:p>2087593193</text:p>
          </table:table-cell>
          <table:table-cell table:style-name="ce3" office:value-type="float" office:value="822" calcext:value-type="float">
            <text:p>8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860498184" calcext:value-type="float">
            <text:p>860498184</text:p>
          </table:table-cell>
          <table:table-cell table:style-name="ce3" office:value-type="float" office:value="1767548628" calcext:value-type="float">
            <text:p>1767548628</text:p>
          </table:table-cell>
          <table:table-cell table:style-name="ce3" office:value-type="float" office:value="1746011786" calcext:value-type="float">
            <text:p>1746011786</text:p>
          </table:table-cell>
          <table:table-cell table:style-name="ce3" office:value-type="float" office:value="849" calcext:value-type="float">
            <text:p>8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238092856" calcext:value-type="float">
            <text:p>1238092856</text:p>
          </table:table-cell>
          <table:table-cell table:style-name="ce3" office:value-type="float" office:value="1659106427" calcext:value-type="float">
            <text:p>1659106427</text:p>
          </table:table-cell>
          <table:table-cell table:style-name="ce3" office:value-type="float" office:value="474545234" calcext:value-type="float">
            <text:p>474545234</text:p>
          </table:table-cell>
          <table:table-cell table:style-name="ce3" office:value-type="float" office:value="876" calcext:value-type="float">
            <text:p>8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657565319" calcext:value-type="float">
            <text:p>1657565319</text:p>
          </table:table-cell>
          <table:table-cell table:style-name="ce3" office:value-type="float" office:value="489086321" calcext:value-type="float">
            <text:p>489086321</text:p>
          </table:table-cell>
          <table:table-cell table:style-name="ce3" office:value-type="float" office:value="1911700967" calcext:value-type="float">
            <text:p>1911700967</text:p>
          </table:table-cell>
          <table:table-cell table:style-name="ce3" office:value-type="float" office:value="904" calcext:value-type="float">
            <text:p>9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42434577" calcext:value-type="float">
            <text:p>1542434577</text:p>
          </table:table-cell>
          <table:table-cell table:style-name="ce3" office:value-type="float" office:value="887461971" calcext:value-type="float">
            <text:p>887461971</text:p>
          </table:table-cell>
          <table:table-cell table:style-name="ce3" office:value-type="float" office:value="675411200" calcext:value-type="float">
            <text:p>675411200</text:p>
          </table:table-cell>
          <table:table-cell table:style-name="ce3" office:value-type="float" office:value="932" calcext:value-type="float">
            <text:p>9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422820630" calcext:value-type="float">
            <text:p>1422820630</text:p>
          </table:table-cell>
          <table:table-cell table:style-name="ce3" office:value-type="float" office:value="922994937" calcext:value-type="float">
            <text:p>922994937</text:p>
          </table:table-cell>
          <table:table-cell table:style-name="ce3" office:value-type="float" office:value="1171603718" calcext:value-type="float">
            <text:p>1171603718</text:p>
          </table:table-cell>
          <table:table-cell table:style-name="ce3" office:value-type="float" office:value="960" calcext:value-type="float">
            <text:p>9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15907929" calcext:value-type="float">
            <text:p>1115907929</text:p>
          </table:table-cell>
          <table:table-cell table:style-name="ce3" office:value-type="float" office:value="1845779179" calcext:value-type="float">
            <text:p>1845779179</text:p>
          </table:table-cell>
          <table:table-cell table:style-name="ce3" office:value-type="float" office:value="1312739404" calcext:value-type="float">
            <text:p>1312739404</text:p>
          </table:table-cell>
          <table:table-cell table:style-name="ce3" office:value-type="float" office:value="988" calcext:value-type="float">
            <text:p>9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89864718" calcext:value-type="float">
            <text:p>1089864718</text:p>
          </table:table-cell>
          <table:table-cell table:style-name="ce3" office:value-type="float" office:value="620236992" calcext:value-type="float">
            <text:p>620236992</text:p>
          </table:table-cell>
          <table:table-cell table:style-name="ce3" office:value-type="float" office:value="514824632" calcext:value-type="float">
            <text:p>514824632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468281633" calcext:value-type="float">
            <text:p>1468281633</text:p>
          </table:table-cell>
          <table:table-cell table:style-name="ce3" office:value-type="float" office:value="2141729344" calcext:value-type="float">
            <text:p>2141729344</text:p>
          </table:table-cell>
          <table:table-cell table:style-name="ce3" office:value-type="float" office:value="1403506032" calcext:value-type="float">
            <text:p>1403506032</text:p>
          </table:table-cell>
          <table:table-cell table:style-name="ce3" office:value-type="float" office:value="44" calcext:value-type="float">
            <text:p>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74806662" calcext:value-type="float">
            <text:p>674806662</text:p>
          </table:table-cell>
          <table:table-cell table:style-name="ce3" office:value-type="float" office:value="825792191" calcext:value-type="float">
            <text:p>825792191</text:p>
          </table:table-cell>
          <table:table-cell table:style-name="ce3" office:value-type="float" office:value="326702908" calcext:value-type="float">
            <text:p>326702908</text:p>
          </table:table-cell>
          <table:table-cell table:style-name="ce3" office:value-type="float" office:value="73" calcext:value-type="float">
            <text:p>7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614423145" calcext:value-type="float">
            <text:p>614423145</text:p>
          </table:table-cell>
          <table:table-cell table:style-name="ce3" office:value-type="float" office:value="711509053" calcext:value-type="float">
            <text:p>711509053</text:p>
          </table:table-cell>
          <table:table-cell table:style-name="ce3" office:value-type="float" office:value="1818648277" calcext:value-type="float">
            <text:p>1818648277</text:p>
          </table:table-cell>
          <table:table-cell table:style-name="ce3" office:value-type="float" office:value="102" calcext:value-type="float">
            <text:p>1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508418431" calcext:value-type="float">
            <text:p>1508418431</text:p>
          </table:table-cell>
          <table:table-cell table:style-name="ce3" office:value-type="float" office:value="1131891895" calcext:value-type="float">
            <text:p>1131891895</text:p>
          </table:table-cell>
          <table:table-cell table:style-name="ce3" office:value-type="float" office:value="165213683" calcext:value-type="float">
            <text:p>165213683</text:p>
          </table:table-cell>
          <table:table-cell table:style-name="ce3" office:value-type="float" office:value="131" calcext:value-type="float">
            <text:p>13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44105176" calcext:value-type="float">
            <text:p>944105176</text:p>
          </table:table-cell>
          <table:table-cell table:style-name="ce3" office:value-type="float" office:value="387769893" calcext:value-type="float">
            <text:p>387769893</text:p>
          </table:table-cell>
          <table:table-cell table:style-name="ce3" office:value-type="float" office:value="1925214685" calcext:value-type="float">
            <text:p>1925214685</text:p>
          </table:table-cell>
          <table:table-cell table:style-name="ce3" office:value-type="float" office:value="160" calcext:value-type="float">
            <text:p>1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66501608" calcext:value-type="float">
            <text:p>1966501608</text:p>
          </table:table-cell>
          <table:table-cell table:style-name="ce3" office:value-type="float" office:value="729526895" calcext:value-type="float">
            <text:p>729526895</text:p>
          </table:table-cell>
          <table:table-cell table:style-name="ce3" office:value-type="float" office:value="193295502" calcext:value-type="float">
            <text:p>193295502</text:p>
          </table:table-cell>
          <table:table-cell table:style-name="ce3" office:value-type="float" office:value="190" calcext:value-type="float">
            <text:p>1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19182936" calcext:value-type="float">
            <text:p>1219182936</text:p>
          </table:table-cell>
          <table:table-cell table:style-name="ce3" office:value-type="float" office:value="887232333" calcext:value-type="float">
            <text:p>887232333</text:p>
          </table:table-cell>
          <table:table-cell table:style-name="ce3" office:value-type="float" office:value="320142351" calcext:value-type="float">
            <text:p>320142351</text:p>
          </table:table-cell>
          <table:table-cell table:style-name="ce3" office:value-type="float" office:value="220" calcext:value-type="float">
            <text:p>2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666119783" calcext:value-type="float">
            <text:p>1666119783</text:p>
          </table:table-cell>
          <table:table-cell table:style-name="ce3" office:value-type="float" office:value="905135590" calcext:value-type="float">
            <text:p>905135590</text:p>
          </table:table-cell>
          <table:table-cell table:style-name="ce3" office:value-type="float" office:value="57766616" calcext:value-type="float">
            <text:p>57766616</text:p>
          </table:table-cell>
          <table:table-cell table:style-name="ce3" office:value-type="float" office:value="250" calcext:value-type="float">
            <text:p>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35906608" calcext:value-type="float">
            <text:p>1435906608</text:p>
          </table:table-cell>
          <table:table-cell table:style-name="ce3" office:value-type="float" office:value="1740624305" calcext:value-type="float">
            <text:p>1740624305</text:p>
          </table:table-cell>
          <table:table-cell table:style-name="ce3" office:value-type="float" office:value="115568266" calcext:value-type="float">
            <text:p>115568266</text:p>
          </table:table-cell>
          <table:table-cell table:style-name="ce3" office:value-type="float" office:value="280" calcext:value-type="float">
            <text:p>2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08608079" calcext:value-type="float">
            <text:p>2008608079</text:p>
          </table:table-cell>
          <table:table-cell table:style-name="ce3" office:value-type="float" office:value="149976339" calcext:value-type="float">
            <text:p>149976339</text:p>
          </table:table-cell>
          <table:table-cell table:style-name="ce3" office:value-type="float" office:value="1850530342" calcext:value-type="float">
            <text:p>1850530342</text:p>
          </table:table-cell>
          <table:table-cell table:style-name="ce3" office:value-type="float" office:value="310" calcext:value-type="float">
            <text:p>3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33037193" calcext:value-type="float">
            <text:p>233037193</text:p>
          </table:table-cell>
          <table:table-cell table:style-name="ce3" office:value-type="float" office:value="266624824" calcext:value-type="float">
            <text:p>266624824</text:p>
          </table:table-cell>
          <table:table-cell table:style-name="ce3" office:value-type="float" office:value="691706841" calcext:value-type="float">
            <text:p>691706841</text:p>
          </table:table-cell>
          <table:table-cell table:style-name="ce3" office:value-type="float" office:value="340" calcext:value-type="float">
            <text:p>3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93412446" calcext:value-type="float">
            <text:p>1793412446</text:p>
          </table:table-cell>
          <table:table-cell table:style-name="ce3" office:value-type="float" office:value="249896359" calcext:value-type="float">
            <text:p>249896359</text:p>
          </table:table-cell>
          <table:table-cell table:style-name="ce3" office:value-type="float" office:value="751397833" calcext:value-type="float">
            <text:p>751397833</text:p>
          </table:table-cell>
          <table:table-cell table:style-name="ce3" office:value-type="float" office:value="371" calcext:value-type="float">
            <text:p>37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49980241" calcext:value-type="float">
            <text:p>1949980241</text:p>
          </table:table-cell>
          <table:table-cell table:style-name="ce3" office:value-type="float" office:value="1247172853" calcext:value-type="float">
            <text:p>1247172853</text:p>
          </table:table-cell>
          <table:table-cell table:style-name="ce3" office:value-type="float" office:value="2134723679" calcext:value-type="float">
            <text:p>2134723679</text:p>
          </table:table-cell>
          <table:table-cell table:style-name="ce3" office:value-type="float" office:value="402" calcext:value-type="float">
            <text:p>4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69958358" calcext:value-type="float">
            <text:p>569958358</text:p>
          </table:table-cell>
          <table:table-cell table:style-name="ce3" office:value-type="float" office:value="939002591" calcext:value-type="float">
            <text:p>939002591</text:p>
          </table:table-cell>
          <table:table-cell table:style-name="ce3" office:value-type="float" office:value="1977241551" calcext:value-type="float">
            <text:p>1977241551</text:p>
          </table:table-cell>
          <table:table-cell table:style-name="ce3" office:value-type="float" office:value="433" calcext:value-type="float">
            <text:p>43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13052826" calcext:value-type="float">
            <text:p>1513052826</text:p>
          </table:table-cell>
          <table:table-cell table:style-name="ce3" office:value-type="float" office:value="851910812" calcext:value-type="float">
            <text:p>851910812</text:p>
          </table:table-cell>
          <table:table-cell table:style-name="ce3" office:value-type="float" office:value="403520166" calcext:value-type="float">
            <text:p>403520166</text:p>
          </table:table-cell>
          <table:table-cell table:style-name="ce3" office:value-type="float" office:value="464" calcext:value-type="float">
            <text:p>4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24970613" calcext:value-type="float">
            <text:p>1524970613</text:p>
          </table:table-cell>
          <table:table-cell table:style-name="ce3" office:value-type="float" office:value="955343315" calcext:value-type="float">
            <text:p>955343315</text:p>
          </table:table-cell>
          <table:table-cell table:style-name="ce3" office:value-type="float" office:value="1782498481" calcext:value-type="float">
            <text:p>1782498481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11237459" calcext:value-type="float">
            <text:p>2111237459</text:p>
          </table:table-cell>
          <table:table-cell table:style-name="ce3" office:value-type="float" office:value="212280697" calcext:value-type="float">
            <text:p>212280697</text:p>
          </table:table-cell>
          <table:table-cell table:style-name="ce3" office:value-type="float" office:value="922075917" calcext:value-type="float">
            <text:p>922075917</text:p>
          </table:table-cell>
          <table:table-cell table:style-name="ce3" office:value-type="float" office:value="528" calcext:value-type="float">
            <text:p>5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95657508" calcext:value-type="float">
            <text:p>695657508</text:p>
          </table:table-cell>
          <table:table-cell table:style-name="ce3" office:value-type="float" office:value="1265528939" calcext:value-type="float">
            <text:p>1265528939</text:p>
          </table:table-cell>
          <table:table-cell table:style-name="ce3" office:value-type="float" office:value="278349936" calcext:value-type="float">
            <text:p>278349936</text:p>
          </table:table-cell>
          <table:table-cell table:style-name="ce3" office:value-type="float" office:value="560" calcext:value-type="float">
            <text:p>5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14757244" calcext:value-type="float">
            <text:p>1014757244</text:p>
          </table:table-cell>
          <table:table-cell table:style-name="ce3" office:value-type="float" office:value="1387680065" calcext:value-type="float">
            <text:p>1387680065</text:p>
          </table:table-cell>
          <table:table-cell table:style-name="ce3" office:value-type="float" office:value="996721001" calcext:value-type="float">
            <text:p>996721001</text:p>
          </table:table-cell>
          <table:table-cell table:style-name="ce3" office:value-type="float" office:value="592" calcext:value-type="float">
            <text:p>5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857351139" calcext:value-type="float">
            <text:p>1857351139</text:p>
          </table:table-cell>
          <table:table-cell table:style-name="ce3" office:value-type="float" office:value="1231287235" calcext:value-type="float">
            <text:p>1231287235</text:p>
          </table:table-cell>
          <table:table-cell table:style-name="ce3" office:value-type="float" office:value="1643406353" calcext:value-type="float">
            <text:p>1643406353</text:p>
          </table:table-cell>
          <table:table-cell table:style-name="ce3" office:value-type="float" office:value="624" calcext:value-type="float">
            <text:p>6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678285845" calcext:value-type="float">
            <text:p>678285845</text:p>
          </table:table-cell>
          <table:table-cell table:style-name="ce3" office:value-type="float" office:value="1341053768" calcext:value-type="float">
            <text:p>1341053768</text:p>
          </table:table-cell>
          <table:table-cell table:style-name="ce3" office:value-type="float" office:value="1848355656" calcext:value-type="float">
            <text:p>1848355656</text:p>
          </table:table-cell>
          <table:table-cell table:style-name="ce3" office:value-type="float" office:value="656" calcext:value-type="float">
            <text:p>6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106993331" calcext:value-type="float">
            <text:p>1106993331</text:p>
          </table:table-cell>
          <table:table-cell table:style-name="ce3" office:value-type="float" office:value="1259639255" calcext:value-type="float">
            <text:p>1259639255</text:p>
          </table:table-cell>
          <table:table-cell table:style-name="ce3" office:value-type="float" office:value="1360073767" calcext:value-type="float">
            <text:p>1360073767</text:p>
          </table:table-cell>
          <table:table-cell table:style-name="ce3" office:value-type="float" office:value="689" calcext:value-type="float">
            <text:p>6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586071492" calcext:value-type="float">
            <text:p>1586071492</text:p>
          </table:table-cell>
          <table:table-cell table:style-name="ce3" office:value-type="float" office:value="1930737029" calcext:value-type="float">
            <text:p>1930737029</text:p>
          </table:table-cell>
          <table:table-cell table:style-name="ce3" office:value-type="float" office:value="425457324" calcext:value-type="float">
            <text:p>425457324</text:p>
          </table:table-cell>
          <table:table-cell table:style-name="ce3" office:value-type="float" office:value="722" calcext:value-type="float">
            <text:p>7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389043419" calcext:value-type="float">
            <text:p>389043419</text:p>
          </table:table-cell>
          <table:table-cell table:style-name="ce3" office:value-type="float" office:value="247668879" calcext:value-type="float">
            <text:p>247668879</text:p>
          </table:table-cell>
          <table:table-cell table:style-name="ce3" office:value-type="float" office:value="469959593" calcext:value-type="float">
            <text:p>469959593</text:p>
          </table:table-cell>
          <table:table-cell table:style-name="ce3" office:value-type="float" office:value="755" calcext:value-type="float">
            <text:p>75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712518621" calcext:value-type="float">
            <text:p>1712518621</text:p>
          </table:table-cell>
          <table:table-cell table:style-name="ce3" office:value-type="float" office:value="1289249197" calcext:value-type="float">
            <text:p>1289249197</text:p>
          </table:table-cell>
          <table:table-cell table:style-name="ce3" office:value-type="float" office:value="586060595" calcext:value-type="float">
            <text:p>586060595</text:p>
          </table:table-cell>
          <table:table-cell table:style-name="ce3" office:value-type="float" office:value="788" calcext:value-type="float">
            <text:p>7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24612651" calcext:value-type="float">
            <text:p>1724612651</text:p>
          </table:table-cell>
          <table:table-cell table:style-name="ce3" office:value-type="float" office:value="1211507975" calcext:value-type="float">
            <text:p>1211507975</text:p>
          </table:table-cell>
          <table:table-cell table:style-name="ce3" office:value-type="float" office:value="1373968894" calcext:value-type="float">
            <text:p>1373968894</text:p>
          </table:table-cell>
          <table:table-cell table:style-name="ce3" office:value-type="float" office:value="822" calcext:value-type="float">
            <text:p>8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78028300" calcext:value-type="float">
            <text:p>978028300</text:p>
          </table:table-cell>
          <table:table-cell table:style-name="ce3" office:value-type="float" office:value="2108256020" calcext:value-type="float">
            <text:p>2108256020</text:p>
          </table:table-cell>
          <table:table-cell table:style-name="ce3" office:value-type="float" office:value="756166336" calcext:value-type="float">
            <text:p>756166336</text:p>
          </table:table-cell>
          <table:table-cell table:style-name="ce3" office:value-type="float" office:value="856" calcext:value-type="float">
            <text:p>8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81796308" calcext:value-type="float">
            <text:p>881796308</text:p>
          </table:table-cell>
          <table:table-cell table:style-name="ce3" office:value-type="float" office:value="1745898811" calcext:value-type="float">
            <text:p>1745898811</text:p>
          </table:table-cell>
          <table:table-cell table:style-name="ce3" office:value-type="float" office:value="643703231" calcext:value-type="float">
            <text:p>643703231</text:p>
          </table:table-cell>
          <table:table-cell table:style-name="ce3" office:value-type="float" office:value="890" calcext:value-type="float">
            <text:p>8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65893707" calcext:value-type="float">
            <text:p>565893707</text:p>
          </table:table-cell>
          <table:table-cell table:style-name="ce3" office:value-type="float" office:value="90957744" calcext:value-type="float">
            <text:p>90957744</text:p>
          </table:table-cell>
          <table:table-cell table:style-name="ce3" office:value-type="float" office:value="649721562" calcext:value-type="float">
            <text:p>649721562</text:p>
          </table:table-cell>
          <table:table-cell table:style-name="ce3" office:value-type="float" office:value="924" calcext:value-type="float">
            <text:p>9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917940205" calcext:value-type="float">
            <text:p>1917940205</text:p>
          </table:table-cell>
          <table:table-cell table:style-name="ce3" office:value-type="float" office:value="2012460815" calcext:value-type="float">
            <text:p>2012460815</text:p>
          </table:table-cell>
          <table:table-cell table:style-name="ce3" office:value-type="float" office:value="1674883917" calcext:value-type="float">
            <text:p>1674883917</text:p>
          </table:table-cell>
          <table:table-cell table:style-name="ce3" office:value-type="float" office:value="958" calcext:value-type="float">
            <text:p>95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091468955" calcext:value-type="float">
            <text:p>1091468955</text:p>
          </table:table-cell>
          <table:table-cell table:style-name="ce3" office:value-type="float" office:value="518661421" calcext:value-type="float">
            <text:p>518661421</text:p>
          </table:table-cell>
          <table:table-cell table:style-name="ce3" office:value-type="float" office:value="525503759" calcext:value-type="float">
            <text:p>525503759</text:p>
          </table:table-cell>
          <table:table-cell table:style-name="ce3" office:value-type="float" office:value="992" calcext:value-type="float">
            <text:p>9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13405469" calcext:value-type="float">
            <text:p>513405469</text:p>
          </table:table-cell>
          <table:table-cell table:style-name="ce3" office:value-type="float" office:value="32206726" calcext:value-type="float">
            <text:p>32206726</text:p>
          </table:table-cell>
          <table:table-cell table:style-name="ce3" office:value-type="float" office:value="1263172879" calcext:value-type="float">
            <text:p>1263172879</text:p>
          </table:table-cell>
          <table:table-cell table:style-name="ce3" office:value-type="float" office:value="27" calcext:value-type="float">
            <text:p>2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16419819" calcext:value-type="float">
            <text:p>216419819</text:p>
          </table:table-cell>
          <table:table-cell table:style-name="ce3" office:value-type="float" office:value="1967672978" calcext:value-type="float">
            <text:p>1967672978</text:p>
          </table:table-cell>
          <table:table-cell table:style-name="ce3" office:value-type="float" office:value="1777614552" calcext:value-type="float">
            <text:p>1777614552</text:p>
          </table:table-cell>
          <table:table-cell table:style-name="ce3" office:value-type="float" office:value="62" calcext:value-type="float">
            <text:p>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678081868" calcext:value-type="float">
            <text:p>1678081868</text:p>
          </table:table-cell>
          <table:table-cell table:style-name="ce3" office:value-type="float" office:value="778759093" calcext:value-type="float">
            <text:p>778759093</text:p>
          </table:table-cell>
          <table:table-cell table:style-name="ce3" office:value-type="float" office:value="83174060" calcext:value-type="float">
            <text:p>83174060</text:p>
          </table:table-cell>
          <table:table-cell table:style-name="ce3" office:value-type="float" office:value="97" calcext:value-type="float">
            <text:p>9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19206291" calcext:value-type="float">
            <text:p>619206291</text:p>
          </table:table-cell>
          <table:table-cell table:style-name="ce3" office:value-type="float" office:value="1995817759" calcext:value-type="float">
            <text:p>1995817759</text:p>
          </table:table-cell>
          <table:table-cell table:style-name="ce3" office:value-type="float" office:value="407423117" calcext:value-type="float">
            <text:p>407423117</text:p>
          </table:table-cell>
          <table:table-cell table:style-name="ce3" office:value-type="float" office:value="132" calcext:value-type="float">
            <text:p>1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94374629" calcext:value-type="float">
            <text:p>294374629</text:p>
          </table:table-cell>
          <table:table-cell table:style-name="ce3" office:value-type="float" office:value="671107421" calcext:value-type="float">
            <text:p>671107421</text:p>
          </table:table-cell>
          <table:table-cell table:style-name="ce3" office:value-type="float" office:value="963650895" calcext:value-type="float">
            <text:p>963650895</text:p>
          </table:table-cell>
          <table:table-cell table:style-name="ce3" office:value-type="float" office:value="168" calcext:value-type="float">
            <text:p>1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899548258" calcext:value-type="float">
            <text:p>1899548258</text:p>
          </table:table-cell>
          <table:table-cell table:style-name="ce3" office:value-type="float" office:value="1096670230" calcext:value-type="float">
            <text:p>1096670230</text:p>
          </table:table-cell>
          <table:table-cell table:style-name="ce3" office:value-type="float" office:value="833865497" calcext:value-type="float">
            <text:p>833865497</text:p>
          </table:table-cell>
          <table:table-cell table:style-name="ce3" office:value-type="float" office:value="204" calcext:value-type="float">
            <text:p>2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215661038" calcext:value-type="float">
            <text:p>1215661038</text:p>
          </table:table-cell>
          <table:table-cell table:style-name="ce3" office:value-type="float" office:value="539989057" calcext:value-type="float">
            <text:p>539989057</text:p>
          </table:table-cell>
          <table:table-cell table:style-name="ce3" office:value-type="float" office:value="1081983122" calcext:value-type="float">
            <text:p>1081983122</text:p>
          </table:table-cell>
          <table:table-cell table:style-name="ce3" office:value-type="float" office:value="240" calcext:value-type="float">
            <text:p>2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55638594" calcext:value-type="float">
            <text:p>455638594</text:p>
          </table:table-cell>
          <table:table-cell table:style-name="ce3" office:value-type="float" office:value="1959771330" calcext:value-type="float">
            <text:p>1959771330</text:p>
          </table:table-cell>
          <table:table-cell table:style-name="ce3" office:value-type="float" office:value="1884849485" calcext:value-type="float">
            <text:p>1884849485</text:p>
          </table:table-cell>
          <table:table-cell table:style-name="ce3" office:value-type="float" office:value="276" calcext:value-type="float">
            <text:p>2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138644237" calcext:value-type="float">
            <text:p>2138644237</text:p>
          </table:table-cell>
          <table:table-cell table:style-name="ce3" office:value-type="float" office:value="456209990" calcext:value-type="float">
            <text:p>456209990</text:p>
          </table:table-cell>
          <table:table-cell table:style-name="ce3" office:value-type="float" office:value="1592314461" calcext:value-type="float">
            <text:p>1592314461</text:p>
          </table:table-cell>
          <table:table-cell table:style-name="ce3" office:value-type="float" office:value="312" calcext:value-type="float">
            <text:p>3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759874682" calcext:value-type="float">
            <text:p>1759874682</text:p>
          </table:table-cell>
          <table:table-cell table:style-name="ce3" office:value-type="float" office:value="131703505" calcext:value-type="float">
            <text:p>131703505</text:p>
          </table:table-cell>
          <table:table-cell table:style-name="ce3" office:value-type="float" office:value="514740154" calcext:value-type="float">
            <text:p>514740154</text:p>
          </table:table-cell>
          <table:table-cell table:style-name="ce3" office:value-type="float" office:value="348" calcext:value-type="float">
            <text:p>3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21496469" calcext:value-type="float">
            <text:p>921496469</text:p>
          </table:table-cell>
          <table:table-cell table:style-name="ce3" office:value-type="float" office:value="979232882" calcext:value-type="float">
            <text:p>979232882</text:p>
          </table:table-cell>
          <table:table-cell table:style-name="ce3" office:value-type="float" office:value="1316886415" calcext:value-type="float">
            <text:p>1316886415</text:p>
          </table:table-cell>
          <table:table-cell table:style-name="ce3" office:value-type="float" office:value="385" calcext:value-type="float">
            <text:p>38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086568754" calcext:value-type="float">
            <text:p>2086568754</text:p>
          </table:table-cell>
          <table:table-cell table:style-name="ce3" office:value-type="float" office:value="395032917" calcext:value-type="float">
            <text:p>395032917</text:p>
          </table:table-cell>
          <table:table-cell table:style-name="ce3" office:value-type="float" office:value="528184624" calcext:value-type="float">
            <text:p>528184624</text:p>
          </table:table-cell>
          <table:table-cell table:style-name="ce3" office:value-type="float" office:value="422" calcext:value-type="float">
            <text:p>4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553076638" calcext:value-type="float">
            <text:p>553076638</text:p>
          </table:table-cell>
          <table:table-cell table:style-name="ce3" office:value-type="float" office:value="2146970622" calcext:value-type="float">
            <text:p>2146970622</text:p>
          </table:table-cell>
          <table:table-cell table:style-name="ce3" office:value-type="float" office:value="1707840519" calcext:value-type="float">
            <text:p>1707840519</text:p>
          </table:table-cell>
          <table:table-cell table:style-name="ce3" office:value-type="float" office:value="459" calcext:value-type="float">
            <text:p>45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49826322" calcext:value-type="float">
            <text:p>1249826322</text:p>
          </table:table-cell>
          <table:table-cell table:style-name="ce3" office:value-type="float" office:value="736527353" calcext:value-type="float">
            <text:p>736527353</text:p>
          </table:table-cell>
          <table:table-cell table:style-name="ce3" office:value-type="float" office:value="1926978061" calcext:value-type="float">
            <text:p>1926978061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293432765" calcext:value-type="float">
            <text:p>1293432765</text:p>
          </table:table-cell>
          <table:table-cell table:style-name="ce3" office:value-type="float" office:value="128748523" calcext:value-type="float">
            <text:p>128748523</text:p>
          </table:table-cell>
          <table:table-cell table:style-name="ce3" office:value-type="float" office:value="325536290" calcext:value-type="float">
            <text:p>325536290</text:p>
          </table:table-cell>
          <table:table-cell table:style-name="ce3" office:value-type="float" office:value="534" calcext:value-type="float">
            <text:p>53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894996299" calcext:value-type="float">
            <text:p>1894996299</text:p>
          </table:table-cell>
          <table:table-cell table:style-name="ce3" office:value-type="float" office:value="586195904" calcext:value-type="float">
            <text:p>586195904</text:p>
          </table:table-cell>
          <table:table-cell table:style-name="ce3" office:value-type="float" office:value="1832620472" calcext:value-type="float">
            <text:p>1832620472</text:p>
          </table:table-cell>
          <table:table-cell table:style-name="ce3" office:value-type="float" office:value="572" calcext:value-type="float">
            <text:p>5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20297453" calcext:value-type="float">
            <text:p>2020297453</text:p>
          </table:table-cell>
          <table:table-cell table:style-name="ce3" office:value-type="float" office:value="210889536" calcext:value-type="float">
            <text:p>210889536</text:p>
          </table:table-cell>
          <table:table-cell table:style-name="ce3" office:value-type="float" office:value="1531079799" calcext:value-type="float">
            <text:p>1531079799</text:p>
          </table:table-cell>
          <table:table-cell table:style-name="ce3" office:value-type="float" office:value="610" calcext:value-type="float">
            <text:p>6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275334042" calcext:value-type="float">
            <text:p>1275334042</text:p>
          </table:table-cell>
          <table:table-cell table:style-name="ce3" office:value-type="float" office:value="284541376" calcext:value-type="float">
            <text:p>284541376</text:p>
          </table:table-cell>
          <table:table-cell table:style-name="ce3" office:value-type="float" office:value="1545081784" calcext:value-type="float">
            <text:p>1545081784</text:p>
          </table:table-cell>
          <table:table-cell table:style-name="ce3" office:value-type="float" office:value="648" calcext:value-type="float">
            <text:p>6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04953205" calcext:value-type="float">
            <text:p>504953205</text:p>
          </table:table-cell>
          <table:table-cell table:style-name="ce3" office:value-type="float" office:value="1956726079" calcext:value-type="float">
            <text:p>1956726079</text:p>
          </table:table-cell>
          <table:table-cell table:style-name="ce3" office:value-type="float" office:value="1819262008" calcext:value-type="float">
            <text:p>1819262008</text:p>
          </table:table-cell>
          <table:table-cell table:style-name="ce3" office:value-type="float" office:value="686" calcext:value-type="float">
            <text:p>68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040623186" calcext:value-type="float">
            <text:p>2040623186</text:p>
          </table:table-cell>
          <table:table-cell table:style-name="ce3" office:value-type="float" office:value="589483964" calcext:value-type="float">
            <text:p>589483964</text:p>
          </table:table-cell>
          <table:table-cell table:style-name="ce3" office:value-type="float" office:value="165535994" calcext:value-type="float">
            <text:p>165535994</text:p>
          </table:table-cell>
          <table:table-cell table:style-name="ce3" office:value-type="float" office:value="724" calcext:value-type="float">
            <text:p>7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440028542" calcext:value-type="float">
            <text:p>1440028542</text:p>
          </table:table-cell>
          <table:table-cell table:style-name="ce3" office:value-type="float" office:value="958689076" calcext:value-type="float">
            <text:p>958689076</text:p>
          </table:table-cell>
          <table:table-cell table:style-name="ce3" office:value-type="float" office:value="1053378361" calcext:value-type="float">
            <text:p>1053378361</text:p>
          </table:table-cell>
          <table:table-cell table:style-name="ce3" office:value-type="float" office:value="763" calcext:value-type="float">
            <text:p>76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18992434" calcext:value-type="float">
            <text:p>418992434</text:p>
          </table:table-cell>
          <table:table-cell table:style-name="ce3" office:value-type="float" office:value="446778780" calcext:value-type="float">
            <text:p>446778780</text:p>
          </table:table-cell>
          <table:table-cell table:style-name="ce3" office:value-type="float" office:value="1965265404" calcext:value-type="float">
            <text:p>1965265404</text:p>
          </table:table-cell>
          <table:table-cell table:style-name="ce3" office:value-type="float" office:value="802" calcext:value-type="float">
            <text:p>8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06956445" calcext:value-type="float">
            <text:p>406956445</text:p>
          </table:table-cell>
          <table:table-cell table:style-name="ce3" office:value-type="float" office:value="494921939" calcext:value-type="float">
            <text:p>494921939</text:p>
          </table:table-cell>
          <table:table-cell table:style-name="ce3" office:value-type="float" office:value="353212994" calcext:value-type="float">
            <text:p>353212994</text:p>
          </table:table-cell>
          <table:table-cell table:style-name="ce3" office:value-type="float" office:value="841" calcext:value-type="float">
            <text:p>8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129035883" calcext:value-type="float">
            <text:p>2129035883</text:p>
          </table:table-cell>
          <table:table-cell table:style-name="ce3" office:value-type="float" office:value="1095940729" calcext:value-type="float">
            <text:p>1095940729</text:p>
          </table:table-cell>
          <table:table-cell table:style-name="ce3" office:value-type="float" office:value="1894209458" calcext:value-type="float">
            <text:p>1894209458</text:p>
          </table:table-cell>
          <table:table-cell table:style-name="ce3" office:value-type="float" office:value="880" calcext:value-type="float">
            <text:p>8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333542605" calcext:value-type="float">
            <text:p>1333542605</text:p>
          </table:table-cell>
          <table:table-cell table:style-name="ce3" office:value-type="float" office:value="2121346923" calcext:value-type="float">
            <text:p>2121346923</text:p>
          </table:table-cell>
          <table:table-cell table:style-name="ce3" office:value-type="float" office:value="1551273706" calcext:value-type="float">
            <text:p>1551273706</text:p>
          </table:table-cell>
          <table:table-cell table:style-name="ce3" office:value-type="float" office:value="920" calcext:value-type="float">
            <text:p>9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11211707" calcext:value-type="float">
            <text:p>1711211707</text:p>
          </table:table-cell>
          <table:table-cell table:style-name="ce3" office:value-type="float" office:value="717131328" calcext:value-type="float">
            <text:p>717131328</text:p>
          </table:table-cell>
          <table:table-cell table:style-name="ce3" office:value-type="float" office:value="1303658260" calcext:value-type="float">
            <text:p>1303658260</text:p>
          </table:table-cell>
          <table:table-cell table:style-name="ce3" office:value-type="float" office:value="960" calcext:value-type="float">
            <text:p>9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234145533" calcext:value-type="float">
            <text:p>1234145533</text:p>
          </table:table-cell>
          <table:table-cell table:style-name="ce3" office:value-type="float" office:value="242985664" calcext:value-type="float">
            <text:p>242985664</text:p>
          </table:table-cell>
          <table:table-cell table:style-name="ce3" office:value-type="float" office:value="716470257" calcext:value-type="float">
            <text:p>716470257</text:p>
          </table:table-cell>
          <table:table-cell table:style-name="ce3"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886900747" calcext:value-type="float">
            <text:p>1886900747</text:p>
          </table:table-cell>
          <table:table-cell table:style-name="ce3" office:value-type="float" office:value="1446182975" calcext:value-type="float">
            <text:p>1446182975</text:p>
          </table:table-cell>
          <table:table-cell table:style-name="ce3" office:value-type="float" office:value="2095876721" calcext:value-type="float">
            <text:p>2095876721</text:p>
          </table:table-cell>
          <table:table-cell table:style-name="ce3" office:value-type="float" office:value="40" calcext:value-type="float">
            <text:p>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49824812" calcext:value-type="float">
            <text:p>1249824812</text:p>
          </table:table-cell>
          <table:table-cell table:style-name="ce3" office:value-type="float" office:value="47710397" calcext:value-type="float">
            <text:p>47710397</text:p>
          </table:table-cell>
          <table:table-cell table:style-name="ce3" office:value-type="float" office:value="196379520" calcext:value-type="float">
            <text:p>196379520</text:p>
          </table:table-cell>
          <table:table-cell table:style-name="ce3" office:value-type="float" office:value="80" calcext:value-type="float">
            <text:p>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68054195" calcext:value-type="float">
            <text:p>1268054195</text:p>
          </table:table-cell>
          <table:table-cell table:style-name="ce3" office:value-type="float" office:value="155517495" calcext:value-type="float">
            <text:p>155517495</text:p>
          </table:table-cell>
          <table:table-cell table:style-name="ce3" office:value-type="float" office:value="1112767412" calcext:value-type="float">
            <text:p>1112767412</text:p>
          </table:table-cell>
          <table:table-cell table:style-name="ce3" office:value-type="float" office:value="120" calcext:value-type="float">
            <text:p>1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559132613" calcext:value-type="float">
            <text:p>559132613</text:p>
          </table:table-cell>
          <table:table-cell table:style-name="ce3" office:value-type="float" office:value="503711397" calcext:value-type="float">
            <text:p>503711397</text:p>
          </table:table-cell>
          <table:table-cell table:style-name="ce3" office:value-type="float" office:value="139190417" calcext:value-type="float">
            <text:p>139190417</text:p>
          </table:table-cell>
          <table:table-cell table:style-name="ce3" office:value-type="float" office:value="161" calcext:value-type="float">
            <text:p>1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100866690" calcext:value-type="float">
            <text:p>2100866690</text:p>
          </table:table-cell>
          <table:table-cell table:style-name="ce3" office:value-type="float" office:value="1622610927" calcext:value-type="float">
            <text:p>1622610927</text:p>
          </table:table-cell>
          <table:table-cell table:style-name="ce3" office:value-type="float" office:value="2109079537" calcext:value-type="float">
            <text:p>2109079537</text:p>
          </table:table-cell>
          <table:table-cell table:style-name="ce3" office:value-type="float" office:value="202" calcext:value-type="float">
            <text:p>2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340318414" calcext:value-type="float">
            <text:p>340318414</text:p>
          </table:table-cell>
          <table:table-cell table:style-name="ce3" office:value-type="float" office:value="907295693" calcext:value-type="float">
            <text:p>907295693</text:p>
          </table:table-cell>
          <table:table-cell table:style-name="ce3" office:value-type="float" office:value="1044771632" calcext:value-type="float">
            <text:p>1044771632</text:p>
          </table:table-cell>
          <table:table-cell table:style-name="ce3" office:value-type="float" office:value="243" calcext:value-type="float">
            <text:p>24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82629473" calcext:value-type="float">
            <text:p>982629473</text:p>
          </table:table-cell>
          <table:table-cell table:style-name="ce3" office:value-type="float" office:value="1577694054" calcext:value-type="float">
            <text:p>1577694054</text:p>
          </table:table-cell>
          <table:table-cell table:style-name="ce3" office:value-type="float" office:value="54171312" calcext:value-type="float">
            <text:p>54171312</text:p>
          </table:table-cell>
          <table:table-cell table:style-name="ce3" office:value-type="float" office:value="284" calcext:value-type="float">
            <text:p>2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904299591" calcext:value-type="float">
            <text:p>904299591</text:p>
          </table:table-cell>
          <table:table-cell table:style-name="ce3" office:value-type="float" office:value="1300437553" calcext:value-type="float">
            <text:p>1300437553</text:p>
          </table:table-cell>
          <table:table-cell table:style-name="ce3" office:value-type="float" office:value="2115523327" calcext:value-type="float">
            <text:p>2115523327</text:p>
          </table:table-cell>
          <table:table-cell table:style-name="ce3" office:value-type="float" office:value="326" calcext:value-type="float">
            <text:p>32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821449040" calcext:value-type="float">
            <text:p>821449040</text:p>
          </table:table-cell>
          <table:table-cell table:style-name="ce3" office:value-type="float" office:value="45764243" calcext:value-type="float">
            <text:p>45764243</text:p>
          </table:table-cell>
          <table:table-cell table:style-name="ce3" office:value-type="float" office:value="1867388553" calcext:value-type="float">
            <text:p>1867388553</text:p>
          </table:table-cell>
          <table:table-cell table:style-name="ce3" office:value-type="float" office:value="368" calcext:value-type="float">
            <text:p>3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069125936" calcext:value-type="float">
            <text:p>2069125936</text:p>
          </table:table-cell>
          <table:table-cell table:style-name="ce3" office:value-type="float" office:value="1455549369" calcext:value-type="float">
            <text:p>1455549369</text:p>
          </table:table-cell>
          <table:table-cell table:style-name="ce3" office:value-type="float" office:value="1315788800" calcext:value-type="float">
            <text:p>1315788800</text:p>
          </table:table-cell>
          <table:table-cell table:style-name="ce3" office:value-type="float" office:value="410" calcext:value-type="float">
            <text:p>4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96894287" calcext:value-type="float">
            <text:p>1596894287</text:p>
          </table:table-cell>
          <table:table-cell table:style-name="ce3" office:value-type="float" office:value="1878967082" calcext:value-type="float">
            <text:p>1878967082</text:p>
          </table:table-cell>
          <table:table-cell table:style-name="ce3" office:value-type="float" office:value="1723620542" calcext:value-type="float">
            <text:p>1723620542</text:p>
          </table:table-cell>
          <table:table-cell table:style-name="ce3" office:value-type="float" office:value="452" calcext:value-type="float">
            <text:p>4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899132552" calcext:value-type="float">
            <text:p>1899132552</text:p>
          </table:table-cell>
          <table:table-cell table:style-name="ce3" office:value-type="float" office:value="321276286" calcext:value-type="float">
            <text:p>321276286</text:p>
          </table:table-cell>
          <table:table-cell table:style-name="ce3" office:value-type="float" office:value="44942152" calcext:value-type="float">
            <text:p>44942152</text:p>
          </table:table-cell>
          <table:table-cell table:style-name="ce3" office:value-type="float" office:value="494" calcext:value-type="float">
            <text:p>49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71341239" calcext:value-type="float">
            <text:p>671341239</text:p>
          </table:table-cell>
          <table:table-cell table:style-name="ce3" office:value-type="float" office:value="49339513" calcext:value-type="float">
            <text:p>49339513</text:p>
          </table:table-cell>
          <table:table-cell table:style-name="ce3" office:value-type="float" office:value="933924539" calcext:value-type="float">
            <text:p>933924539</text:p>
          </table:table-cell>
          <table:table-cell table:style-name="ce3" office:value-type="float" office:value="536" calcext:value-type="float">
            <text:p>5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53117281" calcext:value-type="float">
            <text:p>353117281</text:p>
          </table:table-cell>
          <table:table-cell table:style-name="ce3" office:value-type="float" office:value="1699452266" calcext:value-type="float">
            <text:p>1699452266</text:p>
          </table:table-cell>
          <table:table-cell table:style-name="ce3" office:value-type="float" office:value="1832125417" calcext:value-type="float">
            <text:p>1832125417</text:p>
          </table:table-cell>
          <table:table-cell table:style-name="ce3" office:value-type="float" office:value="579" calcext:value-type="float">
            <text:p>57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344822342" calcext:value-type="float">
            <text:p>1344822342</text:p>
          </table:table-cell>
          <table:table-cell table:style-name="ce3" office:value-type="float" office:value="1162657853" calcext:value-type="float">
            <text:p>1162657853</text:p>
          </table:table-cell>
          <table:table-cell table:style-name="ce3" office:value-type="float" office:value="1912119892" calcext:value-type="float">
            <text:p>1912119892</text:p>
          </table:table-cell>
          <table:table-cell table:style-name="ce3" office:value-type="float" office:value="622" calcext:value-type="float">
            <text:p>6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3706793" calcext:value-type="float">
            <text:p>163706793</text:p>
          </table:table-cell>
          <table:table-cell table:style-name="ce3" office:value-type="float" office:value="270745782" calcext:value-type="float">
            <text:p>270745782</text:p>
          </table:table-cell>
          <table:table-cell table:style-name="ce3" office:value-type="float" office:value="1301961696" calcext:value-type="float">
            <text:p>1301961696</text:p>
          </table:table-cell>
          <table:table-cell table:style-name="ce3" office:value-type="float" office:value="665" calcext:value-type="float">
            <text:p>66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93516862" calcext:value-type="float">
            <text:p>493516862</text:p>
          </table:table-cell>
          <table:table-cell table:style-name="ce3" office:value-type="float" office:value="1897906722" calcext:value-type="float">
            <text:p>1897906722</text:p>
          </table:table-cell>
          <table:table-cell table:style-name="ce3" office:value-type="float" office:value="1483926763" calcext:value-type="float">
            <text:p>1483926763</text:p>
          </table:table-cell>
          <table:table-cell table:style-name="ce3" office:value-type="float" office:value="708" calcext:value-type="float">
            <text:p>7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956051058" calcext:value-type="float">
            <text:p>956051058</text:p>
          </table:table-cell>
          <table:table-cell table:style-name="ce3" office:value-type="float" office:value="360793702" calcext:value-type="float">
            <text:p>360793702</text:p>
          </table:table-cell>
          <table:table-cell table:style-name="ce3" office:value-type="float" office:value="2076157352" calcext:value-type="float">
            <text:p>2076157352</text:p>
          </table:table-cell>
          <table:table-cell table:style-name="ce3" office:value-type="float" office:value="752" calcext:value-type="float">
            <text:p>7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877477470" calcext:value-type="float">
            <text:p>877477470</text:p>
          </table:table-cell>
          <table:table-cell table:style-name="ce3" office:value-type="float" office:value="115987249" calcext:value-type="float">
            <text:p>115987249</text:p>
          </table:table-cell>
          <table:table-cell table:style-name="ce3" office:value-type="float" office:value="1305168299" calcext:value-type="float">
            <text:p>1305168299</text:p>
          </table:table-cell>
          <table:table-cell table:style-name="ce3" office:value-type="float" office:value="796" calcext:value-type="float">
            <text:p>7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93627473" calcext:value-type="float">
            <text:p>993627473</text:p>
          </table:table-cell>
          <table:table-cell table:style-name="ce3" office:value-type="float" office:value="1743681938" calcext:value-type="float">
            <text:p>1743681938</text:p>
          </table:table-cell>
          <table:table-cell table:style-name="ce3" office:value-type="float" office:value="644470908" calcext:value-type="float">
            <text:p>644470908</text:p>
          </table:table-cell>
          <table:table-cell table:style-name="ce3" office:value-type="float" office:value="840" calcext:value-type="float">
            <text:p>8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064091863" calcext:value-type="float">
            <text:p>1064091863</text:p>
          </table:table-cell>
          <table:table-cell table:style-name="ce3" office:value-type="float" office:value="828206261" calcext:value-type="float">
            <text:p>828206261</text:p>
          </table:table-cell>
          <table:table-cell table:style-name="ce3" office:value-type="float" office:value="1678115883" calcext:value-type="float">
            <text:p>1678115883</text:p>
          </table:table-cell>
          <table:table-cell table:style-name="ce3" office:value-type="float" office:value="884" calcext:value-type="float">
            <text:p>8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95604544" calcext:value-type="float">
            <text:p>2095604544</text:p>
          </table:table-cell>
          <table:table-cell table:style-name="ce3" office:value-type="float" office:value="13452831" calcext:value-type="float">
            <text:p>13452831</text:p>
          </table:table-cell>
          <table:table-cell table:style-name="ce3" office:value-type="float" office:value="1862209569" calcext:value-type="float">
            <text:p>1862209569</text:p>
          </table:table-cell>
          <table:table-cell table:style-name="ce3" office:value-type="float" office:value="928" calcext:value-type="float">
            <text:p>9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093743808" calcext:value-type="float">
            <text:p>2093743808</text:p>
          </table:table-cell>
          <table:table-cell table:style-name="ce3" office:value-type="float" office:value="1216795229" calcext:value-type="float">
            <text:p>1216795229</text:p>
          </table:table-cell>
          <table:table-cell table:style-name="ce3" office:value-type="float" office:value="876504806" calcext:value-type="float">
            <text:p>876504806</text:p>
          </table:table-cell>
          <table:table-cell table:style-name="ce3" office:value-type="float" office:value="972" calcext:value-type="float">
            <text:p>9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85124928" calcext:value-type="float">
            <text:p>885124928</text:p>
          </table:table-cell>
          <table:table-cell table:style-name="ce3" office:value-type="float" office:value="737244950" calcext:value-type="float">
            <text:p>737244950</text:p>
          </table:table-cell>
          <table:table-cell table:style-name="ce3" office:value-type="float" office:value="1443722380" calcext:value-type="float">
            <text:p>1443722380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75435199" calcext:value-type="float">
            <text:p>675435199</text:p>
          </table:table-cell>
          <table:table-cell table:style-name="ce3" office:value-type="float" office:value="2062181697" calcext:value-type="float">
            <text:p>2062181697</text:p>
          </table:table-cell>
          <table:table-cell table:style-name="ce3" office:value-type="float" office:value="1265900593" calcext:value-type="float">
            <text:p>1265900593</text:p>
          </table:table-cell>
          <table:table-cell table:style-name="ce3" office:value-type="float" office:value="62" calcext:value-type="float">
            <text:p>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40826265" calcext:value-type="float">
            <text:p>440826265</text:p>
          </table:table-cell>
          <table:table-cell table:style-name="ce3" office:value-type="float" office:value="1442852802" calcext:value-type="float">
            <text:p>1442852802</text:p>
          </table:table-cell>
          <table:table-cell table:style-name="ce3" office:value-type="float" office:value="408669808" calcext:value-type="float">
            <text:p>408669808</text:p>
          </table:table-cell>
          <table:table-cell table:style-name="ce3" office:value-type="float" office:value="107" calcext:value-type="float">
            <text:p>10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48450255" calcext:value-type="float">
            <text:p>148450255</text:p>
          </table:table-cell>
          <table:table-cell table:style-name="ce3" office:value-type="float" office:value="834834246" calcext:value-type="float">
            <text:p>834834246</text:p>
          </table:table-cell>
          <table:table-cell table:style-name="ce3" office:value-type="float" office:value="341787723" calcext:value-type="float">
            <text:p>341787723</text:p>
          </table:table-cell>
          <table:table-cell table:style-name="ce3" office:value-type="float" office:value="152" calcext:value-type="float">
            <text:p>1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774920456" calcext:value-type="float">
            <text:p>1774920456</text:p>
          </table:table-cell>
          <table:table-cell table:style-name="ce3" office:value-type="float" office:value="613264850" calcext:value-type="float">
            <text:p>613264850</text:p>
          </table:table-cell>
          <table:table-cell table:style-name="ce3" office:value-type="float" office:value="1933182808" calcext:value-type="float">
            <text:p>1933182808</text:p>
          </table:table-cell>
          <table:table-cell table:style-name="ce3" office:value-type="float" office:value="198" calcext:value-type="float">
            <text:p>19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392749623" calcext:value-type="float">
            <text:p>392749623</text:p>
          </table:table-cell>
          <table:table-cell table:style-name="ce3" office:value-type="float" office:value="461048182" calcext:value-type="float">
            <text:p>461048182</text:p>
          </table:table-cell>
          <table:table-cell table:style-name="ce3" office:value-type="float" office:value="1674069098" calcext:value-type="float">
            <text:p>1674069098</text:p>
          </table:table-cell>
          <table:table-cell table:style-name="ce3" office:value-type="float" office:value="244" calcext:value-type="float">
            <text:p>2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725663456" calcext:value-type="float">
            <text:p>1725663456</text:p>
          </table:table-cell>
          <table:table-cell table:style-name="ce3" office:value-type="float" office:value="1541872738" calcext:value-type="float">
            <text:p>1541872738</text:p>
          </table:table-cell>
          <table:table-cell table:style-name="ce3" office:value-type="float" office:value="1999416974" calcext:value-type="float">
            <text:p>1999416974</text:p>
          </table:table-cell>
          <table:table-cell table:style-name="ce3" office:value-type="float" office:value="290" calcext:value-type="float">
            <text:p>2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59038751" calcext:value-type="float">
            <text:p>1459038751</text:p>
          </table:table-cell>
          <table:table-cell table:style-name="ce3" office:value-type="float" office:value="806835494" calcext:value-type="float">
            <text:p>806835494</text:p>
          </table:table-cell>
          <table:table-cell table:style-name="ce3" office:value-type="float" office:value="1766860975" calcext:value-type="float">
            <text:p>1766860975</text:p>
          </table:table-cell>
          <table:table-cell table:style-name="ce3" office:value-type="float" office:value="336" calcext:value-type="float">
            <text:p>3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095995193" calcext:value-type="float">
            <text:p>2095995193</text:p>
          </table:table-cell>
          <table:table-cell table:style-name="ce3" office:value-type="float" office:value="1701576561" calcext:value-type="float">
            <text:p>1701576561</text:p>
          </table:table-cell>
          <table:table-cell table:style-name="ce3" office:value-type="float" office:value="1267566518" calcext:value-type="float">
            <text:p>1267566518</text:p>
          </table:table-cell>
          <table:table-cell table:style-name="ce3" office:value-type="float" office:value="382" calcext:value-type="float">
            <text:p>38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69446959" calcext:value-type="float">
            <text:p>69446959</text:p>
          </table:table-cell>
          <table:table-cell table:style-name="ce3" office:value-type="float" office:value="800390739" calcext:value-type="float">
            <text:p>800390739</text:p>
          </table:table-cell>
          <table:table-cell table:style-name="ce3" office:value-type="float" office:value="450004519" calcext:value-type="float">
            <text:p>450004519</text:p>
          </table:table-cell>
          <table:table-cell table:style-name="ce3" office:value-type="float" office:value="428" calcext:value-type="float">
            <text:p>4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111419048" calcext:value-type="float">
            <text:p>1111419048</text:p>
          </table:table-cell>
          <table:table-cell table:style-name="ce3" office:value-type="float" office:value="225573624" calcext:value-type="float">
            <text:p>225573624</text:p>
          </table:table-cell>
          <table:table-cell table:style-name="ce3" office:value-type="float" office:value="2113801373" calcext:value-type="float">
            <text:p>2113801373</text:p>
          </table:table-cell>
          <table:table-cell table:style-name="ce3" office:value-type="float" office:value="475" calcext:value-type="float">
            <text:p>47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807169432" calcext:value-type="float">
            <text:p>807169432</text:p>
          </table:table-cell>
          <table:table-cell table:style-name="ce3" office:value-type="float" office:value="592310504" calcext:value-type="float">
            <text:p>592310504</text:p>
          </table:table-cell>
          <table:table-cell table:style-name="ce3" office:value-type="float" office:value="1106043377" calcext:value-type="float">
            <text:p>1106043377</text:p>
          </table:table-cell>
          <table:table-cell table:style-name="ce3" office:value-type="float" office:value="522" calcext:value-type="float">
            <text:p>5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42439207" calcext:value-type="float">
            <text:p>442439207</text:p>
          </table:table-cell>
          <table:table-cell table:style-name="ce3" office:value-type="float" office:value="1523700408" calcext:value-type="float">
            <text:p>1523700408</text:p>
          </table:table-cell>
          <table:table-cell table:style-name="ce3" office:value-type="float" office:value="1692848486" calcext:value-type="float">
            <text:p>1692848486</text:p>
          </table:table-cell>
          <table:table-cell table:style-name="ce3" office:value-type="float" office:value="569" calcext:value-type="float">
            <text:p>5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487362673" calcext:value-type="float">
            <text:p>1487362673</text:p>
          </table:table-cell>
          <table:table-cell table:style-name="ce3" office:value-type="float" office:value="1663924263" calcext:value-type="float">
            <text:p>1663924263</text:p>
          </table:table-cell>
          <table:table-cell table:style-name="ce3" office:value-type="float" office:value="1607321589" calcext:value-type="float">
            <text:p>1607321589</text:p>
          </table:table-cell>
          <table:table-cell table:style-name="ce3" office:value-type="float" office:value="616" calcext:value-type="float">
            <text:p>6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94782391" calcext:value-type="float">
            <text:p>1394782391</text:p>
          </table:table-cell>
          <table:table-cell table:style-name="ce3" office:value-type="float" office:value="565143668" calcext:value-type="float">
            <text:p>565143668</text:p>
          </table:table-cell>
          <table:table-cell table:style-name="ce3" office:value-type="float" office:value="1460095185" calcext:value-type="float">
            <text:p>1460095185</text:p>
          </table:table-cell>
          <table:table-cell table:style-name="ce3" office:value-type="float" office:value="664" calcext:value-type="float">
            <text:p>6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76143969" calcext:value-type="float">
            <text:p>176143969</text:p>
          </table:table-cell>
          <table:table-cell table:style-name="ce3" office:value-type="float" office:value="1300379995" calcext:value-type="float">
            <text:p>1300379995</text:p>
          </table:table-cell>
          <table:table-cell table:style-name="ce3" office:value-type="float" office:value="242627996" calcext:value-type="float">
            <text:p>242627996</text:p>
          </table:table-cell>
          <table:table-cell table:style-name="ce3" office:value-type="float" office:value="712" calcext:value-type="float">
            <text:p>7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219220039" calcext:value-type="float">
            <text:p>1219220039</text:p>
          </table:table-cell>
          <table:table-cell table:style-name="ce3" office:value-type="float" office:value="568437777" calcext:value-type="float">
            <text:p>568437777</text:p>
          </table:table-cell>
          <table:table-cell table:style-name="ce3" office:value-type="float" office:value="1743660554" calcext:value-type="float">
            <text:p>1743660554</text:p>
          </table:table-cell>
          <table:table-cell table:style-name="ce3" office:value-type="float" office:value="760" calcext:value-type="float">
            <text:p>7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2226257" calcext:value-type="float">
            <text:p>142226257</text:p>
          </table:table-cell>
          <table:table-cell table:style-name="ce3" office:value-type="float" office:value="297141299" calcext:value-type="float">
            <text:p>297141299</text:p>
          </table:table-cell>
          <table:table-cell table:style-name="ce3" office:value-type="float" office:value="1440175116" calcext:value-type="float">
            <text:p>1440175116</text:p>
          </table:table-cell>
          <table:table-cell table:style-name="ce3" office:value-type="float" office:value="808" calcext:value-type="float">
            <text:p>8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47401174" calcext:value-type="float">
            <text:p>247401174</text:p>
          </table:table-cell>
          <table:table-cell table:style-name="ce3" office:value-type="float" office:value="961875097" calcext:value-type="float">
            <text:p>961875097</text:p>
          </table:table-cell>
          <table:table-cell table:style-name="ce3" office:value-type="float" office:value="284258810" calcext:value-type="float">
            <text:p>284258810</text:p>
          </table:table-cell>
          <table:table-cell table:style-name="ce3" office:value-type="float" office:value="856" calcext:value-type="float">
            <text:p>8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43188890" calcext:value-type="float">
            <text:p>543188890</text:p>
          </table:table-cell>
          <table:table-cell table:style-name="ce3" office:value-type="float" office:value="949495242" calcext:value-type="float">
            <text:p>949495242</text:p>
          </table:table-cell>
          <table:table-cell table:style-name="ce3" office:value-type="float" office:value="295205296" calcext:value-type="float">
            <text:p>295205296</text:p>
          </table:table-cell>
          <table:table-cell table:style-name="ce3" office:value-type="float" office:value="904" calcext:value-type="float">
            <text:p>9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22686581" calcext:value-type="float">
            <text:p>422686581</text:p>
          </table:table-cell>
          <table:table-cell table:style-name="ce3" office:value-type="float" office:value="1334997341" calcext:value-type="float">
            <text:p>1334997341</text:p>
          </table:table-cell>
          <table:table-cell table:style-name="ce3" office:value-type="float" office:value="1006273476" calcext:value-type="float">
            <text:p>1006273476</text:p>
          </table:table-cell>
          <table:table-cell table:style-name="ce3" office:value-type="float" office:value="953" calcext:value-type="float">
            <text:p>95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17459283" calcext:value-type="float">
            <text:p>217459283</text:p>
          </table:table-cell>
          <table:table-cell table:style-name="ce3" office:value-type="float" office:value="1611944983" calcext:value-type="float">
            <text:p>1611944983</text:p>
          </table:table-cell>
          <table:table-cell table:style-name="ce3" office:value-type="float" office:value="576394205" calcext:value-type="float">
            <text:p>576394205</text:p>
          </table:table-cell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968484132" calcext:value-type="float">
            <text:p>1968484132</text:p>
          </table:table-cell>
          <table:table-cell table:style-name="ce3" office:value-type="float" office:value="1951661125" calcext:value-type="float">
            <text:p>1951661125</text:p>
          </table:table-cell>
          <table:table-cell table:style-name="ce3" office:value-type="float" office:value="1191825073" calcext:value-type="float">
            <text:p>1191825073</text:p>
          </table:table-cell>
          <table:table-cell table:style-name="ce3" office:value-type="float" office:value="51" calcext:value-type="float">
            <text:p>5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9725436" calcext:value-type="float">
            <text:p>179725436</text:p>
          </table:table-cell>
          <table:table-cell table:style-name="ce3" office:value-type="float" office:value="1497429199" calcext:value-type="float">
            <text:p>1497429199</text:p>
          </table:table-cell>
          <table:table-cell table:style-name="ce3" office:value-type="float" office:value="1138997115" calcext:value-type="float">
            <text:p>1138997115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83393764" calcext:value-type="float">
            <text:p>1283393764</text:p>
          </table:table-cell>
          <table:table-cell table:style-name="ce3" office:value-type="float" office:value="9559661" calcext:value-type="float">
            <text:p>9559661</text:p>
          </table:table-cell>
          <table:table-cell table:style-name="ce3" office:value-type="float" office:value="1961331566" calcext:value-type="float">
            <text:p>1961331566</text:p>
          </table:table-cell>
          <table:table-cell table:style-name="ce3" office:value-type="float" office:value="150" calcext:value-type="float">
            <text:p>1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73231036" calcext:value-type="float">
            <text:p>673231036</text:p>
          </table:table-cell>
          <table:table-cell table:style-name="ce3" office:value-type="float" office:value="1612880710" calcext:value-type="float">
            <text:p>1612880710</text:p>
          </table:table-cell>
          <table:table-cell table:style-name="ce3" office:value-type="float" office:value="1735832270" calcext:value-type="float">
            <text:p>1735832270</text:p>
          </table:table-cell>
          <table:table-cell table:style-name="ce3" office:value-type="float" office:value="200" calcext:value-type="float">
            <text:p>2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050164388" calcext:value-type="float">
            <text:p>2050164388</text:p>
          </table:table-cell>
          <table:table-cell table:style-name="ce3" office:value-type="float" office:value="1001247185" calcext:value-type="float">
            <text:p>1001247185</text:p>
          </table:table-cell>
          <table:table-cell table:style-name="ce3" office:value-type="float" office:value="649826079" calcext:value-type="float">
            <text:p>649826079</text:p>
          </table:table-cell>
          <table:table-cell table:style-name="ce3" office:value-type="float" office:value="250" calcext:value-type="float">
            <text:p>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737736955" calcext:value-type="float">
            <text:p>737736955</text:p>
          </table:table-cell>
          <table:table-cell table:style-name="ce3" office:value-type="float" office:value="81425778" calcext:value-type="float">
            <text:p>81425778</text:p>
          </table:table-cell>
          <table:table-cell table:style-name="ce3" office:value-type="float" office:value="277863072" calcext:value-type="float">
            <text:p>277863072</text:p>
          </table:table-cell>
          <table:table-cell table:style-name="ce3" office:value-type="float" office:value="300" calcext:value-type="float">
            <text:p>3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21902780" calcext:value-type="float">
            <text:p>1721902780</text:p>
          </table:table-cell>
          <table:table-cell table:style-name="ce3" office:value-type="float" office:value="67199061" calcext:value-type="float">
            <text:p>67199061</text:p>
          </table:table-cell>
          <table:table-cell table:style-name="ce3" office:value-type="float" office:value="112283761" calcext:value-type="float">
            <text:p>112283761</text:p>
          </table:table-cell>
          <table:table-cell table:style-name="ce3" office:value-type="float" office:value="350" calcext:value-type="float">
            <text:p>3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530383012" calcext:value-type="float">
            <text:p>530383012</text:p>
          </table:table-cell>
          <table:table-cell table:style-name="ce3" office:value-type="float" office:value="1817780479" calcext:value-type="float">
            <text:p>1817780479</text:p>
          </table:table-cell>
          <table:table-cell table:style-name="ce3" office:value-type="float" office:value="1661401602" calcext:value-type="float">
            <text:p>1661401602</text:p>
          </table:table-cell>
          <table:table-cell table:style-name="ce3" office:value-type="float" office:value="400" calcext:value-type="float">
            <text:p>4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090143484" calcext:value-type="float">
            <text:p>2090143484</text:p>
          </table:table-cell>
          <table:table-cell table:style-name="ce3" office:value-type="float" office:value="1711956733" calcext:value-type="float">
            <text:p>1711956733</text:p>
          </table:table-cell>
          <table:table-cell table:style-name="ce3" office:value-type="float" office:value="1784058213" calcext:value-type="float">
            <text:p>1784058213</text:p>
          </table:table-cell>
          <table:table-cell table:style-name="ce3" office:value-type="float" office:value="451" calcext:value-type="float">
            <text:p>45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04021604" calcext:value-type="float">
            <text:p>504021604</text:p>
          </table:table-cell>
          <table:table-cell table:style-name="ce3" office:value-type="float" office:value="354167030" calcext:value-type="float">
            <text:p>354167030</text:p>
          </table:table-cell>
          <table:table-cell table:style-name="ce3" office:value-type="float" office:value="776834617" calcext:value-type="float">
            <text:p>776834617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415590716" calcext:value-type="float">
            <text:p>1415590716</text:p>
          </table:table-cell>
          <table:table-cell table:style-name="ce3" office:value-type="float" office:value="1749711586" calcext:value-type="float">
            <text:p>1749711586</text:p>
          </table:table-cell>
          <table:table-cell table:style-name="ce3" office:value-type="float" office:value="342297666" calcext:value-type="float">
            <text:p>342297666</text:p>
          </table:table-cell>
          <table:table-cell table:style-name="ce3" office:value-type="float" office:value="553" calcext:value-type="float">
            <text:p>55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009311268" calcext:value-type="float">
            <text:p>2009311268</text:p>
          </table:table-cell>
          <table:table-cell table:style-name="ce3" office:value-type="float" office:value="868315301" calcext:value-type="float">
            <text:p>868315301</text:p>
          </table:table-cell>
          <table:table-cell table:style-name="ce3" office:value-type="float" office:value="1505089361" calcext:value-type="float">
            <text:p>1505089361</text:p>
          </table:table-cell>
          <table:table-cell table:style-name="ce3" office:value-type="float" office:value="604" calcext:value-type="float">
            <text:p>6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314116475" calcext:value-type="float">
            <text:p>1314116475</text:p>
          </table:table-cell>
          <table:table-cell table:style-name="ce3" office:value-type="float" office:value="199840239" calcext:value-type="float">
            <text:p>199840239</text:p>
          </table:table-cell>
          <table:table-cell table:style-name="ce3" office:value-type="float" office:value="1264435883" calcext:value-type="float">
            <text:p>1264435883</text:p>
          </table:table-cell>
          <table:table-cell table:style-name="ce3" office:value-type="float" office:value="656" calcext:value-type="float">
            <text:p>6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633759293" calcext:value-type="float">
            <text:p>1633759293</text:p>
          </table:table-cell>
          <table:table-cell table:style-name="ce3" office:value-type="float" office:value="1974138317" calcext:value-type="float">
            <text:p>1974138317</text:p>
          </table:table-cell>
          <table:table-cell table:style-name="ce3" office:value-type="float" office:value="1460439577" calcext:value-type="float">
            <text:p>1460439577</text:p>
          </table:table-cell>
          <table:table-cell table:style-name="ce3" office:value-type="float" office:value="708" calcext:value-type="float">
            <text:p>7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66514123" calcext:value-type="float">
            <text:p>866514123</text:p>
          </table:table-cell>
          <table:table-cell table:style-name="ce3" office:value-type="float" office:value="1456333159" calcext:value-type="float">
            <text:p>1456333159</text:p>
          </table:table-cell>
          <table:table-cell table:style-name="ce3" office:value-type="float" office:value="1306218367" calcext:value-type="float">
            <text:p>1306218367</text:p>
          </table:table-cell>
          <table:table-cell table:style-name="ce3" office:value-type="float" office:value="760" calcext:value-type="float">
            <text:p>7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16248172" calcext:value-type="float">
            <text:p>1416248172</text:p>
          </table:table-cell>
          <table:table-cell table:style-name="ce3" office:value-type="float" office:value="1708172340" calcext:value-type="float">
            <text:p>1708172340</text:p>
          </table:table-cell>
          <table:table-cell table:style-name="ce3" office:value-type="float" office:value="387227991" calcext:value-type="float">
            <text:p>387227991</text:p>
          </table:table-cell>
          <table:table-cell table:style-name="ce3" office:value-type="float" office:value="812" calcext:value-type="float">
            <text:p>8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4272372" calcext:value-type="float">
            <text:p>174272372</text:p>
          </table:table-cell>
          <table:table-cell table:style-name="ce3" office:value-type="float" office:value="1436937371" calcext:value-type="float">
            <text:p>1436937371</text:p>
          </table:table-cell>
          <table:table-cell table:style-name="ce3" office:value-type="float" office:value="58083017" calcext:value-type="float">
            <text:p>58083017</text:p>
          </table:table-cell>
          <table:table-cell table:style-name="ce3" office:value-type="float" office:value="864" calcext:value-type="float">
            <text:p>8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75543979" calcext:value-type="float">
            <text:p>1975543979</text:p>
          </table:table-cell>
          <table:table-cell table:style-name="ce3" office:value-type="float" office:value="1837942224" calcext:value-type="float">
            <text:p>1837942224</text:p>
          </table:table-cell>
          <table:table-cell table:style-name="ce3" office:value-type="float" office:value="136983082" calcext:value-type="float">
            <text:p>136983082</text:p>
          </table:table-cell>
          <table:table-cell table:style-name="ce3" office:value-type="float" office:value="916" calcext:value-type="float">
            <text:p>9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722973324" calcext:value-type="float">
            <text:p>722973324</text:p>
          </table:table-cell>
          <table:table-cell table:style-name="ce3" office:value-type="float" office:value="242635120" calcext:value-type="float">
            <text:p>242635120</text:p>
          </table:table-cell>
          <table:table-cell table:style-name="ce3" office:value-type="float" office:value="285731490" calcext:value-type="float">
            <text:p>285731490</text:p>
          </table:table-cell>
          <table:table-cell table:style-name="ce3" office:value-type="float" office:value="969" calcext:value-type="float">
            <text:p>9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550176084" calcext:value-type="float">
            <text:p>550176084</text:p>
          </table:table-cell>
          <table:table-cell table:style-name="ce3" office:value-type="float" office:value="2094199888" calcext:value-type="float">
            <text:p>2094199888</text:p>
          </table:table-cell>
          <table:table-cell table:style-name="ce3" office:value-type="float" office:value="1068845736" calcext:value-type="float">
            <text:p>1068845736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892339147" calcext:value-type="float">
            <text:p>1892339147</text:p>
          </table:table-cell>
          <table:table-cell table:style-name="ce3" office:value-type="float" office:value="1791548656" calcext:value-type="float">
            <text:p>1791548656</text:p>
          </table:table-cell>
          <table:table-cell table:style-name="ce3" office:value-type="float" office:value="1933127819" calcext:value-type="float">
            <text:p>1933127819</text:p>
          </table:table-cell>
          <table:table-cell table:style-name="ce3" office:value-type="float" office:value="75" calcext:value-type="float">
            <text:p>7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11216749" calcext:value-type="float">
            <text:p>311216749</text:p>
          </table:table-cell>
          <table:table-cell table:style-name="ce3" office:value-type="float" office:value="491427536" calcext:value-type="float">
            <text:p>491427536</text:p>
          </table:table-cell>
          <table:table-cell table:style-name="ce3" office:value-type="float" office:value="92768757" calcext:value-type="float">
            <text:p>92768757</text:p>
          </table:table-cell>
          <table:table-cell table:style-name="ce3" office:value-type="float" office:value="128" calcext:value-type="float">
            <text:p>1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97217562" calcext:value-type="float">
            <text:p>1497217562</text:p>
          </table:table-cell>
          <table:table-cell table:style-name="ce3" office:value-type="float" office:value="1857012847" calcext:value-type="float">
            <text:p>1857012847</text:p>
          </table:table-cell>
          <table:table-cell table:style-name="ce3" office:value-type="float" office:value="721774687" calcext:value-type="float">
            <text:p>721774687</text:p>
          </table:table-cell>
          <table:table-cell table:style-name="ce3" office:value-type="float" office:value="182" calcext:value-type="float">
            <text:p>18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669660917" calcext:value-type="float">
            <text:p>1669660917</text:p>
          </table:table-cell>
          <table:table-cell table:style-name="ce3" office:value-type="float" office:value="276712781" calcext:value-type="float">
            <text:p>276712781</text:p>
          </table:table-cell>
          <table:table-cell table:style-name="ce3" office:value-type="float" office:value="695096865" calcext:value-type="float">
            <text:p>695096865</text:p>
          </table:table-cell>
          <table:table-cell table:style-name="ce3" office:value-type="float" office:value="236" calcext:value-type="float">
            <text:p>2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822203602" calcext:value-type="float">
            <text:p>822203602</text:p>
          </table:table-cell>
          <table:table-cell table:style-name="ce3" office:value-type="float" office:value="2127030247" calcext:value-type="float">
            <text:p>2127030247</text:p>
          </table:table-cell>
          <table:table-cell table:style-name="ce3" office:value-type="float" office:value="473707684" calcext:value-type="float">
            <text:p>473707684</text:p>
          </table:table-cell>
          <table:table-cell table:style-name="ce3" office:value-type="float" office:value="290" calcext:value-type="float">
            <text:p>2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866147582" calcext:value-type="float">
            <text:p>1866147582</text:p>
          </table:table-cell>
          <table:table-cell table:style-name="ce3" office:value-type="float" office:value="1681831861" calcext:value-type="float">
            <text:p>1681831861</text:p>
          </table:table-cell>
          <table:table-cell table:style-name="ce3" office:value-type="float" office:value="2075369025" calcext:value-type="float">
            <text:p>2075369025</text:p>
          </table:table-cell>
          <table:table-cell table:style-name="ce3" office:value-type="float" office:value="344" calcext:value-type="float">
            <text:p>3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343731633" calcext:value-type="float">
            <text:p>343731633</text:p>
          </table:table-cell>
          <table:table-cell table:style-name="ce3" office:value-type="float" office:value="1685137182" calcext:value-type="float">
            <text:p>1685137182</text:p>
          </table:table-cell>
          <table:table-cell table:style-name="ce3" office:value-type="float" office:value="1549374368" calcext:value-type="float">
            <text:p>1549374368</text:p>
          </table:table-cell>
          <table:table-cell table:style-name="ce3" office:value-type="float" office:value="398" calcext:value-type="float">
            <text:p>39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366542711" calcext:value-type="float">
            <text:p>366542711</text:p>
          </table:table-cell>
          <table:table-cell table:style-name="ce3" office:value-type="float" office:value="1416721754" calcext:value-type="float">
            <text:p>1416721754</text:p>
          </table:table-cell>
          <table:table-cell table:style-name="ce3" office:value-type="float" office:value="195067482" calcext:value-type="float">
            <text:p>195067482</text:p>
          </table:table-cell>
          <table:table-cell table:style-name="ce3" office:value-type="float" office:value="452" calcext:value-type="float">
            <text:p>4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00241313" calcext:value-type="float">
            <text:p>1500241313</text:p>
          </table:table-cell>
          <table:table-cell table:style-name="ce3" office:value-type="float" office:value="1924030478" calcext:value-type="float">
            <text:p>1924030478</text:p>
          </table:table-cell>
          <table:table-cell table:style-name="ce3" office:value-type="float" office:value="2084725043" calcext:value-type="float">
            <text:p>2084725043</text:p>
          </table:table-cell>
          <table:table-cell table:style-name="ce3" office:value-type="float" office:value="507" calcext:value-type="float">
            <text:p>50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50236422" calcext:value-type="float">
            <text:p>950236422</text:p>
          </table:table-cell>
          <table:table-cell table:style-name="ce3" office:value-type="float" office:value="941170729" calcext:value-type="float">
            <text:p>941170729</text:p>
          </table:table-cell>
          <table:table-cell table:style-name="ce3" office:value-type="float" office:value="2009573074" calcext:value-type="float">
            <text:p>2009573074</text:p>
          </table:table-cell>
          <table:table-cell table:style-name="ce3" office:value-type="float" office:value="562" calcext:value-type="float">
            <text:p>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35138026" calcext:value-type="float">
            <text:p>1935138026</text:p>
          </table:table-cell>
          <table:table-cell table:style-name="ce3" office:value-type="float" office:value="1215586426" calcext:value-type="float">
            <text:p>1215586426</text:p>
          </table:table-cell>
          <table:table-cell table:style-name="ce3" office:value-type="float" office:value="48112411" calcext:value-type="float">
            <text:p>48112411</text:p>
          </table:table-cell>
          <table:table-cell table:style-name="ce3" office:value-type="float" office:value="617" calcext:value-type="float">
            <text:p>61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24954021" calcext:value-type="float">
            <text:p>224954021</text:p>
          </table:table-cell>
          <table:table-cell table:style-name="ce3" office:value-type="float" office:value="970400110" calcext:value-type="float">
            <text:p>970400110</text:p>
          </table:table-cell>
          <table:table-cell table:style-name="ce3" office:value-type="float" office:value="1385308727" calcext:value-type="float">
            <text:p>1385308727</text:p>
          </table:table-cell>
          <table:table-cell table:style-name="ce3" office:value-type="float" office:value="672" calcext:value-type="float">
            <text:p>6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231010467" calcext:value-type="float">
            <text:p>1231010467</text:p>
          </table:table-cell>
          <table:table-cell table:style-name="ce3" office:value-type="float" office:value="1324573769" calcext:value-type="float">
            <text:p>1324573769</text:p>
          </table:table-cell>
          <table:table-cell table:style-name="ce3" office:value-type="float" office:value="1632404458" calcext:value-type="float">
            <text:p>1632404458</text:p>
          </table:table-cell>
          <table:table-cell table:style-name="ce3" office:value-type="float" office:value="728" calcext:value-type="float">
            <text:p>7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35454037" calcext:value-type="float">
            <text:p>735454037</text:p>
          </table:table-cell>
          <table:table-cell table:style-name="ce3" office:value-type="float" office:value="1361259739" calcext:value-type="float">
            <text:p>1361259739</text:p>
          </table:table-cell>
          <table:table-cell table:style-name="ce3" office:value-type="float" office:value="149176914" calcext:value-type="float">
            <text:p>149176914</text:p>
          </table:table-cell>
          <table:table-cell table:style-name="ce3" office:value-type="float" office:value="784" calcext:value-type="float">
            <text:p>7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07605618" calcext:value-type="float">
            <text:p>2007605618</text:p>
          </table:table-cell>
          <table:table-cell table:style-name="ce3" office:value-type="float" office:value="541361809" calcext:value-type="float">
            <text:p>541361809</text:p>
          </table:table-cell>
          <table:table-cell table:style-name="ce3" office:value-type="float" office:value="272123020" calcext:value-type="float">
            <text:p>272123020</text:p>
          </table:table-cell>
          <table:table-cell table:style-name="ce3" office:value-type="float" office:value="840" calcext:value-type="float">
            <text:p>8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564544350" calcext:value-type="float">
            <text:p>564544350</text:p>
          </table:table-cell>
          <table:table-cell table:style-name="ce3" office:value-type="float" office:value="1734251442" calcext:value-type="float">
            <text:p>1734251442</text:p>
          </table:table-cell>
          <table:table-cell table:style-name="ce3" office:value-type="float" office:value="484681886" calcext:value-type="float">
            <text:p>484681886</text:p>
          </table:table-cell>
          <table:table-cell table:style-name="ce3" office:value-type="float" office:value="896" calcext:value-type="float">
            <text:p>8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714133586" calcext:value-type="float">
            <text:p>714133586</text:p>
          </table:table-cell>
          <table:table-cell table:style-name="ce3" office:value-type="float" office:value="1238219541" calcext:value-type="float">
            <text:p>1238219541</text:p>
          </table:table-cell>
          <table:table-cell table:style-name="ce3" office:value-type="float" office:value="701597921" calcext:value-type="float">
            <text:p>701597921</text:p>
          </table:table-cell>
          <table:table-cell table:style-name="ce3" office:value-type="float" office:value="952" calcext:value-type="float">
            <text:p>9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7071229" calcext:value-type="float">
            <text:p>157071229</text:p>
          </table:table-cell>
          <table:table-cell table:style-name="ce3" office:value-type="float" office:value="410923326" calcext:value-type="float">
            <text:p>410923326</text:p>
          </table:table-cell>
          <table:table-cell table:style-name="ce3" office:value-type="float" office:value="1267945038" calcext:value-type="float">
            <text:p>1267945038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638742410" calcext:value-type="float">
            <text:p>638742410</text:p>
          </table:table-cell>
          <table:table-cell table:style-name="ce3" office:value-type="float" office:value="2058916794" calcext:value-type="float">
            <text:p>2058916794</text:p>
          </table:table-cell>
          <table:table-cell table:style-name="ce3" office:value-type="float" office:value="678125972" calcext:value-type="float">
            <text:p>678125972</text:p>
          </table:table-cell>
          <table:table-cell table:style-name="ce3" office:value-type="float" office:value="65" calcext:value-type="float">
            <text:p>6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72928517" calcext:value-type="float">
            <text:p>72928517</text:p>
          </table:table-cell>
          <table:table-cell table:style-name="ce3" office:value-type="float" office:value="65256238" calcext:value-type="float">
            <text:p>65256238</text:p>
          </table:table-cell>
          <table:table-cell table:style-name="ce3" office:value-type="float" office:value="568405315" calcext:value-type="float">
            <text:p>568405315</text:p>
          </table:table-cell>
          <table:table-cell table:style-name="ce3" office:value-type="float" office:value="122" calcext:value-type="float">
            <text:p>1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643905859" calcext:value-type="float">
            <text:p>1643905859</text:p>
          </table:table-cell>
          <table:table-cell table:style-name="ce3" office:value-type="float" office:value="1188639113" calcext:value-type="float">
            <text:p>1188639113</text:p>
          </table:table-cell>
          <table:table-cell table:style-name="ce3" office:value-type="float" office:value="610384886" calcext:value-type="float">
            <text:p>610384886</text:p>
          </table:table-cell>
          <table:table-cell table:style-name="ce3" office:value-type="float" office:value="179" calcext:value-type="float">
            <text:p>17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748640692" calcext:value-type="float">
            <text:p>1748640692</text:p>
          </table:table-cell>
          <table:table-cell table:style-name="ce3" office:value-type="float" office:value="102012059" calcext:value-type="float">
            <text:p>102012059</text:p>
          </table:table-cell>
          <table:table-cell table:style-name="ce3" office:value-type="float" office:value="147324247" calcext:value-type="float">
            <text:p>147324247</text:p>
          </table:table-cell>
          <table:table-cell table:style-name="ce3" office:value-type="float" office:value="236" calcext:value-type="float">
            <text:p>2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090387563" calcext:value-type="float">
            <text:p>1090387563</text:p>
          </table:table-cell>
          <table:table-cell table:style-name="ce3" office:value-type="float" office:value="651738576" calcext:value-type="float">
            <text:p>651738576</text:p>
          </table:table-cell>
          <table:table-cell table:style-name="ce3" office:value-type="float" office:value="1276975150" calcext:value-type="float">
            <text:p>1276975150</text:p>
          </table:table-cell>
          <table:table-cell table:style-name="ce3" office:value-type="float" office:value="294" calcext:value-type="float">
            <text:p>29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665802956" calcext:value-type="float">
            <text:p>1665802956</text:p>
          </table:table-cell>
          <table:table-cell table:style-name="ce3" office:value-type="float" office:value="844773744" calcext:value-type="float">
            <text:p>844773744</text:p>
          </table:table-cell>
          <table:table-cell table:style-name="ce3" office:value-type="float" office:value="505997470" calcext:value-type="float">
            <text:p>505997470</text:p>
          </table:table-cell>
          <table:table-cell table:style-name="ce3" office:value-type="float" office:value="352" calcext:value-type="float">
            <text:p>3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05962515" calcext:value-type="float">
            <text:p>405962515</text:p>
          </table:table-cell>
          <table:table-cell table:style-name="ce3" office:value-type="float" office:value="1350478927" calcext:value-type="float">
            <text:p>1350478927</text:p>
          </table:table-cell>
          <table:table-cell table:style-name="ce3" office:value-type="float" office:value="50099934" calcext:value-type="float">
            <text:p>50099934</text:p>
          </table:table-cell>
          <table:table-cell table:style-name="ce3" office:value-type="float" office:value="410" calcext:value-type="float">
            <text:p>4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456439908" calcext:value-type="float">
            <text:p>456439908</text:p>
          </table:table-cell>
          <table:table-cell table:style-name="ce3" office:value-type="float" office:value="499844332" calcext:value-type="float">
            <text:p>499844332</text:p>
          </table:table-cell>
          <table:table-cell table:style-name="ce3" office:value-type="float" office:value="1760488777" calcext:value-type="float">
            <text:p>1760488777</text:p>
          </table:table-cell>
          <table:table-cell table:style-name="ce3" office:value-type="float" office:value="468" calcext:value-type="float">
            <text:p>4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573943100" calcext:value-type="float">
            <text:p>573943100</text:p>
          </table:table-cell>
          <table:table-cell table:style-name="ce3" office:value-type="float" office:value="1582108356" calcext:value-type="float">
            <text:p>1582108356</text:p>
          </table:table-cell>
          <table:table-cell table:style-name="ce3" office:value-type="float" office:value="1262878922" calcext:value-type="float">
            <text:p>1262878922</text:p>
          </table:table-cell>
          <table:table-cell table:style-name="ce3" office:value-type="float" office:value="526" calcext:value-type="float">
            <text:p>52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912618531" calcext:value-type="float">
            <text:p>1912618531</text:p>
          </table:table-cell>
          <table:table-cell table:style-name="ce3" office:value-type="float" office:value="699083852" calcext:value-type="float">
            <text:p>699083852</text:p>
          </table:table-cell>
          <table:table-cell table:style-name="ce3" office:value-type="float" office:value="652403966" calcext:value-type="float">
            <text:p>652403966</text:p>
          </table:table-cell>
          <table:table-cell table:style-name="ce3" office:value-type="float" office:value="584" calcext:value-type="float">
            <text:p>5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844407253" calcext:value-type="float">
            <text:p>1844407253</text:p>
          </table:table-cell>
          <table:table-cell table:style-name="ce3" office:value-type="float" office:value="692946147" calcext:value-type="float">
            <text:p>692946147</text:p>
          </table:table-cell>
          <table:table-cell table:style-name="ce3" office:value-type="float" office:value="1594779085" calcext:value-type="float">
            <text:p>1594779085</text:p>
          </table:table-cell>
          <table:table-cell table:style-name="ce3" office:value-type="float" office:value="643" calcext:value-type="float">
            <text:p>64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6242290" calcext:value-type="float">
            <text:p>26242290</text:p>
          </table:table-cell>
          <table:table-cell table:style-name="ce3" office:value-type="float" office:value="13340329" calcext:value-type="float">
            <text:p>13340329</text:p>
          </table:table-cell>
          <table:table-cell table:style-name="ce3" office:value-type="float" office:value="1369055144" calcext:value-type="float">
            <text:p>1369055144</text:p>
          </table:table-cell>
          <table:table-cell table:style-name="ce3" office:value-type="float" office:value="702" calcext:value-type="float">
            <text:p>7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20020189" calcext:value-type="float">
            <text:p>820020189</text:p>
          </table:table-cell>
          <table:table-cell table:style-name="ce3" office:value-type="float" office:value="285977594" calcext:value-type="float">
            <text:p>285977594</text:p>
          </table:table-cell>
          <table:table-cell table:style-name="ce3" office:value-type="float" office:value="518683656" calcext:value-type="float">
            <text:p>518683656</text:p>
          </table:table-cell>
          <table:table-cell table:style-name="ce3" office:value-type="float" office:value="761" calcext:value-type="float">
            <text:p>7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76747306" calcext:value-type="float">
            <text:p>1676747306</text:p>
          </table:table-cell>
          <table:table-cell table:style-name="ce3" office:value-type="float" office:value="1595737069" calcext:value-type="float">
            <text:p>1595737069</text:p>
          </table:table-cell>
          <table:table-cell table:style-name="ce3" office:value-type="float" office:value="1505604279" calcext:value-type="float">
            <text:p>1505604279</text:p>
          </table:table-cell>
          <table:table-cell table:style-name="ce3" office:value-type="float" office:value="820" calcext:value-type="float">
            <text:p>8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811542886" calcext:value-type="float">
            <text:p>1811542886</text:p>
          </table:table-cell>
          <table:table-cell table:style-name="ce3" office:value-type="float" office:value="558107591" calcext:value-type="float">
            <text:p>558107591</text:p>
          </table:table-cell>
          <table:table-cell table:style-name="ce3" office:value-type="float" office:value="738667710" calcext:value-type="float">
            <text:p>738667710</text:p>
          </table:table-cell>
          <table:table-cell table:style-name="ce3" office:value-type="float" office:value="880" calcext:value-type="float">
            <text:p>8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725607305" calcext:value-type="float">
            <text:p>1725607305</text:p>
          </table:table-cell>
          <table:table-cell table:style-name="ce3" office:value-type="float" office:value="1871913813" calcext:value-type="float">
            <text:p>1871913813</text:p>
          </table:table-cell>
          <table:table-cell table:style-name="ce3" office:value-type="float" office:value="770758181" calcext:value-type="float">
            <text:p>770758181</text:p>
          </table:table-cell>
          <table:table-cell table:style-name="ce3" office:value-type="float" office:value="940" calcext:value-type="float">
            <text:p>9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15308894" calcext:value-type="float">
            <text:p>515308894</text:p>
          </table:table-cell>
          <table:table-cell table:style-name="ce3" office:value-type="float" office:value="1913547263" calcext:value-type="float">
            <text:p>1913547263</text:p>
          </table:table-cell>
          <table:table-cell table:style-name="ce3" office:value-type="float" office:value="1152410130" calcext:value-type="float">
            <text:p>1152410130</text:p>
          </table:table-cell>
          <table:table-cell table:style-name="ce3"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142512722" calcext:value-type="float">
            <text:p>2142512722</text:p>
          </table:table-cell>
          <table:table-cell table:style-name="ce3" office:value-type="float" office:value="1076510204" calcext:value-type="float">
            <text:p>1076510204</text:p>
          </table:table-cell>
          <table:table-cell table:style-name="ce3" office:value-type="float" office:value="170716535" calcext:value-type="float">
            <text:p>170716535</text:p>
          </table:table-cell>
          <table:table-cell table:style-name="ce3" office:value-type="float" office:value="60" calcext:value-type="float">
            <text:p>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05508990" calcext:value-type="float">
            <text:p>205508990</text:p>
          </table:table-cell>
          <table:table-cell table:style-name="ce3" office:value-type="float" office:value="2121972211" calcext:value-type="float">
            <text:p>2121972211</text:p>
          </table:table-cell>
          <table:table-cell table:style-name="ce3" office:value-type="float" office:value="710399839" calcext:value-type="float">
            <text:p>710399839</text:p>
          </table:table-cell>
          <table:table-cell table:style-name="ce3" office:value-type="float" office:value="120" calcext:value-type="float">
            <text:p>1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835888946" calcext:value-type="float">
            <text:p>835888946</text:p>
          </table:table-cell>
          <table:table-cell table:style-name="ce3" office:value-type="float" office:value="895692249" calcext:value-type="float">
            <text:p>895692249</text:p>
          </table:table-cell>
          <table:table-cell table:style-name="ce3" office:value-type="float" office:value="357135681" calcext:value-type="float">
            <text:p>357135681</text:p>
          </table:table-cell>
          <table:table-cell table:style-name="ce3" office:value-type="float" office:value="180" calcext:value-type="float">
            <text:p>1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094973853" calcext:value-type="float">
            <text:p>2094973853</text:p>
          </table:table-cell>
          <table:table-cell table:style-name="ce3" office:value-type="float" office:value="1308789130" calcext:value-type="float">
            <text:p>1308789130</text:p>
          </table:table-cell>
          <table:table-cell table:style-name="ce3" office:value-type="float" office:value="1499073942" calcext:value-type="float">
            <text:p>1499073942</text:p>
          </table:table-cell>
          <table:table-cell table:style-name="ce3" office:value-type="float" office:value="241" calcext:value-type="float">
            <text:p>2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3654763" calcext:value-type="float">
            <text:p>83654763</text:p>
          </table:table-cell>
          <table:table-cell table:style-name="ce3" office:value-type="float" office:value="1938922654" calcext:value-type="float">
            <text:p>1938922654</text:p>
          </table:table-cell>
          <table:table-cell table:style-name="ce3" office:value-type="float" office:value="2116125879" calcext:value-type="float">
            <text:p>2116125879</text:p>
          </table:table-cell>
          <table:table-cell table:style-name="ce3" office:value-type="float" office:value="302" calcext:value-type="float">
            <text:p>3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31295949" calcext:value-type="float">
            <text:p>1531295949</text:p>
          </table:table-cell>
          <table:table-cell table:style-name="ce3" office:value-type="float" office:value="2001917401" calcext:value-type="float">
            <text:p>2001917401</text:p>
          </table:table-cell>
          <table:table-cell table:style-name="ce3" office:value-type="float" office:value="2014846364" calcext:value-type="float">
            <text:p>2014846364</text:p>
          </table:table-cell>
          <table:table-cell table:style-name="ce3" office:value-type="float" office:value="363" calcext:value-type="float">
            <text:p>36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046977211" calcext:value-type="float">
            <text:p>1046977211</text:p>
          </table:table-cell>
          <table:table-cell table:style-name="ce3" office:value-type="float" office:value="1003585931" calcext:value-type="float">
            <text:p>1003585931</text:p>
          </table:table-cell>
          <table:table-cell table:style-name="ce3" office:value-type="float" office:value="945008393" calcext:value-type="float">
            <text:p>945008393</text:p>
          </table:table-cell>
          <table:table-cell table:style-name="ce3" office:value-type="float" office:value="424" calcext:value-type="float">
            <text:p>4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4973565" calcext:value-type="float">
            <text:p>64973565</text:p>
          </table:table-cell>
          <table:table-cell table:style-name="ce3" office:value-type="float" office:value="889160865" calcext:value-type="float">
            <text:p>889160865</text:p>
          </table:table-cell>
          <table:table-cell table:style-name="ce3" office:value-type="float" office:value="486333535" calcext:value-type="float">
            <text:p>486333535</text:p>
          </table:table-cell>
          <table:table-cell table:style-name="ce3" office:value-type="float" office:value="486" calcext:value-type="float">
            <text:p>48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089013771" calcext:value-type="float">
            <text:p>1089013771</text:p>
          </table:table-cell>
          <table:table-cell table:style-name="ce3" office:value-type="float" office:value="597659107" calcext:value-type="float">
            <text:p>597659107</text:p>
          </table:table-cell>
          <table:table-cell table:style-name="ce3" office:value-type="float" office:value="1254152525" calcext:value-type="float">
            <text:p>1254152525</text:p>
          </table:table-cell>
          <table:table-cell table:style-name="ce3" office:value-type="float" office:value="548" calcext:value-type="float">
            <text:p>5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51317292" calcext:value-type="float">
            <text:p>51317292</text:p>
          </table:table-cell>
          <table:table-cell table:style-name="ce3" office:value-type="float" office:value="2025957800" calcext:value-type="float">
            <text:p>2025957800</text:p>
          </table:table-cell>
          <table:table-cell table:style-name="ce3" office:value-type="float" office:value="1848059591" calcext:value-type="float">
            <text:p>1848059591</text:p>
          </table:table-cell>
          <table:table-cell table:style-name="ce3" office:value-type="float" office:value="610" calcext:value-type="float">
            <text:p>6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348783795" calcext:value-type="float">
            <text:p>1348783795</text:p>
          </table:table-cell>
          <table:table-cell table:style-name="ce3" office:value-type="float" office:value="334298360" calcext:value-type="float">
            <text:p>334298360</text:p>
          </table:table-cell>
          <table:table-cell table:style-name="ce3" office:value-type="float" office:value="1310414847" calcext:value-type="float">
            <text:p>1310414847</text:p>
          </table:table-cell>
          <table:table-cell table:style-name="ce3" office:value-type="float" office:value="672" calcext:value-type="float">
            <text:p>6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1854277" calcext:value-type="float">
            <text:p>171854277</text:p>
          </table:table-cell>
          <table:table-cell table:style-name="ce3" office:value-type="float" office:value="952039144" calcext:value-type="float">
            <text:p>952039144</text:p>
          </table:table-cell>
          <table:table-cell table:style-name="ce3" office:value-type="float" office:value="617668495" calcext:value-type="float">
            <text:p>617668495</text:p>
          </table:table-cell>
          <table:table-cell table:style-name="ce3" office:value-type="float" office:value="734" calcext:value-type="float">
            <text:p>73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136810627" calcext:value-type="float">
            <text:p>2136810627</text:p>
          </table:table-cell>
          <table:table-cell table:style-name="ce3" office:value-type="float" office:value="556065975" calcext:value-type="float">
            <text:p>556065975</text:p>
          </table:table-cell>
          <table:table-cell table:style-name="ce3" office:value-type="float" office:value="1671356957" calcext:value-type="float">
            <text:p>1671356957</text:p>
          </table:table-cell>
          <table:table-cell table:style-name="ce3" office:value-type="float" office:value="796" calcext:value-type="float">
            <text:p>7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07162484" calcext:value-type="float">
            <text:p>1007162484</text:p>
          </table:table-cell>
          <table:table-cell table:style-name="ce3" office:value-type="float" office:value="1210428965" calcext:value-type="float">
            <text:p>1210428965</text:p>
          </table:table-cell>
          <table:table-cell table:style-name="ce3" office:value-type="float" office:value="150803809" calcext:value-type="float">
            <text:p>150803809</text:p>
          </table:table-cell>
          <table:table-cell table:style-name="ce3" office:value-type="float" office:value="859" calcext:value-type="float">
            <text:p>85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13755052" calcext:value-type="float">
            <text:p>913755052</text:p>
          </table:table-cell>
          <table:table-cell table:style-name="ce3" office:value-type="float" office:value="110496366" calcext:value-type="float">
            <text:p>110496366</text:p>
          </table:table-cell>
          <table:table-cell table:style-name="ce3" office:value-type="float" office:value="51406873" calcext:value-type="float">
            <text:p>51406873</text:p>
          </table:table-cell>
          <table:table-cell table:style-name="ce3" office:value-type="float" office:value="922" calcext:value-type="float">
            <text:p>9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825592115" calcext:value-type="float">
            <text:p>825592115</text:p>
          </table:table-cell>
          <table:table-cell table:style-name="ce3" office:value-type="float" office:value="506470218" calcext:value-type="float">
            <text:p>506470218</text:p>
          </table:table-cell>
          <table:table-cell table:style-name="ce3" office:value-type="float" office:value="2086212987" calcext:value-type="float">
            <text:p>2086212987</text:p>
          </table:table-cell>
          <table:table-cell table:style-name="ce3" office:value-type="float" office:value="985" calcext:value-type="float">
            <text:p>98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834827076" calcext:value-type="float">
            <text:p>834827076</text:p>
          </table:table-cell>
          <table:table-cell table:style-name="ce3" office:value-type="float" office:value="2044354014" calcext:value-type="float">
            <text:p>2044354014</text:p>
          </table:table-cell>
          <table:table-cell table:style-name="ce3" office:value-type="float" office:value="1037085168" calcext:value-type="float">
            <text:p>1037085168</text:p>
          </table:table-cell>
          <table:table-cell table:style-name="ce3" office:value-type="float" office:value="48" calcext:value-type="float">
            <text:p>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427993947" calcext:value-type="float">
            <text:p>1427993947</text:p>
          </table:table-cell>
          <table:table-cell table:style-name="ce3" office:value-type="float" office:value="1265441177" calcext:value-type="float">
            <text:p>1265441177</text:p>
          </table:table-cell>
          <table:table-cell table:style-name="ce3" office:value-type="float" office:value="237847944" calcext:value-type="float">
            <text:p>237847944</text:p>
          </table:table-cell>
          <table:table-cell table:style-name="ce3" office:value-type="float" office:value="112" calcext:value-type="float">
            <text:p>1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017181" calcext:value-type="float">
            <text:p>17017181</text:p>
          </table:table-cell>
          <table:table-cell table:style-name="ce3" office:value-type="float" office:value="2078297290" calcext:value-type="float">
            <text:p>2078297290</text:p>
          </table:table-cell>
          <table:table-cell table:style-name="ce3" office:value-type="float" office:value="1799801314" calcext:value-type="float">
            <text:p>1799801314</text:p>
          </table:table-cell>
          <table:table-cell table:style-name="ce3" office:value-type="float" office:value="176" calcext:value-type="float">
            <text:p>1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392435882" calcext:value-type="float">
            <text:p>392435882</text:p>
          </table:table-cell>
          <table:table-cell table:style-name="ce3" office:value-type="float" office:value="1080747613" calcext:value-type="float">
            <text:p>1080747613</text:p>
          </table:table-cell>
          <table:table-cell table:style-name="ce3" office:value-type="float" office:value="234825507" calcext:value-type="float">
            <text:p>234825507</text:p>
          </table:table-cell>
          <table:table-cell table:style-name="ce3" office:value-type="float" office:value="240" calcext:value-type="float">
            <text:p>2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747585765" calcext:value-type="float">
            <text:p>747585765</text:p>
          </table:table-cell>
          <table:table-cell table:style-name="ce3" office:value-type="float" office:value="664646422" calcext:value-type="float">
            <text:p>664646422</text:p>
          </table:table-cell>
          <table:table-cell table:style-name="ce3" office:value-type="float" office:value="1055889501" calcext:value-type="float">
            <text:p>1055889501</text:p>
          </table:table-cell>
          <table:table-cell table:style-name="ce3" office:value-type="float" office:value="304" calcext:value-type="float">
            <text:p>3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894611555" calcext:value-type="float">
            <text:p>1894611555</text:p>
          </table:table-cell>
          <table:table-cell table:style-name="ce3" office:value-type="float" office:value="703535426" calcext:value-type="float">
            <text:p>703535426</text:p>
          </table:table-cell>
          <table:table-cell table:style-name="ce3" office:value-type="float" office:value="1601030140" calcext:value-type="float">
            <text:p>1601030140</text:p>
          </table:table-cell>
          <table:table-cell table:style-name="ce3" office:value-type="float" office:value="368" calcext:value-type="float">
            <text:p>3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96355988" calcext:value-type="float">
            <text:p>1996355988</text:p>
          </table:table-cell>
          <table:table-cell table:style-name="ce3" office:value-type="float" office:value="386878405" calcext:value-type="float">
            <text:p>386878405</text:p>
          </table:table-cell>
          <table:table-cell table:style-name="ce3" office:value-type="float" office:value="778615231" calcext:value-type="float">
            <text:p>778615231</text:p>
          </table:table-cell>
          <table:table-cell table:style-name="ce3" office:value-type="float" office:value="432" calcext:value-type="float">
            <text:p>4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70573964" calcext:value-type="float">
            <text:p>470573964</text:p>
          </table:table-cell>
          <table:table-cell table:style-name="ce3" office:value-type="float" office:value="284353358" calcext:value-type="float">
            <text:p>284353358</text:p>
          </table:table-cell>
          <table:table-cell table:style-name="ce3" office:value-type="float" office:value="666059596" calcext:value-type="float">
            <text:p>666059596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901821012" calcext:value-type="float">
            <text:p>1901821012</text:p>
          </table:table-cell>
          <table:table-cell table:style-name="ce3" office:value-type="float" office:value="371632618" calcext:value-type="float">
            <text:p>371632618</text:p>
          </table:table-cell>
          <table:table-cell table:style-name="ce3" office:value-type="float" office:value="1543182307" calcext:value-type="float">
            <text:p>1543182307</text:p>
          </table:table-cell>
          <table:table-cell table:style-name="ce3" office:value-type="float" office:value="562" calcext:value-type="float">
            <text:p>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759131852" calcext:value-type="float">
            <text:p>759131852</text:p>
          </table:table-cell>
          <table:table-cell table:style-name="ce3" office:value-type="float" office:value="1818099133" calcext:value-type="float">
            <text:p>1818099133</text:p>
          </table:table-cell>
          <table:table-cell table:style-name="ce3" office:value-type="float" office:value="276251599" calcext:value-type="float">
            <text:p>276251599</text:p>
          </table:table-cell>
          <table:table-cell table:style-name="ce3" office:value-type="float" office:value="627" calcext:value-type="float">
            <text:p>62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28683795" calcext:value-type="float">
            <text:p>528683795</text:p>
          </table:table-cell>
          <table:table-cell table:style-name="ce3" office:value-type="float" office:value="1121384759" calcext:value-type="float">
            <text:p>1121384759</text:p>
          </table:table-cell>
          <table:table-cell table:style-name="ce3" office:value-type="float" office:value="1904252749" calcext:value-type="float">
            <text:p>1904252749</text:p>
          </table:table-cell>
          <table:table-cell table:style-name="ce3" office:value-type="float" office:value="692" calcext:value-type="float">
            <text:p>6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448690788" calcext:value-type="float">
            <text:p>1448690788</text:p>
          </table:table-cell>
          <table:table-cell table:style-name="ce3" office:value-type="float" office:value="1102834596" calcext:value-type="float">
            <text:p>1102834596</text:p>
          </table:table-cell>
          <table:table-cell table:style-name="ce3" office:value-type="float" office:value="1515213116" calcext:value-type="float">
            <text:p>1515213116</text:p>
          </table:table-cell>
          <table:table-cell table:style-name="ce3" office:value-type="float" office:value="758" calcext:value-type="float">
            <text:p>75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123956539" calcext:value-type="float">
            <text:p>2123956539</text:p>
          </table:table-cell>
          <table:table-cell table:style-name="ce3" office:value-type="float" office:value="819446507" calcext:value-type="float">
            <text:p>819446507</text:p>
          </table:table-cell>
          <table:table-cell table:style-name="ce3" office:value-type="float" office:value="1275939609" calcext:value-type="float">
            <text:p>1275939609</text:p>
          </table:table-cell>
          <table:table-cell table:style-name="ce3" office:value-type="float" office:value="824" calcext:value-type="float">
            <text:p>8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864353917" calcext:value-type="float">
            <text:p>1864353917</text:p>
          </table:table-cell>
          <table:table-cell table:style-name="ce3" office:value-type="float" office:value="1433553089" calcext:value-type="float">
            <text:p>1433553089</text:p>
          </table:table-cell>
          <table:table-cell table:style-name="ce3" office:value-type="float" office:value="1054410921" calcext:value-type="float">
            <text:p>1054410921</text:p>
          </table:table-cell>
          <table:table-cell table:style-name="ce3" office:value-type="float" office:value="890" calcext:value-type="float">
            <text:p>8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62375050" calcext:value-type="float">
            <text:p>262375050</text:p>
          </table:table-cell>
          <table:table-cell table:style-name="ce3" office:value-type="float" office:value="1226299971" calcext:value-type="float">
            <text:p>1226299971</text:p>
          </table:table-cell>
          <table:table-cell table:style-name="ce3" office:value-type="float" office:value="1290480357" calcext:value-type="float">
            <text:p>1290480357</text:p>
          </table:table-cell>
          <table:table-cell table:style-name="ce3" office:value-type="float" office:value="956" calcext:value-type="float">
            <text:p>9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953536005" calcext:value-type="float">
            <text:p>953536005</text:p>
          </table:table-cell>
          <table:table-cell table:style-name="ce3" office:value-type="float" office:value="898272968" calcext:value-type="float">
            <text:p>898272968</text:p>
          </table:table-cell>
          <table:table-cell table:style-name="ce3" office:value-type="float" office:value="739136785" calcext:value-type="float">
            <text:p>739136785</text:p>
          </table:table-cell>
          <table:table-cell table:style-name="ce3" office:value-type="float" office:value="1022" calcext:value-type="float">
            <text:p>10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56654659" calcext:value-type="float">
            <text:p>1556654659</text:p>
          </table:table-cell>
          <table:table-cell table:style-name="ce3" office:value-type="float" office:value="795323480" calcext:value-type="float">
            <text:p>795323480</text:p>
          </table:table-cell>
          <table:table-cell table:style-name="ce3" office:value-type="float" office:value="1479582460" calcext:value-type="float">
            <text:p>1479582460</text:p>
          </table:table-cell>
          <table:table-cell table:style-name="ce3" office:value-type="float" office:value="1088" calcext:value-type="float">
            <text:p>10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49053877" calcext:value-type="float">
            <text:p>2049053877</text:p>
          </table:table-cell>
          <table:table-cell table:style-name="ce3" office:value-type="float" office:value="982451464" calcext:value-type="float">
            <text:p>982451464</text:p>
          </table:table-cell>
          <table:table-cell table:style-name="ce3" office:value-type="float" office:value="613399477" calcext:value-type="float">
            <text:p>613399477</text:p>
          </table:table-cell>
          <table:table-cell table:style-name="ce3" office:value-type="float" office:value="1155" calcext:value-type="float">
            <text:p>115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400731411" calcext:value-type="float">
            <text:p>1400731411</text:p>
          </table:table-cell>
          <table:table-cell table:style-name="ce3" office:value-type="float" office:value="884281111" calcext:value-type="float">
            <text:p>884281111</text:p>
          </table:table-cell>
          <table:table-cell table:style-name="ce3" office:value-type="float" office:value="1771143489" calcext:value-type="float">
            <text:p>1771143489</text:p>
          </table:table-cell>
          <table:table-cell table:style-name="ce3" office:value-type="float" office:value="1222" calcext:value-type="float">
            <text:p>12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377075301" calcext:value-type="float">
            <text:p>1377075301</text:p>
          </table:table-cell>
          <table:table-cell table:style-name="ce3" office:value-type="float" office:value="758525252" calcext:value-type="float">
            <text:p>758525252</text:p>
          </table:table-cell>
          <table:table-cell table:style-name="ce3" office:value-type="float" office:value="2060484543" calcext:value-type="float">
            <text:p>2060484543</text:p>
          </table:table-cell>
          <table:table-cell table:style-name="ce3" office:value-type="float" office:value="1289" calcext:value-type="float">
            <text:p>12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73309410" calcext:value-type="float">
            <text:p>1073309410</text:p>
          </table:table-cell>
          <table:table-cell table:style-name="ce3" office:value-type="float" office:value="887523275" calcext:value-type="float">
            <text:p>887523275</text:p>
          </table:table-cell>
          <table:table-cell table:style-name="ce3" office:value-type="float" office:value="1601128552" calcext:value-type="float">
            <text:p>1601128552</text:p>
          </table:table-cell>
          <table:table-cell table:style-name="ce3" office:value-type="float" office:value="1356" calcext:value-type="float">
            <text:p>13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48610670" calcext:value-type="float">
            <text:p>248610670</text:p>
          </table:table-cell>
          <table:table-cell table:style-name="ce3" office:value-type="float" office:value="645830497" calcext:value-type="float">
            <text:p>645830497</text:p>
          </table:table-cell>
          <table:table-cell table:style-name="ce3" office:value-type="float" office:value="1013557548" calcext:value-type="float">
            <text:p>1013557548</text:p>
          </table:table-cell>
          <table:table-cell table:style-name="ce3" office:value-type="float" office:value="1424" calcext:value-type="float">
            <text:p>14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43835329" calcext:value-type="float">
            <text:p>1543835329</text:p>
          </table:table-cell>
          <table:table-cell table:style-name="ce3" office:value-type="float" office:value="182240803" calcext:value-type="float">
            <text:p>182240803</text:p>
          </table:table-cell>
          <table:table-cell table:style-name="ce3" office:value-type="float" office:value="2014945080" calcext:value-type="float">
            <text:p>2014945080</text:p>
          </table:table-cell>
          <table:table-cell table:style-name="ce3" office:value-type="float" office:value="1492" calcext:value-type="float">
            <text:p>14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342939367" calcext:value-type="float">
            <text:p>1342939367</text:p>
          </table:table-cell>
          <table:table-cell table:style-name="ce3" office:value-type="float" office:value="1723421288" calcext:value-type="float">
            <text:p>1723421288</text:p>
          </table:table-cell>
          <table:table-cell table:style-name="ce3" office:value-type="float" office:value="1882850468" calcext:value-type="float">
            <text:p>1882850468</text:p>
          </table:table-cell>
          <table:table-cell table:style-name="ce3" office:value-type="float" office:value="1560" calcext:value-type="float">
            <text:p>15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728800689" calcext:value-type="float">
            <text:p>728800689</text:p>
          </table:table-cell>
          <table:table-cell table:style-name="ce3" office:value-type="float" office:value="110360375" calcext:value-type="float">
            <text:p>110360375</text:p>
          </table:table-cell>
          <table:table-cell table:style-name="ce3" office:value-type="float" office:value="1905420962" calcext:value-type="float">
            <text:p>1905420962</text:p>
          </table:table-cell>
          <table:table-cell table:style-name="ce3" office:value-type="float" office:value="1628" calcext:value-type="float">
            <text:p>16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853935478" calcext:value-type="float">
            <text:p>1853935478</text:p>
          </table:table-cell>
          <table:table-cell table:style-name="ce3" office:value-type="float" office:value="183690661" calcext:value-type="float">
            <text:p>183690661</text:p>
          </table:table-cell>
          <table:table-cell table:style-name="ce3" office:value-type="float" office:value="279602300" calcext:value-type="float">
            <text:p>279602300</text:p>
          </table:table-cell>
          <table:table-cell table:style-name="ce3" office:value-type="float" office:value="1696" calcext:value-type="float">
            <text:p>16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253329913" calcext:value-type="float">
            <text:p>1253329913</text:p>
          </table:table-cell>
          <table:table-cell table:style-name="ce3" office:value-type="float" office:value="108900591" calcext:value-type="float">
            <text:p>108900591</text:p>
          </table:table-cell>
          <table:table-cell table:style-name="ce3" office:value-type="float" office:value="1093627813" calcext:value-type="float">
            <text:p>1093627813</text:p>
          </table:table-cell>
          <table:table-cell table:style-name="ce3" office:value-type="float" office:value="1764" calcext:value-type="float">
            <text:p>17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8744558" calcext:value-type="float">
            <text:p>48744558</text:p>
          </table:table-cell>
          <table:table-cell table:style-name="ce3" office:value-type="float" office:value="1147671244" calcext:value-type="float">
            <text:p>1147671244</text:p>
          </table:table-cell>
          <table:table-cell table:style-name="ce3" office:value-type="float" office:value="1053585098" calcext:value-type="float">
            <text:p>1053585098</text:p>
          </table:table-cell>
          <table:table-cell table:style-name="ce3" office:value-type="float" office:value="1833" calcext:value-type="float">
            <text:p>183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058516417" calcext:value-type="float">
            <text:p>1058516417</text:p>
          </table:table-cell>
          <table:table-cell table:style-name="ce3" office:value-type="float" office:value="1610889315" calcext:value-type="float">
            <text:p>1610889315</text:p>
          </table:table-cell>
          <table:table-cell table:style-name="ce3" office:value-type="float" office:value="1930863890" calcext:value-type="float">
            <text:p>1930863890</text:p>
          </table:table-cell>
          <table:table-cell table:style-name="ce3" office:value-type="float" office:value="1902" calcext:value-type="float">
            <text:p>19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30880487" calcext:value-type="float">
            <text:p>730880487</text:p>
          </table:table-cell>
          <table:table-cell table:style-name="ce3" office:value-type="float" office:value="1483712809" calcext:value-type="float">
            <text:p>1483712809</text:p>
          </table:table-cell>
          <table:table-cell table:style-name="ce3" office:value-type="float" office:value="965738772" calcext:value-type="float">
            <text:p>965738772</text:p>
          </table:table-cell>
          <table:table-cell table:style-name="ce3" office:value-type="float" office:value="1971" calcext:value-type="float">
            <text:p>197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301878449" calcext:value-type="float">
            <text:p>301878449</text:p>
          </table:table-cell>
          <table:table-cell table:style-name="ce3" office:value-type="float" office:value="846723962" calcext:value-type="float">
            <text:p>846723962</text:p>
          </table:table-cell>
          <table:table-cell table:style-name="ce3" office:value-type="float" office:value="997944678" calcext:value-type="float">
            <text:p>997944678</text:p>
          </table:table-cell>
          <table:table-cell table:style-name="ce3" office:value-type="float" office:value="2040" calcext:value-type="float">
            <text:p>20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314715767" calcext:value-type="float">
            <text:p>1314715767</text:p>
          </table:table-cell>
          <table:table-cell table:style-name="ce3" office:value-type="float" office:value="316797549" calcext:value-type="float">
            <text:p>316797549</text:p>
          </table:table-cell>
          <table:table-cell table:style-name="ce3" office:value-type="float" office:value="243519416" calcext:value-type="float">
            <text:p>243519416</text:p>
          </table:table-cell>
          <table:table-cell table:style-name="ce3" office:value-type="float" office:value="2110" calcext:value-type="float">
            <text:p>21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68641696" calcext:value-type="float">
            <text:p>968641696</text:p>
          </table:table-cell>
          <table:table-cell table:style-name="ce3" office:value-type="float" office:value="722655047" calcext:value-type="float">
            <text:p>722655047</text:p>
          </table:table-cell>
          <table:table-cell table:style-name="ce3" office:value-type="float" office:value="1790692878" calcext:value-type="float">
            <text:p>1790692878</text:p>
          </table:table-cell>
          <table:table-cell table:style-name="ce3" office:value-type="float" office:value="2180" calcext:value-type="float">
            <text:p>21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34932832" calcext:value-type="float">
            <text:p>2034932832</text:p>
          </table:table-cell>
          <table:table-cell table:style-name="ce3" office:value-type="float" office:value="1484752341" calcext:value-type="float">
            <text:p>1484752341</text:p>
          </table:table-cell>
          <table:table-cell table:style-name="ce3" office:value-type="float" office:value="1559678415" calcext:value-type="float">
            <text:p>1559678415</text:p>
          </table:table-cell>
          <table:table-cell table:style-name="ce3" office:value-type="float" office:value="2250" calcext:value-type="float">
            <text:p>2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91529376" calcext:value-type="float">
            <text:p>291529376</text:p>
          </table:table-cell>
          <table:table-cell table:style-name="ce3" office:value-type="float" office:value="257134974" calcext:value-type="float">
            <text:p>257134974</text:p>
          </table:table-cell>
          <table:table-cell table:style-name="ce3" office:value-type="float" office:value="812821376" calcext:value-type="float">
            <text:p>812821376</text:p>
          </table:table-cell>
          <table:table-cell table:style-name="ce3" office:value-type="float" office:value="2320" calcext:value-type="float">
            <text:p>23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24021343" calcext:value-type="float">
            <text:p>1324021343</text:p>
          </table:table-cell>
          <table:table-cell table:style-name="ce3" office:value-type="float" office:value="1064875129" calcext:value-type="float">
            <text:p>1064875129</text:p>
          </table:table-cell>
          <table:table-cell table:style-name="ce3" office:value-type="float" office:value="202424821" calcext:value-type="float">
            <text:p>202424821</text:p>
          </table:table-cell>
          <table:table-cell table:style-name="ce3" office:value-type="float" office:value="2390" calcext:value-type="float">
            <text:p>23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01151225" calcext:value-type="float">
            <text:p>601151225</text:p>
          </table:table-cell>
          <table:table-cell table:style-name="ce3" office:value-type="float" office:value="1927486827" calcext:value-type="float">
            <text:p>1927486827</text:p>
          </table:table-cell>
          <table:table-cell table:style-name="ce3" office:value-type="float" office:value="803840209" calcext:value-type="float">
            <text:p>803840209</text:p>
          </table:table-cell>
          <table:table-cell table:style-name="ce3" office:value-type="float" office:value="2460" calcext:value-type="float">
            <text:p>24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785558383" calcext:value-type="float">
            <text:p>1785558383</text:p>
          </table:table-cell>
          <table:table-cell table:style-name="ce3" office:value-type="float" office:value="1981044801" calcext:value-type="float">
            <text:p>1981044801</text:p>
          </table:table-cell>
          <table:table-cell table:style-name="ce3" office:value-type="float" office:value="1727864058" calcext:value-type="float">
            <text:p>1727864058</text:p>
          </table:table-cell>
          <table:table-cell table:style-name="ce3" office:value-type="float" office:value="2531" calcext:value-type="float">
            <text:p>253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43245929" calcext:value-type="float">
            <text:p>943245929</text:p>
          </table:table-cell>
          <table:table-cell table:style-name="ce3" office:value-type="float" office:value="981338306" calcext:value-type="float">
            <text:p>981338306</text:p>
          </table:table-cell>
          <table:table-cell table:style-name="ce3" office:value-type="float" office:value="352583008" calcext:value-type="float">
            <text:p>352583008</text:p>
          </table:table-cell>
          <table:table-cell table:style-name="ce3" office:value-type="float" office:value="2602" calcext:value-type="float">
            <text:p>26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410039167" calcext:value-type="float">
            <text:p>410039167</text:p>
          </table:table-cell>
          <table:table-cell table:style-name="ce3" office:value-type="float" office:value="943462981" calcext:value-type="float">
            <text:p>943462981</text:p>
          </table:table-cell>
          <table:table-cell table:style-name="ce3" office:value-type="float" office:value="362141978" calcext:value-type="float">
            <text:p>362141978</text:p>
          </table:table-cell>
          <table:table-cell table:style-name="ce3" office:value-type="float" office:value="2673" calcext:value-type="float">
            <text:p>267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53253336" calcext:value-type="float">
            <text:p>253253336</text:p>
          </table:table-cell>
          <table:table-cell table:style-name="ce3" office:value-type="float" office:value="1123634894" calcext:value-type="float">
            <text:p>1123634894</text:p>
          </table:table-cell>
          <table:table-cell table:style-name="ce3" office:value-type="float" office:value="235394186" calcext:value-type="float">
            <text:p>235394186</text:p>
          </table:table-cell>
          <table:table-cell table:style-name="ce3" office:value-type="float" office:value="2744" calcext:value-type="float">
            <text:p>27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6227816" calcext:value-type="float">
            <text:p>116227816</text:p>
          </table:table-cell>
          <table:table-cell table:style-name="ce3" office:value-type="float" office:value="398060650" calcext:value-type="float">
            <text:p>398060650</text:p>
          </table:table-cell>
          <table:table-cell table:style-name="ce3" office:value-type="float" office:value="467092228" calcext:value-type="float">
            <text:p>467092228</text:p>
          </table:table-cell>
          <table:table-cell table:style-name="ce3" office:value-type="float" office:value="2816" calcext:value-type="float">
            <text:p>28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378267479" calcext:value-type="float">
            <text:p>1378267479</text:p>
          </table:table-cell>
          <table:table-cell table:style-name="ce3" office:value-type="float" office:value="865584446" calcext:value-type="float">
            <text:p>865584446</text:p>
          </table:table-cell>
          <table:table-cell table:style-name="ce3" office:value-type="float" office:value="1214259516" calcext:value-type="float">
            <text:p>1214259516</text:p>
          </table:table-cell>
          <table:table-cell table:style-name="ce3" office:value-type="float" office:value="2888" calcext:value-type="float">
            <text:p>28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82892225" calcext:value-type="float">
            <text:p>1782892225</text:p>
          </table:table-cell>
          <table:table-cell table:style-name="ce3" office:value-type="float" office:value="1610960826" calcext:value-type="float">
            <text:p>1610960826</text:p>
          </table:table-cell>
          <table:table-cell table:style-name="ce3" office:value-type="float" office:value="1515043219" calcext:value-type="float">
            <text:p>1515043219</text:p>
          </table:table-cell>
          <table:table-cell table:style-name="ce3" office:value-type="float" office:value="2960" calcext:value-type="float">
            <text:p>29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230285030" calcext:value-type="float">
            <text:p>1230285030</text:p>
          </table:table-cell>
          <table:table-cell table:style-name="ce3" office:value-type="float" office:value="1875504942" calcext:value-type="float">
            <text:p>1875504942</text:p>
          </table:table-cell>
          <table:table-cell table:style-name="ce3" office:value-type="float" office:value="587158161" calcext:value-type="float">
            <text:p>587158161</text:p>
          </table:table-cell>
          <table:table-cell table:style-name="ce3" office:value-type="float" office:value="3032" calcext:value-type="float">
            <text:p>30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427936266" calcext:value-type="float">
            <text:p>1427936266</text:p>
          </table:table-cell>
          <table:table-cell table:style-name="ce3" office:value-type="float" office:value="1049349514" calcext:value-type="float">
            <text:p>1049349514</text:p>
          </table:table-cell>
          <table:table-cell table:style-name="ce3" office:value-type="float" office:value="1033672129" calcext:value-type="float">
            <text:p>1033672129</text:p>
          </table:table-cell>
          <table:table-cell table:style-name="ce3" office:value-type="float" office:value="3104" calcext:value-type="float">
            <text:p>31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195056261" calcext:value-type="float">
            <text:p>1195056261</text:p>
          </table:table-cell>
          <table:table-cell table:style-name="ce3" office:value-type="float" office:value="153970845" calcext:value-type="float">
            <text:p>153970845</text:p>
          </table:table-cell>
          <table:table-cell table:style-name="ce3" office:value-type="float" office:value="1574366872" calcext:value-type="float">
            <text:p>1574366872</text:p>
          </table:table-cell>
          <table:table-cell table:style-name="ce3" office:value-type="float" office:value="3176" calcext:value-type="float">
            <text:p>31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043502531" calcext:value-type="float">
            <text:p>2043502531</text:p>
          </table:table-cell>
          <table:table-cell table:style-name="ce3" office:value-type="float" office:value="69548502" calcext:value-type="float">
            <text:p>69548502</text:p>
          </table:table-cell>
          <table:table-cell table:style-name="ce3" office:value-type="float" office:value="559460850" calcext:value-type="float">
            <text:p>559460850</text:p>
          </table:table-cell>
          <table:table-cell table:style-name="ce3" office:value-type="float" office:value="3249" calcext:value-type="float">
            <text:p>32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441056052" calcext:value-type="float">
            <text:p>441056052</text:p>
          </table:table-cell>
          <table:table-cell table:style-name="ce3" office:value-type="float" office:value="1178971522" calcext:value-type="float">
            <text:p>1178971522</text:p>
          </table:table-cell>
          <table:table-cell table:style-name="ce3" office:value-type="float" office:value="662920628" calcext:value-type="float">
            <text:p>662920628</text:p>
          </table:table-cell>
          <table:table-cell table:style-name="ce3" office:value-type="float" office:value="3322" calcext:value-type="float">
            <text:p>33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862996715" calcext:value-type="float">
            <text:p>1862996715</text:p>
          </table:table-cell>
          <table:table-cell table:style-name="ce3" office:value-type="float" office:value="5441669" calcext:value-type="float">
            <text:p>5441669</text:p>
          </table:table-cell>
          <table:table-cell table:style-name="ce3" office:value-type="float" office:value="1750652507" calcext:value-type="float">
            <text:p>1750652507</text:p>
          </table:table-cell>
          <table:table-cell table:style-name="ce3" office:value-type="float" office:value="3395" calcext:value-type="float">
            <text:p>339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74201165" calcext:value-type="float">
            <text:p>1074201165</text:p>
          </table:table-cell>
          <table:table-cell table:style-name="ce3" office:value-type="float" office:value="159259023" calcext:value-type="float">
            <text:p>159259023</text:p>
          </table:table-cell>
          <table:table-cell table:style-name="ce3" office:value-type="float" office:value="86092517" calcext:value-type="float">
            <text:p>86092517</text:p>
          </table:table-cell>
          <table:table-cell table:style-name="ce3" office:value-type="float" office:value="3468" calcext:value-type="float">
            <text:p>34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3951418" calcext:value-type="float">
            <text:p>203951418</text:p>
          </table:table-cell>
          <table:table-cell table:style-name="ce3" office:value-type="float" office:value="906579117" calcext:value-type="float">
            <text:p>906579117</text:p>
          </table:table-cell>
          <table:table-cell table:style-name="ce3" office:value-type="float" office:value="2059685871" calcext:value-type="float">
            <text:p>2059685871</text:p>
          </table:table-cell>
          <table:table-cell table:style-name="ce3" office:value-type="float" office:value="3542" calcext:value-type="float">
            <text:p>354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27580118" calcext:value-type="float">
            <text:p>427580118</text:p>
          </table:table-cell>
          <table:table-cell table:style-name="ce3" office:value-type="float" office:value="1858659846" calcext:value-type="float">
            <text:p>1858659846</text:p>
          </table:table-cell>
          <table:table-cell table:style-name="ce3" office:value-type="float" office:value="1100782768" calcext:value-type="float">
            <text:p>1100782768</text:p>
          </table:table-cell>
          <table:table-cell table:style-name="ce3" office:value-type="float" office:value="3616" calcext:value-type="float">
            <text:p>36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858757018" calcext:value-type="float">
            <text:p>858757018</text:p>
          </table:table-cell>
          <table:table-cell table:style-name="ce3" office:value-type="float" office:value="845197842" calcext:value-type="float">
            <text:p>845197842</text:p>
          </table:table-cell>
          <table:table-cell table:style-name="ce3" office:value-type="float" office:value="532287445" calcext:value-type="float">
            <text:p>532287445</text:p>
          </table:table-cell>
          <table:table-cell table:style-name="ce3" office:value-type="float" office:value="3690" calcext:value-type="float">
            <text:p>36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039086966" calcext:value-type="float">
            <text:p>2039086966</text:p>
          </table:table-cell>
          <table:table-cell table:style-name="ce3" office:value-type="float" office:value="1228150326" calcext:value-type="float">
            <text:p>1228150326</text:p>
          </table:table-cell>
          <table:table-cell table:style-name="ce3" office:value-type="float" office:value="1720895044" calcext:value-type="float">
            <text:p>1720895044</text:p>
          </table:table-cell>
          <table:table-cell table:style-name="ce3" office:value-type="float" office:value="3764" calcext:value-type="float">
            <text:p>37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390582778" calcext:value-type="float">
            <text:p>1390582778</text:p>
          </table:table-cell>
          <table:table-cell table:style-name="ce3" office:value-type="float" office:value="1909605025" calcext:value-type="float">
            <text:p>1909605025</text:p>
          </table:table-cell>
          <table:table-cell table:style-name="ce3" office:value-type="float" office:value="575474432" calcext:value-type="float">
            <text:p>575474432</text:p>
          </table:table-cell>
          <table:table-cell table:style-name="ce3" office:value-type="float" office:value="3838" calcext:value-type="float">
            <text:p>383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60208661" calcext:value-type="float">
            <text:p>460208661</text:p>
          </table:table-cell>
          <table:table-cell table:style-name="ce3" office:value-type="float" office:value="404211682" calcext:value-type="float">
            <text:p>404211682</text:p>
          </table:table-cell>
          <table:table-cell table:style-name="ce3" office:value-type="float" office:value="1650268603" calcext:value-type="float">
            <text:p>1650268603</text:p>
          </table:table-cell>
          <table:table-cell table:style-name="ce3" office:value-type="float" office:value="3912" calcext:value-type="float">
            <text:p>39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638348978" calcext:value-type="float">
            <text:p>1638348978</text:p>
          </table:table-cell>
          <table:table-cell table:style-name="ce3" office:value-type="float" office:value="271144870" calcext:value-type="float">
            <text:p>271144870</text:p>
          </table:table-cell>
          <table:table-cell table:style-name="ce3" office:value-type="float" office:value="585733181" calcext:value-type="float">
            <text:p>585733181</text:p>
          </table:table-cell>
          <table:table-cell table:style-name="ce3" office:value-type="float" office:value="3987" calcext:value-type="float">
            <text:p>398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95938590" calcext:value-type="float">
            <text:p>695938590</text:p>
          </table:table-cell>
          <table:table-cell table:style-name="ce3" office:value-type="float" office:value="136447729" calcext:value-type="float">
            <text:p>136447729</text:p>
          </table:table-cell>
          <table:table-cell table:style-name="ce3" office:value-type="float" office:value="413491816" calcext:value-type="float">
            <text:p>413491816</text:p>
          </table:table-cell>
          <table:table-cell table:style-name="ce3" office:value-type="float" office:value="4062" calcext:value-type="float">
            <text:p>40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43935122" calcext:value-type="float">
            <text:p>1443935122</text:p>
          </table:table-cell>
          <table:table-cell table:style-name="ce3" office:value-type="float" office:value="525800659" calcext:value-type="float">
            <text:p>525800659</text:p>
          </table:table-cell>
          <table:table-cell table:style-name="ce3" office:value-type="float" office:value="1426177681" calcext:value-type="float">
            <text:p>1426177681</text:p>
          </table:table-cell>
          <table:table-cell table:style-name="ce3" office:value-type="float" office:value="4137" calcext:value-type="float">
            <text:p>413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652373054" calcext:value-type="float">
            <text:p>1652373054</text:p>
          </table:table-cell>
          <table:table-cell table:style-name="ce3" office:value-type="float" office:value="1926774393" calcext:value-type="float">
            <text:p>1926774393</text:p>
          </table:table-cell>
          <table:table-cell table:style-name="ce3" office:value-type="float" office:value="365127998" calcext:value-type="float">
            <text:p>365127998</text:p>
          </table:table-cell>
          <table:table-cell table:style-name="ce3" office:value-type="float" office:value="4212" calcext:value-type="float">
            <text:p>42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5382642" calcext:value-type="float">
            <text:p>175382642</text:p>
          </table:table-cell>
          <table:table-cell table:style-name="ce3" office:value-type="float" office:value="385989482" calcext:value-type="float">
            <text:p>385989482</text:p>
          </table:table-cell>
          <table:table-cell table:style-name="ce3" office:value-type="float" office:value="220160622" calcext:value-type="float">
            <text:p>220160622</text:p>
          </table:table-cell>
          <table:table-cell table:style-name="ce3" office:value-type="float" office:value="4288" calcext:value-type="float">
            <text:p>42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08499038" calcext:value-type="float">
            <text:p>1308499038</text:p>
          </table:table-cell>
          <table:table-cell table:style-name="ce3" office:value-type="float" office:value="7287358" calcext:value-type="float">
            <text:p>7287358</text:p>
          </table:table-cell>
          <table:table-cell table:style-name="ce3" office:value-type="float" office:value="1852515737" calcext:value-type="float">
            <text:p>1852515737</text:p>
          </table:table-cell>
          <table:table-cell table:style-name="ce3" office:value-type="float" office:value="4364" calcext:value-type="float">
            <text:p>43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710776146" calcext:value-type="float">
            <text:p>1710776146</text:p>
          </table:table-cell>
          <table:table-cell table:style-name="ce3" office:value-type="float" office:value="864786106" calcext:value-type="float">
            <text:p>864786106</text:p>
          </table:table-cell>
          <table:table-cell table:style-name="ce3" office:value-type="float" office:value="594693601" calcext:value-type="float">
            <text:p>594693601</text:p>
          </table:table-cell>
          <table:table-cell table:style-name="ce3" office:value-type="float" office:value="4440" calcext:value-type="float">
            <text:p>44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356122749" calcext:value-type="float">
            <text:p>356122749</text:p>
          </table:table-cell>
          <table:table-cell table:style-name="ce3" office:value-type="float" office:value="828163118" calcext:value-type="float">
            <text:p>828163118</text:p>
          </table:table-cell>
          <table:table-cell table:style-name="ce3" office:value-type="float" office:value="12863904" calcext:value-type="float">
            <text:p>12863904</text:p>
          </table:table-cell>
          <table:table-cell table:style-name="ce3" office:value-type="float" office:value="4516" calcext:value-type="float">
            <text:p>45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318115466" calcext:value-type="float">
            <text:p>318115466</text:p>
          </table:table-cell>
          <table:table-cell table:style-name="ce3" office:value-type="float" office:value="1480871050" calcext:value-type="float">
            <text:p>1480871050</text:p>
          </table:table-cell>
          <table:table-cell table:style-name="ce3" office:value-type="float" office:value="384425599" calcext:value-type="float">
            <text:p>384425599</text:p>
          </table:table-cell>
          <table:table-cell table:style-name="ce3" office:value-type="float" office:value="4592" calcext:value-type="float">
            <text:p>45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479837189" calcext:value-type="float">
            <text:p>1479837189</text:p>
          </table:table-cell>
          <table:table-cell table:style-name="ce3" office:value-type="float" office:value="1431758238" calcext:value-type="float">
            <text:p>1431758238</text:p>
          </table:table-cell>
          <table:table-cell table:style-name="ce3" office:value-type="float" office:value="545061844" calcext:value-type="float">
            <text:p>545061844</text:p>
          </table:table-cell>
          <table:table-cell table:style-name="ce3" office:value-type="float" office:value="4668" calcext:value-type="float">
            <text:p>46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615508034" calcext:value-type="float">
            <text:p>1615508034</text:p>
          </table:table-cell>
          <table:table-cell table:style-name="ce3" office:value-type="float" office:value="1705160921" calcext:value-type="float">
            <text:p>1705160921</text:p>
          </table:table-cell>
          <table:table-cell table:style-name="ce3" office:value-type="float" office:value="890137465" calcext:value-type="float">
            <text:p>890137465</text:p>
          </table:table-cell>
          <table:table-cell table:style-name="ce3" office:value-type="float" office:value="4745" calcext:value-type="float">
            <text:p>474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07765773" calcext:value-type="float">
            <text:p>1207765773</text:p>
          </table:table-cell>
          <table:table-cell table:style-name="ce3" office:value-type="float" office:value="1640043146" calcext:value-type="float">
            <text:p>1640043146</text:p>
          </table:table-cell>
          <table:table-cell table:style-name="ce3" office:value-type="float" office:value="1750412862" calcext:value-type="float">
            <text:p>1750412862</text:p>
          </table:table-cell>
          <table:table-cell table:style-name="ce3" office:value-type="float" office:value="4822" calcext:value-type="float">
            <text:p>48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903905915" calcext:value-type="float">
            <text:p>903905915</text:p>
          </table:table-cell>
          <table:table-cell table:style-name="ce3" office:value-type="float" office:value="936195998" calcext:value-type="float">
            <text:p>936195998</text:p>
          </table:table-cell>
          <table:table-cell table:style-name="ce3" office:value-type="float" office:value="26765004" calcext:value-type="float">
            <text:p>26765004</text:p>
          </table:table-cell>
          <table:table-cell table:style-name="ce3" office:value-type="float" office:value="4899" calcext:value-type="float">
            <text:p>489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47387453" calcext:value-type="float">
            <text:p>647387453</text:p>
          </table:table-cell>
          <table:table-cell table:style-name="ce3" office:value-type="float" office:value="1594205913" calcext:value-type="float">
            <text:p>1594205913</text:p>
          </table:table-cell>
          <table:table-cell table:style-name="ce3" office:value-type="float" office:value="1551599631" calcext:value-type="float">
            <text:p>1551599631</text:p>
          </table:table-cell>
          <table:table-cell table:style-name="ce3" office:value-type="float" office:value="4976" calcext:value-type="float">
            <text:p>49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488761803" calcext:value-type="float">
            <text:p>1488761803</text:p>
          </table:table-cell>
          <table:table-cell table:style-name="ce3" office:value-type="float" office:value="1139405962" calcext:value-type="float">
            <text:p>1139405962</text:p>
          </table:table-cell>
          <table:table-cell table:style-name="ce3" office:value-type="float" office:value="1819221577" calcext:value-type="float">
            <text:p>1819221577</text:p>
          </table:table-cell>
          <table:table-cell table:style-name="ce3" office:value-type="float" office:value="5054" calcext:value-type="float">
            <text:p>505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287640172" calcext:value-type="float">
            <text:p>1287640172</text:p>
          </table:table-cell>
          <table:table-cell table:style-name="ce3" office:value-type="float" office:value="1078451613" calcext:value-type="float">
            <text:p>1078451613</text:p>
          </table:table-cell>
          <table:table-cell table:style-name="ce3" office:value-type="float" office:value="1917273974" calcext:value-type="float">
            <text:p>1917273974</text:p>
          </table:table-cell>
          <table:table-cell table:style-name="ce3" office:value-type="float" office:value="5132" calcext:value-type="float">
            <text:p>51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175649907" calcext:value-type="float">
            <text:p>1175649907</text:p>
          </table:table-cell>
          <table:table-cell table:style-name="ce3" office:value-type="float" office:value="510957782" calcext:value-type="float">
            <text:p>510957782</text:p>
          </table:table-cell>
          <table:table-cell table:style-name="ce3" office:value-type="float" office:value="173404063" calcext:value-type="float">
            <text:p>173404063</text:p>
          </table:table-cell>
          <table:table-cell table:style-name="ce3" office:value-type="float" office:value="5210" calcext:value-type="float">
            <text:p>52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0941700" calcext:value-type="float">
            <text:p>150941700</text:p>
          </table:table-cell>
          <table:table-cell table:style-name="ce3" office:value-type="float" office:value="1949551233" calcext:value-type="float">
            <text:p>1949551233</text:p>
          </table:table-cell>
          <table:table-cell table:style-name="ce3" office:value-type="float" office:value="469116827" calcext:value-type="float">
            <text:p>469116827</text:p>
          </table:table-cell>
          <table:table-cell table:style-name="ce3" office:value-type="float" office:value="5288" calcext:value-type="float">
            <text:p>52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698963611" calcext:value-type="float">
            <text:p>698963611</text:p>
          </table:table-cell>
          <table:table-cell table:style-name="ce3" office:value-type="float" office:value="656170883" calcext:value-type="float">
            <text:p>656170883</text:p>
          </table:table-cell>
          <table:table-cell table:style-name="ce3" office:value-type="float" office:value="253050464" calcext:value-type="float">
            <text:p>253050464</text:p>
          </table:table-cell>
          <table:table-cell table:style-name="ce3" office:value-type="float" office:value="5366" calcext:value-type="float">
            <text:p>536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745855517" calcext:value-type="float">
            <text:p>745855517</text:p>
          </table:table-cell>
          <table:table-cell table:style-name="ce3" office:value-type="float" office:value="1423449736" calcext:value-type="float">
            <text:p>1423449736</text:p>
          </table:table-cell>
          <table:table-cell table:style-name="ce3" office:value-type="float" office:value="2095692259" calcext:value-type="float">
            <text:p>2095692259</text:p>
          </table:table-cell>
          <table:table-cell table:style-name="ce3" office:value-type="float" office:value="5444" calcext:value-type="float">
            <text:p>54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31620842" calcext:value-type="float">
            <text:p>731620842</text:p>
          </table:table-cell>
          <table:table-cell table:style-name="ce3" office:value-type="float" office:value="487611288" calcext:value-type="float">
            <text:p>487611288</text:p>
          </table:table-cell>
          <table:table-cell table:style-name="ce3" office:value-type="float" office:value="904490874" calcext:value-type="float">
            <text:p>904490874</text:p>
          </table:table-cell>
          <table:table-cell table:style-name="ce3" office:value-type="float" office:value="5523" calcext:value-type="float">
            <text:p>552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07606693" calcext:value-type="float">
            <text:p>2007606693</text:p>
          </table:table-cell>
          <table:table-cell table:style-name="ce3" office:value-type="float" office:value="852038343" calcext:value-type="float">
            <text:p>852038343</text:p>
          </table:table-cell>
          <table:table-cell table:style-name="ce3" office:value-type="float" office:value="1188792739" calcext:value-type="float">
            <text:p>1188792739</text:p>
          </table:table-cell>
          <table:table-cell table:style-name="ce3" office:value-type="float" office:value="5602" calcext:value-type="float">
            <text:p>56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82611875" calcext:value-type="float">
            <text:p>582611875</text:p>
          </table:table-cell>
          <table:table-cell table:style-name="ce3" office:value-type="float" office:value="723662932" calcext:value-type="float">
            <text:p>723662932</text:p>
          </table:table-cell>
          <table:table-cell table:style-name="ce3" office:value-type="float" office:value="2135999303" calcext:value-type="float">
            <text:p>2135999303</text:p>
          </table:table-cell>
          <table:table-cell table:style-name="ce3" office:value-type="float" office:value="5681" calcext:value-type="float">
            <text:p>56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579831892" calcext:value-type="float">
            <text:p>1579831892</text:p>
          </table:table-cell>
          <table:table-cell table:style-name="ce3" office:value-type="float" office:value="968534267" calcext:value-type="float">
            <text:p>968534267</text:p>
          </table:table-cell>
          <table:table-cell table:style-name="ce3" office:value-type="float" office:value="1575147171" calcext:value-type="float">
            <text:p>1575147171</text:p>
          </table:table-cell>
          <table:table-cell table:style-name="ce3" office:value-type="float" office:value="5760" calcext:value-type="float">
            <text:p>57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746784972" calcext:value-type="float">
            <text:p>746784972</text:p>
          </table:table-cell>
          <table:table-cell table:style-name="ce3" office:value-type="float" office:value="1445657329" calcext:value-type="float">
            <text:p>1445657329</text:p>
          </table:table-cell>
          <table:table-cell table:style-name="ce3" office:value-type="float" office:value="1130661379" calcext:value-type="float">
            <text:p>1130661379</text:p>
          </table:table-cell>
          <table:table-cell table:style-name="ce3" office:value-type="float" office:value="5840" calcext:value-type="float">
            <text:p>58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320585492" calcext:value-type="float">
            <text:p>1320585492</text:p>
          </table:table-cell>
          <table:table-cell table:style-name="ce3" office:value-type="float" office:value="2104619218" calcext:value-type="float">
            <text:p>2104619218</text:p>
          </table:table-cell>
          <table:table-cell table:style-name="ce3" office:value-type="float" office:value="1032125649" calcext:value-type="float">
            <text:p>1032125649</text:p>
          </table:table-cell>
          <table:table-cell table:style-name="ce3" office:value-type="float" office:value="5920" calcext:value-type="float">
            <text:p>59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36861963" calcext:value-type="float">
            <text:p>836861963</text:p>
          </table:table-cell>
          <table:table-cell table:style-name="ce3" office:value-type="float" office:value="1764217462" calcext:value-type="float">
            <text:p>1764217462</text:p>
          </table:table-cell>
          <table:table-cell table:style-name="ce3" office:value-type="float" office:value="942169595" calcext:value-type="float">
            <text:p>942169595</text:p>
          </table:table-cell>
          <table:table-cell table:style-name="ce3" office:value-type="float" office:value="6000" calcext:value-type="float">
            <text:p>60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68601388" calcext:value-type="float">
            <text:p>1268601388</text:p>
          </table:table-cell>
          <table:table-cell table:style-name="ce3" office:value-type="float" office:value="233666402" calcext:value-type="float">
            <text:p>233666402</text:p>
          </table:table-cell>
          <table:table-cell table:style-name="ce3" office:value-type="float" office:value="1989887699" calcext:value-type="float">
            <text:p>1989887699</text:p>
          </table:table-cell>
          <table:table-cell table:style-name="ce3" office:value-type="float" office:value="6080" calcext:value-type="float">
            <text:p>60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65870772" calcext:value-type="float">
            <text:p>1165870772</text:p>
          </table:table-cell>
          <table:table-cell table:style-name="ce3" office:value-type="float" office:value="556426789" calcext:value-type="float">
            <text:p>556426789</text:p>
          </table:table-cell>
          <table:table-cell table:style-name="ce3" office:value-type="float" office:value="266692492" calcext:value-type="float">
            <text:p>266692492</text:p>
          </table:table-cell>
          <table:table-cell table:style-name="ce3" office:value-type="float" office:value="6160" calcext:value-type="float">
            <text:p>61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49260652" calcext:value-type="float">
            <text:p>1149260652</text:p>
          </table:table-cell>
          <table:table-cell table:style-name="ce3" office:value-type="float" office:value="1235497582" calcext:value-type="float">
            <text:p>1235497582</text:p>
          </table:table-cell>
          <table:table-cell table:style-name="ce3" office:value-type="float" office:value="1528673552" calcext:value-type="float">
            <text:p>1528673552</text:p>
          </table:table-cell>
          <table:table-cell table:style-name="ce3" office:value-type="float" office:value="6240" calcext:value-type="float">
            <text:p>62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155848052" calcext:value-type="float">
            <text:p>1155848052</text:p>
          </table:table-cell>
          <table:table-cell table:style-name="ce3" office:value-type="float" office:value="257595210" calcext:value-type="float">
            <text:p>257595210</text:p>
          </table:table-cell>
          <table:table-cell table:style-name="ce3" office:value-type="float" office:value="651589766" calcext:value-type="float">
            <text:p>651589766</text:p>
          </table:table-cell>
          <table:table-cell table:style-name="ce3" office:value-type="float" office:value="6321" calcext:value-type="float">
            <text:p>63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01130156" calcext:value-type="float">
            <text:p>201130156</text:p>
          </table:table-cell>
          <table:table-cell table:style-name="ce3" office:value-type="float" office:value="1163511261" calcext:value-type="float">
            <text:p>1163511261</text:p>
          </table:table-cell>
          <table:table-cell table:style-name="ce3" office:value-type="float" office:value="1242774556" calcext:value-type="float">
            <text:p>1242774556</text:p>
          </table:table-cell>
          <table:table-cell table:style-name="ce3" office:value-type="float" office:value="6402" calcext:value-type="float">
            <text:p>64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55269940" calcext:value-type="float">
            <text:p>255269940</text:p>
          </table:table-cell>
          <table:table-cell table:style-name="ce3" office:value-type="float" office:value="367677846" calcext:value-type="float">
            <text:p>367677846</text:p>
          </table:table-cell>
          <table:table-cell table:style-name="ce3" office:value-type="float" office:value="1318565694" calcext:value-type="float">
            <text:p>1318565694</text:p>
          </table:table-cell>
          <table:table-cell table:style-name="ce3" office:value-type="float" office:value="6483" calcext:value-type="float">
            <text:p>648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797036523" calcext:value-type="float">
            <text:p>1797036523</text:p>
          </table:table-cell>
          <table:table-cell table:style-name="ce3" office:value-type="float" office:value="324334785" calcext:value-type="float">
            <text:p>324334785</text:p>
          </table:table-cell>
          <table:table-cell table:style-name="ce3" office:value-type="float" office:value="481913708" calcext:value-type="float">
            <text:p>481913708</text:p>
          </table:table-cell>
          <table:table-cell table:style-name="ce3" office:value-type="float" office:value="6564" calcext:value-type="float">
            <text:p>65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82816589" calcext:value-type="float">
            <text:p>582816589</text:p>
          </table:table-cell>
          <table:table-cell table:style-name="ce3" office:value-type="float" office:value="784326211" calcext:value-type="float">
            <text:p>784326211</text:p>
          </table:table-cell>
          <table:table-cell table:style-name="ce3" office:value-type="float" office:value="57169209" calcext:value-type="float">
            <text:p>57169209</text:p>
          </table:table-cell>
          <table:table-cell table:style-name="ce3" office:value-type="float" office:value="6646" calcext:value-type="float">
            <text:p>664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25492794" calcext:value-type="float">
            <text:p>725492794</text:p>
          </table:table-cell>
          <table:table-cell table:style-name="ce3" office:value-type="float" office:value="1786944201" calcext:value-type="float">
            <text:p>1786944201</text:p>
          </table:table-cell>
          <table:table-cell table:style-name="ce3" office:value-type="float" office:value="1143527527" calcext:value-type="float">
            <text:p>1143527527</text:p>
          </table:table-cell>
          <table:table-cell table:style-name="ce3" office:value-type="float" office:value="6728" calcext:value-type="float">
            <text:p>67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092719061" calcext:value-type="float">
            <text:p>2092719061</text:p>
          </table:table-cell>
          <table:table-cell table:style-name="ce3" office:value-type="float" office:value="1515245658" calcext:value-type="float">
            <text:p>1515245658</text:p>
          </table:table-cell>
          <table:table-cell table:style-name="ce3" office:value-type="float" office:value="384866787" calcext:value-type="float">
            <text:p>384866787</text:p>
          </table:table-cell>
          <table:table-cell table:style-name="ce3" office:value-type="float" office:value="6810" calcext:value-type="float">
            <text:p>68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842071283" calcext:value-type="float">
            <text:p>842071283</text:p>
          </table:table-cell>
          <table:table-cell table:style-name="ce3" office:value-type="float" office:value="1598845197" calcext:value-type="float">
            <text:p>1598845197</text:p>
          </table:table-cell>
          <table:table-cell table:style-name="ce3" office:value-type="float" office:value="671210005" calcext:value-type="float">
            <text:p>671210005</text:p>
          </table:table-cell>
          <table:table-cell table:style-name="ce3" office:value-type="float" office:value="6892" calcext:value-type="float">
            <text:p>68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74813061" calcext:value-type="float">
            <text:p>774813061</text:p>
          </table:table-cell>
          <table:table-cell table:style-name="ce3" office:value-type="float" office:value="250762022" calcext:value-type="float">
            <text:p>250762022</text:p>
          </table:table-cell>
          <table:table-cell table:style-name="ce3" office:value-type="float" office:value="333293448" calcext:value-type="float">
            <text:p>333293448</text:p>
          </table:table-cell>
          <table:table-cell table:style-name="ce3" office:value-type="float" office:value="6974" calcext:value-type="float">
            <text:p>697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89758402" calcext:value-type="float">
            <text:p>2089758402</text:p>
          </table:table-cell>
          <table:table-cell table:style-name="ce3" office:value-type="float" office:value="2147285362" calcext:value-type="float">
            <text:p>2147285362</text:p>
          </table:table-cell>
          <table:table-cell table:style-name="ce3" office:value-type="float" office:value="643309228" calcext:value-type="float">
            <text:p>643309228</text:p>
          </table:table-cell>
          <table:table-cell table:style-name="ce3" office:value-type="float" office:value="7056" calcext:value-type="float">
            <text:p>70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74399373" calcext:value-type="float">
            <text:p>474399373</text:p>
          </table:table-cell>
          <table:table-cell table:style-name="ce3" office:value-type="float" office:value="2036919382" calcext:value-type="float">
            <text:p>2036919382</text:p>
          </table:table-cell>
          <table:table-cell table:style-name="ce3" office:value-type="float" office:value="1113385805" calcext:value-type="float">
            <text:p>1113385805</text:p>
          </table:table-cell>
          <table:table-cell table:style-name="ce3" office:value-type="float" office:value="7139" calcext:value-type="float">
            <text:p>713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70960635" calcext:value-type="float">
            <text:p>1770960635</text:p>
          </table:table-cell>
          <table:table-cell table:style-name="ce3" office:value-type="float" office:value="1485882626" calcext:value-type="float">
            <text:p>1485882626</text:p>
          </table:table-cell>
          <table:table-cell table:style-name="ce3" office:value-type="float" office:value="1545123458" calcext:value-type="float">
            <text:p>1545123458</text:p>
          </table:table-cell>
          <table:table-cell table:style-name="ce3" office:value-type="float" office:value="7222" calcext:value-type="float">
            <text:p>72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12031165" calcext:value-type="float">
            <text:p>412031165</text:p>
          </table:table-cell>
          <table:table-cell table:style-name="ce3" office:value-type="float" office:value="1320439557" calcext:value-type="float">
            <text:p>1320439557</text:p>
          </table:table-cell>
          <table:table-cell table:style-name="ce3" office:value-type="float" office:value="1987223682" calcext:value-type="float">
            <text:p>1987223682</text:p>
          </table:table-cell>
          <table:table-cell table:style-name="ce3" office:value-type="float" office:value="7305" calcext:value-type="float">
            <text:p>730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520509003" calcext:value-type="float">
            <text:p>1520509003</text:p>
          </table:table-cell>
          <table:table-cell table:style-name="ce3" office:value-type="float" office:value="992079119" calcext:value-type="float">
            <text:p>992079119</text:p>
          </table:table-cell>
          <table:table-cell table:style-name="ce3" office:value-type="float" office:value="2096094952" calcext:value-type="float">
            <text:p>2096094952</text:p>
          </table:table-cell>
          <table:table-cell table:style-name="ce3" office:value-type="float" office:value="7388" calcext:value-type="float">
            <text:p>73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9402221" calcext:value-type="float">
            <text:p>139402221</text:p>
          </table:table-cell>
          <table:table-cell table:style-name="ce3" office:value-type="float" office:value="510969644" calcext:value-type="float">
            <text:p>510969644</text:p>
          </table:table-cell>
          <table:table-cell table:style-name="ce3" office:value-type="float" office:value="1054679141" calcext:value-type="float">
            <text:p>1054679141</text:p>
          </table:table-cell>
          <table:table-cell table:style-name="ce3" office:value-type="float" office:value="7472" calcext:value-type="float">
            <text:p>74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8468378" calcext:value-type="float">
            <text:p>28468378</text:p>
          </table:table-cell>
          <table:table-cell table:style-name="ce3" office:value-type="float" office:value="579491204" calcext:value-type="float">
            <text:p>579491204</text:p>
          </table:table-cell>
          <table:table-cell table:style-name="ce3" office:value-type="float" office:value="407104433" calcext:value-type="float">
            <text:p>407104433</text:p>
          </table:table-cell>
          <table:table-cell table:style-name="ce3" office:value-type="float" office:value="7556" calcext:value-type="float">
            <text:p>75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26659190" calcext:value-type="float">
            <text:p>1726659190</text:p>
          </table:table-cell>
          <table:table-cell table:style-name="ce3" office:value-type="float" office:value="1025704075" calcext:value-type="float">
            <text:p>1025704075</text:p>
          </table:table-cell>
          <table:table-cell table:style-name="ce3" office:value-type="float" office:value="1713637611" calcext:value-type="float">
            <text:p>1713637611</text:p>
          </table:table-cell>
          <table:table-cell table:style-name="ce3" office:value-type="float" office:value="7640" calcext:value-type="float">
            <text:p>76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14470905" calcext:value-type="float">
            <text:p>1014470905</text:p>
          </table:table-cell>
          <table:table-cell table:style-name="ce3" office:value-type="float" office:value="938738080" calcext:value-type="float">
            <text:p>938738080</text:p>
          </table:table-cell>
          <table:table-cell table:style-name="ce3" office:value-type="float" office:value="381431597" calcext:value-type="float">
            <text:p>381431597</text:p>
          </table:table-cell>
          <table:table-cell table:style-name="ce3" office:value-type="float" office:value="7724" calcext:value-type="float">
            <text:p>77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339818862" calcext:value-type="float">
            <text:p>1339818862</text:p>
          </table:table-cell>
          <table:table-cell table:style-name="ce3" office:value-type="float" office:value="695993567" calcext:value-type="float">
            <text:p>695993567</text:p>
          </table:table-cell>
          <table:table-cell table:style-name="ce3" office:value-type="float" office:value="1677262803" calcext:value-type="float">
            <text:p>1677262803</text:p>
          </table:table-cell>
          <table:table-cell table:style-name="ce3" office:value-type="float" office:value="7808" calcext:value-type="float">
            <text:p>78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969564353" calcext:value-type="float">
            <text:p>1969564353</text:p>
          </table:table-cell>
          <table:table-cell table:style-name="ce3" office:value-type="float" office:value="22220444" calcext:value-type="float">
            <text:p>22220444</text:p>
          </table:table-cell>
          <table:table-cell table:style-name="ce3" office:value-type="float" office:value="139720333" calcext:value-type="float">
            <text:p>139720333</text:p>
          </table:table-cell>
          <table:table-cell table:style-name="ce3" office:value-type="float" office:value="7892" calcext:value-type="float">
            <text:p>78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55130599" calcext:value-type="float">
            <text:p>1155130599</text:p>
          </table:table-cell>
          <table:table-cell table:style-name="ce3" office:value-type="float" office:value="311765972" calcext:value-type="float">
            <text:p>311765972</text:p>
          </table:table-cell>
          <table:table-cell table:style-name="ce3" office:value-type="float" office:value="1604100855" calcext:value-type="float">
            <text:p>1604100855</text:p>
          </table:table-cell>
          <table:table-cell table:style-name="ce3" office:value-type="float" office:value="7977" calcext:value-type="float">
            <text:p>797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027799473" calcext:value-type="float">
            <text:p>1027799473</text:p>
          </table:table-cell>
          <table:table-cell table:style-name="ce3" office:value-type="float" office:value="1670611836" calcext:value-type="float">
            <text:p>1670611836</text:p>
          </table:table-cell>
          <table:table-cell table:style-name="ce3" office:value-type="float" office:value="1734222803" calcext:value-type="float">
            <text:p>1734222803</text:p>
          </table:table-cell>
          <table:table-cell table:style-name="ce3" office:value-type="float" office:value="8062" calcext:value-type="float">
            <text:p>80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014761846" calcext:value-type="float">
            <text:p>2014761846</text:p>
          </table:table-cell>
          <table:table-cell table:style-name="ce3" office:value-type="float" office:value="775326323" calcext:value-type="float">
            <text:p>775326323</text:p>
          </table:table-cell>
          <table:table-cell table:style-name="ce3" office:value-type="float" office:value="1269693255" calcext:value-type="float">
            <text:p>1269693255</text:p>
          </table:table-cell>
          <table:table-cell table:style-name="ce3" office:value-type="float" office:value="8147" calcext:value-type="float">
            <text:p>814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580184058" calcext:value-type="float">
            <text:p>580184058</text:p>
          </table:table-cell>
          <table:table-cell table:style-name="ce3" office:value-type="float" office:value="353804121" calcext:value-type="float">
            <text:p>353804121</text:p>
          </table:table-cell>
          <table:table-cell table:style-name="ce3" office:value-type="float" office:value="579888745" calcext:value-type="float">
            <text:p>579888745</text:p>
          </table:table-cell>
          <table:table-cell table:style-name="ce3" office:value-type="float" office:value="8232" calcext:value-type="float">
            <text:p>82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77700886" calcext:value-type="float">
            <text:p>1577700886</text:p>
          </table:table-cell>
          <table:table-cell table:style-name="ce3" office:value-type="float" office:value="1587338762" calcext:value-type="float">
            <text:p>1587338762</text:p>
          </table:table-cell>
          <table:table-cell table:style-name="ce3" office:value-type="float" office:value="1848946086" calcext:value-type="float">
            <text:p>1848946086</text:p>
          </table:table-cell>
          <table:table-cell table:style-name="ce3" office:value-type="float" office:value="8318" calcext:value-type="float">
            <text:p>831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38189145" calcext:value-type="float">
            <text:p>1438189145</text:p>
          </table:table-cell>
          <table:table-cell table:style-name="ce3" office:value-type="float" office:value="2044762653" calcext:value-type="float">
            <text:p>2044762653</text:p>
          </table:table-cell>
          <table:table-cell table:style-name="ce3" office:value-type="float" office:value="51484876" calcext:value-type="float">
            <text:p>51484876</text:p>
          </table:table-cell>
          <table:table-cell table:style-name="ce3" office:value-type="float" office:value="8404" calcext:value-type="float">
            <text:p>84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716501774" calcext:value-type="float">
            <text:p>1716501774</text:p>
          </table:table-cell>
          <table:table-cell table:style-name="ce3" office:value-type="float" office:value="129945175" calcext:value-type="float">
            <text:p>129945175</text:p>
          </table:table-cell>
          <table:table-cell table:style-name="ce3" office:value-type="float" office:value="1813877603" calcext:value-type="float">
            <text:p>1813877603</text:p>
          </table:table-cell>
          <table:table-cell table:style-name="ce3" office:value-type="float" office:value="8490" calcext:value-type="float">
            <text:p>84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97472033" calcext:value-type="float">
            <text:p>2097472033</text:p>
          </table:table-cell>
          <table:table-cell table:style-name="ce3" office:value-type="float" office:value="1704160004" calcext:value-type="float">
            <text:p>1704160004</text:p>
          </table:table-cell>
          <table:table-cell table:style-name="ce3" office:value-type="float" office:value="1282712489" calcext:value-type="float">
            <text:p>1282712489</text:p>
          </table:table-cell>
          <table:table-cell table:style-name="ce3" office:value-type="float" office:value="8576" calcext:value-type="float">
            <text:p>85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268376710" calcext:value-type="float">
            <text:p>1268376710</text:p>
          </table:table-cell>
          <table:table-cell table:style-name="ce3" office:value-type="float" office:value="465453323" calcext:value-type="float">
            <text:p>465453323</text:p>
          </table:table-cell>
          <table:table-cell table:style-name="ce3" office:value-type="float" office:value="69206967" calcext:value-type="float">
            <text:p>69206967</text:p>
          </table:table-cell>
          <table:table-cell table:style-name="ce3" office:value-type="float" office:value="8662" calcext:value-type="float">
            <text:p>86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684674922" calcext:value-type="float">
            <text:p>1684674922</text:p>
          </table:table-cell>
          <table:table-cell table:style-name="ce3" office:value-type="float" office:value="340116256" calcext:value-type="float">
            <text:p>340116256</text:p>
          </table:table-cell>
          <table:table-cell table:style-name="ce3" office:value-type="float" office:value="1956445717" calcext:value-type="float">
            <text:p>1956445717</text:p>
          </table:table-cell>
          <table:table-cell table:style-name="ce3" office:value-type="float" office:value="8748" calcext:value-type="float">
            <text:p>87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06998822" calcext:value-type="float">
            <text:p>1906998822</text:p>
          </table:table-cell>
          <table:table-cell table:style-name="ce3" office:value-type="float" office:value="2146519391" calcext:value-type="float">
            <text:p>2146519391</text:p>
          </table:table-cell>
          <table:table-cell table:style-name="ce3" office:value-type="float" office:value="1970131013" calcext:value-type="float">
            <text:p>1970131013</text:p>
          </table:table-cell>
          <table:table-cell table:style-name="ce3" office:value-type="float" office:value="8835" calcext:value-type="float">
            <text:p>883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883238602" calcext:value-type="float">
            <text:p>1883238602</text:p>
          </table:table-cell>
          <table:table-cell table:style-name="ce3" office:value-type="float" office:value="1228069916" calcext:value-type="float">
            <text:p>1228069916</text:p>
          </table:table-cell>
          <table:table-cell table:style-name="ce3" office:value-type="float" office:value="1254571649" calcext:value-type="float">
            <text:p>1254571649</text:p>
          </table:table-cell>
          <table:table-cell table:style-name="ce3" office:value-type="float" office:value="8922" calcext:value-type="float">
            <text:p>89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77179590" calcext:value-type="float">
            <text:p>1977179590</text:p>
          </table:table-cell>
          <table:table-cell table:style-name="ce3" office:value-type="float" office:value="934581331" calcext:value-type="float">
            <text:p>934581331</text:p>
          </table:table-cell>
          <table:table-cell table:style-name="ce3" office:value-type="float" office:value="2079649866" calcext:value-type="float">
            <text:p>2079649866</text:p>
          </table:table-cell>
          <table:table-cell table:style-name="ce3" office:value-type="float" office:value="9009" calcext:value-type="float">
            <text:p>900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95399978" calcext:value-type="float">
            <text:p>295399978</text:p>
          </table:table-cell>
          <table:table-cell table:style-name="ce3" office:value-type="float" office:value="997244153" calcext:value-type="float">
            <text:p>997244153</text:p>
          </table:table-cell>
          <table:table-cell table:style-name="ce3" office:value-type="float" office:value="280246601" calcext:value-type="float">
            <text:p>280246601</text:p>
          </table:table-cell>
          <table:table-cell table:style-name="ce3" office:value-type="float" office:value="9096" calcext:value-type="float">
            <text:p>90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52719717" calcext:value-type="float">
            <text:p>1952719717</text:p>
          </table:table-cell>
          <table:table-cell table:style-name="ce3" office:value-type="float" office:value="1867200235" calcext:value-type="float">
            <text:p>1867200235</text:p>
          </table:table-cell>
          <table:table-cell table:style-name="ce3" office:value-type="float" office:value="941914292" calcext:value-type="float">
            <text:p>941914292</text:p>
          </table:table-cell>
          <table:table-cell table:style-name="ce3" office:value-type="float" office:value="9184" calcext:value-type="float">
            <text:p>91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15174883" calcext:value-type="float">
            <text:p>1515174883</text:p>
          </table:table-cell>
          <table:table-cell table:style-name="ce3" office:value-type="float" office:value="80520384" calcext:value-type="float">
            <text:p>80520384</text:p>
          </table:table-cell>
          <table:table-cell table:style-name="ce3" office:value-type="float" office:value="280504276" calcext:value-type="float">
            <text:p>280504276</text:p>
          </table:table-cell>
          <table:table-cell table:style-name="ce3" office:value-type="float" office:value="9272" calcext:value-type="float">
            <text:p>92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683160597" calcext:value-type="float">
            <text:p>683160597</text:p>
          </table:table-cell>
          <table:table-cell table:style-name="ce3" office:value-type="float" office:value="858123839" calcext:value-type="float">
            <text:p>858123839</text:p>
          </table:table-cell>
          <table:table-cell table:style-name="ce3" office:value-type="float" office:value="1543336725" calcext:value-type="float">
            <text:p>1543336725</text:p>
          </table:table-cell>
          <table:table-cell table:style-name="ce3" office:value-type="float" office:value="9360" calcext:value-type="float">
            <text:p>93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32571571" calcext:value-type="float">
            <text:p>1432571571</text:p>
          </table:table-cell>
          <table:table-cell table:style-name="ce3" office:value-type="float" office:value="129026748" calcext:value-type="float">
            <text:p>129026748</text:p>
          </table:table-cell>
          <table:table-cell table:style-name="ce3" office:value-type="float" office:value="1414975056" calcext:value-type="float">
            <text:p>1414975056</text:p>
          </table:table-cell>
          <table:table-cell table:style-name="ce3" office:value-type="float" office:value="9448" calcext:value-type="float">
            <text:p>94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91216068" calcext:value-type="float">
            <text:p>1791216068</text:p>
          </table:table-cell>
          <table:table-cell table:style-name="ce3" office:value-type="float" office:value="1640914995" calcext:value-type="float">
            <text:p>1640914995</text:p>
          </table:table-cell>
          <table:table-cell table:style-name="ce3" office:value-type="float" office:value="1273385446" calcext:value-type="float">
            <text:p>1273385446</text:p>
          </table:table-cell>
          <table:table-cell table:style-name="ce3" office:value-type="float" office:value="9536" calcext:value-type="float">
            <text:p>95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542677212" calcext:value-type="float">
            <text:p>1542677212</text:p>
          </table:table-cell>
          <table:table-cell table:style-name="ce3" office:value-type="float" office:value="94249112" calcext:value-type="float">
            <text:p>94249112</text:p>
          </table:table-cell>
          <table:table-cell table:style-name="ce3" office:value-type="float" office:value="215373374" calcext:value-type="float">
            <text:p>215373374</text:p>
          </table:table-cell>
          <table:table-cell table:style-name="ce3" office:value-type="float" office:value="9624" calcext:value-type="float">
            <text:p>96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205819779" calcext:value-type="float">
            <text:p>1205819779</text:p>
          </table:table-cell>
          <table:table-cell table:style-name="ce3" office:value-type="float" office:value="829579720" calcext:value-type="float">
            <text:p>829579720</text:p>
          </table:table-cell>
          <table:table-cell table:style-name="ce3" office:value-type="float" office:value="652627522" calcext:value-type="float">
            <text:p>652627522</text:p>
          </table:table-cell>
          <table:table-cell table:style-name="ce3" office:value-type="float" office:value="9713" calcext:value-type="float">
            <text:p>971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09839476" calcext:value-type="float">
            <text:p>409839476</text:p>
          </table:table-cell>
          <table:table-cell table:style-name="ce3" office:value-type="float" office:value="1981752663" calcext:value-type="float">
            <text:p>1981752663</text:p>
          </table:table-cell>
          <table:table-cell table:style-name="ce3" office:value-type="float" office:value="1455595828" calcext:value-type="float">
            <text:p>1455595828</text:p>
          </table:table-cell>
          <table:table-cell table:style-name="ce3" office:value-type="float" office:value="9802" calcext:value-type="float">
            <text:p>98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192013995" calcext:value-type="float">
            <text:p>1192013995</text:p>
          </table:table-cell>
          <table:table-cell table:style-name="ce3" office:value-type="float" office:value="129265668" calcext:value-type="float">
            <text:p>129265668</text:p>
          </table:table-cell>
          <table:table-cell table:style-name="ce3" office:value-type="float" office:value="2005815787" calcext:value-type="float">
            <text:p>2005815787</text:p>
          </table:table-cell>
          <table:table-cell table:style-name="ce3" office:value-type="float" office:value="9891" calcext:value-type="float">
            <text:p>989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04261772" calcext:value-type="float">
            <text:p>304261772</text:p>
          </table:table-cell>
          <table:table-cell table:style-name="ce3" office:value-type="float" office:value="119623691" calcext:value-type="float">
            <text:p>119623691</text:p>
          </table:table-cell>
          <table:table-cell table:style-name="ce3" office:value-type="float" office:value="938703149" calcext:value-type="float">
            <text:p>938703149</text:p>
          </table:table-cell>
          <table:table-cell table:style-name="ce3" office:value-type="float" office:value="9980" calcext:value-type="float">
            <text:p>99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69036115" calcext:value-type="float">
            <text:p>569036115</text:p>
          </table:table-cell>
          <table:table-cell table:style-name="ce3" office:value-type="float" office:value="1701769249" calcext:value-type="float">
            <text:p>1701769249</text:p>
          </table:table-cell>
          <table:table-cell table:style-name="ce3" office:value-type="float" office:value="1694160868" calcext:value-type="float">
            <text:p>1694160868</text:p>
          </table:table-cell>
          <table:table-cell table:style-name="ce3" office:value-type="float" office:value="70" calcext:value-type="float">
            <text:p>7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45300260" calcext:value-type="float">
            <text:p>1045300260</text:p>
          </table:table-cell>
          <table:table-cell table:style-name="ce3" office:value-type="float" office:value="544067683" calcext:value-type="float">
            <text:p>544067683</text:p>
          </table:table-cell>
          <table:table-cell table:style-name="ce3" office:value-type="float" office:value="1587004180" calcext:value-type="float">
            <text:p>1587004180</text:p>
          </table:table-cell>
          <table:table-cell table:style-name="ce3" office:value-type="float" office:value="160" calcext:value-type="float">
            <text:p>1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945229180" calcext:value-type="float">
            <text:p>1945229180</text:p>
          </table:table-cell>
          <table:table-cell table:style-name="ce3" office:value-type="float" office:value="833384745" calcext:value-type="float">
            <text:p>833384745</text:p>
          </table:table-cell>
          <table:table-cell table:style-name="ce3" office:value-type="float" office:value="648367802" calcext:value-type="float">
            <text:p>648367802</text:p>
          </table:table-cell>
          <table:table-cell table:style-name="ce3" office:value-type="float" office:value="250" calcext:value-type="float">
            <text:p>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5771108" calcext:value-type="float">
            <text:p>175771108</text:p>
          </table:table-cell>
          <table:table-cell table:style-name="ce3" office:value-type="float" office:value="103699323" calcext:value-type="float">
            <text:p>103699323</text:p>
          </table:table-cell>
          <table:table-cell table:style-name="ce3" office:value-type="float" office:value="697596970" calcext:value-type="float">
            <text:p>697596970</text:p>
          </table:table-cell>
          <table:table-cell table:style-name="ce3" office:value-type="float" office:value="340" calcext:value-type="float">
            <text:p>3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394996155" calcext:value-type="float">
            <text:p>1394996155</text:p>
          </table:table-cell>
          <table:table-cell table:style-name="ce3" office:value-type="float" office:value="1711667825" calcext:value-type="float">
            <text:p>1711667825</text:p>
          </table:table-cell>
          <table:table-cell table:style-name="ce3" office:value-type="float" office:value="718416149" calcext:value-type="float">
            <text:p>718416149</text:p>
          </table:table-cell>
          <table:table-cell table:style-name="ce3" office:value-type="float" office:value="430" calcext:value-type="float">
            <text:p>43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621391868" calcext:value-type="float">
            <text:p>1621391868</text:p>
          </table:table-cell>
          <table:table-cell table:style-name="ce3" office:value-type="float" office:value="746778451" calcext:value-type="float">
            <text:p>746778451</text:p>
          </table:table-cell>
          <table:table-cell table:style-name="ce3" office:value-type="float" office:value="1239342129" calcext:value-type="float">
            <text:p>1239342129</text:p>
          </table:table-cell>
          <table:table-cell table:style-name="ce3" office:value-type="float" office:value="520" calcext:value-type="float">
            <text:p>5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13116003" calcext:value-type="float">
            <text:p>1313116003</text:p>
          </table:table-cell>
          <table:table-cell table:style-name="ce3" office:value-type="float" office:value="1960562169" calcext:value-type="float">
            <text:p>1960562169</text:p>
          </table:table-cell>
          <table:table-cell table:style-name="ce3" office:value-type="float" office:value="1543590870" calcext:value-type="float">
            <text:p>1543590870</text:p>
          </table:table-cell>
          <table:table-cell table:style-name="ce3" office:value-type="float" office:value="611" calcext:value-type="float">
            <text:p>61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998695573" calcext:value-type="float">
            <text:p>1998695573</text:p>
          </table:table-cell>
          <table:table-cell table:style-name="ce3" office:value-type="float" office:value="747399659" calcext:value-type="float">
            <text:p>747399659</text:p>
          </table:table-cell>
          <table:table-cell table:style-name="ce3" office:value-type="float" office:value="1903672374" calcext:value-type="float">
            <text:p>1903672374</text:p>
          </table:table-cell>
          <table:table-cell table:style-name="ce3" office:value-type="float" office:value="702" calcext:value-type="float">
            <text:p>7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37273395" calcext:value-type="float">
            <text:p>1137273395</text:p>
          </table:table-cell>
          <table:table-cell table:style-name="ce3" office:value-type="float" office:value="1871723968" calcext:value-type="float">
            <text:p>1871723968</text:p>
          </table:table-cell>
          <table:table-cell table:style-name="ce3" office:value-type="float" office:value="2109858989" calcext:value-type="float">
            <text:p>2109858989</text:p>
          </table:table-cell>
          <table:table-cell table:style-name="ce3" office:value-type="float" office:value="793" calcext:value-type="float">
            <text:p>79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49482565" calcext:value-type="float">
            <text:p>1549482565</text:p>
          </table:table-cell>
          <table:table-cell table:style-name="ce3" office:value-type="float" office:value="208714047" calcext:value-type="float">
            <text:p>208714047</text:p>
          </table:table-cell>
          <table:table-cell table:style-name="ce3" office:value-type="float" office:value="1894442277" calcext:value-type="float">
            <text:p>1894442277</text:p>
          </table:table-cell>
          <table:table-cell table:style-name="ce3" office:value-type="float" office:value="884" calcext:value-type="float">
            <text:p>8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766754307" calcext:value-type="float">
            <text:p>1766754307</text:p>
          </table:table-cell>
          <table:table-cell table:style-name="ce3" office:value-type="float" office:value="1586572220" calcext:value-type="float">
            <text:p>1586572220</text:p>
          </table:table-cell>
          <table:table-cell table:style-name="ce3" office:value-type="float" office:value="777808029" calcext:value-type="float">
            <text:p>777808029</text:p>
          </table:table-cell>
          <table:table-cell table:style-name="ce3" office:value-type="float" office:value="976" calcext:value-type="float">
            <text:p>9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83236852" calcext:value-type="float">
            <text:p>583236852</text:p>
          </table:table-cell>
          <table:table-cell table:style-name="ce3" office:value-type="float" office:value="1198490420" calcext:value-type="float">
            <text:p>1198490420</text:p>
          </table:table-cell>
          <table:table-cell table:style-name="ce3" office:value-type="float" office:value="304476495" calcext:value-type="float">
            <text:p>304476495</text:p>
          </table:table-cell>
          <table:table-cell table:style-name="ce3" office:value-type="float" office:value="1068" calcext:value-type="float">
            <text:p>10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46402092" calcext:value-type="float">
            <text:p>1346402092</text:p>
          </table:table-cell>
          <table:table-cell table:style-name="ce3" office:value-type="float" office:value="1501727132" calcext:value-type="float">
            <text:p>1501727132</text:p>
          </table:table-cell>
          <table:table-cell table:style-name="ce3" office:value-type="float" office:value="892628897" calcext:value-type="float">
            <text:p>892628897</text:p>
          </table:table-cell>
          <table:table-cell table:style-name="ce3" office:value-type="float" office:value="1160" calcext:value-type="float">
            <text:p>11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944761267" calcext:value-type="float">
            <text:p>944761267</text:p>
          </table:table-cell>
          <table:table-cell table:style-name="ce3" office:value-type="float" office:value="371432659" calcext:value-type="float">
            <text:p>371432659</text:p>
          </table:table-cell>
          <table:table-cell table:style-name="ce3" office:value-type="float" office:value="229114164" calcext:value-type="float">
            <text:p>229114164</text:p>
          </table:table-cell>
          <table:table-cell table:style-name="ce3" office:value-type="float" office:value="1252" calcext:value-type="float">
            <text:p>12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08521157" calcext:value-type="float">
            <text:p>108521157</text:p>
          </table:table-cell>
          <table:table-cell table:style-name="ce3" office:value-type="float" office:value="1597888120" calcext:value-type="float">
            <text:p>1597888120</text:p>
          </table:table-cell>
          <table:table-cell table:style-name="ce3" office:value-type="float" office:value="2091200813" calcext:value-type="float">
            <text:p>2091200813</text:p>
          </table:table-cell>
          <table:table-cell table:style-name="ce3" office:value-type="float" office:value="1344" calcext:value-type="float">
            <text:p>13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01468546" calcext:value-type="float">
            <text:p>701468546</text:p>
          </table:table-cell>
          <table:table-cell table:style-name="ce3" office:value-type="float" office:value="1949401959" calcext:value-type="float">
            <text:p>1949401959</text:p>
          </table:table-cell>
          <table:table-cell table:style-name="ce3" office:value-type="float" office:value="2073095698" calcext:value-type="float">
            <text:p>2073095698</text:p>
          </table:table-cell>
          <table:table-cell table:style-name="ce3" office:value-type="float" office:value="1436" calcext:value-type="float">
            <text:p>14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044108749" calcext:value-type="float">
            <text:p>2044108749</text:p>
          </table:table-cell>
          <table:table-cell table:style-name="ce3" office:value-type="float" office:value="1610320436" calcext:value-type="float">
            <text:p>1610320436</text:p>
          </table:table-cell>
          <table:table-cell table:style-name="ce3" office:value-type="float" office:value="1975784693" calcext:value-type="float">
            <text:p>1975784693</text:p>
          </table:table-cell>
          <table:table-cell table:style-name="ce3" office:value-type="float" office:value="1529" calcext:value-type="float">
            <text:p>15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39827386" calcext:value-type="float">
            <text:p>2039827386</text:p>
          </table:table-cell>
          <table:table-cell table:style-name="ce3" office:value-type="float" office:value="707174043" calcext:value-type="float">
            <text:p>707174043</text:p>
          </table:table-cell>
          <table:table-cell table:style-name="ce3" office:value-type="float" office:value="2129947579" calcext:value-type="float">
            <text:p>2129947579</text:p>
          </table:table-cell>
          <table:table-cell table:style-name="ce3" office:value-type="float" office:value="1622" calcext:value-type="float">
            <text:p>16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49919830" calcext:value-type="float">
            <text:p>949919830</text:p>
          </table:table-cell>
          <table:table-cell table:style-name="ce3" office:value-type="float" office:value="487513041" calcext:value-type="float">
            <text:p>487513041</text:p>
          </table:table-cell>
          <table:table-cell table:style-name="ce3" office:value-type="float" office:value="1095267315" calcext:value-type="float">
            <text:p>1095267315</text:p>
          </table:table-cell>
          <table:table-cell table:style-name="ce3" office:value-type="float" office:value="1715" calcext:value-type="float">
            <text:p>171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909143578" calcext:value-type="float">
            <text:p>909143578</text:p>
          </table:table-cell>
          <table:table-cell table:style-name="ce3" office:value-type="float" office:value="855479155" calcext:value-type="float">
            <text:p>855479155</text:p>
          </table:table-cell>
          <table:table-cell table:style-name="ce3" office:value-type="float" office:value="1452504954" calcext:value-type="float">
            <text:p>1452504954</text:p>
          </table:table-cell>
          <table:table-cell table:style-name="ce3" office:value-type="float" office:value="1808" calcext:value-type="float">
            <text:p>18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29959925" calcext:value-type="float">
            <text:p>629959925</text:p>
          </table:table-cell>
          <table:table-cell table:style-name="ce3" office:value-type="float" office:value="745257561" calcext:value-type="float">
            <text:p>745257561</text:p>
          </table:table-cell>
          <table:table-cell table:style-name="ce3" office:value-type="float" office:value="1431973727" calcext:value-type="float">
            <text:p>1431973727</text:p>
          </table:table-cell>
          <table:table-cell table:style-name="ce3" office:value-type="float" office:value="1902" calcext:value-type="float">
            <text:p>19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642074835" calcext:value-type="float">
            <text:p>642074835</text:p>
          </table:table-cell>
          <table:table-cell table:style-name="ce3" office:value-type="float" office:value="1067200267" calcext:value-type="float">
            <text:p>1067200267</text:p>
          </table:table-cell>
          <table:table-cell table:style-name="ce3" office:value-type="float" office:value="255691461" calcext:value-type="float">
            <text:p>255691461</text:p>
          </table:table-cell>
          <table:table-cell table:style-name="ce3" office:value-type="float" office:value="1996" calcext:value-type="float">
            <text:p>19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46420644" calcext:value-type="float">
            <text:p>246420644</text:p>
          </table:table-cell>
          <table:table-cell table:style-name="ce3" office:value-type="float" office:value="1843367200" calcext:value-type="float">
            <text:p>1843367200</text:p>
          </table:table-cell>
          <table:table-cell table:style-name="ce3" office:value-type="float" office:value="2086219218" calcext:value-type="float">
            <text:p>2086219218</text:p>
          </table:table-cell>
          <table:table-cell table:style-name="ce3" office:value-type="float" office:value="2090" calcext:value-type="float">
            <text:p>20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243290364" calcext:value-type="float">
            <text:p>1243290364</text:p>
          </table:table-cell>
          <table:table-cell table:style-name="ce3" office:value-type="float" office:value="1455335263" calcext:value-type="float">
            <text:p>1455335263</text:p>
          </table:table-cell>
          <table:table-cell table:style-name="ce3" office:value-type="float" office:value="1020761798" calcext:value-type="float">
            <text:p>1020761798</text:p>
          </table:table-cell>
          <table:table-cell table:style-name="ce3" office:value-type="float" office:value="2184" calcext:value-type="float">
            <text:p>21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65252708" calcext:value-type="float">
            <text:p>965252708</text:p>
          </table:table-cell>
          <table:table-cell table:style-name="ce3" office:value-type="float" office:value="731575836" calcext:value-type="float">
            <text:p>731575836</text:p>
          </table:table-cell>
          <table:table-cell table:style-name="ce3" office:value-type="float" office:value="237572730" calcext:value-type="float">
            <text:p>237572730</text:p>
          </table:table-cell>
          <table:table-cell table:style-name="ce3" office:value-type="float" office:value="2278" calcext:value-type="float">
            <text:p>227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10786364" calcext:value-type="float">
            <text:p>910786364</text:p>
          </table:table-cell>
          <table:table-cell table:style-name="ce3" office:value-type="float" office:value="2028790356" calcext:value-type="float">
            <text:p>2028790356</text:p>
          </table:table-cell>
          <table:table-cell table:style-name="ce3" office:value-type="float" office:value="2112510141" calcext:value-type="float">
            <text:p>2112510141</text:p>
          </table:table-cell>
          <table:table-cell table:style-name="ce3" office:value-type="float" office:value="2372" calcext:value-type="float">
            <text:p>23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22976804" calcext:value-type="float">
            <text:p>322976804</text:p>
          </table:table-cell>
          <table:table-cell table:style-name="ce3" office:value-type="float" office:value="1293592316" calcext:value-type="float">
            <text:p>1293592316</text:p>
          </table:table-cell>
          <table:table-cell table:style-name="ce3" office:value-type="float" office:value="485326572" calcext:value-type="float">
            <text:p>485326572</text:p>
          </table:table-cell>
          <table:table-cell table:style-name="ce3" office:value-type="float" office:value="2467" calcext:value-type="float">
            <text:p>246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79966331" calcext:value-type="float">
            <text:p>1579966331</text:p>
          </table:table-cell>
          <table:table-cell table:style-name="ce3" office:value-type="float" office:value="239858931" calcext:value-type="float">
            <text:p>239858931</text:p>
          </table:table-cell>
          <table:table-cell table:style-name="ce3" office:value-type="float" office:value="140306297" calcext:value-type="float">
            <text:p>140306297</text:p>
          </table:table-cell>
          <table:table-cell table:style-name="ce3" office:value-type="float" office:value="2562" calcext:value-type="float">
            <text:p>2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58817596" calcext:value-type="float">
            <text:p>858817596</text:p>
          </table:table-cell>
          <table:table-cell table:style-name="ce3" office:value-type="float" office:value="534175449" calcext:value-type="float">
            <text:p>534175449</text:p>
          </table:table-cell>
          <table:table-cell table:style-name="ce3" office:value-type="float" office:value="717819299" calcext:value-type="float">
            <text:p>717819299</text:p>
          </table:table-cell>
          <table:table-cell table:style-name="ce3" office:value-type="float" office:value="2657" calcext:value-type="float">
            <text:p>265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09737763" calcext:value-type="float">
            <text:p>909737763</text:p>
          </table:table-cell>
          <table:table-cell table:style-name="ce3" office:value-type="float" office:value="1046322315" calcext:value-type="float">
            <text:p>1046322315</text:p>
          </table:table-cell>
          <table:table-cell table:style-name="ce3" office:value-type="float" office:value="87914301" calcext:value-type="float">
            <text:p>87914301</text:p>
          </table:table-cell>
          <table:table-cell table:style-name="ce3" office:value-type="float" office:value="2752" calcext:value-type="float">
            <text:p>27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26492628" calcext:value-type="float">
            <text:p>2026492628</text:p>
          </table:table-cell>
          <table:table-cell table:style-name="ce3" office:value-type="float" office:value="1470354849" calcext:value-type="float">
            <text:p>1470354849</text:p>
          </table:table-cell>
          <table:table-cell table:style-name="ce3" office:value-type="float" office:value="350312975" calcext:value-type="float">
            <text:p>350312975</text:p>
          </table:table-cell>
          <table:table-cell table:style-name="ce3" office:value-type="float" office:value="2848" calcext:value-type="float">
            <text:p>28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70941516" calcext:value-type="float">
            <text:p>170941516</text:p>
          </table:table-cell>
          <table:table-cell table:style-name="ce3" office:value-type="float" office:value="1552711906" calcext:value-type="float">
            <text:p>1552711906</text:p>
          </table:table-cell>
          <table:table-cell table:style-name="ce3" office:value-type="float" office:value="1219396475" calcext:value-type="float">
            <text:p>1219396475</text:p>
          </table:table-cell>
          <table:table-cell table:style-name="ce3" office:value-type="float" office:value="2944" calcext:value-type="float">
            <text:p>29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828422035" calcext:value-type="float">
            <text:p>1828422035</text:p>
          </table:table-cell>
          <table:table-cell table:style-name="ce3" office:value-type="float" office:value="377979557" calcext:value-type="float">
            <text:p>377979557</text:p>
          </table:table-cell>
          <table:table-cell table:style-name="ce3" office:value-type="float" office:value="195854964" calcext:value-type="float">
            <text:p>195854964</text:p>
          </table:table-cell>
          <table:table-cell table:style-name="ce3" office:value-type="float" office:value="3040" calcext:value-type="float">
            <text:p>30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45623012" calcext:value-type="float">
            <text:p>1945623012</text:p>
          </table:table-cell>
          <table:table-cell table:style-name="ce3" office:value-type="float" office:value="1178306542" calcext:value-type="float">
            <text:p>1178306542</text:p>
          </table:table-cell>
          <table:table-cell table:style-name="ce3" office:value-type="float" office:value="2104253701" calcext:value-type="float">
            <text:p>2104253701</text:p>
          </table:table-cell>
          <table:table-cell table:style-name="ce3" office:value-type="float" office:value="3136" calcext:value-type="float">
            <text:p>31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352454587" calcext:value-type="float">
            <text:p>352454587</text:p>
          </table:table-cell>
          <table:table-cell table:style-name="ce3" office:value-type="float" office:value="1520474058" calcext:value-type="float">
            <text:p>1520474058</text:p>
          </table:table-cell>
          <table:table-cell table:style-name="ce3" office:value-type="float" office:value="1410629823" calcext:value-type="float">
            <text:p>1410629823</text:p>
          </table:table-cell>
          <table:table-cell table:style-name="ce3" office:value-type="float" office:value="3232" calcext:value-type="float">
            <text:p>32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944342525" calcext:value-type="float">
            <text:p>944342525</text:p>
          </table:table-cell>
          <table:table-cell table:style-name="ce3" office:value-type="float" office:value="665569117" calcext:value-type="float">
            <text:p>665569117</text:p>
          </table:table-cell>
          <table:table-cell table:style-name="ce3" office:value-type="float" office:value="1911574365" calcext:value-type="float">
            <text:p>1911574365</text:p>
          </table:table-cell>
          <table:table-cell table:style-name="ce3" office:value-type="float" office:value="3328" calcext:value-type="float">
            <text:p>33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660658955" calcext:value-type="float">
            <text:p>1660658955</text:p>
          </table:table-cell>
          <table:table-cell table:style-name="ce3" office:value-type="float" office:value="1046500887" calcext:value-type="float">
            <text:p>1046500887</text:p>
          </table:table-cell>
          <table:table-cell table:style-name="ce3" office:value-type="float" office:value="1797564635" calcext:value-type="float">
            <text:p>1797564635</text:p>
          </table:table-cell>
          <table:table-cell table:style-name="ce3" office:value-type="float" office:value="3425" calcext:value-type="float">
            <text:p>34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97567277" calcext:value-type="float">
            <text:p>1997567277</text:p>
          </table:table-cell>
          <table:table-cell table:style-name="ce3" office:value-type="float" office:value="288883269" calcext:value-type="float">
            <text:p>288883269</text:p>
          </table:table-cell>
          <table:table-cell table:style-name="ce3" office:value-type="float" office:value="785264903" calcext:value-type="float">
            <text:p>785264903</text:p>
          </table:table-cell>
          <table:table-cell table:style-name="ce3" office:value-type="float" office:value="3522" calcext:value-type="float">
            <text:p>35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01355354" calcext:value-type="float">
            <text:p>1501355354</text:p>
          </table:table-cell>
          <table:table-cell table:style-name="ce3" office:value-type="float" office:value="904726223" calcext:value-type="float">
            <text:p>904726223</text:p>
          </table:table-cell>
          <table:table-cell table:style-name="ce3" office:value-type="float" office:value="1875375580" calcext:value-type="float">
            <text:p>1875375580</text:p>
          </table:table-cell>
          <table:table-cell table:style-name="ce3" office:value-type="float" office:value="3619" calcext:value-type="float">
            <text:p>361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346570678" calcext:value-type="float">
            <text:p>346570678</text:p>
          </table:table-cell>
          <table:table-cell table:style-name="ce3" office:value-type="float" office:value="680924268" calcext:value-type="float">
            <text:p>680924268</text:p>
          </table:table-cell>
          <table:table-cell table:style-name="ce3" office:value-type="float" office:value="895846586" calcext:value-type="float">
            <text:p>895846586</text:p>
          </table:table-cell>
          <table:table-cell table:style-name="ce3" office:value-type="float" office:value="3716" calcext:value-type="float">
            <text:p>37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837731770" calcext:value-type="float">
            <text:p>837731770</text:p>
          </table:table-cell>
          <table:table-cell table:style-name="ce3" office:value-type="float" office:value="237911363" calcext:value-type="float">
            <text:p>237911363</text:p>
          </table:table-cell>
          <table:table-cell table:style-name="ce3" office:value-type="float" office:value="821050070" calcext:value-type="float">
            <text:p>821050070</text:p>
          </table:table-cell>
          <table:table-cell table:style-name="ce3" office:value-type="float" office:value="3814" calcext:value-type="float">
            <text:p>381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855062102" calcext:value-type="float">
            <text:p>855062102</text:p>
          </table:table-cell>
          <table:table-cell table:style-name="ce3" office:value-type="float" office:value="1741535177" calcext:value-type="float">
            <text:p>1741535177</text:p>
          </table:table-cell>
          <table:table-cell table:style-name="ce3" office:value-type="float" office:value="794559646" calcext:value-type="float">
            <text:p>794559646</text:p>
          </table:table-cell>
          <table:table-cell table:style-name="ce3" office:value-type="float" office:value="3912" calcext:value-type="float">
            <text:p>39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68175898" calcext:value-type="float">
            <text:p>68175898</text:p>
          </table:table-cell>
          <table:table-cell table:style-name="ce3" office:value-type="float" office:value="1865557850" calcext:value-type="float">
            <text:p>1865557850</text:p>
          </table:table-cell>
          <table:table-cell table:style-name="ce3" office:value-type="float" office:value="681029872" calcext:value-type="float">
            <text:p>681029872</text:p>
          </table:table-cell>
          <table:table-cell table:style-name="ce3" office:value-type="float" office:value="4010" calcext:value-type="float">
            <text:p>40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23533301" calcext:value-type="float">
            <text:p>1223533301</text:p>
          </table:table-cell>
          <table:table-cell table:style-name="ce3" office:value-type="float" office:value="1961915918" calcext:value-type="float">
            <text:p>1961915918</text:p>
          </table:table-cell>
          <table:table-cell table:style-name="ce3" office:value-type="float" office:value="1477351609" calcext:value-type="float">
            <text:p>1477351609</text:p>
          </table:table-cell>
          <table:table-cell table:style-name="ce3" office:value-type="float" office:value="4108" calcext:value-type="float">
            <text:p>41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68260306" calcext:value-type="float">
            <text:p>1768260306</text:p>
          </table:table-cell>
          <table:table-cell table:style-name="ce3" office:value-type="float" office:value="1423925801" calcext:value-type="float">
            <text:p>1423925801</text:p>
          </table:table-cell>
          <table:table-cell table:style-name="ce3" office:value-type="float" office:value="1785127373" calcext:value-type="float">
            <text:p>1785127373</text:p>
          </table:table-cell>
          <table:table-cell table:style-name="ce3" office:value-type="float" office:value="4206" calcext:value-type="float">
            <text:p>420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4758269" calcext:value-type="float">
            <text:p>124758269</text:p>
          </table:table-cell>
          <table:table-cell table:style-name="ce3" office:value-type="float" office:value="1623664251" calcext:value-type="float">
            <text:p>1623664251</text:p>
          </table:table-cell>
          <table:table-cell table:style-name="ce3" office:value-type="float" office:value="1818574559" calcext:value-type="float">
            <text:p>1818574559</text:p>
          </table:table-cell>
          <table:table-cell table:style-name="ce3" office:value-type="float" office:value="4304" calcext:value-type="float">
            <text:p>43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68186635" calcext:value-type="float">
            <text:p>868186635</text:p>
          </table:table-cell>
          <table:table-cell table:style-name="ce3" office:value-type="float" office:value="1221620593" calcext:value-type="float">
            <text:p>1221620593</text:p>
          </table:table-cell>
          <table:table-cell table:style-name="ce3" office:value-type="float" office:value="810548247" calcext:value-type="float">
            <text:p>810548247</text:p>
          </table:table-cell>
          <table:table-cell table:style-name="ce3" office:value-type="float" office:value="4403" calcext:value-type="float">
            <text:p>440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08869933" calcext:value-type="float">
            <text:p>1608869933</text:p>
          </table:table-cell>
          <table:table-cell table:style-name="ce3" office:value-type="float" office:value="1306679891" calcext:value-type="float">
            <text:p>1306679891</text:p>
          </table:table-cell>
          <table:table-cell table:style-name="ce3" office:value-type="float" office:value="546983086" calcext:value-type="float">
            <text:p>546983086</text:p>
          </table:table-cell>
          <table:table-cell table:style-name="ce3" office:value-type="float" office:value="4502" calcext:value-type="float">
            <text:p>45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10351962" calcext:value-type="float">
            <text:p>1310351962</text:p>
          </table:table-cell>
          <table:table-cell table:style-name="ce3" office:value-type="float" office:value="1140461305" calcext:value-type="float">
            <text:p>1140461305</text:p>
          </table:table-cell>
          <table:table-cell table:style-name="ce3" office:value-type="float" office:value="73916299" calcext:value-type="float">
            <text:p>73916299</text:p>
          </table:table-cell>
          <table:table-cell table:style-name="ce3" office:value-type="float" office:value="4601" calcext:value-type="float">
            <text:p>460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40615093" calcext:value-type="float">
            <text:p>640615093</text:p>
          </table:table-cell>
          <table:table-cell table:style-name="ce3" office:value-type="float" office:value="1525099754" calcext:value-type="float">
            <text:p>1525099754</text:p>
          </table:table-cell>
          <table:table-cell table:style-name="ce3" office:value-type="float" office:value="1400253192" calcext:value-type="float">
            <text:p>1400253192</text:p>
          </table:table-cell>
          <table:table-cell table:style-name="ce3" office:value-type="float" office:value="4700" calcext:value-type="float">
            <text:p>47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482340626" calcext:value-type="float">
            <text:p>1482340626</text:p>
          </table:table-cell>
          <table:table-cell table:style-name="ce3" office:value-type="float" office:value="1033864894" calcext:value-type="float">
            <text:p>1033864894</text:p>
          </table:table-cell>
          <table:table-cell table:style-name="ce3" office:value-type="float" office:value="1697285771" calcext:value-type="float">
            <text:p>1697285771</text:p>
          </table:table-cell>
          <table:table-cell table:style-name="ce3" office:value-type="float" office:value="4800" calcext:value-type="float">
            <text:p>48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41100733" calcext:value-type="float">
            <text:p>741100733</text:p>
          </table:table-cell>
          <table:table-cell table:style-name="ce3" office:value-type="float" office:value="1067226170" calcext:value-type="float">
            <text:p>1067226170</text:p>
          </table:table-cell>
          <table:table-cell table:style-name="ce3" office:value-type="float" office:value="843495136" calcext:value-type="float">
            <text:p>843495136</text:p>
          </table:table-cell>
          <table:table-cell table:style-name="ce3" office:value-type="float" office:value="4900" calcext:value-type="float">
            <text:p>49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74861131" calcext:value-type="float">
            <text:p>274861131</text:p>
          </table:table-cell>
          <table:table-cell table:style-name="ce3" office:value-type="float" office:value="1393540270" calcext:value-type="float">
            <text:p>1393540270</text:p>
          </table:table-cell>
          <table:table-cell table:style-name="ce3" office:value-type="float" office:value="1977617627" calcext:value-type="float">
            <text:p>1977617627</text:p>
          </table:table-cell>
          <table:table-cell table:style-name="ce3" office:value-type="float" office:value="5000" calcext:value-type="float">
            <text:p>50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53701868" calcext:value-type="float">
            <text:p>353701868</text:p>
          </table:table-cell>
          <table:table-cell table:style-name="ce3" office:value-type="float" office:value="903689737" calcext:value-type="float">
            <text:p>903689737</text:p>
          </table:table-cell>
          <table:table-cell table:style-name="ce3" office:value-type="float" office:value="303807510" calcext:value-type="float">
            <text:p>303807510</text:p>
          </table:table-cell>
          <table:table-cell table:style-name="ce3" office:value-type="float" office:value="5100" calcext:value-type="float">
            <text:p>51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32557812" calcext:value-type="float">
            <text:p>432557812</text:p>
          </table:table-cell>
          <table:table-cell table:style-name="ce3" office:value-type="float" office:value="1470145050" calcext:value-type="float">
            <text:p>1470145050</text:p>
          </table:table-cell>
          <table:table-cell table:style-name="ce3" office:value-type="float" office:value="1081464267" calcext:value-type="float">
            <text:p>1081464267</text:p>
          </table:table-cell>
          <table:table-cell table:style-name="ce3" office:value-type="float" office:value="5200" calcext:value-type="float">
            <text:p>52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766997803" calcext:value-type="float">
            <text:p>766997803</text:p>
          </table:table-cell>
          <table:table-cell table:style-name="ce3" office:value-type="float" office:value="687597133" calcext:value-type="float">
            <text:p>687597133</text:p>
          </table:table-cell>
          <table:table-cell table:style-name="ce3" office:value-type="float" office:value="1485838693" calcext:value-type="float">
            <text:p>1485838693</text:p>
          </table:table-cell>
          <table:table-cell table:style-name="ce3" office:value-type="float" office:value="5300" calcext:value-type="float">
            <text:p>53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35219725" calcext:value-type="float">
            <text:p>1735219725</text:p>
          </table:table-cell>
          <table:table-cell table:style-name="ce3" office:value-type="float" office:value="1631630055" calcext:value-type="float">
            <text:p>1631630055</text:p>
          </table:table-cell>
          <table:table-cell table:style-name="ce3" office:value-type="float" office:value="614655931" calcext:value-type="float">
            <text:p>614655931</text:p>
          </table:table-cell>
          <table:table-cell table:style-name="ce3" office:value-type="float" office:value="5401" calcext:value-type="float">
            <text:p>540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009978235" calcext:value-type="float">
            <text:p>1009978235</text:p>
          </table:table-cell>
          <table:table-cell table:style-name="ce3" office:value-type="float" office:value="1453922484" calcext:value-type="float">
            <text:p>1453922484</text:p>
          </table:table-cell>
          <table:table-cell table:style-name="ce3" office:value-type="float" office:value="1921955698" calcext:value-type="float">
            <text:p>1921955698</text:p>
          </table:table-cell>
          <table:table-cell table:style-name="ce3" office:value-type="float" office:value="5502" calcext:value-type="float">
            <text:p>55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993441853" calcext:value-type="float">
            <text:p>993441853</text:p>
          </table:table-cell>
          <table:table-cell table:style-name="ce3" office:value-type="float" office:value="481249820" calcext:value-type="float">
            <text:p>481249820</text:p>
          </table:table-cell>
          <table:table-cell table:style-name="ce3" office:value-type="float" office:value="1273651048" calcext:value-type="float">
            <text:p>1273651048</text:p>
          </table:table-cell>
          <table:table-cell table:style-name="ce3" office:value-type="float" office:value="5603" calcext:value-type="float">
            <text:p>560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1860170" calcext:value-type="float">
            <text:p>91860170</text:p>
          </table:table-cell>
          <table:table-cell table:style-name="ce3" office:value-type="float" office:value="539614803" calcext:value-type="float">
            <text:p>539614803</text:p>
          </table:table-cell>
          <table:table-cell table:style-name="ce3" office:value-type="float" office:value="1674599722" calcext:value-type="float">
            <text:p>1674599722</text:p>
          </table:table-cell>
          <table:table-cell table:style-name="ce3" office:value-type="float" office:value="5704" calcext:value-type="float">
            <text:p>57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000617926" calcext:value-type="float">
            <text:p>2000617926</text:p>
          </table:table-cell>
          <table:table-cell table:style-name="ce3" office:value-type="float" office:value="1053858553" calcext:value-type="float">
            <text:p>1053858553</text:p>
          </table:table-cell>
          <table:table-cell table:style-name="ce3" office:value-type="float" office:value="202640191" calcext:value-type="float">
            <text:p>202640191</text:p>
          </table:table-cell>
          <table:table-cell table:style-name="ce3" office:value-type="float" office:value="5806" calcext:value-type="float">
            <text:p>580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34005545" calcext:value-type="float">
            <text:p>1234005545</text:p>
          </table:table-cell>
          <table:table-cell table:style-name="ce3" office:value-type="float" office:value="1466618091" calcext:value-type="float">
            <text:p>1466618091</text:p>
          </table:table-cell>
          <table:table-cell table:style-name="ce3" office:value-type="float" office:value="478255307" calcext:value-type="float">
            <text:p>478255307</text:p>
          </table:table-cell>
          <table:table-cell table:style-name="ce3" office:value-type="float" office:value="5908" calcext:value-type="float">
            <text:p>59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681606078" calcext:value-type="float">
            <text:p>1681606078</text:p>
          </table:table-cell>
          <table:table-cell table:style-name="ce3" office:value-type="float" office:value="1462465216" calcext:value-type="float">
            <text:p>1462465216</text:p>
          </table:table-cell>
          <table:table-cell table:style-name="ce3" office:value-type="float" office:value="1436235116" calcext:value-type="float">
            <text:p>1436235116</text:p>
          </table:table-cell>
          <table:table-cell table:style-name="ce3" office:value-type="float" office:value="6010" calcext:value-type="float">
            <text:p>60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868545266" calcext:value-type="float">
            <text:p>1868545266</text:p>
          </table:table-cell>
          <table:table-cell table:style-name="ce3" office:value-type="float" office:value="2017613888" calcext:value-type="float">
            <text:p>2017613888</text:p>
          </table:table-cell>
          <table:table-cell table:style-name="ce3" office:value-type="float" office:value="1599584015" calcext:value-type="float">
            <text:p>1599584015</text:p>
          </table:table-cell>
          <table:table-cell table:style-name="ce3" office:value-type="float" office:value="6112" calcext:value-type="float">
            <text:p>61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86900957" calcext:value-type="float">
            <text:p>1986900957</text:p>
          </table:table-cell>
          <table:table-cell table:style-name="ce3" office:value-type="float" office:value="1090980031" calcext:value-type="float">
            <text:p>1090980031</text:p>
          </table:table-cell>
          <table:table-cell table:style-name="ce3" office:value-type="float" office:value="559549189" calcext:value-type="float">
            <text:p>559549189</text:p>
          </table:table-cell>
          <table:table-cell table:style-name="ce3" office:value-type="float" office:value="6214" calcext:value-type="float">
            <text:p>621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73657899" calcext:value-type="float">
            <text:p>473657899</text:p>
          </table:table-cell>
          <table:table-cell table:style-name="ce3" office:value-type="float" office:value="1272191548" calcext:value-type="float">
            <text:p>1272191548</text:p>
          </table:table-cell>
          <table:table-cell table:style-name="ce3" office:value-type="float" office:value="275751167" calcext:value-type="float">
            <text:p>275751167</text:p>
          </table:table-cell>
          <table:table-cell table:style-name="ce3" office:value-type="float" office:value="6316" calcext:value-type="float">
            <text:p>63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6425356" calcext:value-type="float">
            <text:p>46425356</text:p>
          </table:table-cell>
          <table:table-cell table:style-name="ce3" office:value-type="float" office:value="2109230771" calcext:value-type="float">
            <text:p>2109230771</text:p>
          </table:table-cell>
          <table:table-cell table:style-name="ce3" office:value-type="float" office:value="455397223" calcext:value-type="float">
            <text:p>455397223</text:p>
          </table:table-cell>
          <table:table-cell table:style-name="ce3" office:value-type="float" office:value="6419" calcext:value-type="float">
            <text:p>641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734394067" calcext:value-type="float">
            <text:p>734394067</text:p>
          </table:table-cell>
          <table:table-cell table:style-name="ce3" office:value-type="float" office:value="1205595160" calcext:value-type="float">
            <text:p>1205595160</text:p>
          </table:table-cell>
          <table:table-cell table:style-name="ce3" office:value-type="float" office:value="2117025071" calcext:value-type="float">
            <text:p>2117025071</text:p>
          </table:table-cell>
          <table:table-cell table:style-name="ce3" office:value-type="float" office:value="6522" calcext:value-type="float">
            <text:p>65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372559012" calcext:value-type="float">
            <text:p>1372559012</text:p>
          </table:table-cell>
          <table:table-cell table:style-name="ce3" office:value-type="float" office:value="1135330375" calcext:value-type="float">
            <text:p>1135330375</text:p>
          </table:table-cell>
          <table:table-cell table:style-name="ce3" office:value-type="float" office:value="1227443281" calcext:value-type="float">
            <text:p>1227443281</text:p>
          </table:table-cell>
          <table:table-cell table:style-name="ce3" office:value-type="float" office:value="6625" calcext:value-type="float">
            <text:p>66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329967868" calcext:value-type="float">
            <text:p>329967868</text:p>
          </table:table-cell>
          <table:table-cell table:style-name="ce3" office:value-type="float" office:value="256527572" calcext:value-type="float">
            <text:p>256527572</text:p>
          </table:table-cell>
          <table:table-cell table:style-name="ce3" office:value-type="float" office:value="1040228914" calcext:value-type="float">
            <text:p>1040228914</text:p>
          </table:table-cell>
          <table:table-cell table:style-name="ce3" office:value-type="float" office:value="6728" calcext:value-type="float">
            <text:p>67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67178340" calcext:value-type="float">
            <text:p>967178340</text:p>
          </table:table-cell>
          <table:table-cell table:style-name="ce3" office:value-type="float" office:value="2058544764" calcext:value-type="float">
            <text:p>2058544764</text:p>
          </table:table-cell>
          <table:table-cell table:style-name="ce3" office:value-type="float" office:value="941300247" calcext:value-type="float">
            <text:p>941300247</text:p>
          </table:table-cell>
          <table:table-cell table:style-name="ce3" office:value-type="float" office:value="6832" calcext:value-type="float">
            <text:p>68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062628667" calcext:value-type="float">
            <text:p>1062628667</text:p>
          </table:table-cell>
          <table:table-cell table:style-name="ce3" office:value-type="float" office:value="1452585844" calcext:value-type="float">
            <text:p>1452585844</text:p>
          </table:table-cell>
          <table:table-cell table:style-name="ce3" office:value-type="float" office:value="1589661245" calcext:value-type="float">
            <text:p>1589661245</text:p>
          </table:table-cell>
          <table:table-cell table:style-name="ce3" office:value-type="float" office:value="6936" calcext:value-type="float">
            <text:p>69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25989501" calcext:value-type="float">
            <text:p>1125989501</text:p>
          </table:table-cell>
          <table:table-cell table:style-name="ce3" office:value-type="float" office:value="926030427" calcext:value-type="float">
            <text:p>926030427</text:p>
          </table:table-cell>
          <table:table-cell table:style-name="ce3" office:value-type="float" office:value="1464145605" calcext:value-type="float">
            <text:p>1464145605</text:p>
          </table:table-cell>
          <table:table-cell table:style-name="ce3" office:value-type="float" office:value="7040" calcext:value-type="float">
            <text:p>70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79637131" calcext:value-type="float">
            <text:p>879637131</text:p>
          </table:table-cell>
          <table:table-cell table:style-name="ce3" office:value-type="float" office:value="1072779024" calcext:value-type="float">
            <text:p>1072779024</text:p>
          </table:table-cell>
          <table:table-cell table:style-name="ce3" office:value-type="float" office:value="2054961922" calcext:value-type="float">
            <text:p>2054961922</text:p>
          </table:table-cell>
          <table:table-cell table:style-name="ce3" office:value-type="float" office:value="7144" calcext:value-type="float">
            <text:p>71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83827885" calcext:value-type="float">
            <text:p>783827885</text:p>
          </table:table-cell>
          <table:table-cell table:style-name="ce3" office:value-type="float" office:value="249818416" calcext:value-type="float">
            <text:p>249818416</text:p>
          </table:table-cell>
          <table:table-cell table:style-name="ce3" office:value-type="float" office:value="174102451" calcext:value-type="float">
            <text:p>174102451</text:p>
          </table:table-cell>
          <table:table-cell table:style-name="ce3" office:value-type="float" office:value="7248" calcext:value-type="float">
            <text:p>72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30566363" calcext:value-type="float">
            <text:p>1130566363</text:p>
          </table:table-cell>
          <table:table-cell table:style-name="ce3" office:value-type="float" office:value="433833872" calcext:value-type="float">
            <text:p>433833872</text:p>
          </table:table-cell>
          <table:table-cell table:style-name="ce3" office:value-type="float" office:value="2066205961" calcext:value-type="float">
            <text:p>2066205961</text:p>
          </table:table-cell>
          <table:table-cell table:style-name="ce3" office:value-type="float" office:value="7352" calcext:value-type="float">
            <text:p>73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93545437" calcext:value-type="float">
            <text:p>493545437</text:p>
          </table:table-cell>
          <table:table-cell table:style-name="ce3" office:value-type="float" office:value="354637488" calcext:value-type="float">
            <text:p>354637488</text:p>
          </table:table-cell>
          <table:table-cell table:style-name="ce3" office:value-type="float" office:value="1094629054" calcext:value-type="float">
            <text:p>1094629054</text:p>
          </table:table-cell>
          <table:table-cell table:style-name="ce3" office:value-type="float" office:value="7457" calcext:value-type="float">
            <text:p>745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436311083" calcext:value-type="float">
            <text:p>1436311083</text:p>
          </table:table-cell>
          <table:table-cell table:style-name="ce3" office:value-type="float" office:value="370803727" calcext:value-type="float">
            <text:p>370803727</text:p>
          </table:table-cell>
          <table:table-cell table:style-name="ce3" office:value-type="float" office:value="201347793" calcext:value-type="float">
            <text:p>201347793</text:p>
          </table:table-cell>
          <table:table-cell table:style-name="ce3" office:value-type="float" office:value="7562" calcext:value-type="float">
            <text:p>7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16684812" calcext:value-type="float">
            <text:p>216684812</text:p>
          </table:table-cell>
          <table:table-cell table:style-name="ce3" office:value-type="float" office:value="1180503085" calcext:value-type="float">
            <text:p>1180503085</text:p>
          </table:table-cell>
          <table:table-cell table:style-name="ce3" office:value-type="float" office:value="597883604" calcext:value-type="float">
            <text:p>597883604</text:p>
          </table:table-cell>
          <table:table-cell table:style-name="ce3" office:value-type="float" office:value="7667" calcext:value-type="float">
            <text:p>766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836851923" calcext:value-type="float">
            <text:p>1836851923</text:p>
          </table:table-cell>
          <table:table-cell table:style-name="ce3" office:value-type="float" office:value="1598301318" calcext:value-type="float">
            <text:p>1598301318</text:p>
          </table:table-cell>
          <table:table-cell table:style-name="ce3" office:value-type="float" office:value="707416610" calcext:value-type="float">
            <text:p>707416610</text:p>
          </table:table-cell>
          <table:table-cell table:style-name="ce3" office:value-type="float" office:value="7772" calcext:value-type="float">
            <text:p>77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892829860" calcext:value-type="float">
            <text:p>1892829860</text:p>
          </table:table-cell>
          <table:table-cell table:style-name="ce3" office:value-type="float" office:value="1112698258" calcext:value-type="float">
            <text:p>1112698258</text:p>
          </table:table-cell>
          <table:table-cell table:style-name="ce3" office:value-type="float" office:value="677260109" calcext:value-type="float">
            <text:p>677260109</text:p>
          </table:table-cell>
          <table:table-cell table:style-name="ce3" office:value-type="float" office:value="7878" calcext:value-type="float">
            <text:p>787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116179195" calcext:value-type="float">
            <text:p>2116179195</text:p>
          </table:table-cell>
          <table:table-cell table:style-name="ce3" office:value-type="float" office:value="881412278" calcext:value-type="float">
            <text:p>881412278</text:p>
          </table:table-cell>
          <table:table-cell table:style-name="ce3" office:value-type="float" office:value="475646273" calcext:value-type="float">
            <text:p>475646273</text:p>
          </table:table-cell>
          <table:table-cell table:style-name="ce3" office:value-type="float" office:value="7984" calcext:value-type="float">
            <text:p>79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147035836" calcext:value-type="float">
            <text:p>2147035836</text:p>
          </table:table-cell>
          <table:table-cell table:style-name="ce3" office:value-type="float" office:value="1716640289" calcext:value-type="float">
            <text:p>1716640289</text:p>
          </table:table-cell>
          <table:table-cell table:style-name="ce3" office:value-type="float" office:value="1985365505" calcext:value-type="float">
            <text:p>1985365505</text:p>
          </table:table-cell>
          <table:table-cell table:style-name="ce3" office:value-type="float" office:value="8090" calcext:value-type="float">
            <text:p>80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063558307" calcext:value-type="float">
            <text:p>1063558307</text:p>
          </table:table-cell>
          <table:table-cell table:style-name="ce3" office:value-type="float" office:value="219582051" calcext:value-type="float">
            <text:p>219582051</text:p>
          </table:table-cell>
          <table:table-cell table:style-name="ce3" office:value-type="float" office:value="598644118" calcext:value-type="float">
            <text:p>598644118</text:p>
          </table:table-cell>
          <table:table-cell table:style-name="ce3" office:value-type="float" office:value="8196" calcext:value-type="float">
            <text:p>81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18063444" calcext:value-type="float">
            <text:p>1718063444</text:p>
          </table:table-cell>
          <table:table-cell table:style-name="ce3" office:value-type="float" office:value="900115240" calcext:value-type="float">
            <text:p>900115240</text:p>
          </table:table-cell>
          <table:table-cell table:style-name="ce3" office:value-type="float" office:value="2006809040" calcext:value-type="float">
            <text:p>2006809040</text:p>
          </table:table-cell>
          <table:table-cell table:style-name="ce3" office:value-type="float" office:value="8302" calcext:value-type="float">
            <text:p>83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27172300" calcext:value-type="float">
            <text:p>427172300</text:p>
          </table:table-cell>
          <table:table-cell table:style-name="ce3" office:value-type="float" office:value="1276903800" calcext:value-type="float">
            <text:p>1276903800</text:p>
          </table:table-cell>
          <table:table-cell table:style-name="ce3" office:value-type="float" office:value="1746627262" calcext:value-type="float">
            <text:p>1746627262</text:p>
          </table:table-cell>
          <table:table-cell table:style-name="ce3" office:value-type="float" office:value="8408" calcext:value-type="float">
            <text:p>84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447010835" calcext:value-type="float">
            <text:p>447010835</text:p>
          </table:table-cell>
          <table:table-cell table:style-name="ce3" office:value-type="float" office:value="1707869287" calcext:value-type="float">
            <text:p>1707869287</text:p>
          </table:table-cell>
          <table:table-cell table:style-name="ce3" office:value-type="float" office:value="349051349" calcext:value-type="float">
            <text:p>349051349</text:p>
          </table:table-cell>
          <table:table-cell table:style-name="ce3" office:value-type="float" office:value="8515" calcext:value-type="float">
            <text:p>851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13303141" calcext:value-type="float">
            <text:p>1013303141</text:p>
          </table:table-cell>
          <table:table-cell table:style-name="ce3" office:value-type="float" office:value="902499637" calcext:value-type="float">
            <text:p>902499637</text:p>
          </table:table-cell>
          <table:table-cell table:style-name="ce3" office:value-type="float" office:value="360018645" calcext:value-type="float">
            <text:p>360018645</text:p>
          </table:table-cell>
          <table:table-cell table:style-name="ce3" office:value-type="float" office:value="8622" calcext:value-type="float">
            <text:p>86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040562147" calcext:value-type="float">
            <text:p>1040562147</text:p>
          </table:table-cell>
          <table:table-cell table:style-name="ce3" office:value-type="float" office:value="781592478" calcext:value-type="float">
            <text:p>781592478</text:p>
          </table:table-cell>
          <table:table-cell table:style-name="ce3" office:value-type="float" office:value="433545517" calcext:value-type="float">
            <text:p>433545517</text:p>
          </table:table-cell>
          <table:table-cell table:style-name="ce3" office:value-type="float" office:value="8729" calcext:value-type="float">
            <text:p>87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68658964" calcext:value-type="float">
            <text:p>1768658964</text:p>
          </table:table-cell>
          <table:table-cell table:style-name="ce3" office:value-type="float" office:value="861959897" calcext:value-type="float">
            <text:p>861959897</text:p>
          </table:table-cell>
          <table:table-cell table:style-name="ce3" office:value-type="float" office:value="1258183732" calcext:value-type="float">
            <text:p>1258183732</text:p>
          </table:table-cell>
          <table:table-cell table:style-name="ce3" office:value-type="float" office:value="8836" calcext:value-type="float">
            <text:p>88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82552332" calcext:value-type="float">
            <text:p>382552332</text:p>
          </table:table-cell>
          <table:table-cell table:style-name="ce3" office:value-type="float" office:value="284845195" calcext:value-type="float">
            <text:p>284845195</text:p>
          </table:table-cell>
          <table:table-cell table:style-name="ce3" office:value-type="float" office:value="992312271" calcext:value-type="float">
            <text:p>992312271</text:p>
          </table:table-cell>
          <table:table-cell table:style-name="ce3" office:value-type="float" office:value="8944" calcext:value-type="float">
            <text:p>89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138485459" calcext:value-type="float">
            <text:p>2138485459</text:p>
          </table:table-cell>
          <table:table-cell table:style-name="ce3" office:value-type="float" office:value="393883040" calcext:value-type="float">
            <text:p>393883040</text:p>
          </table:table-cell>
          <table:table-cell table:style-name="ce3" office:value-type="float" office:value="94046388" calcext:value-type="float">
            <text:p>94046388</text:p>
          </table:table-cell>
          <table:table-cell table:style-name="ce3" office:value-type="float" office:value="9052" calcext:value-type="float">
            <text:p>90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238776485" calcext:value-type="float">
            <text:p>1238776485</text:p>
          </table:table-cell>
          <table:table-cell table:style-name="ce3" office:value-type="float" office:value="1947109600" calcext:value-type="float">
            <text:p>1947109600</text:p>
          </table:table-cell>
          <table:table-cell table:style-name="ce3" office:value-type="float" office:value="727434922" calcext:value-type="float">
            <text:p>727434922</text:p>
          </table:table-cell>
          <table:table-cell table:style-name="ce3" office:value-type="float" office:value="9160" calcext:value-type="float">
            <text:p>91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62416034" calcext:value-type="float">
            <text:p>262416034</text:p>
          </table:table-cell>
          <table:table-cell table:style-name="ce3" office:value-type="float" office:value="1695259295" calcext:value-type="float">
            <text:p>1695259295</text:p>
          </table:table-cell>
          <table:table-cell table:style-name="ce3" office:value-type="float" office:value="450383842" calcext:value-type="float">
            <text:p>450383842</text:p>
          </table:table-cell>
          <table:table-cell table:style-name="ce3" office:value-type="float" office:value="9268" calcext:value-type="float">
            <text:p>92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642354093" calcext:value-type="float">
            <text:p>1642354093</text:p>
          </table:table-cell>
          <table:table-cell table:style-name="ce3" office:value-type="float" office:value="1237438428" calcext:value-type="float">
            <text:p>1237438428</text:p>
          </table:table-cell>
          <table:table-cell table:style-name="ce3" office:value-type="float" office:value="186646454" calcext:value-type="float">
            <text:p>186646454</text:p>
          </table:table-cell>
          <table:table-cell table:style-name="ce3" office:value-type="float" office:value="9376" calcext:value-type="float">
            <text:p>93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437913306" calcext:value-type="float">
            <text:p>1437913306</text:p>
          </table:table-cell>
          <table:table-cell table:style-name="ce3" office:value-type="float" office:value="757165971" calcext:value-type="float">
            <text:p>757165971</text:p>
          </table:table-cell>
          <table:table-cell table:style-name="ce3" office:value-type="float" office:value="912430989" calcext:value-type="float">
            <text:p>912430989</text:p>
          </table:table-cell>
          <table:table-cell table:style-name="ce3" office:value-type="float" office:value="9484" calcext:value-type="float">
            <text:p>94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75442997" calcext:value-type="float">
            <text:p>1375442997</text:p>
          </table:table-cell>
          <table:table-cell table:style-name="ce3" office:value-type="float" office:value="1995919032" calcext:value-type="float">
            <text:p>1995919032</text:p>
          </table:table-cell>
          <table:table-cell table:style-name="ce3" office:value-type="float" office:value="1688721004" calcext:value-type="float">
            <text:p>1688721004</text:p>
          </table:table-cell>
          <table:table-cell table:style-name="ce3" office:value-type="float" office:value="9593" calcext:value-type="float">
            <text:p>959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56463507" calcext:value-type="float">
            <text:p>1556463507</text:p>
          </table:table-cell>
          <table:table-cell table:style-name="ce3" office:value-type="float" office:value="865987623" calcext:value-type="float">
            <text:p>865987623</text:p>
          </table:table-cell>
          <table:table-cell table:style-name="ce3" office:value-type="float" office:value="1101460806" calcext:value-type="float">
            <text:p>1101460806</text:p>
          </table:table-cell>
          <table:table-cell table:style-name="ce3" office:value-type="float" office:value="9702" calcext:value-type="float">
            <text:p>97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983845860" calcext:value-type="float">
            <text:p>983845860</text:p>
          </table:table-cell>
          <table:table-cell table:style-name="ce3" office:value-type="float" office:value="117490804" calcext:value-type="float">
            <text:p>117490804</text:p>
          </table:table-cell>
          <table:table-cell table:style-name="ce3" office:value-type="float" office:value="2025053607" calcext:value-type="float">
            <text:p>2025053607</text:p>
          </table:table-cell>
          <table:table-cell table:style-name="ce3" office:value-type="float" office:value="9811" calcext:value-type="float">
            <text:p>981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020763067" calcext:value-type="float">
            <text:p>2020763067</text:p>
          </table:table-cell>
          <table:table-cell table:style-name="ce3" office:value-type="float" office:value="1500925275" calcext:value-type="float">
            <text:p>1500925275</text:p>
          </table:table-cell>
          <table:table-cell table:style-name="ce3" office:value-type="float" office:value="1778835331" calcext:value-type="float">
            <text:p>1778835331</text:p>
          </table:table-cell>
          <table:table-cell table:style-name="ce3" office:value-type="float" office:value="9920" calcext:value-type="float">
            <text:p>99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510973948" calcext:value-type="float">
            <text:p>510973948</text:p>
          </table:table-cell>
          <table:table-cell table:style-name="ce3" office:value-type="float" office:value="1505617937" calcext:value-type="float">
            <text:p>1505617937</text:p>
          </table:table-cell>
          <table:table-cell table:style-name="ce3" office:value-type="float" office:value="1336242571" calcext:value-type="float">
            <text:p>1336242571</text:p>
          </table:table-cell>
          <table:table-cell table:style-name="ce3" office:value-type="float" office:value="30" calcext:value-type="float">
            <text:p>3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2035683" calcext:value-type="float">
            <text:p>152035683</text:p>
          </table:table-cell>
          <table:table-cell table:style-name="ce3" office:value-type="float" office:value="1967831090" calcext:value-type="float">
            <text:p>1967831090</text:p>
          </table:table-cell>
          <table:table-cell table:style-name="ce3" office:value-type="float" office:value="1920284216" calcext:value-type="float">
            <text:p>1920284216</text:p>
          </table:table-cell>
          <table:table-cell table:style-name="ce3" office:value-type="float" office:value="140" calcext:value-type="float">
            <text:p>1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905666708" calcext:value-type="float">
            <text:p>1905666708</text:p>
          </table:table-cell>
          <table:table-cell table:style-name="ce3" office:value-type="float" office:value="403843222" calcext:value-type="float">
            <text:p>403843222</text:p>
          </table:table-cell>
          <table:table-cell table:style-name="ce3" office:value-type="float" office:value="756752061" calcext:value-type="float">
            <text:p>756752061</text:p>
          </table:table-cell>
          <table:table-cell table:style-name="ce3" office:value-type="float" office:value="250" calcext:value-type="float">
            <text:p>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969235084" calcext:value-type="float">
            <text:p>969235084</text:p>
          </table:table-cell>
          <table:table-cell table:style-name="ce3" office:value-type="float" office:value="1892448706" calcext:value-type="float">
            <text:p>1892448706</text:p>
          </table:table-cell>
          <table:table-cell table:style-name="ce3" office:value-type="float" office:value="400744675" calcext:value-type="float">
            <text:p>400744675</text:p>
          </table:table-cell>
          <table:table-cell table:style-name="ce3" office:value-type="float" office:value="360" calcext:value-type="float">
            <text:p>3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270586707" calcext:value-type="float">
            <text:p>1270586707</text:p>
          </table:table-cell>
          <table:table-cell table:style-name="ce3" office:value-type="float" office:value="1277652293" calcext:value-type="float">
            <text:p>1277652293</text:p>
          </table:table-cell>
          <table:table-cell table:style-name="ce3" office:value-type="float" office:value="1563763662" calcext:value-type="float">
            <text:p>1563763662</text:p>
          </table:table-cell>
          <table:table-cell table:style-name="ce3" office:value-type="float" office:value="470" calcext:value-type="float">
            <text:p>47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3388837" calcext:value-type="float">
            <text:p>173388837</text:p>
          </table:table-cell>
          <table:table-cell table:style-name="ce3" office:value-type="float" office:value="1371228111" calcext:value-type="float">
            <text:p>1371228111</text:p>
          </table:table-cell>
          <table:table-cell table:style-name="ce3" office:value-type="float" office:value="458617619" calcext:value-type="float">
            <text:p>458617619</text:p>
          </table:table-cell>
          <table:table-cell table:style-name="ce3" office:value-type="float" office:value="580" calcext:value-type="float">
            <text:p>5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0873122" calcext:value-type="float">
            <text:p>10873122</text:p>
          </table:table-cell>
          <table:table-cell table:style-name="ce3" office:value-type="float" office:value="1023465325" calcext:value-type="float">
            <text:p>1023465325</text:p>
          </table:table-cell>
          <table:table-cell table:style-name="ce3" office:value-type="float" office:value="767732315" calcext:value-type="float">
            <text:p>767732315</text:p>
          </table:table-cell>
          <table:table-cell table:style-name="ce3" office:value-type="float" office:value="691" calcext:value-type="float">
            <text:p>69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8451373" calcext:value-type="float">
            <text:p>208451373</text:p>
          </table:table-cell>
          <table:table-cell table:style-name="ce3" office:value-type="float" office:value="242189894" calcext:value-type="float">
            <text:p>242189894</text:p>
          </table:table-cell>
          <table:table-cell table:style-name="ce3" office:value-type="float" office:value="845349030" calcext:value-type="float">
            <text:p>845349030</text:p>
          </table:table-cell>
          <table:table-cell table:style-name="ce3" office:value-type="float" office:value="802" calcext:value-type="float">
            <text:p>8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96396122" calcext:value-type="float">
            <text:p>896396122</text:p>
          </table:table-cell>
          <table:table-cell table:style-name="ce3" office:value-type="float" office:value="831820497" calcext:value-type="float">
            <text:p>831820497</text:p>
          </table:table-cell>
          <table:table-cell table:style-name="ce3" office:value-type="float" office:value="931101448" calcext:value-type="float">
            <text:p>931101448</text:p>
          </table:table-cell>
          <table:table-cell table:style-name="ce3" office:value-type="float" office:value="913" calcext:value-type="float">
            <text:p>91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131831733" calcext:value-type="float">
            <text:p>1131831733</text:p>
          </table:table-cell>
          <table:table-cell table:style-name="ce3" office:value-type="float" office:value="663664755" calcext:value-type="float">
            <text:p>663664755</text:p>
          </table:table-cell>
          <table:table-cell table:style-name="ce3" office:value-type="float" office:value="427364365" calcext:value-type="float">
            <text:p>427364365</text:p>
          </table:table-cell>
          <table:table-cell table:style-name="ce3" office:value-type="float" office:value="1024" calcext:value-type="float">
            <text:p>10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85782547" calcext:value-type="float">
            <text:p>285782547</text:p>
          </table:table-cell>
          <table:table-cell table:style-name="ce3" office:value-type="float" office:value="790571353" calcext:value-type="float">
            <text:p>790571353</text:p>
          </table:table-cell>
          <table:table-cell table:style-name="ce3" office:value-type="float" office:value="1456512536" calcext:value-type="float">
            <text:p>1456512536</text:p>
          </table:table-cell>
          <table:table-cell table:style-name="ce3" office:value-type="float" office:value="1136" calcext:value-type="float">
            <text:p>11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73830501" calcext:value-type="float">
            <text:p>1373830501</text:p>
          </table:table-cell>
          <table:table-cell table:style-name="ce3" office:value-type="float" office:value="917928970" calcext:value-type="float">
            <text:p>917928970</text:p>
          </table:table-cell>
          <table:table-cell table:style-name="ce3" office:value-type="float" office:value="2095887123" calcext:value-type="float">
            <text:p>2095887123</text:p>
          </table:table-cell>
          <table:table-cell table:style-name="ce3" office:value-type="float" office:value="1248" calcext:value-type="float">
            <text:p>12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25047011" calcext:value-type="float">
            <text:p>225047011</text:p>
          </table:table-cell>
          <table:table-cell table:style-name="ce3" office:value-type="float" office:value="539849758" calcext:value-type="float">
            <text:p>539849758</text:p>
          </table:table-cell>
          <table:table-cell table:style-name="ce3" office:value-type="float" office:value="1111374350" calcext:value-type="float">
            <text:p>1111374350</text:p>
          </table:table-cell>
          <table:table-cell table:style-name="ce3" office:value-type="float" office:value="1360" calcext:value-type="float">
            <text:p>13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646409748" calcext:value-type="float">
            <text:p>646409748</text:p>
          </table:table-cell>
          <table:table-cell table:style-name="ce3" office:value-type="float" office:value="1420188761" calcext:value-type="float">
            <text:p>1420188761</text:p>
          </table:table-cell>
          <table:table-cell table:style-name="ce3" office:value-type="float" office:value="1721419176" calcext:value-type="float">
            <text:p>1721419176</text:p>
          </table:table-cell>
          <table:table-cell table:style-name="ce3" office:value-type="float" office:value="1472" calcext:value-type="float">
            <text:p>14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8859403" calcext:value-type="float">
            <text:p>88859403</text:p>
          </table:table-cell>
          <table:table-cell table:style-name="ce3" office:value-type="float" office:value="1514935563" calcext:value-type="float">
            <text:p>1514935563</text:p>
          </table:table-cell>
          <table:table-cell table:style-name="ce3" office:value-type="float" office:value="988281416" calcext:value-type="float">
            <text:p>988281416</text:p>
          </table:table-cell>
          <table:table-cell table:style-name="ce3" office:value-type="float" office:value="1584" calcext:value-type="float">
            <text:p>15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58850860" calcext:value-type="float">
            <text:p>958850860</text:p>
          </table:table-cell>
          <table:table-cell table:style-name="ce3" office:value-type="float" office:value="602881825" calcext:value-type="float">
            <text:p>602881825</text:p>
          </table:table-cell>
          <table:table-cell table:style-name="ce3" office:value-type="float" office:value="1516957313" calcext:value-type="float">
            <text:p>1516957313</text:p>
          </table:table-cell>
          <table:table-cell table:style-name="ce3" office:value-type="float" office:value="1696" calcext:value-type="float">
            <text:p>16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89109428" calcext:value-type="float">
            <text:p>689109428</text:p>
          </table:table-cell>
          <table:table-cell table:style-name="ce3" office:value-type="float" office:value="720289122" calcext:value-type="float">
            <text:p>720289122</text:p>
          </table:table-cell>
          <table:table-cell table:style-name="ce3" office:value-type="float" office:value="1115390291" calcext:value-type="float">
            <text:p>1115390291</text:p>
          </table:table-cell>
          <table:table-cell table:style-name="ce3" office:value-type="float" office:value="1809" calcext:value-type="float">
            <text:p>180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82842731" calcext:value-type="float">
            <text:p>482842731</text:p>
          </table:table-cell>
          <table:table-cell table:style-name="ce3" office:value-type="float" office:value="1043216422" calcext:value-type="float">
            <text:p>1043216422</text:p>
          </table:table-cell>
          <table:table-cell table:style-name="ce3" office:value-type="float" office:value="1037715009" calcext:value-type="float">
            <text:p>1037715009</text:p>
          </table:table-cell>
          <table:table-cell table:style-name="ce3" office:value-type="float" office:value="1922" calcext:value-type="float">
            <text:p>19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44557773" calcext:value-type="float">
            <text:p>1944557773</text:p>
          </table:table-cell>
          <table:table-cell table:style-name="ce3" office:value-type="float" office:value="1924180081" calcext:value-type="float">
            <text:p>1924180081</text:p>
          </table:table-cell>
          <table:table-cell table:style-name="ce3" office:value-type="float" office:value="1776700707" calcext:value-type="float">
            <text:p>1776700707</text:p>
          </table:table-cell>
          <table:table-cell table:style-name="ce3" office:value-type="float" office:value="2035" calcext:value-type="float">
            <text:p>203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76335547" calcext:value-type="float">
            <text:p>1776335547</text:p>
          </table:table-cell>
          <table:table-cell table:style-name="ce3" office:value-type="float" office:value="8583507" calcext:value-type="float">
            <text:p>8583507</text:p>
          </table:table-cell>
          <table:table-cell table:style-name="ce3" office:value-type="float" office:value="177195066" calcext:value-type="float">
            <text:p>177195066</text:p>
          </table:table-cell>
          <table:table-cell table:style-name="ce3" office:value-type="float" office:value="2148" calcext:value-type="float">
            <text:p>21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553863933" calcext:value-type="float">
            <text:p>553863933</text:p>
          </table:table-cell>
          <table:table-cell table:style-name="ce3" office:value-type="float" office:value="2061233144" calcext:value-type="float">
            <text:p>2061233144</text:p>
          </table:table-cell>
          <table:table-cell table:style-name="ce3" office:value-type="float" office:value="46966563" calcext:value-type="float">
            <text:p>46966563</text:p>
          </table:table-cell>
          <table:table-cell table:style-name="ce3" office:value-type="float" office:value="2262" calcext:value-type="float">
            <text:p>22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596991499" calcext:value-type="float">
            <text:p>1596991499</text:p>
          </table:table-cell>
          <table:table-cell table:style-name="ce3" office:value-type="float" office:value="1552663528" calcext:value-type="float">
            <text:p>1552663528</text:p>
          </table:table-cell>
          <table:table-cell table:style-name="ce3" office:value-type="float" office:value="142863046" calcext:value-type="float">
            <text:p>142863046</text:p>
          </table:table-cell>
          <table:table-cell table:style-name="ce3" office:value-type="float" office:value="2376" calcext:value-type="float">
            <text:p>23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385490989" calcext:value-type="float">
            <text:p>1385490989</text:p>
          </table:table-cell>
          <table:table-cell table:style-name="ce3" office:value-type="float" office:value="1502301111" calcext:value-type="float">
            <text:p>1502301111</text:p>
          </table:table-cell>
          <table:table-cell table:style-name="ce3" office:value-type="float" office:value="2000201365" calcext:value-type="float">
            <text:p>2000201365</text:p>
          </table:table-cell>
          <table:table-cell table:style-name="ce3" office:value-type="float" office:value="2490" calcext:value-type="float">
            <text:p>24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81856858" calcext:value-type="float">
            <text:p>781856858</text:p>
          </table:table-cell>
          <table:table-cell table:style-name="ce3" office:value-type="float" office:value="1482220325" calcext:value-type="float">
            <text:p>1482220325</text:p>
          </table:table-cell>
          <table:table-cell table:style-name="ce3" office:value-type="float" office:value="423607676" calcext:value-type="float">
            <text:p>423607676</text:p>
          </table:table-cell>
          <table:table-cell table:style-name="ce3" office:value-type="float" office:value="2604" calcext:value-type="float">
            <text:p>26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15770293" calcext:value-type="float">
            <text:p>215770293</text:p>
          </table:table-cell>
          <table:table-cell table:style-name="ce3" office:value-type="float" office:value="1815062894" calcext:value-type="float">
            <text:p>1815062894</text:p>
          </table:table-cell>
          <table:table-cell table:style-name="ce3" office:value-type="float" office:value="829430136" calcext:value-type="float">
            <text:p>829430136</text:p>
          </table:table-cell>
          <table:table-cell table:style-name="ce3" office:value-type="float" office:value="2718" calcext:value-type="float">
            <text:p>271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98916627" calcext:value-type="float">
            <text:p>1498916627</text:p>
          </table:table-cell>
          <table:table-cell table:style-name="ce3" office:value-type="float" office:value="1845296201" calcext:value-type="float">
            <text:p>1845296201</text:p>
          </table:table-cell>
          <table:table-cell table:style-name="ce3" office:value-type="float" office:value="179058821" calcext:value-type="float">
            <text:p>179058821</text:p>
          </table:table-cell>
          <table:table-cell table:style-name="ce3" office:value-type="float" office:value="2832" calcext:value-type="float">
            <text:p>28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61075300" calcext:value-type="float">
            <text:p>161075300</text:p>
          </table:table-cell>
          <table:table-cell table:style-name="ce3" office:value-type="float" office:value="1178596571" calcext:value-type="float">
            <text:p>1178596571</text:p>
          </table:table-cell>
          <table:table-cell table:style-name="ce3" office:value-type="float" office:value="951041697" calcext:value-type="float">
            <text:p>951041697</text:p>
          </table:table-cell>
          <table:table-cell table:style-name="ce3" office:value-type="float" office:value="2947" calcext:value-type="float">
            <text:p>294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363170620" calcext:value-type="float">
            <text:p>1363170620</text:p>
          </table:table-cell>
          <table:table-cell table:style-name="ce3" office:value-type="float" office:value="1201331856" calcext:value-type="float">
            <text:p>1201331856</text:p>
          </table:table-cell>
          <table:table-cell table:style-name="ce3" office:value-type="float" office:value="253840025" calcext:value-type="float">
            <text:p>253840025</text:p>
          </table:table-cell>
          <table:table-cell table:style-name="ce3" office:value-type="float" office:value="3062" calcext:value-type="float">
            <text:p>30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53053476" calcext:value-type="float">
            <text:p>1453053476</text:p>
          </table:table-cell>
          <table:table-cell table:style-name="ce3" office:value-type="float" office:value="895523759" calcext:value-type="float">
            <text:p>895523759</text:p>
          </table:table-cell>
          <table:table-cell table:style-name="ce3" office:value-type="float" office:value="1586578300" calcext:value-type="float">
            <text:p>1586578300</text:p>
          </table:table-cell>
          <table:table-cell table:style-name="ce3" office:value-type="float" office:value="3177" calcext:value-type="float">
            <text:p>317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85726076" calcext:value-type="float">
            <text:p>285726076</text:p>
          </table:table-cell>
          <table:table-cell table:style-name="ce3" office:value-type="float" office:value="1003541261" calcext:value-type="float">
            <text:p>1003541261</text:p>
          </table:table-cell>
          <table:table-cell table:style-name="ce3" office:value-type="float" office:value="2126262815" calcext:value-type="float">
            <text:p>2126262815</text:p>
          </table:table-cell>
          <table:table-cell table:style-name="ce3" office:value-type="float" office:value="3292" calcext:value-type="float">
            <text:p>32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24722404" calcext:value-type="float">
            <text:p>424722404</text:p>
          </table:table-cell>
          <table:table-cell table:style-name="ce3" office:value-type="float" office:value="109017382" calcext:value-type="float">
            <text:p>109017382</text:p>
          </table:table-cell>
          <table:table-cell table:style-name="ce3" office:value-type="float" office:value="219142258" calcext:value-type="float">
            <text:p>219142258</text:p>
          </table:table-cell>
          <table:table-cell table:style-name="ce3" office:value-type="float" office:value="3408" calcext:value-type="float">
            <text:p>34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73798076" calcext:value-type="float">
            <text:p>73798076</text:p>
          </table:table-cell>
          <table:table-cell table:style-name="ce3" office:value-type="float" office:value="212102001" calcext:value-type="float">
            <text:p>212102001</text:p>
          </table:table-cell>
          <table:table-cell table:style-name="ce3" office:value-type="float" office:value="1007915582" calcext:value-type="float">
            <text:p>1007915582</text:p>
          </table:table-cell>
          <table:table-cell table:style-name="ce3" office:value-type="float" office:value="3524" calcext:value-type="float">
            <text:p>35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26198435" calcext:value-type="float">
            <text:p>1226198435</text:p>
          </table:table-cell>
          <table:table-cell table:style-name="ce3" office:value-type="float" office:value="291390034" calcext:value-type="float">
            <text:p>291390034</text:p>
          </table:table-cell>
          <table:table-cell table:style-name="ce3" office:value-type="float" office:value="938152092" calcext:value-type="float">
            <text:p>938152092</text:p>
          </table:table-cell>
          <table:table-cell table:style-name="ce3" office:value-type="float" office:value="3640" calcext:value-type="float">
            <text:p>36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464010837" calcext:value-type="float">
            <text:p>1464010837</text:p>
          </table:table-cell>
          <table:table-cell table:style-name="ce3" office:value-type="float" office:value="1986840310" calcext:value-type="float">
            <text:p>1986840310</text:p>
          </table:table-cell>
          <table:table-cell table:style-name="ce3" office:value-type="float" office:value="1667532187" calcext:value-type="float">
            <text:p>1667532187</text:p>
          </table:table-cell>
          <table:table-cell table:style-name="ce3" office:value-type="float" office:value="3756" calcext:value-type="float">
            <text:p>37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09982322" calcext:value-type="float">
            <text:p>1909982322</text:p>
          </table:table-cell>
          <table:table-cell table:style-name="ce3" office:value-type="float" office:value="708596962" calcext:value-type="float">
            <text:p>708596962</text:p>
          </table:table-cell>
          <table:table-cell table:style-name="ce3" office:value-type="float" office:value="479693824" calcext:value-type="float">
            <text:p>479693824</text:p>
          </table:table-cell>
          <table:table-cell table:style-name="ce3" office:value-type="float" office:value="3872" calcext:value-type="float">
            <text:p>38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87315550" calcext:value-type="float">
            <text:p>487315550</text:p>
          </table:table-cell>
          <table:table-cell table:style-name="ce3" office:value-type="float" office:value="1402404517" calcext:value-type="float">
            <text:p>1402404517</text:p>
          </table:table-cell>
          <table:table-cell table:style-name="ce3" office:value-type="float" office:value="511243984" calcext:value-type="float">
            <text:p>511243984</text:p>
          </table:table-cell>
          <table:table-cell table:style-name="ce3" office:value-type="float" office:value="3988" calcext:value-type="float">
            <text:p>39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57299025" calcext:value-type="float">
            <text:p>1957299025</text:p>
          </table:table-cell>
          <table:table-cell table:style-name="ce3" office:value-type="float" office:value="2036988910" calcext:value-type="float">
            <text:p>2036988910</text:p>
          </table:table-cell>
          <table:table-cell table:style-name="ce3" office:value-type="float" office:value="1806780229" calcext:value-type="float">
            <text:p>1806780229</text:p>
          </table:table-cell>
          <table:table-cell table:style-name="ce3" office:value-type="float" office:value="4105" calcext:value-type="float">
            <text:p>410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170193111" calcext:value-type="float">
            <text:p>1170193111</text:p>
          </table:table-cell>
          <table:table-cell table:style-name="ce3" office:value-type="float" office:value="1747710922" calcext:value-type="float">
            <text:p>1747710922</text:p>
          </table:table-cell>
          <table:table-cell table:style-name="ce3" office:value-type="float" office:value="804538775" calcext:value-type="float">
            <text:p>804538775</text:p>
          </table:table-cell>
          <table:table-cell table:style-name="ce3" office:value-type="float" office:value="4222" calcext:value-type="float">
            <text:p>42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780368193" calcext:value-type="float">
            <text:p>780368193</text:p>
          </table:table-cell>
          <table:table-cell table:style-name="ce3" office:value-type="float" office:value="743299934" calcext:value-type="float">
            <text:p>743299934</text:p>
          </table:table-cell>
          <table:table-cell table:style-name="ce3" office:value-type="float" office:value="1442922587" calcext:value-type="float">
            <text:p>1442922587</text:p>
          </table:table-cell>
          <table:table-cell table:style-name="ce3" office:value-type="float" office:value="4339" calcext:value-type="float">
            <text:p>433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965581414" calcext:value-type="float">
            <text:p>965581414</text:p>
          </table:table-cell>
          <table:table-cell table:style-name="ce3" office:value-type="float" office:value="1615303194" calcext:value-type="float">
            <text:p>1615303194</text:p>
          </table:table-cell>
          <table:table-cell table:style-name="ce3" office:value-type="float" office:value="1492035570" calcext:value-type="float">
            <text:p>1492035570</text:p>
          </table:table-cell>
          <table:table-cell table:style-name="ce3" office:value-type="float" office:value="4456" calcext:value-type="float">
            <text:p>44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140380810" calcext:value-type="float">
            <text:p>2140380810</text:p>
          </table:table-cell>
          <table:table-cell table:style-name="ce3" office:value-type="float" office:value="854636109" calcext:value-type="float">
            <text:p>854636109</text:p>
          </table:table-cell>
          <table:table-cell table:style-name="ce3" office:value-type="float" office:value="1622316350" calcext:value-type="float">
            <text:p>1622316350</text:p>
          </table:table-cell>
          <table:table-cell table:style-name="ce3" office:value-type="float" office:value="4574" calcext:value-type="float">
            <text:p>457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81686021" calcext:value-type="float">
            <text:p>881686021</text:p>
          </table:table-cell>
          <table:table-cell table:style-name="ce3" office:value-type="float" office:value="1327440615" calcext:value-type="float">
            <text:p>1327440615</text:p>
          </table:table-cell>
          <table:table-cell table:style-name="ce3" office:value-type="float" office:value="1089018777" calcext:value-type="float">
            <text:p>1089018777</text:p>
          </table:table-cell>
          <table:table-cell table:style-name="ce3" office:value-type="float" office:value="4692" calcext:value-type="float">
            <text:p>46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859783747" calcext:value-type="float">
            <text:p>859783747</text:p>
          </table:table-cell>
          <table:table-cell table:style-name="ce3" office:value-type="float" office:value="272918709" calcext:value-type="float">
            <text:p>272918709</text:p>
          </table:table-cell>
          <table:table-cell table:style-name="ce3" office:value-type="float" office:value="850772120" calcext:value-type="float">
            <text:p>850772120</text:p>
          </table:table-cell>
          <table:table-cell table:style-name="ce3" office:value-type="float" office:value="4810" calcext:value-type="float">
            <text:p>48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15452085" calcext:value-type="float">
            <text:p>2115452085</text:p>
          </table:table-cell>
          <table:table-cell table:style-name="ce3" office:value-type="float" office:value="427964958" calcext:value-type="float">
            <text:p>427964958</text:p>
          </table:table-cell>
          <table:table-cell table:style-name="ce3" office:value-type="float" office:value="1633175075" calcext:value-type="float">
            <text:p>1633175075</text:p>
          </table:table-cell>
          <table:table-cell table:style-name="ce3" office:value-type="float" office:value="4928" calcext:value-type="float">
            <text:p>49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63916307" calcext:value-type="float">
            <text:p>663916307</text:p>
          </table:table-cell>
          <table:table-cell table:style-name="ce3" office:value-type="float" office:value="111455833" calcext:value-type="float">
            <text:p>111455833</text:p>
          </table:table-cell>
          <table:table-cell table:style-name="ce3" office:value-type="float" office:value="145278882" calcext:value-type="float">
            <text:p>145278882</text:p>
          </table:table-cell>
          <table:table-cell table:style-name="ce3" office:value-type="float" office:value="5046" calcext:value-type="float">
            <text:p>504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16336741" calcext:value-type="float">
            <text:p>116336741</text:p>
          </table:table-cell>
          <table:table-cell table:style-name="ce3" office:value-type="float" office:value="1111952138" calcext:value-type="float">
            <text:p>1111952138</text:p>
          </table:table-cell>
          <table:table-cell table:style-name="ce3" office:value-type="float" office:value="1557762435" calcext:value-type="float">
            <text:p>1557762435</text:p>
          </table:table-cell>
          <table:table-cell table:style-name="ce3" office:value-type="float" office:value="5164" calcext:value-type="float">
            <text:p>51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061486307" calcext:value-type="float">
            <text:p>1061486307</text:p>
          </table:table-cell>
          <table:table-cell table:style-name="ce3" office:value-type="float" office:value="1373577501" calcext:value-type="float">
            <text:p>1373577501</text:p>
          </table:table-cell>
          <table:table-cell table:style-name="ce3" office:value-type="float" office:value="1638069589" calcext:value-type="float">
            <text:p>1638069589</text:p>
          </table:table-cell>
          <table:table-cell table:style-name="ce3" office:value-type="float" office:value="5283" calcext:value-type="float">
            <text:p>528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253697812" calcext:value-type="float">
            <text:p>1253697812</text:p>
          </table:table-cell>
          <table:table-cell table:style-name="ce3" office:value-type="float" office:value="381313879" calcext:value-type="float">
            <text:p>381313879</text:p>
          </table:table-cell>
          <table:table-cell table:style-name="ce3" office:value-type="float" office:value="1614208645" calcext:value-type="float">
            <text:p>1614208645</text:p>
          </table:table-cell>
          <table:table-cell table:style-name="ce3" office:value-type="float" office:value="5402" calcext:value-type="float">
            <text:p>54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37055755" calcext:value-type="float">
            <text:p>1937055755</text:p>
          </table:table-cell>
          <table:table-cell table:style-name="ce3" office:value-type="float" office:value="663104004" calcext:value-type="float">
            <text:p>663104004</text:p>
          </table:table-cell>
          <table:table-cell table:style-name="ce3" office:value-type="float" office:value="1900693624" calcext:value-type="float">
            <text:p>1900693624</text:p>
          </table:table-cell>
          <table:table-cell table:style-name="ce3" office:value-type="float" office:value="5521" calcext:value-type="float">
            <text:p>55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43970605" calcext:value-type="float">
            <text:p>243970605</text:p>
          </table:table-cell>
          <table:table-cell table:style-name="ce3" office:value-type="float" office:value="546733579" calcext:value-type="float">
            <text:p>546733579</text:p>
          </table:table-cell>
          <table:table-cell table:style-name="ce3" office:value-type="float" office:value="95948837" calcext:value-type="float">
            <text:p>95948837</text:p>
          </table:table-cell>
          <table:table-cell table:style-name="ce3" office:value-type="float" office:value="5640" calcext:value-type="float">
            <text:p>56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67674202" calcext:value-type="float">
            <text:p>867674202</text:p>
          </table:table-cell>
          <table:table-cell table:style-name="ce3" office:value-type="float" office:value="1607367200" calcext:value-type="float">
            <text:p>1607367200</text:p>
          </table:table-cell>
          <table:table-cell table:style-name="ce3" office:value-type="float" office:value="1477471466" calcext:value-type="float">
            <text:p>1477471466</text:p>
          </table:table-cell>
          <table:table-cell table:style-name="ce3" office:value-type="float" office:value="5760" calcext:value-type="float">
            <text:p>57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86343094" calcext:value-type="float">
            <text:p>1586343094</text:p>
          </table:table-cell>
          <table:table-cell table:style-name="ce3" office:value-type="float" office:value="428568159" calcext:value-type="float">
            <text:p>428568159</text:p>
          </table:table-cell>
          <table:table-cell table:style-name="ce3" office:value-type="float" office:value="1077190840" calcext:value-type="float">
            <text:p>1077190840</text:p>
          </table:table-cell>
          <table:table-cell table:style-name="ce3" office:value-type="float" office:value="5880" calcext:value-type="float">
            <text:p>58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58890937" calcext:value-type="float">
            <text:p>658890937</text:p>
          </table:table-cell>
          <table:table-cell table:style-name="ce3" office:value-type="float" office:value="989940508" calcext:value-type="float">
            <text:p>989940508</text:p>
          </table:table-cell>
          <table:table-cell table:style-name="ce3" office:value-type="float" office:value="277322737" calcext:value-type="float">
            <text:p>277322737</text:p>
          </table:table-cell>
          <table:table-cell table:style-name="ce3" office:value-type="float" office:value="6000" calcext:value-type="float">
            <text:p>60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54289071" calcext:value-type="float">
            <text:p>1554289071</text:p>
          </table:table-cell>
          <table:table-cell table:style-name="ce3" office:value-type="float" office:value="2082464083" calcext:value-type="float">
            <text:p>2082464083</text:p>
          </table:table-cell>
          <table:table-cell table:style-name="ce3" office:value-type="float" office:value="1794849005" calcext:value-type="float">
            <text:p>1794849005</text:p>
          </table:table-cell>
          <table:table-cell table:style-name="ce3" office:value-type="float" office:value="6120" calcext:value-type="float">
            <text:p>61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945322025" calcext:value-type="float">
            <text:p>945322025</text:p>
          </table:table-cell>
          <table:table-cell table:style-name="ce3" office:value-type="float" office:value="1437770745" calcext:value-type="float">
            <text:p>1437770745</text:p>
          </table:table-cell>
          <table:table-cell table:style-name="ce3" office:value-type="float" office:value="997981229" calcext:value-type="float">
            <text:p>997981229</text:p>
          </table:table-cell>
          <table:table-cell table:style-name="ce3" office:value-type="float" office:value="6240" calcext:value-type="float">
            <text:p>62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43246271" calcext:value-type="float">
            <text:p>943246271</text:p>
          </table:table-cell>
          <table:table-cell table:style-name="ce3" office:value-type="float" office:value="621865962" calcext:value-type="float">
            <text:p>621865962</text:p>
          </table:table-cell>
          <table:table-cell table:style-name="ce3" office:value-type="float" office:value="1606602981" calcext:value-type="float">
            <text:p>1606602981</text:p>
          </table:table-cell>
          <table:table-cell table:style-name="ce3" office:value-type="float" office:value="6360" calcext:value-type="float">
            <text:p>63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15787161" calcext:value-type="float">
            <text:p>415787161</text:p>
          </table:table-cell>
          <table:table-cell table:style-name="ce3" office:value-type="float" office:value="1528611774" calcext:value-type="float">
            <text:p>1528611774</text:p>
          </table:table-cell>
          <table:table-cell table:style-name="ce3" office:value-type="float" office:value="571553597" calcext:value-type="float">
            <text:p>571553597</text:p>
          </table:table-cell>
          <table:table-cell table:style-name="ce3" office:value-type="float" office:value="6481" calcext:value-type="float">
            <text:p>64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23024335" calcext:value-type="float">
            <text:p>223024335</text:p>
          </table:table-cell>
          <table:table-cell table:style-name="ce3" office:value-type="float" office:value="1427393337" calcext:value-type="float">
            <text:p>1427393337</text:p>
          </table:table-cell>
          <table:table-cell table:style-name="ce3" office:value-type="float" office:value="395985081" calcext:value-type="float">
            <text:p>395985081</text:p>
          </table:table-cell>
          <table:table-cell table:style-name="ce3" office:value-type="float" office:value="6602" calcext:value-type="float">
            <text:p>66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011032584" calcext:value-type="float">
            <text:p>1011032584</text:p>
          </table:table-cell>
          <table:table-cell table:style-name="ce3" office:value-type="float" office:value="1249239467" calcext:value-type="float">
            <text:p>1249239467</text:p>
          </table:table-cell>
          <table:table-cell table:style-name="ce3" office:value-type="float" office:value="1369661922" calcext:value-type="float">
            <text:p>1369661922</text:p>
          </table:table-cell>
          <table:table-cell table:style-name="ce3" office:value-type="float" office:value="6723" calcext:value-type="float">
            <text:p>672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34016312" calcext:value-type="float">
            <text:p>1534016312</text:p>
          </table:table-cell>
          <table:table-cell table:style-name="ce3" office:value-type="float" office:value="1091347712" calcext:value-type="float">
            <text:p>1091347712</text:p>
          </table:table-cell>
          <table:table-cell table:style-name="ce3" office:value-type="float" office:value="2143131607" calcext:value-type="float">
            <text:p>2143131607</text:p>
          </table:table-cell>
          <table:table-cell table:style-name="ce3" office:value-type="float" office:value="6844" calcext:value-type="float">
            <text:p>68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670961543" calcext:value-type="float">
            <text:p>1670961543</text:p>
          </table:table-cell>
          <table:table-cell table:style-name="ce3" office:value-type="float" office:value="1747316480" calcext:value-type="float">
            <text:p>1747316480</text:p>
          </table:table-cell>
          <table:table-cell table:style-name="ce3" office:value-type="float" office:value="1265478410" calcext:value-type="float">
            <text:p>1265478410</text:p>
          </table:table-cell>
          <table:table-cell table:style-name="ce3" office:value-type="float" office:value="6966" calcext:value-type="float">
            <text:p>696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206988304" calcext:value-type="float">
            <text:p>1206988304</text:p>
          </table:table-cell>
          <table:table-cell table:style-name="ce3" office:value-type="float" office:value="661769472" calcext:value-type="float">
            <text:p>661769472</text:p>
          </table:table-cell>
          <table:table-cell table:style-name="ce3" office:value-type="float" office:value="773759437" calcext:value-type="float">
            <text:p>773759437</text:p>
          </table:table-cell>
          <table:table-cell table:style-name="ce3" office:value-type="float" office:value="7088" calcext:value-type="float">
            <text:p>70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21886320" calcext:value-type="float">
            <text:p>721886320</text:p>
          </table:table-cell>
          <table:table-cell table:style-name="ce3" office:value-type="float" office:value="1129670400" calcext:value-type="float">
            <text:p>1129670400</text:p>
          </table:table-cell>
          <table:table-cell table:style-name="ce3" office:value-type="float" office:value="1627682494" calcext:value-type="float">
            <text:p>1627682494</text:p>
          </table:table-cell>
          <table:table-cell table:style-name="ce3" office:value-type="float" office:value="7210" calcext:value-type="float">
            <text:p>72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608252687" calcext:value-type="float">
            <text:p>1608252687</text:p>
          </table:table-cell>
          <table:table-cell table:style-name="ce3" office:value-type="float" office:value="822097152" calcext:value-type="float">
            <text:p>822097152</text:p>
          </table:table-cell>
          <table:table-cell table:style-name="ce3" office:value-type="float" office:value="2053206851" calcext:value-type="float">
            <text:p>2053206851</text:p>
          </table:table-cell>
          <table:table-cell table:style-name="ce3" office:value-type="float" office:value="7332" calcext:value-type="float">
            <text:p>73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73716681" calcext:value-type="float">
            <text:p>1673716681</text:p>
          </table:table-cell>
          <table:table-cell table:style-name="ce3" office:value-type="float" office:value="1208000255" calcext:value-type="float">
            <text:p>1208000255</text:p>
          </table:table-cell>
          <table:table-cell table:style-name="ce3" office:value-type="float" office:value="1043184538" calcext:value-type="float">
            <text:p>1043184538</text:p>
          </table:table-cell>
          <table:table-cell table:style-name="ce3" office:value-type="float" office:value="7454" calcext:value-type="float">
            <text:p>745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67952414" calcext:value-type="float">
            <text:p>267952414</text:p>
          </table:table-cell>
          <table:table-cell table:style-name="ce3" office:value-type="float" office:value="1996545277" calcext:value-type="float">
            <text:p>1996545277</text:p>
          </table:table-cell>
          <table:table-cell table:style-name="ce3" office:value-type="float" office:value="175225568" calcext:value-type="float">
            <text:p>175225568</text:p>
          </table:table-cell>
          <table:table-cell table:style-name="ce3" office:value-type="float" office:value="7576" calcext:value-type="float">
            <text:p>75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03012241" calcext:value-type="float">
            <text:p>203012241</text:p>
          </table:table-cell>
          <table:table-cell table:style-name="ce3" office:value-type="float" office:value="1107269367" calcext:value-type="float">
            <text:p>1107269367</text:p>
          </table:table-cell>
          <table:table-cell table:style-name="ce3" office:value-type="float" office:value="317461526" calcext:value-type="float">
            <text:p>317461526</text:p>
          </table:table-cell>
          <table:table-cell table:style-name="ce3" office:value-type="float" office:value="7699" calcext:value-type="float">
            <text:p>769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822701463" calcext:value-type="float">
            <text:p>1822701463</text:p>
          </table:table-cell>
          <table:table-cell table:style-name="ce3" office:value-type="float" office:value="1559610597" calcext:value-type="float">
            <text:p>1559610597</text:p>
          </table:table-cell>
          <table:table-cell table:style-name="ce3" office:value-type="float" office:value="2006460456" calcext:value-type="float">
            <text:p>2006460456</text:p>
          </table:table-cell>
          <table:table-cell table:style-name="ce3" office:value-type="float" office:value="7822" calcext:value-type="float">
            <text:p>78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89249920" calcext:value-type="float">
            <text:p>289249920</text:p>
          </table:table-cell>
          <table:table-cell table:style-name="ce3" office:value-type="float" office:value="1539722926" calcext:value-type="float">
            <text:p>1539722926</text:p>
          </table:table-cell>
          <table:table-cell table:style-name="ce3" office:value-type="float" office:value="214671487" calcext:value-type="float">
            <text:p>214671487</text:p>
          </table:table-cell>
          <table:table-cell table:style-name="ce3" office:value-type="float" office:value="7945" calcext:value-type="float">
            <text:p>794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667910015" calcext:value-type="float">
            <text:p>1667910015</text:p>
          </table:table-cell>
          <table:table-cell table:style-name="ce3" office:value-type="float" office:value="1644227594" calcext:value-type="float">
            <text:p>1644227594</text:p>
          </table:table-cell>
          <table:table-cell table:style-name="ce3" office:value-type="float" office:value="61082961" calcext:value-type="float">
            <text:p>61082961</text:p>
          </table:table-cell>
          <table:table-cell table:style-name="ce3" office:value-type="float" office:value="8068" calcext:value-type="float">
            <text:p>80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59564760" calcext:value-type="float">
            <text:p>1459564760</text:p>
          </table:table-cell>
          <table:table-cell table:style-name="ce3" office:value-type="float" office:value="302826526" calcext:value-type="float">
            <text:p>302826526</text:p>
          </table:table-cell>
          <table:table-cell table:style-name="ce3" office:value-type="float" office:value="692353833" calcext:value-type="float">
            <text:p>692353833</text:p>
          </table:table-cell>
          <table:table-cell table:style-name="ce3" office:value-type="float" office:value="8192" calcext:value-type="float">
            <text:p>81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99210215" calcext:value-type="float">
            <text:p>199210215</text:p>
          </table:table-cell>
          <table:table-cell table:style-name="ce3" office:value-type="float" office:value="2051296345" calcext:value-type="float">
            <text:p>2051296345</text:p>
          </table:table-cell>
          <table:table-cell table:style-name="ce3" office:value-type="float" office:value="719272273" calcext:value-type="float">
            <text:p>719272273</text:p>
          </table:table-cell>
          <table:table-cell table:style-name="ce3" office:value-type="float" office:value="8316" calcext:value-type="float">
            <text:p>83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9076272" calcext:value-type="float">
            <text:p>199076272</text:p>
          </table:table-cell>
          <table:table-cell table:style-name="ce3" office:value-type="float" office:value="992339210" calcext:value-type="float">
            <text:p>992339210</text:p>
          </table:table-cell>
          <table:table-cell table:style-name="ce3" office:value-type="float" office:value="270288374" calcext:value-type="float">
            <text:p>270288374</text:p>
          </table:table-cell>
          <table:table-cell table:style-name="ce3" office:value-type="float" office:value="8440" calcext:value-type="float">
            <text:p>84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5379920" calcext:value-type="float">
            <text:p>95379920</text:p>
          </table:table-cell>
          <table:table-cell table:style-name="ce3" office:value-type="float" office:value="377204509" calcext:value-type="float">
            <text:p>377204509</text:p>
          </table:table-cell>
          <table:table-cell table:style-name="ce3" office:value-type="float" office:value="685042807" calcext:value-type="float">
            <text:p>685042807</text:p>
          </table:table-cell>
          <table:table-cell table:style-name="ce3" office:value-type="float" office:value="8564" calcext:value-type="float">
            <text:p>85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027514032" calcext:value-type="float">
            <text:p>1027514032</text:p>
          </table:table-cell>
          <table:table-cell table:style-name="ce3" office:value-type="float" office:value="1922043222" calcext:value-type="float">
            <text:p>1922043222</text:p>
          </table:table-cell>
          <table:table-cell table:style-name="ce3" office:value-type="float" office:value="1347856134" calcext:value-type="float">
            <text:p>1347856134</text:p>
          </table:table-cell>
          <table:table-cell table:style-name="ce3" office:value-type="float" office:value="8688" calcext:value-type="float">
            <text:p>86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512322255" calcext:value-type="float">
            <text:p>1512322255</text:p>
          </table:table-cell>
          <table:table-cell table:style-name="ce3" office:value-type="float" office:value="1694902274" calcext:value-type="float">
            <text:p>1694902274</text:p>
          </table:table-cell>
          <table:table-cell table:style-name="ce3" office:value-type="float" office:value="1105724408" calcext:value-type="float">
            <text:p>1105724408</text:p>
          </table:table-cell>
          <table:table-cell table:style-name="ce3" office:value-type="float" office:value="8812" calcext:value-type="float">
            <text:p>88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131165704" calcext:value-type="float">
            <text:p>2131165704</text:p>
          </table:table-cell>
          <table:table-cell table:style-name="ce3" office:value-type="float" office:value="1460959238" calcext:value-type="float">
            <text:p>1460959238</text:p>
          </table:table-cell>
          <table:table-cell table:style-name="ce3" office:value-type="float" office:value="1015876062" calcext:value-type="float">
            <text:p>1015876062</text:p>
          </table:table-cell>
          <table:table-cell table:style-name="ce3" office:value-type="float" office:value="8937" calcext:value-type="float">
            <text:p>893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622222135" calcext:value-type="float">
            <text:p>622222135</text:p>
          </table:table-cell>
          <table:table-cell table:style-name="ce3" office:value-type="float" office:value="2101569554" calcext:value-type="float">
            <text:p>2101569554</text:p>
          </table:table-cell>
          <table:table-cell table:style-name="ce3" office:value-type="float" office:value="113020949" calcext:value-type="float">
            <text:p>113020949</text:p>
          </table:table-cell>
          <table:table-cell table:style-name="ce3" office:value-type="float" office:value="9062" calcext:value-type="float">
            <text:p>90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89540832" calcext:value-type="float">
            <text:p>1589540832</text:p>
          </table:table-cell>
          <table:table-cell table:style-name="ce3" office:value-type="float" office:value="1608267829" calcext:value-type="float">
            <text:p>1608267829</text:p>
          </table:table-cell>
          <table:table-cell table:style-name="ce3" office:value-type="float" office:value="608080667" calcext:value-type="float">
            <text:p>608080667</text:p>
          </table:table-cell>
          <table:table-cell table:style-name="ce3" office:value-type="float" office:value="9187" calcext:value-type="float">
            <text:p>918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716182304" calcext:value-type="float">
            <text:p>716182304</text:p>
          </table:table-cell>
          <table:table-cell table:style-name="ce3" office:value-type="float" office:value="1472833695" calcext:value-type="float">
            <text:p>1472833695</text:p>
          </table:table-cell>
          <table:table-cell table:style-name="ce3" office:value-type="float" office:value="1639040133" calcext:value-type="float">
            <text:p>1639040133</text:p>
          </table:table-cell>
          <table:table-cell table:style-name="ce3" office:value-type="float" office:value="9312" calcext:value-type="float">
            <text:p>93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30136287" calcext:value-type="float">
            <text:p>230136287</text:p>
          </table:table-cell>
          <table:table-cell table:style-name="ce3" office:value-type="float" office:value="805042652" calcext:value-type="float">
            <text:p>805042652</text:p>
          </table:table-cell>
          <table:table-cell table:style-name="ce3" office:value-type="float" office:value="1700138579" calcext:value-type="float">
            <text:p>1700138579</text:p>
          </table:table-cell>
          <table:table-cell table:style-name="ce3" office:value-type="float" office:value="9438" calcext:value-type="float">
            <text:p>943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82525560" calcext:value-type="float">
            <text:p>282525560</text:p>
          </table:table-cell>
          <table:table-cell table:style-name="ce3" office:value-type="float" office:value="164621715" calcext:value-type="float">
            <text:p>164621715</text:p>
          </table:table-cell>
          <table:table-cell table:style-name="ce3" office:value-type="float" office:value="742890477" calcext:value-type="float">
            <text:p>742890477</text:p>
          </table:table-cell>
          <table:table-cell table:style-name="ce3" office:value-type="float" office:value="9564" calcext:value-type="float">
            <text:p>95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20741191" calcext:value-type="float">
            <text:p>320741191</text:p>
          </table:table-cell>
          <table:table-cell table:style-name="ce3" office:value-type="float" office:value="184731833" calcext:value-type="float">
            <text:p>184731833</text:p>
          </table:table-cell>
          <table:table-cell table:style-name="ce3" office:value-type="float" office:value="2039029852" calcext:value-type="float">
            <text:p>2039029852</text:p>
          </table:table-cell>
          <table:table-cell table:style-name="ce3" office:value-type="float" office:value="9690" calcext:value-type="float">
            <text:p>96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513240657" calcext:value-type="float">
            <text:p>513240657</text:p>
          </table:table-cell>
          <table:table-cell table:style-name="ce3" office:value-type="float" office:value="1774279210" calcext:value-type="float">
            <text:p>1774279210</text:p>
          </table:table-cell>
          <table:table-cell table:style-name="ce3" office:value-type="float" office:value="476046707" calcext:value-type="float">
            <text:p>476046707</text:p>
          </table:table-cell>
          <table:table-cell table:style-name="ce3" office:value-type="float" office:value="9816" calcext:value-type="float">
            <text:p>98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741391831" calcext:value-type="float">
            <text:p>1741391831</text:p>
          </table:table-cell>
          <table:table-cell table:style-name="ce3" office:value-type="float" office:value="393088637" calcext:value-type="float">
            <text:p>393088637</text:p>
          </table:table-cell>
          <table:table-cell table:style-name="ce3" office:value-type="float" office:value="670096364" calcext:value-type="float">
            <text:p>670096364</text:p>
          </table:table-cell>
          <table:table-cell table:style-name="ce3" office:value-type="float" office:value="9942" calcext:value-type="float">
            <text:p>994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665348673" calcext:value-type="float">
            <text:p>1665348673</text:p>
          </table:table-cell>
          <table:table-cell table:style-name="ce3" office:value-type="float" office:value="1422338935" calcext:value-type="float">
            <text:p>1422338935</text:p>
          </table:table-cell>
          <table:table-cell table:style-name="ce3" office:value-type="float" office:value="1532120683" calcext:value-type="float">
            <text:p>1532120683</text:p>
          </table:table-cell>
          <table:table-cell table:style-name="ce3" office:value-type="float" office:value="68" calcext:value-type="float">
            <text:p>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60762726" calcext:value-type="float">
            <text:p>1360762726</text:p>
          </table:table-cell>
          <table:table-cell table:style-name="ce3" office:value-type="float" office:value="701268581" calcext:value-type="float">
            <text:p>701268581</text:p>
          </table:table-cell>
          <table:table-cell table:style-name="ce3" office:value-type="float" office:value="821224204" calcext:value-type="float">
            <text:p>821224204</text:p>
          </table:table-cell>
          <table:table-cell table:style-name="ce3" office:value-type="float" office:value="195" calcext:value-type="float">
            <text:p>19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785768329" calcext:value-type="float">
            <text:p>1785768329</text:p>
          </table:table-cell>
          <table:table-cell table:style-name="ce3" office:value-type="float" office:value="2143979310" calcext:value-type="float">
            <text:p>2143979310</text:p>
          </table:table-cell>
          <table:table-cell table:style-name="ce3" office:value-type="float" office:value="1754470996" calcext:value-type="float">
            <text:p>1754470996</text:p>
          </table:table-cell>
          <table:table-cell table:style-name="ce3" office:value-type="float" office:value="322" calcext:value-type="float">
            <text:p>3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6841055" calcext:value-type="float">
            <text:p>176841055</text:p>
          </table:table-cell>
          <table:table-cell table:style-name="ce3" office:value-type="float" office:value="109942154" calcext:value-type="float">
            <text:p>109942154</text:p>
          </table:table-cell>
          <table:table-cell table:style-name="ce3" office:value-type="float" office:value="1831120269" calcext:value-type="float">
            <text:p>1831120269</text:p>
          </table:table-cell>
          <table:table-cell table:style-name="ce3" office:value-type="float" office:value="449" calcext:value-type="float">
            <text:p>4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0242553" calcext:value-type="float">
            <text:p>50242553</text:p>
          </table:table-cell>
          <table:table-cell table:style-name="ce3" office:value-type="float" office:value="691191965" calcext:value-type="float">
            <text:p>691191965</text:p>
          </table:table-cell>
          <table:table-cell table:style-name="ce3" office:value-type="float" office:value="174210" calcext:value-type="float">
            <text:p>174210</text:p>
          </table:table-cell>
          <table:table-cell table:style-name="ce3" office:value-type="float" office:value="576" calcext:value-type="float">
            <text:p>5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465514606" calcext:value-type="float">
            <text:p>465514606</text:p>
          </table:table-cell>
          <table:table-cell table:style-name="ce3" office:value-type="float" office:value="1010123223" calcext:value-type="float">
            <text:p>1010123223</text:p>
          </table:table-cell>
          <table:table-cell table:style-name="ce3" office:value-type="float" office:value="1512686379" calcext:value-type="float">
            <text:p>1512686379</text:p>
          </table:table-cell>
          <table:table-cell table:style-name="ce3" office:value-type="float" office:value="704" calcext:value-type="float">
            <text:p>7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21053377" calcext:value-type="float">
            <text:p>621053377</text:p>
          </table:table-cell>
          <table:table-cell table:style-name="ce3" office:value-type="float" office:value="1987495300" calcext:value-type="float">
            <text:p>1987495300</text:p>
          </table:table-cell>
          <table:table-cell table:style-name="ce3" office:value-type="float" office:value="833743083" calcext:value-type="float">
            <text:p>833743083</text:p>
          </table:table-cell>
          <table:table-cell table:style-name="ce3" office:value-type="float" office:value="832" calcext:value-type="float">
            <text:p>8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273577959" calcext:value-type="float">
            <text:p>1273577959</text:p>
          </table:table-cell>
          <table:table-cell table:style-name="ce3" office:value-type="float" office:value="686313612" calcext:value-type="float">
            <text:p>686313612</text:p>
          </table:table-cell>
          <table:table-cell table:style-name="ce3" office:value-type="float" office:value="1786077161" calcext:value-type="float">
            <text:p>1786077161</text:p>
          </table:table-cell>
          <table:table-cell table:style-name="ce3" office:value-type="float" office:value="960" calcext:value-type="float">
            <text:p>9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055237296" calcext:value-type="float">
            <text:p>1055237296</text:p>
          </table:table-cell>
          <table:table-cell table:style-name="ce3" office:value-type="float" office:value="1262809507" calcext:value-type="float">
            <text:p>1262809507</text:p>
          </table:table-cell>
          <table:table-cell table:style-name="ce3" office:value-type="float" office:value="144965780" calcext:value-type="float">
            <text:p>144965780</text:p>
          </table:table-cell>
          <table:table-cell table:style-name="ce3" office:value-type="float" office:value="1088" calcext:value-type="float">
            <text:p>10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453268688" calcext:value-type="float">
            <text:p>1453268688</text:p>
          </table:table-cell>
          <table:table-cell table:style-name="ce3" office:value-type="float" office:value="1399969000" calcext:value-type="float">
            <text:p>1399969000</text:p>
          </table:table-cell>
          <table:table-cell table:style-name="ce3" office:value-type="float" office:value="896006525" calcext:value-type="float">
            <text:p>896006525</text:p>
          </table:table-cell>
          <table:table-cell table:style-name="ce3" office:value-type="float" office:value="1216" calcext:value-type="float">
            <text:p>12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55310511" calcext:value-type="float">
            <text:p>1755310511</text:p>
          </table:table-cell>
          <table:table-cell table:style-name="ce3" office:value-type="float" office:value="1329430199" calcext:value-type="float">
            <text:p>1329430199</text:p>
          </table:table-cell>
          <table:table-cell table:style-name="ce3" office:value-type="float" office:value="930439799" calcext:value-type="float">
            <text:p>930439799</text:p>
          </table:table-cell>
          <table:table-cell table:style-name="ce3" office:value-type="float" office:value="1344" calcext:value-type="float">
            <text:p>13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20885800" calcext:value-type="float">
            <text:p>1520885800</text:p>
          </table:table-cell>
          <table:table-cell table:style-name="ce3" office:value-type="float" office:value="1819245605" calcext:value-type="float">
            <text:p>1819245605</text:p>
          </table:table-cell>
          <table:table-cell table:style-name="ce3" office:value-type="float" office:value="1146592919" calcext:value-type="float">
            <text:p>1146592919</text:p>
          </table:table-cell>
          <table:table-cell table:style-name="ce3" office:value-type="float" office:value="1473" calcext:value-type="float">
            <text:p>147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9778455" calcext:value-type="float">
            <text:p>29778455</text:p>
          </table:table-cell>
          <table:table-cell table:style-name="ce3" office:value-type="float" office:value="1098085486" calcext:value-type="float">
            <text:p>1098085486</text:p>
          </table:table-cell>
          <table:table-cell table:style-name="ce3" office:value-type="float" office:value="1985712779" calcext:value-type="float">
            <text:p>1985712779</text:p>
          </table:table-cell>
          <table:table-cell table:style-name="ce3" office:value-type="float" office:value="1602" calcext:value-type="float">
            <text:p>16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2803200" calcext:value-type="float">
            <text:p>122803200</text:p>
          </table:table-cell>
          <table:table-cell table:style-name="ce3" office:value-type="float" office:value="952655178" calcext:value-type="float">
            <text:p>952655178</text:p>
          </table:table-cell>
          <table:table-cell table:style-name="ce3" office:value-type="float" office:value="1985844018" calcext:value-type="float">
            <text:p>1985844018</text:p>
          </table:table-cell>
          <table:table-cell table:style-name="ce3" office:value-type="float" office:value="1731" calcext:value-type="float">
            <text:p>173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21596671" calcext:value-type="float">
            <text:p>221596671</text:p>
          </table:table-cell>
          <table:table-cell table:style-name="ce3" office:value-type="float" office:value="128128990" calcext:value-type="float">
            <text:p>128128990</text:p>
          </table:table-cell>
          <table:table-cell table:style-name="ce3" office:value-type="float" office:value="609808143" calcext:value-type="float">
            <text:p>609808143</text:p>
          </table:table-cell>
          <table:table-cell table:style-name="ce3" office:value-type="float" office:value="1860" calcext:value-type="float">
            <text:p>18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38603865" calcext:value-type="float">
            <text:p>638603865</text:p>
          </table:table-cell>
          <table:table-cell table:style-name="ce3" office:value-type="float" office:value="784811930" calcext:value-type="float">
            <text:p>784811930</text:p>
          </table:table-cell>
          <table:table-cell table:style-name="ce3" office:value-type="float" office:value="115116240" calcext:value-type="float">
            <text:p>115116240</text:p>
          </table:table-cell>
          <table:table-cell table:style-name="ce3" office:value-type="float" office:value="1990" calcext:value-type="float">
            <text:p>19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39369998" calcext:value-type="float">
            <text:p>2039369998</text:p>
          </table:table-cell>
          <table:table-cell table:style-name="ce3" office:value-type="float" office:value="1408227021" calcext:value-type="float">
            <text:p>1408227021</text:p>
          </table:table-cell>
          <table:table-cell table:style-name="ce3" office:value-type="float" office:value="464830213" calcext:value-type="float">
            <text:p>464830213</text:p>
          </table:table-cell>
          <table:table-cell table:style-name="ce3" office:value-type="float" office:value="2120" calcext:value-type="float">
            <text:p>21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852534306" calcext:value-type="float">
            <text:p>1852534306</text:p>
          </table:table-cell>
          <table:table-cell table:style-name="ce3" office:value-type="float" office:value="1385989222" calcext:value-type="float">
            <text:p>1385989222</text:p>
          </table:table-cell>
          <table:table-cell table:style-name="ce3" office:value-type="float" office:value="80102967" calcext:value-type="float">
            <text:p>80102967</text:p>
          </table:table-cell>
          <table:table-cell table:style-name="ce3" office:value-type="float" office:value="2250" calcext:value-type="float">
            <text:p>2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326152238" calcext:value-type="float">
            <text:p>1326152238</text:p>
          </table:table-cell>
          <table:table-cell table:style-name="ce3" office:value-type="float" office:value="2084277554" calcext:value-type="float">
            <text:p>2084277554</text:p>
          </table:table-cell>
          <table:table-cell table:style-name="ce3" office:value-type="float" office:value="173550888" calcext:value-type="float">
            <text:p>173550888</text:p>
          </table:table-cell>
          <table:table-cell table:style-name="ce3" office:value-type="float" office:value="2380" calcext:value-type="float">
            <text:p>23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055365122" calcext:value-type="float">
            <text:p>2055365122</text:p>
          </table:table-cell>
          <table:table-cell table:style-name="ce3" office:value-type="float" office:value="31762326" calcext:value-type="float">
            <text:p>31762326</text:p>
          </table:table-cell>
          <table:table-cell table:style-name="ce3" office:value-type="float" office:value="556836803" calcext:value-type="float">
            <text:p>556836803</text:p>
          </table:table-cell>
          <table:table-cell table:style-name="ce3" office:value-type="float" office:value="2510" calcext:value-type="float">
            <text:p>25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9643726" calcext:value-type="float">
            <text:p>99643726</text:p>
          </table:table-cell>
          <table:table-cell table:style-name="ce3" office:value-type="float" office:value="759428801" calcext:value-type="float">
            <text:p>759428801</text:p>
          </table:table-cell>
          <table:table-cell table:style-name="ce3" office:value-type="float" office:value="1778174892" calcext:value-type="float">
            <text:p>1778174892</text:p>
          </table:table-cell>
          <table:table-cell table:style-name="ce3" office:value-type="float" office:value="2640" calcext:value-type="float">
            <text:p>26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822341089" calcext:value-type="float">
            <text:p>1822341089</text:p>
          </table:table-cell>
          <table:table-cell table:style-name="ce3" office:value-type="float" office:value="2123162691" calcext:value-type="float">
            <text:p>2123162691</text:p>
          </table:table-cell>
          <table:table-cell table:style-name="ce3" office:value-type="float" office:value="1121714200" calcext:value-type="float">
            <text:p>1121714200</text:p>
          </table:table-cell>
          <table:table-cell table:style-name="ce3" office:value-type="float" office:value="2771" calcext:value-type="float">
            <text:p>277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74895047" calcext:value-type="float">
            <text:p>674895047</text:p>
          </table:table-cell>
          <table:table-cell table:style-name="ce3" office:value-type="float" office:value="1609149641" calcext:value-type="float">
            <text:p>1609149641</text:p>
          </table:table-cell>
          <table:table-cell table:style-name="ce3" office:value-type="float" office:value="2043938612" calcext:value-type="float">
            <text:p>2043938612</text:p>
          </table:table-cell>
          <table:table-cell table:style-name="ce3" office:value-type="float" office:value="2902" calcext:value-type="float">
            <text:p>29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99909840" calcext:value-type="float">
            <text:p>2099909840</text:p>
          </table:table-cell>
          <table:table-cell table:style-name="ce3" office:value-type="float" office:value="1283851866" calcext:value-type="float">
            <text:p>1283851866</text:p>
          </table:table-cell>
          <table:table-cell table:style-name="ce3" office:value-type="float" office:value="1676521621" calcext:value-type="float">
            <text:p>1676521621</text:p>
          </table:table-cell>
          <table:table-cell table:style-name="ce3" office:value-type="float" office:value="3033" calcext:value-type="float">
            <text:p>303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38409648" calcext:value-type="float">
            <text:p>1438409648</text:p>
          </table:table-cell>
          <table:table-cell table:style-name="ce3" office:value-type="float" office:value="1810633485" calcext:value-type="float">
            <text:p>1810633485</text:p>
          </table:table-cell>
          <table:table-cell table:style-name="ce3" office:value-type="float" office:value="1288771235" calcext:value-type="float">
            <text:p>1288771235</text:p>
          </table:table-cell>
          <table:table-cell table:style-name="ce3" office:value-type="float" office:value="3164" calcext:value-type="float">
            <text:p>31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27528399" calcext:value-type="float">
            <text:p>1127528399</text:p>
          </table:table-cell>
          <table:table-cell table:style-name="ce3" office:value-type="float" office:value="1456552231" calcext:value-type="float">
            <text:p>1456552231</text:p>
          </table:table-cell>
          <table:table-cell table:style-name="ce3" office:value-type="float" office:value="338901392" calcext:value-type="float">
            <text:p>338901392</text:p>
          </table:table-cell>
          <table:table-cell table:style-name="ce3" office:value-type="float" office:value="3296" calcext:value-type="float">
            <text:p>32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974092041" calcext:value-type="float">
            <text:p>974092041</text:p>
          </table:table-cell>
          <table:table-cell table:style-name="ce3" office:value-type="float" office:value="1033546613" calcext:value-type="float">
            <text:p>1033546613</text:p>
          </table:table-cell>
          <table:table-cell table:style-name="ce3" office:value-type="float" office:value="262685029" calcext:value-type="float">
            <text:p>262685029</text:p>
          </table:table-cell>
          <table:table-cell table:style-name="ce3" office:value-type="float" office:value="3428" calcext:value-type="float">
            <text:p>34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297084382" calcext:value-type="float">
            <text:p>1297084382</text:p>
          </table:table-cell>
          <table:table-cell table:style-name="ce3" office:value-type="float" office:value="1682244191" calcext:value-type="float">
            <text:p>1682244191</text:p>
          </table:table-cell>
          <table:table-cell table:style-name="ce3" office:value-type="float" office:value="1216097272" calcext:value-type="float">
            <text:p>1216097272</text:p>
          </table:table-cell>
          <table:table-cell table:style-name="ce3" office:value-type="float" office:value="3560" calcext:value-type="float">
            <text:p>35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90697425" calcext:value-type="float">
            <text:p>990697425</text:p>
          </table:table-cell>
          <table:table-cell table:style-name="ce3" office:value-type="float" office:value="791545629" calcext:value-type="float">
            <text:p>791545629</text:p>
          </table:table-cell>
          <table:table-cell table:style-name="ce3" office:value-type="float" office:value="1497354012" calcext:value-type="float">
            <text:p>1497354012</text:p>
          </table:table-cell>
          <table:table-cell table:style-name="ce3" office:value-type="float" office:value="3692" calcext:value-type="float">
            <text:p>36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10899030" calcext:value-type="float">
            <text:p>1210899030</text:p>
          </table:table-cell>
          <table:table-cell table:style-name="ce3" office:value-type="float" office:value="346494294" calcext:value-type="float">
            <text:p>346494294</text:p>
          </table:table-cell>
          <table:table-cell table:style-name="ce3" office:value-type="float" office:value="387233967" calcext:value-type="float">
            <text:p>387233967</text:p>
          </table:table-cell>
          <table:table-cell table:style-name="ce3" office:value-type="float" office:value="3824" calcext:value-type="float">
            <text:p>38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24948762" calcext:value-type="float">
            <text:p>2024948762</text:p>
          </table:table-cell>
          <table:table-cell table:style-name="ce3" office:value-type="float" office:value="1397440514" calcext:value-type="float">
            <text:p>1397440514</text:p>
          </table:table-cell>
          <table:table-cell table:style-name="ce3" office:value-type="float" office:value="1871503759" calcext:value-type="float">
            <text:p>1871503759</text:p>
          </table:table-cell>
          <table:table-cell table:style-name="ce3" office:value-type="float" office:value="3956" calcext:value-type="float">
            <text:p>39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140473077" calcext:value-type="float">
            <text:p>2140473077</text:p>
          </table:table-cell>
          <table:table-cell table:style-name="ce3" office:value-type="float" office:value="971227142" calcext:value-type="float">
            <text:p>971227142</text:p>
          </table:table-cell>
          <table:table-cell table:style-name="ce3" office:value-type="float" office:value="1345961319" calcext:value-type="float">
            <text:p>1345961319</text:p>
          </table:table-cell>
          <table:table-cell table:style-name="ce3" office:value-type="float" office:value="4089" calcext:value-type="float">
            <text:p>40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84933843" calcext:value-type="float">
            <text:p>284933843</text:p>
          </table:table-cell>
          <table:table-cell table:style-name="ce3" office:value-type="float" office:value="1840332818" calcext:value-type="float">
            <text:p>1840332818</text:p>
          </table:table-cell>
          <table:table-cell table:style-name="ce3" office:value-type="float" office:value="713712902" calcext:value-type="float">
            <text:p>713712902</text:p>
          </table:table-cell>
          <table:table-cell table:style-name="ce3" office:value-type="float" office:value="4222" calcext:value-type="float">
            <text:p>42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142047908" calcext:value-type="float">
            <text:p>2142047908</text:p>
          </table:table-cell>
          <table:table-cell table:style-name="ce3" office:value-type="float" office:value="153468981" calcext:value-type="float">
            <text:p>153468981</text:p>
          </table:table-cell>
          <table:table-cell table:style-name="ce3" office:value-type="float" office:value="666438566" calcext:value-type="float">
            <text:p>666438566</text:p>
          </table:table-cell>
          <table:table-cell table:style-name="ce3" office:value-type="float" office:value="4355" calcext:value-type="float">
            <text:p>435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983314684" calcext:value-type="float">
            <text:p>983314684</text:p>
          </table:table-cell>
          <table:table-cell table:style-name="ce3" office:value-type="float" office:value="1537622174" calcext:value-type="float">
            <text:p>1537622174</text:p>
          </table:table-cell>
          <table:table-cell table:style-name="ce3" office:value-type="float" office:value="1928524588" calcext:value-type="float">
            <text:p>1928524588</text:p>
          </table:table-cell>
          <table:table-cell table:style-name="ce3" office:value-type="float" office:value="4488" calcext:value-type="float">
            <text:p>44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683222627" calcext:value-type="float">
            <text:p>1683222627</text:p>
          </table:table-cell>
          <table:table-cell table:style-name="ce3" office:value-type="float" office:value="1401995738" calcext:value-type="float">
            <text:p>1401995738</text:p>
          </table:table-cell>
          <table:table-cell table:style-name="ce3" office:value-type="float" office:value="1047159803" calcext:value-type="float">
            <text:p>1047159803</text:p>
          </table:table-cell>
          <table:table-cell table:style-name="ce3" office:value-type="float" office:value="4622" calcext:value-type="float">
            <text:p>46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120596884" calcext:value-type="float">
            <text:p>1120596884</text:p>
          </table:table-cell>
          <table:table-cell table:style-name="ce3" office:value-type="float" office:value="1015825805" calcext:value-type="float">
            <text:p>1015825805</text:p>
          </table:table-cell>
          <table:table-cell table:style-name="ce3" office:value-type="float" office:value="588906980" calcext:value-type="float">
            <text:p>588906980</text:p>
          </table:table-cell>
          <table:table-cell table:style-name="ce3" office:value-type="float" office:value="4756" calcext:value-type="float">
            <text:p>47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40236428" calcext:value-type="float">
            <text:p>440236428</text:p>
          </table:table-cell>
          <table:table-cell table:style-name="ce3" office:value-type="float" office:value="2066862246" calcext:value-type="float">
            <text:p>2066862246</text:p>
          </table:table-cell>
          <table:table-cell table:style-name="ce3" office:value-type="float" office:value="713336370" calcext:value-type="float">
            <text:p>713336370</text:p>
          </table:table-cell>
          <table:table-cell table:style-name="ce3" office:value-type="float" office:value="4890" calcext:value-type="float">
            <text:p>48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72478035" calcext:value-type="float">
            <text:p>972478035</text:p>
          </table:table-cell>
          <table:table-cell table:style-name="ce3" office:value-type="float" office:value="1111192050" calcext:value-type="float">
            <text:p>1111192050</text:p>
          </table:table-cell>
          <table:table-cell table:style-name="ce3" office:value-type="float" office:value="1354910073" calcext:value-type="float">
            <text:p>1354910073</text:p>
          </table:table-cell>
          <table:table-cell table:style-name="ce3" office:value-type="float" office:value="5024" calcext:value-type="float">
            <text:p>50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87772965" calcext:value-type="float">
            <text:p>2087772965</text:p>
          </table:table-cell>
          <table:table-cell table:style-name="ce3" office:value-type="float" office:value="950293974" calcext:value-type="float">
            <text:p>950293974</text:p>
          </table:table-cell>
          <table:table-cell table:style-name="ce3" office:value-type="float" office:value="1942400749" calcext:value-type="float">
            <text:p>1942400749</text:p>
          </table:table-cell>
          <table:table-cell table:style-name="ce3" office:value-type="float" office:value="5158" calcext:value-type="float">
            <text:p>515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64898082" calcext:value-type="float">
            <text:p>1464898082</text:p>
          </table:table-cell>
          <table:table-cell table:style-name="ce3" office:value-type="float" office:value="2143486337" calcext:value-type="float">
            <text:p>2143486337</text:p>
          </table:table-cell>
          <table:table-cell table:style-name="ce3" office:value-type="float" office:value="1470725305" calcext:value-type="float">
            <text:p>1470725305</text:p>
          </table:table-cell>
          <table:table-cell table:style-name="ce3" office:value-type="float" office:value="5292" calcext:value-type="float">
            <text:p>52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789523502" calcext:value-type="float">
            <text:p>1789523502</text:p>
          </table:table-cell>
          <table:table-cell table:style-name="ce3" office:value-type="float" office:value="13239426" calcext:value-type="float">
            <text:p>13239426</text:p>
          </table:table-cell>
          <table:table-cell table:style-name="ce3" office:value-type="float" office:value="489171875" calcext:value-type="float">
            <text:p>489171875</text:p>
          </table:table-cell>
          <table:table-cell table:style-name="ce3" office:value-type="float" office:value="5427" calcext:value-type="float">
            <text:p>542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013007873" calcext:value-type="float">
            <text:p>1013007873</text:p>
          </table:table-cell>
          <table:table-cell table:style-name="ce3" office:value-type="float" office:value="115346822" calcext:value-type="float">
            <text:p>115346822</text:p>
          </table:table-cell>
          <table:table-cell table:style-name="ce3" office:value-type="float" office:value="1473642941" calcext:value-type="float">
            <text:p>1473642941</text:p>
          </table:table-cell>
          <table:table-cell table:style-name="ce3" office:value-type="float" office:value="5562" calcext:value-type="float">
            <text:p>5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372960167" calcext:value-type="float">
            <text:p>372960167</text:p>
          </table:table-cell>
          <table:table-cell table:style-name="ce3" office:value-type="float" office:value="572926098" calcext:value-type="float">
            <text:p>572926098</text:p>
          </table:table-cell>
          <table:table-cell table:style-name="ce3" office:value-type="float" office:value="56524713" calcext:value-type="float">
            <text:p>56524713</text:p>
          </table:table-cell>
          <table:table-cell table:style-name="ce3" office:value-type="float" office:value="5697" calcext:value-type="float">
            <text:p>569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84241905" calcext:value-type="float">
            <text:p>1984241905</text:p>
          </table:table-cell>
          <table:table-cell table:style-name="ce3" office:value-type="float" office:value="251951541" calcext:value-type="float">
            <text:p>251951541</text:p>
          </table:table-cell>
          <table:table-cell table:style-name="ce3" office:value-type="float" office:value="707615519" calcext:value-type="float">
            <text:p>707615519</text:p>
          </table:table-cell>
          <table:table-cell table:style-name="ce3" office:value-type="float" office:value="5832" calcext:value-type="float">
            <text:p>58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880127542" calcext:value-type="float">
            <text:p>880127542</text:p>
          </table:table-cell>
          <table:table-cell table:style-name="ce3" office:value-type="float" office:value="650276126" calcext:value-type="float">
            <text:p>650276126</text:p>
          </table:table-cell>
          <table:table-cell table:style-name="ce3" office:value-type="float" office:value="351735688" calcext:value-type="float">
            <text:p>351735688</text:p>
          </table:table-cell>
          <table:table-cell table:style-name="ce3" office:value-type="float" office:value="5968" calcext:value-type="float">
            <text:p>59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36230970" calcext:value-type="float">
            <text:p>436230970</text:p>
          </table:table-cell>
          <table:table-cell table:style-name="ce3" office:value-type="float" office:value="1634027353" calcext:value-type="float">
            <text:p>1634027353</text:p>
          </table:table-cell>
          <table:table-cell table:style-name="ce3" office:value-type="float" office:value="384804777" calcext:value-type="float">
            <text:p>384804777</text:p>
          </table:table-cell>
          <table:table-cell table:style-name="ce3" office:value-type="float" office:value="6104" calcext:value-type="float">
            <text:p>61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24738518" calcext:value-type="float">
            <text:p>224738518</text:p>
          </table:table-cell>
          <table:table-cell table:style-name="ce3" office:value-type="float" office:value="1804129803" calcext:value-type="float">
            <text:p>1804129803</text:p>
          </table:table-cell>
          <table:table-cell table:style-name="ce3" office:value-type="float" office:value="774345611" calcext:value-type="float">
            <text:p>774345611</text:p>
          </table:table-cell>
          <table:table-cell table:style-name="ce3" office:value-type="float" office:value="6240" calcext:value-type="float">
            <text:p>62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04018842" calcext:value-type="float">
            <text:p>1904018842</text:p>
          </table:table-cell>
          <table:table-cell table:style-name="ce3" office:value-type="float" office:value="413499937" calcext:value-type="float">
            <text:p>413499937</text:p>
          </table:table-cell>
          <table:table-cell table:style-name="ce3" office:value-type="float" office:value="951685496" calcext:value-type="float">
            <text:p>951685496</text:p>
          </table:table-cell>
          <table:table-cell table:style-name="ce3" office:value-type="float" office:value="6376" calcext:value-type="float">
            <text:p>63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90838645" calcext:value-type="float">
            <text:p>1190838645</text:p>
          </table:table-cell>
          <table:table-cell table:style-name="ce3" office:value-type="float" office:value="1276216930" calcext:value-type="float">
            <text:p>1276216930</text:p>
          </table:table-cell>
          <table:table-cell table:style-name="ce3" office:value-type="float" office:value="1803507449" calcext:value-type="float">
            <text:p>1803507449</text:p>
          </table:table-cell>
          <table:table-cell table:style-name="ce3" office:value-type="float" office:value="6512" calcext:value-type="float">
            <text:p>65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24990802" calcext:value-type="float">
            <text:p>2024990802</text:p>
          </table:table-cell>
          <table:table-cell table:style-name="ce3" office:value-type="float" office:value="1788252966" calcext:value-type="float">
            <text:p>1788252966</text:p>
          </table:table-cell>
          <table:table-cell table:style-name="ce3" office:value-type="float" office:value="221576667" calcext:value-type="float">
            <text:p>221576667</text:p>
          </table:table-cell>
          <table:table-cell table:style-name="ce3" office:value-type="float" office:value="6648" calcext:value-type="float">
            <text:p>66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99555710" calcext:value-type="float">
            <text:p>699555710</text:p>
          </table:table-cell>
          <table:table-cell table:style-name="ce3" office:value-type="float" office:value="1391049073" calcext:value-type="float">
            <text:p>1391049073</text:p>
          </table:table-cell>
          <table:table-cell table:style-name="ce3" office:value-type="float" office:value="512274232" calcext:value-type="float">
            <text:p>512274232</text:p>
          </table:table-cell>
          <table:table-cell table:style-name="ce3" office:value-type="float" office:value="6785" calcext:value-type="float">
            <text:p>678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107328818" calcext:value-type="float">
            <text:p>2107328818</text:p>
          </table:table-cell>
          <table:table-cell table:style-name="ce3" office:value-type="float" office:value="841886802" calcext:value-type="float">
            <text:p>841886802</text:p>
          </table:table-cell>
          <table:table-cell table:style-name="ce3" office:value-type="float" office:value="1135465531" calcext:value-type="float">
            <text:p>1135465531</text:p>
          </table:table-cell>
          <table:table-cell table:style-name="ce3" office:value-type="float" office:value="6922" calcext:value-type="float">
            <text:p>69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575121310" calcext:value-type="float">
            <text:p>1575121310</text:p>
          </table:table-cell>
          <table:table-cell table:style-name="ce3" office:value-type="float" office:value="1121748213" calcext:value-type="float">
            <text:p>1121748213</text:p>
          </table:table-cell>
          <table:table-cell table:style-name="ce3" office:value-type="float" office:value="605021313" calcext:value-type="float">
            <text:p>605021313</text:p>
          </table:table-cell>
          <table:table-cell table:style-name="ce3" office:value-type="float" office:value="7059" calcext:value-type="float">
            <text:p>705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032928273" calcext:value-type="float">
            <text:p>1032928273</text:p>
          </table:table-cell>
          <table:table-cell table:style-name="ce3" office:value-type="float" office:value="1300926175" calcext:value-type="float">
            <text:p>1300926175</text:p>
          </table:table-cell>
          <table:table-cell table:style-name="ce3" office:value-type="float" office:value="1951042685" calcext:value-type="float">
            <text:p>1951042685</text:p>
          </table:table-cell>
          <table:table-cell table:style-name="ce3" office:value-type="float" office:value="7196" calcext:value-type="float">
            <text:p>71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7673879" calcext:value-type="float">
            <text:p>167673879</text:p>
          </table:table-cell>
          <table:table-cell table:style-name="ce3" office:value-type="float" office:value="2004790429" calcext:value-type="float">
            <text:p>2004790429</text:p>
          </table:table-cell>
          <table:table-cell table:style-name="ce3" office:value-type="float" office:value="1260774812" calcext:value-type="float">
            <text:p>1260774812</text:p>
          </table:table-cell>
          <table:table-cell table:style-name="ce3" office:value-type="float" office:value="7334" calcext:value-type="float">
            <text:p>733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596338177" calcext:value-type="float">
            <text:p>596338177</text:p>
          </table:table-cell>
          <table:table-cell table:style-name="ce3" office:value-type="float" office:value="320406999" calcext:value-type="float">
            <text:p>320406999</text:p>
          </table:table-cell>
          <table:table-cell table:style-name="ce3" office:value-type="float" office:value="15494256" calcext:value-type="float">
            <text:p>15494256</text:p>
          </table:table-cell>
          <table:table-cell table:style-name="ce3" office:value-type="float" office:value="7472" calcext:value-type="float">
            <text:p>74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49555622" calcext:value-type="float">
            <text:p>349555622</text:p>
          </table:table-cell>
          <table:table-cell table:style-name="ce3" office:value-type="float" office:value="1059197317" calcext:value-type="float">
            <text:p>1059197317</text:p>
          </table:table-cell>
          <table:table-cell table:style-name="ce3" office:value-type="float" office:value="1376213157" calcext:value-type="float">
            <text:p>1376213157</text:p>
          </table:table-cell>
          <table:table-cell table:style-name="ce3" office:value-type="float" office:value="7610" calcext:value-type="float">
            <text:p>76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613561673" calcext:value-type="float">
            <text:p>1613561673</text:p>
          </table:table-cell>
          <table:table-cell table:style-name="ce3" office:value-type="float" office:value="1324037262" calcext:value-type="float">
            <text:p>1324037262</text:p>
          </table:table-cell>
          <table:table-cell table:style-name="ce3" office:value-type="float" office:value="1490892810" calcext:value-type="float">
            <text:p>1490892810</text:p>
          </table:table-cell>
          <table:table-cell table:style-name="ce3" office:value-type="float" office:value="7748" calcext:value-type="float">
            <text:p>77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707531167" calcext:value-type="float">
            <text:p>707531167</text:p>
          </table:table-cell>
          <table:table-cell table:style-name="ce3" office:value-type="float" office:value="558865834" calcext:value-type="float">
            <text:p>558865834</text:p>
          </table:table-cell>
          <table:table-cell table:style-name="ce3" office:value-type="float" office:value="1035998331" calcext:value-type="float">
            <text:p>1035998331</text:p>
          </table:table-cell>
          <table:table-cell table:style-name="ce3" office:value-type="float" office:value="7886" calcext:value-type="float">
            <text:p>788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859364792" calcext:value-type="float">
            <text:p>859364792</text:p>
          </table:table-cell>
          <table:table-cell table:style-name="ce3" office:value-type="float" office:value="26794238" calcext:value-type="float">
            <text:p>26794238</text:p>
          </table:table-cell>
          <table:table-cell table:style-name="ce3" office:value-type="float" office:value="2095882551" calcext:value-type="float">
            <text:p>2095882551</text:p>
          </table:table-cell>
          <table:table-cell table:style-name="ce3" office:value-type="float" office:value="8024" calcext:value-type="float">
            <text:p>80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516526343" calcext:value-type="float">
            <text:p>1516526343</text:p>
          </table:table-cell>
          <table:table-cell table:style-name="ce3" office:value-type="float" office:value="1573423865" calcext:value-type="float">
            <text:p>1573423865</text:p>
          </table:table-cell>
          <table:table-cell table:style-name="ce3" office:value-type="float" office:value="1729900821" calcext:value-type="float">
            <text:p>1729900821</text:p>
          </table:table-cell>
          <table:table-cell table:style-name="ce3" office:value-type="float" office:value="8163" calcext:value-type="float">
            <text:p>816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22312337" calcext:value-type="float">
            <text:p>1922312337</text:p>
          </table:table-cell>
          <table:table-cell table:style-name="ce3" office:value-type="float" office:value="609394922" calcext:value-type="float">
            <text:p>609394922</text:p>
          </table:table-cell>
          <table:table-cell table:style-name="ce3" office:value-type="float" office:value="1645167153" calcext:value-type="float">
            <text:p>1645167153</text:p>
          </table:table-cell>
          <table:table-cell table:style-name="ce3" office:value-type="float" office:value="8302" calcext:value-type="float">
            <text:p>83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559447447" calcext:value-type="float">
            <text:p>1559447447</text:p>
          </table:table-cell>
          <table:table-cell table:style-name="ce3" office:value-type="float" office:value="232907454" calcext:value-type="float">
            <text:p>232907454</text:p>
          </table:table-cell>
          <table:table-cell table:style-name="ce3" office:value-type="float" office:value="935415990" calcext:value-type="float">
            <text:p>935415990</text:p>
          </table:table-cell>
          <table:table-cell table:style-name="ce3" office:value-type="float" office:value="8441" calcext:value-type="float">
            <text:p>84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42801537" calcext:value-type="float">
            <text:p>1742801537</text:p>
          </table:table-cell>
          <table:table-cell table:style-name="ce3" office:value-type="float" office:value="207857722" calcext:value-type="float">
            <text:p>207857722</text:p>
          </table:table-cell>
          <table:table-cell table:style-name="ce3" office:value-type="float" office:value="1698228353" calcext:value-type="float">
            <text:p>1698228353</text:p>
          </table:table-cell>
          <table:table-cell table:style-name="ce3" office:value-type="float" office:value="8580" calcext:value-type="float">
            <text:p>85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735957286" calcext:value-type="float">
            <text:p>1735957286</text:p>
          </table:table-cell>
          <table:table-cell table:style-name="ce3" office:value-type="float" office:value="1298462893" calcext:value-type="float">
            <text:p>1298462893</text:p>
          </table:table-cell>
          <table:table-cell table:style-name="ce3" office:value-type="float" office:value="183464047" calcext:value-type="float">
            <text:p>183464047</text:p>
          </table:table-cell>
          <table:table-cell table:style-name="ce3" office:value-type="float" office:value="8720" calcext:value-type="float">
            <text:p>87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521264074" calcext:value-type="float">
            <text:p>521264074</text:p>
          </table:table-cell>
          <table:table-cell table:style-name="ce3" office:value-type="float" office:value="1625025030" calcext:value-type="float">
            <text:p>1625025030</text:p>
          </table:table-cell>
          <table:table-cell table:style-name="ce3" office:value-type="float" office:value="937506514" calcext:value-type="float">
            <text:p>937506514</text:p>
          </table:table-cell>
          <table:table-cell table:style-name="ce3" office:value-type="float" office:value="8860" calcext:value-type="float">
            <text:p>88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99491525" calcext:value-type="float">
            <text:p>1299491525</text:p>
          </table:table-cell>
          <table:table-cell table:style-name="ce3" office:value-type="float" office:value="211402258" calcext:value-type="float">
            <text:p>211402258</text:p>
          </table:table-cell>
          <table:table-cell table:style-name="ce3" office:value-type="float" office:value="1269931037" calcext:value-type="float">
            <text:p>1269931037</text:p>
          </table:table-cell>
          <table:table-cell table:style-name="ce3" office:value-type="float" office:value="9000" calcext:value-type="float">
            <text:p>90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645360515" calcext:value-type="float">
            <text:p>645360515</text:p>
          </table:table-cell>
          <table:table-cell table:style-name="ce3" office:value-type="float" office:value="1675573813" calcext:value-type="float">
            <text:p>1675573813</text:p>
          </table:table-cell>
          <table:table-cell table:style-name="ce3" office:value-type="float" office:value="1803170018" calcext:value-type="float">
            <text:p>1803170018</text:p>
          </table:table-cell>
          <table:table-cell table:style-name="ce3" office:value-type="float" office:value="9140" calcext:value-type="float">
            <text:p>91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81753205" calcext:value-type="float">
            <text:p>1781753205</text:p>
          </table:table-cell>
          <table:table-cell table:style-name="ce3" office:value-type="float" office:value="1708306079" calcext:value-type="float">
            <text:p>1708306079</text:p>
          </table:table-cell>
          <table:table-cell table:style-name="ce3" office:value-type="float" office:value="348502186" calcext:value-type="float">
            <text:p>348502186</text:p>
          </table:table-cell>
          <table:table-cell table:style-name="ce3" office:value-type="float" office:value="9280" calcext:value-type="float">
            <text:p>92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414128723" calcext:value-type="float">
            <text:p>1414128723</text:p>
          </table:table-cell>
          <table:table-cell table:style-name="ce3" office:value-type="float" office:value="1612123100" calcext:value-type="float">
            <text:p>1612123100</text:p>
          </table:table-cell>
          <table:table-cell table:style-name="ce3" office:value-type="float" office:value="1786079013" calcext:value-type="float">
            <text:p>1786079013</text:p>
          </table:table-cell>
          <table:table-cell table:style-name="ce3" office:value-type="float" office:value="9420" calcext:value-type="float">
            <text:p>94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059915044" calcext:value-type="float">
            <text:p>1059915044</text:p>
          </table:table-cell>
          <table:table-cell table:style-name="ce3" office:value-type="float" office:value="740369300" calcext:value-type="float">
            <text:p>740369300</text:p>
          </table:table-cell>
          <table:table-cell table:style-name="ce3" office:value-type="float" office:value="1961549547" calcext:value-type="float">
            <text:p>1961549547</text:p>
          </table:table-cell>
          <table:table-cell table:style-name="ce3" office:value-type="float" office:value="9561" calcext:value-type="float">
            <text:p>95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615284347" calcext:value-type="float">
            <text:p>615284347</text:p>
          </table:table-cell>
          <table:table-cell table:style-name="ce3" office:value-type="float" office:value="670526139" calcext:value-type="float">
            <text:p>670526139</text:p>
          </table:table-cell>
          <table:table-cell table:style-name="ce3" office:value-type="float" office:value="1471460991" calcext:value-type="float">
            <text:p>1471460991</text:p>
          </table:table-cell>
          <table:table-cell table:style-name="ce3" office:value-type="float" office:value="9702" calcext:value-type="float">
            <text:p>97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50254908" calcext:value-type="float">
            <text:p>950254908</text:p>
          </table:table-cell>
          <table:table-cell table:style-name="ce3" office:value-type="float" office:value="1654734896" calcext:value-type="float">
            <text:p>1654734896</text:p>
          </table:table-cell>
          <table:table-cell table:style-name="ce3" office:value-type="float" office:value="567763493" calcext:value-type="float">
            <text:p>567763493</text:p>
          </table:table-cell>
          <table:table-cell table:style-name="ce3" office:value-type="float" office:value="9843" calcext:value-type="float">
            <text:p>984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8348579" calcext:value-type="float">
            <text:p>98348579</text:p>
          </table:table-cell>
          <table:table-cell table:style-name="ce3" office:value-type="float" office:value="1746124944" calcext:value-type="float">
            <text:p>1746124944</text:p>
          </table:table-cell>
          <table:table-cell table:style-name="ce3" office:value-type="float" office:value="1343534330" calcext:value-type="float">
            <text:p>1343534330</text:p>
          </table:table-cell>
          <table:table-cell table:style-name="ce3" office:value-type="float" office:value="9984" calcext:value-type="float">
            <text:p>99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29641940" calcext:value-type="float">
            <text:p>1529641940</text:p>
          </table:table-cell>
          <table:table-cell table:style-name="ce3" office:value-type="float" office:value="2026586543" calcext:value-type="float">
            <text:p>2026586543</text:p>
          </table:table-cell>
          <table:table-cell table:style-name="ce3" office:value-type="float" office:value="186171106" calcext:value-type="float">
            <text:p>186171106</text:p>
          </table:table-cell>
          <table:table-cell table:style-name="ce3" office:value-type="float" office:value="126" calcext:value-type="float">
            <text:p>12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65335371" calcext:value-type="float">
            <text:p>1165335371</text:p>
          </table:table-cell>
          <table:table-cell table:style-name="ce3" office:value-type="float" office:value="739296524" calcext:value-type="float">
            <text:p>739296524</text:p>
          </table:table-cell>
          <table:table-cell table:style-name="ce3" office:value-type="float" office:value="1760556322" calcext:value-type="float">
            <text:p>1760556322</text:p>
          </table:table-cell>
          <table:table-cell table:style-name="ce3" office:value-type="float" office:value="268" calcext:value-type="float">
            <text:p>2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740710637" calcext:value-type="float">
            <text:p>740710637</text:p>
          </table:table-cell>
          <table:table-cell table:style-name="ce3" office:value-type="float" office:value="1228820260" calcext:value-type="float">
            <text:p>1228820260</text:p>
          </table:table-cell>
          <table:table-cell table:style-name="ce3" office:value-type="float" office:value="1692842316" calcext:value-type="float">
            <text:p>1692842316</text:p>
          </table:table-cell>
          <table:table-cell table:style-name="ce3" office:value-type="float" office:value="410" calcext:value-type="float">
            <text:p>4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0968602" calcext:value-type="float">
            <text:p>160968602</text:p>
          </table:table-cell>
          <table:table-cell table:style-name="ce3" office:value-type="float" office:value="719252844" calcext:value-type="float">
            <text:p>719252844</text:p>
          </table:table-cell>
          <table:table-cell table:style-name="ce3" office:value-type="float" office:value="675647514" calcext:value-type="float">
            <text:p>675647514</text:p>
          </table:table-cell>
          <table:table-cell table:style-name="ce3" office:value-type="float" office:value="552" calcext:value-type="float">
            <text:p>5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17380981" calcext:value-type="float">
            <text:p>1717380981</text:p>
          </table:table-cell>
          <table:table-cell table:style-name="ce3" office:value-type="float" office:value="1846069316" calcext:value-type="float">
            <text:p>1846069316</text:p>
          </table:table-cell>
          <table:table-cell table:style-name="ce3" office:value-type="float" office:value="1828752900" calcext:value-type="float">
            <text:p>1828752900</text:p>
          </table:table-cell>
          <table:table-cell table:style-name="ce3" office:value-type="float" office:value="694" calcext:value-type="float">
            <text:p>69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841918547" calcext:value-type="float">
            <text:p>1841918547</text:p>
          </table:table-cell>
          <table:table-cell table:style-name="ce3" office:value-type="float" office:value="308173004" calcext:value-type="float">
            <text:p>308173004</text:p>
          </table:table-cell>
          <table:table-cell table:style-name="ce3" office:value-type="float" office:value="206203244" calcext:value-type="float">
            <text:p>206203244</text:p>
          </table:table-cell>
          <table:table-cell table:style-name="ce3" office:value-type="float" office:value="836" calcext:value-type="float">
            <text:p>8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148233508" calcext:value-type="float">
            <text:p>1148233508</text:p>
          </table:table-cell>
          <table:table-cell table:style-name="ce3" office:value-type="float" office:value="266799715" calcext:value-type="float">
            <text:p>266799715</text:p>
          </table:table-cell>
          <table:table-cell table:style-name="ce3" office:value-type="float" office:value="1330916580" calcext:value-type="float">
            <text:p>1330916580</text:p>
          </table:table-cell>
          <table:table-cell table:style-name="ce3" office:value-type="float" office:value="979" calcext:value-type="float">
            <text:p>97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72508028" calcext:value-type="float">
            <text:p>1072508028</text:p>
          </table:table-cell>
          <table:table-cell table:style-name="ce3" office:value-type="float" office:value="974659369" calcext:value-type="float">
            <text:p>974659369</text:p>
          </table:table-cell>
          <table:table-cell table:style-name="ce3" office:value-type="float" office:value="322054093" calcext:value-type="float">
            <text:p>322054093</text:p>
          </table:table-cell>
          <table:table-cell table:style-name="ce3" office:value-type="float" office:value="1122" calcext:value-type="float">
            <text:p>11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812168931" calcext:value-type="float">
            <text:p>1812168931</text:p>
          </table:table-cell>
          <table:table-cell table:style-name="ce3" office:value-type="float" office:value="1299275130" calcext:value-type="float">
            <text:p>1299275130</text:p>
          </table:table-cell>
          <table:table-cell table:style-name="ce3" office:value-type="float" office:value="123153131" calcext:value-type="float">
            <text:p>123153131</text:p>
          </table:table-cell>
          <table:table-cell table:style-name="ce3" office:value-type="float" office:value="1265" calcext:value-type="float">
            <text:p>126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10127381" calcext:value-type="float">
            <text:p>1510127381</text:p>
          </table:table-cell>
          <table:table-cell table:style-name="ce3" office:value-type="float" office:value="1171134574" calcext:value-type="float">
            <text:p>1171134574</text:p>
          </table:table-cell>
          <table:table-cell table:style-name="ce3" office:value-type="float" office:value="1284698922" calcext:value-type="float">
            <text:p>1284698922</text:p>
          </table:table-cell>
          <table:table-cell table:style-name="ce3" office:value-type="float" office:value="1408" calcext:value-type="float">
            <text:p>14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749140403" calcext:value-type="float">
            <text:p>1749140403</text:p>
          </table:table-cell>
          <table:table-cell table:style-name="ce3" office:value-type="float" office:value="1775782217" calcext:value-type="float">
            <text:p>1775782217</text:p>
          </table:table-cell>
          <table:table-cell table:style-name="ce3" office:value-type="float" office:value="593155829" calcext:value-type="float">
            <text:p>593155829</text:p>
          </table:table-cell>
          <table:table-cell table:style-name="ce3" office:value-type="float" office:value="1552" calcext:value-type="float">
            <text:p>15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99095748" calcext:value-type="float">
            <text:p>899095748</text:p>
          </table:table-cell>
          <table:table-cell table:style-name="ce3" office:value-type="float" office:value="114416602" calcext:value-type="float">
            <text:p>114416602</text:p>
          </table:table-cell>
          <table:table-cell table:style-name="ce3" office:value-type="float" office:value="1546187381" calcext:value-type="float">
            <text:p>1546187381</text:p>
          </table:table-cell>
          <table:table-cell table:style-name="ce3" office:value-type="float" office:value="1696" calcext:value-type="float">
            <text:p>16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07289308" calcext:value-type="float">
            <text:p>1407289308</text:p>
          </table:table-cell>
          <table:table-cell table:style-name="ce3" office:value-type="float" office:value="1884263309" calcext:value-type="float">
            <text:p>1884263309</text:p>
          </table:table-cell>
          <table:table-cell table:style-name="ce3" office:value-type="float" office:value="212749509" calcext:value-type="float">
            <text:p>212749509</text:p>
          </table:table-cell>
          <table:table-cell table:style-name="ce3" office:value-type="float" office:value="1840" calcext:value-type="float">
            <text:p>18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73984131" calcext:value-type="float">
            <text:p>2073984131</text:p>
          </table:table-cell>
          <table:table-cell table:style-name="ce3" office:value-type="float" office:value="1685830310" calcext:value-type="float">
            <text:p>1685830310</text:p>
          </table:table-cell>
          <table:table-cell table:style-name="ce3" office:value-type="float" office:value="722258624" calcext:value-type="float">
            <text:p>722258624</text:p>
          </table:table-cell>
          <table:table-cell table:style-name="ce3" office:value-type="float" office:value="1984" calcext:value-type="float">
            <text:p>19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644199028" calcext:value-type="float">
            <text:p>1644199028</text:p>
          </table:table-cell>
          <table:table-cell table:style-name="ce3" office:value-type="float" office:value="1746481137" calcext:value-type="float">
            <text:p>1746481137</text:p>
          </table:table-cell>
          <table:table-cell table:style-name="ce3" office:value-type="float" office:value="1864133201" calcext:value-type="float">
            <text:p>1864133201</text:p>
          </table:table-cell>
          <table:table-cell table:style-name="ce3" office:value-type="float" office:value="2128" calcext:value-type="float">
            <text:p>21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33481132" calcext:value-type="float">
            <text:p>233481132</text:p>
          </table:table-cell>
          <table:table-cell table:style-name="ce3" office:value-type="float" office:value="1748799443" calcext:value-type="float">
            <text:p>1748799443</text:p>
          </table:table-cell>
          <table:table-cell table:style-name="ce3" office:value-type="float" office:value="1012059480" calcext:value-type="float">
            <text:p>1012059480</text:p>
          </table:table-cell>
          <table:table-cell table:style-name="ce3" office:value-type="float" office:value="2272" calcext:value-type="float">
            <text:p>22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664760627" calcext:value-type="float">
            <text:p>664760627</text:p>
          </table:table-cell>
          <table:table-cell table:style-name="ce3" office:value-type="float" office:value="1216917368" calcext:value-type="float">
            <text:p>1216917368</text:p>
          </table:table-cell>
          <table:table-cell table:style-name="ce3" office:value-type="float" office:value="6313200" calcext:value-type="float">
            <text:p>6313200</text:p>
          </table:table-cell>
          <table:table-cell table:style-name="ce3" office:value-type="float" office:value="2417" calcext:value-type="float">
            <text:p>241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421921093" calcext:value-type="float">
            <text:p>1421921093</text:p>
          </table:table-cell>
          <table:table-cell table:style-name="ce3" office:value-type="float" office:value="152178279" calcext:value-type="float">
            <text:p>152178279</text:p>
          </table:table-cell>
          <table:table-cell table:style-name="ce3" office:value-type="float" office:value="1780489153" calcext:value-type="float">
            <text:p>1780489153</text:p>
          </table:table-cell>
          <table:table-cell table:style-name="ce3" office:value-type="float" office:value="2562" calcext:value-type="float">
            <text:p>2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029775107" calcext:value-type="float">
            <text:p>1029775107</text:p>
          </table:table-cell>
          <table:table-cell table:style-name="ce3" office:value-type="float" office:value="698166069" calcext:value-type="float">
            <text:p>698166069</text:p>
          </table:table-cell>
          <table:table-cell table:style-name="ce3" office:value-type="float" office:value="524955332" calcext:value-type="float">
            <text:p>524955332</text:p>
          </table:table-cell>
          <table:table-cell table:style-name="ce3" office:value-type="float" office:value="2707" calcext:value-type="float">
            <text:p>270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59504116" calcext:value-type="float">
            <text:p>859504116</text:p>
          </table:table-cell>
          <table:table-cell table:style-name="ce3" office:value-type="float" office:value="671908254" calcext:value-type="float">
            <text:p>671908254</text:p>
          </table:table-cell>
          <table:table-cell table:style-name="ce3" office:value-type="float" office:value="32249467" calcext:value-type="float">
            <text:p>32249467</text:p>
          </table:table-cell>
          <table:table-cell table:style-name="ce3" office:value-type="float" office:value="2852" calcext:value-type="float">
            <text:p>28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710661164" calcext:value-type="float">
            <text:p>1710661164</text:p>
          </table:table-cell>
          <table:table-cell table:style-name="ce3" office:value-type="float" office:value="2042856665" calcext:value-type="float">
            <text:p>2042856665</text:p>
          </table:table-cell>
          <table:table-cell table:style-name="ce3" office:value-type="float" office:value="259612718" calcext:value-type="float">
            <text:p>259612718</text:p>
          </table:table-cell>
          <table:table-cell table:style-name="ce3" office:value-type="float" office:value="2998" calcext:value-type="float">
            <text:p>299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71103924" calcext:value-type="float">
            <text:p>571103924</text:p>
          </table:table-cell>
          <table:table-cell table:style-name="ce3" office:value-type="float" office:value="1914932874" calcext:value-type="float">
            <text:p>1914932874</text:p>
          </table:table-cell>
          <table:table-cell table:style-name="ce3" office:value-type="float" office:value="2072540833" calcext:value-type="float">
            <text:p>2072540833</text:p>
          </table:table-cell>
          <table:table-cell table:style-name="ce3" office:value-type="float" office:value="3144" calcext:value-type="float">
            <text:p>31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439227755" calcext:value-type="float">
            <text:p>1439227755</text:p>
          </table:table-cell>
          <table:table-cell table:style-name="ce3" office:value-type="float" office:value="1693756317" calcext:value-type="float">
            <text:p>1693756317</text:p>
          </table:table-cell>
          <table:table-cell table:style-name="ce3" office:value-type="float" office:value="1328109018" calcext:value-type="float">
            <text:p>1328109018</text:p>
          </table:table-cell>
          <table:table-cell table:style-name="ce3" office:value-type="float" office:value="3290" calcext:value-type="float">
            <text:p>32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92550860" calcext:value-type="float">
            <text:p>1992550860</text:p>
          </table:table-cell>
          <table:table-cell table:style-name="ce3" office:value-type="float" office:value="1518011094" calcext:value-type="float">
            <text:p>1518011094</text:p>
          </table:table-cell>
          <table:table-cell table:style-name="ce3" office:value-type="float" office:value="1552040617" calcext:value-type="float">
            <text:p>1552040617</text:p>
          </table:table-cell>
          <table:table-cell table:style-name="ce3" office:value-type="float" office:value="3436" calcext:value-type="float">
            <text:p>34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42297108" calcext:value-type="float">
            <text:p>942297108</text:p>
          </table:table-cell>
          <table:table-cell table:style-name="ce3" office:value-type="float" office:value="306645122" calcext:value-type="float">
            <text:p>306645122</text:p>
          </table:table-cell>
          <table:table-cell table:style-name="ce3" office:value-type="float" office:value="1636692357" calcext:value-type="float">
            <text:p>1636692357</text:p>
          </table:table-cell>
          <table:table-cell table:style-name="ce3" office:value-type="float" office:value="3582" calcext:value-type="float">
            <text:p>358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43073804" calcext:value-type="float">
            <text:p>1643073804</text:p>
          </table:table-cell>
          <table:table-cell table:style-name="ce3" office:value-type="float" office:value="1062672774" calcext:value-type="float">
            <text:p>1062672774</text:p>
          </table:table-cell>
          <table:table-cell table:style-name="ce3" office:value-type="float" office:value="1446210434" calcext:value-type="float">
            <text:p>1446210434</text:p>
          </table:table-cell>
          <table:table-cell table:style-name="ce3" office:value-type="float" office:value="3728" calcext:value-type="float">
            <text:p>37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649194195" calcext:value-type="float">
            <text:p>649194195</text:p>
          </table:table-cell>
          <table:table-cell table:style-name="ce3" office:value-type="float" office:value="1468746897" calcext:value-type="float">
            <text:p>1468746897</text:p>
          </table:table-cell>
          <table:table-cell table:style-name="ce3" office:value-type="float" office:value="755733063" calcext:value-type="float">
            <text:p>755733063</text:p>
          </table:table-cell>
          <table:table-cell table:style-name="ce3" office:value-type="float" office:value="3875" calcext:value-type="float">
            <text:p>387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89903525" calcext:value-type="float">
            <text:p>1789903525</text:p>
          </table:table-cell>
          <table:table-cell table:style-name="ce3" office:value-type="float" office:value="1395844531" calcext:value-type="float">
            <text:p>1395844531</text:p>
          </table:table-cell>
          <table:table-cell table:style-name="ce3" office:value-type="float" office:value="2114818451" calcext:value-type="float">
            <text:p>2114818451</text:p>
          </table:table-cell>
          <table:table-cell table:style-name="ce3" office:value-type="float" office:value="4022" calcext:value-type="float">
            <text:p>40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57603491" calcext:value-type="float">
            <text:p>957603491</text:p>
          </table:table-cell>
          <table:table-cell table:style-name="ce3" office:value-type="float" office:value="1598796056" calcext:value-type="float">
            <text:p>1598796056</text:p>
          </table:table-cell>
          <table:table-cell table:style-name="ce3" office:value-type="float" office:value="1406873782" calcext:value-type="float">
            <text:p>1406873782</text:p>
          </table:table-cell>
          <table:table-cell table:style-name="ce3" office:value-type="float" office:value="4169" calcext:value-type="float">
            <text:p>41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199415125" calcext:value-type="float">
            <text:p>1199415125</text:p>
          </table:table-cell>
          <table:table-cell table:style-name="ce3" office:value-type="float" office:value="1325077319" calcext:value-type="float">
            <text:p>1325077319</text:p>
          </table:table-cell>
          <table:table-cell table:style-name="ce3" office:value-type="float" office:value="2140454954" calcext:value-type="float">
            <text:p>2140454954</text:p>
          </table:table-cell>
          <table:table-cell table:style-name="ce3" office:value-type="float" office:value="4316" calcext:value-type="float">
            <text:p>43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1002098" calcext:value-type="float">
            <text:p>141002098</text:p>
          </table:table-cell>
          <table:table-cell table:style-name="ce3" office:value-type="float" office:value="3684821" calcext:value-type="float">
            <text:p>3684821</text:p>
          </table:table-cell>
          <table:table-cell table:style-name="ce3" office:value-type="float" office:value="851016695" calcext:value-type="float">
            <text:p>851016695</text:p>
          </table:table-cell>
          <table:table-cell table:style-name="ce3" office:value-type="float" office:value="4464" calcext:value-type="float">
            <text:p>44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47797341" calcext:value-type="float">
            <text:p>1147797341</text:p>
          </table:table-cell>
          <table:table-cell table:style-name="ce3" office:value-type="float" office:value="981314943" calcext:value-type="float">
            <text:p>981314943</text:p>
          </table:table-cell>
          <table:table-cell table:style-name="ce3" office:value-type="float" office:value="458662417" calcext:value-type="float">
            <text:p>458662417</text:p>
          </table:table-cell>
          <table:table-cell table:style-name="ce3" office:value-type="float" office:value="4612" calcext:value-type="float">
            <text:p>46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84300202" calcext:value-type="float">
            <text:p>184300202</text:p>
          </table:table-cell>
          <table:table-cell table:style-name="ce3" office:value-type="float" office:value="1559758973" calcext:value-type="float">
            <text:p>1559758973</text:p>
          </table:table-cell>
          <table:table-cell table:style-name="ce3" office:value-type="float" office:value="1351767639" calcext:value-type="float">
            <text:p>1351767639</text:p>
          </table:table-cell>
          <table:table-cell table:style-name="ce3" office:value-type="float" office:value="4760" calcext:value-type="float">
            <text:p>47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862074598" calcext:value-type="float">
            <text:p>862074598</text:p>
          </table:table-cell>
          <table:table-cell table:style-name="ce3" office:value-type="float" office:value="526719351" calcext:value-type="float">
            <text:p>526719351</text:p>
          </table:table-cell>
          <table:table-cell table:style-name="ce3" office:value-type="float" office:value="769315606" calcext:value-type="float">
            <text:p>769315606</text:p>
          </table:table-cell>
          <table:table-cell table:style-name="ce3" office:value-type="float" office:value="4908" calcext:value-type="float">
            <text:p>49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63079178" calcext:value-type="float">
            <text:p>1963079178</text:p>
          </table:table-cell>
          <table:table-cell table:style-name="ce3" office:value-type="float" office:value="2007387237" calcext:value-type="float">
            <text:p>2007387237</text:p>
          </table:table-cell>
          <table:table-cell table:style-name="ce3" office:value-type="float" office:value="928705203" calcext:value-type="float">
            <text:p>928705203</text:p>
          </table:table-cell>
          <table:table-cell table:style-name="ce3" office:value-type="float" office:value="5056" calcext:value-type="float">
            <text:p>50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680460421" calcext:value-type="float">
            <text:p>1680460421</text:p>
          </table:table-cell>
          <table:table-cell table:style-name="ce3" office:value-type="float" office:value="861398318" calcext:value-type="float">
            <text:p>861398318</text:p>
          </table:table-cell>
          <table:table-cell table:style-name="ce3" office:value-type="float" office:value="1309788295" calcext:value-type="float">
            <text:p>1309788295</text:p>
          </table:table-cell>
          <table:table-cell table:style-name="ce3" office:value-type="float" office:value="5204" calcext:value-type="float">
            <text:p>52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40840898" calcext:value-type="float">
            <text:p>1940840898</text:p>
          </table:table-cell>
          <table:table-cell table:style-name="ce3" office:value-type="float" office:value="2134224778" calcext:value-type="float">
            <text:p>2134224778</text:p>
          </table:table-cell>
          <table:table-cell table:style-name="ce3" office:value-type="float" office:value="1114668943" calcext:value-type="float">
            <text:p>1114668943</text:p>
          </table:table-cell>
          <table:table-cell table:style-name="ce3" office:value-type="float" office:value="5353" calcext:value-type="float">
            <text:p>535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83843213" calcext:value-type="float">
            <text:p>1583843213</text:p>
          </table:table-cell>
          <table:table-cell table:style-name="ce3" office:value-type="float" office:value="757796510" calcext:value-type="float">
            <text:p>757796510</text:p>
          </table:table-cell>
          <table:table-cell table:style-name="ce3" office:value-type="float" office:value="1665457576" calcext:value-type="float">
            <text:p>1665457576</text:p>
          </table:table-cell>
          <table:table-cell table:style-name="ce3" office:value-type="float" office:value="5502" calcext:value-type="float">
            <text:p>55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593063930" calcext:value-type="float">
            <text:p>1593063930</text:p>
          </table:table-cell>
          <table:table-cell table:style-name="ce3" office:value-type="float" office:value="371141593" calcext:value-type="float">
            <text:p>371141593</text:p>
          </table:table-cell>
          <table:table-cell table:style-name="ce3" office:value-type="float" office:value="1958875500" calcext:value-type="float">
            <text:p>1958875500</text:p>
          </table:table-cell>
          <table:table-cell table:style-name="ce3" office:value-type="float" office:value="5651" calcext:value-type="float">
            <text:p>565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946831893" calcext:value-type="float">
            <text:p>1946831893</text:p>
          </table:table-cell>
          <table:table-cell table:style-name="ce3" office:value-type="float" office:value="1849066379" calcext:value-type="float">
            <text:p>1849066379</text:p>
          </table:table-cell>
          <table:table-cell table:style-name="ce3" office:value-type="float" office:value="613820770" calcext:value-type="float">
            <text:p>613820770</text:p>
          </table:table-cell>
          <table:table-cell table:style-name="ce3" office:value-type="float" office:value="5800" calcext:value-type="float">
            <text:p>58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42764723" calcext:value-type="float">
            <text:p>1342764723</text:p>
          </table:table-cell>
          <table:table-cell table:style-name="ce3" office:value-type="float" office:value="1311672992" calcext:value-type="float">
            <text:p>1311672992</text:p>
          </table:table-cell>
          <table:table-cell table:style-name="ce3" office:value-type="float" office:value="1935524718" calcext:value-type="float">
            <text:p>1935524718</text:p>
          </table:table-cell>
          <table:table-cell table:style-name="ce3" office:value-type="float" office:value="5950" calcext:value-type="float">
            <text:p>59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088526277" calcext:value-type="float">
            <text:p>2088526277</text:p>
          </table:table-cell>
          <table:table-cell table:style-name="ce3" office:value-type="float" office:value="1965793248" calcext:value-type="float">
            <text:p>1965793248</text:p>
          </table:table-cell>
          <table:table-cell table:style-name="ce3" office:value-type="float" office:value="1610999675" calcext:value-type="float">
            <text:p>1610999675</text:p>
          </table:table-cell>
          <table:table-cell table:style-name="ce3" office:value-type="float" office:value="6100" calcext:value-type="float">
            <text:p>61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240910978" calcext:value-type="float">
            <text:p>1240910978</text:p>
          </table:table-cell>
          <table:table-cell table:style-name="ce3" office:value-type="float" office:value="2137186207" calcext:value-type="float">
            <text:p>2137186207</text:p>
          </table:table-cell>
          <table:table-cell table:style-name="ce3" office:value-type="float" office:value="1463862312" calcext:value-type="float">
            <text:p>1463862312</text:p>
          </table:table-cell>
          <table:table-cell table:style-name="ce3" office:value-type="float" office:value="6250" calcext:value-type="float">
            <text:p>6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77101517" calcext:value-type="float">
            <text:p>1777101517</text:p>
          </table:table-cell>
          <table:table-cell table:style-name="ce3" office:value-type="float" office:value="1573363421" calcext:value-type="float">
            <text:p>1573363421</text:p>
          </table:table-cell>
          <table:table-cell table:style-name="ce3" office:value-type="float" office:value="473217474" calcext:value-type="float">
            <text:p>473217474</text:p>
          </table:table-cell>
          <table:table-cell table:style-name="ce3" office:value-type="float" office:value="6400" calcext:value-type="float">
            <text:p>64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542619835" calcext:value-type="float">
            <text:p>542619835</text:p>
          </table:table-cell>
          <table:table-cell table:style-name="ce3" office:value-type="float" office:value="942922902" calcext:value-type="float">
            <text:p>942922902</text:p>
          </table:table-cell>
          <table:table-cell table:style-name="ce3" office:value-type="float" office:value="1600259047" calcext:value-type="float">
            <text:p>1600259047</text:p>
          </table:table-cell>
          <table:table-cell table:style-name="ce3" office:value-type="float" office:value="6550" calcext:value-type="float">
            <text:p>65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95997437" calcext:value-type="float">
            <text:p>1595997437</text:p>
          </table:table-cell>
          <table:table-cell table:style-name="ce3" office:value-type="float" office:value="87135681" calcext:value-type="float">
            <text:p>87135681</text:p>
          </table:table-cell>
          <table:table-cell table:style-name="ce3" office:value-type="float" office:value="1522162903" calcext:value-type="float">
            <text:p>1522162903</text:p>
          </table:table-cell>
          <table:table-cell table:style-name="ce3" office:value-type="float" office:value="6700" calcext:value-type="float">
            <text:p>67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858160139" calcext:value-type="float">
            <text:p>1858160139</text:p>
          </table:table-cell>
          <table:table-cell table:style-name="ce3" office:value-type="float" office:value="626377026" calcext:value-type="float">
            <text:p>626377026</text:p>
          </table:table-cell>
          <table:table-cell table:style-name="ce3" office:value-type="float" office:value="972812934" calcext:value-type="float">
            <text:p>972812934</text:p>
          </table:table-cell>
          <table:table-cell table:style-name="ce3" office:value-type="float" office:value="6851" calcext:value-type="float">
            <text:p>685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390246957" calcext:value-type="float">
            <text:p>1390246957</text:p>
          </table:table-cell>
          <table:table-cell table:style-name="ce3" office:value-type="float" office:value="826491846" calcext:value-type="float">
            <text:p>826491846</text:p>
          </table:table-cell>
          <table:table-cell table:style-name="ce3" office:value-type="float" office:value="1947428914" calcext:value-type="float">
            <text:p>1947428914</text:p>
          </table:table-cell>
          <table:table-cell table:style-name="ce3" office:value-type="float" office:value="7002" calcext:value-type="float">
            <text:p>70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258516059" calcext:value-type="float">
            <text:p>1258516059</text:p>
          </table:table-cell>
          <table:table-cell table:style-name="ce3" office:value-type="float" office:value="1469041489" calcext:value-type="float">
            <text:p>1469041489</text:p>
          </table:table-cell>
          <table:table-cell table:style-name="ce3" office:value-type="float" office:value="829133931" calcext:value-type="float">
            <text:p>829133931</text:p>
          </table:table-cell>
          <table:table-cell table:style-name="ce3" office:value-type="float" office:value="7153" calcext:value-type="float">
            <text:p>715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12954460" calcext:value-type="float">
            <text:p>1312954460</text:p>
          </table:table-cell>
          <table:table-cell table:style-name="ce3" office:value-type="float" office:value="1375756786" calcext:value-type="float">
            <text:p>1375756786</text:p>
          </table:table-cell>
          <table:table-cell table:style-name="ce3" office:value-type="float" office:value="1017338432" calcext:value-type="float">
            <text:p>1017338432</text:p>
          </table:table-cell>
          <table:table-cell table:style-name="ce3" office:value-type="float" office:value="7304" calcext:value-type="float">
            <text:p>73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431126019" calcext:value-type="float">
            <text:p>1431126019</text:p>
          </table:table-cell>
          <table:table-cell table:style-name="ce3" office:value-type="float" office:value="1475552726" calcext:value-type="float">
            <text:p>1475552726</text:p>
          </table:table-cell>
          <table:table-cell table:style-name="ce3" office:value-type="float" office:value="413663471" calcext:value-type="float">
            <text:p>413663471</text:p>
          </table:table-cell>
          <table:table-cell table:style-name="ce3" office:value-type="float" office:value="7456" calcext:value-type="float">
            <text:p>74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118143733" calcext:value-type="float">
            <text:p>1118143733</text:p>
          </table:table-cell>
          <table:table-cell table:style-name="ce3" office:value-type="float" office:value="766472578" calcext:value-type="float">
            <text:p>766472578</text:p>
          </table:table-cell>
          <table:table-cell table:style-name="ce3" office:value-type="float" office:value="825413522" calcext:value-type="float">
            <text:p>825413522</text:p>
          </table:table-cell>
          <table:table-cell table:style-name="ce3" office:value-type="float" office:value="7608" calcext:value-type="float">
            <text:p>76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316882" calcext:value-type="float">
            <text:p>12316882</text:p>
          </table:table-cell>
          <table:table-cell table:style-name="ce3" office:value-type="float" office:value="2056279173" calcext:value-type="float">
            <text:p>2056279173</text:p>
          </table:table-cell>
          <table:table-cell table:style-name="ce3" office:value-type="float" office:value="2093707298" calcext:value-type="float">
            <text:p>2093707298</text:p>
          </table:table-cell>
          <table:table-cell table:style-name="ce3" office:value-type="float" office:value="7760" calcext:value-type="float">
            <text:p>77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851405566" calcext:value-type="float">
            <text:p>851405566</text:p>
          </table:table-cell>
          <table:table-cell table:style-name="ce3" office:value-type="float" office:value="1144389006" calcext:value-type="float">
            <text:p>1144389006</text:p>
          </table:table-cell>
          <table:table-cell table:style-name="ce3" office:value-type="float" office:value="2109333289" calcext:value-type="float">
            <text:p>2109333289</text:p>
          </table:table-cell>
          <table:table-cell table:style-name="ce3" office:value-type="float" office:value="7912" calcext:value-type="float">
            <text:p>79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889801137" calcext:value-type="float">
            <text:p>889801137</text:p>
          </table:table-cell>
          <table:table-cell table:style-name="ce3" office:value-type="float" office:value="1244657833" calcext:value-type="float">
            <text:p>1244657833</text:p>
          </table:table-cell>
          <table:table-cell table:style-name="ce3" office:value-type="float" office:value="458836571" calcext:value-type="float">
            <text:p>458836571</text:p>
          </table:table-cell>
          <table:table-cell table:style-name="ce3" office:value-type="float" office:value="8064" calcext:value-type="float">
            <text:p>80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959068534" calcext:value-type="float">
            <text:p>1959068534</text:p>
          </table:table-cell>
          <table:table-cell table:style-name="ce3" office:value-type="float" office:value="1463347706" calcext:value-type="float">
            <text:p>1463347706</text:p>
          </table:table-cell>
          <table:table-cell table:style-name="ce3" office:value-type="float" office:value="1292432918" calcext:value-type="float">
            <text:p>1292432918</text:p>
          </table:table-cell>
          <table:table-cell table:style-name="ce3" office:value-type="float" office:value="8216" calcext:value-type="float">
            <text:p>82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45559802" calcext:value-type="float">
            <text:p>845559802</text:p>
          </table:table-cell>
          <table:table-cell table:style-name="ce3" office:value-type="float" office:value="1873067501" calcext:value-type="float">
            <text:p>1873067501</text:p>
          </table:table-cell>
          <table:table-cell table:style-name="ce3" office:value-type="float" office:value="1854691784" calcext:value-type="float">
            <text:p>1854691784</text:p>
          </table:table-cell>
          <table:table-cell table:style-name="ce3" office:value-type="float" office:value="8369" calcext:value-type="float">
            <text:p>83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24293397" calcext:value-type="float">
            <text:p>1424293397</text:p>
          </table:table-cell>
          <table:table-cell table:style-name="ce3" office:value-type="float" office:value="215693767" calcext:value-type="float">
            <text:p>215693767</text:p>
          </table:table-cell>
          <table:table-cell table:style-name="ce3" office:value-type="float" office:value="1448950214" calcext:value-type="float">
            <text:p>1448950214</text:p>
          </table:table-cell>
          <table:table-cell table:style-name="ce3" office:value-type="float" office:value="8522" calcext:value-type="float">
            <text:p>85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98899122" calcext:value-type="float">
            <text:p>98899122</text:p>
          </table:table-cell>
          <table:table-cell table:style-name="ce3" office:value-type="float" office:value="1616424277" calcext:value-type="float">
            <text:p>1616424277</text:p>
          </table:table-cell>
          <table:table-cell table:style-name="ce3" office:value-type="float" office:value="1950266557" calcext:value-type="float">
            <text:p>1950266557</text:p>
          </table:table-cell>
          <table:table-cell table:style-name="ce3" office:value-type="float" office:value="8675" calcext:value-type="float">
            <text:p>867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5199902" calcext:value-type="float">
            <text:p>45199902</text:p>
          </table:table-cell>
          <table:table-cell table:style-name="ce3" office:value-type="float" office:value="1314850814" calcext:value-type="float">
            <text:p>1314850814</text:p>
          </table:table-cell>
          <table:table-cell table:style-name="ce3" office:value-type="float" office:value="2097265255" calcext:value-type="float">
            <text:p>2097265255</text:p>
          </table:table-cell>
          <table:table-cell table:style-name="ce3" office:value-type="float" office:value="8828" calcext:value-type="float">
            <text:p>88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613025169" calcext:value-type="float">
            <text:p>1613025169</text:p>
          </table:table-cell>
          <table:table-cell table:style-name="ce3" office:value-type="float" office:value="1931155449" calcext:value-type="float">
            <text:p>1931155449</text:p>
          </table:table-cell>
          <table:table-cell table:style-name="ce3" office:value-type="float" office:value="948297507" calcext:value-type="float">
            <text:p>948297507</text:p>
          </table:table-cell>
          <table:table-cell table:style-name="ce3" office:value-type="float" office:value="8982" calcext:value-type="float">
            <text:p>898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80443031" calcext:value-type="float">
            <text:p>280443031</text:p>
          </table:table-cell>
          <table:table-cell table:style-name="ce3" office:value-type="float" office:value="1900693483" calcext:value-type="float">
            <text:p>1900693483</text:p>
          </table:table-cell>
          <table:table-cell table:style-name="ce3" office:value-type="float" office:value="1812143615" calcext:value-type="float">
            <text:p>1812143615</text:p>
          </table:table-cell>
          <table:table-cell table:style-name="ce3" office:value-type="float" office:value="9136" calcext:value-type="float">
            <text:p>91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826898305" calcext:value-type="float">
            <text:p>1826898305</text:p>
          </table:table-cell>
          <table:table-cell table:style-name="ce3" office:value-type="float" office:value="466212800" calcext:value-type="float">
            <text:p>466212800</text:p>
          </table:table-cell>
          <table:table-cell table:style-name="ce3" office:value-type="float" office:value="508617229" calcext:value-type="float">
            <text:p>508617229</text:p>
          </table:table-cell>
          <table:table-cell table:style-name="ce3" office:value-type="float" office:value="9290" calcext:value-type="float">
            <text:p>92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06096678" calcext:value-type="float">
            <text:p>2106096678</text:p>
          </table:table-cell>
          <table:table-cell table:style-name="ce3" office:value-type="float" office:value="723355456" calcext:value-type="float">
            <text:p>723355456</text:p>
          </table:table-cell>
          <table:table-cell table:style-name="ce3" office:value-type="float" office:value="710783207" calcext:value-type="float">
            <text:p>710783207</text:p>
          </table:table-cell>
          <table:table-cell table:style-name="ce3" office:value-type="float" office:value="9444" calcext:value-type="float">
            <text:p>94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93897161" calcext:value-type="float">
            <text:p>193897161</text:p>
          </table:table-cell>
          <table:table-cell table:style-name="ce3" office:value-type="float" office:value="144217536" calcext:value-type="float">
            <text:p>144217536</text:p>
          </table:table-cell>
          <table:table-cell table:style-name="ce3" office:value-type="float" office:value="182573596" calcext:value-type="float">
            <text:p>182573596</text:p>
          </table:table-cell>
          <table:table-cell table:style-name="ce3" office:value-type="float" office:value="9598" calcext:value-type="float">
            <text:p>959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96890910" calcext:value-type="float">
            <text:p>1096890910</text:p>
          </table:table-cell>
          <table:table-cell table:style-name="ce3" office:value-type="float" office:value="797557055" calcext:value-type="float">
            <text:p>797557055</text:p>
          </table:table-cell>
          <table:table-cell table:style-name="ce3" office:value-type="float" office:value="285538688" calcext:value-type="float">
            <text:p>285538688</text:p>
          </table:table-cell>
          <table:table-cell table:style-name="ce3" office:value-type="float" office:value="9752" calcext:value-type="float">
            <text:p>97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45889938" calcext:value-type="float">
            <text:p>1445889938</text:p>
          </table:table-cell>
          <table:table-cell table:style-name="ce3" office:value-type="float" office:value="1339835325" calcext:value-type="float">
            <text:p>1339835325</text:p>
          </table:table-cell>
          <table:table-cell table:style-name="ce3" office:value-type="float" office:value="501164016" calcext:value-type="float">
            <text:p>501164016</text:p>
          </table:table-cell>
          <table:table-cell table:style-name="ce3" office:value-type="float" office:value="9907" calcext:value-type="float">
            <text:p>990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47227198" calcext:value-type="float">
            <text:p>147227198</text:p>
          </table:table-cell>
          <table:table-cell table:style-name="ce3" office:value-type="float" office:value="860998455" calcext:value-type="float">
            <text:p>860998455</text:p>
          </table:table-cell>
          <table:table-cell table:style-name="ce3" office:value-type="float" office:value="1366446866" calcext:value-type="float">
            <text:p>1366446866</text:p>
          </table:table-cell>
          <table:table-cell table:style-name="ce3" office:value-type="float" office:value="62" calcext:value-type="float">
            <text:p>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546354290" calcext:value-type="float">
            <text:p>546354290</text:p>
          </table:table-cell>
          <table:table-cell table:style-name="ce3" office:value-type="float" office:value="1697407397" calcext:value-type="float">
            <text:p>1697407397</text:p>
          </table:table-cell>
          <table:table-cell table:style-name="ce3" office:value-type="float" office:value="2002430337" calcext:value-type="float">
            <text:p>2002430337</text:p>
          </table:table-cell>
          <table:table-cell table:style-name="ce3" office:value-type="float" office:value="217" calcext:value-type="float">
            <text:p>21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083956829" calcext:value-type="float">
            <text:p>2083956829</text:p>
          </table:table-cell>
          <table:table-cell table:style-name="ce3" office:value-type="float" office:value="287974638" calcext:value-type="float">
            <text:p>287974638</text:p>
          </table:table-cell>
          <table:table-cell table:style-name="ce3" office:value-type="float" office:value="76363501" calcext:value-type="float">
            <text:p>76363501</text:p>
          </table:table-cell>
          <table:table-cell table:style-name="ce3" office:value-type="float" office:value="372" calcext:value-type="float">
            <text:p>3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51609770" calcext:value-type="float">
            <text:p>1751609770</text:p>
          </table:table-cell>
          <table:table-cell table:style-name="ce3" office:value-type="float" office:value="1483501258" calcext:value-type="float">
            <text:p>1483501258</text:p>
          </table:table-cell>
          <table:table-cell table:style-name="ce3" office:value-type="float" office:value="822876165" calcext:value-type="float">
            <text:p>822876165</text:p>
          </table:table-cell>
          <table:table-cell table:style-name="ce3" office:value-type="float" office:value="528" calcext:value-type="float">
            <text:p>5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99557606" calcext:value-type="float">
            <text:p>1599557606</text:p>
          </table:table-cell>
          <table:table-cell table:style-name="ce3" office:value-type="float" office:value="2014268510" calcext:value-type="float">
            <text:p>2014268510</text:p>
          </table:table-cell>
          <table:table-cell table:style-name="ce3" office:value-type="float" office:value="1499104000" calcext:value-type="float">
            <text:p>1499104000</text:p>
          </table:table-cell>
          <table:table-cell table:style-name="ce3" office:value-type="float" office:value="684" calcext:value-type="float">
            <text:p>6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64378378" calcext:value-type="float">
            <text:p>1564378378</text:p>
          </table:table-cell>
          <table:table-cell table:style-name="ce3" office:value-type="float" office:value="881583385" calcext:value-type="float">
            <text:p>881583385</text:p>
          </table:table-cell>
          <table:table-cell table:style-name="ce3" office:value-type="float" office:value="1432484694" calcext:value-type="float">
            <text:p>1432484694</text:p>
          </table:table-cell>
          <table:table-cell table:style-name="ce3" office:value-type="float" office:value="840" calcext:value-type="float">
            <text:p>8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65096581" calcext:value-type="float">
            <text:p>865096581</text:p>
          </table:table-cell>
          <table:table-cell table:style-name="ce3" office:value-type="float" office:value="45920074" calcext:value-type="float">
            <text:p>45920074</text:p>
          </table:table-cell>
          <table:table-cell table:style-name="ce3" office:value-type="float" office:value="132137523" calcext:value-type="float">
            <text:p>132137523</text:p>
          </table:table-cell>
          <table:table-cell table:style-name="ce3" office:value-type="float" office:value="996" calcext:value-type="float">
            <text:p>9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213939907" calcext:value-type="float">
            <text:p>1213939907</text:p>
          </table:table-cell>
          <table:table-cell table:style-name="ce3" office:value-type="float" office:value="931139037" calcext:value-type="float">
            <text:p>931139037</text:p>
          </table:table-cell>
          <table:table-cell table:style-name="ce3" office:value-type="float" office:value="291373774" calcext:value-type="float">
            <text:p>291373774</text:p>
          </table:table-cell>
          <table:table-cell table:style-name="ce3" office:value-type="float" office:value="1152" calcext:value-type="float">
            <text:p>11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93360949" calcext:value-type="float">
            <text:p>1593360949</text:p>
          </table:table-cell>
          <table:table-cell table:style-name="ce3" office:value-type="float" office:value="878520726" calcext:value-type="float">
            <text:p>878520726</text:p>
          </table:table-cell>
          <table:table-cell table:style-name="ce3" office:value-type="float" office:value="1876198662" calcext:value-type="float">
            <text:p>1876198662</text:p>
          </table:table-cell>
          <table:table-cell table:style-name="ce3" office:value-type="float" office:value="1308" calcext:value-type="float">
            <text:p>13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96379283" calcext:value-type="float">
            <text:p>496379283</text:p>
          </table:table-cell>
          <table:table-cell table:style-name="ce3" office:value-type="float" office:value="1185774785" calcext:value-type="float">
            <text:p>1185774785</text:p>
          </table:table-cell>
          <table:table-cell table:style-name="ce3" office:value-type="float" office:value="1799594708" calcext:value-type="float">
            <text:p>1799594708</text:p>
          </table:table-cell>
          <table:table-cell table:style-name="ce3" office:value-type="float" office:value="1465" calcext:value-type="float">
            <text:p>146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820120549" calcext:value-type="float">
            <text:p>1820120549</text:p>
          </table:table-cell>
          <table:table-cell table:style-name="ce3" office:value-type="float" office:value="1355380291" calcext:value-type="float">
            <text:p>1355380291</text:p>
          </table:table-cell>
          <table:table-cell table:style-name="ce3" office:value-type="float" office:value="1021853690" calcext:value-type="float">
            <text:p>1021853690</text:p>
          </table:table-cell>
          <table:table-cell table:style-name="ce3" office:value-type="float" office:value="1622" calcext:value-type="float">
            <text:p>16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008984931" calcext:value-type="float">
            <text:p>2008984931</text:p>
          </table:table-cell>
          <table:table-cell table:style-name="ce3" office:value-type="float" office:value="1755275977" calcext:value-type="float">
            <text:p>1755275977</text:p>
          </table:table-cell>
          <table:table-cell table:style-name="ce3" office:value-type="float" office:value="891584313" calcext:value-type="float">
            <text:p>891584313</text:p>
          </table:table-cell>
          <table:table-cell table:style-name="ce3" office:value-type="float" office:value="1779" calcext:value-type="float">
            <text:p>177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4337812" calcext:value-type="float">
            <text:p>124337812</text:p>
          </table:table-cell>
          <table:table-cell table:style-name="ce3" office:value-type="float" office:value="480716890" calcext:value-type="float">
            <text:p>480716890</text:p>
          </table:table-cell>
          <table:table-cell table:style-name="ce3" office:value-type="float" office:value="947564924" calcext:value-type="float">
            <text:p>947564924</text:p>
          </table:table-cell>
          <table:table-cell table:style-name="ce3" office:value-type="float" office:value="1936" calcext:value-type="float">
            <text:p>19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44016779" calcext:value-type="float">
            <text:p>244016779</text:p>
          </table:table-cell>
          <table:table-cell table:style-name="ce3" office:value-type="float" office:value="2119137550" calcext:value-type="float">
            <text:p>2119137550</text:p>
          </table:table-cell>
          <table:table-cell table:style-name="ce3" office:value-type="float" office:value="332764159" calcext:value-type="float">
            <text:p>332764159</text:p>
          </table:table-cell>
          <table:table-cell table:style-name="ce3" office:value-type="float" office:value="2094" calcext:value-type="float">
            <text:p>209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643720620" calcext:value-type="float">
            <text:p>1643720620</text:p>
          </table:table-cell>
          <table:table-cell table:style-name="ce3" office:value-type="float" office:value="1945922345" calcext:value-type="float">
            <text:p>1945922345</text:p>
          </table:table-cell>
          <table:table-cell table:style-name="ce3" office:value-type="float" office:value="1277659702" calcext:value-type="float">
            <text:p>1277659702</text:p>
          </table:table-cell>
          <table:table-cell table:style-name="ce3" office:value-type="float" office:value="2252" calcext:value-type="float">
            <text:p>22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82812468" calcext:value-type="float">
            <text:p>782812468</text:p>
          </table:table-cell>
          <table:table-cell table:style-name="ce3" office:value-type="float" office:value="1193165178" calcext:value-type="float">
            <text:p>1193165178</text:p>
          </table:table-cell>
          <table:table-cell table:style-name="ce3" office:value-type="float" office:value="1178247370" calcext:value-type="float">
            <text:p>1178247370</text:p>
          </table:table-cell>
          <table:table-cell table:style-name="ce3" office:value-type="float" office:value="2410" calcext:value-type="float">
            <text:p>24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244322028" calcext:value-type="float">
            <text:p>1244322028</text:p>
          </table:table-cell>
          <table:table-cell table:style-name="ce3" office:value-type="float" office:value="383042670" calcext:value-type="float">
            <text:p>383042670</text:p>
          </table:table-cell>
          <table:table-cell table:style-name="ce3" office:value-type="float" office:value="886456474" calcext:value-type="float">
            <text:p>886456474</text:p>
          </table:table-cell>
          <table:table-cell table:style-name="ce3" office:value-type="float" office:value="2568" calcext:value-type="float">
            <text:p>25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124560372" calcext:value-type="float">
            <text:p>1124560372</text:p>
          </table:table-cell>
          <table:table-cell table:style-name="ce3" office:value-type="float" office:value="149704010" calcext:value-type="float">
            <text:p>149704010</text:p>
          </table:table-cell>
          <table:table-cell table:style-name="ce3" office:value-type="float" office:value="1644019431" calcext:value-type="float">
            <text:p>1644019431</text:p>
          </table:table-cell>
          <table:table-cell table:style-name="ce3" office:value-type="float" office:value="2726" calcext:value-type="float">
            <text:p>272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82586155" calcext:value-type="float">
            <text:p>482586155</text:p>
          </table:table-cell>
          <table:table-cell table:style-name="ce3" office:value-type="float" office:value="1745807326" calcext:value-type="float">
            <text:p>1745807326</text:p>
          </table:table-cell>
          <table:table-cell table:style-name="ce3" office:value-type="float" office:value="757408733" calcext:value-type="float">
            <text:p>757408733</text:p>
          </table:table-cell>
          <table:table-cell table:style-name="ce3" office:value-type="float" office:value="2884" calcext:value-type="float">
            <text:p>28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27252237" calcext:value-type="float">
            <text:p>1927252237</text:p>
          </table:table-cell>
          <table:table-cell table:style-name="ce3" office:value-type="float" office:value="537573274" calcext:value-type="float">
            <text:p>537573274</text:p>
          </table:table-cell>
          <table:table-cell table:style-name="ce3" office:value-type="float" office:value="1816012392" calcext:value-type="float">
            <text:p>1816012392</text:p>
          </table:table-cell>
          <table:table-cell table:style-name="ce3" office:value-type="float" office:value="3043" calcext:value-type="float">
            <text:p>304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832484474" calcext:value-type="float">
            <text:p>832484474</text:p>
          </table:table-cell>
          <table:table-cell table:style-name="ce3" office:value-type="float" office:value="398075598" calcext:value-type="float">
            <text:p>398075598</text:p>
          </table:table-cell>
          <table:table-cell table:style-name="ce3" office:value-type="float" office:value="1075819132" calcext:value-type="float">
            <text:p>1075819132</text:p>
          </table:table-cell>
          <table:table-cell table:style-name="ce3" office:value-type="float" office:value="3202" calcext:value-type="float">
            <text:p>32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10587797" calcext:value-type="float">
            <text:p>710587797</text:p>
          </table:table-cell>
          <table:table-cell table:style-name="ce3" office:value-type="float" office:value="1845261418" calcext:value-type="float">
            <text:p>1845261418</text:p>
          </table:table-cell>
          <table:table-cell table:style-name="ce3" office:value-type="float" office:value="1290282107" calcext:value-type="float">
            <text:p>1290282107</text:p>
          </table:table-cell>
          <table:table-cell table:style-name="ce3" office:value-type="float" office:value="3361" calcext:value-type="float">
            <text:p>33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692537650" calcext:value-type="float">
            <text:p>692537650</text:p>
          </table:table-cell>
          <table:table-cell table:style-name="ce3" office:value-type="float" office:value="1046437181" calcext:value-type="float">
            <text:p>1046437181</text:p>
          </table:table-cell>
          <table:table-cell table:style-name="ce3" office:value-type="float" office:value="1428649395" calcext:value-type="float">
            <text:p>1428649395</text:p>
          </table:table-cell>
          <table:table-cell table:style-name="ce3" office:value-type="float" office:value="3520" calcext:value-type="float">
            <text:p>35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8911390" calcext:value-type="float">
            <text:p>118911390</text:p>
          </table:table-cell>
          <table:table-cell table:style-name="ce3" office:value-type="float" office:value="408623031" calcext:value-type="float">
            <text:p>408623031</text:p>
          </table:table-cell>
          <table:table-cell table:style-name="ce3" office:value-type="float" office:value="625904577" calcext:value-type="float">
            <text:p>625904577</text:p>
          </table:table-cell>
          <table:table-cell table:style-name="ce3" office:value-type="float" office:value="3680" calcext:value-type="float">
            <text:p>36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383939090" calcext:value-type="float">
            <text:p>1383939090</text:p>
          </table:table-cell>
          <table:table-cell table:style-name="ce3" office:value-type="float" office:value="1623738149" calcext:value-type="float">
            <text:p>1623738149</text:p>
          </table:table-cell>
          <table:table-cell table:style-name="ce3" office:value-type="float" office:value="2079749445" calcext:value-type="float">
            <text:p>2079749445</text:p>
          </table:table-cell>
          <table:table-cell table:style-name="ce3" office:value-type="float" office:value="3840" calcext:value-type="float">
            <text:p>38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468894141" calcext:value-type="float">
            <text:p>468894141</text:p>
          </table:table-cell>
          <table:table-cell table:style-name="ce3" office:value-type="float" office:value="1769854319" calcext:value-type="float">
            <text:p>1769854319</text:p>
          </table:table-cell>
          <table:table-cell table:style-name="ce3" office:value-type="float" office:value="483598084" calcext:value-type="float">
            <text:p>483598084</text:p>
          </table:table-cell>
          <table:table-cell table:style-name="ce3" office:value-type="float" office:value="4000" calcext:value-type="float">
            <text:p>40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86323274" calcext:value-type="float">
            <text:p>1586323274</text:p>
          </table:table-cell>
          <table:table-cell table:style-name="ce3" office:value-type="float" office:value="300449869" calcext:value-type="float">
            <text:p>300449869</text:p>
          </table:table-cell>
          <table:table-cell table:style-name="ce3" office:value-type="float" office:value="801424960" calcext:value-type="float">
            <text:p>801424960</text:p>
          </table:table-cell>
          <table:table-cell table:style-name="ce3" office:value-type="float" office:value="4160" calcext:value-type="float">
            <text:p>41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325776197" calcext:value-type="float">
            <text:p>325776197</text:p>
          </table:table-cell>
          <table:table-cell table:style-name="ce3" office:value-type="float" office:value="906395878" calcext:value-type="float">
            <text:p>906395878</text:p>
          </table:table-cell>
          <table:table-cell table:style-name="ce3" office:value-type="float" office:value="1449887578" calcext:value-type="float">
            <text:p>1449887578</text:p>
          </table:table-cell>
          <table:table-cell table:style-name="ce3" office:value-type="float" office:value="4320" calcext:value-type="float">
            <text:p>43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384724226" calcext:value-type="float">
            <text:p>1384724226</text:p>
          </table:table-cell>
          <table:table-cell table:style-name="ce3" office:value-type="float" office:value="586777266" calcext:value-type="float">
            <text:p>586777266</text:p>
          </table:table-cell>
          <table:table-cell table:style-name="ce3" office:value-type="float" office:value="185699167" calcext:value-type="float">
            <text:p>185699167</text:p>
          </table:table-cell>
          <table:table-cell table:style-name="ce3" office:value-type="float" office:value="4480" calcext:value-type="float">
            <text:p>44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779773005" calcext:value-type="float">
            <text:p>779773005</text:p>
          </table:table-cell>
          <table:table-cell table:style-name="ce3" office:value-type="float" office:value="1805551637" calcext:value-type="float">
            <text:p>1805551637</text:p>
          </table:table-cell>
          <table:table-cell table:style-name="ce3" office:value-type="float" office:value="511539270" calcext:value-type="float">
            <text:p>511539270</text:p>
          </table:table-cell>
          <table:table-cell table:style-name="ce3" office:value-type="float" office:value="4641" calcext:value-type="float">
            <text:p>46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99674939" calcext:value-type="float">
            <text:p>1699674939</text:p>
          </table:table-cell>
          <table:table-cell table:style-name="ce3" office:value-type="float" office:value="1257281598" calcext:value-type="float">
            <text:p>1257281598</text:p>
          </table:table-cell>
          <table:table-cell table:style-name="ce3" office:value-type="float" office:value="1486225124" calcext:value-type="float">
            <text:p>1486225124</text:p>
          </table:table-cell>
          <table:table-cell table:style-name="ce3" office:value-type="float" office:value="4802" calcext:value-type="float">
            <text:p>48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609214077" calcext:value-type="float">
            <text:p>609214077</text:p>
          </table:table-cell>
          <table:table-cell table:style-name="ce3" office:value-type="float" office:value="2031077562" calcext:value-type="float">
            <text:p>2031077562</text:p>
          </table:table-cell>
          <table:table-cell table:style-name="ce3" office:value-type="float" office:value="1111039798" calcext:value-type="float">
            <text:p>1111039798</text:p>
          </table:table-cell>
          <table:table-cell table:style-name="ce3" office:value-type="float" office:value="4963" calcext:value-type="float">
            <text:p>496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06442122" calcext:value-type="float">
            <text:p>2006442122</text:p>
          </table:table-cell>
          <table:table-cell table:style-name="ce3" office:value-type="float" office:value="870930990" calcext:value-type="float">
            <text:p>870930990</text:p>
          </table:table-cell>
          <table:table-cell table:style-name="ce3" office:value-type="float" office:value="1174737888" calcext:value-type="float">
            <text:p>1174737888</text:p>
          </table:table-cell>
          <table:table-cell table:style-name="ce3" office:value-type="float" office:value="5124" calcext:value-type="float">
            <text:p>51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37019909" calcext:value-type="float">
            <text:p>337019909</text:p>
          </table:table-cell>
          <table:table-cell table:style-name="ce3" office:value-type="float" office:value="1978273417" calcext:value-type="float">
            <text:p>1978273417</text:p>
          </table:table-cell>
          <table:table-cell table:style-name="ce3" office:value-type="float" office:value="1243711278" calcext:value-type="float">
            <text:p>1243711278</text:p>
          </table:table-cell>
          <table:table-cell table:style-name="ce3" office:value-type="float" office:value="5286" calcext:value-type="float">
            <text:p>528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379230786" calcext:value-type="float">
            <text:p>1379230786</text:p>
          </table:table-cell>
          <table:table-cell table:style-name="ce3" office:value-type="float" office:value="1883712411" calcext:value-type="float">
            <text:p>1883712411</text:p>
          </table:table-cell>
          <table:table-cell table:style-name="ce3" office:value-type="float" office:value="72314881" calcext:value-type="float">
            <text:p>72314881</text:p>
          </table:table-cell>
          <table:table-cell table:style-name="ce3" office:value-type="float" office:value="5448" calcext:value-type="float">
            <text:p>54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93323790" calcext:value-type="float">
            <text:p>793323790</text:p>
          </table:table-cell>
          <table:table-cell table:style-name="ce3" office:value-type="float" office:value="2087748305" calcext:value-type="float">
            <text:p>2087748305</text:p>
          </table:table-cell>
          <table:table-cell table:style-name="ce3" office:value-type="float" office:value="1122508322" calcext:value-type="float">
            <text:p>1122508322</text:p>
          </table:table-cell>
          <table:table-cell table:style-name="ce3" office:value-type="float" office:value="5610" calcext:value-type="float">
            <text:p>56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814451746" calcext:value-type="float">
            <text:p>1814451746</text:p>
          </table:table-cell>
          <table:table-cell table:style-name="ce3" office:value-type="float" office:value="2015529074" calcext:value-type="float">
            <text:p>2015529074</text:p>
          </table:table-cell>
          <table:table-cell table:style-name="ce3" office:value-type="float" office:value="148158216" calcext:value-type="float">
            <text:p>148158216</text:p>
          </table:table-cell>
          <table:table-cell table:style-name="ce3" office:value-type="float" office:value="5772" calcext:value-type="float">
            <text:p>57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222693422" calcext:value-type="float">
            <text:p>1222693422</text:p>
          </table:table-cell>
          <table:table-cell table:style-name="ce3" office:value-type="float" office:value="1893308757" calcext:value-type="float">
            <text:p>1893308757</text:p>
          </table:table-cell>
          <table:table-cell table:style-name="ce3" office:value-type="float" office:value="472002359" calcext:value-type="float">
            <text:p>472002359</text:p>
          </table:table-cell>
          <table:table-cell table:style-name="ce3" office:value-type="float" office:value="5934" calcext:value-type="float">
            <text:p>593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37315841" calcext:value-type="float">
            <text:p>537315841</text:p>
          </table:table-cell>
          <table:table-cell table:style-name="ce3" office:value-type="float" office:value="1809959934" calcext:value-type="float">
            <text:p>1809959934</text:p>
          </table:table-cell>
          <table:table-cell table:style-name="ce3" office:value-type="float" office:value="583820886" calcext:value-type="float">
            <text:p>583820886</text:p>
          </table:table-cell>
          <table:table-cell table:style-name="ce3" office:value-type="float" office:value="6096" calcext:value-type="float">
            <text:p>60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98599846" calcext:value-type="float">
            <text:p>498599846</text:p>
          </table:table-cell>
          <table:table-cell table:style-name="ce3" office:value-type="float" office:value="262366202" calcext:value-type="float">
            <text:p>262366202</text:p>
          </table:table-cell>
          <table:table-cell table:style-name="ce3" office:value-type="float" office:value="1961120667" calcext:value-type="float">
            <text:p>1961120667</text:p>
          </table:table-cell>
          <table:table-cell table:style-name="ce3" office:value-type="float" office:value="6259" calcext:value-type="float">
            <text:p>625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486417226" calcext:value-type="float">
            <text:p>486417226</text:p>
          </table:table-cell>
          <table:table-cell table:style-name="ce3" office:value-type="float" office:value="316943341" calcext:value-type="float">
            <text:p>316943341</text:p>
          </table:table-cell>
          <table:table-cell table:style-name="ce3" office:value-type="float" office:value="1145641191" calcext:value-type="float">
            <text:p>1145641191</text:p>
          </table:table-cell>
          <table:table-cell table:style-name="ce3" office:value-type="float" office:value="6422" calcext:value-type="float">
            <text:p>64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891553094" calcext:value-type="float">
            <text:p>1891553094</text:p>
          </table:table-cell>
          <table:table-cell table:style-name="ce3" office:value-type="float" office:value="1687782343" calcext:value-type="float">
            <text:p>1687782343</text:p>
          </table:table-cell>
          <table:table-cell table:style-name="ce3" office:value-type="float" office:value="1690450784" calcext:value-type="float">
            <text:p>1690450784</text:p>
          </table:table-cell>
          <table:table-cell table:style-name="ce3" office:value-type="float" office:value="6585" calcext:value-type="float">
            <text:p>658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132409513" calcext:value-type="float">
            <text:p>2132409513</text:p>
          </table:table-cell>
          <table:table-cell table:style-name="ce3" office:value-type="float" office:value="831753044" calcext:value-type="float">
            <text:p>831753044</text:p>
          </table:table-cell>
          <table:table-cell table:style-name="ce3" office:value-type="float" office:value="911573868" calcext:value-type="float">
            <text:p>911573868</text:p>
          </table:table-cell>
          <table:table-cell table:style-name="ce3" office:value-type="float" office:value="6748" calcext:value-type="float">
            <text:p>67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52083518" calcext:value-type="float">
            <text:p>52083518</text:p>
          </table:table-cell>
          <table:table-cell table:style-name="ce3" office:value-type="float" office:value="537829884" calcext:value-type="float">
            <text:p>537829884</text:p>
          </table:table-cell>
          <table:table-cell table:style-name="ce3" office:value-type="float" office:value="2018945117" calcext:value-type="float">
            <text:p>2018945117</text:p>
          </table:table-cell>
          <table:table-cell table:style-name="ce3" office:value-type="float" office:value="6912" calcext:value-type="float">
            <text:p>69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341842289" calcext:value-type="float">
            <text:p>1341842289</text:p>
          </table:table-cell>
          <table:table-cell table:style-name="ce3" office:value-type="float" office:value="36169204" calcext:value-type="float">
            <text:p>36169204</text:p>
          </table:table-cell>
          <table:table-cell table:style-name="ce3" office:value-type="float" office:value="1543410716" calcext:value-type="float">
            <text:p>1543410716</text:p>
          </table:table-cell>
          <table:table-cell table:style-name="ce3" office:value-type="float" office:value="7076" calcext:value-type="float">
            <text:p>70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617563574" calcext:value-type="float">
            <text:p>1617563574</text:p>
          </table:table-cell>
          <table:table-cell table:style-name="ce3" office:value-type="float" office:value="1818997211" calcext:value-type="float">
            <text:p>1818997211</text:p>
          </table:table-cell>
          <table:table-cell table:style-name="ce3" office:value-type="float" office:value="1997287106" calcext:value-type="float">
            <text:p>1997287106</text:p>
          </table:table-cell>
          <table:table-cell table:style-name="ce3" office:value-type="float" office:value="7240" calcext:value-type="float">
            <text:p>72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395488185" calcext:value-type="float">
            <text:p>1395488185</text:p>
          </table:table-cell>
          <table:table-cell table:style-name="ce3" office:value-type="float" office:value="1998460304" calcext:value-type="float">
            <text:p>1998460304</text:p>
          </table:table-cell>
          <table:table-cell table:style-name="ce3" office:value-type="float" office:value="1807149864" calcext:value-type="float">
            <text:p>1807149864</text:p>
          </table:table-cell>
          <table:table-cell table:style-name="ce3" office:value-type="float" office:value="7404" calcext:value-type="float">
            <text:p>74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301005486" calcext:value-type="float">
            <text:p>1301005486</text:p>
          </table:table-cell>
          <table:table-cell table:style-name="ce3" office:value-type="float" office:value="2062172336" calcext:value-type="float">
            <text:p>2062172336</text:p>
          </table:table-cell>
          <table:table-cell table:style-name="ce3" office:value-type="float" office:value="1042264458" calcext:value-type="float">
            <text:p>1042264458</text:p>
          </table:table-cell>
          <table:table-cell table:style-name="ce3" office:value-type="float" office:value="7568" calcext:value-type="float">
            <text:p>75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320699266" calcext:value-type="float">
            <text:p>320699266</text:p>
          </table:table-cell>
          <table:table-cell table:style-name="ce3" office:value-type="float" office:value="829342223" calcext:value-type="float">
            <text:p>829342223</text:p>
          </table:table-cell>
          <table:table-cell table:style-name="ce3" office:value-type="float" office:value="604348087" calcext:value-type="float">
            <text:p>604348087</text:p>
          </table:table-cell>
          <table:table-cell table:style-name="ce3" office:value-type="float" office:value="7732" calcext:value-type="float">
            <text:p>77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956090829" calcext:value-type="float">
            <text:p>1956090829</text:p>
          </table:table-cell>
          <table:table-cell table:style-name="ce3" office:value-type="float" office:value="1448822317" calcext:value-type="float">
            <text:p>1448822317</text:p>
          </table:table-cell>
          <table:table-cell table:style-name="ce3" office:value-type="float" office:value="1025000656" calcext:value-type="float">
            <text:p>1025000656</text:p>
          </table:table-cell>
          <table:table-cell table:style-name="ce3" office:value-type="float" office:value="7897" calcext:value-type="float">
            <text:p>789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1395770" calcext:value-type="float">
            <text:p>191395770</text:p>
          </table:table-cell>
          <table:table-cell table:style-name="ce3" office:value-type="float" office:value="1228853895" calcext:value-type="float">
            <text:p>1228853895</text:p>
          </table:table-cell>
          <table:table-cell table:style-name="ce3" office:value-type="float" office:value="565868673" calcext:value-type="float">
            <text:p>565868673</text:p>
          </table:table-cell>
          <table:table-cell table:style-name="ce3" office:value-type="float" office:value="8062" calcext:value-type="float">
            <text:p>80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005685333" calcext:value-type="float">
            <text:p>2005685333</text:p>
          </table:table-cell>
          <table:table-cell table:style-name="ce3" office:value-type="float" office:value="776173460" calcext:value-type="float">
            <text:p>776173460</text:p>
          </table:table-cell>
          <table:table-cell table:style-name="ce3" office:value-type="float" office:value="1917848691" calcext:value-type="float">
            <text:p>1917848691</text:p>
          </table:table-cell>
          <table:table-cell table:style-name="ce3" office:value-type="float" office:value="8227" calcext:value-type="float">
            <text:p>822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502569074" calcext:value-type="float">
            <text:p>502569074</text:p>
          </table:table-cell>
          <table:table-cell table:style-name="ce3" office:value-type="float" office:value="39741116" calcext:value-type="float">
            <text:p>39741116</text:p>
          </table:table-cell>
          <table:table-cell table:style-name="ce3" office:value-type="float" office:value="584145728" calcext:value-type="float">
            <text:p>584145728</text:p>
          </table:table-cell>
          <table:table-cell table:style-name="ce3" office:value-type="float" office:value="8392" calcext:value-type="float">
            <text:p>83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25239133" calcext:value-type="float">
            <text:p>625239133</text:p>
          </table:table-cell>
          <table:table-cell table:style-name="ce3" office:value-type="float" office:value="1842820148" calcext:value-type="float">
            <text:p>1842820148</text:p>
          </table:table-cell>
          <table:table-cell table:style-name="ce3" office:value-type="float" office:value="180353840" calcext:value-type="float">
            <text:p>180353840</text:p>
          </table:table-cell>
          <table:table-cell table:style-name="ce3" office:value-type="float" office:value="8558" calcext:value-type="float">
            <text:p>855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756618666" calcext:value-type="float">
            <text:p>756618666</text:p>
          </table:table-cell>
          <table:table-cell table:style-name="ce3" office:value-type="float" office:value="2109316252" calcext:value-type="float">
            <text:p>2109316252</text:p>
          </table:table-cell>
          <table:table-cell table:style-name="ce3" office:value-type="float" office:value="241912652" calcext:value-type="float">
            <text:p>241912652</text:p>
          </table:table-cell>
          <table:table-cell table:style-name="ce3" office:value-type="float" office:value="8724" calcext:value-type="float">
            <text:p>87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239239653" calcext:value-type="float">
            <text:p>1239239653</text:p>
          </table:table-cell>
          <table:table-cell table:style-name="ce3" office:value-type="float" office:value="365483476" calcext:value-type="float">
            <text:p>365483476</text:p>
          </table:table-cell>
          <table:table-cell table:style-name="ce3" office:value-type="float" office:value="1693347077" calcext:value-type="float">
            <text:p>1693347077</text:p>
          </table:table-cell>
          <table:table-cell table:style-name="ce3" office:value-type="float" office:value="8890" calcext:value-type="float">
            <text:p>88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604429667" calcext:value-type="float">
            <text:p>1604429667</text:p>
          </table:table-cell>
          <table:table-cell table:style-name="ce3" office:value-type="float" office:value="388923772" calcext:value-type="float">
            <text:p>388923772</text:p>
          </table:table-cell>
          <table:table-cell table:style-name="ce3" office:value-type="float" office:value="1412888529" calcext:value-type="float">
            <text:p>1412888529</text:p>
          </table:table-cell>
          <table:table-cell table:style-name="ce3" office:value-type="float" office:value="9056" calcext:value-type="float">
            <text:p>90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844728981" calcext:value-type="float">
            <text:p>1844728981</text:p>
          </table:table-cell>
          <table:table-cell table:style-name="ce3" office:value-type="float" office:value="1191674995" calcext:value-type="float">
            <text:p>1191674995</text:p>
          </table:table-cell>
          <table:table-cell table:style-name="ce3" office:value-type="float" office:value="1126833968" calcext:value-type="float">
            <text:p>1126833968</text:p>
          </table:table-cell>
          <table:table-cell table:style-name="ce3" office:value-type="float" office:value="9222" calcext:value-type="float">
            <text:p>92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138557490" calcext:value-type="float">
            <text:p>1138557490</text:p>
          </table:table-cell>
          <table:table-cell table:style-name="ce3" office:value-type="float" office:value="1502186841" calcext:value-type="float">
            <text:p>1502186841</text:p>
          </table:table-cell>
          <table:table-cell table:style-name="ce3" office:value-type="float" office:value="1212883251" calcext:value-type="float">
            <text:p>1212883251</text:p>
          </table:table-cell>
          <table:table-cell table:style-name="ce3" office:value-type="float" office:value="9388" calcext:value-type="float">
            <text:p>93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656430750" calcext:value-type="float">
            <text:p>1656430750</text:p>
          </table:table-cell>
          <table:table-cell table:style-name="ce3" office:value-type="float" office:value="435529738" calcext:value-type="float">
            <text:p>435529738</text:p>
          </table:table-cell>
          <table:table-cell table:style-name="ce3" office:value-type="float" office:value="1051715795" calcext:value-type="float">
            <text:p>1051715795</text:p>
          </table:table-cell>
          <table:table-cell table:style-name="ce3" office:value-type="float" office:value="9555" calcext:value-type="float">
            <text:p>955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801086225" calcext:value-type="float">
            <text:p>1801086225</text:p>
          </table:table-cell>
          <table:table-cell table:style-name="ce3" office:value-type="float" office:value="1978333213" calcext:value-type="float">
            <text:p>1978333213</text:p>
          </table:table-cell>
          <table:table-cell table:style-name="ce3" office:value-type="float" office:value="143170910" calcext:value-type="float">
            <text:p>143170910</text:p>
          </table:table-cell>
          <table:table-cell table:style-name="ce3" office:value-type="float" office:value="9722" calcext:value-type="float">
            <text:p>97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74165014" calcext:value-type="float">
            <text:p>2074165014</text:p>
          </table:table-cell>
          <table:table-cell table:style-name="ce3" office:value-type="float" office:value="1507715159" calcext:value-type="float">
            <text:p>1507715159</text:p>
          </table:table-cell>
          <table:table-cell table:style-name="ce3" office:value-type="float" office:value="1460664550" calcext:value-type="float">
            <text:p>1460664550</text:p>
          </table:table-cell>
          <table:table-cell table:style-name="ce3" office:value-type="float" office:value="9889" calcext:value-type="float">
            <text:p>98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89332313" calcext:value-type="float">
            <text:p>389332313</text:p>
          </table:table-cell>
          <table:table-cell table:style-name="ce3" office:value-type="float" office:value="1978710276" calcext:value-type="float">
            <text:p>1978710276</text:p>
          </table:table-cell>
          <table:table-cell table:style-name="ce3" office:value-type="float" office:value="1987513285" calcext:value-type="float">
            <text:p>1987513285</text:p>
          </table:table-cell>
          <table:table-cell table:style-name="ce3" office:value-type="float" office:value="56" calcext:value-type="float">
            <text:p>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25509134" calcext:value-type="float">
            <text:p>125509134</text:p>
          </table:table-cell>
          <table:table-cell table:style-name="ce3" office:value-type="float" office:value="450243340" calcext:value-type="float">
            <text:p>450243340</text:p>
          </table:table-cell>
          <table:table-cell table:style-name="ce3" office:value-type="float" office:value="1892001979" calcext:value-type="float">
            <text:p>1892001979</text:p>
          </table:table-cell>
          <table:table-cell table:style-name="ce3" office:value-type="float" office:value="224" calcext:value-type="float">
            <text:p>2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03072802" calcext:value-type="float">
            <text:p>603072802</text:p>
          </table:table-cell>
          <table:table-cell table:style-name="ce3" office:value-type="float" office:value="2072936740" calcext:value-type="float">
            <text:p>2072936740</text:p>
          </table:table-cell>
          <table:table-cell table:style-name="ce3" office:value-type="float" office:value="25219349" calcext:value-type="float">
            <text:p>25219349</text:p>
          </table:table-cell>
          <table:table-cell table:style-name="ce3" office:value-type="float" office:value="392" calcext:value-type="float">
            <text:p>3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869248301" calcext:value-type="float">
            <text:p>1869248301</text:p>
          </table:table-cell>
          <table:table-cell table:style-name="ce3" office:value-type="float" office:value="1942979435" calcext:value-type="float">
            <text:p>1942979435</text:p>
          </table:table-cell>
          <table:table-cell table:style-name="ce3" office:value-type="float" office:value="1355533801" calcext:value-type="float">
            <text:p>1355533801</text:p>
          </table:table-cell>
          <table:table-cell table:style-name="ce3" office:value-type="float" office:value="560" calcext:value-type="float">
            <text:p>5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17908314" calcext:value-type="float">
            <text:p>917908314</text:p>
          </table:table-cell>
          <table:table-cell table:style-name="ce3" office:value-type="float" office:value="1591315008" calcext:value-type="float">
            <text:p>1591315008</text:p>
          </table:table-cell>
          <table:table-cell table:style-name="ce3" office:value-type="float" office:value="1270887847" calcext:value-type="float">
            <text:p>1270887847</text:p>
          </table:table-cell>
          <table:table-cell table:style-name="ce3" office:value-type="float" office:value="728" calcext:value-type="float">
            <text:p>7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909989813" calcext:value-type="float">
            <text:p>1909989813</text:p>
          </table:table-cell>
          <table:table-cell table:style-name="ce3" office:value-type="float" office:value="650944191" calcext:value-type="float">
            <text:p>650944191</text:p>
          </table:table-cell>
          <table:table-cell table:style-name="ce3" office:value-type="float" office:value="95144760" calcext:value-type="float">
            <text:p>95144760</text:p>
          </table:table-cell>
          <table:table-cell table:style-name="ce3" office:value-type="float" office:value="896" calcext:value-type="float">
            <text:p>8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13216787" calcext:value-type="float">
            <text:p>613216787</text:p>
          </table:table-cell>
          <table:table-cell table:style-name="ce3" office:value-type="float" office:value="321182781" calcext:value-type="float">
            <text:p>321182781</text:p>
          </table:table-cell>
          <table:table-cell table:style-name="ce3" office:value-type="float" office:value="31410656" calcext:value-type="float">
            <text:p>31410656</text:p>
          </table:table-cell>
          <table:table-cell table:style-name="ce3" office:value-type="float" office:value="1064" calcext:value-type="float">
            <text:p>10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60512356" calcext:value-type="float">
            <text:p>560512356</text:p>
          </table:table-cell>
          <table:table-cell table:style-name="ce3" office:value-type="float" office:value="363566263" calcext:value-type="float">
            <text:p>363566263</text:p>
          </table:table-cell>
          <table:table-cell table:style-name="ce3" office:value-type="float" office:value="1909101990" calcext:value-type="float">
            <text:p>1909101990</text:p>
          </table:table-cell>
          <table:table-cell table:style-name="ce3" office:value-type="float" office:value="1233" calcext:value-type="float">
            <text:p>123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667887164" calcext:value-type="float">
            <text:p>1667887164</text:p>
          </table:table-cell>
          <table:table-cell table:style-name="ce3" office:value-type="float" office:value="1438236196" calcext:value-type="float">
            <text:p>1438236196</text:p>
          </table:table-cell>
          <table:table-cell table:style-name="ce3" office:value-type="float" office:value="118917351" calcext:value-type="float">
            <text:p>118917351</text:p>
          </table:table-cell>
          <table:table-cell table:style-name="ce3" office:value-type="float" office:value="1402" calcext:value-type="float">
            <text:p>14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075508003" calcext:value-type="float">
            <text:p>1075508003</text:p>
          </table:table-cell>
          <table:table-cell table:style-name="ce3" office:value-type="float" office:value="1062287979" calcext:value-type="float">
            <text:p>1062287979</text:p>
          </table:table-cell>
          <table:table-cell table:style-name="ce3" office:value-type="float" office:value="261611844" calcext:value-type="float">
            <text:p>261611844</text:p>
          </table:table-cell>
          <table:table-cell table:style-name="ce3" office:value-type="float" office:value="1571" calcext:value-type="float">
            <text:p>157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693141204" calcext:value-type="float">
            <text:p>693141204</text:p>
          </table:table-cell>
          <table:table-cell table:style-name="ce3" office:value-type="float" office:value="2019471168" calcext:value-type="float">
            <text:p>2019471168</text:p>
          </table:table-cell>
          <table:table-cell table:style-name="ce3" office:value-type="float" office:value="711351304" calcext:value-type="float">
            <text:p>711351304</text:p>
          </table:table-cell>
          <table:table-cell table:style-name="ce3" office:value-type="float" office:value="1740" calcext:value-type="float">
            <text:p>17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672908876" calcext:value-type="float">
            <text:p>1672908876</text:p>
          </table:table-cell>
          <table:table-cell table:style-name="ce3" office:value-type="float" office:value="408686016" calcext:value-type="float">
            <text:p>408686016</text:p>
          </table:table-cell>
          <table:table-cell table:style-name="ce3" office:value-type="float" office:value="780032351" calcext:value-type="float">
            <text:p>780032351</text:p>
          </table:table-cell>
          <table:table-cell table:style-name="ce3" office:value-type="float" office:value="1910" calcext:value-type="float">
            <text:p>19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723559316" calcext:value-type="float">
            <text:p>1723559316</text:p>
          </table:table-cell>
          <table:table-cell table:style-name="ce3" office:value-type="float" office:value="1456744768" calcext:value-type="float">
            <text:p>1456744768</text:p>
          </table:table-cell>
          <table:table-cell table:style-name="ce3" office:value-type="float" office:value="1114515569" calcext:value-type="float">
            <text:p>1114515569</text:p>
          </table:table-cell>
          <table:table-cell table:style-name="ce3" office:value-type="float" office:value="2080" calcext:value-type="float">
            <text:p>20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54496139" calcext:value-type="float">
            <text:p>454496139</text:p>
          </table:table-cell>
          <table:table-cell table:style-name="ce3" office:value-type="float" office:value="767327168" calcext:value-type="float">
            <text:p>767327168</text:p>
          </table:table-cell>
          <table:table-cell table:style-name="ce3" office:value-type="float" office:value="1013059560" calcext:value-type="float">
            <text:p>1013059560</text:p>
          </table:table-cell>
          <table:table-cell table:style-name="ce3" office:value-type="float" office:value="2250" calcext:value-type="float">
            <text:p>2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17272236" calcext:value-type="float">
            <text:p>117272236</text:p>
          </table:table-cell>
          <table:table-cell table:style-name="ce3" office:value-type="float" office:value="83194688" calcext:value-type="float">
            <text:p>83194688</text:p>
          </table:table-cell>
          <table:table-cell table:style-name="ce3" office:value-type="float" office:value="2138586355" calcext:value-type="float">
            <text:p>2138586355</text:p>
          </table:table-cell>
          <table:table-cell table:style-name="ce3" office:value-type="float" office:value="2420" calcext:value-type="float">
            <text:p>24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51965235" calcext:value-type="float">
            <text:p>1751965235</text:p>
          </table:table-cell>
          <table:table-cell table:style-name="ce3" office:value-type="float" office:value="35674559" calcext:value-type="float">
            <text:p>35674559</text:p>
          </table:table-cell>
          <table:table-cell table:style-name="ce3" office:value-type="float" office:value="269244870" calcext:value-type="float">
            <text:p>269244870</text:p>
          </table:table-cell>
          <table:table-cell table:style-name="ce3" office:value-type="float" office:value="2590" calcext:value-type="float">
            <text:p>25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31406916" calcext:value-type="float">
            <text:p>1131406916</text:p>
          </table:table-cell>
          <table:table-cell table:style-name="ce3" office:value-type="float" office:value="1612713277" calcext:value-type="float">
            <text:p>1612713277</text:p>
          </table:table-cell>
          <table:table-cell table:style-name="ce3" office:value-type="float" office:value="900058778" calcext:value-type="float">
            <text:p>900058778</text:p>
          </table:table-cell>
          <table:table-cell table:style-name="ce3" office:value-type="float" office:value="2760" calcext:value-type="float">
            <text:p>27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735817820" calcext:value-type="float">
            <text:p>1735817820</text:p>
          </table:table-cell>
          <table:table-cell table:style-name="ce3" office:value-type="float" office:value="765274039" calcext:value-type="float">
            <text:p>765274039</text:p>
          </table:table-cell>
          <table:table-cell table:style-name="ce3" office:value-type="float" office:value="355106913" calcext:value-type="float">
            <text:p>355106913</text:p>
          </table:table-cell>
          <table:table-cell table:style-name="ce3" office:value-type="float" office:value="2931" calcext:value-type="float">
            <text:p>293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24742659" calcext:value-type="float">
            <text:p>324742659</text:p>
          </table:table-cell>
          <table:table-cell table:style-name="ce3" office:value-type="float" office:value="814642980" calcext:value-type="float">
            <text:p>814642980</text:p>
          </table:table-cell>
          <table:table-cell table:style-name="ce3" office:value-type="float" office:value="2013626638" calcext:value-type="float">
            <text:p>2013626638</text:p>
          </table:table-cell>
          <table:table-cell table:style-name="ce3" office:value-type="float" office:value="3102" calcext:value-type="float">
            <text:p>31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93920244" calcext:value-type="float">
            <text:p>1193920244</text:p>
          </table:table-cell>
          <table:table-cell table:style-name="ce3" office:value-type="float" office:value="147809644" calcext:value-type="float">
            <text:p>147809644</text:p>
          </table:table-cell>
          <table:table-cell table:style-name="ce3" office:value-type="float" office:value="1565111346" calcext:value-type="float">
            <text:p>1565111346</text:p>
          </table:table-cell>
          <table:table-cell table:style-name="ce3" office:value-type="float" office:value="3273" calcext:value-type="float">
            <text:p>327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30333996" calcext:value-type="float">
            <text:p>130333996</text:p>
          </table:table-cell>
          <table:table-cell table:style-name="ce3" office:value-type="float" office:value="2145005636" calcext:value-type="float">
            <text:p>2145005636</text:p>
          </table:table-cell>
          <table:table-cell table:style-name="ce3" office:value-type="float" office:value="1141064410" calcext:value-type="float">
            <text:p>1141064410</text:p>
          </table:table-cell>
          <table:table-cell table:style-name="ce3" office:value-type="float" office:value="3444" calcext:value-type="float">
            <text:p>34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0149812" calcext:value-type="float">
            <text:p>90149812</text:p>
          </table:table-cell>
          <table:table-cell table:style-name="ce3" office:value-type="float" office:value="802328779" calcext:value-type="float">
            <text:p>802328779</text:p>
          </table:table-cell>
          <table:table-cell table:style-name="ce3" office:value-type="float" office:value="1781360880" calcext:value-type="float">
            <text:p>1781360880</text:p>
          </table:table-cell>
          <table:table-cell table:style-name="ce3" office:value-type="float" office:value="3616" calcext:value-type="float">
            <text:p>36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171918443" calcext:value-type="float">
            <text:p>1171918443</text:p>
          </table:table-cell>
          <table:table-cell table:style-name="ce3" office:value-type="float" office:value="541241953" calcext:value-type="float">
            <text:p>541241953</text:p>
          </table:table-cell>
          <table:table-cell table:style-name="ce3" office:value-type="float" office:value="754079174" calcext:value-type="float">
            <text:p>754079174</text:p>
          </table:table-cell>
          <table:table-cell table:style-name="ce3" office:value-type="float" office:value="3788" calcext:value-type="float">
            <text:p>37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860735692" calcext:value-type="float">
            <text:p>1860735692</text:p>
          </table:table-cell>
          <table:table-cell table:style-name="ce3" office:value-type="float" office:value="321460003" calcext:value-type="float">
            <text:p>321460003</text:p>
          </table:table-cell>
          <table:table-cell table:style-name="ce3" office:value-type="float" office:value="1892344188" calcext:value-type="float">
            <text:p>1892344188</text:p>
          </table:table-cell>
          <table:table-cell table:style-name="ce3" office:value-type="float" office:value="3960" calcext:value-type="float">
            <text:p>39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27893268" calcext:value-type="float">
            <text:p>1727893268</text:p>
          </table:table-cell>
          <table:table-cell table:style-name="ce3" office:value-type="float" office:value="1352549737" calcext:value-type="float">
            <text:p>1352549737</text:p>
          </table:table-cell>
          <table:table-cell table:style-name="ce3" office:value-type="float" office:value="163330199" calcext:value-type="float">
            <text:p>163330199</text:p>
          </table:table-cell>
          <table:table-cell table:style-name="ce3" office:value-type="float" office:value="4132" calcext:value-type="float">
            <text:p>41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80783371" calcext:value-type="float">
            <text:p>280783371</text:p>
          </table:table-cell>
          <table:table-cell table:style-name="ce3" office:value-type="float" office:value="927191099" calcext:value-type="float">
            <text:p>927191099</text:p>
          </table:table-cell>
          <table:table-cell table:style-name="ce3" office:value-type="float" office:value="332568639" calcext:value-type="float">
            <text:p>332568639</text:p>
          </table:table-cell>
          <table:table-cell table:style-name="ce3" office:value-type="float" office:value="4304" calcext:value-type="float">
            <text:p>43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104541740" calcext:value-type="float">
            <text:p>1104541740</text:p>
          </table:table-cell>
          <table:table-cell table:style-name="ce3" office:value-type="float" office:value="1980133553" calcext:value-type="float">
            <text:p>1980133553</text:p>
          </table:table-cell>
          <table:table-cell table:style-name="ce3" office:value-type="float" office:value="1974344111" calcext:value-type="float">
            <text:p>1974344111</text:p>
          </table:table-cell>
          <table:table-cell table:style-name="ce3" office:value-type="float" office:value="4476" calcext:value-type="float">
            <text:p>44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184370868" calcext:value-type="float">
            <text:p>1184370868</text:p>
          </table:table-cell>
          <table:table-cell table:style-name="ce3" office:value-type="float" office:value="1388597778" calcext:value-type="float">
            <text:p>1388597778</text:p>
          </table:table-cell>
          <table:table-cell table:style-name="ce3" office:value-type="float" office:value="1400244345" calcext:value-type="float">
            <text:p>1400244345</text:p>
          </table:table-cell>
          <table:table-cell table:style-name="ce3" office:value-type="float" office:value="4649" calcext:value-type="float">
            <text:p>46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695245163" calcext:value-type="float">
            <text:p>695245163</text:p>
          </table:table-cell>
          <table:table-cell table:style-name="ce3" office:value-type="float" office:value="1247737398" calcext:value-type="float">
            <text:p>1247737398</text:p>
          </table:table-cell>
          <table:table-cell table:style-name="ce3" office:value-type="float" office:value="1993672988" calcext:value-type="float">
            <text:p>1993672988</text:p>
          </table:table-cell>
          <table:table-cell table:style-name="ce3" office:value-type="float" office:value="4822" calcext:value-type="float">
            <text:p>48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526925772" calcext:value-type="float">
            <text:p>526925772</text:p>
          </table:table-cell>
          <table:table-cell table:style-name="ce3" office:value-type="float" office:value="1431495329" calcext:value-type="float">
            <text:p>1431495329</text:p>
          </table:table-cell>
          <table:table-cell table:style-name="ce3" office:value-type="float" office:value="1168772459" calcext:value-type="float">
            <text:p>1168772459</text:p>
          </table:table-cell>
          <table:table-cell table:style-name="ce3" office:value-type="float" office:value="4995" calcext:value-type="float">
            <text:p>499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966369299" calcext:value-type="float">
            <text:p>1966369299</text:p>
          </table:table-cell>
          <table:table-cell table:style-name="ce3" office:value-type="float" office:value="1654237154" calcext:value-type="float">
            <text:p>1654237154</text:p>
          </table:table-cell>
          <table:table-cell table:style-name="ce3" office:value-type="float" office:value="59839688" calcext:value-type="float">
            <text:p>59839688</text:p>
          </table:table-cell>
          <table:table-cell table:style-name="ce3" office:value-type="float" office:value="5168" calcext:value-type="float">
            <text:p>51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142949220" calcext:value-type="float">
            <text:p>1142949220</text:p>
          </table:table-cell>
          <table:table-cell table:style-name="ce3" office:value-type="float" office:value="1336866725" calcext:value-type="float">
            <text:p>1336866725</text:p>
          </table:table-cell>
          <table:table-cell table:style-name="ce3" office:value-type="float" office:value="802012691" calcext:value-type="float">
            <text:p>802012691</text:p>
          </table:table-cell>
          <table:table-cell table:style-name="ce3" office:value-type="float" office:value="5342" calcext:value-type="float">
            <text:p>534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306309179" calcext:value-type="float">
            <text:p>306309179</text:p>
          </table:table-cell>
          <table:table-cell table:style-name="ce3" office:value-type="float" office:value="1722935022" calcext:value-type="float">
            <text:p>1722935022</text:p>
          </table:table-cell>
          <table:table-cell table:style-name="ce3" office:value-type="float" office:value="847501992" calcext:value-type="float">
            <text:p>847501992</text:p>
          </table:table-cell>
          <table:table-cell table:style-name="ce3" office:value-type="float" office:value="5516" calcext:value-type="float">
            <text:p>55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20067196" calcext:value-type="float">
            <text:p>620067196</text:p>
          </table:table-cell>
          <table:table-cell table:style-name="ce3" office:value-type="float" office:value="453227722" calcext:value-type="float">
            <text:p>453227722</text:p>
          </table:table-cell>
          <table:table-cell table:style-name="ce3" office:value-type="float" office:value="357942962" calcext:value-type="float">
            <text:p>357942962</text:p>
          </table:table-cell>
          <table:table-cell table:style-name="ce3" office:value-type="float" office:value="5690" calcext:value-type="float">
            <text:p>56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878703076" calcext:value-type="float">
            <text:p>1878703076</text:p>
          </table:table-cell>
          <table:table-cell table:style-name="ce3" office:value-type="float" office:value="97853022" calcext:value-type="float">
            <text:p>97853022</text:p>
          </table:table-cell>
          <table:table-cell table:style-name="ce3" office:value-type="float" office:value="1406022358" calcext:value-type="float">
            <text:p>1406022358</text:p>
          </table:table-cell>
          <table:table-cell table:style-name="ce3" office:value-type="float" office:value="5864" calcext:value-type="float">
            <text:p>58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910521787" calcext:value-type="float">
            <text:p>910521787</text:p>
          </table:table-cell>
          <table:table-cell table:style-name="ce3" office:value-type="float" office:value="803035930" calcext:value-type="float">
            <text:p>803035930</text:p>
          </table:table-cell>
          <table:table-cell table:style-name="ce3" office:value-type="float" office:value="1370057990" calcext:value-type="float">
            <text:p>1370057990</text:p>
          </table:table-cell>
          <table:table-cell table:style-name="ce3" office:value-type="float" office:value="6038" calcext:value-type="float">
            <text:p>603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1198461" calcext:value-type="float">
            <text:p>171198461</text:p>
          </table:table-cell>
          <table:table-cell table:style-name="ce3" office:value-type="float" office:value="1790054733" calcext:value-type="float">
            <text:p>1790054733</text:p>
          </table:table-cell>
          <table:table-cell table:style-name="ce3" office:value-type="float" office:value="358475427" calcext:value-type="float">
            <text:p>358475427</text:p>
          </table:table-cell>
          <table:table-cell table:style-name="ce3" office:value-type="float" office:value="6212" calcext:value-type="float">
            <text:p>62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851929354" calcext:value-type="float">
            <text:p>1851929354</text:p>
          </table:table-cell>
          <table:table-cell table:style-name="ce3" office:value-type="float" office:value="1365455847" calcext:value-type="float">
            <text:p>1365455847</text:p>
          </table:table-cell>
          <table:table-cell table:style-name="ce3" office:value-type="float" office:value="1056542906" calcext:value-type="float">
            <text:p>1056542906</text:p>
          </table:table-cell>
          <table:table-cell table:style-name="ce3" office:value-type="float" office:value="6387" calcext:value-type="float">
            <text:p>638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896142213" calcext:value-type="float">
            <text:p>1896142213</text:p>
          </table:table-cell>
          <table:table-cell table:style-name="ce3" office:value-type="float" office:value="672177077" calcext:value-type="float">
            <text:p>672177077</text:p>
          </table:table-cell>
          <table:table-cell table:style-name="ce3" office:value-type="float" office:value="193118700" calcext:value-type="float">
            <text:p>193118700</text:p>
          </table:table-cell>
          <table:table-cell table:style-name="ce3" office:value-type="float" office:value="6562" calcext:value-type="float">
            <text:p>6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952321218" calcext:value-type="float">
            <text:p>1952321218</text:p>
          </table:table-cell>
          <table:table-cell table:style-name="ce3" office:value-type="float" office:value="333894431" calcext:value-type="float">
            <text:p>333894431</text:p>
          </table:table-cell>
          <table:table-cell table:style-name="ce3" office:value-type="float" office:value="1508523828" calcext:value-type="float">
            <text:p>1508523828</text:p>
          </table:table-cell>
          <table:table-cell table:style-name="ce3" office:value-type="float" office:value="6737" calcext:value-type="float">
            <text:p>673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60053133" calcext:value-type="float">
            <text:p>1260053133</text:p>
          </table:table-cell>
          <table:table-cell table:style-name="ce3" office:value-type="float" office:value="248740189" calcext:value-type="float">
            <text:p>248740189</text:p>
          </table:table-cell>
          <table:table-cell table:style-name="ce3" office:value-type="float" office:value="1644015852" calcext:value-type="float">
            <text:p>1644015852</text:p>
          </table:table-cell>
          <table:table-cell table:style-name="ce3" office:value-type="float" office:value="6912" calcext:value-type="float">
            <text:p>69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376753402" calcext:value-type="float">
            <text:p>1376753402</text:p>
          </table:table-cell>
          <table:table-cell table:style-name="ce3" office:value-type="float" office:value="634874902" calcext:value-type="float">
            <text:p>634874902</text:p>
          </table:table-cell>
          <table:table-cell table:style-name="ce3" office:value-type="float" office:value="894189692" calcext:value-type="float">
            <text:p>894189692</text:p>
          </table:table-cell>
          <table:table-cell table:style-name="ce3" office:value-type="float" office:value="7088" calcext:value-type="float">
            <text:p>70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05603862" calcext:value-type="float">
            <text:p>2105603862</text:p>
          </table:table-cell>
          <table:table-cell table:style-name="ce3" office:value-type="float" office:value="1570522177" calcext:value-type="float">
            <text:p>1570522177</text:p>
          </table:table-cell>
          <table:table-cell table:style-name="ce3" office:value-type="float" office:value="416044812" calcext:value-type="float">
            <text:p>416044812</text:p>
          </table:table-cell>
          <table:table-cell table:style-name="ce3" office:value-type="float" office:value="7264" calcext:value-type="float">
            <text:p>72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01073241" calcext:value-type="float">
            <text:p>501073241</text:p>
          </table:table-cell>
          <table:table-cell table:style-name="ce3" office:value-type="float" office:value="1561709763" calcext:value-type="float">
            <text:p>1561709763</text:p>
          </table:table-cell>
          <table:table-cell table:style-name="ce3" office:value-type="float" office:value="1099891366" calcext:value-type="float">
            <text:p>1099891366</text:p>
          </table:table-cell>
          <table:table-cell table:style-name="ce3" office:value-type="float" office:value="7440" calcext:value-type="float">
            <text:p>74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254577678" calcext:value-type="float">
            <text:p>1254577678</text:p>
          </table:table-cell>
          <table:table-cell table:style-name="ce3" office:value-type="float" office:value="1678009928" calcext:value-type="float">
            <text:p>1678009928</text:p>
          </table:table-cell>
          <table:table-cell table:style-name="ce3" office:value-type="float" office:value="1454121549" calcext:value-type="float">
            <text:p>1454121549</text:p>
          </table:table-cell>
          <table:table-cell table:style-name="ce3" office:value-type="float" office:value="7616" calcext:value-type="float">
            <text:p>76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92578082" calcext:value-type="float">
            <text:p>1692578082</text:p>
          </table:table-cell>
          <table:table-cell table:style-name="ce3" office:value-type="float" office:value="307573463" calcext:value-type="float">
            <text:p>307573463</text:p>
          </table:table-cell>
          <table:table-cell table:style-name="ce3" office:value-type="float" office:value="1366450635" calcext:value-type="float">
            <text:p>1366450635</text:p>
          </table:table-cell>
          <table:table-cell table:style-name="ce3" office:value-type="float" office:value="7792" calcext:value-type="float">
            <text:p>77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591422766" calcext:value-type="float">
            <text:p>1591422766</text:p>
          </table:table-cell>
          <table:table-cell table:style-name="ce3" office:value-type="float" office:value="1775671429" calcext:value-type="float">
            <text:p>1775671429</text:p>
          </table:table-cell>
          <table:table-cell table:style-name="ce3" office:value-type="float" office:value="518855400" calcext:value-type="float">
            <text:p>518855400</text:p>
          </table:table-cell>
          <table:table-cell table:style-name="ce3" office:value-type="float" office:value="7968" calcext:value-type="float">
            <text:p>79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33592321" calcext:value-type="float">
            <text:p>133592321</text:p>
          </table:table-cell>
          <table:table-cell table:style-name="ce3" office:value-type="float" office:value="1443416462" calcext:value-type="float">
            <text:p>1443416462</text:p>
          </table:table-cell>
          <table:table-cell table:style-name="ce3" office:value-type="float" office:value="16196640" calcext:value-type="float">
            <text:p>16196640</text:p>
          </table:table-cell>
          <table:table-cell table:style-name="ce3" office:value-type="float" office:value="8145" calcext:value-type="float">
            <text:p>814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165726886" calcext:value-type="float">
            <text:p>1165726886</text:p>
          </table:table-cell>
          <table:table-cell table:style-name="ce3" office:value-type="float" office:value="1269324969" calcext:value-type="float">
            <text:p>1269324969</text:p>
          </table:table-cell>
          <table:table-cell table:style-name="ce3" office:value-type="float" office:value="604215312" calcext:value-type="float">
            <text:p>604215312</text:p>
          </table:table-cell>
          <table:table-cell table:style-name="ce3" office:value-type="float" office:value="8322" calcext:value-type="float">
            <text:p>83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78452297" calcext:value-type="float">
            <text:p>878452297</text:p>
          </table:table-cell>
          <table:table-cell table:style-name="ce3" office:value-type="float" office:value="1067587067" calcext:value-type="float">
            <text:p>1067587067</text:p>
          </table:table-cell>
          <table:table-cell table:style-name="ce3" office:value-type="float" office:value="1291912325" calcext:value-type="float">
            <text:p>1291912325</text:p>
          </table:table-cell>
          <table:table-cell table:style-name="ce3" office:value-type="float" office:value="8499" calcext:value-type="float">
            <text:p>849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97675678" calcext:value-type="float">
            <text:p>197675678</text:p>
          </table:table-cell>
          <table:table-cell table:style-name="ce3" office:value-type="float" office:value="1424048624" calcext:value-type="float">
            <text:p>1424048624</text:p>
          </table:table-cell>
          <table:table-cell table:style-name="ce3" office:value-type="float" office:value="2089345217" calcext:value-type="float">
            <text:p>2089345217</text:p>
          </table:table-cell>
          <table:table-cell table:style-name="ce3" office:value-type="float" office:value="8676" calcext:value-type="float">
            <text:p>86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7916689" calcext:value-type="float">
            <text:p>177916689</text:p>
          </table:table-cell>
          <table:table-cell table:style-name="ce3" office:value-type="float" office:value="1083426256" calcext:value-type="float">
            <text:p>1083426256</text:p>
          </table:table-cell>
          <table:table-cell table:style-name="ce3" office:value-type="float" office:value="785152352" calcext:value-type="float">
            <text:p>785152352</text:p>
          </table:table-cell>
          <table:table-cell table:style-name="ce3" office:value-type="float" office:value="8854" calcext:value-type="float">
            <text:p>885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48554007" calcext:value-type="float">
            <text:p>948554007</text:p>
          </table:table-cell>
          <table:table-cell table:style-name="ce3" office:value-type="float" office:value="126570863" calcext:value-type="float">
            <text:p>126570863</text:p>
          </table:table-cell>
          <table:table-cell table:style-name="ce3" office:value-type="float" office:value="1537415851" calcext:value-type="float">
            <text:p>1537415851</text:p>
          </table:table-cell>
          <table:table-cell table:style-name="ce3" office:value-type="float" office:value="9032" calcext:value-type="float">
            <text:p>90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576076544" calcext:value-type="float">
            <text:p>1576076544</text:p>
          </table:table-cell>
          <table:table-cell table:style-name="ce3" office:value-type="float" office:value="1745941581" calcext:value-type="float">
            <text:p>1745941581</text:p>
          </table:table-cell>
          <table:table-cell table:style-name="ce3" office:value-type="float" office:value="797438549" calcext:value-type="float">
            <text:p>797438549</text:p>
          </table:table-cell>
          <table:table-cell table:style-name="ce3" office:value-type="float" office:value="9210" calcext:value-type="float">
            <text:p>92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055160576" calcext:value-type="float">
            <text:p>2055160576</text:p>
          </table:table-cell>
          <table:table-cell table:style-name="ce3" office:value-type="float" office:value="746577127" calcext:value-type="float">
            <text:p>746577127</text:p>
          </table:table-cell>
          <table:table-cell table:style-name="ce3" office:value-type="float" office:value="1577683313" calcext:value-type="float">
            <text:p>1577683313</text:p>
          </table:table-cell>
          <table:table-cell table:style-name="ce3" office:value-type="float" office:value="9388" calcext:value-type="float">
            <text:p>93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956806400" calcext:value-type="float">
            <text:p>956806400</text:p>
          </table:table-cell>
          <table:table-cell table:style-name="ce3" office:value-type="float" office:value="1650890421" calcext:value-type="float">
            <text:p>1650890421</text:p>
          </table:table-cell>
          <table:table-cell table:style-name="ce3" office:value-type="float" office:value="126694643" calcext:value-type="float">
            <text:p>126694643</text:p>
          </table:table-cell>
          <table:table-cell table:style-name="ce3" office:value-type="float" office:value="9566" calcext:value-type="float">
            <text:p>956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87608576" calcext:value-type="float">
            <text:p>687608576</text:p>
          </table:table-cell>
          <table:table-cell table:style-name="ce3" office:value-type="float" office:value="1038664734" calcext:value-type="float">
            <text:p>1038664734</text:p>
          </table:table-cell>
          <table:table-cell table:style-name="ce3" office:value-type="float" office:value="1878592918" calcext:value-type="float">
            <text:p>1878592918</text:p>
          </table:table-cell>
          <table:table-cell table:style-name="ce3" office:value-type="float" office:value="9744" calcext:value-type="float">
            <text:p>97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027826943" calcext:value-type="float">
            <text:p>1027826943</text:p>
          </table:table-cell>
          <table:table-cell table:style-name="ce3" office:value-type="float" office:value="2111327322" calcext:value-type="float">
            <text:p>2111327322</text:p>
          </table:table-cell>
          <table:table-cell table:style-name="ce3" office:value-type="float" office:value="57489186" calcext:value-type="float">
            <text:p>57489186</text:p>
          </table:table-cell>
          <table:table-cell table:style-name="ce3" office:value-type="float" office:value="9923" calcext:value-type="float">
            <text:p>992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328966489" calcext:value-type="float">
            <text:p>328966489</text:p>
          </table:table-cell>
          <table:table-cell table:style-name="ce3" office:value-type="float" office:value="1172497677" calcext:value-type="float">
            <text:p>1172497677</text:p>
          </table:table-cell>
          <table:table-cell table:style-name="ce3" office:value-type="float" office:value="694113411" calcext:value-type="float">
            <text:p>694113411</text:p>
          </table:table-cell>
          <table:table-cell table:style-name="ce3" office:value-type="float" office:value="102" calcext:value-type="float">
            <text:p>1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316870671" calcext:value-type="float">
            <text:p>1316870671</text:p>
          </table:table-cell>
          <table:table-cell table:style-name="ce3" office:value-type="float" office:value="917876518" calcext:value-type="float">
            <text:p>917876518</text:p>
          </table:table-cell>
          <table:table-cell table:style-name="ce3" office:value-type="float" office:value="1588264371" calcext:value-type="float">
            <text:p>1588264371</text:p>
          </table:table-cell>
          <table:table-cell table:style-name="ce3" office:value-type="float" office:value="281" calcext:value-type="float">
            <text:p>2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78891209" calcext:value-type="float">
            <text:p>678891209</text:p>
          </table:table-cell>
          <table:table-cell table:style-name="ce3" office:value-type="float" office:value="1397165426" calcext:value-type="float">
            <text:p>1397165426</text:p>
          </table:table-cell>
          <table:table-cell table:style-name="ce3" office:value-type="float" office:value="1041222205" calcext:value-type="float">
            <text:p>1041222205</text:p>
          </table:table-cell>
          <table:table-cell table:style-name="ce3" office:value-type="float" office:value="460" calcext:value-type="float">
            <text:p>4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43927838" calcext:value-type="float">
            <text:p>543927838</text:p>
          </table:table-cell>
          <table:table-cell table:style-name="ce3" office:value-type="float" office:value="122103894" calcext:value-type="float">
            <text:p>122103894</text:p>
          </table:table-cell>
          <table:table-cell table:style-name="ce3" office:value-type="float" office:value="140019223" calcext:value-type="float">
            <text:p>140019223</text:p>
          </table:table-cell>
          <table:table-cell table:style-name="ce3" office:value-type="float" office:value="640" calcext:value-type="float">
            <text:p>6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104767378" calcext:value-type="float">
            <text:p>2104767378</text:p>
          </table:table-cell>
          <table:table-cell table:style-name="ce3" office:value-type="float" office:value="1043036418" calcext:value-type="float">
            <text:p>1043036418</text:p>
          </table:table-cell>
          <table:table-cell table:style-name="ce3" office:value-type="float" office:value="1136255360" calcext:value-type="float">
            <text:p>1136255360</text:p>
          </table:table-cell>
          <table:table-cell table:style-name="ce3" office:value-type="float" office:value="820" calcext:value-type="float">
            <text:p>8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74672190" calcext:value-type="float">
            <text:p>1474672190</text:p>
          </table:table-cell>
          <table:table-cell table:style-name="ce3" office:value-type="float" office:value="864316166" calcext:value-type="float">
            <text:p>864316166</text:p>
          </table:table-cell>
          <table:table-cell table:style-name="ce3" office:value-type="float" office:value="1783219168" calcext:value-type="float">
            <text:p>1783219168</text:p>
          </table:table-cell>
          <table:table-cell table:style-name="ce3" office:value-type="float" office:value="1000" calcext:value-type="float">
            <text:p>10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706715761" calcext:value-type="float">
            <text:p>706715761</text:p>
          </table:table-cell>
          <table:table-cell table:style-name="ce3" office:value-type="float" office:value="93536530" calcext:value-type="float">
            <text:p>93536530</text:p>
          </table:table-cell>
          <table:table-cell table:style-name="ce3" office:value-type="float" office:value="1094432785" calcext:value-type="float">
            <text:p>1094432785</text:p>
          </table:table-cell>
          <table:table-cell table:style-name="ce3" office:value-type="float" office:value="1180" calcext:value-type="float">
            <text:p>11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39738038" calcext:value-type="float">
            <text:p>39738038</text:p>
          </table:table-cell>
          <table:table-cell table:style-name="ce3" office:value-type="float" office:value="1372308278" calcext:value-type="float">
            <text:p>1372308278</text:p>
          </table:table-cell>
          <table:table-cell table:style-name="ce3" office:value-type="float" office:value="1787536720" calcext:value-type="float">
            <text:p>1787536720</text:p>
          </table:table-cell>
          <table:table-cell table:style-name="ce3" office:value-type="float" office:value="1360" calcext:value-type="float">
            <text:p>13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790137" calcext:value-type="float">
            <text:p>9790137</text:p>
          </table:table-cell>
          <table:table-cell table:style-name="ce3" office:value-type="float" office:value="949569953" calcext:value-type="float">
            <text:p>949569953</text:p>
          </table:table-cell>
          <table:table-cell table:style-name="ce3" office:value-type="float" office:value="1067500357" calcext:value-type="float">
            <text:p>1067500357</text:p>
          </table:table-cell>
          <table:table-cell table:style-name="ce3" office:value-type="float" office:value="1540" calcext:value-type="float">
            <text:p>15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34075311" calcext:value-type="float">
            <text:p>1334075311</text:p>
          </table:table-cell>
          <table:table-cell table:style-name="ce3" office:value-type="float" office:value="1936514274" calcext:value-type="float">
            <text:p>1936514274</text:p>
          </table:table-cell>
          <table:table-cell table:style-name="ce3" office:value-type="float" office:value="1383632346" calcext:value-type="float">
            <text:p>1383632346</text:p>
          </table:table-cell>
          <table:table-cell table:style-name="ce3" office:value-type="float" office:value="1721" calcext:value-type="float">
            <text:p>17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074466857" calcext:value-type="float">
            <text:p>2074466857</text:p>
          </table:table-cell>
          <table:table-cell table:style-name="ce3" office:value-type="float" office:value="925406886" calcext:value-type="float">
            <text:p>925406886</text:p>
          </table:table-cell>
          <table:table-cell table:style-name="ce3" office:value-type="float" office:value="498176953" calcext:value-type="float">
            <text:p>498176953</text:p>
          </table:table-cell>
          <table:table-cell table:style-name="ce3" office:value-type="float" office:value="1902" calcext:value-type="float">
            <text:p>19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67440318" calcext:value-type="float">
            <text:p>1167440318</text:p>
          </table:table-cell>
          <table:table-cell table:style-name="ce3" office:value-type="float" office:value="1008714738" calcext:value-type="float">
            <text:p>1008714738</text:p>
          </table:table-cell>
          <table:table-cell table:style-name="ce3" office:value-type="float" office:value="1189980702" calcext:value-type="float">
            <text:p>1189980702</text:p>
          </table:table-cell>
          <table:table-cell table:style-name="ce3" office:value-type="float" office:value="2083" calcext:value-type="float">
            <text:p>208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758816498" calcext:value-type="float">
            <text:p>1758816498</text:p>
          </table:table-cell>
          <table:table-cell table:style-name="ce3" office:value-type="float" office:value="2018593750" calcext:value-type="float">
            <text:p>2018593750</text:p>
          </table:table-cell>
          <table:table-cell table:style-name="ce3" office:value-type="float" office:value="1847502735" calcext:value-type="float">
            <text:p>1847502735</text:p>
          </table:table-cell>
          <table:table-cell table:style-name="ce3" office:value-type="float" office:value="2264" calcext:value-type="float">
            <text:p>22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316467165" calcext:value-type="float">
            <text:p>316467165</text:p>
          </table:table-cell>
          <table:table-cell table:style-name="ce3" office:value-type="float" office:value="885646209" calcext:value-type="float">
            <text:p>885646209</text:p>
          </table:table-cell>
          <table:table-cell table:style-name="ce3" office:value-type="float" office:value="1843926648" calcext:value-type="float">
            <text:p>1843926648</text:p>
          </table:table-cell>
          <table:table-cell table:style-name="ce3" office:value-type="float" office:value="2446" calcext:value-type="float">
            <text:p>244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94129707" calcext:value-type="float">
            <text:p>1694129707</text:p>
          </table:table-cell>
          <table:table-cell table:style-name="ce3" office:value-type="float" office:value="31369858" calcext:value-type="float">
            <text:p>31369858</text:p>
          </table:table-cell>
          <table:table-cell table:style-name="ce3" office:value-type="float" office:value="327464807" calcext:value-type="float">
            <text:p>327464807</text:p>
          </table:table-cell>
          <table:table-cell table:style-name="ce3" office:value-type="float" office:value="2628" calcext:value-type="float">
            <text:p>26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899780365" calcext:value-type="float">
            <text:p>1899780365</text:p>
          </table:table-cell>
          <table:table-cell table:style-name="ce3" office:value-type="float" office:value="807272325" calcext:value-type="float">
            <text:p>807272325</text:p>
          </table:table-cell>
          <table:table-cell table:style-name="ce3" office:value-type="float" office:value="1575055351" calcext:value-type="float">
            <text:p>1575055351</text:p>
          </table:table-cell>
          <table:table-cell table:style-name="ce3" office:value-type="float" office:value="2810" calcext:value-type="float">
            <text:p>28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821716091" calcext:value-type="float">
            <text:p>821716091</text:p>
          </table:table-cell>
          <table:table-cell table:style-name="ce3" office:value-type="float" office:value="266272398" calcext:value-type="float">
            <text:p>266272398</text:p>
          </table:table-cell>
          <table:table-cell table:style-name="ce3" office:value-type="float" office:value="1050686617" calcext:value-type="float">
            <text:p>1050686617</text:p>
          </table:table-cell>
          <table:table-cell table:style-name="ce3" office:value-type="float" office:value="2992" calcext:value-type="float">
            <text:p>29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15001148" calcext:value-type="float">
            <text:p>115001148</text:p>
          </table:table-cell>
          <table:table-cell table:style-name="ce3" office:value-type="float" office:value="774568874" calcext:value-type="float">
            <text:p>774568874</text:p>
          </table:table-cell>
          <table:table-cell table:style-name="ce3" office:value-type="float" office:value="474396425" calcext:value-type="float">
            <text:p>474396425</text:p>
          </table:table-cell>
          <table:table-cell table:style-name="ce3" office:value-type="float" office:value="3174" calcext:value-type="float">
            <text:p>317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9011236" calcext:value-type="float">
            <text:p>89011236</text:p>
          </table:table-cell>
          <table:table-cell table:style-name="ce3" office:value-type="float" office:value="103478013" calcext:value-type="float">
            <text:p>103478013</text:p>
          </table:table-cell>
          <table:table-cell table:style-name="ce3" office:value-type="float" office:value="175658565" calcext:value-type="float">
            <text:p>175658565</text:p>
          </table:table-cell>
          <table:table-cell table:style-name="ce3" office:value-type="float" office:value="3356" calcext:value-type="float">
            <text:p>33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363224444" calcext:value-type="float">
            <text:p>1363224444</text:p>
          </table:table-cell>
          <table:table-cell table:style-name="ce3" office:value-type="float" office:value="92133623" calcext:value-type="float">
            <text:p>92133623</text:p>
          </table:table-cell>
          <table:table-cell table:style-name="ce3" office:value-type="float" office:value="1071404029" calcext:value-type="float">
            <text:p>1071404029</text:p>
          </table:table-cell>
          <table:table-cell table:style-name="ce3" office:value-type="float" office:value="3539" calcext:value-type="float">
            <text:p>353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0189795" calcext:value-type="float">
            <text:p>210189795</text:p>
          </table:table-cell>
          <table:table-cell table:style-name="ce3" office:value-type="float" office:value="1768983268" calcext:value-type="float">
            <text:p>1768983268</text:p>
          </table:table-cell>
          <table:table-cell table:style-name="ce3" office:value-type="float" office:value="920116956" calcext:value-type="float">
            <text:p>920116956</text:p>
          </table:table-cell>
          <table:table-cell table:style-name="ce3" office:value-type="float" office:value="3722" calcext:value-type="float">
            <text:p>37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9283604" calcext:value-type="float">
            <text:p>49283604</text:p>
          </table:table-cell>
          <table:table-cell table:style-name="ce3" office:value-type="float" office:value="1194696875" calcext:value-type="float">
            <text:p>1194696875</text:p>
          </table:table-cell>
          <table:table-cell table:style-name="ce3" office:value-type="float" office:value="1327937253" calcext:value-type="float">
            <text:p>1327937253</text:p>
          </table:table-cell>
          <table:table-cell table:style-name="ce3" office:value-type="float" office:value="3905" calcext:value-type="float">
            <text:p>390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528327947" calcext:value-type="float">
            <text:p>1528327947</text:p>
          </table:table-cell>
          <table:table-cell table:style-name="ce3" office:value-type="float" office:value="1984684545" calcext:value-type="float">
            <text:p>1984684545</text:p>
          </table:table-cell>
          <table:table-cell table:style-name="ce3" office:value-type="float" office:value="898350349" calcext:value-type="float">
            <text:p>898350349</text:p>
          </table:table-cell>
          <table:table-cell table:style-name="ce3" office:value-type="float" office:value="4088" calcext:value-type="float">
            <text:p>40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55891500" calcext:value-type="float">
            <text:p>555891500</text:p>
          </table:table-cell>
          <table:table-cell table:style-name="ce3" office:value-type="float" office:value="1155835395" calcext:value-type="float">
            <text:p>1155835395</text:p>
          </table:table-cell>
          <table:table-cell table:style-name="ce3" office:value-type="float" office:value="347660073" calcext:value-type="float">
            <text:p>347660073</text:p>
          </table:table-cell>
          <table:table-cell table:style-name="ce3" office:value-type="float" office:value="4272" calcext:value-type="float">
            <text:p>42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14571700" calcext:value-type="float">
            <text:p>1314571700</text:p>
          </table:table-cell>
          <table:table-cell table:style-name="ce3" office:value-type="float" office:value="1957753353" calcext:value-type="float">
            <text:p>1957753353</text:p>
          </table:table-cell>
          <table:table-cell table:style-name="ce3" office:value-type="float" office:value="1619663093" calcext:value-type="float">
            <text:p>1619663093</text:p>
          </table:table-cell>
          <table:table-cell table:style-name="ce3" office:value-type="float" office:value="4456" calcext:value-type="float">
            <text:p>44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94791276" calcext:value-type="float">
            <text:p>694791276</text:p>
          </table:table-cell>
          <table:table-cell table:style-name="ce3" office:value-type="float" office:value="1344001563" calcext:value-type="float">
            <text:p>1344001563</text:p>
          </table:table-cell>
          <table:table-cell table:style-name="ce3" office:value-type="float" office:value="1565244078" calcext:value-type="float">
            <text:p>1565244078</text:p>
          </table:table-cell>
          <table:table-cell table:style-name="ce3" office:value-type="float" office:value="4640" calcext:value-type="float">
            <text:p>46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488381555" calcext:value-type="float">
            <text:p>1488381555</text:p>
          </table:table-cell>
          <table:table-cell table:style-name="ce3" office:value-type="float" office:value="1181647440" calcext:value-type="float">
            <text:p>1181647440</text:p>
          </table:table-cell>
          <table:table-cell table:style-name="ce3" office:value-type="float" office:value="1918421432" calcext:value-type="float">
            <text:p>1918421432</text:p>
          </table:table-cell>
          <table:table-cell table:style-name="ce3" office:value-type="float" office:value="4824" calcext:value-type="float">
            <text:p>48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39262981" calcext:value-type="float">
            <text:p>1339262981</text:p>
          </table:table-cell>
          <table:table-cell table:style-name="ce3" office:value-type="float" office:value="1436255984" calcext:value-type="float">
            <text:p>1436255984</text:p>
          </table:table-cell>
          <table:table-cell table:style-name="ce3" office:value-type="float" office:value="1251059988" calcext:value-type="float">
            <text:p>1251059988</text:p>
          </table:table-cell>
          <table:table-cell table:style-name="ce3" office:value-type="float" office:value="5008" calcext:value-type="float">
            <text:p>50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16806978" calcext:value-type="float">
            <text:p>1216806978</text:p>
          </table:table-cell>
          <table:table-cell table:style-name="ce3" office:value-type="float" office:value="130192591" calcext:value-type="float">
            <text:p>130192591</text:p>
          </table:table-cell>
          <table:table-cell table:style-name="ce3" office:value-type="float" office:value="582573989" calcext:value-type="float">
            <text:p>582573989</text:p>
          </table:table-cell>
          <table:table-cell table:style-name="ce3" office:value-type="float" office:value="5192" calcext:value-type="float">
            <text:p>51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88099341" calcext:value-type="float">
            <text:p>388099341</text:p>
          </table:table-cell>
          <table:table-cell table:style-name="ce3" office:value-type="float" office:value="739688044" calcext:value-type="float">
            <text:p>739688044</text:p>
          </table:table-cell>
          <table:table-cell table:style-name="ce3" office:value-type="float" office:value="1527622952" calcext:value-type="float">
            <text:p>1527622952</text:p>
          </table:table-cell>
          <table:table-cell table:style-name="ce3" office:value-type="float" office:value="5377" calcext:value-type="float">
            <text:p>537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77785210" calcext:value-type="float">
            <text:p>877785210</text:p>
          </table:table-cell>
          <table:table-cell table:style-name="ce3" office:value-type="float" office:value="1118845764" calcext:value-type="float">
            <text:p>1118845764</text:p>
          </table:table-cell>
          <table:table-cell table:style-name="ce3" office:value-type="float" office:value="2103241806" calcext:value-type="float">
            <text:p>2103241806</text:p>
          </table:table-cell>
          <table:table-cell table:style-name="ce3" office:value-type="float" office:value="5562" calcext:value-type="float">
            <text:p>5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870846357" calcext:value-type="float">
            <text:p>1870846357</text:p>
          </table:table-cell>
          <table:table-cell table:style-name="ce3" office:value-type="float" office:value="55882188" calcext:value-type="float">
            <text:p>55882188</text:p>
          </table:table-cell>
          <table:table-cell table:style-name="ce3" office:value-type="float" office:value="1294687586" calcext:value-type="float">
            <text:p>1294687586</text:p>
          </table:table-cell>
          <table:table-cell table:style-name="ce3" office:value-type="float" office:value="5747" calcext:value-type="float">
            <text:p>574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006631730" calcext:value-type="float">
            <text:p>2006631730</text:p>
          </table:table-cell>
          <table:table-cell table:style-name="ce3" office:value-type="float" office:value="1003099491" calcext:value-type="float">
            <text:p>1003099491</text:p>
          </table:table-cell>
          <table:table-cell table:style-name="ce3" office:value-type="float" office:value="73384946" calcext:value-type="float">
            <text:p>73384946</text:p>
          </table:table-cell>
          <table:table-cell table:style-name="ce3" office:value-type="float" office:value="5932" calcext:value-type="float">
            <text:p>59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76277918" calcext:value-type="float">
            <text:p>1376277918</text:p>
          </table:table-cell>
          <table:table-cell table:style-name="ce3" office:value-type="float" office:value="1220624424" calcext:value-type="float">
            <text:p>1220624424</text:p>
          </table:table-cell>
          <table:table-cell table:style-name="ce3" office:value-type="float" office:value="147528626" calcext:value-type="float">
            <text:p>147528626</text:p>
          </table:table-cell>
          <table:table-cell table:style-name="ce3" office:value-type="float" office:value="6118" calcext:value-type="float">
            <text:p>611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556595217" calcext:value-type="float">
            <text:p>556595217</text:p>
          </table:table-cell>
          <table:table-cell table:style-name="ce3" office:value-type="float" office:value="443269240" calcext:value-type="float">
            <text:p>443269240</text:p>
          </table:table-cell>
          <table:table-cell table:style-name="ce3" office:value-type="float" office:value="1144529628" calcext:value-type="float">
            <text:p>1144529628</text:p>
          </table:table-cell>
          <table:table-cell table:style-name="ce3" office:value-type="float" office:value="6304" calcext:value-type="float">
            <text:p>63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57041431" calcext:value-type="float">
            <text:p>257041431</text:p>
          </table:table-cell>
          <table:table-cell table:style-name="ce3" office:value-type="float" office:value="263930216" calcext:value-type="float">
            <text:p>263930216</text:p>
          </table:table-cell>
          <table:table-cell table:style-name="ce3" office:value-type="float" office:value="1077505483" calcext:value-type="float">
            <text:p>1077505483</text:p>
          </table:table-cell>
          <table:table-cell table:style-name="ce3" office:value-type="float" office:value="6490" calcext:value-type="float">
            <text:p>64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05714688" calcext:value-type="float">
            <text:p>1505714688</text:p>
          </table:table-cell>
          <table:table-cell table:style-name="ce3" office:value-type="float" office:value="1889125432" calcext:value-type="float">
            <text:p>1889125432</text:p>
          </table:table-cell>
          <table:table-cell table:style-name="ce3" office:value-type="float" office:value="14398826" calcext:value-type="float">
            <text:p>14398826</text:p>
          </table:table-cell>
          <table:table-cell table:style-name="ce3" office:value-type="float" office:value="6676" calcext:value-type="float">
            <text:p>66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599453184" calcext:value-type="float">
            <text:p>599453184</text:p>
          </table:table-cell>
          <table:table-cell table:style-name="ce3" office:value-type="float" office:value="369446056" calcext:value-type="float">
            <text:p>369446056</text:p>
          </table:table-cell>
          <table:table-cell table:style-name="ce3" office:value-type="float" office:value="868917345" calcext:value-type="float">
            <text:p>868917345</text:p>
          </table:table-cell>
          <table:table-cell table:style-name="ce3" office:value-type="float" office:value="6862" calcext:value-type="float">
            <text:p>68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63870719" calcext:value-type="float">
            <text:p>1163870719</text:p>
          </table:table-cell>
          <table:table-cell table:style-name="ce3" office:value-type="float" office:value="246932983" calcext:value-type="float">
            <text:p>246932983</text:p>
          </table:table-cell>
          <table:table-cell table:style-name="ce3" office:value-type="float" office:value="116556420" calcext:value-type="float">
            <text:p>116556420</text:p>
          </table:table-cell>
          <table:table-cell table:style-name="ce3" office:value-type="float" office:value="7048" calcext:value-type="float">
            <text:p>70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894108249" calcext:value-type="float">
            <text:p>1894108249</text:p>
          </table:table-cell>
          <table:table-cell table:style-name="ce3" office:value-type="float" office:value="304001509" calcext:value-type="float">
            <text:p>304001509</text:p>
          </table:table-cell>
          <table:table-cell table:style-name="ce3" office:value-type="float" office:value="465017543" calcext:value-type="float">
            <text:p>465017543</text:p>
          </table:table-cell>
          <table:table-cell table:style-name="ce3" office:value-type="float" office:value="7235" calcext:value-type="float">
            <text:p>723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127226638" calcext:value-type="float">
            <text:p>2127226638</text:p>
          </table:table-cell>
          <table:table-cell table:style-name="ce3" office:value-type="float" office:value="1749095854" calcext:value-type="float">
            <text:p>1749095854</text:p>
          </table:table-cell>
          <table:table-cell table:style-name="ce3" office:value-type="float" office:value="1938812551" calcext:value-type="float">
            <text:p>1938812551</text:p>
          </table:table-cell>
          <table:table-cell table:style-name="ce3" office:value-type="float" office:value="7422" calcext:value-type="float">
            <text:p>74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90332962" calcext:value-type="float">
            <text:p>990332962</text:p>
          </table:table-cell>
          <table:table-cell table:style-name="ce3" office:value-type="float" office:value="1316045066" calcext:value-type="float">
            <text:p>1316045066</text:p>
          </table:table-cell>
          <table:table-cell table:style-name="ce3" office:value-type="float" office:value="504009656" calcext:value-type="float">
            <text:p>504009656</text:p>
          </table:table-cell>
          <table:table-cell table:style-name="ce3" office:value-type="float" office:value="7609" calcext:value-type="float">
            <text:p>760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527820334" calcext:value-type="float">
            <text:p>1527820334</text:p>
          </table:table-cell>
          <table:table-cell table:style-name="ce3" office:value-type="float" office:value="744342302" calcext:value-type="float">
            <text:p>744342302</text:p>
          </table:table-cell>
          <table:table-cell table:style-name="ce3" office:value-type="float" office:value="1217396654" calcext:value-type="float">
            <text:p>1217396654</text:p>
          </table:table-cell>
          <table:table-cell table:style-name="ce3" office:value-type="float" office:value="7796" calcext:value-type="float">
            <text:p>77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14374401" calcext:value-type="float">
            <text:p>614374401</text:p>
          </table:table-cell>
          <table:table-cell table:style-name="ce3" office:value-type="float" office:value="1211582810" calcext:value-type="float">
            <text:p>1211582810</text:p>
          </table:table-cell>
          <table:table-cell table:style-name="ce3" office:value-type="float" office:value="1254825173" calcext:value-type="float">
            <text:p>1254825173</text:p>
          </table:table-cell>
          <table:table-cell table:style-name="ce3" office:value-type="float" office:value="7984" calcext:value-type="float">
            <text:p>79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689178023" calcext:value-type="float">
            <text:p>689178023</text:p>
          </table:table-cell>
          <table:table-cell table:style-name="ce3" office:value-type="float" office:value="570416142" calcext:value-type="float">
            <text:p>570416142</text:p>
          </table:table-cell>
          <table:table-cell table:style-name="ce3" office:value-type="float" office:value="1158841646" calcext:value-type="float">
            <text:p>1158841646</text:p>
          </table:table-cell>
          <table:table-cell table:style-name="ce3" office:value-type="float" office:value="8172" calcext:value-type="float">
            <text:p>81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35718896" calcext:value-type="float">
            <text:p>1635718896</text:p>
          </table:table-cell>
          <table:table-cell table:style-name="ce3" office:value-type="float" office:value="1108186154" calcext:value-type="float">
            <text:p>1108186154</text:p>
          </table:table-cell>
          <table:table-cell table:style-name="ce3" office:value-type="float" office:value="2012733445" calcext:value-type="float">
            <text:p>2012733445</text:p>
          </table:table-cell>
          <table:table-cell table:style-name="ce3" office:value-type="float" office:value="8360" calcext:value-type="float">
            <text:p>83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89307023" calcext:value-type="float">
            <text:p>1589307023</text:p>
          </table:table-cell>
          <table:table-cell table:style-name="ce3" office:value-type="float" office:value="1515371646" calcext:value-type="float">
            <text:p>1515371646</text:p>
          </table:table-cell>
          <table:table-cell table:style-name="ce3" office:value-type="float" office:value="1187202909" calcext:value-type="float">
            <text:p>1187202909</text:p>
          </table:table-cell>
          <table:table-cell table:style-name="ce3" office:value-type="float" office:value="8548" calcext:value-type="float">
            <text:p>85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081521737" calcext:value-type="float">
            <text:p>1081521737</text:p>
          </table:table-cell>
          <table:table-cell table:style-name="ce3" office:value-type="float" office:value="1266038137" calcext:value-type="float">
            <text:p>1266038137</text:p>
          </table:table-cell>
          <table:table-cell table:style-name="ce3" office:value-type="float" office:value="1170266217" calcext:value-type="float">
            <text:p>1170266217</text:p>
          </table:table-cell>
          <table:table-cell table:style-name="ce3" office:value-type="float" office:value="8736" calcext:value-type="float">
            <text:p>87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34237087" calcext:value-type="float">
            <text:p>834237087</text:p>
          </table:table-cell>
          <table:table-cell table:style-name="ce3" office:value-type="float" office:value="400269419" calcext:value-type="float">
            <text:p>400269419</text:p>
          </table:table-cell>
          <table:table-cell table:style-name="ce3" office:value-type="float" office:value="650461522" calcext:value-type="float">
            <text:p>650461522</text:p>
          </table:table-cell>
          <table:table-cell table:style-name="ce3" office:value-type="float" office:value="8924" calcext:value-type="float">
            <text:p>89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1983416" calcext:value-type="float">
            <text:p>101983416</text:p>
          </table:table-cell>
          <table:table-cell table:style-name="ce3" office:value-type="float" office:value="1744691520" calcext:value-type="float">
            <text:p>1744691520</text:p>
          </table:table-cell>
          <table:table-cell table:style-name="ce3" office:value-type="float" office:value="2004381786" calcext:value-type="float">
            <text:p>2004381786</text:p>
          </table:table-cell>
          <table:table-cell table:style-name="ce3" office:value-type="float" office:value="9113" calcext:value-type="float">
            <text:p>911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43321608" calcext:value-type="float">
            <text:p>343321608</text:p>
          </table:table-cell>
          <table:table-cell table:style-name="ce3" office:value-type="float" office:value="423207872" calcext:value-type="float">
            <text:p>423207872</text:p>
          </table:table-cell>
          <table:table-cell table:style-name="ce3" office:value-type="float" office:value="1133222812" calcext:value-type="float">
            <text:p>1133222812</text:p>
          </table:table-cell>
          <table:table-cell table:style-name="ce3" office:value-type="float" office:value="9302" calcext:value-type="float">
            <text:p>93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65187128" calcext:value-type="float">
            <text:p>2065187128</text:p>
          </table:table-cell>
          <table:table-cell table:style-name="ce3" office:value-type="float" office:value="1869409087" calcext:value-type="float">
            <text:p>1869409087</text:p>
          </table:table-cell>
          <table:table-cell table:style-name="ce3" office:value-type="float" office:value="1399498352" calcext:value-type="float">
            <text:p>1399498352</text:p>
          </table:table-cell>
          <table:table-cell table:style-name="ce3" office:value-type="float" office:value="9491" calcext:value-type="float">
            <text:p>949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69341320" calcext:value-type="float">
            <text:p>1969341320</text:p>
          </table:table-cell>
          <table:table-cell table:style-name="ce3" office:value-type="float" office:value="965067197" calcext:value-type="float">
            <text:p>965067197</text:p>
          </table:table-cell>
          <table:table-cell table:style-name="ce3" office:value-type="float" office:value="1106344886" calcext:value-type="float">
            <text:p>1106344886</text:p>
          </table:table-cell>
          <table:table-cell table:style-name="ce3" office:value-type="float" office:value="9680" calcext:value-type="float">
            <text:p>96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701582264" calcext:value-type="float">
            <text:p>1701582264</text:p>
          </table:table-cell>
          <table:table-cell table:style-name="ce3" office:value-type="float" office:value="1850623287" calcext:value-type="float">
            <text:p>1850623287</text:p>
          </table:table-cell>
          <table:table-cell table:style-name="ce3" office:value-type="float" office:value="130241831" calcext:value-type="float">
            <text:p>130241831</text:p>
          </table:table-cell>
          <table:table-cell table:style-name="ce3" office:value-type="float" office:value="9870" calcext:value-type="float">
            <text:p>987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53370631" calcext:value-type="float">
            <text:p>453370631</text:p>
          </table:table-cell>
          <table:table-cell table:style-name="ce3" office:value-type="float" office:value="270651300" calcext:value-type="float">
            <text:p>270651300</text:p>
          </table:table-cell>
          <table:table-cell table:style-name="ce3" office:value-type="float" office:value="1595327766" calcext:value-type="float">
            <text:p>1595327766</text:p>
          </table:table-cell>
          <table:table-cell table:style-name="ce3" office:value-type="float" office:value="60" calcext:value-type="float">
            <text:p>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528212113" calcext:value-type="float">
            <text:p>528212113</text:p>
          </table:table-cell>
          <table:table-cell table:style-name="ce3" office:value-type="float" office:value="618220" calcext:value-type="float">
            <text:p>618220</text:p>
          </table:table-cell>
          <table:table-cell table:style-name="ce3" office:value-type="float" office:value="468999041" calcext:value-type="float">
            <text:p>468999041</text:p>
          </table:table-cell>
          <table:table-cell table:style-name="ce3" office:value-type="float" office:value="250" calcext:value-type="float">
            <text:p>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11066006" calcext:value-type="float">
            <text:p>2111066006</text:p>
          </table:table-cell>
          <table:table-cell table:style-name="ce3" office:value-type="float" office:value="1862814916" calcext:value-type="float">
            <text:p>1862814916</text:p>
          </table:table-cell>
          <table:table-cell table:style-name="ce3" office:value-type="float" office:value="665052879" calcext:value-type="float">
            <text:p>665052879</text:p>
          </table:table-cell>
          <table:table-cell table:style-name="ce3" office:value-type="float" office:value="440" calcext:value-type="float">
            <text:p>4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109014233" calcext:value-type="float">
            <text:p>2109014233</text:p>
          </table:table-cell>
          <table:table-cell table:style-name="ce3" office:value-type="float" office:value="433907275" calcext:value-type="float">
            <text:p>433907275</text:p>
          </table:table-cell>
          <table:table-cell table:style-name="ce3" office:value-type="float" office:value="214456433" calcext:value-type="float">
            <text:p>214456433</text:p>
          </table:table-cell>
          <table:table-cell table:style-name="ce3" office:value-type="float" office:value="630" calcext:value-type="float">
            <text:p>63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84603790" calcext:value-type="float">
            <text:p>1984603790</text:p>
          </table:table-cell>
          <table:table-cell table:style-name="ce3" office:value-type="float" office:value="870429409" calcext:value-type="float">
            <text:p>870429409</text:p>
          </table:table-cell>
          <table:table-cell table:style-name="ce3" office:value-type="float" office:value="1266633669" calcext:value-type="float">
            <text:p>1266633669</text:p>
          </table:table-cell>
          <table:table-cell table:style-name="ce3" office:value-type="float" office:value="820" calcext:value-type="float">
            <text:p>8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19877794" calcext:value-type="float">
            <text:p>519877794</text:p>
          </table:table-cell>
          <table:table-cell table:style-name="ce3" office:value-type="float" office:value="1317410979" calcext:value-type="float">
            <text:p>1317410979</text:p>
          </table:table-cell>
          <table:table-cell table:style-name="ce3" office:value-type="float" office:value="938071969" calcext:value-type="float">
            <text:p>938071969</text:p>
          </table:table-cell>
          <table:table-cell table:style-name="ce3" office:value-type="float" office:value="1011" calcext:value-type="float">
            <text:p>101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622603694" calcext:value-type="float">
            <text:p>1622603694</text:p>
          </table:table-cell>
          <table:table-cell table:style-name="ce3" office:value-type="float" office:value="70601193" calcext:value-type="float">
            <text:p>70601193</text:p>
          </table:table-cell>
          <table:table-cell table:style-name="ce3" office:value-type="float" office:value="1655227335" calcext:value-type="float">
            <text:p>1655227335</text:p>
          </table:table-cell>
          <table:table-cell table:style-name="ce3" office:value-type="float" office:value="1202" calcext:value-type="float">
            <text:p>12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05439105" calcext:value-type="float">
            <text:p>205439105</text:p>
          </table:table-cell>
          <table:table-cell table:style-name="ce3" office:value-type="float" office:value="1451810235" calcext:value-type="float">
            <text:p>1451810235</text:p>
          </table:table-cell>
          <table:table-cell table:style-name="ce3" office:value-type="float" office:value="1024089009" calcext:value-type="float">
            <text:p>1024089009</text:p>
          </table:table-cell>
          <table:table-cell table:style-name="ce3" office:value-type="float" office:value="1393" calcext:value-type="float">
            <text:p>139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808815398" calcext:value-type="float">
            <text:p>1808815398</text:p>
          </table:table-cell>
          <table:table-cell table:style-name="ce3" office:value-type="float" office:value="1632999728" calcext:value-type="float">
            <text:p>1632999728</text:p>
          </table:table-cell>
          <table:table-cell table:style-name="ce3" office:value-type="float" office:value="1343244483" calcext:value-type="float">
            <text:p>1343244483</text:p>
          </table:table-cell>
          <table:table-cell table:style-name="ce3" office:value-type="float" office:value="1584" calcext:value-type="float">
            <text:p>15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81873098" calcext:value-type="float">
            <text:p>981873098</text:p>
          </table:table-cell>
          <table:table-cell table:style-name="ce3" office:value-type="float" office:value="1026608015" calcext:value-type="float">
            <text:p>1026608015</text:p>
          </table:table-cell>
          <table:table-cell table:style-name="ce3" office:value-type="float" office:value="204605619" calcext:value-type="float">
            <text:p>204605619</text:p>
          </table:table-cell>
          <table:table-cell table:style-name="ce3" office:value-type="float" office:value="1776" calcext:value-type="float">
            <text:p>17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076806854" calcext:value-type="float">
            <text:p>1076806854</text:p>
          </table:table-cell>
          <table:table-cell table:style-name="ce3" office:value-type="float" office:value="52519596" calcext:value-type="float">
            <text:p>52519596</text:p>
          </table:table-cell>
          <table:table-cell table:style-name="ce3" office:value-type="float" office:value="1263478174" calcext:value-type="float">
            <text:p>1263478174</text:p>
          </table:table-cell>
          <table:table-cell table:style-name="ce3" office:value-type="float" office:value="1968" calcext:value-type="float">
            <text:p>19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048093481" calcext:value-type="float">
            <text:p>1048093481</text:p>
          </table:table-cell>
          <table:table-cell table:style-name="ce3" office:value-type="float" office:value="1812998148" calcext:value-type="float">
            <text:p>1812998148</text:p>
          </table:table-cell>
          <table:table-cell table:style-name="ce3" office:value-type="float" office:value="426473803" calcext:value-type="float">
            <text:p>426473803</text:p>
          </table:table-cell>
          <table:table-cell table:style-name="ce3" office:value-type="float" office:value="2160" calcext:value-type="float">
            <text:p>21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646254271" calcext:value-type="float">
            <text:p>1646254271</text:p>
          </table:table-cell>
          <table:table-cell table:style-name="ce3" office:value-type="float" office:value="1815377932" calcext:value-type="float">
            <text:p>1815377932</text:p>
          </table:table-cell>
          <table:table-cell table:style-name="ce3" office:value-type="float" office:value="1505444668" calcext:value-type="float">
            <text:p>1505444668</text:p>
          </table:table-cell>
          <table:table-cell table:style-name="ce3" office:value-type="float" office:value="2352" calcext:value-type="float">
            <text:p>23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416211865" calcext:value-type="float">
            <text:p>416211865</text:p>
          </table:table-cell>
          <table:table-cell table:style-name="ce3" office:value-type="float" office:value="1017735203" calcext:value-type="float">
            <text:p>1017735203</text:p>
          </table:table-cell>
          <table:table-cell table:style-name="ce3" office:value-type="float" office:value="1003972986" calcext:value-type="float">
            <text:p>1003972986</text:p>
          </table:table-cell>
          <table:table-cell table:style-name="ce3" office:value-type="float" office:value="2544" calcext:value-type="float">
            <text:p>25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18573518" calcext:value-type="float">
            <text:p>918573518</text:p>
          </table:table-cell>
          <table:table-cell table:style-name="ce3" office:value-type="float" office:value="505362537" calcext:value-type="float">
            <text:p>505362537</text:p>
          </table:table-cell>
          <table:table-cell table:style-name="ce3" office:value-type="float" office:value="1696728171" calcext:value-type="float">
            <text:p>1696728171</text:p>
          </table:table-cell>
          <table:table-cell table:style-name="ce3" office:value-type="float" office:value="2736" calcext:value-type="float">
            <text:p>27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5171553" calcext:value-type="float">
            <text:p>205171553</text:p>
          </table:table-cell>
          <table:table-cell table:style-name="ce3" office:value-type="float" office:value="315009338" calcext:value-type="float">
            <text:p>315009338</text:p>
          </table:table-cell>
          <table:table-cell table:style-name="ce3" office:value-type="float" office:value="421495721" calcext:value-type="float">
            <text:p>421495721</text:p>
          </table:table-cell>
          <table:table-cell table:style-name="ce3" office:value-type="float" office:value="2929" calcext:value-type="float">
            <text:p>29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607036230" calcext:value-type="float">
            <text:p>1607036230</text:p>
          </table:table-cell>
          <table:table-cell table:style-name="ce3" office:value-type="float" office:value="1636694957" calcext:value-type="float">
            <text:p>1636694957</text:p>
          </table:table-cell>
          <table:table-cell table:style-name="ce3" office:value-type="float" office:value="1199680133" calcext:value-type="float">
            <text:p>1199680133</text:p>
          </table:table-cell>
          <table:table-cell table:style-name="ce3" office:value-type="float" office:value="3122" calcext:value-type="float">
            <text:p>31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56076713" calcext:value-type="float">
            <text:p>556076713</text:p>
          </table:table-cell>
          <table:table-cell table:style-name="ce3" office:value-type="float" office:value="542569223" calcext:value-type="float">
            <text:p>542569223</text:p>
          </table:table-cell>
          <table:table-cell table:style-name="ce3" office:value-type="float" office:value="422913868" calcext:value-type="float">
            <text:p>422913868</text:p>
          </table:table-cell>
          <table:table-cell table:style-name="ce3" office:value-type="float" office:value="3315" calcext:value-type="float">
            <text:p>331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2479295" calcext:value-type="float">
            <text:p>132479295</text:p>
          </table:table-cell>
          <table:table-cell table:style-name="ce3" office:value-type="float" office:value="1410062613" calcext:value-type="float">
            <text:p>1410062613</text:p>
          </table:table-cell>
          <table:table-cell table:style-name="ce3" office:value-type="float" office:value="1135608513" calcext:value-type="float">
            <text:p>1135608513</text:p>
          </table:table-cell>
          <table:table-cell table:style-name="ce3" office:value-type="float" office:value="3508" calcext:value-type="float">
            <text:p>35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786451737" calcext:value-type="float">
            <text:p>1786451737</text:p>
          </table:table-cell>
          <table:table-cell table:style-name="ce3" office:value-type="float" office:value="1429769022" calcext:value-type="float">
            <text:p>1429769022</text:p>
          </table:table-cell>
          <table:table-cell table:style-name="ce3" office:value-type="float" office:value="6888436" calcext:value-type="float">
            <text:p>6888436</text:p>
          </table:table-cell>
          <table:table-cell table:style-name="ce3" office:value-type="float" office:value="3702" calcext:value-type="float">
            <text:p>37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925461070" calcext:value-type="float">
            <text:p>925461070</text:p>
          </table:table-cell>
          <table:table-cell table:style-name="ce3" office:value-type="float" office:value="182952377" calcext:value-type="float">
            <text:p>182952377</text:p>
          </table:table-cell>
          <table:table-cell table:style-name="ce3" office:value-type="float" office:value="2061147973" calcext:value-type="float">
            <text:p>2061147973</text:p>
          </table:table-cell>
          <table:table-cell table:style-name="ce3" office:value-type="float" office:value="3896" calcext:value-type="float">
            <text:p>38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1025" calcext:value-type="float">
            <text:p>141025</text:p>
          </table:table-cell>
          <table:table-cell table:style-name="ce3" office:value-type="float" office:value="1114629418" calcext:value-type="float">
            <text:p>1114629418</text:p>
          </table:table-cell>
          <table:table-cell table:style-name="ce3" office:value-type="float" office:value="1781053526" calcext:value-type="float">
            <text:p>1781053526</text:p>
          </table:table-cell>
          <table:table-cell table:style-name="ce3" office:value-type="float" office:value="4090" calcext:value-type="float">
            <text:p>40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22723526" calcext:value-type="float">
            <text:p>222723526</text:p>
          </table:table-cell>
          <table:table-cell table:style-name="ce3" office:value-type="float" office:value="746172285" calcext:value-type="float">
            <text:p>746172285</text:p>
          </table:table-cell>
          <table:table-cell table:style-name="ce3" office:value-type="float" office:value="1491527468" calcext:value-type="float">
            <text:p>1491527468</text:p>
          </table:table-cell>
          <table:table-cell table:style-name="ce3" office:value-type="float" office:value="4284" calcext:value-type="float">
            <text:p>42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50303017" calcext:value-type="float">
            <text:p>250303017</text:p>
          </table:table-cell>
          <table:table-cell table:style-name="ce3" office:value-type="float" office:value="887754359" calcext:value-type="float">
            <text:p>887754359</text:p>
          </table:table-cell>
          <table:table-cell table:style-name="ce3" office:value-type="float" office:value="747584111" calcext:value-type="float">
            <text:p>747584111</text:p>
          </table:table-cell>
          <table:table-cell table:style-name="ce3" office:value-type="float" office:value="4478" calcext:value-type="float">
            <text:p>447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69823935" calcext:value-type="float">
            <text:p>2069823935</text:p>
          </table:table-cell>
          <table:table-cell table:style-name="ce3" office:value-type="float" office:value="758459236" calcext:value-type="float">
            <text:p>758459236</text:p>
          </table:table-cell>
          <table:table-cell table:style-name="ce3" office:value-type="float" office:value="112647633" calcext:value-type="float">
            <text:p>112647633</text:p>
          </table:table-cell>
          <table:table-cell table:style-name="ce3" office:value-type="float" office:value="4672" calcext:value-type="float">
            <text:p>46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43261592" calcext:value-type="float">
            <text:p>443261592</text:p>
          </table:table-cell>
          <table:table-cell table:style-name="ce3" office:value-type="float" office:value="855867947" calcext:value-type="float">
            <text:p>855867947</text:p>
          </table:table-cell>
          <table:table-cell table:style-name="ce3" office:value-type="float" office:value="282741894" calcext:value-type="float">
            <text:p>282741894</text:p>
          </table:table-cell>
          <table:table-cell table:style-name="ce3" office:value-type="float" office:value="4867" calcext:value-type="float">
            <text:p>486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76801831" calcext:value-type="float">
            <text:p>276801831</text:p>
          </table:table-cell>
          <table:table-cell table:style-name="ce3" office:value-type="float" office:value="456492673" calcext:value-type="float">
            <text:p>456492673</text:p>
          </table:table-cell>
          <table:table-cell table:style-name="ce3" office:value-type="float" office:value="1804987355" calcext:value-type="float">
            <text:p>1804987355</text:p>
          </table:table-cell>
          <table:table-cell table:style-name="ce3" office:value-type="float" office:value="5062" calcext:value-type="float">
            <text:p>50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58792049" calcext:value-type="float">
            <text:p>758792049</text:p>
          </table:table-cell>
          <table:table-cell table:style-name="ce3" office:value-type="float" office:value="1478595458" calcext:value-type="float">
            <text:p>1478595458</text:p>
          </table:table-cell>
          <table:table-cell table:style-name="ce3" office:value-type="float" office:value="37528176" calcext:value-type="float">
            <text:p>37528176</text:p>
          </table:table-cell>
          <table:table-cell table:style-name="ce3" office:value-type="float" office:value="5257" calcext:value-type="float">
            <text:p>525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60065719" calcext:value-type="float">
            <text:p>1260065719</text:p>
          </table:table-cell>
          <table:table-cell table:style-name="ce3" office:value-type="float" office:value="468105861" calcext:value-type="float">
            <text:p>468105861</text:p>
          </table:table-cell>
          <table:table-cell table:style-name="ce3" office:value-type="float" office:value="651148182" calcext:value-type="float">
            <text:p>651148182</text:p>
          </table:table-cell>
          <table:table-cell table:style-name="ce3" office:value-type="float" office:value="5452" calcext:value-type="float">
            <text:p>54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88286304" calcext:value-type="float">
            <text:p>1588286304</text:p>
          </table:table-cell>
          <table:table-cell table:style-name="ce3" office:value-type="float" office:value="238628751" calcext:value-type="float">
            <text:p>238628751</text:p>
          </table:table-cell>
          <table:table-cell table:style-name="ce3" office:value-type="float" office:value="1361781529" calcext:value-type="float">
            <text:p>1361781529</text:p>
          </table:table-cell>
          <table:table-cell table:style-name="ce3" office:value-type="float" office:value="5648" calcext:value-type="float">
            <text:p>56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06166688" calcext:value-type="float">
            <text:p>1106166688</text:p>
          </table:table-cell>
          <table:table-cell table:style-name="ce3" office:value-type="float" office:value="1513787053" calcext:value-type="float">
            <text:p>1513787053</text:p>
          </table:table-cell>
          <table:table-cell table:style-name="ce3" office:value-type="float" office:value="1333405271" calcext:value-type="float">
            <text:p>1333405271</text:p>
          </table:table-cell>
          <table:table-cell table:style-name="ce3" office:value-type="float" office:value="5844" calcext:value-type="float">
            <text:p>58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577584479" calcext:value-type="float">
            <text:p>577584479</text:p>
          </table:table-cell>
          <table:table-cell table:style-name="ce3" office:value-type="float" office:value="492612614" calcext:value-type="float">
            <text:p>492612614</text:p>
          </table:table-cell>
          <table:table-cell table:style-name="ce3" office:value-type="float" office:value="1389911035" calcext:value-type="float">
            <text:p>1389911035</text:p>
          </table:table-cell>
          <table:table-cell table:style-name="ce3" office:value-type="float" office:value="6040" calcext:value-type="float">
            <text:p>60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836249593" calcext:value-type="float">
            <text:p>836249593</text:p>
          </table:table-cell>
          <table:table-cell table:style-name="ce3" office:value-type="float" office:value="68944914" calcext:value-type="float">
            <text:p>68944914</text:p>
          </table:table-cell>
          <table:table-cell table:style-name="ce3" office:value-type="float" office:value="160123311" calcext:value-type="float">
            <text:p>160123311</text:p>
          </table:table-cell>
          <table:table-cell table:style-name="ce3" office:value-type="float" office:value="6236" calcext:value-type="float">
            <text:p>62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13917039" calcext:value-type="float">
            <text:p>1713917039</text:p>
          </table:table-cell>
          <table:table-cell table:style-name="ce3" office:value-type="float" office:value="275123254" calcext:value-type="float">
            <text:p>275123254</text:p>
          </table:table-cell>
          <table:table-cell table:style-name="ce3" office:value-type="float" office:value="947875521" calcext:value-type="float">
            <text:p>947875521</text:p>
          </table:table-cell>
          <table:table-cell table:style-name="ce3" office:value-type="float" office:value="6432" calcext:value-type="float">
            <text:p>64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605503848" calcext:value-type="float">
            <text:p>1605503848</text:p>
          </table:table-cell>
          <table:table-cell table:style-name="ce3" office:value-type="float" office:value="1030235298" calcext:value-type="float">
            <text:p>1030235298</text:p>
          </table:table-cell>
          <table:table-cell table:style-name="ce3" office:value-type="float" office:value="1005218161" calcext:value-type="float">
            <text:p>1005218161</text:p>
          </table:table-cell>
          <table:table-cell table:style-name="ce3" office:value-type="float" office:value="6628" calcext:value-type="float">
            <text:p>66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71136215" calcext:value-type="float">
            <text:p>571136215</text:p>
          </table:table-cell>
          <table:table-cell table:style-name="ce3" office:value-type="float" office:value="1557818853" calcext:value-type="float">
            <text:p>1557818853</text:p>
          </table:table-cell>
          <table:table-cell table:style-name="ce3" office:value-type="float" office:value="1761471740" calcext:value-type="float">
            <text:p>1761471740</text:p>
          </table:table-cell>
          <table:table-cell table:style-name="ce3" office:value-type="float" office:value="6825" calcext:value-type="float">
            <text:p>68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81942592" calcext:value-type="float">
            <text:p>1981942592</text:p>
          </table:table-cell>
          <table:table-cell table:style-name="ce3" office:value-type="float" office:value="74729902" calcext:value-type="float">
            <text:p>74729902</text:p>
          </table:table-cell>
          <table:table-cell table:style-name="ce3" office:value-type="float" office:value="806276759" calcext:value-type="float">
            <text:p>806276759</text:p>
          </table:table-cell>
          <table:table-cell table:style-name="ce3" office:value-type="float" office:value="7022" calcext:value-type="float">
            <text:p>70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890279615" calcext:value-type="float">
            <text:p>890279615</text:p>
          </table:table-cell>
          <table:table-cell table:style-name="ce3" office:value-type="float" office:value="1460329738" calcext:value-type="float">
            <text:p>1460329738</text:p>
          </table:table-cell>
          <table:table-cell table:style-name="ce3" office:value-type="float" office:value="722080370" calcext:value-type="float">
            <text:p>722080370</text:p>
          </table:table-cell>
          <table:table-cell table:style-name="ce3" office:value-type="float" office:value="7219" calcext:value-type="float">
            <text:p>721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10913688" calcext:value-type="float">
            <text:p>1410913688</text:p>
          </table:table-cell>
          <table:table-cell table:style-name="ce3" office:value-type="float" office:value="1646958365" calcext:value-type="float">
            <text:p>1646958365</text:p>
          </table:table-cell>
          <table:table-cell table:style-name="ce3" office:value-type="float" office:value="921445179" calcext:value-type="float">
            <text:p>921445179</text:p>
          </table:table-cell>
          <table:table-cell table:style-name="ce3" office:value-type="float" office:value="7416" calcext:value-type="float">
            <text:p>74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11913000" calcext:value-type="float">
            <text:p>711913000</text:p>
          </table:table-cell>
          <table:table-cell table:style-name="ce3" office:value-type="float" office:value="1033684310" calcext:value-type="float">
            <text:p>1033684310</text:p>
          </table:table-cell>
          <table:table-cell table:style-name="ce3" office:value-type="float" office:value="1169009697" calcext:value-type="float">
            <text:p>1169009697</text:p>
          </table:table-cell>
          <table:table-cell table:style-name="ce3" office:value-type="float" office:value="7614" calcext:value-type="float">
            <text:p>761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490387991" calcext:value-type="float">
            <text:p>1490387991</text:p>
          </table:table-cell>
          <table:table-cell table:style-name="ce3" office:value-type="float" office:value="2116833282" calcext:value-type="float">
            <text:p>2116833282</text:p>
          </table:table-cell>
          <table:table-cell table:style-name="ce3" office:value-type="float" office:value="1396304120" calcext:value-type="float">
            <text:p>1396304120</text:p>
          </table:table-cell>
          <table:table-cell table:style-name="ce3" office:value-type="float" office:value="7812" calcext:value-type="float">
            <text:p>78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01694465" calcext:value-type="float">
            <text:p>701694465</text:p>
          </table:table-cell>
          <table:table-cell table:style-name="ce3" office:value-type="float" office:value="1250357253" calcext:value-type="float">
            <text:p>1250357253</text:p>
          </table:table-cell>
          <table:table-cell table:style-name="ce3" office:value-type="float" office:value="966467785" calcext:value-type="float">
            <text:p>966467785</text:p>
          </table:table-cell>
          <table:table-cell table:style-name="ce3" office:value-type="float" office:value="8010" calcext:value-type="float">
            <text:p>80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546162086" calcext:value-type="float">
            <text:p>1546162086</text:p>
          </table:table-cell>
          <table:table-cell table:style-name="ce3" office:value-type="float" office:value="1335480334" calcext:value-type="float">
            <text:p>1335480334</text:p>
          </table:table-cell>
          <table:table-cell table:style-name="ce3" office:value-type="float" office:value="105961772" calcext:value-type="float">
            <text:p>105961772</text:p>
          </table:table-cell>
          <table:table-cell table:style-name="ce3" office:value-type="float" office:value="8208" calcext:value-type="float">
            <text:p>82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794038602" calcext:value-type="float">
            <text:p>1794038602</text:p>
          </table:table-cell>
          <table:table-cell table:style-name="ce3" office:value-type="float" office:value="1054568489" calcext:value-type="float">
            <text:p>1054568489</text:p>
          </table:table-cell>
          <table:table-cell table:style-name="ce3" office:value-type="float" office:value="850995026" calcext:value-type="float">
            <text:p>850995026</text:p>
          </table:table-cell>
          <table:table-cell table:style-name="ce3" office:value-type="float" office:value="8406" calcext:value-type="float">
            <text:p>840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736365894" calcext:value-type="float">
            <text:p>1736365894</text:p>
          </table:table-cell>
          <table:table-cell table:style-name="ce3" office:value-type="float" office:value="750473339" calcext:value-type="float">
            <text:p>750473339</text:p>
          </table:table-cell>
          <table:table-cell table:style-name="ce3" office:value-type="float" office:value="1683475874" calcext:value-type="float">
            <text:p>1683475874</text:p>
          </table:table-cell>
          <table:table-cell table:style-name="ce3" office:value-type="float" office:value="8604" calcext:value-type="float">
            <text:p>86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46287785" calcext:value-type="float">
            <text:p>946287785</text:p>
          </table:table-cell>
          <table:table-cell table:style-name="ce3" office:value-type="float" office:value="1454174576" calcext:value-type="float">
            <text:p>1454174576</text:p>
          </table:table-cell>
          <table:table-cell table:style-name="ce3" office:value-type="float" office:value="567715865" calcext:value-type="float">
            <text:p>567715865</text:p>
          </table:table-cell>
          <table:table-cell table:style-name="ce3" office:value-type="float" office:value="8803" calcext:value-type="float">
            <text:p>880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142389054" calcext:value-type="float">
            <text:p>2142389054</text:p>
          </table:table-cell>
          <table:table-cell table:style-name="ce3" office:value-type="float" office:value="1970721871" calcext:value-type="float">
            <text:p>1970721871</text:p>
          </table:table-cell>
          <table:table-cell table:style-name="ce3" office:value-type="float" office:value="1200882791" calcext:value-type="float">
            <text:p>1200882791</text:p>
          </table:table-cell>
          <table:table-cell table:style-name="ce3" office:value-type="float" office:value="9002" calcext:value-type="float">
            <text:p>90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74504561" calcext:value-type="float">
            <text:p>274504561</text:p>
          </table:table-cell>
          <table:table-cell table:style-name="ce3" office:value-type="float" office:value="884178157" calcext:value-type="float">
            <text:p>884178157</text:p>
          </table:table-cell>
          <table:table-cell table:style-name="ce3" office:value-type="float" office:value="150288334" calcext:value-type="float">
            <text:p>150288334</text:p>
          </table:table-cell>
          <table:table-cell table:style-name="ce3" office:value-type="float" office:value="9201" calcext:value-type="float">
            <text:p>920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03280823" calcext:value-type="float">
            <text:p>803280823</text:p>
          </table:table-cell>
          <table:table-cell table:style-name="ce3" office:value-type="float" office:value="453473991" calcext:value-type="float">
            <text:p>453473991</text:p>
          </table:table-cell>
          <table:table-cell table:style-name="ce3" office:value-type="float" office:value="41497239" calcext:value-type="float">
            <text:p>41497239</text:p>
          </table:table-cell>
          <table:table-cell table:style-name="ce3" office:value-type="float" office:value="9400" calcext:value-type="float">
            <text:p>94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658580833" calcext:value-type="float">
            <text:p>1658580833</text:p>
          </table:table-cell>
          <table:table-cell table:style-name="ce3" office:value-type="float" office:value="1205691476" calcext:value-type="float">
            <text:p>1205691476</text:p>
          </table:table-cell>
          <table:table-cell table:style-name="ce3" office:value-type="float" office:value="1598551316" calcext:value-type="float">
            <text:p>1598551316</text:p>
          </table:table-cell>
          <table:table-cell table:style-name="ce3" office:value-type="float" office:value="9600" calcext:value-type="float">
            <text:p>9600</text:p>
          </table:table-cell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 table:number-columns-repeated="1000"/>
          <table:table-cell table:number-columns-repeated="23"/>
        </table:table-row>
        <table:table-row table:style-name="ro1" table:number-rows-repeated="1047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10" table:style-name="ta2">
        <table:shapes>
          <draw:frame draw:z-index="0" draw:style-name="gr2" draw:text-style-name="P1" svg:width="15.4087in" svg:height="8.7618in" svg:x="5.348in" svg:y="1.1362in">
            <draw:object draw:notify-on-update-of-ranges="q10.A2:q10.A2 q10.A3:q10.A100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7" table:default-cell-style-name="ce19"/>
        <table:table-column table:style-name="co8" table:number-columns-repeated="16" table:default-cell-style-name="Default"/>
        <table:table-row table:style-name="ro1">
          <table:table-cell table:style-name="ce11"/>
          <table:table-cell table:number-columns-repeated="16"/>
        </table:table-row>
        <table:table-row table:style-name="ro1">
          <table:table-cell table:style-name="ce12" office:value-type="string" calcext:value-type="string">
            <text:p>Exp</text:p>
          </table:table-cell>
          <table:table-cell table:number-columns-repeated="16"/>
        </table:table-row>
        <table:table-row table:style-name="ro1">
          <table:table-cell table:style-name="ce17" office:value-type="float" office:value="1.07664179229122" calcext:value-type="float">
            <text:p>1.07664179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Var(X)</text:p>
          </table:table-cell>
          <table:table-cell table:formula="of:=1/(0.36*0.36)" office:value-type="float" office:value="7.71604938271605" calcext:value-type="float">
            <text:p>7.71604938271605</text:p>
          </table:table-cell>
        </table:table-row>
        <table:table-row table:style-name="ro1">
          <table:table-cell table:style-name="ce17" office:value-type="float" office:value="1.75576553951288" calcext:value-type="float">
            <text:p>1.755765540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E(X)</text:p>
          </table:table-cell>
          <table:table-cell table:formula="of:=1/0.36" office:value-type="float" office:value="2.77777777777778" calcext:value-type="float">
            <text:p>2.77777777777778</text:p>
          </table:table-cell>
        </table:table-row>
        <table:table-row table:style-name="ro1">
          <table:table-cell table:style-name="ce17" office:value-type="float" office:value="2.49302306473447" calcext:value-type="float">
            <text:p>2.493023065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style-name="ce17" office:value-type="float" office:value="0.145996348447573" calcext:value-type="float">
            <text:p>0.145996348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style-name="ce17" office:value-type="float" office:value="1.33876797375678" calcext:value-type="float">
            <text:p>1.338767974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style-name="ce17" office:value-type="float" office:value="6.46911198510308" calcext:value-type="float">
            <text:p>6.469111985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table:style-name="ce17" office:value-type="float" office:value="0.813307652509436" calcext:value-type="float">
            <text:p>0.813307653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table:style-name="ce17" office:value-type="float" office:value="3.42393188220017" calcext:value-type="float">
            <text:p>3.423931882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table:style-name="ce17" office:value-type="float" office:value="3.92423452258569" calcext:value-type="float">
            <text:p>3.924234523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table:style-name="ce17" office:value-type="float" office:value="1.54387813986479" calcext:value-type="float">
            <text:p>1.543878140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table:style-name="ce17" office:value-type="float" office:value="1.66452542930842" calcext:value-type="float">
            <text:p>1.664525429</text:p>
          </table:table-cell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table:style-name="ce17" office:value-type="float" office:value="2.36855035593082" calcext:value-type="float">
            <text:p>2.368550356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table:style-name="ce17" office:value-type="float" office:value="8.49036209259963" calcext:value-type="float">
            <text:p>8.490362093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table:style-name="ce17" office:value-type="float" office:value="2.43039375295336" calcext:value-type="float">
            <text:p>2.430393753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table:style-name="ce17" office:value-type="float" office:value="0.160040155001945" calcext:value-type="float">
            <text:p>0.160040155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table:style-name="ce17" office:value-type="float" office:value="9.02663673640974" calcext:value-type="float">
            <text:p>9.026636736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table:style-name="ce17" office:value-type="float" office:value="3.99047632884037" calcext:value-type="float">
            <text:p>3.990476329</text:p>
          </table:table-cell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table:style-name="ce17" office:value-type="float" office:value="14.7118423924316" calcext:value-type="float">
            <text:p>14.711842392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table:style-name="ce17" office:value-type="float" office:value="3.66274690908223" calcext:value-type="float">
            <text:p>3.662746909</text:p>
          </table:table-cell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table:style-name="ce17" office:value-type="float" office:value="0.514368802553087" calcext:value-type="float">
            <text:p>0.514368803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style-name="ce17" office:value-type="float" office:value="6.65020135678535" calcext:value-type="float">
            <text:p>6.650201357</text:p>
          </table:table-cell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table:style-name="ce17" office:value-type="float" office:value="6.24308693752974" calcext:value-type="float">
            <text:p>6.243086938</text:p>
          </table:table-cell>
          <table:table-cell office:value-type="float" office:value="22" calcext:value-type="float">
            <text:p>22</text:p>
          </table:table-cell>
          <table:table-cell table:number-columns-repeated="15"/>
        </table:table-row>
        <table:table-row table:style-name="ro1">
          <table:table-cell table:style-name="ce17" office:value-type="float" office:value="1.19823613393786" calcext:value-type="float">
            <text:p>1.198236134</text:p>
          </table:table-cell>
          <table:table-cell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table:style-name="ce17" office:value-type="float" office:value="0.149231403168886" calcext:value-type="float">
            <text:p>0.149231403</text:p>
          </table:table-cell>
          <table:table-cell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table:style-name="ce17" office:value-type="float" office:value="2.71060525573222" calcext:value-type="float">
            <text:p>2.710605256</text:p>
          </table:table-cell>
          <table:table-cell office:value-type="float" office:value="25" calcext:value-type="float">
            <text:p>25</text:p>
          </table:table-cell>
          <table:table-cell table:number-columns-repeated="15"/>
        </table:table-row>
        <table:table-row table:style-name="ro1">
          <table:table-cell table:style-name="ce17" office:value-type="float" office:value="3.41131205985599" calcext:value-type="float">
            <text:p>3.411312060</text:p>
          </table:table-cell>
          <table:table-cell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table:style-name="ce17" office:value-type="float" office:value="1.79787611241593" calcext:value-type="float">
            <text:p>1.797876112</text:p>
          </table:table-cell>
          <table:table-cell office:value-type="float" office:value="27" calcext:value-type="float">
            <text:p>27</text:p>
          </table:table-cell>
          <table:table-cell table:number-columns-repeated="15"/>
        </table:table-row>
        <table:table-row table:style-name="ro1">
          <table:table-cell table:style-name="ce17" office:value-type="float" office:value="0.855540972651042" calcext:value-type="float">
            <text:p>0.855540973</text:p>
          </table:table-cell>
          <table:table-cell office:value-type="float" office:value="28" calcext:value-type="float">
            <text:p>28</text:p>
          </table:table-cell>
          <table:table-cell table:number-columns-repeated="15"/>
        </table:table-row>
        <table:table-row table:style-name="ro1">
          <table:table-cell table:style-name="ce17" office:value-type="float" office:value="0.680635658968287" calcext:value-type="float">
            <text:p>0.680635659</text:p>
          </table:table-cell>
          <table:table-cell office:value-type="float" office:value="29" calcext:value-type="float">
            <text:p>29</text:p>
          </table:table-cell>
          <table:table-cell table:number-columns-repeated="15"/>
        </table:table-row>
        <table:table-row table:style-name="ro1">
          <table:table-cell table:style-name="ce17" office:value-type="float" office:value="1.61457175289708" calcext:value-type="float">
            <text:p>1.614571753</text:p>
          </table:table-cell>
          <table:table-cell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 table:style-name="ce17" office:value-type="float" office:value="1.35900449911453" calcext:value-type="float">
            <text:p>1.359004499</text:p>
          </table:table-cell>
          <table:table-cell office:value-type="float" office:value="31" calcext:value-type="float">
            <text:p>31</text:p>
          </table:table-cell>
          <table:table-cell table:number-columns-repeated="15"/>
        </table:table-row>
        <table:table-row table:style-name="ro1">
          <table:table-cell table:style-name="ce17" office:value-type="float" office:value="1.48239233190231" calcext:value-type="float">
            <text:p>1.482392332</text:p>
          </table:table-cell>
          <table:table-cell office:value-type="float" office:value="32" calcext:value-type="float">
            <text:p>32</text:p>
          </table:table-cell>
          <table:table-cell table:number-columns-repeated="15"/>
        </table:table-row>
        <table:table-row table:style-name="ro1">
          <table:table-cell table:style-name="ce17" office:value-type="float" office:value="2.49015345338153" calcext:value-type="float">
            <text:p>2.490153453</text:p>
          </table:table-cell>
          <table:table-cell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table:style-name="ce17" office:value-type="float" office:value="10.7476343256596" calcext:value-type="float">
            <text:p>10.747634326</text:p>
          </table:table-cell>
          <table:table-cell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table:style-name="ce17" office:value-type="float" office:value="0.246915671687839" calcext:value-type="float">
            <text:p>0.246915672</text:p>
          </table:table-cell>
          <table:table-cell office:value-type="float" office:value="35" calcext:value-type="float">
            <text:p>35</text:p>
          </table:table-cell>
          <table:table-cell table:number-columns-repeated="15"/>
        </table:table-row>
        <table:table-row table:style-name="ro1">
          <table:table-cell table:style-name="ce17" office:value-type="float" office:value="0.0463262644192153" calcext:value-type="float">
            <text:p>0.046326264</text:p>
          </table:table-cell>
          <table:table-cell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table:style-name="ce17" office:value-type="float" office:value="3.71573189163014" calcext:value-type="float">
            <text:p>3.715731892</text:p>
          </table:table-cell>
          <table:table-cell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table:style-name="ce17" office:value-type="float" office:value="1.29491965196751" calcext:value-type="float">
            <text:p>1.294919652</text:p>
          </table:table-cell>
          <table:table-cell office:value-type="float" office:value="38" calcext:value-type="float">
            <text:p>38</text:p>
          </table:table-cell>
          <table:table-cell table:number-columns-repeated="15"/>
        </table:table-row>
        <table:table-row table:style-name="ro1">
          <table:table-cell table:style-name="ce17" office:value-type="float" office:value="1.21235323339204" calcext:value-type="float">
            <text:p>1.212353233</text:p>
          </table:table-cell>
          <table:table-cell office:value-type="float" office:value="39" calcext:value-type="float">
            <text:p>39</text:p>
          </table:table-cell>
          <table:table-cell table:number-columns-repeated="15"/>
        </table:table-row>
        <table:table-row table:style-name="ro1">
          <table:table-cell table:style-name="ce17" office:value-type="float" office:value="1.18985513333842" calcext:value-type="float">
            <text:p>1.189855133</text:p>
          </table:table-cell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table:style-name="ce17" office:value-type="float" office:value="0.0182004985579827" calcext:value-type="float">
            <text:p>0.018200499</text:p>
          </table:table-cell>
          <table:table-cell office:value-type="float" office:value="41" calcext:value-type="float">
            <text:p>41</text:p>
          </table:table-cell>
          <table:table-cell table:number-columns-repeated="15"/>
        </table:table-row>
        <table:table-row table:style-name="ro1">
          <table:table-cell table:style-name="ce17" office:value-type="float" office:value="2.26750166637312" calcext:value-type="float">
            <text:p>2.267501666</text:p>
          </table:table-cell>
          <table:table-cell office:value-type="float" office:value="42" calcext:value-type="float">
            <text:p>42</text:p>
          </table:table-cell>
          <table:table-cell table:number-columns-repeated="15"/>
        </table:table-row>
        <table:table-row table:style-name="ro1">
          <table:table-cell table:style-name="ce17" office:value-type="float" office:value="0.751489894381497" calcext:value-type="float">
            <text:p>0.751489894</text:p>
          </table:table-cell>
          <table:table-cell office:value-type="float" office:value="43" calcext:value-type="float">
            <text:p>43</text:p>
          </table:table-cell>
          <table:table-cell table:number-columns-repeated="15"/>
        </table:table-row>
        <table:table-row table:style-name="ro1">
          <table:table-cell table:style-name="ce17" office:value-type="float" office:value="0.0634539394886092" calcext:value-type="float">
            <text:p>0.063453939</text:p>
          </table:table-cell>
          <table:table-cell office:value-type="float" office:value="44" calcext:value-type="float">
            <text:p>44</text:p>
          </table:table-cell>
          <table:table-cell table:number-columns-repeated="15"/>
        </table:table-row>
        <table:table-row table:style-name="ro1">
          <table:table-cell table:style-name="ce17" office:value-type="float" office:value="3.3240052510421" calcext:value-type="float">
            <text:p>3.324005251</text:p>
          </table:table-cell>
          <table:table-cell office:value-type="float" office:value="45" calcext:value-type="float">
            <text:p>45</text:p>
          </table:table-cell>
          <table:table-cell table:number-columns-repeated="15"/>
        </table:table-row>
        <table:table-row table:style-name="ro1">
          <table:table-cell table:style-name="ce17" office:value-type="float" office:value="5.0535956275215" calcext:value-type="float">
            <text:p>5.053595628</text:p>
          </table:table-cell>
          <table:table-cell office:value-type="float" office:value="46" calcext:value-type="float">
            <text:p>46</text:p>
          </table:table-cell>
          <table:table-cell table:number-columns-repeated="15"/>
        </table:table-row>
        <table:table-row table:style-name="ro1">
          <table:table-cell table:style-name="ce17" office:value-type="float" office:value="1.60266609157737" calcext:value-type="float">
            <text:p>1.602666092</text:p>
          </table:table-cell>
          <table:table-cell office:value-type="float" office:value="47" calcext:value-type="float">
            <text:p>47</text:p>
          </table:table-cell>
          <table:table-cell table:number-columns-repeated="15"/>
        </table:table-row>
        <table:table-row table:style-name="ro1">
          <table:table-cell table:style-name="ce17" office:value-type="float" office:value="0.349628470244892" calcext:value-type="float">
            <text:p>0.349628470</text:p>
          </table:table-cell>
          <table:table-cell office:value-type="float" office:value="48" calcext:value-type="float">
            <text:p>48</text:p>
          </table:table-cell>
          <table:table-cell table:number-columns-repeated="15"/>
        </table:table-row>
        <table:table-row table:style-name="ro1">
          <table:table-cell table:style-name="ce17" office:value-type="float" office:value="0.886466213255899" calcext:value-type="float">
            <text:p>0.886466213</text:p>
          </table:table-cell>
          <table:table-cell office:value-type="float" office:value="49" calcext:value-type="float">
            <text:p>49</text:p>
          </table:table-cell>
          <table:table-cell table:number-columns-repeated="15"/>
        </table:table-row>
        <table:table-row table:style-name="ro1">
          <table:table-cell table:style-name="ce17" office:value-type="float" office:value="4.12004609540343" calcext:value-type="float">
            <text:p>4.120046095</text:p>
          </table:table-cell>
          <table:table-cell office:value-type="float" office:value="50" calcext:value-type="float">
            <text:p>50</text:p>
          </table:table-cell>
          <table:table-cell table:number-columns-repeated="15"/>
        </table:table-row>
        <table:table-row table:style-name="ro1">
          <table:table-cell table:style-name="ce17" office:value-type="float" office:value="7.32109639354412" calcext:value-type="float">
            <text:p>7.321096394</text:p>
          </table:table-cell>
          <table:table-cell office:value-type="float" office:value="51" calcext:value-type="float">
            <text:p>51</text:p>
          </table:table-cell>
          <table:table-cell table:number-columns-repeated="15"/>
        </table:table-row>
        <table:table-row table:style-name="ro1">
          <table:table-cell table:style-name="ce17" office:value-type="float" office:value="2.91275585256816" calcext:value-type="float">
            <text:p>2.912755853</text:p>
          </table:table-cell>
          <table:table-cell office:value-type="float" office:value="52" calcext:value-type="float">
            <text:p>52</text:p>
          </table:table-cell>
          <table:table-cell table:number-columns-repeated="15"/>
        </table:table-row>
        <table:table-row table:style-name="ro1">
          <table:table-cell table:style-name="ce17" office:value-type="float" office:value="3.84817404899285" calcext:value-type="float">
            <text:p>3.848174049</text:p>
          </table:table-cell>
          <table:table-cell office:value-type="float" office:value="53" calcext:value-type="float">
            <text:p>53</text:p>
          </table:table-cell>
          <table:table-cell table:number-columns-repeated="15"/>
        </table:table-row>
        <table:table-row table:style-name="ro1">
          <table:table-cell table:style-name="ce17" office:value-type="float" office:value="0.372262256765048" calcext:value-type="float">
            <text:p>0.372262257</text:p>
          </table:table-cell>
          <table:table-cell office:value-type="float" office:value="54" calcext:value-type="float">
            <text:p>54</text:p>
          </table:table-cell>
          <table:table-cell table:number-columns-repeated="15"/>
        </table:table-row>
        <table:table-row table:style-name="ro1">
          <table:table-cell table:style-name="ce17" office:value-type="float" office:value="9.7463083152474" calcext:value-type="float">
            <text:p>9.746308315</text:p>
          </table:table-cell>
          <table:table-cell office:value-type="float" office:value="55" calcext:value-type="float">
            <text:p>55</text:p>
          </table:table-cell>
          <table:table-cell table:number-columns-repeated="15"/>
        </table:table-row>
        <table:table-row table:style-name="ro1">
          <table:table-cell table:style-name="ce17" office:value-type="float" office:value="2.37498956379191" calcext:value-type="float">
            <text:p>2.374989564</text:p>
          </table:table-cell>
          <table:table-cell office:value-type="float" office:value="56" calcext:value-type="float">
            <text:p>56</text:p>
          </table:table-cell>
          <table:table-cell table:number-columns-repeated="15"/>
        </table:table-row>
        <table:table-row table:style-name="ro1">
          <table:table-cell table:style-name="ce17" office:value-type="float" office:value="3.31794127253654" calcext:value-type="float">
            <text:p>3.317941273</text:p>
          </table:table-cell>
          <table:table-cell office:value-type="float" office:value="57" calcext:value-type="float">
            <text:p>57</text:p>
          </table:table-cell>
          <table:table-cell table:number-columns-repeated="15"/>
        </table:table-row>
        <table:table-row table:style-name="ro1">
          <table:table-cell table:style-name="ce17" office:value-type="float" office:value="0.33145255654106" calcext:value-type="float">
            <text:p>0.331452557</text:p>
          </table:table-cell>
          <table:table-cell office:value-type="float" office:value="58" calcext:value-type="float">
            <text:p>58</text:p>
          </table:table-cell>
          <table:table-cell table:number-columns-repeated="15"/>
        </table:table-row>
        <table:table-row table:style-name="ro1">
          <table:table-cell table:style-name="ce17" office:value-type="float" office:value="2.36696680065156" calcext:value-type="float">
            <text:p>2.366966801</text:p>
          </table:table-cell>
          <table:table-cell office:value-type="float" office:value="59" calcext:value-type="float">
            <text:p>59</text:p>
          </table:table-cell>
          <table:table-cell table:number-columns-repeated="15"/>
        </table:table-row>
        <table:table-row table:style-name="ro1">
          <table:table-cell table:style-name="ce17" office:value-type="float" office:value="7.7904215602783" calcext:value-type="float">
            <text:p>7.790421560</text:p>
          </table:table-cell>
          <table:table-cell office:value-type="float" office:value="60" calcext:value-type="float">
            <text:p>60</text:p>
          </table:table-cell>
          <table:table-cell table:number-columns-repeated="15"/>
        </table:table-row>
        <table:table-row table:style-name="ro1">
          <table:table-cell table:style-name="ce17" office:value-type="float" office:value="1.9144703166485" calcext:value-type="float">
            <text:p>1.914470317</text:p>
          </table:table-cell>
          <table:table-cell office:value-type="float" office:value="61" calcext:value-type="float">
            <text:p>61</text:p>
          </table:table-cell>
          <table:table-cell table:number-columns-repeated="15"/>
        </table:table-row>
        <table:table-row table:style-name="ro1">
          <table:table-cell table:style-name="ce17" office:value-type="float" office:value="4.70986681830884" calcext:value-type="float">
            <text:p>4.709866818</text:p>
          </table:table-cell>
          <table:table-cell office:value-type="float" office:value="62" calcext:value-type="float">
            <text:p>62</text:p>
          </table:table-cell>
          <table:table-cell table:number-columns-repeated="15"/>
        </table:table-row>
        <table:table-row table:style-name="ro1">
          <table:table-cell table:style-name="ce17" office:value-type="float" office:value="0.600380529361663" calcext:value-type="float">
            <text:p>0.600380529</text:p>
          </table:table-cell>
          <table:table-cell office:value-type="float" office:value="63" calcext:value-type="float">
            <text:p>63</text:p>
          </table:table-cell>
          <table:table-cell table:number-columns-repeated="15"/>
        </table:table-row>
        <table:table-row table:style-name="ro1">
          <table:table-cell table:style-name="ce17" office:value-type="float" office:value="0.845601973336548" calcext:value-type="float">
            <text:p>0.845601973</text:p>
          </table:table-cell>
          <table:table-cell office:value-type="float" office:value="64" calcext:value-type="float">
            <text:p>64</text:p>
          </table:table-cell>
          <table:table-cell table:number-columns-repeated="15"/>
        </table:table-row>
        <table:table-row table:style-name="ro1">
          <table:table-cell table:style-name="ce17" office:value-type="float" office:value="2.72496971710686" calcext:value-type="float">
            <text:p>2.724969717</text:p>
          </table:table-cell>
          <table:table-cell office:value-type="float" office:value="65" calcext:value-type="float">
            <text:p>65</text:p>
          </table:table-cell>
          <table:table-cell table:number-columns-repeated="15"/>
        </table:table-row>
        <table:table-row table:style-name="ro1">
          <table:table-cell table:style-name="ce17" office:value-type="float" office:value="1.95652493582682" calcext:value-type="float">
            <text:p>1.956524936</text:p>
          </table:table-cell>
          <table:table-cell office:value-type="float" office:value="66" calcext:value-type="float">
            <text:p>66</text:p>
          </table:table-cell>
          <table:table-cell table:number-columns-repeated="15"/>
        </table:table-row>
        <table:table-row table:style-name="ro1">
          <table:table-cell table:style-name="ce17" office:value-type="float" office:value="0.112139641260003" calcext:value-type="float">
            <text:p>0.112139641</text:p>
          </table:table-cell>
          <table:table-cell office:value-type="float" office:value="67" calcext:value-type="float">
            <text:p>67</text:p>
          </table:table-cell>
          <table:table-cell table:number-columns-repeated="15"/>
        </table:table-row>
        <table:table-row table:style-name="ro1">
          <table:table-cell table:style-name="ce17" office:value-type="float" office:value="1.27410936058198" calcext:value-type="float">
            <text:p>1.274109361</text:p>
          </table:table-cell>
          <table:table-cell office:value-type="float" office:value="68" calcext:value-type="float">
            <text:p>68</text:p>
          </table:table-cell>
          <table:table-cell table:number-columns-repeated="15"/>
        </table:table-row>
        <table:table-row table:style-name="ro1">
          <table:table-cell table:style-name="ce17" office:value-type="float" office:value="0.433681890643372" calcext:value-type="float">
            <text:p>0.433681891</text:p>
          </table:table-cell>
          <table:table-cell office:value-type="float" office:value="69" calcext:value-type="float">
            <text:p>69</text:p>
          </table:table-cell>
          <table:table-cell table:number-columns-repeated="15"/>
        </table:table-row>
        <table:table-row table:style-name="ro1">
          <table:table-cell table:style-name="ce17" office:value-type="float" office:value="0.720461160477591" calcext:value-type="float">
            <text:p>0.720461160</text:p>
          </table:table-cell>
          <table:table-cell office:value-type="float" office:value="70" calcext:value-type="float">
            <text:p>70</text:p>
          </table:table-cell>
          <table:table-cell table:number-columns-repeated="15"/>
        </table:table-row>
        <table:table-row table:style-name="ro1">
          <table:table-cell table:style-name="ce17" office:value-type="float" office:value="0.0254298646079163" calcext:value-type="float">
            <text:p>0.025429865</text:p>
          </table:table-cell>
          <table:table-cell office:value-type="float" office:value="71" calcext:value-type="float">
            <text:p>71</text:p>
          </table:table-cell>
          <table:table-cell table:number-columns-repeated="15"/>
        </table:table-row>
        <table:table-row table:style-name="ro1">
          <table:table-cell table:style-name="ce17" office:value-type="float" office:value="1.09861114973539" calcext:value-type="float">
            <text:p>1.098611150</text:p>
          </table:table-cell>
          <table:table-cell office:value-type="float" office:value="72" calcext:value-type="float">
            <text:p>72</text:p>
          </table:table-cell>
          <table:table-cell table:number-columns-repeated="15"/>
        </table:table-row>
        <table:table-row table:style-name="ro1">
          <table:table-cell table:style-name="ce17" office:value-type="float" office:value="6.37180191145743" calcext:value-type="float">
            <text:p>6.371801911</text:p>
          </table:table-cell>
          <table:table-cell office:value-type="float" office:value="73" calcext:value-type="float">
            <text:p>73</text:p>
          </table:table-cell>
          <table:table-cell table:number-columns-repeated="15"/>
        </table:table-row>
        <table:table-row table:style-name="ro1">
          <table:table-cell table:style-name="ce17" office:value-type="float" office:value="1.45893433651361" calcext:value-type="float">
            <text:p>1.458934337</text:p>
          </table:table-cell>
          <table:table-cell office:value-type="float" office:value="74" calcext:value-type="float">
            <text:p>74</text:p>
          </table:table-cell>
          <table:table-cell table:number-columns-repeated="15"/>
        </table:table-row>
        <table:table-row table:style-name="ro1">
          <table:table-cell table:style-name="ce17" office:value-type="float" office:value="5.5199036862722" calcext:value-type="float">
            <text:p>5.519903686</text:p>
          </table:table-cell>
          <table:table-cell office:value-type="float" office:value="75" calcext:value-type="float">
            <text:p>75</text:p>
          </table:table-cell>
          <table:table-cell table:number-columns-repeated="15"/>
        </table:table-row>
        <table:table-row table:style-name="ro1">
          <table:table-cell table:style-name="ce17" office:value-type="float" office:value="1.69783377331602" calcext:value-type="float">
            <text:p>1.697833773</text:p>
          </table:table-cell>
          <table:table-cell office:value-type="float" office:value="76" calcext:value-type="float">
            <text:p>76</text:p>
          </table:table-cell>
          <table:table-cell table:number-columns-repeated="15"/>
        </table:table-row>
        <table:table-row table:style-name="ro1">
          <table:table-cell table:style-name="ce17" office:value-type="float" office:value="0.669451221656692" calcext:value-type="float">
            <text:p>0.669451222</text:p>
          </table:table-cell>
          <table:table-cell office:value-type="float" office:value="77" calcext:value-type="float">
            <text:p>77</text:p>
          </table:table-cell>
          <table:table-cell table:number-columns-repeated="15"/>
        </table:table-row>
        <table:table-row table:style-name="ro1">
          <table:table-cell table:style-name="ce17" office:value-type="float" office:value="0.486521392948103" calcext:value-type="float">
            <text:p>0.486521393</text:p>
          </table:table-cell>
          <table:table-cell office:value-type="float" office:value="78" calcext:value-type="float">
            <text:p>78</text:p>
          </table:table-cell>
          <table:table-cell table:number-columns-repeated="15"/>
        </table:table-row>
        <table:table-row table:style-name="ro1">
          <table:table-cell table:style-name="ce17" office:value-type="float" office:value="5.00537515699938" calcext:value-type="float">
            <text:p>5.005375157</text:p>
          </table:table-cell>
          <table:table-cell office:value-type="float" office:value="79" calcext:value-type="float">
            <text:p>79</text:p>
          </table:table-cell>
          <table:table-cell table:number-columns-repeated="15"/>
        </table:table-row>
        <table:table-row table:style-name="ro1">
          <table:table-cell table:style-name="ce17" office:value-type="float" office:value="1.12929045216189" calcext:value-type="float">
            <text:p>1.129290452</text:p>
          </table:table-cell>
          <table:table-cell office:value-type="float" office:value="80" calcext:value-type="float">
            <text:p>80</text:p>
          </table:table-cell>
          <table:table-cell table:number-columns-repeated="15"/>
        </table:table-row>
        <table:table-row table:style-name="ro1">
          <table:table-cell table:style-name="ce17" office:value-type="float" office:value="3.64644492596412" calcext:value-type="float">
            <text:p>3.646444926</text:p>
          </table:table-cell>
          <table:table-cell office:value-type="float" office:value="81" calcext:value-type="float">
            <text:p>81</text:p>
          </table:table-cell>
          <table:table-cell table:number-columns-repeated="15"/>
        </table:table-row>
        <table:table-row table:style-name="ro1">
          <table:table-cell table:style-name="ce17" office:value-type="float" office:value="2.26419679999138" calcext:value-type="float">
            <text:p>2.264196800</text:p>
          </table:table-cell>
          <table:table-cell office:value-type="float" office:value="82" calcext:value-type="float">
            <text:p>82</text:p>
          </table:table-cell>
          <table:table-cell table:number-columns-repeated="15"/>
        </table:table-row>
        <table:table-row table:style-name="ro1">
          <table:table-cell table:style-name="ce17" office:value-type="float" office:value="2.23902413308148" calcext:value-type="float">
            <text:p>2.239024133</text:p>
          </table:table-cell>
          <table:table-cell office:value-type="float" office:value="83" calcext:value-type="float">
            <text:p>83</text:p>
          </table:table-cell>
          <table:table-cell table:number-columns-repeated="15"/>
        </table:table-row>
        <table:table-row table:style-name="ro1">
          <table:table-cell table:style-name="ce17" office:value-type="float" office:value="1.45559170984963" calcext:value-type="float">
            <text:p>1.455591710</text:p>
          </table:table-cell>
          <table:table-cell office:value-type="float" office:value="84" calcext:value-type="float">
            <text:p>84</text:p>
          </table:table-cell>
          <table:table-cell table:number-columns-repeated="15"/>
        </table:table-row>
        <table:table-row table:style-name="ro1">
          <table:table-cell table:style-name="ce17" office:value-type="float" office:value="1.36967007531115" calcext:value-type="float">
            <text:p>1.369670075</text:p>
          </table:table-cell>
          <table:table-cell office:value-type="float" office:value="85" calcext:value-type="float">
            <text:p>85</text:p>
          </table:table-cell>
          <table:table-cell table:number-columns-repeated="15"/>
        </table:table-row>
        <table:table-row table:style-name="ro1">
          <table:table-cell table:style-name="ce17" office:value-type="float" office:value="2.06128016012536" calcext:value-type="float">
            <text:p>2.061280160</text:p>
          </table:table-cell>
          <table:table-cell office:value-type="float" office:value="86" calcext:value-type="float">
            <text:p>86</text:p>
          </table:table-cell>
          <table:table-cell table:number-columns-repeated="15"/>
        </table:table-row>
        <table:table-row table:style-name="ro1">
          <table:table-cell table:style-name="ce17" office:value-type="float" office:value="0.0577538852841725" calcext:value-type="float">
            <text:p>0.057753885</text:p>
          </table:table-cell>
          <table:table-cell office:value-type="float" office:value="87" calcext:value-type="float">
            <text:p>87</text:p>
          </table:table-cell>
          <table:table-cell table:number-columns-repeated="15"/>
        </table:table-row>
        <table:table-row table:style-name="ro1">
          <table:table-cell table:style-name="ce17" office:value-type="float" office:value="0.60168252743301" calcext:value-type="float">
            <text:p>0.601682527</text:p>
          </table:table-cell>
          <table:table-cell office:value-type="float" office:value="88" calcext:value-type="float">
            <text:p>88</text:p>
          </table:table-cell>
          <table:table-cell table:number-columns-repeated="15"/>
        </table:table-row>
        <table:table-row table:style-name="ro1">
          <table:table-cell table:style-name="ce17" office:value-type="float" office:value="0.0617428811485081" calcext:value-type="float">
            <text:p>0.061742881</text:p>
          </table:table-cell>
          <table:table-cell office:value-type="float" office:value="89" calcext:value-type="float">
            <text:p>89</text:p>
          </table:table-cell>
          <table:table-cell table:number-columns-repeated="15"/>
        </table:table-row>
        <table:table-row table:style-name="ro1">
          <table:table-cell table:style-name="ce17" office:value-type="float" office:value="3.91984281727333" calcext:value-type="float">
            <text:p>3.919842817</text:p>
          </table:table-cell>
          <table:table-cell office:value-type="float" office:value="90" calcext:value-type="float">
            <text:p>90</text:p>
          </table:table-cell>
          <table:table-cell table:number-columns-repeated="15"/>
        </table:table-row>
        <table:table-row table:style-name="ro1">
          <table:table-cell table:style-name="ce17" office:value-type="float" office:value="3.17641953685331" calcext:value-type="float">
            <text:p>3.176419537</text:p>
          </table:table-cell>
          <table:table-cell office:value-type="float" office:value="91" calcext:value-type="float">
            <text:p>91</text:p>
          </table:table-cell>
          <table:table-cell table:number-columns-repeated="15"/>
        </table:table-row>
        <table:table-row table:style-name="ro1">
          <table:table-cell table:style-name="ce17" office:value-type="float" office:value="0.549867496527804" calcext:value-type="float">
            <text:p>0.549867497</text:p>
          </table:table-cell>
          <table:table-cell office:value-type="float" office:value="92" calcext:value-type="float">
            <text:p>92</text:p>
          </table:table-cell>
          <table:table-cell table:number-columns-repeated="15"/>
        </table:table-row>
        <table:table-row table:style-name="ro1">
          <table:table-cell table:style-name="ce17" office:value-type="float" office:value="0.298030515931067" calcext:value-type="float">
            <text:p>0.298030516</text:p>
          </table:table-cell>
          <table:table-cell office:value-type="float" office:value="93" calcext:value-type="float">
            <text:p>93</text:p>
          </table:table-cell>
          <table:table-cell table:number-columns-repeated="15"/>
        </table:table-row>
        <table:table-row table:style-name="ro1">
          <table:table-cell table:style-name="ce17" office:value-type="float" office:value="1.76444973650553" calcext:value-type="float">
            <text:p>1.764449737</text:p>
          </table:table-cell>
          <table:table-cell office:value-type="float" office:value="94" calcext:value-type="float">
            <text:p>94</text:p>
          </table:table-cell>
          <table:table-cell table:number-columns-repeated="15"/>
        </table:table-row>
        <table:table-row table:style-name="ro1">
          <table:table-cell table:style-name="ce17" office:value-type="float" office:value="0.337534446917852" calcext:value-type="float">
            <text:p>0.337534447</text:p>
          </table:table-cell>
          <table:table-cell office:value-type="float" office:value="95" calcext:value-type="float">
            <text:p>95</text:p>
          </table:table-cell>
          <table:table-cell table:number-columns-repeated="15"/>
        </table:table-row>
        <table:table-row table:style-name="ro1">
          <table:table-cell table:style-name="ce17" office:value-type="float" office:value="2.73612529830452" calcext:value-type="float">
            <text:p>2.736125298</text:p>
          </table:table-cell>
          <table:table-cell office:value-type="float" office:value="96" calcext:value-type="float">
            <text:p>96</text:p>
          </table:table-cell>
          <table:table-cell table:number-columns-repeated="15"/>
        </table:table-row>
        <table:table-row table:style-name="ro1">
          <table:table-cell table:style-name="ce17" office:value-type="float" office:value="3.9446520596871" calcext:value-type="float">
            <text:p>3.944652060</text:p>
          </table:table-cell>
          <table:table-cell office:value-type="float" office:value="97" calcext:value-type="float">
            <text:p>97</text:p>
          </table:table-cell>
          <table:table-cell table:number-columns-repeated="15"/>
        </table:table-row>
        <table:table-row table:style-name="ro1">
          <table:table-cell table:style-name="ce17" office:value-type="float" office:value="4.17761136001505" calcext:value-type="float">
            <text:p>4.177611360</text:p>
          </table:table-cell>
          <table:table-cell office:value-type="float" office:value="98" calcext:value-type="float">
            <text:p>98</text:p>
          </table:table-cell>
          <table:table-cell table:number-columns-repeated="15"/>
        </table:table-row>
        <table:table-row table:style-name="ro1">
          <table:table-cell table:style-name="ce17" office:value-type="float" office:value="4.28862212963656" calcext:value-type="float">
            <text:p>4.288622130</text:p>
          </table:table-cell>
          <table:table-cell office:value-type="float" office:value="99" calcext:value-type="float">
            <text:p>99</text:p>
          </table:table-cell>
          <table:table-cell table:number-columns-repeated="15"/>
        </table:table-row>
        <table:table-row table:style-name="ro1">
          <table:table-cell table:style-name="ce17" office:value-type="float" office:value="1.22554198478229" calcext:value-type="float">
            <text:p>1.225541985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table:style-name="ce17" office:value-type="float" office:value="1.68126839384513" calcext:value-type="float">
            <text:p>1.681268394</text:p>
          </table:table-cell>
          <table:table-cell office:value-type="float" office:value="101" calcext:value-type="float">
            <text:p>101</text:p>
          </table:table-cell>
          <table:table-cell table:number-columns-repeated="15"/>
        </table:table-row>
        <table:table-row table:style-name="ro1">
          <table:table-cell table:style-name="ce17" office:value-type="float" office:value="0.18483830558388" calcext:value-type="float">
            <text:p>0.184838306</text:p>
          </table:table-cell>
          <table:table-cell office:value-type="float" office:value="102" calcext:value-type="float">
            <text:p>102</text:p>
          </table:table-cell>
          <table:table-cell table:number-columns-repeated="15"/>
        </table:table-row>
        <table:table-row table:style-name="ro1">
          <table:table-cell table:style-name="ce17" office:value-type="float" office:value="1.28755227001229" calcext:value-type="float">
            <text:p>1.287552270</text:p>
          </table:table-cell>
          <table:table-cell office:value-type="float" office:value="103" calcext:value-type="float">
            <text:p>103</text:p>
          </table:table-cell>
          <table:table-cell table:number-columns-repeated="15"/>
        </table:table-row>
        <table:table-row table:style-name="ro1">
          <table:table-cell table:style-name="ce17" office:value-type="float" office:value="3.96336068244785" calcext:value-type="float">
            <text:p>3.963360682</text:p>
          </table:table-cell>
          <table:table-cell office:value-type="float" office:value="104" calcext:value-type="float">
            <text:p>104</text:p>
          </table:table-cell>
          <table:table-cell table:number-columns-repeated="15"/>
        </table:table-row>
        <table:table-row table:style-name="ro1">
          <table:table-cell table:style-name="ce17" office:value-type="float" office:value="3.10840386968002" calcext:value-type="float">
            <text:p>3.108403870</text:p>
          </table:table-cell>
          <table:table-cell office:value-type="float" office:value="105" calcext:value-type="float">
            <text:p>105</text:p>
          </table:table-cell>
          <table:table-cell table:number-columns-repeated="15"/>
        </table:table-row>
        <table:table-row table:style-name="ro1">
          <table:table-cell table:style-name="ce17" office:value-type="float" office:value="3.12613578344531" calcext:value-type="float">
            <text:p>3.126135783</text:p>
          </table:table-cell>
          <table:table-cell office:value-type="float" office:value="106" calcext:value-type="float">
            <text:p>106</text:p>
          </table:table-cell>
          <table:table-cell table:number-columns-repeated="15"/>
        </table:table-row>
        <table:table-row table:style-name="ro1">
          <table:table-cell table:style-name="ce17" office:value-type="float" office:value="2.41211176483871" calcext:value-type="float">
            <text:p>2.412111765</text:p>
          </table:table-cell>
          <table:table-cell office:value-type="float" office:value="107" calcext:value-type="float">
            <text:p>107</text:p>
          </table:table-cell>
          <table:table-cell table:number-columns-repeated="15"/>
        </table:table-row>
        <table:table-row table:style-name="ro1">
          <table:table-cell table:style-name="ce17" office:value-type="float" office:value="0.274185311890706" calcext:value-type="float">
            <text:p>0.274185312</text:p>
          </table:table-cell>
          <table:table-cell office:value-type="float" office:value="108" calcext:value-type="float">
            <text:p>108</text:p>
          </table:table-cell>
          <table:table-cell table:number-columns-repeated="15"/>
        </table:table-row>
        <table:table-row table:style-name="ro1">
          <table:table-cell table:style-name="ce17" office:value-type="float" office:value="6.86661199451498" calcext:value-type="float">
            <text:p>6.866611995</text:p>
          </table:table-cell>
          <table:table-cell office:value-type="float" office:value="109" calcext:value-type="float">
            <text:p>109</text:p>
          </table:table-cell>
          <table:table-cell table:number-columns-repeated="15"/>
        </table:table-row>
        <table:table-row table:style-name="ro1">
          <table:table-cell table:style-name="ce17" office:value-type="float" office:value="6.04515947624528" calcext:value-type="float">
            <text:p>6.045159476</text:p>
          </table:table-cell>
          <table:table-cell office:value-type="float" office:value="110" calcext:value-type="float">
            <text:p>110</text:p>
          </table:table-cell>
          <table:table-cell table:number-columns-repeated="15"/>
        </table:table-row>
        <table:table-row table:style-name="ro1">
          <table:table-cell table:style-name="ce17" office:value-type="float" office:value="1.71207847926661" calcext:value-type="float">
            <text:p>1.712078479</text:p>
          </table:table-cell>
          <table:table-cell office:value-type="float" office:value="111" calcext:value-type="float">
            <text:p>111</text:p>
          </table:table-cell>
          <table:table-cell table:number-columns-repeated="15"/>
        </table:table-row>
        <table:table-row table:style-name="ro1">
          <table:table-cell table:style-name="ce17" office:value-type="float" office:value="3.05438098937267" calcext:value-type="float">
            <text:p>3.054380989</text:p>
          </table:table-cell>
          <table:table-cell office:value-type="float" office:value="112" calcext:value-type="float">
            <text:p>112</text:p>
          </table:table-cell>
          <table:table-cell table:number-columns-repeated="15"/>
        </table:table-row>
        <table:table-row table:style-name="ro1">
          <table:table-cell table:style-name="ce17" office:value-type="float" office:value="0.61721884410475" calcext:value-type="float">
            <text:p>0.617218844</text:p>
          </table:table-cell>
          <table:table-cell office:value-type="float" office:value="113" calcext:value-type="float">
            <text:p>113</text:p>
          </table:table-cell>
          <table:table-cell table:number-columns-repeated="15"/>
        </table:table-row>
        <table:table-row table:style-name="ro1">
          <table:table-cell table:style-name="ce17" office:value-type="float" office:value="2.17583686765723" calcext:value-type="float">
            <text:p>2.175836868</text:p>
          </table:table-cell>
          <table:table-cell office:value-type="float" office:value="114" calcext:value-type="float">
            <text:p>114</text:p>
          </table:table-cell>
          <table:table-cell table:number-columns-repeated="15"/>
        </table:table-row>
        <table:table-row table:style-name="ro1">
          <table:table-cell table:style-name="ce17" office:value-type="float" office:value="3.44488507820989" calcext:value-type="float">
            <text:p>3.444885078</text:p>
          </table:table-cell>
          <table:table-cell office:value-type="float" office:value="115" calcext:value-type="float">
            <text:p>115</text:p>
          </table:table-cell>
          <table:table-cell table:number-columns-repeated="15"/>
        </table:table-row>
        <table:table-row table:style-name="ro1">
          <table:table-cell table:style-name="ce17" office:value-type="float" office:value="4.80132927544723" calcext:value-type="float">
            <text:p>4.801329275</text:p>
          </table:table-cell>
          <table:table-cell office:value-type="float" office:value="116" calcext:value-type="float">
            <text:p>116</text:p>
          </table:table-cell>
          <table:table-cell table:number-columns-repeated="15"/>
        </table:table-row>
        <table:table-row table:style-name="ro1">
          <table:table-cell table:style-name="ce17" office:value-type="float" office:value="0.477807324498395" calcext:value-type="float">
            <text:p>0.477807324</text:p>
          </table:table-cell>
          <table:table-cell office:value-type="float" office:value="117" calcext:value-type="float">
            <text:p>117</text:p>
          </table:table-cell>
          <table:table-cell table:number-columns-repeated="15"/>
        </table:table-row>
        <table:table-row table:style-name="ro1">
          <table:table-cell table:style-name="ce17" office:value-type="float" office:value="4.04590781166199" calcext:value-type="float">
            <text:p>4.045907812</text:p>
          </table:table-cell>
          <table:table-cell office:value-type="float" office:value="118" calcext:value-type="float">
            <text:p>118</text:p>
          </table:table-cell>
          <table:table-cell table:number-columns-repeated="15"/>
        </table:table-row>
        <table:table-row table:style-name="ro1">
          <table:table-cell table:style-name="ce17" office:value-type="float" office:value="2.69941018914578" calcext:value-type="float">
            <text:p>2.699410189</text:p>
          </table:table-cell>
          <table:table-cell office:value-type="float" office:value="119" calcext:value-type="float">
            <text:p>119</text:p>
          </table:table-cell>
          <table:table-cell table:number-columns-repeated="15"/>
        </table:table-row>
        <table:table-row table:style-name="ro1">
          <table:table-cell table:style-name="ce17" office:value-type="float" office:value="3.4568520044465" calcext:value-type="float">
            <text:p>3.456852004</text:p>
          </table:table-cell>
          <table:table-cell office:value-type="float" office:value="120" calcext:value-type="float">
            <text:p>120</text:p>
          </table:table-cell>
          <table:table-cell table:number-columns-repeated="15"/>
        </table:table-row>
        <table:table-row table:style-name="ro1">
          <table:table-cell table:style-name="ce17" office:value-type="float" office:value="5.14032300014105" calcext:value-type="float">
            <text:p>5.140323000</text:p>
          </table:table-cell>
          <table:table-cell office:value-type="float" office:value="121" calcext:value-type="float">
            <text:p>121</text:p>
          </table:table-cell>
          <table:table-cell table:number-columns-repeated="15"/>
        </table:table-row>
        <table:table-row table:style-name="ro1">
          <table:table-cell table:style-name="ce17" office:value-type="float" office:value="1.60561047193741" calcext:value-type="float">
            <text:p>1.605610472</text:p>
          </table:table-cell>
          <table:table-cell office:value-type="float" office:value="122" calcext:value-type="float">
            <text:p>122</text:p>
          </table:table-cell>
          <table:table-cell table:number-columns-repeated="15"/>
        </table:table-row>
        <table:table-row table:style-name="ro1">
          <table:table-cell table:style-name="ce17" office:value-type="float" office:value="3.69316968260132" calcext:value-type="float">
            <text:p>3.693169683</text:p>
          </table:table-cell>
          <table:table-cell office:value-type="float" office:value="123" calcext:value-type="float">
            <text:p>123</text:p>
          </table:table-cell>
          <table:table-cell table:number-columns-repeated="15"/>
        </table:table-row>
        <table:table-row table:style-name="ro1">
          <table:table-cell table:style-name="ce17" office:value-type="float" office:value="12.4570783643176" calcext:value-type="float">
            <text:p>12.457078364</text:p>
          </table:table-cell>
          <table:table-cell office:value-type="float" office:value="124" calcext:value-type="float">
            <text:p>124</text:p>
          </table:table-cell>
          <table:table-cell table:number-columns-repeated="15"/>
        </table:table-row>
        <table:table-row table:style-name="ro1">
          <table:table-cell table:style-name="ce17" office:value-type="float" office:value="0.614001196592004" calcext:value-type="float">
            <text:p>0.614001197</text:p>
          </table:table-cell>
          <table:table-cell office:value-type="float" office:value="125" calcext:value-type="float">
            <text:p>125</text:p>
          </table:table-cell>
          <table:table-cell table:number-columns-repeated="15"/>
        </table:table-row>
        <table:table-row table:style-name="ro1">
          <table:table-cell table:style-name="ce17" office:value-type="float" office:value="1.18880755505922" calcext:value-type="float">
            <text:p>1.188807555</text:p>
          </table:table-cell>
          <table:table-cell office:value-type="float" office:value="126" calcext:value-type="float">
            <text:p>126</text:p>
          </table:table-cell>
          <table:table-cell table:number-columns-repeated="15"/>
        </table:table-row>
        <table:table-row table:style-name="ro1">
          <table:table-cell table:style-name="ce17" office:value-type="float" office:value="2.24231741056081" calcext:value-type="float">
            <text:p>2.242317411</text:p>
          </table:table-cell>
          <table:table-cell office:value-type="float" office:value="127" calcext:value-type="float">
            <text:p>127</text:p>
          </table:table-cell>
          <table:table-cell table:number-columns-repeated="15"/>
        </table:table-row>
        <table:table-row table:style-name="ro1">
          <table:table-cell table:style-name="ce17" office:value-type="float" office:value="2.02822041759376" calcext:value-type="float">
            <text:p>2.028220418</text:p>
          </table:table-cell>
          <table:table-cell office:value-type="float" office:value="128" calcext:value-type="float">
            <text:p>128</text:p>
          </table:table-cell>
          <table:table-cell table:number-columns-repeated="15"/>
        </table:table-row>
        <table:table-row table:style-name="ro1">
          <table:table-cell table:style-name="ce17" office:value-type="float" office:value="0.988213850527232" calcext:value-type="float">
            <text:p>0.988213851</text:p>
          </table:table-cell>
          <table:table-cell office:value-type="float" office:value="129" calcext:value-type="float">
            <text:p>129</text:p>
          </table:table-cell>
          <table:table-cell table:number-columns-repeated="15"/>
        </table:table-row>
        <table:table-row table:style-name="ro1">
          <table:table-cell table:style-name="ce17" office:value-type="float" office:value="8.1586151837409" calcext:value-type="float">
            <text:p>8.158615184</text:p>
          </table:table-cell>
          <table:table-cell office:value-type="float" office:value="130" calcext:value-type="float">
            <text:p>130</text:p>
          </table:table-cell>
          <table:table-cell table:number-columns-repeated="15"/>
        </table:table-row>
        <table:table-row table:style-name="ro1">
          <table:table-cell table:style-name="ce17" office:value-type="float" office:value="1.446964409721" calcext:value-type="float">
            <text:p>1.446964410</text:p>
          </table:table-cell>
          <table:table-cell office:value-type="float" office:value="131" calcext:value-type="float">
            <text:p>131</text:p>
          </table:table-cell>
          <table:table-cell table:number-columns-repeated="15"/>
        </table:table-row>
        <table:table-row table:style-name="ro1">
          <table:table-cell table:style-name="ce17" office:value-type="float" office:value="0.491703286193187" calcext:value-type="float">
            <text:p>0.491703286</text:p>
          </table:table-cell>
          <table:table-cell office:value-type="float" office:value="132" calcext:value-type="float">
            <text:p>132</text:p>
          </table:table-cell>
          <table:table-cell table:number-columns-repeated="15"/>
        </table:table-row>
        <table:table-row table:style-name="ro1">
          <table:table-cell table:style-name="ce17" office:value-type="float" office:value="2.57266874598448" calcext:value-type="float">
            <text:p>2.572668746</text:p>
          </table:table-cell>
          <table:table-cell office:value-type="float" office:value="133" calcext:value-type="float">
            <text:p>133</text:p>
          </table:table-cell>
          <table:table-cell table:number-columns-repeated="15"/>
        </table:table-row>
        <table:table-row table:style-name="ro1">
          <table:table-cell table:style-name="ce17" office:value-type="float" office:value="0.19581737350006" calcext:value-type="float">
            <text:p>0.195817374</text:p>
          </table:table-cell>
          <table:table-cell office:value-type="float" office:value="134" calcext:value-type="float">
            <text:p>134</text:p>
          </table:table-cell>
          <table:table-cell table:number-columns-repeated="15"/>
        </table:table-row>
        <table:table-row table:style-name="ro1">
          <table:table-cell table:style-name="ce17" office:value-type="float" office:value="0.192625051006155" calcext:value-type="float">
            <text:p>0.192625051</text:p>
          </table:table-cell>
          <table:table-cell office:value-type="float" office:value="135" calcext:value-type="float">
            <text:p>135</text:p>
          </table:table-cell>
          <table:table-cell table:number-columns-repeated="15"/>
        </table:table-row>
        <table:table-row table:style-name="ro1">
          <table:table-cell table:style-name="ce17" office:value-type="float" office:value="10.479468590594" calcext:value-type="float">
            <text:p>10.479468591</text:p>
          </table:table-cell>
          <table:table-cell office:value-type="float" office:value="136" calcext:value-type="float">
            <text:p>136</text:p>
          </table:table-cell>
          <table:table-cell table:number-columns-repeated="15"/>
        </table:table-row>
        <table:table-row table:style-name="ro1">
          <table:table-cell table:style-name="ce17" office:value-type="float" office:value="0.617433437020865" calcext:value-type="float">
            <text:p>0.617433437</text:p>
          </table:table-cell>
          <table:table-cell office:value-type="float" office:value="137" calcext:value-type="float">
            <text:p>137</text:p>
          </table:table-cell>
          <table:table-cell table:number-columns-repeated="15"/>
        </table:table-row>
        <table:table-row table:style-name="ro1">
          <table:table-cell table:style-name="ce17" office:value-type="float" office:value="1.234730931682" calcext:value-type="float">
            <text:p>1.234730932</text:p>
          </table:table-cell>
          <table:table-cell office:value-type="float" office:value="138" calcext:value-type="float">
            <text:p>138</text:p>
          </table:table-cell>
          <table:table-cell table:number-columns-repeated="15"/>
        </table:table-row>
        <table:table-row table:style-name="ro1">
          <table:table-cell table:style-name="ce17" office:value-type="float" office:value="1.287981797518" calcext:value-type="float">
            <text:p>1.287981798</text:p>
          </table:table-cell>
          <table:table-cell office:value-type="float" office:value="139" calcext:value-type="float">
            <text:p>139</text:p>
          </table:table-cell>
          <table:table-cell table:number-columns-repeated="15"/>
        </table:table-row>
        <table:table-row table:style-name="ro1">
          <table:table-cell table:style-name="ce17" office:value-type="float" office:value="7.05474458125217" calcext:value-type="float">
            <text:p>7.054744581</text:p>
          </table:table-cell>
          <table:table-cell office:value-type="float" office:value="140" calcext:value-type="float">
            <text:p>140</text:p>
          </table:table-cell>
          <table:table-cell table:number-columns-repeated="15"/>
        </table:table-row>
        <table:table-row table:style-name="ro1">
          <table:table-cell table:style-name="ce17" office:value-type="float" office:value="1.64449150152806" calcext:value-type="float">
            <text:p>1.644491502</text:p>
          </table:table-cell>
          <table:table-cell office:value-type="float" office:value="141" calcext:value-type="float">
            <text:p>141</text:p>
          </table:table-cell>
          <table:table-cell table:number-columns-repeated="15"/>
        </table:table-row>
        <table:table-row table:style-name="ro1">
          <table:table-cell table:style-name="ce17" office:value-type="float" office:value="2.21384395791692" calcext:value-type="float">
            <text:p>2.213843958</text:p>
          </table:table-cell>
          <table:table-cell office:value-type="float" office:value="142" calcext:value-type="float">
            <text:p>142</text:p>
          </table:table-cell>
          <table:table-cell table:number-columns-repeated="15"/>
        </table:table-row>
        <table:table-row table:style-name="ro1">
          <table:table-cell table:style-name="ce17" office:value-type="float" office:value="3.60910224317318" calcext:value-type="float">
            <text:p>3.609102243</text:p>
          </table:table-cell>
          <table:table-cell office:value-type="float" office:value="143" calcext:value-type="float">
            <text:p>143</text:p>
          </table:table-cell>
          <table:table-cell table:number-columns-repeated="15"/>
        </table:table-row>
        <table:table-row table:style-name="ro1">
          <table:table-cell table:style-name="ce17" office:value-type="float" office:value="3.41892205465855" calcext:value-type="float">
            <text:p>3.418922055</text:p>
          </table:table-cell>
          <table:table-cell office:value-type="float" office:value="144" calcext:value-type="float">
            <text:p>144</text:p>
          </table:table-cell>
          <table:table-cell table:number-columns-repeated="15"/>
        </table:table-row>
        <table:table-row table:style-name="ro1">
          <table:table-cell table:style-name="ce17" office:value-type="float" office:value="6.28057692492898" calcext:value-type="float">
            <text:p>6.280576925</text:p>
          </table:table-cell>
          <table:table-cell office:value-type="float" office:value="145" calcext:value-type="float">
            <text:p>145</text:p>
          </table:table-cell>
          <table:table-cell table:number-columns-repeated="15"/>
        </table:table-row>
        <table:table-row table:style-name="ro1">
          <table:table-cell table:style-name="ce17" office:value-type="float" office:value="2.39934440699553" calcext:value-type="float">
            <text:p>2.399344407</text:p>
          </table:table-cell>
          <table:table-cell office:value-type="float" office:value="146" calcext:value-type="float">
            <text:p>146</text:p>
          </table:table-cell>
          <table:table-cell table:number-columns-repeated="15"/>
        </table:table-row>
        <table:table-row table:style-name="ro1">
          <table:table-cell table:style-name="ce17" office:value-type="float" office:value="0.326382241866557" calcext:value-type="float">
            <text:p>0.326382242</text:p>
          </table:table-cell>
          <table:table-cell office:value-type="float" office:value="147" calcext:value-type="float">
            <text:p>147</text:p>
          </table:table-cell>
          <table:table-cell table:number-columns-repeated="15"/>
        </table:table-row>
        <table:table-row table:style-name="ro1">
          <table:table-cell table:style-name="ce17" office:value-type="float" office:value="3.40266677496956" calcext:value-type="float">
            <text:p>3.402666775</text:p>
          </table:table-cell>
          <table:table-cell office:value-type="float" office:value="148" calcext:value-type="float">
            <text:p>148</text:p>
          </table:table-cell>
          <table:table-cell table:number-columns-repeated="15"/>
        </table:table-row>
        <table:table-row table:style-name="ro1">
          <table:table-cell table:style-name="ce17" office:value-type="float" office:value="11.4595571002071" calcext:value-type="float">
            <text:p>11.459557100</text:p>
          </table:table-cell>
          <table:table-cell office:value-type="float" office:value="149" calcext:value-type="float">
            <text:p>149</text:p>
          </table:table-cell>
          <table:table-cell table:number-columns-repeated="15"/>
        </table:table-row>
        <table:table-row table:style-name="ro1">
          <table:table-cell table:style-name="ce17" office:value-type="float" office:value="0.0565833065235131" calcext:value-type="float">
            <text:p>0.056583307</text:p>
          </table:table-cell>
          <table:table-cell office:value-type="float" office:value="150" calcext:value-type="float">
            <text:p>150</text:p>
          </table:table-cell>
          <table:table-cell table:number-columns-repeated="15"/>
        </table:table-row>
        <table:table-row table:style-name="ro1">
          <table:table-cell table:style-name="ce17" office:value-type="float" office:value="1.20817972761913" calcext:value-type="float">
            <text:p>1.208179728</text:p>
          </table:table-cell>
          <table:table-cell office:value-type="float" office:value="151" calcext:value-type="float">
            <text:p>151</text:p>
          </table:table-cell>
          <table:table-cell table:number-columns-repeated="15"/>
        </table:table-row>
        <table:table-row table:style-name="ro1">
          <table:table-cell table:style-name="ce17" office:value-type="float" office:value="4.9392699197179" calcext:value-type="float">
            <text:p>4.939269920</text:p>
          </table:table-cell>
          <table:table-cell office:value-type="float" office:value="152" calcext:value-type="float">
            <text:p>152</text:p>
          </table:table-cell>
          <table:table-cell table:number-columns-repeated="15"/>
        </table:table-row>
        <table:table-row table:style-name="ro1">
          <table:table-cell table:style-name="ce17" office:value-type="float" office:value="4.63609495833466" calcext:value-type="float">
            <text:p>4.636094958</text:p>
          </table:table-cell>
          <table:table-cell office:value-type="float" office:value="153" calcext:value-type="float">
            <text:p>153</text:p>
          </table:table-cell>
          <table:table-cell table:number-columns-repeated="15"/>
        </table:table-row>
        <table:table-row table:style-name="ro1">
          <table:table-cell table:style-name="ce17" office:value-type="float" office:value="1.32864164807605" calcext:value-type="float">
            <text:p>1.328641648</text:p>
          </table:table-cell>
          <table:table-cell office:value-type="float" office:value="154" calcext:value-type="float">
            <text:p>154</text:p>
          </table:table-cell>
          <table:table-cell table:number-columns-repeated="15"/>
        </table:table-row>
        <table:table-row table:style-name="ro1">
          <table:table-cell table:style-name="ce17" office:value-type="float" office:value="1.10331142807778" calcext:value-type="float">
            <text:p>1.103311428</text:p>
          </table:table-cell>
          <table:table-cell office:value-type="float" office:value="155" calcext:value-type="float">
            <text:p>155</text:p>
          </table:table-cell>
          <table:table-cell table:number-columns-repeated="15"/>
        </table:table-row>
        <table:table-row table:style-name="ro1">
          <table:table-cell table:style-name="ce17" office:value-type="float" office:value="3.59959019506693" calcext:value-type="float">
            <text:p>3.599590195</text:p>
          </table:table-cell>
          <table:table-cell office:value-type="float" office:value="156" calcext:value-type="float">
            <text:p>156</text:p>
          </table:table-cell>
          <table:table-cell table:number-columns-repeated="15"/>
        </table:table-row>
        <table:table-row table:style-name="ro1">
          <table:table-cell table:style-name="ce17" office:value-type="float" office:value="1.055392647736" calcext:value-type="float">
            <text:p>1.055392648</text:p>
          </table:table-cell>
          <table:table-cell office:value-type="float" office:value="157" calcext:value-type="float">
            <text:p>157</text:p>
          </table:table-cell>
          <table:table-cell table:number-columns-repeated="15"/>
        </table:table-row>
        <table:table-row table:style-name="ro1">
          <table:table-cell table:style-name="ce17" office:value-type="float" office:value="0.80461631178672" calcext:value-type="float">
            <text:p>0.804616312</text:p>
          </table:table-cell>
          <table:table-cell office:value-type="float" office:value="158" calcext:value-type="float">
            <text:p>158</text:p>
          </table:table-cell>
          <table:table-cell table:number-columns-repeated="15"/>
        </table:table-row>
        <table:table-row table:style-name="ro1">
          <table:table-cell table:style-name="ce17" office:value-type="float" office:value="1.52743213543401" calcext:value-type="float">
            <text:p>1.527432135</text:p>
          </table:table-cell>
          <table:table-cell office:value-type="float" office:value="159" calcext:value-type="float">
            <text:p>159</text:p>
          </table:table-cell>
          <table:table-cell table:number-columns-repeated="15"/>
        </table:table-row>
        <table:table-row table:style-name="ro1">
          <table:table-cell table:style-name="ce17" office:value-type="float" office:value="0.15747305747343" calcext:value-type="float">
            <text:p>0.157473057</text:p>
          </table:table-cell>
          <table:table-cell office:value-type="float" office:value="160" calcext:value-type="float">
            <text:p>160</text:p>
          </table:table-cell>
          <table:table-cell table:number-columns-repeated="15"/>
        </table:table-row>
        <table:table-row table:style-name="ro1">
          <table:table-cell table:style-name="ce17" office:value-type="float" office:value="13.2557865567336" calcext:value-type="float">
            <text:p>13.255786557</text:p>
          </table:table-cell>
          <table:table-cell office:value-type="float" office:value="161" calcext:value-type="float">
            <text:p>161</text:p>
          </table:table-cell>
          <table:table-cell table:number-columns-repeated="15"/>
        </table:table-row>
        <table:table-row table:style-name="ro1">
          <table:table-cell table:style-name="ce17" office:value-type="float" office:value="0.51419826732942" calcext:value-type="float">
            <text:p>0.514198267</text:p>
          </table:table-cell>
          <table:table-cell office:value-type="float" office:value="162" calcext:value-type="float">
            <text:p>162</text:p>
          </table:table-cell>
          <table:table-cell table:number-columns-repeated="15"/>
        </table:table-row>
        <table:table-row table:style-name="ro1">
          <table:table-cell table:style-name="ce17" office:value-type="float" office:value="1.14366133169189" calcext:value-type="float">
            <text:p>1.143661332</text:p>
          </table:table-cell>
          <table:table-cell office:value-type="float" office:value="163" calcext:value-type="float">
            <text:p>163</text:p>
          </table:table-cell>
          <table:table-cell table:number-columns-repeated="15"/>
        </table:table-row>
        <table:table-row table:style-name="ro1">
          <table:table-cell table:style-name="ce17" office:value-type="float" office:value="3.48858972831336" calcext:value-type="float">
            <text:p>3.488589728</text:p>
          </table:table-cell>
          <table:table-cell office:value-type="float" office:value="164" calcext:value-type="float">
            <text:p>164</text:p>
          </table:table-cell>
          <table:table-cell table:number-columns-repeated="15"/>
        </table:table-row>
        <table:table-row table:style-name="ro1">
          <table:table-cell table:style-name="ce17" office:value-type="float" office:value="2.25371480030799" calcext:value-type="float">
            <text:p>2.253714800</text:p>
          </table:table-cell>
          <table:table-cell office:value-type="float" office:value="165" calcext:value-type="float">
            <text:p>165</text:p>
          </table:table-cell>
          <table:table-cell table:number-columns-repeated="15"/>
        </table:table-row>
        <table:table-row table:style-name="ro1">
          <table:table-cell table:style-name="ce17" office:value-type="float" office:value="3.94896804124437" calcext:value-type="float">
            <text:p>3.948968041</text:p>
          </table:table-cell>
          <table:table-cell office:value-type="float" office:value="166" calcext:value-type="float">
            <text:p>166</text:p>
          </table:table-cell>
          <table:table-cell table:number-columns-repeated="15"/>
        </table:table-row>
        <table:table-row table:style-name="ro1">
          <table:table-cell table:style-name="ce17" office:value-type="float" office:value="3.82371960466762" calcext:value-type="float">
            <text:p>3.823719605</text:p>
          </table:table-cell>
          <table:table-cell office:value-type="float" office:value="167" calcext:value-type="float">
            <text:p>167</text:p>
          </table:table-cell>
          <table:table-cell table:number-columns-repeated="15"/>
        </table:table-row>
        <table:table-row table:style-name="ro1">
          <table:table-cell table:style-name="ce17" office:value-type="float" office:value="0.136092658612686" calcext:value-type="float">
            <text:p>0.136092659</text:p>
          </table:table-cell>
          <table:table-cell office:value-type="float" office:value="168" calcext:value-type="float">
            <text:p>168</text:p>
          </table:table-cell>
          <table:table-cell table:number-columns-repeated="15"/>
        </table:table-row>
        <table:table-row table:style-name="ro1">
          <table:table-cell table:style-name="ce17" office:value-type="float" office:value="10.9832390564591" calcext:value-type="float">
            <text:p>10.983239056</text:p>
          </table:table-cell>
          <table:table-cell office:value-type="float" office:value="169" calcext:value-type="float">
            <text:p>169</text:p>
          </table:table-cell>
          <table:table-cell table:number-columns-repeated="15"/>
        </table:table-row>
        <table:table-row table:style-name="ro1">
          <table:table-cell table:style-name="ce17" office:value-type="float" office:value="2.77373712670996" calcext:value-type="float">
            <text:p>2.773737127</text:p>
          </table:table-cell>
          <table:table-cell office:value-type="float" office:value="170" calcext:value-type="float">
            <text:p>170</text:p>
          </table:table-cell>
          <table:table-cell table:number-columns-repeated="15"/>
        </table:table-row>
        <table:table-row table:style-name="ro1">
          <table:table-cell table:style-name="ce17" office:value-type="float" office:value="6.16466394077984" calcext:value-type="float">
            <text:p>6.164663941</text:p>
          </table:table-cell>
          <table:table-cell office:value-type="float" office:value="171" calcext:value-type="float">
            <text:p>171</text:p>
          </table:table-cell>
          <table:table-cell table:number-columns-repeated="15"/>
        </table:table-row>
        <table:table-row table:style-name="ro1">
          <table:table-cell table:style-name="ce17" office:value-type="float" office:value="3.40679584536718" calcext:value-type="float">
            <text:p>3.406795845</text:p>
          </table:table-cell>
          <table:table-cell office:value-type="float" office:value="172" calcext:value-type="float">
            <text:p>172</text:p>
          </table:table-cell>
          <table:table-cell table:number-columns-repeated="15"/>
        </table:table-row>
        <table:table-row table:style-name="ro1">
          <table:table-cell table:style-name="ce17" office:value-type="float" office:value="2.0601631384112" calcext:value-type="float">
            <text:p>2.060163138</text:p>
          </table:table-cell>
          <table:table-cell office:value-type="float" office:value="173" calcext:value-type="float">
            <text:p>173</text:p>
          </table:table-cell>
          <table:table-cell table:number-columns-repeated="15"/>
        </table:table-row>
        <table:table-row table:style-name="ro1">
          <table:table-cell table:style-name="ce17" office:value-type="float" office:value="3.70441901210826" calcext:value-type="float">
            <text:p>3.704419012</text:p>
          </table:table-cell>
          <table:table-cell office:value-type="float" office:value="174" calcext:value-type="float">
            <text:p>174</text:p>
          </table:table-cell>
          <table:table-cell table:number-columns-repeated="15"/>
        </table:table-row>
        <table:table-row table:style-name="ro1">
          <table:table-cell table:style-name="ce17" office:value-type="float" office:value="0.508480676972783" calcext:value-type="float">
            <text:p>0.508480677</text:p>
          </table:table-cell>
          <table:table-cell office:value-type="float" office:value="175" calcext:value-type="float">
            <text:p>175</text:p>
          </table:table-cell>
          <table:table-cell table:number-columns-repeated="15"/>
        </table:table-row>
        <table:table-row table:style-name="ro1">
          <table:table-cell table:style-name="ce17" office:value-type="float" office:value="4.29685749559706" calcext:value-type="float">
            <text:p>4.296857496</text:p>
          </table:table-cell>
          <table:table-cell office:value-type="float" office:value="176" calcext:value-type="float">
            <text:p>176</text:p>
          </table:table-cell>
          <table:table-cell table:number-columns-repeated="15"/>
        </table:table-row>
        <table:table-row table:style-name="ro1">
          <table:table-cell table:style-name="ce17" office:value-type="float" office:value="0.206963330718615" calcext:value-type="float">
            <text:p>0.206963331</text:p>
          </table:table-cell>
          <table:table-cell office:value-type="float" office:value="177" calcext:value-type="float">
            <text:p>177</text:p>
          </table:table-cell>
          <table:table-cell table:number-columns-repeated="15"/>
        </table:table-row>
        <table:table-row table:style-name="ro1">
          <table:table-cell table:style-name="ce17" office:value-type="float" office:value="0.571986051553387" calcext:value-type="float">
            <text:p>0.571986052</text:p>
          </table:table-cell>
          <table:table-cell office:value-type="float" office:value="178" calcext:value-type="float">
            <text:p>178</text:p>
          </table:table-cell>
          <table:table-cell table:number-columns-repeated="15"/>
        </table:table-row>
        <table:table-row table:style-name="ro1">
          <table:table-cell table:style-name="ce17" office:value-type="float" office:value="1.67365861387006" calcext:value-type="float">
            <text:p>1.673658614</text:p>
          </table:table-cell>
          <table:table-cell office:value-type="float" office:value="179" calcext:value-type="float">
            <text:p>179</text:p>
          </table:table-cell>
          <table:table-cell table:number-columns-repeated="15"/>
        </table:table-row>
        <table:table-row table:style-name="ro1">
          <table:table-cell table:style-name="ce17" office:value-type="float" office:value="1.11901900963762" calcext:value-type="float">
            <text:p>1.119019010</text:p>
          </table:table-cell>
          <table:table-cell office:value-type="float" office:value="180" calcext:value-type="float">
            <text:p>180</text:p>
          </table:table-cell>
          <table:table-cell table:number-columns-repeated="15"/>
        </table:table-row>
        <table:table-row table:style-name="ro1">
          <table:table-cell table:style-name="ce17" office:value-type="float" office:value="1.80396414153997" calcext:value-type="float">
            <text:p>1.803964142</text:p>
          </table:table-cell>
          <table:table-cell office:value-type="float" office:value="181" calcext:value-type="float">
            <text:p>181</text:p>
          </table:table-cell>
          <table:table-cell table:number-columns-repeated="15"/>
        </table:table-row>
        <table:table-row table:style-name="ro1">
          <table:table-cell table:style-name="ce17" office:value-type="float" office:value="1.98188756269548" calcext:value-type="float">
            <text:p>1.981887563</text:p>
          </table:table-cell>
          <table:table-cell office:value-type="float" office:value="182" calcext:value-type="float">
            <text:p>182</text:p>
          </table:table-cell>
          <table:table-cell table:number-columns-repeated="15"/>
        </table:table-row>
        <table:table-row table:style-name="ro1">
          <table:table-cell table:style-name="ce17" office:value-type="float" office:value="2.42494581058519" calcext:value-type="float">
            <text:p>2.424945811</text:p>
          </table:table-cell>
          <table:table-cell office:value-type="float" office:value="183" calcext:value-type="float">
            <text:p>183</text:p>
          </table:table-cell>
          <table:table-cell table:number-columns-repeated="15"/>
        </table:table-row>
        <table:table-row table:style-name="ro1">
          <table:table-cell table:style-name="ce17" office:value-type="float" office:value="1.01331391210787" calcext:value-type="float">
            <text:p>1.013313912</text:p>
          </table:table-cell>
          <table:table-cell office:value-type="float" office:value="184" calcext:value-type="float">
            <text:p>184</text:p>
          </table:table-cell>
          <table:table-cell table:number-columns-repeated="15"/>
        </table:table-row>
        <table:table-row table:style-name="ro1">
          <table:table-cell table:style-name="ce17" office:value-type="float" office:value="2.12031854266226" calcext:value-type="float">
            <text:p>2.120318543</text:p>
          </table:table-cell>
          <table:table-cell office:value-type="float" office:value="185" calcext:value-type="float">
            <text:p>185</text:p>
          </table:table-cell>
          <table:table-cell table:number-columns-repeated="15"/>
        </table:table-row>
        <table:table-row table:style-name="ro1">
          <table:table-cell table:style-name="ce17" office:value-type="float" office:value="8.41845387928314" calcext:value-type="float">
            <text:p>8.418453879</text:p>
          </table:table-cell>
          <table:table-cell office:value-type="float" office:value="186" calcext:value-type="float">
            <text:p>186</text:p>
          </table:table-cell>
          <table:table-cell table:number-columns-repeated="15"/>
        </table:table-row>
        <table:table-row table:style-name="ro1">
          <table:table-cell table:style-name="ce17" office:value-type="float" office:value="0.180132731398653" calcext:value-type="float">
            <text:p>0.180132731</text:p>
          </table:table-cell>
          <table:table-cell office:value-type="float" office:value="187" calcext:value-type="float">
            <text:p>187</text:p>
          </table:table-cell>
          <table:table-cell table:number-columns-repeated="15"/>
        </table:table-row>
        <table:table-row table:style-name="ro1">
          <table:table-cell table:style-name="ce17" office:value-type="float" office:value="4.50728806311779" calcext:value-type="float">
            <text:p>4.507288063</text:p>
          </table:table-cell>
          <table:table-cell office:value-type="float" office:value="188" calcext:value-type="float">
            <text:p>188</text:p>
          </table:table-cell>
          <table:table-cell table:number-columns-repeated="15"/>
        </table:table-row>
        <table:table-row table:style-name="ro1">
          <table:table-cell table:style-name="ce17" office:value-type="float" office:value="2.78659955286351" calcext:value-type="float">
            <text:p>2.786599553</text:p>
          </table:table-cell>
          <table:table-cell office:value-type="float" office:value="189" calcext:value-type="float">
            <text:p>189</text:p>
          </table:table-cell>
          <table:table-cell table:number-columns-repeated="15"/>
        </table:table-row>
        <table:table-row table:style-name="ro1">
          <table:table-cell table:style-name="ce17" office:value-type="float" office:value="2.67478473262457" calcext:value-type="float">
            <text:p>2.674784733</text:p>
          </table:table-cell>
          <table:table-cell office:value-type="float" office:value="190" calcext:value-type="float">
            <text:p>190</text:p>
          </table:table-cell>
          <table:table-cell table:number-columns-repeated="15"/>
        </table:table-row>
        <table:table-row table:style-name="ro1">
          <table:table-cell table:style-name="ce17" office:value-type="float" office:value="0.269963472920515" calcext:value-type="float">
            <text:p>0.269963473</text:p>
          </table:table-cell>
          <table:table-cell office:value-type="float" office:value="191" calcext:value-type="float">
            <text:p>191</text:p>
          </table:table-cell>
          <table:table-cell table:number-columns-repeated="15"/>
        </table:table-row>
        <table:table-row table:style-name="ro1">
          <table:table-cell table:style-name="ce17" office:value-type="float" office:value="1.34814478492535" calcext:value-type="float">
            <text:p>1.348144785</text:p>
          </table:table-cell>
          <table:table-cell office:value-type="float" office:value="192" calcext:value-type="float">
            <text:p>192</text:p>
          </table:table-cell>
          <table:table-cell table:number-columns-repeated="15"/>
        </table:table-row>
        <table:table-row table:style-name="ro1">
          <table:table-cell table:style-name="ce17" office:value-type="float" office:value="1.67954887519074" calcext:value-type="float">
            <text:p>1.679548875</text:p>
          </table:table-cell>
          <table:table-cell office:value-type="float" office:value="193" calcext:value-type="float">
            <text:p>193</text:p>
          </table:table-cell>
          <table:table-cell table:number-columns-repeated="15"/>
        </table:table-row>
        <table:table-row table:style-name="ro1">
          <table:table-cell table:style-name="ce17" office:value-type="float" office:value="5.33421670726382" calcext:value-type="float">
            <text:p>5.334216707</text:p>
          </table:table-cell>
          <table:table-cell office:value-type="float" office:value="194" calcext:value-type="float">
            <text:p>194</text:p>
          </table:table-cell>
          <table:table-cell table:number-columns-repeated="15"/>
        </table:table-row>
        <table:table-row table:style-name="ro1">
          <table:table-cell table:style-name="ce17" office:value-type="float" office:value="0.446191629313323" calcext:value-type="float">
            <text:p>0.446191629</text:p>
          </table:table-cell>
          <table:table-cell office:value-type="float" office:value="195" calcext:value-type="float">
            <text:p>195</text:p>
          </table:table-cell>
          <table:table-cell table:number-columns-repeated="15"/>
        </table:table-row>
        <table:table-row table:style-name="ro1">
          <table:table-cell table:style-name="ce17" office:value-type="float" office:value="6.83482175799185" calcext:value-type="float">
            <text:p>6.834821758</text:p>
          </table:table-cell>
          <table:table-cell office:value-type="float" office:value="196" calcext:value-type="float">
            <text:p>196</text:p>
          </table:table-cell>
          <table:table-cell table:number-columns-repeated="15"/>
        </table:table-row>
        <table:table-row table:style-name="ro1">
          <table:table-cell table:style-name="ce17" office:value-type="float" office:value="6.01096086007684" calcext:value-type="float">
            <text:p>6.010960860</text:p>
          </table:table-cell>
          <table:table-cell office:value-type="float" office:value="197" calcext:value-type="float">
            <text:p>197</text:p>
          </table:table-cell>
          <table:table-cell table:number-columns-repeated="15"/>
        </table:table-row>
        <table:table-row table:style-name="ro1">
          <table:table-cell table:style-name="ce17" office:value-type="float" office:value="2.38704345324216" calcext:value-type="float">
            <text:p>2.387043453</text:p>
          </table:table-cell>
          <table:table-cell office:value-type="float" office:value="198" calcext:value-type="float">
            <text:p>198</text:p>
          </table:table-cell>
          <table:table-cell table:number-columns-repeated="15"/>
        </table:table-row>
        <table:table-row table:style-name="ro1">
          <table:table-cell table:style-name="ce17" office:value-type="float" office:value="1.69330792132057" calcext:value-type="float">
            <text:p>1.693307921</text:p>
          </table:table-cell>
          <table:table-cell office:value-type="float" office:value="199" calcext:value-type="float">
            <text:p>199</text:p>
          </table:table-cell>
          <table:table-cell table:number-columns-repeated="15"/>
        </table:table-row>
        <table:table-row table:style-name="ro1">
          <table:table-cell table:style-name="ce17" office:value-type="float" office:value="4.92910675813635" calcext:value-type="float">
            <text:p>4.929106758</text:p>
          </table:table-cell>
          <table:table-cell office:value-type="float" office:value="200" calcext:value-type="float">
            <text:p>200</text:p>
          </table:table-cell>
          <table:table-cell table:number-columns-repeated="15"/>
        </table:table-row>
        <table:table-row table:style-name="ro1">
          <table:table-cell table:style-name="ce17" office:value-type="float" office:value="2.32846921949967" calcext:value-type="float">
            <text:p>2.328469219</text:p>
          </table:table-cell>
          <table:table-cell office:value-type="float" office:value="201" calcext:value-type="float">
            <text:p>201</text:p>
          </table:table-cell>
          <table:table-cell table:number-columns-repeated="15"/>
        </table:table-row>
        <table:table-row table:style-name="ro1">
          <table:table-cell table:style-name="ce17" office:value-type="float" office:value="9.27205824473408" calcext:value-type="float">
            <text:p>9.272058245</text:p>
          </table:table-cell>
          <table:table-cell office:value-type="float" office:value="202" calcext:value-type="float">
            <text:p>202</text:p>
          </table:table-cell>
          <table:table-cell table:number-columns-repeated="15"/>
        </table:table-row>
        <table:table-row table:style-name="ro1">
          <table:table-cell table:style-name="ce17" office:value-type="float" office:value="0.132918285357114" calcext:value-type="float">
            <text:p>0.132918285</text:p>
          </table:table-cell>
          <table:table-cell office:value-type="float" office:value="203" calcext:value-type="float">
            <text:p>203</text:p>
          </table:table-cell>
          <table:table-cell table:number-columns-repeated="15"/>
        </table:table-row>
        <table:table-row table:style-name="ro1">
          <table:table-cell table:style-name="ce17" office:value-type="float" office:value="3.23042447764092" calcext:value-type="float">
            <text:p>3.230424478</text:p>
          </table:table-cell>
          <table:table-cell office:value-type="float" office:value="204" calcext:value-type="float">
            <text:p>204</text:p>
          </table:table-cell>
          <table:table-cell table:number-columns-repeated="15"/>
        </table:table-row>
        <table:table-row table:style-name="ro1">
          <table:table-cell table:style-name="ce17" office:value-type="float" office:value="2.90829399075059" calcext:value-type="float">
            <text:p>2.908293991</text:p>
          </table:table-cell>
          <table:table-cell office:value-type="float" office:value="205" calcext:value-type="float">
            <text:p>205</text:p>
          </table:table-cell>
          <table:table-cell table:number-columns-repeated="15"/>
        </table:table-row>
        <table:table-row table:style-name="ro1">
          <table:table-cell table:style-name="ce17" office:value-type="float" office:value="0.114244380999387" calcext:value-type="float">
            <text:p>0.114244381</text:p>
          </table:table-cell>
          <table:table-cell office:value-type="float" office:value="206" calcext:value-type="float">
            <text:p>206</text:p>
          </table:table-cell>
          <table:table-cell table:number-columns-repeated="15"/>
        </table:table-row>
        <table:table-row table:style-name="ro1">
          <table:table-cell table:style-name="ce17" office:value-type="float" office:value="0.562396863962975" calcext:value-type="float">
            <text:p>0.562396864</text:p>
          </table:table-cell>
          <table:table-cell office:value-type="float" office:value="207" calcext:value-type="float">
            <text:p>207</text:p>
          </table:table-cell>
          <table:table-cell table:number-columns-repeated="15"/>
        </table:table-row>
        <table:table-row table:style-name="ro1">
          <table:table-cell table:style-name="ce17" office:value-type="float" office:value="0.0886439611288928" calcext:value-type="float">
            <text:p>0.088643961</text:p>
          </table:table-cell>
          <table:table-cell office:value-type="float" office:value="208" calcext:value-type="float">
            <text:p>208</text:p>
          </table:table-cell>
          <table:table-cell table:number-columns-repeated="15"/>
        </table:table-row>
        <table:table-row table:style-name="ro1">
          <table:table-cell table:style-name="ce17" office:value-type="float" office:value="2.61791184943692" calcext:value-type="float">
            <text:p>2.617911849</text:p>
          </table:table-cell>
          <table:table-cell office:value-type="float" office:value="209" calcext:value-type="float">
            <text:p>209</text:p>
          </table:table-cell>
          <table:table-cell table:number-columns-repeated="15"/>
        </table:table-row>
        <table:table-row table:style-name="ro1">
          <table:table-cell table:style-name="ce17" office:value-type="float" office:value="0.286400827850168" calcext:value-type="float">
            <text:p>0.286400828</text:p>
          </table:table-cell>
          <table:table-cell office:value-type="float" office:value="210" calcext:value-type="float">
            <text:p>210</text:p>
          </table:table-cell>
          <table:table-cell table:number-columns-repeated="15"/>
        </table:table-row>
        <table:table-row table:style-name="ro1">
          <table:table-cell table:style-name="ce17" office:value-type="float" office:value="1.02023983762972" calcext:value-type="float">
            <text:p>1.020239838</text:p>
          </table:table-cell>
          <table:table-cell office:value-type="float" office:value="211" calcext:value-type="float">
            <text:p>211</text:p>
          </table:table-cell>
          <table:table-cell table:number-columns-repeated="15"/>
        </table:table-row>
        <table:table-row table:style-name="ro1">
          <table:table-cell table:style-name="ce17" office:value-type="float" office:value="1.53175259873578" calcext:value-type="float">
            <text:p>1.531752599</text:p>
          </table:table-cell>
          <table:table-cell office:value-type="float" office:value="212" calcext:value-type="float">
            <text:p>212</text:p>
          </table:table-cell>
          <table:table-cell table:number-columns-repeated="15"/>
        </table:table-row>
        <table:table-row table:style-name="ro1">
          <table:table-cell table:style-name="ce17" office:value-type="float" office:value="0.227229631104334" calcext:value-type="float">
            <text:p>0.227229631</text:p>
          </table:table-cell>
          <table:table-cell office:value-type="float" office:value="213" calcext:value-type="float">
            <text:p>213</text:p>
          </table:table-cell>
          <table:table-cell table:number-columns-repeated="15"/>
        </table:table-row>
        <table:table-row table:style-name="ro1">
          <table:table-cell table:style-name="ce17" office:value-type="float" office:value="1.06731808643981" calcext:value-type="float">
            <text:p>1.067318086</text:p>
          </table:table-cell>
          <table:table-cell office:value-type="float" office:value="214" calcext:value-type="float">
            <text:p>214</text:p>
          </table:table-cell>
          <table:table-cell table:number-columns-repeated="15"/>
        </table:table-row>
        <table:table-row table:style-name="ro1">
          <table:table-cell table:style-name="ce17" office:value-type="float" office:value="7.37250824808008" calcext:value-type="float">
            <text:p>7.372508248</text:p>
          </table:table-cell>
          <table:table-cell office:value-type="float" office:value="215" calcext:value-type="float">
            <text:p>215</text:p>
          </table:table-cell>
          <table:table-cell table:number-columns-repeated="15"/>
        </table:table-row>
        <table:table-row table:style-name="ro1">
          <table:table-cell table:style-name="ce17" office:value-type="float" office:value="0.0132891413477738" calcext:value-type="float">
            <text:p>0.013289141</text:p>
          </table:table-cell>
          <table:table-cell office:value-type="float" office:value="216" calcext:value-type="float">
            <text:p>216</text:p>
          </table:table-cell>
          <table:table-cell table:number-columns-repeated="15"/>
        </table:table-row>
        <table:table-row table:style-name="ro1">
          <table:table-cell table:style-name="ce17" office:value-type="float" office:value="4.46771398491537" calcext:value-type="float">
            <text:p>4.467713985</text:p>
          </table:table-cell>
          <table:table-cell office:value-type="float" office:value="217" calcext:value-type="float">
            <text:p>217</text:p>
          </table:table-cell>
          <table:table-cell table:number-columns-repeated="15"/>
        </table:table-row>
        <table:table-row table:style-name="ro1">
          <table:table-cell table:style-name="ce17" office:value-type="float" office:value="2.55059998594418" calcext:value-type="float">
            <text:p>2.550599986</text:p>
          </table:table-cell>
          <table:table-cell office:value-type="float" office:value="218" calcext:value-type="float">
            <text:p>218</text:p>
          </table:table-cell>
          <table:table-cell table:number-columns-repeated="15"/>
        </table:table-row>
        <table:table-row table:style-name="ro1">
          <table:table-cell table:style-name="ce17" office:value-type="float" office:value="1.78087576158155" calcext:value-type="float">
            <text:p>1.780875762</text:p>
          </table:table-cell>
          <table:table-cell office:value-type="float" office:value="219" calcext:value-type="float">
            <text:p>219</text:p>
          </table:table-cell>
          <table:table-cell table:number-columns-repeated="15"/>
        </table:table-row>
        <table:table-row table:style-name="ro1">
          <table:table-cell table:style-name="ce17" office:value-type="float" office:value="1.66696411072092" calcext:value-type="float">
            <text:p>1.666964111</text:p>
          </table:table-cell>
          <table:table-cell office:value-type="float" office:value="220" calcext:value-type="float">
            <text:p>220</text:p>
          </table:table-cell>
          <table:table-cell table:number-columns-repeated="15"/>
        </table:table-row>
        <table:table-row table:style-name="ro1">
          <table:table-cell table:style-name="ce17" office:value-type="float" office:value="1.46854673632463" calcext:value-type="float">
            <text:p>1.468546736</text:p>
          </table:table-cell>
          <table:table-cell office:value-type="float" office:value="221" calcext:value-type="float">
            <text:p>221</text:p>
          </table:table-cell>
          <table:table-cell table:number-columns-repeated="15"/>
        </table:table-row>
        <table:table-row table:style-name="ro1">
          <table:table-cell table:style-name="ce17" office:value-type="float" office:value="1.84699589211844" calcext:value-type="float">
            <text:p>1.846995892</text:p>
          </table:table-cell>
          <table:table-cell office:value-type="float" office:value="222" calcext:value-type="float">
            <text:p>222</text:p>
          </table:table-cell>
          <table:table-cell table:number-columns-repeated="15"/>
        </table:table-row>
        <table:table-row table:style-name="ro1">
          <table:table-cell table:style-name="ce17" office:value-type="float" office:value="0.819170446320949" calcext:value-type="float">
            <text:p>0.819170446</text:p>
          </table:table-cell>
          <table:table-cell office:value-type="float" office:value="223" calcext:value-type="float">
            <text:p>223</text:p>
          </table:table-cell>
          <table:table-cell table:number-columns-repeated="15"/>
        </table:table-row>
        <table:table-row table:style-name="ro1">
          <table:table-cell table:style-name="ce17" office:value-type="float" office:value="8.03121873114368" calcext:value-type="float">
            <text:p>8.031218731</text:p>
          </table:table-cell>
          <table:table-cell office:value-type="float" office:value="224" calcext:value-type="float">
            <text:p>224</text:p>
          </table:table-cell>
          <table:table-cell table:number-columns-repeated="15"/>
        </table:table-row>
        <table:table-row table:style-name="ro1">
          <table:table-cell table:style-name="ce17" office:value-type="float" office:value="1.41529807530486" calcext:value-type="float">
            <text:p>1.415298075</text:p>
          </table:table-cell>
          <table:table-cell office:value-type="float" office:value="225" calcext:value-type="float">
            <text:p>225</text:p>
          </table:table-cell>
          <table:table-cell table:number-columns-repeated="15"/>
        </table:table-row>
        <table:table-row table:style-name="ro1">
          <table:table-cell table:style-name="ce17" office:value-type="float" office:value="1.19031538524666" calcext:value-type="float">
            <text:p>1.190315385</text:p>
          </table:table-cell>
          <table:table-cell office:value-type="float" office:value="226" calcext:value-type="float">
            <text:p>226</text:p>
          </table:table-cell>
          <table:table-cell table:number-columns-repeated="15"/>
        </table:table-row>
        <table:table-row table:style-name="ro1">
          <table:table-cell table:style-name="ce17" office:value-type="float" office:value="2.11574733635983" calcext:value-type="float">
            <text:p>2.115747336</text:p>
          </table:table-cell>
          <table:table-cell office:value-type="float" office:value="227" calcext:value-type="float">
            <text:p>227</text:p>
          </table:table-cell>
          <table:table-cell table:number-columns-repeated="15"/>
        </table:table-row>
        <table:table-row table:style-name="ro1">
          <table:table-cell table:style-name="ce17" office:value-type="float" office:value="7.09295856900354" calcext:value-type="float">
            <text:p>7.092958569</text:p>
          </table:table-cell>
          <table:table-cell office:value-type="float" office:value="228" calcext:value-type="float">
            <text:p>228</text:p>
          </table:table-cell>
          <table:table-cell table:number-columns-repeated="15"/>
        </table:table-row>
        <table:table-row table:style-name="ro1">
          <table:table-cell table:style-name="ce17" office:value-type="float" office:value="1.8508761016588" calcext:value-type="float">
            <text:p>1.850876102</text:p>
          </table:table-cell>
          <table:table-cell office:value-type="float" office:value="229" calcext:value-type="float">
            <text:p>229</text:p>
          </table:table-cell>
          <table:table-cell table:number-columns-repeated="15"/>
        </table:table-row>
        <table:table-row table:style-name="ro1">
          <table:table-cell table:style-name="ce17" office:value-type="float" office:value="5.09770603904756" calcext:value-type="float">
            <text:p>5.097706039</text:p>
          </table:table-cell>
          <table:table-cell office:value-type="float" office:value="230" calcext:value-type="float">
            <text:p>230</text:p>
          </table:table-cell>
          <table:table-cell table:number-columns-repeated="15"/>
        </table:table-row>
        <table:table-row table:style-name="ro1">
          <table:table-cell table:style-name="ce17" office:value-type="float" office:value="0.384822805332137" calcext:value-type="float">
            <text:p>0.384822805</text:p>
          </table:table-cell>
          <table:table-cell office:value-type="float" office:value="231" calcext:value-type="float">
            <text:p>231</text:p>
          </table:table-cell>
          <table:table-cell table:number-columns-repeated="15"/>
        </table:table-row>
        <table:table-row table:style-name="ro1">
          <table:table-cell table:style-name="ce17" office:value-type="float" office:value="2.16178335012698" calcext:value-type="float">
            <text:p>2.161783350</text:p>
          </table:table-cell>
          <table:table-cell office:value-type="float" office:value="232" calcext:value-type="float">
            <text:p>232</text:p>
          </table:table-cell>
          <table:table-cell table:number-columns-repeated="15"/>
        </table:table-row>
        <table:table-row table:style-name="ro1">
          <table:table-cell table:style-name="ce17" office:value-type="float" office:value="0.833685222595838" calcext:value-type="float">
            <text:p>0.833685223</text:p>
          </table:table-cell>
          <table:table-cell office:value-type="float" office:value="233" calcext:value-type="float">
            <text:p>233</text:p>
          </table:table-cell>
          <table:table-cell table:number-columns-repeated="15"/>
        </table:table-row>
        <table:table-row table:style-name="ro1">
          <table:table-cell table:style-name="ce17" office:value-type="float" office:value="3.34908544613589" calcext:value-type="float">
            <text:p>3.349085446</text:p>
          </table:table-cell>
          <table:table-cell office:value-type="float" office:value="234" calcext:value-type="float">
            <text:p>234</text:p>
          </table:table-cell>
          <table:table-cell table:number-columns-repeated="15"/>
        </table:table-row>
        <table:table-row table:style-name="ro1">
          <table:table-cell table:style-name="ce17" office:value-type="float" office:value="2.43930285270823" calcext:value-type="float">
            <text:p>2.439302853</text:p>
          </table:table-cell>
          <table:table-cell office:value-type="float" office:value="235" calcext:value-type="float">
            <text:p>235</text:p>
          </table:table-cell>
          <table:table-cell table:number-columns-repeated="15"/>
        </table:table-row>
        <table:table-row table:style-name="ro1">
          <table:table-cell table:style-name="ce17" office:value-type="float" office:value="2.0227560873128" calcext:value-type="float">
            <text:p>2.022756087</text:p>
          </table:table-cell>
          <table:table-cell office:value-type="float" office:value="236" calcext:value-type="float">
            <text:p>236</text:p>
          </table:table-cell>
          <table:table-cell table:number-columns-repeated="15"/>
        </table:table-row>
        <table:table-row table:style-name="ro1">
          <table:table-cell table:style-name="ce17" office:value-type="float" office:value="1.41588615229604" calcext:value-type="float">
            <text:p>1.415886152</text:p>
          </table:table-cell>
          <table:table-cell office:value-type="float" office:value="237" calcext:value-type="float">
            <text:p>237</text:p>
          </table:table-cell>
          <table:table-cell table:number-columns-repeated="15"/>
        </table:table-row>
        <table:table-row table:style-name="ro1">
          <table:table-cell table:style-name="ce17" office:value-type="float" office:value="0.992736308098974" calcext:value-type="float">
            <text:p>0.992736308</text:p>
          </table:table-cell>
          <table:table-cell office:value-type="float" office:value="238" calcext:value-type="float">
            <text:p>238</text:p>
          </table:table-cell>
          <table:table-cell table:number-columns-repeated="15"/>
        </table:table-row>
        <table:table-row table:style-name="ro1">
          <table:table-cell table:style-name="ce17" office:value-type="float" office:value="5.93805360285094" calcext:value-type="float">
            <text:p>5.938053603</text:p>
          </table:table-cell>
          <table:table-cell office:value-type="float" office:value="239" calcext:value-type="float">
            <text:p>239</text:p>
          </table:table-cell>
          <table:table-cell table:number-columns-repeated="15"/>
        </table:table-row>
        <table:table-row table:style-name="ro1">
          <table:table-cell table:style-name="ce17" office:value-type="float" office:value="0.259274590078673" calcext:value-type="float">
            <text:p>0.259274590</text:p>
          </table:table-cell>
          <table:table-cell office:value-type="float" office:value="240" calcext:value-type="float">
            <text:p>240</text:p>
          </table:table-cell>
          <table:table-cell table:number-columns-repeated="15"/>
        </table:table-row>
        <table:table-row table:style-name="ro1">
          <table:table-cell table:style-name="ce17" office:value-type="float" office:value="14.3847958055856" calcext:value-type="float">
            <text:p>14.384795806</text:p>
          </table:table-cell>
          <table:table-cell office:value-type="float" office:value="241" calcext:value-type="float">
            <text:p>241</text:p>
          </table:table-cell>
          <table:table-cell table:number-columns-repeated="15"/>
        </table:table-row>
        <table:table-row table:style-name="ro1">
          <table:table-cell table:style-name="ce17" office:value-type="float" office:value="3.24792671918192" calcext:value-type="float">
            <text:p>3.247926719</text:p>
          </table:table-cell>
          <table:table-cell office:value-type="float" office:value="242" calcext:value-type="float">
            <text:p>242</text:p>
          </table:table-cell>
          <table:table-cell table:number-columns-repeated="15"/>
        </table:table-row>
        <table:table-row table:style-name="ro1">
          <table:table-cell table:style-name="ce17" office:value-type="float" office:value="2.02432439230682" calcext:value-type="float">
            <text:p>2.024324392</text:p>
          </table:table-cell>
          <table:table-cell office:value-type="float" office:value="243" calcext:value-type="float">
            <text:p>243</text:p>
          </table:table-cell>
          <table:table-cell table:number-columns-repeated="15"/>
        </table:table-row>
        <table:table-row table:style-name="ro1">
          <table:table-cell table:style-name="ce17" office:value-type="float" office:value="0.560135906554743" calcext:value-type="float">
            <text:p>0.560135907</text:p>
          </table:table-cell>
          <table:table-cell office:value-type="float" office:value="244" calcext:value-type="float">
            <text:p>244</text:p>
          </table:table-cell>
          <table:table-cell table:number-columns-repeated="15"/>
        </table:table-row>
        <table:table-row table:style-name="ro1">
          <table:table-cell table:style-name="ce17" office:value-type="float" office:value="2.51325536469027" calcext:value-type="float">
            <text:p>2.513255365</text:p>
          </table:table-cell>
          <table:table-cell office:value-type="float" office:value="245" calcext:value-type="float">
            <text:p>245</text:p>
          </table:table-cell>
          <table:table-cell table:number-columns-repeated="15"/>
        </table:table-row>
        <table:table-row table:style-name="ro1">
          <table:table-cell table:style-name="ce17" office:value-type="float" office:value="0.0544482161200233" calcext:value-type="float">
            <text:p>0.054448216</text:p>
          </table:table-cell>
          <table:table-cell office:value-type="float" office:value="246" calcext:value-type="float">
            <text:p>246</text:p>
          </table:table-cell>
          <table:table-cell table:number-columns-repeated="15"/>
        </table:table-row>
        <table:table-row table:style-name="ro1">
          <table:table-cell table:style-name="ce17" office:value-type="float" office:value="2.29997973673415" calcext:value-type="float">
            <text:p>2.299979737</text:p>
          </table:table-cell>
          <table:table-cell office:value-type="float" office:value="247" calcext:value-type="float">
            <text:p>247</text:p>
          </table:table-cell>
          <table:table-cell table:number-columns-repeated="15"/>
        </table:table-row>
        <table:table-row table:style-name="ro1">
          <table:table-cell table:style-name="ce17" office:value-type="float" office:value="5.09028997295107" calcext:value-type="float">
            <text:p>5.090289973</text:p>
          </table:table-cell>
          <table:table-cell office:value-type="float" office:value="248" calcext:value-type="float">
            <text:p>248</text:p>
          </table:table-cell>
          <table:table-cell table:number-columns-repeated="15"/>
        </table:table-row>
        <table:table-row table:style-name="ro1">
          <table:table-cell table:style-name="ce17" office:value-type="float" office:value="2.16226572802623" calcext:value-type="float">
            <text:p>2.162265728</text:p>
          </table:table-cell>
          <table:table-cell office:value-type="float" office:value="249" calcext:value-type="float">
            <text:p>249</text:p>
          </table:table-cell>
          <table:table-cell table:number-columns-repeated="15"/>
        </table:table-row>
        <table:table-row table:style-name="ro1">
          <table:table-cell table:style-name="ce17" office:value-type="float" office:value="3.95514595126062" calcext:value-type="float">
            <text:p>3.955145951</text:p>
          </table:table-cell>
          <table:table-cell office:value-type="float" office:value="250" calcext:value-type="float">
            <text:p>250</text:p>
          </table:table-cell>
          <table:table-cell table:number-columns-repeated="15"/>
        </table:table-row>
        <table:table-row table:style-name="ro1">
          <table:table-cell table:style-name="ce17" office:value-type="float" office:value="0.653598140819929" calcext:value-type="float">
            <text:p>0.653598141</text:p>
          </table:table-cell>
          <table:table-cell office:value-type="float" office:value="251" calcext:value-type="float">
            <text:p>251</text:p>
          </table:table-cell>
          <table:table-cell table:number-columns-repeated="15"/>
        </table:table-row>
        <table:table-row table:style-name="ro1">
          <table:table-cell table:style-name="ce17" office:value-type="float" office:value="2.3478388024086" calcext:value-type="float">
            <text:p>2.347838802</text:p>
          </table:table-cell>
          <table:table-cell office:value-type="float" office:value="252" calcext:value-type="float">
            <text:p>252</text:p>
          </table:table-cell>
          <table:table-cell table:number-columns-repeated="15"/>
        </table:table-row>
        <table:table-row table:style-name="ro1">
          <table:table-cell table:style-name="ce17" office:value-type="float" office:value="0.268854884078422" calcext:value-type="float">
            <text:p>0.268854884</text:p>
          </table:table-cell>
          <table:table-cell office:value-type="float" office:value="253" calcext:value-type="float">
            <text:p>253</text:p>
          </table:table-cell>
          <table:table-cell table:number-columns-repeated="15"/>
        </table:table-row>
        <table:table-row table:style-name="ro1">
          <table:table-cell table:style-name="ce17" office:value-type="float" office:value="3.16632050617802" calcext:value-type="float">
            <text:p>3.166320506</text:p>
          </table:table-cell>
          <table:table-cell office:value-type="float" office:value="254" calcext:value-type="float">
            <text:p>254</text:p>
          </table:table-cell>
          <table:table-cell table:number-columns-repeated="15"/>
        </table:table-row>
        <table:table-row table:style-name="ro1">
          <table:table-cell table:style-name="ce17" office:value-type="float" office:value="0.162544646775911" calcext:value-type="float">
            <text:p>0.162544647</text:p>
          </table:table-cell>
          <table:table-cell office:value-type="float" office:value="255" calcext:value-type="float">
            <text:p>255</text:p>
          </table:table-cell>
          <table:table-cell table:number-columns-repeated="15"/>
        </table:table-row>
        <table:table-row table:style-name="ro1">
          <table:table-cell table:style-name="ce17" office:value-type="float" office:value="0.839835515063063" calcext:value-type="float">
            <text:p>0.839835515</text:p>
          </table:table-cell>
          <table:table-cell office:value-type="float" office:value="256" calcext:value-type="float">
            <text:p>256</text:p>
          </table:table-cell>
          <table:table-cell table:number-columns-repeated="15"/>
        </table:table-row>
        <table:table-row table:style-name="ro1">
          <table:table-cell table:style-name="ce17" office:value-type="float" office:value="2.5912649653639" calcext:value-type="float">
            <text:p>2.591264965</text:p>
          </table:table-cell>
          <table:table-cell office:value-type="float" office:value="257" calcext:value-type="float">
            <text:p>257</text:p>
          </table:table-cell>
          <table:table-cell table:number-columns-repeated="15"/>
        </table:table-row>
        <table:table-row table:style-name="ro1">
          <table:table-cell table:style-name="ce17" office:value-type="float" office:value="0.217065391347551" calcext:value-type="float">
            <text:p>0.217065391</text:p>
          </table:table-cell>
          <table:table-cell office:value-type="float" office:value="258" calcext:value-type="float">
            <text:p>258</text:p>
          </table:table-cell>
          <table:table-cell table:number-columns-repeated="15"/>
        </table:table-row>
        <table:table-row table:style-name="ro1">
          <table:table-cell table:style-name="ce17" office:value-type="float" office:value="1.56119439082307" calcext:value-type="float">
            <text:p>1.561194391</text:p>
          </table:table-cell>
          <table:table-cell office:value-type="float" office:value="259" calcext:value-type="float">
            <text:p>259</text:p>
          </table:table-cell>
          <table:table-cell table:number-columns-repeated="15"/>
        </table:table-row>
        <table:table-row table:style-name="ro1">
          <table:table-cell table:style-name="ce17" office:value-type="float" office:value="1.14339174118201" calcext:value-type="float">
            <text:p>1.143391741</text:p>
          </table:table-cell>
          <table:table-cell office:value-type="float" office:value="260" calcext:value-type="float">
            <text:p>260</text:p>
          </table:table-cell>
          <table:table-cell table:number-columns-repeated="15"/>
        </table:table-row>
        <table:table-row table:style-name="ro1">
          <table:table-cell table:style-name="ce17" office:value-type="float" office:value="1.74605831248108" calcext:value-type="float">
            <text:p>1.746058312</text:p>
          </table:table-cell>
          <table:table-cell office:value-type="float" office:value="261" calcext:value-type="float">
            <text:p>261</text:p>
          </table:table-cell>
          <table:table-cell table:number-columns-repeated="15"/>
        </table:table-row>
        <table:table-row table:style-name="ro1">
          <table:table-cell table:style-name="ce17" office:value-type="float" office:value="7.22510440609684" calcext:value-type="float">
            <text:p>7.225104406</text:p>
          </table:table-cell>
          <table:table-cell office:value-type="float" office:value="262" calcext:value-type="float">
            <text:p>262</text:p>
          </table:table-cell>
          <table:table-cell table:number-columns-repeated="15"/>
        </table:table-row>
        <table:table-row table:style-name="ro1">
          <table:table-cell table:style-name="ce17" office:value-type="float" office:value="6.27606217931623" calcext:value-type="float">
            <text:p>6.276062179</text:p>
          </table:table-cell>
          <table:table-cell office:value-type="float" office:value="263" calcext:value-type="float">
            <text:p>263</text:p>
          </table:table-cell>
          <table:table-cell table:number-columns-repeated="15"/>
        </table:table-row>
        <table:table-row table:style-name="ro1">
          <table:table-cell table:style-name="ce17" office:value-type="float" office:value="1.24978749789415" calcext:value-type="float">
            <text:p>1.249787498</text:p>
          </table:table-cell>
          <table:table-cell office:value-type="float" office:value="264" calcext:value-type="float">
            <text:p>264</text:p>
          </table:table-cell>
          <table:table-cell table:number-columns-repeated="15"/>
        </table:table-row>
        <table:table-row table:style-name="ro1">
          <table:table-cell table:style-name="ce17" office:value-type="float" office:value="1.98140414159753" calcext:value-type="float">
            <text:p>1.981404142</text:p>
          </table:table-cell>
          <table:table-cell office:value-type="float" office:value="265" calcext:value-type="float">
            <text:p>265</text:p>
          </table:table-cell>
          <table:table-cell table:number-columns-repeated="15"/>
        </table:table-row>
        <table:table-row table:style-name="ro1">
          <table:table-cell table:style-name="ce17" office:value-type="float" office:value="5.09226190205512" calcext:value-type="float">
            <text:p>5.092261902</text:p>
          </table:table-cell>
          <table:table-cell office:value-type="float" office:value="266" calcext:value-type="float">
            <text:p>266</text:p>
          </table:table-cell>
          <table:table-cell table:number-columns-repeated="15"/>
        </table:table-row>
        <table:table-row table:style-name="ro1">
          <table:table-cell table:style-name="ce17" office:value-type="float" office:value="1.88572880499827" calcext:value-type="float">
            <text:p>1.885728805</text:p>
          </table:table-cell>
          <table:table-cell office:value-type="float" office:value="267" calcext:value-type="float">
            <text:p>267</text:p>
          </table:table-cell>
          <table:table-cell table:number-columns-repeated="15"/>
        </table:table-row>
        <table:table-row table:style-name="ro1">
          <table:table-cell table:style-name="ce17" office:value-type="float" office:value="4.77173613683127" calcext:value-type="float">
            <text:p>4.771736137</text:p>
          </table:table-cell>
          <table:table-cell office:value-type="float" office:value="268" calcext:value-type="float">
            <text:p>268</text:p>
          </table:table-cell>
          <table:table-cell table:number-columns-repeated="15"/>
        </table:table-row>
        <table:table-row table:style-name="ro1">
          <table:table-cell table:style-name="ce17" office:value-type="float" office:value="4.61242262833286" calcext:value-type="float">
            <text:p>4.612422628</text:p>
          </table:table-cell>
          <table:table-cell office:value-type="float" office:value="269" calcext:value-type="float">
            <text:p>269</text:p>
          </table:table-cell>
          <table:table-cell table:number-columns-repeated="15"/>
        </table:table-row>
        <table:table-row table:style-name="ro1">
          <table:table-cell table:style-name="ce17" office:value-type="float" office:value="0.775050905978938" calcext:value-type="float">
            <text:p>0.775050906</text:p>
          </table:table-cell>
          <table:table-cell office:value-type="float" office:value="270" calcext:value-type="float">
            <text:p>270</text:p>
          </table:table-cell>
          <table:table-cell table:number-columns-repeated="15"/>
        </table:table-row>
        <table:table-row table:style-name="ro1">
          <table:table-cell table:style-name="ce17" office:value-type="float" office:value="4.64508021545043" calcext:value-type="float">
            <text:p>4.645080215</text:p>
          </table:table-cell>
          <table:table-cell office:value-type="float" office:value="271" calcext:value-type="float">
            <text:p>271</text:p>
          </table:table-cell>
          <table:table-cell table:number-columns-repeated="15"/>
        </table:table-row>
        <table:table-row table:style-name="ro1">
          <table:table-cell table:style-name="ce17" office:value-type="float" office:value="6.01580681932472" calcext:value-type="float">
            <text:p>6.015806819</text:p>
          </table:table-cell>
          <table:table-cell office:value-type="float" office:value="272" calcext:value-type="float">
            <text:p>272</text:p>
          </table:table-cell>
          <table:table-cell table:number-columns-repeated="15"/>
        </table:table-row>
        <table:table-row table:style-name="ro1">
          <table:table-cell table:style-name="ce17" office:value-type="float" office:value="0.162829161355768" calcext:value-type="float">
            <text:p>0.162829161</text:p>
          </table:table-cell>
          <table:table-cell office:value-type="float" office:value="273" calcext:value-type="float">
            <text:p>273</text:p>
          </table:table-cell>
          <table:table-cell table:number-columns-repeated="15"/>
        </table:table-row>
        <table:table-row table:style-name="ro1">
          <table:table-cell table:style-name="ce17" office:value-type="float" office:value="2.25188340417909" calcext:value-type="float">
            <text:p>2.251883404</text:p>
          </table:table-cell>
          <table:table-cell office:value-type="float" office:value="274" calcext:value-type="float">
            <text:p>274</text:p>
          </table:table-cell>
          <table:table-cell table:number-columns-repeated="15"/>
        </table:table-row>
        <table:table-row table:style-name="ro1">
          <table:table-cell table:style-name="ce17" office:value-type="float" office:value="0.523360744975248" calcext:value-type="float">
            <text:p>0.523360745</text:p>
          </table:table-cell>
          <table:table-cell office:value-type="float" office:value="275" calcext:value-type="float">
            <text:p>275</text:p>
          </table:table-cell>
          <table:table-cell table:number-columns-repeated="15"/>
        </table:table-row>
        <table:table-row table:style-name="ro1">
          <table:table-cell table:style-name="ce17" office:value-type="float" office:value="1.13027788052568" calcext:value-type="float">
            <text:p>1.130277881</text:p>
          </table:table-cell>
          <table:table-cell office:value-type="float" office:value="276" calcext:value-type="float">
            <text:p>276</text:p>
          </table:table-cell>
          <table:table-cell table:number-columns-repeated="15"/>
        </table:table-row>
        <table:table-row table:style-name="ro1">
          <table:table-cell table:style-name="ce17" office:value-type="float" office:value="3.93150119883544" calcext:value-type="float">
            <text:p>3.931501199</text:p>
          </table:table-cell>
          <table:table-cell office:value-type="float" office:value="277" calcext:value-type="float">
            <text:p>277</text:p>
          </table:table-cell>
          <table:table-cell table:number-columns-repeated="15"/>
        </table:table-row>
        <table:table-row table:style-name="ro1">
          <table:table-cell table:style-name="ce17" office:value-type="float" office:value="0.128039136784439" calcext:value-type="float">
            <text:p>0.128039137</text:p>
          </table:table-cell>
          <table:table-cell office:value-type="float" office:value="278" calcext:value-type="float">
            <text:p>278</text:p>
          </table:table-cell>
          <table:table-cell table:number-columns-repeated="15"/>
        </table:table-row>
        <table:table-row table:style-name="ro1">
          <table:table-cell table:style-name="ce17" office:value-type="float" office:value="0.178480052715389" calcext:value-type="float">
            <text:p>0.178480053</text:p>
          </table:table-cell>
          <table:table-cell office:value-type="float" office:value="279" calcext:value-type="float">
            <text:p>279</text:p>
          </table:table-cell>
          <table:table-cell table:number-columns-repeated="15"/>
        </table:table-row>
        <table:table-row table:style-name="ro1">
          <table:table-cell table:style-name="ce17" office:value-type="float" office:value="5.21017372199746" calcext:value-type="float">
            <text:p>5.210173722</text:p>
          </table:table-cell>
          <table:table-cell office:value-type="float" office:value="280" calcext:value-type="float">
            <text:p>280</text:p>
          </table:table-cell>
          <table:table-cell table:number-columns-repeated="15"/>
        </table:table-row>
        <table:table-row table:style-name="ro1">
          <table:table-cell table:style-name="ce17" office:value-type="float" office:value="0.593912794537394" calcext:value-type="float">
            <text:p>0.593912795</text:p>
          </table:table-cell>
          <table:table-cell office:value-type="float" office:value="281" calcext:value-type="float">
            <text:p>281</text:p>
          </table:table-cell>
          <table:table-cell table:number-columns-repeated="15"/>
        </table:table-row>
        <table:table-row table:style-name="ro1">
          <table:table-cell table:style-name="ce17" office:value-type="float" office:value="0.667348615551252" calcext:value-type="float">
            <text:p>0.667348616</text:p>
          </table:table-cell>
          <table:table-cell office:value-type="float" office:value="282" calcext:value-type="float">
            <text:p>282</text:p>
          </table:table-cell>
          <table:table-cell table:number-columns-repeated="15"/>
        </table:table-row>
        <table:table-row table:style-name="ro1">
          <table:table-cell table:style-name="ce17" office:value-type="float" office:value="0.455361392002184" calcext:value-type="float">
            <text:p>0.455361392</text:p>
          </table:table-cell>
          <table:table-cell office:value-type="float" office:value="283" calcext:value-type="float">
            <text:p>283</text:p>
          </table:table-cell>
          <table:table-cell table:number-columns-repeated="15"/>
        </table:table-row>
        <table:table-row table:style-name="ro1">
          <table:table-cell table:style-name="ce17" office:value-type="float" office:value="0.133585514334308" calcext:value-type="float">
            <text:p>0.133585514</text:p>
          </table:table-cell>
          <table:table-cell office:value-type="float" office:value="284" calcext:value-type="float">
            <text:p>284</text:p>
          </table:table-cell>
          <table:table-cell table:number-columns-repeated="15"/>
        </table:table-row>
        <table:table-row table:style-name="ro1">
          <table:table-cell table:style-name="ce17" office:value-type="float" office:value="0.566983335095392" calcext:value-type="float">
            <text:p>0.566983335</text:p>
          </table:table-cell>
          <table:table-cell office:value-type="float" office:value="285" calcext:value-type="float">
            <text:p>285</text:p>
          </table:table-cell>
          <table:table-cell table:number-columns-repeated="15"/>
        </table:table-row>
        <table:table-row table:style-name="ro1">
          <table:table-cell table:style-name="ce17" office:value-type="float" office:value="5.17527156926004" calcext:value-type="float">
            <text:p>5.175271569</text:p>
          </table:table-cell>
          <table:table-cell office:value-type="float" office:value="286" calcext:value-type="float">
            <text:p>286</text:p>
          </table:table-cell>
          <table:table-cell table:number-columns-repeated="15"/>
        </table:table-row>
        <table:table-row table:style-name="ro1">
          <table:table-cell table:style-name="ce17" office:value-type="float" office:value="0.677225373397763" calcext:value-type="float">
            <text:p>0.677225373</text:p>
          </table:table-cell>
          <table:table-cell office:value-type="float" office:value="287" calcext:value-type="float">
            <text:p>287</text:p>
          </table:table-cell>
          <table:table-cell table:number-columns-repeated="15"/>
        </table:table-row>
        <table:table-row table:style-name="ro1">
          <table:table-cell table:style-name="ce17" office:value-type="float" office:value="2.93981635158351" calcext:value-type="float">
            <text:p>2.939816352</text:p>
          </table:table-cell>
          <table:table-cell office:value-type="float" office:value="288" calcext:value-type="float">
            <text:p>288</text:p>
          </table:table-cell>
          <table:table-cell table:number-columns-repeated="15"/>
        </table:table-row>
        <table:table-row table:style-name="ro1">
          <table:table-cell table:style-name="ce17" office:value-type="float" office:value="2.61237375644284" calcext:value-type="float">
            <text:p>2.612373756</text:p>
          </table:table-cell>
          <table:table-cell office:value-type="float" office:value="289" calcext:value-type="float">
            <text:p>289</text:p>
          </table:table-cell>
          <table:table-cell table:number-columns-repeated="15"/>
        </table:table-row>
        <table:table-row table:style-name="ro1">
          <table:table-cell table:style-name="ce17" office:value-type="float" office:value="1.82113347512192" calcext:value-type="float">
            <text:p>1.821133475</text:p>
          </table:table-cell>
          <table:table-cell office:value-type="float" office:value="290" calcext:value-type="float">
            <text:p>290</text:p>
          </table:table-cell>
          <table:table-cell table:number-columns-repeated="15"/>
        </table:table-row>
        <table:table-row table:style-name="ro1">
          <table:table-cell table:style-name="ce17" office:value-type="float" office:value="2.42091048113421" calcext:value-type="float">
            <text:p>2.420910481</text:p>
          </table:table-cell>
          <table:table-cell office:value-type="float" office:value="291" calcext:value-type="float">
            <text:p>291</text:p>
          </table:table-cell>
          <table:table-cell table:number-columns-repeated="15"/>
        </table:table-row>
        <table:table-row table:style-name="ro1">
          <table:table-cell table:style-name="ce17" office:value-type="float" office:value="0.107548498024881" calcext:value-type="float">
            <text:p>0.107548498</text:p>
          </table:table-cell>
          <table:table-cell office:value-type="float" office:value="292" calcext:value-type="float">
            <text:p>292</text:p>
          </table:table-cell>
          <table:table-cell table:number-columns-repeated="15"/>
        </table:table-row>
        <table:table-row table:style-name="ro1">
          <table:table-cell table:style-name="ce17" office:value-type="float" office:value="2.02584968836995" calcext:value-type="float">
            <text:p>2.025849688</text:p>
          </table:table-cell>
          <table:table-cell office:value-type="float" office:value="293" calcext:value-type="float">
            <text:p>293</text:p>
          </table:table-cell>
          <table:table-cell table:number-columns-repeated="15"/>
        </table:table-row>
        <table:table-row table:style-name="ro1">
          <table:table-cell table:style-name="ce17" office:value-type="float" office:value="0.903889085806886" calcext:value-type="float">
            <text:p>0.903889086</text:p>
          </table:table-cell>
          <table:table-cell office:value-type="float" office:value="294" calcext:value-type="float">
            <text:p>294</text:p>
          </table:table-cell>
          <table:table-cell table:number-columns-repeated="15"/>
        </table:table-row>
        <table:table-row table:style-name="ro1">
          <table:table-cell table:style-name="ce17" office:value-type="float" office:value="0.0423818612932089" calcext:value-type="float">
            <text:p>0.042381861</text:p>
          </table:table-cell>
          <table:table-cell office:value-type="float" office:value="295" calcext:value-type="float">
            <text:p>295</text:p>
          </table:table-cell>
          <table:table-cell table:number-columns-repeated="15"/>
        </table:table-row>
        <table:table-row table:style-name="ro1">
          <table:table-cell table:style-name="ce17" office:value-type="float" office:value="5.06806982486786" calcext:value-type="float">
            <text:p>5.068069825</text:p>
          </table:table-cell>
          <table:table-cell office:value-type="float" office:value="296" calcext:value-type="float">
            <text:p>296</text:p>
          </table:table-cell>
          <table:table-cell table:number-columns-repeated="15"/>
        </table:table-row>
        <table:table-row table:style-name="ro1">
          <table:table-cell table:style-name="ce17" office:value-type="float" office:value="7.45609128317019" calcext:value-type="float">
            <text:p>7.456091283</text:p>
          </table:table-cell>
          <table:table-cell office:value-type="float" office:value="297" calcext:value-type="float">
            <text:p>297</text:p>
          </table:table-cell>
          <table:table-cell table:number-columns-repeated="15"/>
        </table:table-row>
        <table:table-row table:style-name="ro1">
          <table:table-cell table:style-name="ce17" office:value-type="float" office:value="8.08309253371535" calcext:value-type="float">
            <text:p>8.083092534</text:p>
          </table:table-cell>
          <table:table-cell office:value-type="float" office:value="298" calcext:value-type="float">
            <text:p>298</text:p>
          </table:table-cell>
          <table:table-cell table:number-columns-repeated="15"/>
        </table:table-row>
        <table:table-row table:style-name="ro1">
          <table:table-cell table:style-name="ce17" office:value-type="float" office:value="1.84221700366547" calcext:value-type="float">
            <text:p>1.842217004</text:p>
          </table:table-cell>
          <table:table-cell office:value-type="float" office:value="299" calcext:value-type="float">
            <text:p>299</text:p>
          </table:table-cell>
          <table:table-cell table:number-columns-repeated="15"/>
        </table:table-row>
        <table:table-row table:style-name="ro1">
          <table:table-cell table:style-name="ce17" office:value-type="float" office:value="0.101357747642578" calcext:value-type="float">
            <text:p>0.101357748</text:p>
          </table:table-cell>
          <table:table-cell office:value-type="float" office:value="300" calcext:value-type="float">
            <text:p>300</text:p>
          </table:table-cell>
          <table:table-cell table:number-columns-repeated="15"/>
        </table:table-row>
        <table:table-row table:style-name="ro1">
          <table:table-cell table:style-name="ce17" office:value-type="float" office:value="5.86852388318306" calcext:value-type="float">
            <text:p>5.868523883</text:p>
          </table:table-cell>
          <table:table-cell office:value-type="float" office:value="301" calcext:value-type="float">
            <text:p>301</text:p>
          </table:table-cell>
          <table:table-cell table:number-columns-repeated="15"/>
        </table:table-row>
        <table:table-row table:style-name="ro1">
          <table:table-cell table:style-name="ce17" office:value-type="float" office:value="0.298418184269929" calcext:value-type="float">
            <text:p>0.298418184</text:p>
          </table:table-cell>
          <table:table-cell office:value-type="float" office:value="302" calcext:value-type="float">
            <text:p>302</text:p>
          </table:table-cell>
          <table:table-cell table:number-columns-repeated="15"/>
        </table:table-row>
        <table:table-row table:style-name="ro1">
          <table:table-cell table:style-name="ce17" office:value-type="float" office:value="5.58268116816075" calcext:value-type="float">
            <text:p>5.582681168</text:p>
          </table:table-cell>
          <table:table-cell office:value-type="float" office:value="303" calcext:value-type="float">
            <text:p>303</text:p>
          </table:table-cell>
          <table:table-cell table:number-columns-repeated="15"/>
        </table:table-row>
        <table:table-row table:style-name="ro1">
          <table:table-cell table:style-name="ce17" office:value-type="float" office:value="1.28806226567816" calcext:value-type="float">
            <text:p>1.288062266</text:p>
          </table:table-cell>
          <table:table-cell office:value-type="float" office:value="304" calcext:value-type="float">
            <text:p>304</text:p>
          </table:table-cell>
          <table:table-cell table:number-columns-repeated="15"/>
        </table:table-row>
        <table:table-row table:style-name="ro1">
          <table:table-cell table:style-name="ce17" office:value-type="float" office:value="0.216448319478756" calcext:value-type="float">
            <text:p>0.216448319</text:p>
          </table:table-cell>
          <table:table-cell office:value-type="float" office:value="305" calcext:value-type="float">
            <text:p>305</text:p>
          </table:table-cell>
          <table:table-cell table:number-columns-repeated="15"/>
        </table:table-row>
        <table:table-row table:style-name="ro1">
          <table:table-cell table:style-name="ce17" office:value-type="float" office:value="2.65135469545937" calcext:value-type="float">
            <text:p>2.651354695</text:p>
          </table:table-cell>
          <table:table-cell office:value-type="float" office:value="306" calcext:value-type="float">
            <text:p>306</text:p>
          </table:table-cell>
          <table:table-cell table:number-columns-repeated="15"/>
        </table:table-row>
        <table:table-row table:style-name="ro1">
          <table:table-cell table:style-name="ce17" office:value-type="float" office:value="2.87798417104358" calcext:value-type="float">
            <text:p>2.877984171</text:p>
          </table:table-cell>
          <table:table-cell office:value-type="float" office:value="307" calcext:value-type="float">
            <text:p>307</text:p>
          </table:table-cell>
          <table:table-cell table:number-columns-repeated="15"/>
        </table:table-row>
        <table:table-row table:style-name="ro1">
          <table:table-cell table:style-name="ce17" office:value-type="float" office:value="2.48203937915002" calcext:value-type="float">
            <text:p>2.482039379</text:p>
          </table:table-cell>
          <table:table-cell office:value-type="float" office:value="308" calcext:value-type="float">
            <text:p>308</text:p>
          </table:table-cell>
          <table:table-cell table:number-columns-repeated="15"/>
        </table:table-row>
        <table:table-row table:style-name="ro1">
          <table:table-cell table:style-name="ce17" office:value-type="float" office:value="0.506167028198242" calcext:value-type="float">
            <text:p>0.506167028</text:p>
          </table:table-cell>
          <table:table-cell office:value-type="float" office:value="309" calcext:value-type="float">
            <text:p>309</text:p>
          </table:table-cell>
          <table:table-cell table:number-columns-repeated="15"/>
        </table:table-row>
        <table:table-row table:style-name="ro1">
          <table:table-cell table:style-name="ce17" office:value-type="float" office:value="4.97004296053569" calcext:value-type="float">
            <text:p>4.970042961</text:p>
          </table:table-cell>
          <table:table-cell office:value-type="float" office:value="310" calcext:value-type="float">
            <text:p>310</text:p>
          </table:table-cell>
          <table:table-cell table:number-columns-repeated="15"/>
        </table:table-row>
        <table:table-row table:style-name="ro1">
          <table:table-cell table:style-name="ce17" office:value-type="float" office:value="0.221146025628663" calcext:value-type="float">
            <text:p>0.221146026</text:p>
          </table:table-cell>
          <table:table-cell office:value-type="float" office:value="311" calcext:value-type="float">
            <text:p>311</text:p>
          </table:table-cell>
          <table:table-cell table:number-columns-repeated="15"/>
        </table:table-row>
        <table:table-row table:style-name="ro1">
          <table:table-cell table:style-name="ce17" office:value-type="float" office:value="8.89358181018619" calcext:value-type="float">
            <text:p>8.893581810</text:p>
          </table:table-cell>
          <table:table-cell office:value-type="float" office:value="312" calcext:value-type="float">
            <text:p>312</text:p>
          </table:table-cell>
          <table:table-cell table:number-columns-repeated="15"/>
        </table:table-row>
        <table:table-row table:style-name="ro1">
          <table:table-cell table:style-name="ce17" office:value-type="float" office:value="0.114197730699789" calcext:value-type="float">
            <text:p>0.114197731</text:p>
          </table:table-cell>
          <table:table-cell office:value-type="float" office:value="313" calcext:value-type="float">
            <text:p>313</text:p>
          </table:table-cell>
          <table:table-cell table:number-columns-repeated="15"/>
        </table:table-row>
        <table:table-row table:style-name="ro1">
          <table:table-cell table:style-name="ce17" office:value-type="float" office:value="0.512673020765543" calcext:value-type="float">
            <text:p>0.512673021</text:p>
          </table:table-cell>
          <table:table-cell office:value-type="float" office:value="314" calcext:value-type="float">
            <text:p>314</text:p>
          </table:table-cell>
          <table:table-cell table:number-columns-repeated="15"/>
        </table:table-row>
        <table:table-row table:style-name="ro1">
          <table:table-cell table:style-name="ce17" office:value-type="float" office:value="0.463700936689463" calcext:value-type="float">
            <text:p>0.463700937</text:p>
          </table:table-cell>
          <table:table-cell office:value-type="float" office:value="315" calcext:value-type="float">
            <text:p>315</text:p>
          </table:table-cell>
          <table:table-cell table:number-columns-repeated="15"/>
        </table:table-row>
        <table:table-row table:style-name="ro1">
          <table:table-cell table:style-name="ce17" office:value-type="float" office:value="0.296136741755581" calcext:value-type="float">
            <text:p>0.296136742</text:p>
          </table:table-cell>
          <table:table-cell office:value-type="float" office:value="316" calcext:value-type="float">
            <text:p>316</text:p>
          </table:table-cell>
          <table:table-cell table:number-columns-repeated="15"/>
        </table:table-row>
        <table:table-row table:style-name="ro1">
          <table:table-cell table:style-name="ce17" office:value-type="float" office:value="1.14555991873471" calcext:value-type="float">
            <text:p>1.145559919</text:p>
          </table:table-cell>
          <table:table-cell office:value-type="float" office:value="317" calcext:value-type="float">
            <text:p>317</text:p>
          </table:table-cell>
          <table:table-cell table:number-columns-repeated="15"/>
        </table:table-row>
        <table:table-row table:style-name="ro1">
          <table:table-cell table:style-name="ce17" office:value-type="float" office:value="4.21513104702327" calcext:value-type="float">
            <text:p>4.215131047</text:p>
          </table:table-cell>
          <table:table-cell office:value-type="float" office:value="318" calcext:value-type="float">
            <text:p>318</text:p>
          </table:table-cell>
          <table:table-cell table:number-columns-repeated="15"/>
        </table:table-row>
        <table:table-row table:style-name="ro1">
          <table:table-cell table:style-name="ce17" office:value-type="float" office:value="2.62347629606294" calcext:value-type="float">
            <text:p>2.623476296</text:p>
          </table:table-cell>
          <table:table-cell office:value-type="float" office:value="319" calcext:value-type="float">
            <text:p>319</text:p>
          </table:table-cell>
          <table:table-cell table:number-columns-repeated="15"/>
        </table:table-row>
        <table:table-row table:style-name="ro1">
          <table:table-cell table:style-name="ce17" office:value-type="float" office:value="6.76872262764464" calcext:value-type="float">
            <text:p>6.768722628</text:p>
          </table:table-cell>
          <table:table-cell office:value-type="float" office:value="320" calcext:value-type="float">
            <text:p>320</text:p>
          </table:table-cell>
          <table:table-cell table:number-columns-repeated="15"/>
        </table:table-row>
        <table:table-row table:style-name="ro1">
          <table:table-cell table:style-name="ce17" office:value-type="float" office:value="5.79277708678251" calcext:value-type="float">
            <text:p>5.792777087</text:p>
          </table:table-cell>
          <table:table-cell office:value-type="float" office:value="321" calcext:value-type="float">
            <text:p>321</text:p>
          </table:table-cell>
          <table:table-cell table:number-columns-repeated="15"/>
        </table:table-row>
        <table:table-row table:style-name="ro1">
          <table:table-cell table:style-name="ce17" office:value-type="float" office:value="6.60777154605966" calcext:value-type="float">
            <text:p>6.607771546</text:p>
          </table:table-cell>
          <table:table-cell office:value-type="float" office:value="322" calcext:value-type="float">
            <text:p>322</text:p>
          </table:table-cell>
          <table:table-cell table:number-columns-repeated="15"/>
        </table:table-row>
        <table:table-row table:style-name="ro1">
          <table:table-cell table:style-name="ce17" office:value-type="float" office:value="1.34665699419044" calcext:value-type="float">
            <text:p>1.346656994</text:p>
          </table:table-cell>
          <table:table-cell office:value-type="float" office:value="323" calcext:value-type="float">
            <text:p>323</text:p>
          </table:table-cell>
          <table:table-cell table:number-columns-repeated="15"/>
        </table:table-row>
        <table:table-row table:style-name="ro1">
          <table:table-cell table:style-name="ce17" office:value-type="float" office:value="0.752535697833447" calcext:value-type="float">
            <text:p>0.752535698</text:p>
          </table:table-cell>
          <table:table-cell office:value-type="float" office:value="324" calcext:value-type="float">
            <text:p>324</text:p>
          </table:table-cell>
          <table:table-cell table:number-columns-repeated="15"/>
        </table:table-row>
        <table:table-row table:style-name="ro1">
          <table:table-cell table:style-name="ce17" office:value-type="float" office:value="3.21770845396524" calcext:value-type="float">
            <text:p>3.217708454</text:p>
          </table:table-cell>
          <table:table-cell office:value-type="float" office:value="325" calcext:value-type="float">
            <text:p>325</text:p>
          </table:table-cell>
          <table:table-cell table:number-columns-repeated="15"/>
        </table:table-row>
        <table:table-row table:style-name="ro1">
          <table:table-cell table:style-name="ce17" office:value-type="float" office:value="3.66808007873541" calcext:value-type="float">
            <text:p>3.668080079</text:p>
          </table:table-cell>
          <table:table-cell office:value-type="float" office:value="326" calcext:value-type="float">
            <text:p>326</text:p>
          </table:table-cell>
          <table:table-cell table:number-columns-repeated="15"/>
        </table:table-row>
        <table:table-row table:style-name="ro1">
          <table:table-cell table:style-name="ce17" office:value-type="float" office:value="0.991023885130712" calcext:value-type="float">
            <text:p>0.991023885</text:p>
          </table:table-cell>
          <table:table-cell office:value-type="float" office:value="327" calcext:value-type="float">
            <text:p>327</text:p>
          </table:table-cell>
          <table:table-cell table:number-columns-repeated="15"/>
        </table:table-row>
        <table:table-row table:style-name="ro1">
          <table:table-cell table:style-name="ce17" office:value-type="float" office:value="4.12362188223724" calcext:value-type="float">
            <text:p>4.123621882</text:p>
          </table:table-cell>
          <table:table-cell office:value-type="float" office:value="328" calcext:value-type="float">
            <text:p>328</text:p>
          </table:table-cell>
          <table:table-cell table:number-columns-repeated="15"/>
        </table:table-row>
        <table:table-row table:style-name="ro1">
          <table:table-cell table:style-name="ce17" office:value-type="float" office:value="0.866044170713092" calcext:value-type="float">
            <text:p>0.866044171</text:p>
          </table:table-cell>
          <table:table-cell office:value-type="float" office:value="329" calcext:value-type="float">
            <text:p>329</text:p>
          </table:table-cell>
          <table:table-cell table:number-columns-repeated="15"/>
        </table:table-row>
        <table:table-row table:style-name="ro1">
          <table:table-cell table:style-name="ce17" office:value-type="float" office:value="2.034175969726" calcext:value-type="float">
            <text:p>2.034175970</text:p>
          </table:table-cell>
          <table:table-cell office:value-type="float" office:value="330" calcext:value-type="float">
            <text:p>330</text:p>
          </table:table-cell>
          <table:table-cell table:number-columns-repeated="15"/>
        </table:table-row>
        <table:table-row table:style-name="ro1">
          <table:table-cell table:style-name="ce17" office:value-type="float" office:value="0.203480845759503" calcext:value-type="float">
            <text:p>0.203480846</text:p>
          </table:table-cell>
          <table:table-cell office:value-type="float" office:value="331" calcext:value-type="float">
            <text:p>331</text:p>
          </table:table-cell>
          <table:table-cell table:number-columns-repeated="15"/>
        </table:table-row>
        <table:table-row table:style-name="ro1">
          <table:table-cell table:style-name="ce17" office:value-type="float" office:value="7.49073854277331" calcext:value-type="float">
            <text:p>7.490738543</text:p>
          </table:table-cell>
          <table:table-cell office:value-type="float" office:value="332" calcext:value-type="float">
            <text:p>332</text:p>
          </table:table-cell>
          <table:table-cell table:number-columns-repeated="15"/>
        </table:table-row>
        <table:table-row table:style-name="ro1">
          <table:table-cell table:style-name="ce17" office:value-type="float" office:value="0.604232876296012" calcext:value-type="float">
            <text:p>0.604232876</text:p>
          </table:table-cell>
          <table:table-cell office:value-type="float" office:value="333" calcext:value-type="float">
            <text:p>333</text:p>
          </table:table-cell>
          <table:table-cell table:number-columns-repeated="15"/>
        </table:table-row>
        <table:table-row table:style-name="ro1">
          <table:table-cell table:style-name="ce17" office:value-type="float" office:value="3.81951990718396" calcext:value-type="float">
            <text:p>3.819519907</text:p>
          </table:table-cell>
          <table:table-cell office:value-type="float" office:value="334" calcext:value-type="float">
            <text:p>334</text:p>
          </table:table-cell>
          <table:table-cell table:number-columns-repeated="15"/>
        </table:table-row>
        <table:table-row table:style-name="ro1">
          <table:table-cell table:style-name="ce17" office:value-type="float" office:value="1.7468884264213" calcext:value-type="float">
            <text:p>1.746888426</text:p>
          </table:table-cell>
          <table:table-cell office:value-type="float" office:value="335" calcext:value-type="float">
            <text:p>335</text:p>
          </table:table-cell>
          <table:table-cell table:number-columns-repeated="15"/>
        </table:table-row>
        <table:table-row table:style-name="ro1">
          <table:table-cell table:style-name="ce17" office:value-type="float" office:value="1.87578821383837" calcext:value-type="float">
            <text:p>1.875788214</text:p>
          </table:table-cell>
          <table:table-cell office:value-type="float" office:value="336" calcext:value-type="float">
            <text:p>336</text:p>
          </table:table-cell>
          <table:table-cell table:number-columns-repeated="15"/>
        </table:table-row>
        <table:table-row table:style-name="ro1">
          <table:table-cell table:style-name="ce17" office:value-type="float" office:value="5.76541236502398" calcext:value-type="float">
            <text:p>5.765412365</text:p>
          </table:table-cell>
          <table:table-cell office:value-type="float" office:value="337" calcext:value-type="float">
            <text:p>337</text:p>
          </table:table-cell>
          <table:table-cell table:number-columns-repeated="15"/>
        </table:table-row>
        <table:table-row table:style-name="ro1">
          <table:table-cell table:style-name="ce17" office:value-type="float" office:value="7.17185012635998" calcext:value-type="float">
            <text:p>7.171850126</text:p>
          </table:table-cell>
          <table:table-cell office:value-type="float" office:value="338" calcext:value-type="float">
            <text:p>338</text:p>
          </table:table-cell>
          <table:table-cell table:number-columns-repeated="15"/>
        </table:table-row>
        <table:table-row table:style-name="ro1">
          <table:table-cell table:style-name="ce17" office:value-type="float" office:value="0.724348840911728" calcext:value-type="float">
            <text:p>0.724348841</text:p>
          </table:table-cell>
          <table:table-cell office:value-type="float" office:value="339" calcext:value-type="float">
            <text:p>339</text:p>
          </table:table-cell>
          <table:table-cell table:number-columns-repeated="15"/>
        </table:table-row>
        <table:table-row table:style-name="ro1">
          <table:table-cell table:style-name="ce17" office:value-type="float" office:value="1.37780777097461" calcext:value-type="float">
            <text:p>1.377807771</text:p>
          </table:table-cell>
          <table:table-cell office:value-type="float" office:value="340" calcext:value-type="float">
            <text:p>340</text:p>
          </table:table-cell>
          <table:table-cell table:number-columns-repeated="15"/>
        </table:table-row>
        <table:table-row table:style-name="ro1">
          <table:table-cell table:style-name="ce17" office:value-type="float" office:value="1.8238154817577" calcext:value-type="float">
            <text:p>1.823815482</text:p>
          </table:table-cell>
          <table:table-cell office:value-type="float" office:value="341" calcext:value-type="float">
            <text:p>341</text:p>
          </table:table-cell>
          <table:table-cell table:number-columns-repeated="15"/>
        </table:table-row>
        <table:table-row table:style-name="ro1">
          <table:table-cell table:style-name="ce17" office:value-type="float" office:value="3.47095814014059" calcext:value-type="float">
            <text:p>3.470958140</text:p>
          </table:table-cell>
          <table:table-cell office:value-type="float" office:value="342" calcext:value-type="float">
            <text:p>342</text:p>
          </table:table-cell>
          <table:table-cell table:number-columns-repeated="15"/>
        </table:table-row>
        <table:table-row table:style-name="ro1">
          <table:table-cell table:style-name="ce17" office:value-type="float" office:value="0.656303067699373" calcext:value-type="float">
            <text:p>0.656303068</text:p>
          </table:table-cell>
          <table:table-cell office:value-type="float" office:value="343" calcext:value-type="float">
            <text:p>343</text:p>
          </table:table-cell>
          <table:table-cell table:number-columns-repeated="15"/>
        </table:table-row>
        <table:table-row table:style-name="ro1">
          <table:table-cell table:style-name="ce17" office:value-type="float" office:value="5.40771231665244" calcext:value-type="float">
            <text:p>5.407712317</text:p>
          </table:table-cell>
          <table:table-cell office:value-type="float" office:value="344" calcext:value-type="float">
            <text:p>344</text:p>
          </table:table-cell>
          <table:table-cell table:number-columns-repeated="15"/>
        </table:table-row>
        <table:table-row table:style-name="ro1">
          <table:table-cell table:style-name="ce17" office:value-type="float" office:value="4.67067899632181" calcext:value-type="float">
            <text:p>4.670678996</text:p>
          </table:table-cell>
          <table:table-cell office:value-type="float" office:value="345" calcext:value-type="float">
            <text:p>345</text:p>
          </table:table-cell>
          <table:table-cell table:number-columns-repeated="15"/>
        </table:table-row>
        <table:table-row table:style-name="ro1">
          <table:table-cell table:style-name="ce17" office:value-type="float" office:value="2.93636989323211" calcext:value-type="float">
            <text:p>2.936369893</text:p>
          </table:table-cell>
          <table:table-cell office:value-type="float" office:value="346" calcext:value-type="float">
            <text:p>346</text:p>
          </table:table-cell>
          <table:table-cell table:number-columns-repeated="15"/>
        </table:table-row>
        <table:table-row table:style-name="ro1">
          <table:table-cell table:style-name="ce17" office:value-type="float" office:value="6.44915111695239" calcext:value-type="float">
            <text:p>6.449151117</text:p>
          </table:table-cell>
          <table:table-cell office:value-type="float" office:value="347" calcext:value-type="float">
            <text:p>347</text:p>
          </table:table-cell>
          <table:table-cell table:number-columns-repeated="15"/>
        </table:table-row>
        <table:table-row table:style-name="ro1">
          <table:table-cell table:style-name="ce17" office:value-type="float" office:value="1.3753270750893" calcext:value-type="float">
            <text:p>1.375327075</text:p>
          </table:table-cell>
          <table:table-cell office:value-type="float" office:value="348" calcext:value-type="float">
            <text:p>348</text:p>
          </table:table-cell>
          <table:table-cell table:number-columns-repeated="15"/>
        </table:table-row>
        <table:table-row table:style-name="ro1">
          <table:table-cell table:style-name="ce17" office:value-type="float" office:value="3.79996340150649" calcext:value-type="float">
            <text:p>3.799963402</text:p>
          </table:table-cell>
          <table:table-cell office:value-type="float" office:value="349" calcext:value-type="float">
            <text:p>349</text:p>
          </table:table-cell>
          <table:table-cell table:number-columns-repeated="15"/>
        </table:table-row>
        <table:table-row table:style-name="ro1">
          <table:table-cell table:style-name="ce17" office:value-type="float" office:value="1.74003356536946" calcext:value-type="float">
            <text:p>1.740033565</text:p>
          </table:table-cell>
          <table:table-cell office:value-type="float" office:value="350" calcext:value-type="float">
            <text:p>350</text:p>
          </table:table-cell>
          <table:table-cell table:number-columns-repeated="15"/>
        </table:table-row>
        <table:table-row table:style-name="ro1">
          <table:table-cell table:style-name="ce17" office:value-type="float" office:value="2.3120570953514" calcext:value-type="float">
            <text:p>2.312057095</text:p>
          </table:table-cell>
          <table:table-cell office:value-type="float" office:value="351" calcext:value-type="float">
            <text:p>351</text:p>
          </table:table-cell>
          <table:table-cell table:number-columns-repeated="15"/>
        </table:table-row>
        <table:table-row table:style-name="ro1">
          <table:table-cell table:style-name="ce17" office:value-type="float" office:value="0.419477953664486" calcext:value-type="float">
            <text:p>0.419477954</text:p>
          </table:table-cell>
          <table:table-cell office:value-type="float" office:value="352" calcext:value-type="float">
            <text:p>352</text:p>
          </table:table-cell>
          <table:table-cell table:number-columns-repeated="15"/>
        </table:table-row>
        <table:table-row table:style-name="ro1">
          <table:table-cell table:style-name="ce17" office:value-type="float" office:value="2.53589263719939" calcext:value-type="float">
            <text:p>2.535892637</text:p>
          </table:table-cell>
          <table:table-cell office:value-type="float" office:value="353" calcext:value-type="float">
            <text:p>353</text:p>
          </table:table-cell>
          <table:table-cell table:number-columns-repeated="15"/>
        </table:table-row>
        <table:table-row table:style-name="ro1">
          <table:table-cell table:style-name="ce17" office:value-type="float" office:value="4.75425961622662" calcext:value-type="float">
            <text:p>4.754259616</text:p>
          </table:table-cell>
          <table:table-cell office:value-type="float" office:value="354" calcext:value-type="float">
            <text:p>354</text:p>
          </table:table-cell>
          <table:table-cell table:number-columns-repeated="15"/>
        </table:table-row>
        <table:table-row table:style-name="ro1">
          <table:table-cell table:style-name="ce17" office:value-type="float" office:value="4.47132070355256" calcext:value-type="float">
            <text:p>4.471320704</text:p>
          </table:table-cell>
          <table:table-cell office:value-type="float" office:value="355" calcext:value-type="float">
            <text:p>355</text:p>
          </table:table-cell>
          <table:table-cell table:number-columns-repeated="15"/>
        </table:table-row>
        <table:table-row table:style-name="ro1">
          <table:table-cell table:style-name="ce17" office:value-type="float" office:value="3.43920524018034" calcext:value-type="float">
            <text:p>3.439205240</text:p>
          </table:table-cell>
          <table:table-cell office:value-type="float" office:value="356" calcext:value-type="float">
            <text:p>356</text:p>
          </table:table-cell>
          <table:table-cell table:number-columns-repeated="15"/>
        </table:table-row>
        <table:table-row table:style-name="ro1">
          <table:table-cell table:style-name="ce17" office:value-type="float" office:value="0.96128013771832" calcext:value-type="float">
            <text:p>0.961280138</text:p>
          </table:table-cell>
          <table:table-cell office:value-type="float" office:value="357" calcext:value-type="float">
            <text:p>357</text:p>
          </table:table-cell>
          <table:table-cell table:number-columns-repeated="15"/>
        </table:table-row>
        <table:table-row table:style-name="ro1">
          <table:table-cell table:style-name="ce17" office:value-type="float" office:value="6.2710114327735" calcext:value-type="float">
            <text:p>6.271011433</text:p>
          </table:table-cell>
          <table:table-cell office:value-type="float" office:value="358" calcext:value-type="float">
            <text:p>358</text:p>
          </table:table-cell>
          <table:table-cell table:number-columns-repeated="15"/>
        </table:table-row>
        <table:table-row table:style-name="ro1">
          <table:table-cell table:style-name="ce17" office:value-type="float" office:value="2.45787324450905" calcext:value-type="float">
            <text:p>2.457873245</text:p>
          </table:table-cell>
          <table:table-cell office:value-type="float" office:value="359" calcext:value-type="float">
            <text:p>359</text:p>
          </table:table-cell>
          <table:table-cell table:number-columns-repeated="15"/>
        </table:table-row>
        <table:table-row table:style-name="ro1">
          <table:table-cell table:style-name="ce17" office:value-type="float" office:value="1.04116414144062" calcext:value-type="float">
            <text:p>1.041164141</text:p>
          </table:table-cell>
          <table:table-cell office:value-type="float" office:value="360" calcext:value-type="float">
            <text:p>360</text:p>
          </table:table-cell>
          <table:table-cell table:number-columns-repeated="15"/>
        </table:table-row>
        <table:table-row table:style-name="ro1">
          <table:table-cell table:style-name="ce17" office:value-type="float" office:value="0.658482936989182" calcext:value-type="float">
            <text:p>0.658482937</text:p>
          </table:table-cell>
          <table:table-cell office:value-type="float" office:value="361" calcext:value-type="float">
            <text:p>361</text:p>
          </table:table-cell>
          <table:table-cell table:number-columns-repeated="15"/>
        </table:table-row>
        <table:table-row table:style-name="ro1">
          <table:table-cell table:style-name="ce17" office:value-type="float" office:value="6.99734263334773" calcext:value-type="float">
            <text:p>6.997342633</text:p>
          </table:table-cell>
          <table:table-cell office:value-type="float" office:value="362" calcext:value-type="float">
            <text:p>362</text:p>
          </table:table-cell>
          <table:table-cell table:number-columns-repeated="15"/>
        </table:table-row>
        <table:table-row table:style-name="ro1">
          <table:table-cell table:style-name="ce17" office:value-type="float" office:value="3.15800728911106" calcext:value-type="float">
            <text:p>3.158007289</text:p>
          </table:table-cell>
          <table:table-cell office:value-type="float" office:value="363" calcext:value-type="float">
            <text:p>363</text:p>
          </table:table-cell>
          <table:table-cell table:number-columns-repeated="15"/>
        </table:table-row>
        <table:table-row table:style-name="ro1">
          <table:table-cell table:style-name="ce17" office:value-type="float" office:value="7.90985815293654" calcext:value-type="float">
            <text:p>7.909858153</text:p>
          </table:table-cell>
          <table:table-cell office:value-type="float" office:value="364" calcext:value-type="float">
            <text:p>364</text:p>
          </table:table-cell>
          <table:table-cell table:number-columns-repeated="15"/>
        </table:table-row>
        <table:table-row table:style-name="ro1">
          <table:table-cell table:style-name="ce17" office:value-type="float" office:value="2.57442025041547" calcext:value-type="float">
            <text:p>2.574420250</text:p>
          </table:table-cell>
          <table:table-cell office:value-type="float" office:value="365" calcext:value-type="float">
            <text:p>365</text:p>
          </table:table-cell>
          <table:table-cell table:number-columns-repeated="15"/>
        </table:table-row>
        <table:table-row table:style-name="ro1">
          <table:table-cell table:style-name="ce17" office:value-type="float" office:value="2.47238885172261" calcext:value-type="float">
            <text:p>2.472388852</text:p>
          </table:table-cell>
          <table:table-cell office:value-type="float" office:value="366" calcext:value-type="float">
            <text:p>366</text:p>
          </table:table-cell>
          <table:table-cell table:number-columns-repeated="15"/>
        </table:table-row>
        <table:table-row table:style-name="ro1">
          <table:table-cell table:style-name="ce17" office:value-type="float" office:value="1.92937635613427" calcext:value-type="float">
            <text:p>1.929376356</text:p>
          </table:table-cell>
          <table:table-cell office:value-type="float" office:value="367" calcext:value-type="float">
            <text:p>367</text:p>
          </table:table-cell>
          <table:table-cell table:number-columns-repeated="15"/>
        </table:table-row>
        <table:table-row table:style-name="ro1">
          <table:table-cell table:style-name="ce17" office:value-type="float" office:value="1.23292683698773" calcext:value-type="float">
            <text:p>1.232926837</text:p>
          </table:table-cell>
          <table:table-cell office:value-type="float" office:value="368" calcext:value-type="float">
            <text:p>368</text:p>
          </table:table-cell>
          <table:table-cell table:number-columns-repeated="15"/>
        </table:table-row>
        <table:table-row table:style-name="ro1">
          <table:table-cell table:style-name="ce17" office:value-type="float" office:value="1.17029282047533" calcext:value-type="float">
            <text:p>1.170292820</text:p>
          </table:table-cell>
          <table:table-cell office:value-type="float" office:value="369" calcext:value-type="float">
            <text:p>369</text:p>
          </table:table-cell>
          <table:table-cell table:number-columns-repeated="15"/>
        </table:table-row>
        <table:table-row table:style-name="ro1">
          <table:table-cell table:style-name="ce17" office:value-type="float" office:value="0.184798039098719" calcext:value-type="float">
            <text:p>0.184798039</text:p>
          </table:table-cell>
          <table:table-cell office:value-type="float" office:value="370" calcext:value-type="float">
            <text:p>370</text:p>
          </table:table-cell>
          <table:table-cell table:number-columns-repeated="15"/>
        </table:table-row>
        <table:table-row table:style-name="ro1">
          <table:table-cell table:style-name="ce17" office:value-type="float" office:value="2.56304474230807" calcext:value-type="float">
            <text:p>2.563044742</text:p>
          </table:table-cell>
          <table:table-cell office:value-type="float" office:value="371" calcext:value-type="float">
            <text:p>371</text:p>
          </table:table-cell>
          <table:table-cell table:number-columns-repeated="15"/>
        </table:table-row>
        <table:table-row table:style-name="ro1">
          <table:table-cell table:style-name="ce17" office:value-type="float" office:value="2.05769375148666" calcext:value-type="float">
            <text:p>2.057693751</text:p>
          </table:table-cell>
          <table:table-cell office:value-type="float" office:value="372" calcext:value-type="float">
            <text:p>372</text:p>
          </table:table-cell>
          <table:table-cell table:number-columns-repeated="15"/>
        </table:table-row>
        <table:table-row table:style-name="ro1">
          <table:table-cell table:style-name="ce17" office:value-type="float" office:value="0.546420254063821" calcext:value-type="float">
            <text:p>0.546420254</text:p>
          </table:table-cell>
          <table:table-cell office:value-type="float" office:value="373" calcext:value-type="float">
            <text:p>373</text:p>
          </table:table-cell>
          <table:table-cell table:number-columns-repeated="15"/>
        </table:table-row>
        <table:table-row table:style-name="ro1">
          <table:table-cell table:style-name="ce17" office:value-type="float" office:value="1.98025691765465" calcext:value-type="float">
            <text:p>1.980256918</text:p>
          </table:table-cell>
          <table:table-cell office:value-type="float" office:value="374" calcext:value-type="float">
            <text:p>374</text:p>
          </table:table-cell>
          <table:table-cell table:number-columns-repeated="15"/>
        </table:table-row>
        <table:table-row table:style-name="ro1">
          <table:table-cell table:style-name="ce17" office:value-type="float" office:value="2.79286349880469" calcext:value-type="float">
            <text:p>2.792863499</text:p>
          </table:table-cell>
          <table:table-cell office:value-type="float" office:value="375" calcext:value-type="float">
            <text:p>375</text:p>
          </table:table-cell>
          <table:table-cell table:number-columns-repeated="15"/>
        </table:table-row>
        <table:table-row table:style-name="ro1">
          <table:table-cell table:style-name="ce17" office:value-type="float" office:value="0.326881851892077" calcext:value-type="float">
            <text:p>0.326881852</text:p>
          </table:table-cell>
          <table:table-cell office:value-type="float" office:value="376" calcext:value-type="float">
            <text:p>376</text:p>
          </table:table-cell>
          <table:table-cell table:number-columns-repeated="15"/>
        </table:table-row>
        <table:table-row table:style-name="ro1">
          <table:table-cell table:style-name="ce17" office:value-type="float" office:value="1.35968458675176" calcext:value-type="float">
            <text:p>1.359684587</text:p>
          </table:table-cell>
          <table:table-cell office:value-type="float" office:value="377" calcext:value-type="float">
            <text:p>377</text:p>
          </table:table-cell>
          <table:table-cell table:number-columns-repeated="15"/>
        </table:table-row>
        <table:table-row table:style-name="ro1">
          <table:table-cell table:style-name="ce17" office:value-type="float" office:value="5.68476114691562" calcext:value-type="float">
            <text:p>5.684761147</text:p>
          </table:table-cell>
          <table:table-cell office:value-type="float" office:value="378" calcext:value-type="float">
            <text:p>378</text:p>
          </table:table-cell>
          <table:table-cell table:number-columns-repeated="15"/>
        </table:table-row>
        <table:table-row table:style-name="ro1">
          <table:table-cell table:style-name="ce17" office:value-type="float" office:value="7.97299596136853" calcext:value-type="float">
            <text:p>7.972995961</text:p>
          </table:table-cell>
          <table:table-cell office:value-type="float" office:value="379" calcext:value-type="float">
            <text:p>379</text:p>
          </table:table-cell>
          <table:table-cell table:number-columns-repeated="15"/>
        </table:table-row>
        <table:table-row table:style-name="ro1">
          <table:table-cell table:style-name="ce17" office:value-type="float" office:value="5.2598499167702" calcext:value-type="float">
            <text:p>5.259849917</text:p>
          </table:table-cell>
          <table:table-cell office:value-type="float" office:value="380" calcext:value-type="float">
            <text:p>380</text:p>
          </table:table-cell>
          <table:table-cell table:number-columns-repeated="15"/>
        </table:table-row>
        <table:table-row table:style-name="ro1">
          <table:table-cell table:style-name="ce17" office:value-type="float" office:value="0.0164701505800058" calcext:value-type="float">
            <text:p>0.016470151</text:p>
          </table:table-cell>
          <table:table-cell office:value-type="float" office:value="381" calcext:value-type="float">
            <text:p>381</text:p>
          </table:table-cell>
          <table:table-cell table:number-columns-repeated="15"/>
        </table:table-row>
        <table:table-row table:style-name="ro1">
          <table:table-cell table:style-name="ce17" office:value-type="float" office:value="6.28904379764492" calcext:value-type="float">
            <text:p>6.289043798</text:p>
          </table:table-cell>
          <table:table-cell office:value-type="float" office:value="382" calcext:value-type="float">
            <text:p>382</text:p>
          </table:table-cell>
          <table:table-cell table:number-columns-repeated="15"/>
        </table:table-row>
        <table:table-row table:style-name="ro1">
          <table:table-cell table:style-name="ce17" office:value-type="float" office:value="0.560980288411156" calcext:value-type="float">
            <text:p>0.560980288</text:p>
          </table:table-cell>
          <table:table-cell office:value-type="float" office:value="383" calcext:value-type="float">
            <text:p>383</text:p>
          </table:table-cell>
          <table:table-cell table:number-columns-repeated="15"/>
        </table:table-row>
        <table:table-row table:style-name="ro1">
          <table:table-cell table:style-name="ce17" office:value-type="float" office:value="2.95239375700579" calcext:value-type="float">
            <text:p>2.952393757</text:p>
          </table:table-cell>
          <table:table-cell office:value-type="float" office:value="384" calcext:value-type="float">
            <text:p>384</text:p>
          </table:table-cell>
          <table:table-cell table:number-columns-repeated="15"/>
        </table:table-row>
        <table:table-row table:style-name="ro1">
          <table:table-cell table:style-name="ce17" office:value-type="float" office:value="1.11720461444202" calcext:value-type="float">
            <text:p>1.117204614</text:p>
          </table:table-cell>
          <table:table-cell office:value-type="float" office:value="385" calcext:value-type="float">
            <text:p>385</text:p>
          </table:table-cell>
          <table:table-cell table:number-columns-repeated="15"/>
        </table:table-row>
        <table:table-row table:style-name="ro1">
          <table:table-cell table:style-name="ce17" office:value-type="float" office:value="18.0091391363539" calcext:value-type="float">
            <text:p>18.009139136</text:p>
          </table:table-cell>
          <table:table-cell office:value-type="float" office:value="386" calcext:value-type="float">
            <text:p>386</text:p>
          </table:table-cell>
          <table:table-cell table:number-columns-repeated="15"/>
        </table:table-row>
        <table:table-row table:style-name="ro1">
          <table:table-cell table:style-name="ce17" office:value-type="float" office:value="2.34222285049963" calcext:value-type="float">
            <text:p>2.342222850</text:p>
          </table:table-cell>
          <table:table-cell office:value-type="float" office:value="387" calcext:value-type="float">
            <text:p>387</text:p>
          </table:table-cell>
          <table:table-cell table:number-columns-repeated="15"/>
        </table:table-row>
        <table:table-row table:style-name="ro1">
          <table:table-cell table:style-name="ce17" office:value-type="float" office:value="5.13318539996094" calcext:value-type="float">
            <text:p>5.133185400</text:p>
          </table:table-cell>
          <table:table-cell office:value-type="float" office:value="388" calcext:value-type="float">
            <text:p>388</text:p>
          </table:table-cell>
          <table:table-cell table:number-columns-repeated="15"/>
        </table:table-row>
        <table:table-row table:style-name="ro1">
          <table:table-cell table:style-name="ce17" office:value-type="float" office:value="0.577512711164182" calcext:value-type="float">
            <text:p>0.577512711</text:p>
          </table:table-cell>
          <table:table-cell office:value-type="float" office:value="389" calcext:value-type="float">
            <text:p>389</text:p>
          </table:table-cell>
          <table:table-cell table:number-columns-repeated="15"/>
        </table:table-row>
        <table:table-row table:style-name="ro1">
          <table:table-cell table:style-name="ce17" office:value-type="float" office:value="0.0215232067108402" calcext:value-type="float">
            <text:p>0.021523207</text:p>
          </table:table-cell>
          <table:table-cell office:value-type="float" office:value="390" calcext:value-type="float">
            <text:p>390</text:p>
          </table:table-cell>
          <table:table-cell table:number-columns-repeated="15"/>
        </table:table-row>
        <table:table-row table:style-name="ro1">
          <table:table-cell table:style-name="ce17" office:value-type="float" office:value="0.834717128521483" calcext:value-type="float">
            <text:p>0.834717129</text:p>
          </table:table-cell>
          <table:table-cell office:value-type="float" office:value="391" calcext:value-type="float">
            <text:p>391</text:p>
          </table:table-cell>
          <table:table-cell table:number-columns-repeated="15"/>
        </table:table-row>
        <table:table-row table:style-name="ro1">
          <table:table-cell table:style-name="ce17" office:value-type="float" office:value="1.35671690074285" calcext:value-type="float">
            <text:p>1.356716901</text:p>
          </table:table-cell>
          <table:table-cell office:value-type="float" office:value="392" calcext:value-type="float">
            <text:p>392</text:p>
          </table:table-cell>
          <table:table-cell table:number-columns-repeated="15"/>
        </table:table-row>
        <table:table-row table:style-name="ro1">
          <table:table-cell table:style-name="ce17" office:value-type="float" office:value="3.75616573280156" calcext:value-type="float">
            <text:p>3.756165733</text:p>
          </table:table-cell>
          <table:table-cell office:value-type="float" office:value="393" calcext:value-type="float">
            <text:p>393</text:p>
          </table:table-cell>
          <table:table-cell table:number-columns-repeated="15"/>
        </table:table-row>
        <table:table-row table:style-name="ro1">
          <table:table-cell table:style-name="ce17" office:value-type="float" office:value="1.22868397231972" calcext:value-type="float">
            <text:p>1.228683972</text:p>
          </table:table-cell>
          <table:table-cell office:value-type="float" office:value="394" calcext:value-type="float">
            <text:p>394</text:p>
          </table:table-cell>
          <table:table-cell table:number-columns-repeated="15"/>
        </table:table-row>
        <table:table-row table:style-name="ro1">
          <table:table-cell table:style-name="ce17" office:value-type="float" office:value="3.06387911706517" calcext:value-type="float">
            <text:p>3.063879117</text:p>
          </table:table-cell>
          <table:table-cell office:value-type="float" office:value="395" calcext:value-type="float">
            <text:p>395</text:p>
          </table:table-cell>
          <table:table-cell table:number-columns-repeated="15"/>
        </table:table-row>
        <table:table-row table:style-name="ro1">
          <table:table-cell table:style-name="ce17" office:value-type="float" office:value="3.80026295922629" calcext:value-type="float">
            <text:p>3.800262959</text:p>
          </table:table-cell>
          <table:table-cell office:value-type="float" office:value="396" calcext:value-type="float">
            <text:p>396</text:p>
          </table:table-cell>
          <table:table-cell table:number-columns-repeated="15"/>
        </table:table-row>
        <table:table-row table:style-name="ro1">
          <table:table-cell table:style-name="ce17" office:value-type="float" office:value="13.2903263540925" calcext:value-type="float">
            <text:p>13.290326354</text:p>
          </table:table-cell>
          <table:table-cell office:value-type="float" office:value="397" calcext:value-type="float">
            <text:p>397</text:p>
          </table:table-cell>
          <table:table-cell table:number-columns-repeated="15"/>
        </table:table-row>
        <table:table-row table:style-name="ro1">
          <table:table-cell table:style-name="ce17" office:value-type="float" office:value="2.37768395608714" calcext:value-type="float">
            <text:p>2.377683956</text:p>
          </table:table-cell>
          <table:table-cell office:value-type="float" office:value="398" calcext:value-type="float">
            <text:p>398</text:p>
          </table:table-cell>
          <table:table-cell table:number-columns-repeated="15"/>
        </table:table-row>
        <table:table-row table:style-name="ro1">
          <table:table-cell table:style-name="ce17" office:value-type="float" office:value="1.56305276016736" calcext:value-type="float">
            <text:p>1.563052760</text:p>
          </table:table-cell>
          <table:table-cell office:value-type="float" office:value="399" calcext:value-type="float">
            <text:p>399</text:p>
          </table:table-cell>
          <table:table-cell table:number-columns-repeated="15"/>
        </table:table-row>
        <table:table-row table:style-name="ro1">
          <table:table-cell table:style-name="ce17" office:value-type="float" office:value="5.00725641132343" calcext:value-type="float">
            <text:p>5.007256411</text:p>
          </table:table-cell>
          <table:table-cell office:value-type="float" office:value="400" calcext:value-type="float">
            <text:p>400</text:p>
          </table:table-cell>
          <table:table-cell table:number-columns-repeated="15"/>
        </table:table-row>
        <table:table-row table:style-name="ro1">
          <table:table-cell table:style-name="ce17" office:value-type="float" office:value="3.46833169064322" calcext:value-type="float">
            <text:p>3.468331691</text:p>
          </table:table-cell>
          <table:table-cell office:value-type="float" office:value="401" calcext:value-type="float">
            <text:p>401</text:p>
          </table:table-cell>
          <table:table-cell table:number-columns-repeated="15"/>
        </table:table-row>
        <table:table-row table:style-name="ro1">
          <table:table-cell table:style-name="ce17" office:value-type="float" office:value="2.59363053130994" calcext:value-type="float">
            <text:p>2.593630531</text:p>
          </table:table-cell>
          <table:table-cell office:value-type="float" office:value="402" calcext:value-type="float">
            <text:p>402</text:p>
          </table:table-cell>
          <table:table-cell table:number-columns-repeated="15"/>
        </table:table-row>
        <table:table-row table:style-name="ro1">
          <table:table-cell table:style-name="ce17" office:value-type="float" office:value="5.34692542250464" calcext:value-type="float">
            <text:p>5.346925423</text:p>
          </table:table-cell>
          <table:table-cell office:value-type="float" office:value="403" calcext:value-type="float">
            <text:p>403</text:p>
          </table:table-cell>
          <table:table-cell table:number-columns-repeated="15"/>
        </table:table-row>
        <table:table-row table:style-name="ro1">
          <table:table-cell table:style-name="ce17" office:value-type="float" office:value="0.797119250460783" calcext:value-type="float">
            <text:p>0.797119250</text:p>
          </table:table-cell>
          <table:table-cell office:value-type="float" office:value="404" calcext:value-type="float">
            <text:p>404</text:p>
          </table:table-cell>
          <table:table-cell table:number-columns-repeated="15"/>
        </table:table-row>
        <table:table-row table:style-name="ro1">
          <table:table-cell table:style-name="ce17" office:value-type="float" office:value="2.8975726476636" calcext:value-type="float">
            <text:p>2.897572648</text:p>
          </table:table-cell>
          <table:table-cell office:value-type="float" office:value="405" calcext:value-type="float">
            <text:p>405</text:p>
          </table:table-cell>
          <table:table-cell table:number-columns-repeated="15"/>
        </table:table-row>
        <table:table-row table:style-name="ro1">
          <table:table-cell table:style-name="ce17" office:value-type="float" office:value="7.70389057564409" calcext:value-type="float">
            <text:p>7.703890576</text:p>
          </table:table-cell>
          <table:table-cell office:value-type="float" office:value="406" calcext:value-type="float">
            <text:p>406</text:p>
          </table:table-cell>
          <table:table-cell table:number-columns-repeated="15"/>
        </table:table-row>
        <table:table-row table:style-name="ro1">
          <table:table-cell table:style-name="ce17" office:value-type="float" office:value="1.24951449122422" calcext:value-type="float">
            <text:p>1.249514491</text:p>
          </table:table-cell>
          <table:table-cell office:value-type="float" office:value="407" calcext:value-type="float">
            <text:p>407</text:p>
          </table:table-cell>
          <table:table-cell table:number-columns-repeated="15"/>
        </table:table-row>
        <table:table-row table:style-name="ro1">
          <table:table-cell table:style-name="ce17" office:value-type="float" office:value="0.0575165599706898" calcext:value-type="float">
            <text:p>0.057516560</text:p>
          </table:table-cell>
          <table:table-cell office:value-type="float" office:value="408" calcext:value-type="float">
            <text:p>408</text:p>
          </table:table-cell>
          <table:table-cell table:number-columns-repeated="15"/>
        </table:table-row>
        <table:table-row table:style-name="ro1">
          <table:table-cell table:style-name="ce17" office:value-type="float" office:value="0.0533304195462126" calcext:value-type="float">
            <text:p>0.053330420</text:p>
          </table:table-cell>
          <table:table-cell office:value-type="float" office:value="409" calcext:value-type="float">
            <text:p>409</text:p>
          </table:table-cell>
          <table:table-cell table:number-columns-repeated="15"/>
        </table:table-row>
        <table:table-row table:style-name="ro1">
          <table:table-cell table:style-name="ce17" office:value-type="float" office:value="1.6524065938503" calcext:value-type="float">
            <text:p>1.652406594</text:p>
          </table:table-cell>
          <table:table-cell office:value-type="float" office:value="410" calcext:value-type="float">
            <text:p>410</text:p>
          </table:table-cell>
          <table:table-cell table:number-columns-repeated="15"/>
        </table:table-row>
        <table:table-row table:style-name="ro1">
          <table:table-cell table:style-name="ce17" office:value-type="float" office:value="6.97149790391376" calcext:value-type="float">
            <text:p>6.971497904</text:p>
          </table:table-cell>
          <table:table-cell office:value-type="float" office:value="411" calcext:value-type="float">
            <text:p>411</text:p>
          </table:table-cell>
          <table:table-cell table:number-columns-repeated="15"/>
        </table:table-row>
        <table:table-row table:style-name="ro1">
          <table:table-cell table:style-name="ce17" office:value-type="float" office:value="0.0113611207580669" calcext:value-type="float">
            <text:p>0.011361121</text:p>
          </table:table-cell>
          <table:table-cell office:value-type="float" office:value="412" calcext:value-type="float">
            <text:p>412</text:p>
          </table:table-cell>
          <table:table-cell table:number-columns-repeated="15"/>
        </table:table-row>
        <table:table-row table:style-name="ro1">
          <table:table-cell table:style-name="ce17" office:value-type="float" office:value="0.972299357105354" calcext:value-type="float">
            <text:p>0.972299357</text:p>
          </table:table-cell>
          <table:table-cell office:value-type="float" office:value="413" calcext:value-type="float">
            <text:p>413</text:p>
          </table:table-cell>
          <table:table-cell table:number-columns-repeated="15"/>
        </table:table-row>
        <table:table-row table:style-name="ro1">
          <table:table-cell table:style-name="ce17" office:value-type="float" office:value="1.72844149200857" calcext:value-type="float">
            <text:p>1.728441492</text:p>
          </table:table-cell>
          <table:table-cell office:value-type="float" office:value="414" calcext:value-type="float">
            <text:p>414</text:p>
          </table:table-cell>
          <table:table-cell table:number-columns-repeated="15"/>
        </table:table-row>
        <table:table-row table:style-name="ro1">
          <table:table-cell table:style-name="ce17" office:value-type="float" office:value="7.51559452349974" calcext:value-type="float">
            <text:p>7.515594523</text:p>
          </table:table-cell>
          <table:table-cell office:value-type="float" office:value="415" calcext:value-type="float">
            <text:p>415</text:p>
          </table:table-cell>
          <table:table-cell table:number-columns-repeated="15"/>
        </table:table-row>
        <table:table-row table:style-name="ro1">
          <table:table-cell table:style-name="ce17" office:value-type="float" office:value="4.69529402588165" calcext:value-type="float">
            <text:p>4.695294026</text:p>
          </table:table-cell>
          <table:table-cell office:value-type="float" office:value="416" calcext:value-type="float">
            <text:p>416</text:p>
          </table:table-cell>
          <table:table-cell table:number-columns-repeated="15"/>
        </table:table-row>
        <table:table-row table:style-name="ro1">
          <table:table-cell table:style-name="ce17" office:value-type="float" office:value="5.71818712600504" calcext:value-type="float">
            <text:p>5.718187126</text:p>
          </table:table-cell>
          <table:table-cell office:value-type="float" office:value="417" calcext:value-type="float">
            <text:p>417</text:p>
          </table:table-cell>
          <table:table-cell table:number-columns-repeated="15"/>
        </table:table-row>
        <table:table-row table:style-name="ro1">
          <table:table-cell table:style-name="ce17" office:value-type="float" office:value="10.0690875657048" calcext:value-type="float">
            <text:p>10.069087566</text:p>
          </table:table-cell>
          <table:table-cell office:value-type="float" office:value="418" calcext:value-type="float">
            <text:p>418</text:p>
          </table:table-cell>
          <table:table-cell table:number-columns-repeated="15"/>
        </table:table-row>
        <table:table-row table:style-name="ro1">
          <table:table-cell table:style-name="ce17" office:value-type="float" office:value="2.41528151324204" calcext:value-type="float">
            <text:p>2.415281513</text:p>
          </table:table-cell>
          <table:table-cell office:value-type="float" office:value="419" calcext:value-type="float">
            <text:p>419</text:p>
          </table:table-cell>
          <table:table-cell table:number-columns-repeated="15"/>
        </table:table-row>
        <table:table-row table:style-name="ro1">
          <table:table-cell table:style-name="ce17" office:value-type="float" office:value="0.273260493288571" calcext:value-type="float">
            <text:p>0.273260493</text:p>
          </table:table-cell>
          <table:table-cell office:value-type="float" office:value="420" calcext:value-type="float">
            <text:p>420</text:p>
          </table:table-cell>
          <table:table-cell table:number-columns-repeated="15"/>
        </table:table-row>
        <table:table-row table:style-name="ro1">
          <table:table-cell table:style-name="ce17" office:value-type="float" office:value="2.73563199170871" calcext:value-type="float">
            <text:p>2.735631992</text:p>
          </table:table-cell>
          <table:table-cell office:value-type="float" office:value="421" calcext:value-type="float">
            <text:p>421</text:p>
          </table:table-cell>
          <table:table-cell table:number-columns-repeated="15"/>
        </table:table-row>
        <table:table-row table:style-name="ro1">
          <table:table-cell table:style-name="ce17" office:value-type="float" office:value="4.72308898838424" calcext:value-type="float">
            <text:p>4.723088988</text:p>
          </table:table-cell>
          <table:table-cell office:value-type="float" office:value="422" calcext:value-type="float">
            <text:p>422</text:p>
          </table:table-cell>
          <table:table-cell table:number-columns-repeated="15"/>
        </table:table-row>
        <table:table-row table:style-name="ro1">
          <table:table-cell table:style-name="ce17" office:value-type="float" office:value="1.23440687586601" calcext:value-type="float">
            <text:p>1.234406876</text:p>
          </table:table-cell>
          <table:table-cell office:value-type="float" office:value="423" calcext:value-type="float">
            <text:p>423</text:p>
          </table:table-cell>
          <table:table-cell table:number-columns-repeated="15"/>
        </table:table-row>
        <table:table-row table:style-name="ro1">
          <table:table-cell table:style-name="ce17" office:value-type="float" office:value="3.38276695455296" calcext:value-type="float">
            <text:p>3.382766955</text:p>
          </table:table-cell>
          <table:table-cell office:value-type="float" office:value="424" calcext:value-type="float">
            <text:p>424</text:p>
          </table:table-cell>
          <table:table-cell table:number-columns-repeated="15"/>
        </table:table-row>
        <table:table-row table:style-name="ro1">
          <table:table-cell table:style-name="ce17" office:value-type="float" office:value="3.30422906156615" calcext:value-type="float">
            <text:p>3.304229062</text:p>
          </table:table-cell>
          <table:table-cell office:value-type="float" office:value="425" calcext:value-type="float">
            <text:p>425</text:p>
          </table:table-cell>
          <table:table-cell table:number-columns-repeated="15"/>
        </table:table-row>
        <table:table-row table:style-name="ro1">
          <table:table-cell table:style-name="ce17" office:value-type="float" office:value="1.07818900683682" calcext:value-type="float">
            <text:p>1.078189007</text:p>
          </table:table-cell>
          <table:table-cell office:value-type="float" office:value="426" calcext:value-type="float">
            <text:p>426</text:p>
          </table:table-cell>
          <table:table-cell table:number-columns-repeated="15"/>
        </table:table-row>
        <table:table-row table:style-name="ro1">
          <table:table-cell table:style-name="ce17" office:value-type="float" office:value="0.208329040488486" calcext:value-type="float">
            <text:p>0.208329040</text:p>
          </table:table-cell>
          <table:table-cell office:value-type="float" office:value="427" calcext:value-type="float">
            <text:p>427</text:p>
          </table:table-cell>
          <table:table-cell table:number-columns-repeated="15"/>
        </table:table-row>
        <table:table-row table:style-name="ro1">
          <table:table-cell table:style-name="ce17" office:value-type="float" office:value="7.82517926698316" calcext:value-type="float">
            <text:p>7.825179267</text:p>
          </table:table-cell>
          <table:table-cell office:value-type="float" office:value="428" calcext:value-type="float">
            <text:p>428</text:p>
          </table:table-cell>
          <table:table-cell table:number-columns-repeated="15"/>
        </table:table-row>
        <table:table-row table:style-name="ro1">
          <table:table-cell table:style-name="ce17" office:value-type="float" office:value="1.66607777070001" calcext:value-type="float">
            <text:p>1.666077771</text:p>
          </table:table-cell>
          <table:table-cell office:value-type="float" office:value="429" calcext:value-type="float">
            <text:p>429</text:p>
          </table:table-cell>
          <table:table-cell table:number-columns-repeated="15"/>
        </table:table-row>
        <table:table-row table:style-name="ro1">
          <table:table-cell table:style-name="ce17" office:value-type="float" office:value="6.91629839648173" calcext:value-type="float">
            <text:p>6.916298396</text:p>
          </table:table-cell>
          <table:table-cell office:value-type="float" office:value="430" calcext:value-type="float">
            <text:p>430</text:p>
          </table:table-cell>
          <table:table-cell table:number-columns-repeated="15"/>
        </table:table-row>
        <table:table-row table:style-name="ro1">
          <table:table-cell table:style-name="ce17" office:value-type="float" office:value="4.56874700015703" calcext:value-type="float">
            <text:p>4.568747000</text:p>
          </table:table-cell>
          <table:table-cell office:value-type="float" office:value="431" calcext:value-type="float">
            <text:p>431</text:p>
          </table:table-cell>
          <table:table-cell table:number-columns-repeated="15"/>
        </table:table-row>
        <table:table-row table:style-name="ro1">
          <table:table-cell table:style-name="ce17" office:value-type="float" office:value="0.297618176260275" calcext:value-type="float">
            <text:p>0.297618176</text:p>
          </table:table-cell>
          <table:table-cell office:value-type="float" office:value="432" calcext:value-type="float">
            <text:p>432</text:p>
          </table:table-cell>
          <table:table-cell table:number-columns-repeated="15"/>
        </table:table-row>
        <table:table-row table:style-name="ro1">
          <table:table-cell table:style-name="ce17" office:value-type="float" office:value="5.35298153011558" calcext:value-type="float">
            <text:p>5.352981530</text:p>
          </table:table-cell>
          <table:table-cell office:value-type="float" office:value="433" calcext:value-type="float">
            <text:p>433</text:p>
          </table:table-cell>
          <table:table-cell table:number-columns-repeated="15"/>
        </table:table-row>
        <table:table-row table:style-name="ro1">
          <table:table-cell table:style-name="ce17" office:value-type="float" office:value="4.09486963423254" calcext:value-type="float">
            <text:p>4.094869634</text:p>
          </table:table-cell>
          <table:table-cell office:value-type="float" office:value="434" calcext:value-type="float">
            <text:p>434</text:p>
          </table:table-cell>
          <table:table-cell table:number-columns-repeated="15"/>
        </table:table-row>
        <table:table-row table:style-name="ro1">
          <table:table-cell table:style-name="ce17" office:value-type="float" office:value="4.29806715603294" calcext:value-type="float">
            <text:p>4.298067156</text:p>
          </table:table-cell>
          <table:table-cell office:value-type="float" office:value="435" calcext:value-type="float">
            <text:p>435</text:p>
          </table:table-cell>
          <table:table-cell table:number-columns-repeated="15"/>
        </table:table-row>
        <table:table-row table:style-name="ro1">
          <table:table-cell table:style-name="ce17" office:value-type="float" office:value="11.5957151272636" calcext:value-type="float">
            <text:p>11.595715127</text:p>
          </table:table-cell>
          <table:table-cell office:value-type="float" office:value="436" calcext:value-type="float">
            <text:p>436</text:p>
          </table:table-cell>
          <table:table-cell table:number-columns-repeated="15"/>
        </table:table-row>
        <table:table-row table:style-name="ro1">
          <table:table-cell table:style-name="ce17" office:value-type="float" office:value="8.82517374363091" calcext:value-type="float">
            <text:p>8.825173744</text:p>
          </table:table-cell>
          <table:table-cell office:value-type="float" office:value="437" calcext:value-type="float">
            <text:p>437</text:p>
          </table:table-cell>
          <table:table-cell table:number-columns-repeated="15"/>
        </table:table-row>
        <table:table-row table:style-name="ro1">
          <table:table-cell table:style-name="ce17" office:value-type="float" office:value="1.43593503010611" calcext:value-type="float">
            <text:p>1.435935030</text:p>
          </table:table-cell>
          <table:table-cell office:value-type="float" office:value="438" calcext:value-type="float">
            <text:p>438</text:p>
          </table:table-cell>
          <table:table-cell table:number-columns-repeated="15"/>
        </table:table-row>
        <table:table-row table:style-name="ro1">
          <table:table-cell table:style-name="ce17" office:value-type="float" office:value="0.151593120604669" calcext:value-type="float">
            <text:p>0.151593121</text:p>
          </table:table-cell>
          <table:table-cell office:value-type="float" office:value="439" calcext:value-type="float">
            <text:p>439</text:p>
          </table:table-cell>
          <table:table-cell table:number-columns-repeated="15"/>
        </table:table-row>
        <table:table-row table:style-name="ro1">
          <table:table-cell table:style-name="ce17" office:value-type="float" office:value="0.912017199709934" calcext:value-type="float">
            <text:p>0.912017200</text:p>
          </table:table-cell>
          <table:table-cell office:value-type="float" office:value="440" calcext:value-type="float">
            <text:p>440</text:p>
          </table:table-cell>
          <table:table-cell table:number-columns-repeated="15"/>
        </table:table-row>
        <table:table-row table:style-name="ro1">
          <table:table-cell table:style-name="ce17" office:value-type="float" office:value="8.18019727507506" calcext:value-type="float">
            <text:p>8.180197275</text:p>
          </table:table-cell>
          <table:table-cell office:value-type="float" office:value="441" calcext:value-type="float">
            <text:p>441</text:p>
          </table:table-cell>
          <table:table-cell table:number-columns-repeated="15"/>
        </table:table-row>
        <table:table-row table:style-name="ro1">
          <table:table-cell table:style-name="ce17" office:value-type="float" office:value="3.45720209365856" calcext:value-type="float">
            <text:p>3.457202094</text:p>
          </table:table-cell>
          <table:table-cell office:value-type="float" office:value="442" calcext:value-type="float">
            <text:p>442</text:p>
          </table:table-cell>
          <table:table-cell table:number-columns-repeated="15"/>
        </table:table-row>
        <table:table-row table:style-name="ro1">
          <table:table-cell table:style-name="ce17" office:value-type="float" office:value="0.517257924818553" calcext:value-type="float">
            <text:p>0.517257925</text:p>
          </table:table-cell>
          <table:table-cell office:value-type="float" office:value="443" calcext:value-type="float">
            <text:p>443</text:p>
          </table:table-cell>
          <table:table-cell table:number-columns-repeated="15"/>
        </table:table-row>
        <table:table-row table:style-name="ro1">
          <table:table-cell table:style-name="ce17" office:value-type="float" office:value="2.90957277092517" calcext:value-type="float">
            <text:p>2.909572771</text:p>
          </table:table-cell>
          <table:table-cell office:value-type="float" office:value="444" calcext:value-type="float">
            <text:p>444</text:p>
          </table:table-cell>
          <table:table-cell table:number-columns-repeated="15"/>
        </table:table-row>
        <table:table-row table:style-name="ro1">
          <table:table-cell table:style-name="ce17" office:value-type="float" office:value="11.8255526075596" calcext:value-type="float">
            <text:p>11.825552608</text:p>
          </table:table-cell>
          <table:table-cell office:value-type="float" office:value="445" calcext:value-type="float">
            <text:p>445</text:p>
          </table:table-cell>
          <table:table-cell table:number-columns-repeated="15"/>
        </table:table-row>
        <table:table-row table:style-name="ro1">
          <table:table-cell table:style-name="ce17" office:value-type="float" office:value="5.4939318225544" calcext:value-type="float">
            <text:p>5.493931823</text:p>
          </table:table-cell>
          <table:table-cell office:value-type="float" office:value="446" calcext:value-type="float">
            <text:p>446</text:p>
          </table:table-cell>
          <table:table-cell table:number-columns-repeated="15"/>
        </table:table-row>
        <table:table-row table:style-name="ro1">
          <table:table-cell table:style-name="ce17" office:value-type="float" office:value="2.46558651951298" calcext:value-type="float">
            <text:p>2.465586520</text:p>
          </table:table-cell>
          <table:table-cell office:value-type="float" office:value="447" calcext:value-type="float">
            <text:p>447</text:p>
          </table:table-cell>
          <table:table-cell table:number-columns-repeated="15"/>
        </table:table-row>
        <table:table-row table:style-name="ro1">
          <table:table-cell table:style-name="ce17" office:value-type="float" office:value="1.75680877025543" calcext:value-type="float">
            <text:p>1.756808770</text:p>
          </table:table-cell>
          <table:table-cell office:value-type="float" office:value="448" calcext:value-type="float">
            <text:p>448</text:p>
          </table:table-cell>
          <table:table-cell table:number-columns-repeated="15"/>
        </table:table-row>
        <table:table-row table:style-name="ro1">
          <table:table-cell table:style-name="ce17" office:value-type="float" office:value="0.43317786513606" calcext:value-type="float">
            <text:p>0.433177865</text:p>
          </table:table-cell>
          <table:table-cell office:value-type="float" office:value="449" calcext:value-type="float">
            <text:p>449</text:p>
          </table:table-cell>
          <table:table-cell table:number-columns-repeated="15"/>
        </table:table-row>
        <table:table-row table:style-name="ro1">
          <table:table-cell table:style-name="ce17" office:value-type="float" office:value="1.21138553713247" calcext:value-type="float">
            <text:p>1.211385537</text:p>
          </table:table-cell>
          <table:table-cell office:value-type="float" office:value="450" calcext:value-type="float">
            <text:p>450</text:p>
          </table:table-cell>
          <table:table-cell table:number-columns-repeated="15"/>
        </table:table-row>
        <table:table-row table:style-name="ro1">
          <table:table-cell table:style-name="ce17" office:value-type="float" office:value="0.835887590608599" calcext:value-type="float">
            <text:p>0.835887591</text:p>
          </table:table-cell>
          <table:table-cell office:value-type="float" office:value="451" calcext:value-type="float">
            <text:p>451</text:p>
          </table:table-cell>
          <table:table-cell table:number-columns-repeated="15"/>
        </table:table-row>
        <table:table-row table:style-name="ro1">
          <table:table-cell table:style-name="ce17" office:value-type="float" office:value="2.20591166754911" calcext:value-type="float">
            <text:p>2.205911668</text:p>
          </table:table-cell>
          <table:table-cell office:value-type="float" office:value="452" calcext:value-type="float">
            <text:p>452</text:p>
          </table:table-cell>
          <table:table-cell table:number-columns-repeated="15"/>
        </table:table-row>
        <table:table-row table:style-name="ro1">
          <table:table-cell table:style-name="ce17" office:value-type="float" office:value="3.8072798906788" calcext:value-type="float">
            <text:p>3.807279891</text:p>
          </table:table-cell>
          <table:table-cell office:value-type="float" office:value="453" calcext:value-type="float">
            <text:p>453</text:p>
          </table:table-cell>
          <table:table-cell table:number-columns-repeated="15"/>
        </table:table-row>
        <table:table-row table:style-name="ro1">
          <table:table-cell table:style-name="ce17" office:value-type="float" office:value="10.9461212739143" calcext:value-type="float">
            <text:p>10.946121274</text:p>
          </table:table-cell>
          <table:table-cell office:value-type="float" office:value="454" calcext:value-type="float">
            <text:p>454</text:p>
          </table:table-cell>
          <table:table-cell table:number-columns-repeated="15"/>
        </table:table-row>
        <table:table-row table:style-name="ro1">
          <table:table-cell table:style-name="ce17" office:value-type="float" office:value="0.545160047076503" calcext:value-type="float">
            <text:p>0.545160047</text:p>
          </table:table-cell>
          <table:table-cell office:value-type="float" office:value="455" calcext:value-type="float">
            <text:p>455</text:p>
          </table:table-cell>
          <table:table-cell table:number-columns-repeated="15"/>
        </table:table-row>
        <table:table-row table:style-name="ro1">
          <table:table-cell table:style-name="ce17" office:value-type="float" office:value="0.543747010694041" calcext:value-type="float">
            <text:p>0.543747011</text:p>
          </table:table-cell>
          <table:table-cell office:value-type="float" office:value="456" calcext:value-type="float">
            <text:p>456</text:p>
          </table:table-cell>
          <table:table-cell table:number-columns-repeated="15"/>
        </table:table-row>
        <table:table-row table:style-name="ro1">
          <table:table-cell table:style-name="ce17" office:value-type="float" office:value="13.605104184569" calcext:value-type="float">
            <text:p>13.605104185</text:p>
          </table:table-cell>
          <table:table-cell office:value-type="float" office:value="457" calcext:value-type="float">
            <text:p>457</text:p>
          </table:table-cell>
          <table:table-cell table:number-columns-repeated="15"/>
        </table:table-row>
        <table:table-row table:style-name="ro1">
          <table:table-cell table:style-name="ce17" office:value-type="float" office:value="0.435061717804024" calcext:value-type="float">
            <text:p>0.435061718</text:p>
          </table:table-cell>
          <table:table-cell office:value-type="float" office:value="458" calcext:value-type="float">
            <text:p>458</text:p>
          </table:table-cell>
          <table:table-cell table:number-columns-repeated="15"/>
        </table:table-row>
        <table:table-row table:style-name="ro1">
          <table:table-cell table:style-name="ce17" office:value-type="float" office:value="1.62035608765696" calcext:value-type="float">
            <text:p>1.620356088</text:p>
          </table:table-cell>
          <table:table-cell office:value-type="float" office:value="459" calcext:value-type="float">
            <text:p>459</text:p>
          </table:table-cell>
          <table:table-cell table:number-columns-repeated="15"/>
        </table:table-row>
        <table:table-row table:style-name="ro1">
          <table:table-cell table:style-name="ce17" office:value-type="float" office:value="0.433404179966468" calcext:value-type="float">
            <text:p>0.433404180</text:p>
          </table:table-cell>
          <table:table-cell office:value-type="float" office:value="460" calcext:value-type="float">
            <text:p>460</text:p>
          </table:table-cell>
          <table:table-cell table:number-columns-repeated="15"/>
        </table:table-row>
        <table:table-row table:style-name="ro1">
          <table:table-cell table:style-name="ce17" office:value-type="float" office:value="3.80573692040658" calcext:value-type="float">
            <text:p>3.805736920</text:p>
          </table:table-cell>
          <table:table-cell office:value-type="float" office:value="461" calcext:value-type="float">
            <text:p>461</text:p>
          </table:table-cell>
          <table:table-cell table:number-columns-repeated="15"/>
        </table:table-row>
        <table:table-row table:style-name="ro1">
          <table:table-cell table:style-name="ce17" office:value-type="float" office:value="0.577234955482235" calcext:value-type="float">
            <text:p>0.577234955</text:p>
          </table:table-cell>
          <table:table-cell office:value-type="float" office:value="462" calcext:value-type="float">
            <text:p>462</text:p>
          </table:table-cell>
          <table:table-cell table:number-columns-repeated="15"/>
        </table:table-row>
        <table:table-row table:style-name="ro1">
          <table:table-cell table:style-name="ce17" office:value-type="float" office:value="0.0619996385464398" calcext:value-type="float">
            <text:p>0.061999639</text:p>
          </table:table-cell>
          <table:table-cell office:value-type="float" office:value="463" calcext:value-type="float">
            <text:p>463</text:p>
          </table:table-cell>
          <table:table-cell table:number-columns-repeated="15"/>
        </table:table-row>
        <table:table-row table:style-name="ro1">
          <table:table-cell table:style-name="ce17" office:value-type="float" office:value="7.22084075100179" calcext:value-type="float">
            <text:p>7.220840751</text:p>
          </table:table-cell>
          <table:table-cell office:value-type="float" office:value="464" calcext:value-type="float">
            <text:p>464</text:p>
          </table:table-cell>
          <table:table-cell table:number-columns-repeated="15"/>
        </table:table-row>
        <table:table-row table:style-name="ro1">
          <table:table-cell table:style-name="ce17" office:value-type="float" office:value="4.0850102106725" calcext:value-type="float">
            <text:p>4.085010211</text:p>
          </table:table-cell>
          <table:table-cell office:value-type="float" office:value="465" calcext:value-type="float">
            <text:p>465</text:p>
          </table:table-cell>
          <table:table-cell table:number-columns-repeated="15"/>
        </table:table-row>
        <table:table-row table:style-name="ro1">
          <table:table-cell table:style-name="ce17" office:value-type="float" office:value="3.37933691261305" calcext:value-type="float">
            <text:p>3.379336913</text:p>
          </table:table-cell>
          <table:table-cell office:value-type="float" office:value="466" calcext:value-type="float">
            <text:p>466</text:p>
          </table:table-cell>
          <table:table-cell table:number-columns-repeated="15"/>
        </table:table-row>
        <table:table-row table:style-name="ro1">
          <table:table-cell table:style-name="ce17" office:value-type="float" office:value="7.5710827792444" calcext:value-type="float">
            <text:p>7.571082779</text:p>
          </table:table-cell>
          <table:table-cell office:value-type="float" office:value="467" calcext:value-type="float">
            <text:p>467</text:p>
          </table:table-cell>
          <table:table-cell table:number-columns-repeated="15"/>
        </table:table-row>
        <table:table-row table:style-name="ro1">
          <table:table-cell table:style-name="ce17" office:value-type="float" office:value="10.2585678344954" calcext:value-type="float">
            <text:p>10.258567834</text:p>
          </table:table-cell>
          <table:table-cell office:value-type="float" office:value="468" calcext:value-type="float">
            <text:p>468</text:p>
          </table:table-cell>
          <table:table-cell table:number-columns-repeated="15"/>
        </table:table-row>
        <table:table-row table:style-name="ro1">
          <table:table-cell table:style-name="ce17" office:value-type="float" office:value="2.19583319828738" calcext:value-type="float">
            <text:p>2.195833198</text:p>
          </table:table-cell>
          <table:table-cell office:value-type="float" office:value="469" calcext:value-type="float">
            <text:p>469</text:p>
          </table:table-cell>
          <table:table-cell table:number-columns-repeated="15"/>
        </table:table-row>
        <table:table-row table:style-name="ro1">
          <table:table-cell table:style-name="ce17" office:value-type="float" office:value="2.62647642727751" calcext:value-type="float">
            <text:p>2.626476427</text:p>
          </table:table-cell>
          <table:table-cell office:value-type="float" office:value="470" calcext:value-type="float">
            <text:p>470</text:p>
          </table:table-cell>
          <table:table-cell table:number-columns-repeated="15"/>
        </table:table-row>
        <table:table-row table:style-name="ro1">
          <table:table-cell table:style-name="ce17" office:value-type="float" office:value="2.34312612993525" calcext:value-type="float">
            <text:p>2.343126130</text:p>
          </table:table-cell>
          <table:table-cell office:value-type="float" office:value="471" calcext:value-type="float">
            <text:p>471</text:p>
          </table:table-cell>
          <table:table-cell table:number-columns-repeated="15"/>
        </table:table-row>
        <table:table-row table:style-name="ro1">
          <table:table-cell table:style-name="ce17" office:value-type="float" office:value="3.94846531714466" calcext:value-type="float">
            <text:p>3.948465317</text:p>
          </table:table-cell>
          <table:table-cell office:value-type="float" office:value="472" calcext:value-type="float">
            <text:p>472</text:p>
          </table:table-cell>
          <table:table-cell table:number-columns-repeated="15"/>
        </table:table-row>
        <table:table-row table:style-name="ro1">
          <table:table-cell table:style-name="ce17" office:value-type="float" office:value="9.74125458470795" calcext:value-type="float">
            <text:p>9.741254585</text:p>
          </table:table-cell>
          <table:table-cell office:value-type="float" office:value="473" calcext:value-type="float">
            <text:p>473</text:p>
          </table:table-cell>
          <table:table-cell table:number-columns-repeated="15"/>
        </table:table-row>
        <table:table-row table:style-name="ro1">
          <table:table-cell table:style-name="ce17" office:value-type="float" office:value="0.834023680869054" calcext:value-type="float">
            <text:p>0.834023681</text:p>
          </table:table-cell>
          <table:table-cell office:value-type="float" office:value="474" calcext:value-type="float">
            <text:p>474</text:p>
          </table:table-cell>
          <table:table-cell table:number-columns-repeated="15"/>
        </table:table-row>
        <table:table-row table:style-name="ro1">
          <table:table-cell table:style-name="ce17" office:value-type="float" office:value="1.19203076315602" calcext:value-type="float">
            <text:p>1.192030763</text:p>
          </table:table-cell>
          <table:table-cell office:value-type="float" office:value="475" calcext:value-type="float">
            <text:p>475</text:p>
          </table:table-cell>
          <table:table-cell table:number-columns-repeated="15"/>
        </table:table-row>
        <table:table-row table:style-name="ro1">
          <table:table-cell table:style-name="ce17" office:value-type="float" office:value="1.82777210918663" calcext:value-type="float">
            <text:p>1.827772109</text:p>
          </table:table-cell>
          <table:table-cell office:value-type="float" office:value="476" calcext:value-type="float">
            <text:p>476</text:p>
          </table:table-cell>
          <table:table-cell table:number-columns-repeated="15"/>
        </table:table-row>
        <table:table-row table:style-name="ro1">
          <table:table-cell table:style-name="ce17" office:value-type="float" office:value="5.26715475520883" calcext:value-type="float">
            <text:p>5.267154755</text:p>
          </table:table-cell>
          <table:table-cell office:value-type="float" office:value="477" calcext:value-type="float">
            <text:p>477</text:p>
          </table:table-cell>
          <table:table-cell table:number-columns-repeated="15"/>
        </table:table-row>
        <table:table-row table:style-name="ro1">
          <table:table-cell table:style-name="ce17" office:value-type="float" office:value="1.29944602993637" calcext:value-type="float">
            <text:p>1.299446030</text:p>
          </table:table-cell>
          <table:table-cell office:value-type="float" office:value="478" calcext:value-type="float">
            <text:p>478</text:p>
          </table:table-cell>
          <table:table-cell table:number-columns-repeated="15"/>
        </table:table-row>
        <table:table-row table:style-name="ro1">
          <table:table-cell table:style-name="ce17" office:value-type="float" office:value="0.619285859829758" calcext:value-type="float">
            <text:p>0.619285860</text:p>
          </table:table-cell>
          <table:table-cell office:value-type="float" office:value="479" calcext:value-type="float">
            <text:p>479</text:p>
          </table:table-cell>
          <table:table-cell table:number-columns-repeated="15"/>
        </table:table-row>
        <table:table-row table:style-name="ro1">
          <table:table-cell table:style-name="ce17" office:value-type="float" office:value="8.94168505506603" calcext:value-type="float">
            <text:p>8.941685055</text:p>
          </table:table-cell>
          <table:table-cell office:value-type="float" office:value="480" calcext:value-type="float">
            <text:p>480</text:p>
          </table:table-cell>
          <table:table-cell table:number-columns-repeated="15"/>
        </table:table-row>
        <table:table-row table:style-name="ro1">
          <table:table-cell table:style-name="ce17" office:value-type="float" office:value="0.412726825342468" calcext:value-type="float">
            <text:p>0.412726825</text:p>
          </table:table-cell>
          <table:table-cell office:value-type="float" office:value="481" calcext:value-type="float">
            <text:p>481</text:p>
          </table:table-cell>
          <table:table-cell table:number-columns-repeated="15"/>
        </table:table-row>
        <table:table-row table:style-name="ro1">
          <table:table-cell table:style-name="ce17" office:value-type="float" office:value="3.62511198983518" calcext:value-type="float">
            <text:p>3.625111990</text:p>
          </table:table-cell>
          <table:table-cell office:value-type="float" office:value="482" calcext:value-type="float">
            <text:p>482</text:p>
          </table:table-cell>
          <table:table-cell table:number-columns-repeated="15"/>
        </table:table-row>
        <table:table-row table:style-name="ro1">
          <table:table-cell table:style-name="ce17" office:value-type="float" office:value="1.03462677347046" calcext:value-type="float">
            <text:p>1.034626773</text:p>
          </table:table-cell>
          <table:table-cell office:value-type="float" office:value="483" calcext:value-type="float">
            <text:p>483</text:p>
          </table:table-cell>
          <table:table-cell table:number-columns-repeated="15"/>
        </table:table-row>
        <table:table-row table:style-name="ro1">
          <table:table-cell table:style-name="ce17" office:value-type="float" office:value="0.643823576046893" calcext:value-type="float">
            <text:p>0.643823576</text:p>
          </table:table-cell>
          <table:table-cell office:value-type="float" office:value="484" calcext:value-type="float">
            <text:p>484</text:p>
          </table:table-cell>
          <table:table-cell table:number-columns-repeated="15"/>
        </table:table-row>
        <table:table-row table:style-name="ro1">
          <table:table-cell table:style-name="ce17" office:value-type="float" office:value="5.63820164352706" calcext:value-type="float">
            <text:p>5.638201644</text:p>
          </table:table-cell>
          <table:table-cell office:value-type="float" office:value="485" calcext:value-type="float">
            <text:p>485</text:p>
          </table:table-cell>
          <table:table-cell table:number-columns-repeated="15"/>
        </table:table-row>
        <table:table-row table:style-name="ro1">
          <table:table-cell table:style-name="ce17" office:value-type="float" office:value="1.05165478884499" calcext:value-type="float">
            <text:p>1.051654789</text:p>
          </table:table-cell>
          <table:table-cell office:value-type="float" office:value="486" calcext:value-type="float">
            <text:p>486</text:p>
          </table:table-cell>
          <table:table-cell table:number-columns-repeated="15"/>
        </table:table-row>
        <table:table-row table:style-name="ro1">
          <table:table-cell table:style-name="ce17" office:value-type="float" office:value="1.70382930223484" calcext:value-type="float">
            <text:p>1.703829302</text:p>
          </table:table-cell>
          <table:table-cell office:value-type="float" office:value="487" calcext:value-type="float">
            <text:p>487</text:p>
          </table:table-cell>
          <table:table-cell table:number-columns-repeated="15"/>
        </table:table-row>
        <table:table-row table:style-name="ro1">
          <table:table-cell table:style-name="ce17" office:value-type="float" office:value="0.493922224408643" calcext:value-type="float">
            <text:p>0.493922224</text:p>
          </table:table-cell>
          <table:table-cell office:value-type="float" office:value="488" calcext:value-type="float">
            <text:p>488</text:p>
          </table:table-cell>
          <table:table-cell table:number-columns-repeated="15"/>
        </table:table-row>
        <table:table-row table:style-name="ro1">
          <table:table-cell table:style-name="ce17" office:value-type="float" office:value="5.34826165189235" calcext:value-type="float">
            <text:p>5.348261652</text:p>
          </table:table-cell>
          <table:table-cell office:value-type="float" office:value="489" calcext:value-type="float">
            <text:p>489</text:p>
          </table:table-cell>
          <table:table-cell table:number-columns-repeated="15"/>
        </table:table-row>
        <table:table-row table:style-name="ro1">
          <table:table-cell table:style-name="ce17" office:value-type="float" office:value="7.80059758541629" calcext:value-type="float">
            <text:p>7.800597585</text:p>
          </table:table-cell>
          <table:table-cell office:value-type="float" office:value="490" calcext:value-type="float">
            <text:p>490</text:p>
          </table:table-cell>
          <table:table-cell table:number-columns-repeated="15"/>
        </table:table-row>
        <table:table-row table:style-name="ro1">
          <table:table-cell table:style-name="ce17" office:value-type="float" office:value="3.9727831156392" calcext:value-type="float">
            <text:p>3.972783116</text:p>
          </table:table-cell>
          <table:table-cell office:value-type="float" office:value="491" calcext:value-type="float">
            <text:p>491</text:p>
          </table:table-cell>
          <table:table-cell table:number-columns-repeated="15"/>
        </table:table-row>
        <table:table-row table:style-name="ro1">
          <table:table-cell table:style-name="ce17" office:value-type="float" office:value="3.43382186583529" calcext:value-type="float">
            <text:p>3.433821866</text:p>
          </table:table-cell>
          <table:table-cell office:value-type="float" office:value="492" calcext:value-type="float">
            <text:p>492</text:p>
          </table:table-cell>
          <table:table-cell table:number-columns-repeated="15"/>
        </table:table-row>
        <table:table-row table:style-name="ro1">
          <table:table-cell table:style-name="ce17" office:value-type="float" office:value="0.656457126287504" calcext:value-type="float">
            <text:p>0.656457126</text:p>
          </table:table-cell>
          <table:table-cell office:value-type="float" office:value="493" calcext:value-type="float">
            <text:p>493</text:p>
          </table:table-cell>
          <table:table-cell table:number-columns-repeated="15"/>
        </table:table-row>
        <table:table-row table:style-name="ro1">
          <table:table-cell table:style-name="ce17" office:value-type="float" office:value="4.64297310379891" calcext:value-type="float">
            <text:p>4.642973104</text:p>
          </table:table-cell>
          <table:table-cell office:value-type="float" office:value="494" calcext:value-type="float">
            <text:p>494</text:p>
          </table:table-cell>
          <table:table-cell table:number-columns-repeated="15"/>
        </table:table-row>
        <table:table-row table:style-name="ro1">
          <table:table-cell table:style-name="ce17" office:value-type="float" office:value="4.14064975975173" calcext:value-type="float">
            <text:p>4.140649760</text:p>
          </table:table-cell>
          <table:table-cell office:value-type="float" office:value="495" calcext:value-type="float">
            <text:p>495</text:p>
          </table:table-cell>
          <table:table-cell table:number-columns-repeated="15"/>
        </table:table-row>
        <table:table-row table:style-name="ro1">
          <table:table-cell table:style-name="ce17" office:value-type="float" office:value="1.00361214237071" calcext:value-type="float">
            <text:p>1.003612142</text:p>
          </table:table-cell>
          <table:table-cell office:value-type="float" office:value="496" calcext:value-type="float">
            <text:p>496</text:p>
          </table:table-cell>
          <table:table-cell table:number-columns-repeated="15"/>
        </table:table-row>
        <table:table-row table:style-name="ro1">
          <table:table-cell table:style-name="ce17" office:value-type="float" office:value="1.68196460307092" calcext:value-type="float">
            <text:p>1.681964603</text:p>
          </table:table-cell>
          <table:table-cell office:value-type="float" office:value="497" calcext:value-type="float">
            <text:p>497</text:p>
          </table:table-cell>
          <table:table-cell table:number-columns-repeated="15"/>
        </table:table-row>
        <table:table-row table:style-name="ro1">
          <table:table-cell table:style-name="ce17" office:value-type="float" office:value="4.98095634361016" calcext:value-type="float">
            <text:p>4.980956344</text:p>
          </table:table-cell>
          <table:table-cell office:value-type="float" office:value="498" calcext:value-type="float">
            <text:p>498</text:p>
          </table:table-cell>
          <table:table-cell table:number-columns-repeated="15"/>
        </table:table-row>
        <table:table-row table:style-name="ro1">
          <table:table-cell table:style-name="ce17" office:value-type="float" office:value="3.9775473293346" calcext:value-type="float">
            <text:p>3.977547329</text:p>
          </table:table-cell>
          <table:table-cell office:value-type="float" office:value="499" calcext:value-type="float">
            <text:p>499</text:p>
          </table:table-cell>
          <table:table-cell table:number-columns-repeated="15"/>
        </table:table-row>
        <table:table-row table:style-name="ro1">
          <table:table-cell table:style-name="ce17" office:value-type="float" office:value="4.49613932574088" calcext:value-type="float">
            <text:p>4.496139326</text:p>
          </table:table-cell>
          <table:table-cell office:value-type="float" office:value="500" calcext:value-type="float">
            <text:p>500</text:p>
          </table:table-cell>
          <table:table-cell table:number-columns-repeated="15"/>
        </table:table-row>
        <table:table-row table:style-name="ro1">
          <table:table-cell table:style-name="ce17" office:value-type="float" office:value="2.21376686530295" calcext:value-type="float">
            <text:p>2.213766865</text:p>
          </table:table-cell>
          <table:table-cell office:value-type="float" office:value="501" calcext:value-type="float">
            <text:p>501</text:p>
          </table:table-cell>
          <table:table-cell table:number-columns-repeated="15"/>
        </table:table-row>
        <table:table-row table:style-name="ro1">
          <table:table-cell table:style-name="ce17" office:value-type="float" office:value="1.85723141854538" calcext:value-type="float">
            <text:p>1.857231419</text:p>
          </table:table-cell>
          <table:table-cell office:value-type="float" office:value="502" calcext:value-type="float">
            <text:p>502</text:p>
          </table:table-cell>
          <table:table-cell table:number-columns-repeated="15"/>
        </table:table-row>
        <table:table-row table:style-name="ro1">
          <table:table-cell table:style-name="ce17" office:value-type="float" office:value="0.0162385323552097" calcext:value-type="float">
            <text:p>0.016238532</text:p>
          </table:table-cell>
          <table:table-cell office:value-type="float" office:value="503" calcext:value-type="float">
            <text:p>503</text:p>
          </table:table-cell>
          <table:table-cell table:number-columns-repeated="15"/>
        </table:table-row>
        <table:table-row table:style-name="ro1">
          <table:table-cell table:style-name="ce17" office:value-type="float" office:value="1.14112225209135" calcext:value-type="float">
            <text:p>1.141122252</text:p>
          </table:table-cell>
          <table:table-cell office:value-type="float" office:value="504" calcext:value-type="float">
            <text:p>504</text:p>
          </table:table-cell>
          <table:table-cell table:number-columns-repeated="15"/>
        </table:table-row>
        <table:table-row table:style-name="ro1">
          <table:table-cell table:style-name="ce17" office:value-type="float" office:value="8.71900898710815" calcext:value-type="float">
            <text:p>8.719008987</text:p>
          </table:table-cell>
          <table:table-cell office:value-type="float" office:value="505" calcext:value-type="float">
            <text:p>505</text:p>
          </table:table-cell>
          <table:table-cell table:number-columns-repeated="15"/>
        </table:table-row>
        <table:table-row table:style-name="ro1">
          <table:table-cell table:style-name="ce17" office:value-type="float" office:value="0.451851762768685" calcext:value-type="float">
            <text:p>0.451851763</text:p>
          </table:table-cell>
          <table:table-cell office:value-type="float" office:value="506" calcext:value-type="float">
            <text:p>506</text:p>
          </table:table-cell>
          <table:table-cell table:number-columns-repeated="15"/>
        </table:table-row>
        <table:table-row table:style-name="ro1">
          <table:table-cell table:style-name="ce17" office:value-type="float" office:value="1.72256760089562" calcext:value-type="float">
            <text:p>1.722567601</text:p>
          </table:table-cell>
          <table:table-cell office:value-type="float" office:value="507" calcext:value-type="float">
            <text:p>507</text:p>
          </table:table-cell>
          <table:table-cell table:number-columns-repeated="15"/>
        </table:table-row>
        <table:table-row table:style-name="ro1">
          <table:table-cell table:style-name="ce17" office:value-type="float" office:value="0.935866686605416" calcext:value-type="float">
            <text:p>0.935866687</text:p>
          </table:table-cell>
          <table:table-cell office:value-type="float" office:value="508" calcext:value-type="float">
            <text:p>508</text:p>
          </table:table-cell>
          <table:table-cell table:number-columns-repeated="15"/>
        </table:table-row>
        <table:table-row table:style-name="ro1">
          <table:table-cell table:style-name="ce17" office:value-type="float" office:value="0.0490253286487713" calcext:value-type="float">
            <text:p>0.049025329</text:p>
          </table:table-cell>
          <table:table-cell office:value-type="float" office:value="509" calcext:value-type="float">
            <text:p>509</text:p>
          </table:table-cell>
          <table:table-cell table:number-columns-repeated="15"/>
        </table:table-row>
        <table:table-row table:style-name="ro1">
          <table:table-cell table:style-name="ce17" office:value-type="float" office:value="0.479118306010039" calcext:value-type="float">
            <text:p>0.479118306</text:p>
          </table:table-cell>
          <table:table-cell office:value-type="float" office:value="510" calcext:value-type="float">
            <text:p>510</text:p>
          </table:table-cell>
          <table:table-cell table:number-columns-repeated="15"/>
        </table:table-row>
        <table:table-row table:style-name="ro1">
          <table:table-cell table:style-name="ce17" office:value-type="float" office:value="6.9785912001783" calcext:value-type="float">
            <text:p>6.978591200</text:p>
          </table:table-cell>
          <table:table-cell office:value-type="float" office:value="511" calcext:value-type="float">
            <text:p>511</text:p>
          </table:table-cell>
          <table:table-cell table:number-columns-repeated="15"/>
        </table:table-row>
        <table:table-row table:style-name="ro1">
          <table:table-cell table:style-name="ce17" office:value-type="float" office:value="2.55927841877429" calcext:value-type="float">
            <text:p>2.559278419</text:p>
          </table:table-cell>
          <table:table-cell office:value-type="float" office:value="512" calcext:value-type="float">
            <text:p>512</text:p>
          </table:table-cell>
          <table:table-cell table:number-columns-repeated="15"/>
        </table:table-row>
        <table:table-row table:style-name="ro1">
          <table:table-cell table:style-name="ce17" office:value-type="float" office:value="1.23605740992909" calcext:value-type="float">
            <text:p>1.236057410</text:p>
          </table:table-cell>
          <table:table-cell office:value-type="float" office:value="513" calcext:value-type="float">
            <text:p>513</text:p>
          </table:table-cell>
          <table:table-cell table:number-columns-repeated="15"/>
        </table:table-row>
        <table:table-row table:style-name="ro1">
          <table:table-cell table:style-name="ce17" office:value-type="float" office:value="1.4525159541763" calcext:value-type="float">
            <text:p>1.452515954</text:p>
          </table:table-cell>
          <table:table-cell office:value-type="float" office:value="514" calcext:value-type="float">
            <text:p>514</text:p>
          </table:table-cell>
          <table:table-cell table:number-columns-repeated="15"/>
        </table:table-row>
        <table:table-row table:style-name="ro1">
          <table:table-cell table:style-name="ce17" office:value-type="float" office:value="1.62912423257149" calcext:value-type="float">
            <text:p>1.629124233</text:p>
          </table:table-cell>
          <table:table-cell office:value-type="float" office:value="515" calcext:value-type="float">
            <text:p>515</text:p>
          </table:table-cell>
          <table:table-cell table:number-columns-repeated="15"/>
        </table:table-row>
        <table:table-row table:style-name="ro1">
          <table:table-cell table:style-name="ce17" office:value-type="float" office:value="10.9870566995496" calcext:value-type="float">
            <text:p>10.987056700</text:p>
          </table:table-cell>
          <table:table-cell office:value-type="float" office:value="516" calcext:value-type="float">
            <text:p>516</text:p>
          </table:table-cell>
          <table:table-cell table:number-columns-repeated="15"/>
        </table:table-row>
        <table:table-row table:style-name="ro1">
          <table:table-cell table:style-name="ce17" office:value-type="float" office:value="0.530071807415987" calcext:value-type="float">
            <text:p>0.530071807</text:p>
          </table:table-cell>
          <table:table-cell office:value-type="float" office:value="517" calcext:value-type="float">
            <text:p>517</text:p>
          </table:table-cell>
          <table:table-cell table:number-columns-repeated="15"/>
        </table:table-row>
        <table:table-row table:style-name="ro1">
          <table:table-cell table:style-name="ce17" office:value-type="float" office:value="5.09411061172539" calcext:value-type="float">
            <text:p>5.094110612</text:p>
          </table:table-cell>
          <table:table-cell office:value-type="float" office:value="518" calcext:value-type="float">
            <text:p>518</text:p>
          </table:table-cell>
          <table:table-cell table:number-columns-repeated="15"/>
        </table:table-row>
        <table:table-row table:style-name="ro1">
          <table:table-cell table:style-name="ce17" office:value-type="float" office:value="1.98136352920918" calcext:value-type="float">
            <text:p>1.981363529</text:p>
          </table:table-cell>
          <table:table-cell office:value-type="float" office:value="519" calcext:value-type="float">
            <text:p>519</text:p>
          </table:table-cell>
          <table:table-cell table:number-columns-repeated="15"/>
        </table:table-row>
        <table:table-row table:style-name="ro1">
          <table:table-cell table:style-name="ce17" office:value-type="float" office:value="4.24963346076015" calcext:value-type="float">
            <text:p>4.249633461</text:p>
          </table:table-cell>
          <table:table-cell office:value-type="float" office:value="520" calcext:value-type="float">
            <text:p>520</text:p>
          </table:table-cell>
          <table:table-cell table:number-columns-repeated="15"/>
        </table:table-row>
        <table:table-row table:style-name="ro1">
          <table:table-cell table:style-name="ce17" office:value-type="float" office:value="5.41989360865521" calcext:value-type="float">
            <text:p>5.419893609</text:p>
          </table:table-cell>
          <table:table-cell office:value-type="float" office:value="521" calcext:value-type="float">
            <text:p>521</text:p>
          </table:table-cell>
          <table:table-cell table:number-columns-repeated="15"/>
        </table:table-row>
        <table:table-row table:style-name="ro1">
          <table:table-cell table:style-name="ce17" office:value-type="float" office:value="2.00341018830761" calcext:value-type="float">
            <text:p>2.003410188</text:p>
          </table:table-cell>
          <table:table-cell office:value-type="float" office:value="522" calcext:value-type="float">
            <text:p>522</text:p>
          </table:table-cell>
          <table:table-cell table:number-columns-repeated="15"/>
        </table:table-row>
        <table:table-row table:style-name="ro1">
          <table:table-cell table:style-name="ce17" office:value-type="float" office:value="0.688311895536492" calcext:value-type="float">
            <text:p>0.688311896</text:p>
          </table:table-cell>
          <table:table-cell office:value-type="float" office:value="523" calcext:value-type="float">
            <text:p>523</text:p>
          </table:table-cell>
          <table:table-cell table:number-columns-repeated="15"/>
        </table:table-row>
        <table:table-row table:style-name="ro1">
          <table:table-cell table:style-name="ce17" office:value-type="float" office:value="2.04715550064185" calcext:value-type="float">
            <text:p>2.047155501</text:p>
          </table:table-cell>
          <table:table-cell office:value-type="float" office:value="524" calcext:value-type="float">
            <text:p>524</text:p>
          </table:table-cell>
          <table:table-cell table:number-columns-repeated="15"/>
        </table:table-row>
        <table:table-row table:style-name="ro1">
          <table:table-cell table:style-name="ce17" office:value-type="float" office:value="1.78527375740219" calcext:value-type="float">
            <text:p>1.785273757</text:p>
          </table:table-cell>
          <table:table-cell office:value-type="float" office:value="525" calcext:value-type="float">
            <text:p>525</text:p>
          </table:table-cell>
          <table:table-cell table:number-columns-repeated="15"/>
        </table:table-row>
        <table:table-row table:style-name="ro1">
          <table:table-cell table:style-name="ce17" office:value-type="float" office:value="14.1240399710682" calcext:value-type="float">
            <text:p>14.124039971</text:p>
          </table:table-cell>
          <table:table-cell office:value-type="float" office:value="526" calcext:value-type="float">
            <text:p>526</text:p>
          </table:table-cell>
          <table:table-cell table:number-columns-repeated="15"/>
        </table:table-row>
        <table:table-row table:style-name="ro1">
          <table:table-cell table:style-name="ce17" office:value-type="float" office:value="1.84693739516121" calcext:value-type="float">
            <text:p>1.846937395</text:p>
          </table:table-cell>
          <table:table-cell office:value-type="float" office:value="527" calcext:value-type="float">
            <text:p>527</text:p>
          </table:table-cell>
          <table:table-cell table:number-columns-repeated="15"/>
        </table:table-row>
        <table:table-row table:style-name="ro1">
          <table:table-cell table:style-name="ce17" office:value-type="float" office:value="1.66187387911513" calcext:value-type="float">
            <text:p>1.661873879</text:p>
          </table:table-cell>
          <table:table-cell office:value-type="float" office:value="528" calcext:value-type="float">
            <text:p>528</text:p>
          </table:table-cell>
          <table:table-cell table:number-columns-repeated="15"/>
        </table:table-row>
        <table:table-row table:style-name="ro1">
          <table:table-cell table:style-name="ce17" office:value-type="float" office:value="4.67397988054742" calcext:value-type="float">
            <text:p>4.673979881</text:p>
          </table:table-cell>
          <table:table-cell office:value-type="float" office:value="529" calcext:value-type="float">
            <text:p>529</text:p>
          </table:table-cell>
          <table:table-cell table:number-columns-repeated="15"/>
        </table:table-row>
        <table:table-row table:style-name="ro1">
          <table:table-cell table:style-name="ce17" office:value-type="float" office:value="0.941199968546355" calcext:value-type="float">
            <text:p>0.941199969</text:p>
          </table:table-cell>
          <table:table-cell office:value-type="float" office:value="530" calcext:value-type="float">
            <text:p>530</text:p>
          </table:table-cell>
          <table:table-cell table:number-columns-repeated="15"/>
        </table:table-row>
        <table:table-row table:style-name="ro1">
          <table:table-cell table:style-name="ce17" office:value-type="float" office:value="0.213870363016022" calcext:value-type="float">
            <text:p>0.213870363</text:p>
          </table:table-cell>
          <table:table-cell office:value-type="float" office:value="531" calcext:value-type="float">
            <text:p>531</text:p>
          </table:table-cell>
          <table:table-cell table:number-columns-repeated="15"/>
        </table:table-row>
        <table:table-row table:style-name="ro1">
          <table:table-cell table:style-name="ce17" office:value-type="float" office:value="10.0901415705013" calcext:value-type="float">
            <text:p>10.090141571</text:p>
          </table:table-cell>
          <table:table-cell office:value-type="float" office:value="532" calcext:value-type="float">
            <text:p>532</text:p>
          </table:table-cell>
          <table:table-cell table:number-columns-repeated="15"/>
        </table:table-row>
        <table:table-row table:style-name="ro1">
          <table:table-cell table:style-name="ce17" office:value-type="float" office:value="2.87555568781202" calcext:value-type="float">
            <text:p>2.875555688</text:p>
          </table:table-cell>
          <table:table-cell office:value-type="float" office:value="533" calcext:value-type="float">
            <text:p>533</text:p>
          </table:table-cell>
          <table:table-cell table:number-columns-repeated="15"/>
        </table:table-row>
        <table:table-row table:style-name="ro1">
          <table:table-cell table:style-name="ce17" office:value-type="float" office:value="3.9624589788281" calcext:value-type="float">
            <text:p>3.962458979</text:p>
          </table:table-cell>
          <table:table-cell office:value-type="float" office:value="534" calcext:value-type="float">
            <text:p>534</text:p>
          </table:table-cell>
          <table:table-cell table:number-columns-repeated="15"/>
        </table:table-row>
        <table:table-row table:style-name="ro1">
          <table:table-cell table:style-name="ce17" office:value-type="float" office:value="0.65985459538731" calcext:value-type="float">
            <text:p>0.659854595</text:p>
          </table:table-cell>
          <table:table-cell office:value-type="float" office:value="535" calcext:value-type="float">
            <text:p>535</text:p>
          </table:table-cell>
          <table:table-cell table:number-columns-repeated="15"/>
        </table:table-row>
        <table:table-row table:style-name="ro1">
          <table:table-cell table:style-name="ce17" office:value-type="float" office:value="3.04224444987714" calcext:value-type="float">
            <text:p>3.042244450</text:p>
          </table:table-cell>
          <table:table-cell office:value-type="float" office:value="536" calcext:value-type="float">
            <text:p>536</text:p>
          </table:table-cell>
          <table:table-cell table:number-columns-repeated="15"/>
        </table:table-row>
        <table:table-row table:style-name="ro1">
          <table:table-cell table:style-name="ce17" office:value-type="float" office:value="0.314281162041723" calcext:value-type="float">
            <text:p>0.314281162</text:p>
          </table:table-cell>
          <table:table-cell office:value-type="float" office:value="537" calcext:value-type="float">
            <text:p>537</text:p>
          </table:table-cell>
          <table:table-cell table:number-columns-repeated="15"/>
        </table:table-row>
        <table:table-row table:style-name="ro1">
          <table:table-cell table:style-name="ce17" office:value-type="float" office:value="5.46681234101926" calcext:value-type="float">
            <text:p>5.466812341</text:p>
          </table:table-cell>
          <table:table-cell office:value-type="float" office:value="538" calcext:value-type="float">
            <text:p>538</text:p>
          </table:table-cell>
          <table:table-cell table:number-columns-repeated="15"/>
        </table:table-row>
        <table:table-row table:style-name="ro1">
          <table:table-cell table:style-name="ce17" office:value-type="float" office:value="5.35562188314535" calcext:value-type="float">
            <text:p>5.355621883</text:p>
          </table:table-cell>
          <table:table-cell office:value-type="float" office:value="539" calcext:value-type="float">
            <text:p>539</text:p>
          </table:table-cell>
          <table:table-cell table:number-columns-repeated="15"/>
        </table:table-row>
        <table:table-row table:style-name="ro1">
          <table:table-cell table:style-name="ce17" office:value-type="float" office:value="7.75651935392605" calcext:value-type="float">
            <text:p>7.756519354</text:p>
          </table:table-cell>
          <table:table-cell office:value-type="float" office:value="540" calcext:value-type="float">
            <text:p>540</text:p>
          </table:table-cell>
          <table:table-cell table:number-columns-repeated="15"/>
        </table:table-row>
        <table:table-row table:style-name="ro1">
          <table:table-cell table:style-name="ce17" office:value-type="float" office:value="0.209316290195193" calcext:value-type="float">
            <text:p>0.209316290</text:p>
          </table:table-cell>
          <table:table-cell office:value-type="float" office:value="541" calcext:value-type="float">
            <text:p>541</text:p>
          </table:table-cell>
          <table:table-cell table:number-columns-repeated="15"/>
        </table:table-row>
        <table:table-row table:style-name="ro1">
          <table:table-cell table:style-name="ce17" office:value-type="float" office:value="0.655767322429746" calcext:value-type="float">
            <text:p>0.655767322</text:p>
          </table:table-cell>
          <table:table-cell office:value-type="float" office:value="542" calcext:value-type="float">
            <text:p>542</text:p>
          </table:table-cell>
          <table:table-cell table:number-columns-repeated="15"/>
        </table:table-row>
        <table:table-row table:style-name="ro1">
          <table:table-cell table:style-name="ce17" office:value-type="float" office:value="1.10528667408954" calcext:value-type="float">
            <text:p>1.105286674</text:p>
          </table:table-cell>
          <table:table-cell office:value-type="float" office:value="543" calcext:value-type="float">
            <text:p>543</text:p>
          </table:table-cell>
          <table:table-cell table:number-columns-repeated="15"/>
        </table:table-row>
        <table:table-row table:style-name="ro1">
          <table:table-cell table:style-name="ce17" office:value-type="float" office:value="6.79682148690874" calcext:value-type="float">
            <text:p>6.796821487</text:p>
          </table:table-cell>
          <table:table-cell office:value-type="float" office:value="544" calcext:value-type="float">
            <text:p>544</text:p>
          </table:table-cell>
          <table:table-cell table:number-columns-repeated="15"/>
        </table:table-row>
        <table:table-row table:style-name="ro1">
          <table:table-cell table:style-name="ce17" office:value-type="float" office:value="1.37162440268861" calcext:value-type="float">
            <text:p>1.371624403</text:p>
          </table:table-cell>
          <table:table-cell office:value-type="float" office:value="545" calcext:value-type="float">
            <text:p>545</text:p>
          </table:table-cell>
          <table:table-cell table:number-columns-repeated="15"/>
        </table:table-row>
        <table:table-row table:style-name="ro1">
          <table:table-cell table:style-name="ce17" office:value-type="float" office:value="5.8934283446754" calcext:value-type="float">
            <text:p>5.893428345</text:p>
          </table:table-cell>
          <table:table-cell office:value-type="float" office:value="546" calcext:value-type="float">
            <text:p>546</text:p>
          </table:table-cell>
          <table:table-cell table:number-columns-repeated="15"/>
        </table:table-row>
        <table:table-row table:style-name="ro1">
          <table:table-cell table:style-name="ce17" office:value-type="float" office:value="6.53714143040828" calcext:value-type="float">
            <text:p>6.537141430</text:p>
          </table:table-cell>
          <table:table-cell office:value-type="float" office:value="547" calcext:value-type="float">
            <text:p>547</text:p>
          </table:table-cell>
          <table:table-cell table:number-columns-repeated="15"/>
        </table:table-row>
        <table:table-row table:style-name="ro1">
          <table:table-cell table:style-name="ce17" office:value-type="float" office:value="2.57415303976722" calcext:value-type="float">
            <text:p>2.574153040</text:p>
          </table:table-cell>
          <table:table-cell office:value-type="float" office:value="548" calcext:value-type="float">
            <text:p>548</text:p>
          </table:table-cell>
          <table:table-cell table:number-columns-repeated="15"/>
        </table:table-row>
        <table:table-row table:style-name="ro1">
          <table:table-cell table:style-name="ce17" office:value-type="float" office:value="3.86847896495098" calcext:value-type="float">
            <text:p>3.868478965</text:p>
          </table:table-cell>
          <table:table-cell office:value-type="float" office:value="549" calcext:value-type="float">
            <text:p>549</text:p>
          </table:table-cell>
          <table:table-cell table:number-columns-repeated="15"/>
        </table:table-row>
        <table:table-row table:style-name="ro1">
          <table:table-cell table:style-name="ce17" office:value-type="float" office:value="2.32989311915906" calcext:value-type="float">
            <text:p>2.329893119</text:p>
          </table:table-cell>
          <table:table-cell office:value-type="float" office:value="550" calcext:value-type="float">
            <text:p>550</text:p>
          </table:table-cell>
          <table:table-cell table:number-columns-repeated="15"/>
        </table:table-row>
        <table:table-row table:style-name="ro1">
          <table:table-cell table:style-name="ce17" office:value-type="float" office:value="1.8898630322567" calcext:value-type="float">
            <text:p>1.889863032</text:p>
          </table:table-cell>
          <table:table-cell office:value-type="float" office:value="551" calcext:value-type="float">
            <text:p>551</text:p>
          </table:table-cell>
          <table:table-cell table:number-columns-repeated="15"/>
        </table:table-row>
        <table:table-row table:style-name="ro1">
          <table:table-cell table:style-name="ce17" office:value-type="float" office:value="0.180167988136152" calcext:value-type="float">
            <text:p>0.180167988</text:p>
          </table:table-cell>
          <table:table-cell office:value-type="float" office:value="552" calcext:value-type="float">
            <text:p>552</text:p>
          </table:table-cell>
          <table:table-cell table:number-columns-repeated="15"/>
        </table:table-row>
        <table:table-row table:style-name="ro1">
          <table:table-cell table:style-name="ce17" office:value-type="float" office:value="1.2807449251685" calcext:value-type="float">
            <text:p>1.280744925</text:p>
          </table:table-cell>
          <table:table-cell office:value-type="float" office:value="553" calcext:value-type="float">
            <text:p>553</text:p>
          </table:table-cell>
          <table:table-cell table:number-columns-repeated="15"/>
        </table:table-row>
        <table:table-row table:style-name="ro1">
          <table:table-cell table:style-name="ce17" office:value-type="float" office:value="1.90018211995258" calcext:value-type="float">
            <text:p>1.900182120</text:p>
          </table:table-cell>
          <table:table-cell office:value-type="float" office:value="554" calcext:value-type="float">
            <text:p>554</text:p>
          </table:table-cell>
          <table:table-cell table:number-columns-repeated="15"/>
        </table:table-row>
        <table:table-row table:style-name="ro1">
          <table:table-cell table:style-name="ce17" office:value-type="float" office:value="0.571376703935179" calcext:value-type="float">
            <text:p>0.571376704</text:p>
          </table:table-cell>
          <table:table-cell office:value-type="float" office:value="555" calcext:value-type="float">
            <text:p>555</text:p>
          </table:table-cell>
          <table:table-cell table:number-columns-repeated="15"/>
        </table:table-row>
        <table:table-row table:style-name="ro1">
          <table:table-cell table:style-name="ce17" office:value-type="float" office:value="3.62428571034886" calcext:value-type="float">
            <text:p>3.624285710</text:p>
          </table:table-cell>
          <table:table-cell office:value-type="float" office:value="556" calcext:value-type="float">
            <text:p>556</text:p>
          </table:table-cell>
          <table:table-cell table:number-columns-repeated="15"/>
        </table:table-row>
        <table:table-row table:style-name="ro1">
          <table:table-cell table:style-name="ce17" office:value-type="float" office:value="2.56568617617522" calcext:value-type="float">
            <text:p>2.565686176</text:p>
          </table:table-cell>
          <table:table-cell office:value-type="float" office:value="557" calcext:value-type="float">
            <text:p>557</text:p>
          </table:table-cell>
          <table:table-cell table:number-columns-repeated="15"/>
        </table:table-row>
        <table:table-row table:style-name="ro1">
          <table:table-cell table:style-name="ce17" office:value-type="float" office:value="0.519420647286932" calcext:value-type="float">
            <text:p>0.519420647</text:p>
          </table:table-cell>
          <table:table-cell office:value-type="float" office:value="558" calcext:value-type="float">
            <text:p>558</text:p>
          </table:table-cell>
          <table:table-cell table:number-columns-repeated="15"/>
        </table:table-row>
        <table:table-row table:style-name="ro1">
          <table:table-cell table:style-name="ce17" office:value-type="float" office:value="0.0647244294016036" calcext:value-type="float">
            <text:p>0.064724429</text:p>
          </table:table-cell>
          <table:table-cell office:value-type="float" office:value="559" calcext:value-type="float">
            <text:p>559</text:p>
          </table:table-cell>
          <table:table-cell table:number-columns-repeated="15"/>
        </table:table-row>
        <table:table-row table:style-name="ro1">
          <table:table-cell table:style-name="ce17" office:value-type="float" office:value="3.57945520715294" calcext:value-type="float">
            <text:p>3.579455207</text:p>
          </table:table-cell>
          <table:table-cell office:value-type="float" office:value="560" calcext:value-type="float">
            <text:p>560</text:p>
          </table:table-cell>
          <table:table-cell table:number-columns-repeated="15"/>
        </table:table-row>
        <table:table-row table:style-name="ro1">
          <table:table-cell table:style-name="ce17" office:value-type="float" office:value="3.40759554561219" calcext:value-type="float">
            <text:p>3.407595546</text:p>
          </table:table-cell>
          <table:table-cell office:value-type="float" office:value="561" calcext:value-type="float">
            <text:p>561</text:p>
          </table:table-cell>
          <table:table-cell table:number-columns-repeated="15"/>
        </table:table-row>
        <table:table-row table:style-name="ro1">
          <table:table-cell table:style-name="ce17" office:value-type="float" office:value="4.19396334295772" calcext:value-type="float">
            <text:p>4.193963343</text:p>
          </table:table-cell>
          <table:table-cell office:value-type="float" office:value="562" calcext:value-type="float">
            <text:p>562</text:p>
          </table:table-cell>
          <table:table-cell table:number-columns-repeated="15"/>
        </table:table-row>
        <table:table-row table:style-name="ro1">
          <table:table-cell table:style-name="ce17" office:value-type="float" office:value="0.558932034909421" calcext:value-type="float">
            <text:p>0.558932035</text:p>
          </table:table-cell>
          <table:table-cell office:value-type="float" office:value="563" calcext:value-type="float">
            <text:p>563</text:p>
          </table:table-cell>
          <table:table-cell table:number-columns-repeated="15"/>
        </table:table-row>
        <table:table-row table:style-name="ro1">
          <table:table-cell table:style-name="ce17" office:value-type="float" office:value="1.51717373541088" calcext:value-type="float">
            <text:p>1.517173735</text:p>
          </table:table-cell>
          <table:table-cell office:value-type="float" office:value="564" calcext:value-type="float">
            <text:p>564</text:p>
          </table:table-cell>
          <table:table-cell table:number-columns-repeated="15"/>
        </table:table-row>
        <table:table-row table:style-name="ro1">
          <table:table-cell table:style-name="ce17" office:value-type="float" office:value="0.464772065121666" calcext:value-type="float">
            <text:p>0.464772065</text:p>
          </table:table-cell>
          <table:table-cell office:value-type="float" office:value="565" calcext:value-type="float">
            <text:p>565</text:p>
          </table:table-cell>
          <table:table-cell table:number-columns-repeated="15"/>
        </table:table-row>
        <table:table-row table:style-name="ro1">
          <table:table-cell table:style-name="ce17" office:value-type="float" office:value="2.09427632709016" calcext:value-type="float">
            <text:p>2.094276327</text:p>
          </table:table-cell>
          <table:table-cell office:value-type="float" office:value="566" calcext:value-type="float">
            <text:p>566</text:p>
          </table:table-cell>
          <table:table-cell table:number-columns-repeated="15"/>
        </table:table-row>
        <table:table-row table:style-name="ro1">
          <table:table-cell table:style-name="ce17" office:value-type="float" office:value="4.75510341520303" calcext:value-type="float">
            <text:p>4.755103415</text:p>
          </table:table-cell>
          <table:table-cell office:value-type="float" office:value="567" calcext:value-type="float">
            <text:p>567</text:p>
          </table:table-cell>
          <table:table-cell table:number-columns-repeated="15"/>
        </table:table-row>
        <table:table-row table:style-name="ro1">
          <table:table-cell table:style-name="ce17" office:value-type="float" office:value="1.60836481039583" calcext:value-type="float">
            <text:p>1.608364810</text:p>
          </table:table-cell>
          <table:table-cell office:value-type="float" office:value="568" calcext:value-type="float">
            <text:p>568</text:p>
          </table:table-cell>
          <table:table-cell table:number-columns-repeated="15"/>
        </table:table-row>
        <table:table-row table:style-name="ro1">
          <table:table-cell table:style-name="ce17" office:value-type="float" office:value="7.78340752192031" calcext:value-type="float">
            <text:p>7.783407522</text:p>
          </table:table-cell>
          <table:table-cell office:value-type="float" office:value="569" calcext:value-type="float">
            <text:p>569</text:p>
          </table:table-cell>
          <table:table-cell table:number-columns-repeated="15"/>
        </table:table-row>
        <table:table-row table:style-name="ro1">
          <table:table-cell table:style-name="ce17" office:value-type="float" office:value="0.723720322875488" calcext:value-type="float">
            <text:p>0.723720323</text:p>
          </table:table-cell>
          <table:table-cell office:value-type="float" office:value="570" calcext:value-type="float">
            <text:p>570</text:p>
          </table:table-cell>
          <table:table-cell table:number-columns-repeated="15"/>
        </table:table-row>
        <table:table-row table:style-name="ro1">
          <table:table-cell table:style-name="ce17" office:value-type="float" office:value="1.68919320238519" calcext:value-type="float">
            <text:p>1.689193202</text:p>
          </table:table-cell>
          <table:table-cell office:value-type="float" office:value="571" calcext:value-type="float">
            <text:p>571</text:p>
          </table:table-cell>
          <table:table-cell table:number-columns-repeated="15"/>
        </table:table-row>
        <table:table-row table:style-name="ro1">
          <table:table-cell table:style-name="ce17" office:value-type="float" office:value="1.61065555621939" calcext:value-type="float">
            <text:p>1.610655556</text:p>
          </table:table-cell>
          <table:table-cell office:value-type="float" office:value="572" calcext:value-type="float">
            <text:p>572</text:p>
          </table:table-cell>
          <table:table-cell table:number-columns-repeated="15"/>
        </table:table-row>
        <table:table-row table:style-name="ro1">
          <table:table-cell table:style-name="ce17" office:value-type="float" office:value="0.0682752602866756" calcext:value-type="float">
            <text:p>0.068275260</text:p>
          </table:table-cell>
          <table:table-cell office:value-type="float" office:value="573" calcext:value-type="float">
            <text:p>573</text:p>
          </table:table-cell>
          <table:table-cell table:number-columns-repeated="15"/>
        </table:table-row>
        <table:table-row table:style-name="ro1">
          <table:table-cell table:style-name="ce17" office:value-type="float" office:value="0.509077335033168" calcext:value-type="float">
            <text:p>0.509077335</text:p>
          </table:table-cell>
          <table:table-cell office:value-type="float" office:value="574" calcext:value-type="float">
            <text:p>574</text:p>
          </table:table-cell>
          <table:table-cell table:number-columns-repeated="15"/>
        </table:table-row>
        <table:table-row table:style-name="ro1">
          <table:table-cell table:style-name="ce17" office:value-type="float" office:value="0.294963116454474" calcext:value-type="float">
            <text:p>0.294963116</text:p>
          </table:table-cell>
          <table:table-cell office:value-type="float" office:value="575" calcext:value-type="float">
            <text:p>575</text:p>
          </table:table-cell>
          <table:table-cell table:number-columns-repeated="15"/>
        </table:table-row>
        <table:table-row table:style-name="ro1">
          <table:table-cell table:style-name="ce17" office:value-type="float" office:value="0.264324014862621" calcext:value-type="float">
            <text:p>0.264324015</text:p>
          </table:table-cell>
          <table:table-cell office:value-type="float" office:value="576" calcext:value-type="float">
            <text:p>576</text:p>
          </table:table-cell>
          <table:table-cell table:number-columns-repeated="15"/>
        </table:table-row>
        <table:table-row table:style-name="ro1">
          <table:table-cell table:style-name="ce17" office:value-type="float" office:value="2.40457332867337" calcext:value-type="float">
            <text:p>2.404573329</text:p>
          </table:table-cell>
          <table:table-cell office:value-type="float" office:value="577" calcext:value-type="float">
            <text:p>577</text:p>
          </table:table-cell>
          <table:table-cell table:number-columns-repeated="15"/>
        </table:table-row>
        <table:table-row table:style-name="ro1">
          <table:table-cell table:style-name="ce17" office:value-type="float" office:value="0.233368011409737" calcext:value-type="float">
            <text:p>0.233368011</text:p>
          </table:table-cell>
          <table:table-cell office:value-type="float" office:value="578" calcext:value-type="float">
            <text:p>578</text:p>
          </table:table-cell>
          <table:table-cell table:number-columns-repeated="15"/>
        </table:table-row>
        <table:table-row table:style-name="ro1">
          <table:table-cell table:style-name="ce17" office:value-type="float" office:value="6.55912975368727" calcext:value-type="float">
            <text:p>6.559129754</text:p>
          </table:table-cell>
          <table:table-cell office:value-type="float" office:value="579" calcext:value-type="float">
            <text:p>579</text:p>
          </table:table-cell>
          <table:table-cell table:number-columns-repeated="15"/>
        </table:table-row>
        <table:table-row table:style-name="ro1">
          <table:table-cell table:style-name="ce17" office:value-type="float" office:value="0.731306425631808" calcext:value-type="float">
            <text:p>0.731306426</text:p>
          </table:table-cell>
          <table:table-cell office:value-type="float" office:value="580" calcext:value-type="float">
            <text:p>580</text:p>
          </table:table-cell>
          <table:table-cell table:number-columns-repeated="15"/>
        </table:table-row>
        <table:table-row table:style-name="ro1">
          <table:table-cell table:style-name="ce17" office:value-type="float" office:value="0.29616991984235" calcext:value-type="float">
            <text:p>0.296169920</text:p>
          </table:table-cell>
          <table:table-cell office:value-type="float" office:value="581" calcext:value-type="float">
            <text:p>581</text:p>
          </table:table-cell>
          <table:table-cell table:number-columns-repeated="15"/>
        </table:table-row>
        <table:table-row table:style-name="ro1">
          <table:table-cell table:style-name="ce17" office:value-type="float" office:value="2.98115239278983" calcext:value-type="float">
            <text:p>2.981152393</text:p>
          </table:table-cell>
          <table:table-cell office:value-type="float" office:value="582" calcext:value-type="float">
            <text:p>582</text:p>
          </table:table-cell>
          <table:table-cell table:number-columns-repeated="15"/>
        </table:table-row>
        <table:table-row table:style-name="ro1">
          <table:table-cell table:style-name="ce17" office:value-type="float" office:value="2.78278725274118" calcext:value-type="float">
            <text:p>2.782787253</text:p>
          </table:table-cell>
          <table:table-cell office:value-type="float" office:value="583" calcext:value-type="float">
            <text:p>583</text:p>
          </table:table-cell>
          <table:table-cell table:number-columns-repeated="15"/>
        </table:table-row>
        <table:table-row table:style-name="ro1">
          <table:table-cell table:style-name="ce17" office:value-type="float" office:value="4.24471966188543" calcext:value-type="float">
            <text:p>4.244719662</text:p>
          </table:table-cell>
          <table:table-cell office:value-type="float" office:value="584" calcext:value-type="float">
            <text:p>584</text:p>
          </table:table-cell>
          <table:table-cell table:number-columns-repeated="15"/>
        </table:table-row>
        <table:table-row table:style-name="ro1">
          <table:table-cell table:style-name="ce17" office:value-type="float" office:value="3.3818200079704" calcext:value-type="float">
            <text:p>3.381820008</text:p>
          </table:table-cell>
          <table:table-cell office:value-type="float" office:value="585" calcext:value-type="float">
            <text:p>585</text:p>
          </table:table-cell>
          <table:table-cell table:number-columns-repeated="15"/>
        </table:table-row>
        <table:table-row table:style-name="ro1">
          <table:table-cell table:style-name="ce17" office:value-type="float" office:value="0.449610687628659" calcext:value-type="float">
            <text:p>0.449610688</text:p>
          </table:table-cell>
          <table:table-cell office:value-type="float" office:value="586" calcext:value-type="float">
            <text:p>586</text:p>
          </table:table-cell>
          <table:table-cell table:number-columns-repeated="15"/>
        </table:table-row>
        <table:table-row table:style-name="ro1">
          <table:table-cell table:style-name="ce17" office:value-type="float" office:value="4.29133033739599" calcext:value-type="float">
            <text:p>4.291330337</text:p>
          </table:table-cell>
          <table:table-cell office:value-type="float" office:value="587" calcext:value-type="float">
            <text:p>587</text:p>
          </table:table-cell>
          <table:table-cell table:number-columns-repeated="15"/>
        </table:table-row>
        <table:table-row table:style-name="ro1">
          <table:table-cell table:style-name="ce17" office:value-type="float" office:value="5.55383431084978" calcext:value-type="float">
            <text:p>5.553834311</text:p>
          </table:table-cell>
          <table:table-cell office:value-type="float" office:value="588" calcext:value-type="float">
            <text:p>588</text:p>
          </table:table-cell>
          <table:table-cell table:number-columns-repeated="15"/>
        </table:table-row>
        <table:table-row table:style-name="ro1">
          <table:table-cell table:style-name="ce17" office:value-type="float" office:value="1.83196629841346" calcext:value-type="float">
            <text:p>1.831966298</text:p>
          </table:table-cell>
          <table:table-cell office:value-type="float" office:value="589" calcext:value-type="float">
            <text:p>589</text:p>
          </table:table-cell>
          <table:table-cell table:number-columns-repeated="15"/>
        </table:table-row>
        <table:table-row table:style-name="ro1">
          <table:table-cell table:style-name="ce17" office:value-type="float" office:value="1.06899826693652" calcext:value-type="float">
            <text:p>1.068998267</text:p>
          </table:table-cell>
          <table:table-cell office:value-type="float" office:value="590" calcext:value-type="float">
            <text:p>590</text:p>
          </table:table-cell>
          <table:table-cell table:number-columns-repeated="15"/>
        </table:table-row>
        <table:table-row table:style-name="ro1">
          <table:table-cell table:style-name="ce17" office:value-type="float" office:value="5.02542025909302" calcext:value-type="float">
            <text:p>5.025420259</text:p>
          </table:table-cell>
          <table:table-cell office:value-type="float" office:value="591" calcext:value-type="float">
            <text:p>591</text:p>
          </table:table-cell>
          <table:table-cell table:number-columns-repeated="15"/>
        </table:table-row>
        <table:table-row table:style-name="ro1">
          <table:table-cell table:style-name="ce17" office:value-type="float" office:value="2.19960265986119" calcext:value-type="float">
            <text:p>2.199602660</text:p>
          </table:table-cell>
          <table:table-cell office:value-type="float" office:value="592" calcext:value-type="float">
            <text:p>592</text:p>
          </table:table-cell>
          <table:table-cell table:number-columns-repeated="15"/>
        </table:table-row>
        <table:table-row table:style-name="ro1">
          <table:table-cell table:style-name="ce17" office:value-type="float" office:value="5.00536035866504" calcext:value-type="float">
            <text:p>5.005360359</text:p>
          </table:table-cell>
          <table:table-cell office:value-type="float" office:value="593" calcext:value-type="float">
            <text:p>593</text:p>
          </table:table-cell>
          <table:table-cell table:number-columns-repeated="15"/>
        </table:table-row>
        <table:table-row table:style-name="ro1">
          <table:table-cell table:style-name="ce17" office:value-type="float" office:value="7.21454104040686" calcext:value-type="float">
            <text:p>7.214541040</text:p>
          </table:table-cell>
          <table:table-cell office:value-type="float" office:value="594" calcext:value-type="float">
            <text:p>594</text:p>
          </table:table-cell>
          <table:table-cell table:number-columns-repeated="15"/>
        </table:table-row>
        <table:table-row table:style-name="ro1">
          <table:table-cell table:style-name="ce17" office:value-type="float" office:value="0.106784068893081" calcext:value-type="float">
            <text:p>0.106784069</text:p>
          </table:table-cell>
          <table:table-cell office:value-type="float" office:value="595" calcext:value-type="float">
            <text:p>595</text:p>
          </table:table-cell>
          <table:table-cell table:number-columns-repeated="15"/>
        </table:table-row>
        <table:table-row table:style-name="ro1">
          <table:table-cell table:style-name="ce17" office:value-type="float" office:value="0.914158103276798" calcext:value-type="float">
            <text:p>0.914158103</text:p>
          </table:table-cell>
          <table:table-cell office:value-type="float" office:value="596" calcext:value-type="float">
            <text:p>596</text:p>
          </table:table-cell>
          <table:table-cell table:number-columns-repeated="15"/>
        </table:table-row>
        <table:table-row table:style-name="ro1">
          <table:table-cell table:style-name="ce17" office:value-type="float" office:value="2.10322919867166" calcext:value-type="float">
            <text:p>2.103229199</text:p>
          </table:table-cell>
          <table:table-cell office:value-type="float" office:value="597" calcext:value-type="float">
            <text:p>597</text:p>
          </table:table-cell>
          <table:table-cell table:number-columns-repeated="15"/>
        </table:table-row>
        <table:table-row table:style-name="ro1">
          <table:table-cell table:style-name="ce17" office:value-type="float" office:value="1.40736957794297" calcext:value-type="float">
            <text:p>1.407369578</text:p>
          </table:table-cell>
          <table:table-cell office:value-type="float" office:value="598" calcext:value-type="float">
            <text:p>598</text:p>
          </table:table-cell>
          <table:table-cell table:number-columns-repeated="15"/>
        </table:table-row>
        <table:table-row table:style-name="ro1">
          <table:table-cell table:style-name="ce17" office:value-type="float" office:value="8.3755059469349" calcext:value-type="float">
            <text:p>8.375505947</text:p>
          </table:table-cell>
          <table:table-cell office:value-type="float" office:value="599" calcext:value-type="float">
            <text:p>599</text:p>
          </table:table-cell>
          <table:table-cell table:number-columns-repeated="15"/>
        </table:table-row>
        <table:table-row table:style-name="ro1">
          <table:table-cell table:style-name="ce17" office:value-type="float" office:value="0.562844304893556" calcext:value-type="float">
            <text:p>0.562844305</text:p>
          </table:table-cell>
          <table:table-cell office:value-type="float" office:value="600" calcext:value-type="float">
            <text:p>600</text:p>
          </table:table-cell>
          <table:table-cell table:number-columns-repeated="15"/>
        </table:table-row>
        <table:table-row table:style-name="ro1">
          <table:table-cell table:style-name="ce17" office:value-type="float" office:value="0.530785895417046" calcext:value-type="float">
            <text:p>0.530785895</text:p>
          </table:table-cell>
          <table:table-cell office:value-type="float" office:value="601" calcext:value-type="float">
            <text:p>601</text:p>
          </table:table-cell>
          <table:table-cell table:number-columns-repeated="15"/>
        </table:table-row>
        <table:table-row table:style-name="ro1">
          <table:table-cell table:style-name="ce17" office:value-type="float" office:value="4.12866300179642" calcext:value-type="float">
            <text:p>4.128663002</text:p>
          </table:table-cell>
          <table:table-cell office:value-type="float" office:value="602" calcext:value-type="float">
            <text:p>602</text:p>
          </table:table-cell>
          <table:table-cell table:number-columns-repeated="15"/>
        </table:table-row>
        <table:table-row table:style-name="ro1">
          <table:table-cell table:style-name="ce17" office:value-type="float" office:value="0.609744447144071" calcext:value-type="float">
            <text:p>0.609744447</text:p>
          </table:table-cell>
          <table:table-cell office:value-type="float" office:value="603" calcext:value-type="float">
            <text:p>603</text:p>
          </table:table-cell>
          <table:table-cell table:number-columns-repeated="15"/>
        </table:table-row>
        <table:table-row table:style-name="ro1">
          <table:table-cell table:style-name="ce17" office:value-type="float" office:value="0.132226803470025" calcext:value-type="float">
            <text:p>0.132226803</text:p>
          </table:table-cell>
          <table:table-cell office:value-type="float" office:value="604" calcext:value-type="float">
            <text:p>604</text:p>
          </table:table-cell>
          <table:table-cell table:number-columns-repeated="15"/>
        </table:table-row>
        <table:table-row table:style-name="ro1">
          <table:table-cell table:style-name="ce17" office:value-type="float" office:value="1.21098034330828" calcext:value-type="float">
            <text:p>1.210980343</text:p>
          </table:table-cell>
          <table:table-cell office:value-type="float" office:value="605" calcext:value-type="float">
            <text:p>605</text:p>
          </table:table-cell>
          <table:table-cell table:number-columns-repeated="15"/>
        </table:table-row>
        <table:table-row table:style-name="ro1">
          <table:table-cell table:style-name="ce17" office:value-type="float" office:value="0.108654651737128" calcext:value-type="float">
            <text:p>0.108654652</text:p>
          </table:table-cell>
          <table:table-cell office:value-type="float" office:value="606" calcext:value-type="float">
            <text:p>606</text:p>
          </table:table-cell>
          <table:table-cell table:number-columns-repeated="15"/>
        </table:table-row>
        <table:table-row table:style-name="ro1">
          <table:table-cell table:style-name="ce17" office:value-type="float" office:value="5.48784692379074" calcext:value-type="float">
            <text:p>5.487846924</text:p>
          </table:table-cell>
          <table:table-cell office:value-type="float" office:value="607" calcext:value-type="float">
            <text:p>607</text:p>
          </table:table-cell>
          <table:table-cell table:number-columns-repeated="15"/>
        </table:table-row>
        <table:table-row table:style-name="ro1">
          <table:table-cell table:style-name="ce17" office:value-type="float" office:value="1.20081926710385" calcext:value-type="float">
            <text:p>1.200819267</text:p>
          </table:table-cell>
          <table:table-cell office:value-type="float" office:value="608" calcext:value-type="float">
            <text:p>608</text:p>
          </table:table-cell>
          <table:table-cell table:number-columns-repeated="15"/>
        </table:table-row>
        <table:table-row table:style-name="ro1">
          <table:table-cell table:style-name="ce17" office:value-type="float" office:value="5.91261513918347" calcext:value-type="float">
            <text:p>5.912615139</text:p>
          </table:table-cell>
          <table:table-cell office:value-type="float" office:value="609" calcext:value-type="float">
            <text:p>609</text:p>
          </table:table-cell>
          <table:table-cell table:number-columns-repeated="15"/>
        </table:table-row>
        <table:table-row table:style-name="ro1">
          <table:table-cell table:style-name="ce17" office:value-type="float" office:value="0.964890093030909" calcext:value-type="float">
            <text:p>0.964890093</text:p>
          </table:table-cell>
          <table:table-cell office:value-type="float" office:value="610" calcext:value-type="float">
            <text:p>610</text:p>
          </table:table-cell>
          <table:table-cell table:number-columns-repeated="15"/>
        </table:table-row>
        <table:table-row table:style-name="ro1">
          <table:table-cell table:style-name="ce17" office:value-type="float" office:value="4.66997084379625" calcext:value-type="float">
            <text:p>4.669970844</text:p>
          </table:table-cell>
          <table:table-cell office:value-type="float" office:value="611" calcext:value-type="float">
            <text:p>611</text:p>
          </table:table-cell>
          <table:table-cell table:number-columns-repeated="15"/>
        </table:table-row>
        <table:table-row table:style-name="ro1">
          <table:table-cell table:style-name="ce17" office:value-type="float" office:value="1.26280483630333" calcext:value-type="float">
            <text:p>1.262804836</text:p>
          </table:table-cell>
          <table:table-cell office:value-type="float" office:value="612" calcext:value-type="float">
            <text:p>612</text:p>
          </table:table-cell>
          <table:table-cell table:number-columns-repeated="15"/>
        </table:table-row>
        <table:table-row table:style-name="ro1">
          <table:table-cell table:style-name="ce17" office:value-type="float" office:value="3.8993347692543" calcext:value-type="float">
            <text:p>3.899334769</text:p>
          </table:table-cell>
          <table:table-cell office:value-type="float" office:value="613" calcext:value-type="float">
            <text:p>613</text:p>
          </table:table-cell>
          <table:table-cell table:number-columns-repeated="15"/>
        </table:table-row>
        <table:table-row table:style-name="ro1">
          <table:table-cell table:style-name="ce17" office:value-type="float" office:value="0.23932968582884" calcext:value-type="float">
            <text:p>0.239329686</text:p>
          </table:table-cell>
          <table:table-cell office:value-type="float" office:value="614" calcext:value-type="float">
            <text:p>614</text:p>
          </table:table-cell>
          <table:table-cell table:number-columns-repeated="15"/>
        </table:table-row>
        <table:table-row table:style-name="ro1">
          <table:table-cell table:style-name="ce17" office:value-type="float" office:value="3.03784376976132" calcext:value-type="float">
            <text:p>3.037843770</text:p>
          </table:table-cell>
          <table:table-cell office:value-type="float" office:value="615" calcext:value-type="float">
            <text:p>615</text:p>
          </table:table-cell>
          <table:table-cell table:number-columns-repeated="15"/>
        </table:table-row>
        <table:table-row table:style-name="ro1">
          <table:table-cell table:style-name="ce17" office:value-type="float" office:value="5.01541271628469" calcext:value-type="float">
            <text:p>5.015412716</text:p>
          </table:table-cell>
          <table:table-cell office:value-type="float" office:value="616" calcext:value-type="float">
            <text:p>616</text:p>
          </table:table-cell>
          <table:table-cell table:number-columns-repeated="15"/>
        </table:table-row>
        <table:table-row table:style-name="ro1">
          <table:table-cell table:style-name="ce17" office:value-type="float" office:value="1.40777644140196" calcext:value-type="float">
            <text:p>1.407776441</text:p>
          </table:table-cell>
          <table:table-cell office:value-type="float" office:value="617" calcext:value-type="float">
            <text:p>617</text:p>
          </table:table-cell>
          <table:table-cell table:number-columns-repeated="15"/>
        </table:table-row>
        <table:table-row table:style-name="ro1">
          <table:table-cell table:style-name="ce17" office:value-type="float" office:value="1.44935769194275" calcext:value-type="float">
            <text:p>1.449357692</text:p>
          </table:table-cell>
          <table:table-cell office:value-type="float" office:value="618" calcext:value-type="float">
            <text:p>618</text:p>
          </table:table-cell>
          <table:table-cell table:number-columns-repeated="15"/>
        </table:table-row>
        <table:table-row table:style-name="ro1">
          <table:table-cell table:style-name="ce17" office:value-type="float" office:value="4.28774718992628" calcext:value-type="float">
            <text:p>4.287747190</text:p>
          </table:table-cell>
          <table:table-cell office:value-type="float" office:value="619" calcext:value-type="float">
            <text:p>619</text:p>
          </table:table-cell>
          <table:table-cell table:number-columns-repeated="15"/>
        </table:table-row>
        <table:table-row table:style-name="ro1">
          <table:table-cell table:style-name="ce17" office:value-type="float" office:value="5.78095148463958" calcext:value-type="float">
            <text:p>5.780951485</text:p>
          </table:table-cell>
          <table:table-cell office:value-type="float" office:value="620" calcext:value-type="float">
            <text:p>620</text:p>
          </table:table-cell>
          <table:table-cell table:number-columns-repeated="15"/>
        </table:table-row>
        <table:table-row table:style-name="ro1">
          <table:table-cell table:style-name="ce17" office:value-type="float" office:value="10.2183912911668" calcext:value-type="float">
            <text:p>10.218391291</text:p>
          </table:table-cell>
          <table:table-cell office:value-type="float" office:value="621" calcext:value-type="float">
            <text:p>621</text:p>
          </table:table-cell>
          <table:table-cell table:number-columns-repeated="15"/>
        </table:table-row>
        <table:table-row table:style-name="ro1">
          <table:table-cell table:style-name="ce17" office:value-type="float" office:value="4.46987764652241" calcext:value-type="float">
            <text:p>4.469877647</text:p>
          </table:table-cell>
          <table:table-cell office:value-type="float" office:value="622" calcext:value-type="float">
            <text:p>622</text:p>
          </table:table-cell>
          <table:table-cell table:number-columns-repeated="15"/>
        </table:table-row>
        <table:table-row table:style-name="ro1">
          <table:table-cell table:style-name="ce17" office:value-type="float" office:value="3.3804888928992" calcext:value-type="float">
            <text:p>3.380488893</text:p>
          </table:table-cell>
          <table:table-cell office:value-type="float" office:value="623" calcext:value-type="float">
            <text:p>623</text:p>
          </table:table-cell>
          <table:table-cell table:number-columns-repeated="15"/>
        </table:table-row>
        <table:table-row table:style-name="ro1">
          <table:table-cell table:style-name="ce17" office:value-type="float" office:value="4.25575320860941" calcext:value-type="float">
            <text:p>4.255753209</text:p>
          </table:table-cell>
          <table:table-cell office:value-type="float" office:value="624" calcext:value-type="float">
            <text:p>624</text:p>
          </table:table-cell>
          <table:table-cell table:number-columns-repeated="15"/>
        </table:table-row>
        <table:table-row table:style-name="ro1">
          <table:table-cell table:style-name="ce17" office:value-type="float" office:value="0.171320296322048" calcext:value-type="float">
            <text:p>0.171320296</text:p>
          </table:table-cell>
          <table:table-cell office:value-type="float" office:value="625" calcext:value-type="float">
            <text:p>625</text:p>
          </table:table-cell>
          <table:table-cell table:number-columns-repeated="15"/>
        </table:table-row>
        <table:table-row table:style-name="ro1">
          <table:table-cell table:style-name="ce17" office:value-type="float" office:value="0.171923200242222" calcext:value-type="float">
            <text:p>0.171923200</text:p>
          </table:table-cell>
          <table:table-cell office:value-type="float" office:value="626" calcext:value-type="float">
            <text:p>626</text:p>
          </table:table-cell>
          <table:table-cell table:number-columns-repeated="15"/>
        </table:table-row>
        <table:table-row table:style-name="ro1">
          <table:table-cell table:style-name="ce17" office:value-type="float" office:value="0.161510352654811" calcext:value-type="float">
            <text:p>0.161510353</text:p>
          </table:table-cell>
          <table:table-cell office:value-type="float" office:value="627" calcext:value-type="float">
            <text:p>627</text:p>
          </table:table-cell>
          <table:table-cell table:number-columns-repeated="15"/>
        </table:table-row>
        <table:table-row table:style-name="ro1">
          <table:table-cell table:style-name="ce17" office:value-type="float" office:value="1.18497404275562" calcext:value-type="float">
            <text:p>1.184974043</text:p>
          </table:table-cell>
          <table:table-cell office:value-type="float" office:value="628" calcext:value-type="float">
            <text:p>628</text:p>
          </table:table-cell>
          <table:table-cell table:number-columns-repeated="15"/>
        </table:table-row>
        <table:table-row table:style-name="ro1">
          <table:table-cell table:style-name="ce17" office:value-type="float" office:value="1.74495066131438" calcext:value-type="float">
            <text:p>1.744950661</text:p>
          </table:table-cell>
          <table:table-cell office:value-type="float" office:value="629" calcext:value-type="float">
            <text:p>629</text:p>
          </table:table-cell>
          <table:table-cell table:number-columns-repeated="15"/>
        </table:table-row>
        <table:table-row table:style-name="ro1">
          <table:table-cell table:style-name="ce17" office:value-type="float" office:value="6.72179274356983" calcext:value-type="float">
            <text:p>6.721792744</text:p>
          </table:table-cell>
          <table:table-cell office:value-type="float" office:value="630" calcext:value-type="float">
            <text:p>630</text:p>
          </table:table-cell>
          <table:table-cell table:number-columns-repeated="15"/>
        </table:table-row>
        <table:table-row table:style-name="ro1">
          <table:table-cell table:style-name="ce17" office:value-type="float" office:value="1.94531583749853" calcext:value-type="float">
            <text:p>1.945315837</text:p>
          </table:table-cell>
          <table:table-cell office:value-type="float" office:value="631" calcext:value-type="float">
            <text:p>631</text:p>
          </table:table-cell>
          <table:table-cell table:number-columns-repeated="15"/>
        </table:table-row>
        <table:table-row table:style-name="ro1">
          <table:table-cell table:style-name="ce17" office:value-type="float" office:value="2.98057141108394" calcext:value-type="float">
            <text:p>2.980571411</text:p>
          </table:table-cell>
          <table:table-cell office:value-type="float" office:value="632" calcext:value-type="float">
            <text:p>632</text:p>
          </table:table-cell>
          <table:table-cell table:number-columns-repeated="15"/>
        </table:table-row>
        <table:table-row table:style-name="ro1">
          <table:table-cell table:style-name="ce17" office:value-type="float" office:value="3.85343978742973" calcext:value-type="float">
            <text:p>3.853439787</text:p>
          </table:table-cell>
          <table:table-cell office:value-type="float" office:value="633" calcext:value-type="float">
            <text:p>633</text:p>
          </table:table-cell>
          <table:table-cell table:number-columns-repeated="15"/>
        </table:table-row>
        <table:table-row table:style-name="ro1">
          <table:table-cell table:style-name="ce17" office:value-type="float" office:value="4.97775170583853" calcext:value-type="float">
            <text:p>4.977751706</text:p>
          </table:table-cell>
          <table:table-cell office:value-type="float" office:value="634" calcext:value-type="float">
            <text:p>634</text:p>
          </table:table-cell>
          <table:table-cell table:number-columns-repeated="15"/>
        </table:table-row>
        <table:table-row table:style-name="ro1">
          <table:table-cell table:style-name="ce17" office:value-type="float" office:value="2.00591481631538" calcext:value-type="float">
            <text:p>2.005914816</text:p>
          </table:table-cell>
          <table:table-cell office:value-type="float" office:value="635" calcext:value-type="float">
            <text:p>635</text:p>
          </table:table-cell>
          <table:table-cell table:number-columns-repeated="15"/>
        </table:table-row>
        <table:table-row table:style-name="ro1">
          <table:table-cell table:style-name="ce17" office:value-type="float" office:value="1.14250768800317" calcext:value-type="float">
            <text:p>1.142507688</text:p>
          </table:table-cell>
          <table:table-cell office:value-type="float" office:value="636" calcext:value-type="float">
            <text:p>636</text:p>
          </table:table-cell>
          <table:table-cell table:number-columns-repeated="15"/>
        </table:table-row>
        <table:table-row table:style-name="ro1">
          <table:table-cell table:style-name="ce17" office:value-type="float" office:value="7.05013382231147" calcext:value-type="float">
            <text:p>7.050133822</text:p>
          </table:table-cell>
          <table:table-cell office:value-type="float" office:value="637" calcext:value-type="float">
            <text:p>637</text:p>
          </table:table-cell>
          <table:table-cell table:number-columns-repeated="15"/>
        </table:table-row>
        <table:table-row table:style-name="ro1">
          <table:table-cell table:style-name="ce17" office:value-type="float" office:value="1.28891145289197" calcext:value-type="float">
            <text:p>1.288911453</text:p>
          </table:table-cell>
          <table:table-cell office:value-type="float" office:value="638" calcext:value-type="float">
            <text:p>638</text:p>
          </table:table-cell>
          <table:table-cell table:number-columns-repeated="15"/>
        </table:table-row>
        <table:table-row table:style-name="ro1">
          <table:table-cell table:style-name="ce17" office:value-type="float" office:value="3.57134354488552" calcext:value-type="float">
            <text:p>3.571343545</text:p>
          </table:table-cell>
          <table:table-cell office:value-type="float" office:value="639" calcext:value-type="float">
            <text:p>639</text:p>
          </table:table-cell>
          <table:table-cell table:number-columns-repeated="15"/>
        </table:table-row>
        <table:table-row table:style-name="ro1">
          <table:table-cell table:style-name="ce17" office:value-type="float" office:value="1.43165160003733" calcext:value-type="float">
            <text:p>1.431651600</text:p>
          </table:table-cell>
          <table:table-cell office:value-type="float" office:value="640" calcext:value-type="float">
            <text:p>640</text:p>
          </table:table-cell>
          <table:table-cell table:number-columns-repeated="15"/>
        </table:table-row>
        <table:table-row table:style-name="ro1">
          <table:table-cell table:style-name="ce17" office:value-type="float" office:value="3.84797313256141" calcext:value-type="float">
            <text:p>3.847973133</text:p>
          </table:table-cell>
          <table:table-cell office:value-type="float" office:value="641" calcext:value-type="float">
            <text:p>641</text:p>
          </table:table-cell>
          <table:table-cell table:number-columns-repeated="15"/>
        </table:table-row>
        <table:table-row table:style-name="ro1">
          <table:table-cell table:style-name="ce17" office:value-type="float" office:value="2.21685150087908" calcext:value-type="float">
            <text:p>2.216851501</text:p>
          </table:table-cell>
          <table:table-cell office:value-type="float" office:value="642" calcext:value-type="float">
            <text:p>642</text:p>
          </table:table-cell>
          <table:table-cell table:number-columns-repeated="15"/>
        </table:table-row>
        <table:table-row table:style-name="ro1">
          <table:table-cell table:style-name="ce17" office:value-type="float" office:value="3.91456563148076" calcext:value-type="float">
            <text:p>3.914565631</text:p>
          </table:table-cell>
          <table:table-cell office:value-type="float" office:value="643" calcext:value-type="float">
            <text:p>643</text:p>
          </table:table-cell>
          <table:table-cell table:number-columns-repeated="15"/>
        </table:table-row>
        <table:table-row table:style-name="ro1">
          <table:table-cell table:style-name="ce17" office:value-type="float" office:value="0.320092223827451" calcext:value-type="float">
            <text:p>0.320092224</text:p>
          </table:table-cell>
          <table:table-cell office:value-type="float" office:value="644" calcext:value-type="float">
            <text:p>644</text:p>
          </table:table-cell>
          <table:table-cell table:number-columns-repeated="15"/>
        </table:table-row>
        <table:table-row table:style-name="ro1">
          <table:table-cell table:style-name="ce17" office:value-type="float" office:value="0.94080145723835" calcext:value-type="float">
            <text:p>0.940801457</text:p>
          </table:table-cell>
          <table:table-cell office:value-type="float" office:value="645" calcext:value-type="float">
            <text:p>645</text:p>
          </table:table-cell>
          <table:table-cell table:number-columns-repeated="15"/>
        </table:table-row>
        <table:table-row table:style-name="ro1">
          <table:table-cell table:style-name="ce17" office:value-type="float" office:value="1.96190523957794" calcext:value-type="float">
            <text:p>1.961905240</text:p>
          </table:table-cell>
          <table:table-cell office:value-type="float" office:value="646" calcext:value-type="float">
            <text:p>646</text:p>
          </table:table-cell>
          <table:table-cell table:number-columns-repeated="15"/>
        </table:table-row>
        <table:table-row table:style-name="ro1">
          <table:table-cell table:style-name="ce17" office:value-type="float" office:value="1.83169255089754" calcext:value-type="float">
            <text:p>1.831692551</text:p>
          </table:table-cell>
          <table:table-cell office:value-type="float" office:value="647" calcext:value-type="float">
            <text:p>647</text:p>
          </table:table-cell>
          <table:table-cell table:number-columns-repeated="15"/>
        </table:table-row>
        <table:table-row table:style-name="ro1">
          <table:table-cell table:style-name="ce17" office:value-type="float" office:value="5.95313001159855" calcext:value-type="float">
            <text:p>5.953130012</text:p>
          </table:table-cell>
          <table:table-cell office:value-type="float" office:value="648" calcext:value-type="float">
            <text:p>648</text:p>
          </table:table-cell>
          <table:table-cell table:number-columns-repeated="15"/>
        </table:table-row>
        <table:table-row table:style-name="ro1">
          <table:table-cell table:style-name="ce17" office:value-type="float" office:value="7.28637493832151" calcext:value-type="float">
            <text:p>7.286374938</text:p>
          </table:table-cell>
          <table:table-cell office:value-type="float" office:value="649" calcext:value-type="float">
            <text:p>649</text:p>
          </table:table-cell>
          <table:table-cell table:number-columns-repeated="15"/>
        </table:table-row>
        <table:table-row table:style-name="ro1">
          <table:table-cell table:style-name="ce17" office:value-type="float" office:value="9.37472947630317" calcext:value-type="float">
            <text:p>9.374729476</text:p>
          </table:table-cell>
          <table:table-cell office:value-type="float" office:value="650" calcext:value-type="float">
            <text:p>650</text:p>
          </table:table-cell>
          <table:table-cell table:number-columns-repeated="15"/>
        </table:table-row>
        <table:table-row table:style-name="ro1">
          <table:table-cell table:style-name="ce17" office:value-type="float" office:value="0.645537198232092" calcext:value-type="float">
            <text:p>0.645537198</text:p>
          </table:table-cell>
          <table:table-cell office:value-type="float" office:value="651" calcext:value-type="float">
            <text:p>651</text:p>
          </table:table-cell>
          <table:table-cell table:number-columns-repeated="15"/>
        </table:table-row>
        <table:table-row table:style-name="ro1">
          <table:table-cell table:style-name="ce17" office:value-type="float" office:value="1.22834539782137" calcext:value-type="float">
            <text:p>1.228345398</text:p>
          </table:table-cell>
          <table:table-cell office:value-type="float" office:value="652" calcext:value-type="float">
            <text:p>652</text:p>
          </table:table-cell>
          <table:table-cell table:number-columns-repeated="15"/>
        </table:table-row>
        <table:table-row table:style-name="ro1">
          <table:table-cell table:style-name="ce17" office:value-type="float" office:value="0.0860078312138487" calcext:value-type="float">
            <text:p>0.086007831</text:p>
          </table:table-cell>
          <table:table-cell office:value-type="float" office:value="653" calcext:value-type="float">
            <text:p>653</text:p>
          </table:table-cell>
          <table:table-cell table:number-columns-repeated="15"/>
        </table:table-row>
        <table:table-row table:style-name="ro1">
          <table:table-cell table:style-name="ce17" office:value-type="float" office:value="6.40847724541152" calcext:value-type="float">
            <text:p>6.408477245</text:p>
          </table:table-cell>
          <table:table-cell office:value-type="float" office:value="654" calcext:value-type="float">
            <text:p>654</text:p>
          </table:table-cell>
          <table:table-cell table:number-columns-repeated="15"/>
        </table:table-row>
        <table:table-row table:style-name="ro1">
          <table:table-cell table:style-name="ce17" office:value-type="float" office:value="4.81556727746099" calcext:value-type="float">
            <text:p>4.815567277</text:p>
          </table:table-cell>
          <table:table-cell office:value-type="float" office:value="655" calcext:value-type="float">
            <text:p>655</text:p>
          </table:table-cell>
          <table:table-cell table:number-columns-repeated="15"/>
        </table:table-row>
        <table:table-row table:style-name="ro1">
          <table:table-cell table:style-name="ce17" office:value-type="float" office:value="3.7377259843087" calcext:value-type="float">
            <text:p>3.737725984</text:p>
          </table:table-cell>
          <table:table-cell office:value-type="float" office:value="656" calcext:value-type="float">
            <text:p>656</text:p>
          </table:table-cell>
          <table:table-cell table:number-columns-repeated="15"/>
        </table:table-row>
        <table:table-row table:style-name="ro1">
          <table:table-cell table:style-name="ce17" office:value-type="float" office:value="5.2224664123513" calcext:value-type="float">
            <text:p>5.222466412</text:p>
          </table:table-cell>
          <table:table-cell office:value-type="float" office:value="657" calcext:value-type="float">
            <text:p>657</text:p>
          </table:table-cell>
          <table:table-cell table:number-columns-repeated="15"/>
        </table:table-row>
        <table:table-row table:style-name="ro1">
          <table:table-cell table:style-name="ce17" office:value-type="float" office:value="0.458419315701426" calcext:value-type="float">
            <text:p>0.458419316</text:p>
          </table:table-cell>
          <table:table-cell office:value-type="float" office:value="658" calcext:value-type="float">
            <text:p>658</text:p>
          </table:table-cell>
          <table:table-cell table:number-columns-repeated="15"/>
        </table:table-row>
        <table:table-row table:style-name="ro1">
          <table:table-cell table:style-name="ce17" office:value-type="float" office:value="1.94384027215464" calcext:value-type="float">
            <text:p>1.943840272</text:p>
          </table:table-cell>
          <table:table-cell office:value-type="float" office:value="659" calcext:value-type="float">
            <text:p>659</text:p>
          </table:table-cell>
          <table:table-cell table:number-columns-repeated="15"/>
        </table:table-row>
        <table:table-row table:style-name="ro1">
          <table:table-cell table:style-name="ce17" office:value-type="float" office:value="0.801352484112623" calcext:value-type="float">
            <text:p>0.801352484</text:p>
          </table:table-cell>
          <table:table-cell office:value-type="float" office:value="660" calcext:value-type="float">
            <text:p>660</text:p>
          </table:table-cell>
          <table:table-cell table:number-columns-repeated="15"/>
        </table:table-row>
        <table:table-row table:style-name="ro1">
          <table:table-cell table:style-name="ce17" office:value-type="float" office:value="0.0560167380526792" calcext:value-type="float">
            <text:p>0.056016738</text:p>
          </table:table-cell>
          <table:table-cell office:value-type="float" office:value="661" calcext:value-type="float">
            <text:p>661</text:p>
          </table:table-cell>
          <table:table-cell table:number-columns-repeated="15"/>
        </table:table-row>
        <table:table-row table:style-name="ro1">
          <table:table-cell table:style-name="ce17" office:value-type="float" office:value="0.38329679805913" calcext:value-type="float">
            <text:p>0.383296798</text:p>
          </table:table-cell>
          <table:table-cell office:value-type="float" office:value="662" calcext:value-type="float">
            <text:p>662</text:p>
          </table:table-cell>
          <table:table-cell table:number-columns-repeated="15"/>
        </table:table-row>
        <table:table-row table:style-name="ro1">
          <table:table-cell table:style-name="ce17" office:value-type="float" office:value="1.37284798828616" calcext:value-type="float">
            <text:p>1.372847988</text:p>
          </table:table-cell>
          <table:table-cell office:value-type="float" office:value="663" calcext:value-type="float">
            <text:p>663</text:p>
          </table:table-cell>
          <table:table-cell table:number-columns-repeated="15"/>
        </table:table-row>
        <table:table-row table:style-name="ro1">
          <table:table-cell table:style-name="ce17" office:value-type="float" office:value="0.600764127481549" calcext:value-type="float">
            <text:p>0.600764127</text:p>
          </table:table-cell>
          <table:table-cell office:value-type="float" office:value="664" calcext:value-type="float">
            <text:p>664</text:p>
          </table:table-cell>
          <table:table-cell table:number-columns-repeated="15"/>
        </table:table-row>
        <table:table-row table:style-name="ro1">
          <table:table-cell table:style-name="ce17" office:value-type="float" office:value="2.86252394525429" calcext:value-type="float">
            <text:p>2.862523945</text:p>
          </table:table-cell>
          <table:table-cell office:value-type="float" office:value="665" calcext:value-type="float">
            <text:p>665</text:p>
          </table:table-cell>
          <table:table-cell table:number-columns-repeated="15"/>
        </table:table-row>
        <table:table-row table:style-name="ro1">
          <table:table-cell table:style-name="ce17" office:value-type="float" office:value="0.222730087174947" calcext:value-type="float">
            <text:p>0.222730087</text:p>
          </table:table-cell>
          <table:table-cell office:value-type="float" office:value="666" calcext:value-type="float">
            <text:p>666</text:p>
          </table:table-cell>
          <table:table-cell table:number-columns-repeated="15"/>
        </table:table-row>
        <table:table-row table:style-name="ro1">
          <table:table-cell table:style-name="ce17" office:value-type="float" office:value="2.40159752039304" calcext:value-type="float">
            <text:p>2.401597520</text:p>
          </table:table-cell>
          <table:table-cell office:value-type="float" office:value="667" calcext:value-type="float">
            <text:p>667</text:p>
          </table:table-cell>
          <table:table-cell table:number-columns-repeated="15"/>
        </table:table-row>
        <table:table-row table:style-name="ro1">
          <table:table-cell table:style-name="ce17" office:value-type="float" office:value="2.35418093135148" calcext:value-type="float">
            <text:p>2.354180931</text:p>
          </table:table-cell>
          <table:table-cell office:value-type="float" office:value="668" calcext:value-type="float">
            <text:p>668</text:p>
          </table:table-cell>
          <table:table-cell table:number-columns-repeated="15"/>
        </table:table-row>
        <table:table-row table:style-name="ro1">
          <table:table-cell table:style-name="ce17" office:value-type="float" office:value="2.35826393122034" calcext:value-type="float">
            <text:p>2.358263931</text:p>
          </table:table-cell>
          <table:table-cell office:value-type="float" office:value="669" calcext:value-type="float">
            <text:p>669</text:p>
          </table:table-cell>
          <table:table-cell table:number-columns-repeated="15"/>
        </table:table-row>
        <table:table-row table:style-name="ro1">
          <table:table-cell table:style-name="ce17" office:value-type="float" office:value="0.0161404112452302" calcext:value-type="float">
            <text:p>0.016140411</text:p>
          </table:table-cell>
          <table:table-cell office:value-type="float" office:value="670" calcext:value-type="float">
            <text:p>670</text:p>
          </table:table-cell>
          <table:table-cell table:number-columns-repeated="15"/>
        </table:table-row>
        <table:table-row table:style-name="ro1">
          <table:table-cell table:style-name="ce17" office:value-type="float" office:value="0.499613980094215" calcext:value-type="float">
            <text:p>0.499613980</text:p>
          </table:table-cell>
          <table:table-cell office:value-type="float" office:value="671" calcext:value-type="float">
            <text:p>671</text:p>
          </table:table-cell>
          <table:table-cell table:number-columns-repeated="15"/>
        </table:table-row>
        <table:table-row table:style-name="ro1">
          <table:table-cell table:style-name="ce17" office:value-type="float" office:value="4.17324537227887" calcext:value-type="float">
            <text:p>4.173245372</text:p>
          </table:table-cell>
          <table:table-cell office:value-type="float" office:value="672" calcext:value-type="float">
            <text:p>672</text:p>
          </table:table-cell>
          <table:table-cell table:number-columns-repeated="15"/>
        </table:table-row>
        <table:table-row table:style-name="ro1">
          <table:table-cell table:style-name="ce17" office:value-type="float" office:value="0.417673775651369" calcext:value-type="float">
            <text:p>0.417673776</text:p>
          </table:table-cell>
          <table:table-cell office:value-type="float" office:value="673" calcext:value-type="float">
            <text:p>673</text:p>
          </table:table-cell>
          <table:table-cell table:number-columns-repeated="15"/>
        </table:table-row>
        <table:table-row table:style-name="ro1">
          <table:table-cell table:style-name="ce17" office:value-type="float" office:value="4.74290127039037" calcext:value-type="float">
            <text:p>4.742901270</text:p>
          </table:table-cell>
          <table:table-cell office:value-type="float" office:value="674" calcext:value-type="float">
            <text:p>674</text:p>
          </table:table-cell>
          <table:table-cell table:number-columns-repeated="15"/>
        </table:table-row>
        <table:table-row table:style-name="ro1">
          <table:table-cell table:style-name="ce17" office:value-type="float" office:value="2.2234408799841" calcext:value-type="float">
            <text:p>2.223440880</text:p>
          </table:table-cell>
          <table:table-cell office:value-type="float" office:value="675" calcext:value-type="float">
            <text:p>675</text:p>
          </table:table-cell>
          <table:table-cell table:number-columns-repeated="15"/>
        </table:table-row>
        <table:table-row table:style-name="ro1">
          <table:table-cell table:style-name="ce17" office:value-type="float" office:value="1.54411131883276" calcext:value-type="float">
            <text:p>1.544111319</text:p>
          </table:table-cell>
          <table:table-cell office:value-type="float" office:value="676" calcext:value-type="float">
            <text:p>676</text:p>
          </table:table-cell>
          <table:table-cell table:number-columns-repeated="15"/>
        </table:table-row>
        <table:table-row table:style-name="ro1">
          <table:table-cell table:style-name="ce17" office:value-type="float" office:value="0.842622153043018" calcext:value-type="float">
            <text:p>0.842622153</text:p>
          </table:table-cell>
          <table:table-cell office:value-type="float" office:value="677" calcext:value-type="float">
            <text:p>677</text:p>
          </table:table-cell>
          <table:table-cell table:number-columns-repeated="15"/>
        </table:table-row>
        <table:table-row table:style-name="ro1">
          <table:table-cell table:style-name="ce17" office:value-type="float" office:value="0.721232913323198" calcext:value-type="float">
            <text:p>0.721232913</text:p>
          </table:table-cell>
          <table:table-cell office:value-type="float" office:value="678" calcext:value-type="float">
            <text:p>678</text:p>
          </table:table-cell>
          <table:table-cell table:number-columns-repeated="15"/>
        </table:table-row>
        <table:table-row table:style-name="ro1">
          <table:table-cell table:style-name="ce17" office:value-type="float" office:value="14.3646384668048" calcext:value-type="float">
            <text:p>14.364638467</text:p>
          </table:table-cell>
          <table:table-cell office:value-type="float" office:value="679" calcext:value-type="float">
            <text:p>679</text:p>
          </table:table-cell>
          <table:table-cell table:number-columns-repeated="15"/>
        </table:table-row>
        <table:table-row table:style-name="ro1">
          <table:table-cell table:style-name="ce17" office:value-type="float" office:value="1.33355740000276" calcext:value-type="float">
            <text:p>1.333557400</text:p>
          </table:table-cell>
          <table:table-cell office:value-type="float" office:value="680" calcext:value-type="float">
            <text:p>680</text:p>
          </table:table-cell>
          <table:table-cell table:number-columns-repeated="15"/>
        </table:table-row>
        <table:table-row table:style-name="ro1">
          <table:table-cell table:style-name="ce17" office:value-type="float" office:value="0.00768306240481074" calcext:value-type="float">
            <text:p>0.007683062</text:p>
          </table:table-cell>
          <table:table-cell office:value-type="float" office:value="681" calcext:value-type="float">
            <text:p>681</text:p>
          </table:table-cell>
          <table:table-cell table:number-columns-repeated="15"/>
        </table:table-row>
        <table:table-row table:style-name="ro1">
          <table:table-cell table:style-name="ce17" office:value-type="float" office:value="0.876337903396378" calcext:value-type="float">
            <text:p>0.876337903</text:p>
          </table:table-cell>
          <table:table-cell office:value-type="float" office:value="682" calcext:value-type="float">
            <text:p>682</text:p>
          </table:table-cell>
          <table:table-cell table:number-columns-repeated="15"/>
        </table:table-row>
        <table:table-row table:style-name="ro1">
          <table:table-cell table:style-name="ce17" office:value-type="float" office:value="0.592224726339158" calcext:value-type="float">
            <text:p>0.592224726</text:p>
          </table:table-cell>
          <table:table-cell office:value-type="float" office:value="683" calcext:value-type="float">
            <text:p>683</text:p>
          </table:table-cell>
          <table:table-cell table:number-columns-repeated="15"/>
        </table:table-row>
        <table:table-row table:style-name="ro1">
          <table:table-cell table:style-name="ce17" office:value-type="float" office:value="0.597208749764491" calcext:value-type="float">
            <text:p>0.597208750</text:p>
          </table:table-cell>
          <table:table-cell office:value-type="float" office:value="684" calcext:value-type="float">
            <text:p>684</text:p>
          </table:table-cell>
          <table:table-cell table:number-columns-repeated="15"/>
        </table:table-row>
        <table:table-row table:style-name="ro1">
          <table:table-cell table:style-name="ce17" office:value-type="float" office:value="3.21060873991592" calcext:value-type="float">
            <text:p>3.210608740</text:p>
          </table:table-cell>
          <table:table-cell office:value-type="float" office:value="685" calcext:value-type="float">
            <text:p>685</text:p>
          </table:table-cell>
          <table:table-cell table:number-columns-repeated="15"/>
        </table:table-row>
        <table:table-row table:style-name="ro1">
          <table:table-cell table:style-name="ce17" office:value-type="float" office:value="5.46782283830117" calcext:value-type="float">
            <text:p>5.467822838</text:p>
          </table:table-cell>
          <table:table-cell office:value-type="float" office:value="686" calcext:value-type="float">
            <text:p>686</text:p>
          </table:table-cell>
          <table:table-cell table:number-columns-repeated="15"/>
        </table:table-row>
        <table:table-row table:style-name="ro1">
          <table:table-cell table:style-name="ce17" office:value-type="float" office:value="1.65401841240537" calcext:value-type="float">
            <text:p>1.654018412</text:p>
          </table:table-cell>
          <table:table-cell office:value-type="float" office:value="687" calcext:value-type="float">
            <text:p>687</text:p>
          </table:table-cell>
          <table:table-cell table:number-columns-repeated="15"/>
        </table:table-row>
        <table:table-row table:style-name="ro1">
          <table:table-cell table:style-name="ce17" office:value-type="float" office:value="3.5425925246179" calcext:value-type="float">
            <text:p>3.542592525</text:p>
          </table:table-cell>
          <table:table-cell office:value-type="float" office:value="688" calcext:value-type="float">
            <text:p>688</text:p>
          </table:table-cell>
          <table:table-cell table:number-columns-repeated="15"/>
        </table:table-row>
        <table:table-row table:style-name="ro1">
          <table:table-cell table:style-name="ce17" office:value-type="float" office:value="1.88364955481389" calcext:value-type="float">
            <text:p>1.883649555</text:p>
          </table:table-cell>
          <table:table-cell office:value-type="float" office:value="689" calcext:value-type="float">
            <text:p>689</text:p>
          </table:table-cell>
          <table:table-cell table:number-columns-repeated="15"/>
        </table:table-row>
        <table:table-row table:style-name="ro1">
          <table:table-cell table:style-name="ce17" office:value-type="float" office:value="2.73219429885904" calcext:value-type="float">
            <text:p>2.732194299</text:p>
          </table:table-cell>
          <table:table-cell office:value-type="float" office:value="690" calcext:value-type="float">
            <text:p>690</text:p>
          </table:table-cell>
          <table:table-cell table:number-columns-repeated="15"/>
        </table:table-row>
        <table:table-row table:style-name="ro1">
          <table:table-cell table:style-name="ce17" office:value-type="float" office:value="3.53364158884325" calcext:value-type="float">
            <text:p>3.533641589</text:p>
          </table:table-cell>
          <table:table-cell office:value-type="float" office:value="691" calcext:value-type="float">
            <text:p>691</text:p>
          </table:table-cell>
          <table:table-cell table:number-columns-repeated="15"/>
        </table:table-row>
        <table:table-row table:style-name="ro1">
          <table:table-cell table:style-name="ce17" office:value-type="float" office:value="0.632124372554253" calcext:value-type="float">
            <text:p>0.632124373</text:p>
          </table:table-cell>
          <table:table-cell office:value-type="float" office:value="692" calcext:value-type="float">
            <text:p>692</text:p>
          </table:table-cell>
          <table:table-cell table:number-columns-repeated="15"/>
        </table:table-row>
        <table:table-row table:style-name="ro1">
          <table:table-cell table:style-name="ce17" office:value-type="float" office:value="1.15533763176643" calcext:value-type="float">
            <text:p>1.155337632</text:p>
          </table:table-cell>
          <table:table-cell office:value-type="float" office:value="693" calcext:value-type="float">
            <text:p>693</text:p>
          </table:table-cell>
          <table:table-cell table:number-columns-repeated="15"/>
        </table:table-row>
        <table:table-row table:style-name="ro1">
          <table:table-cell table:style-name="ce17" office:value-type="float" office:value="3.20611082430396" calcext:value-type="float">
            <text:p>3.206110824</text:p>
          </table:table-cell>
          <table:table-cell office:value-type="float" office:value="694" calcext:value-type="float">
            <text:p>694</text:p>
          </table:table-cell>
          <table:table-cell table:number-columns-repeated="15"/>
        </table:table-row>
        <table:table-row table:style-name="ro1">
          <table:table-cell table:style-name="ce17" office:value-type="float" office:value="8.1288135586689" calcext:value-type="float">
            <text:p>8.128813559</text:p>
          </table:table-cell>
          <table:table-cell office:value-type="float" office:value="695" calcext:value-type="float">
            <text:p>695</text:p>
          </table:table-cell>
          <table:table-cell table:number-columns-repeated="15"/>
        </table:table-row>
        <table:table-row table:style-name="ro1">
          <table:table-cell table:style-name="ce17" office:value-type="float" office:value="0.551312487440434" calcext:value-type="float">
            <text:p>0.551312487</text:p>
          </table:table-cell>
          <table:table-cell office:value-type="float" office:value="696" calcext:value-type="float">
            <text:p>696</text:p>
          </table:table-cell>
          <table:table-cell table:number-columns-repeated="15"/>
        </table:table-row>
        <table:table-row table:style-name="ro1">
          <table:table-cell table:style-name="ce17" office:value-type="float" office:value="3.45625511703678" calcext:value-type="float">
            <text:p>3.456255117</text:p>
          </table:table-cell>
          <table:table-cell office:value-type="float" office:value="697" calcext:value-type="float">
            <text:p>697</text:p>
          </table:table-cell>
          <table:table-cell table:number-columns-repeated="15"/>
        </table:table-row>
        <table:table-row table:style-name="ro1">
          <table:table-cell table:style-name="ce17" office:value-type="float" office:value="1.4992958727915" calcext:value-type="float">
            <text:p>1.499295873</text:p>
          </table:table-cell>
          <table:table-cell office:value-type="float" office:value="698" calcext:value-type="float">
            <text:p>698</text:p>
          </table:table-cell>
          <table:table-cell table:number-columns-repeated="15"/>
        </table:table-row>
        <table:table-row table:style-name="ro1">
          <table:table-cell table:style-name="ce17" office:value-type="float" office:value="0.540486379102717" calcext:value-type="float">
            <text:p>0.540486379</text:p>
          </table:table-cell>
          <table:table-cell office:value-type="float" office:value="699" calcext:value-type="float">
            <text:p>699</text:p>
          </table:table-cell>
          <table:table-cell table:number-columns-repeated="15"/>
        </table:table-row>
        <table:table-row table:style-name="ro1">
          <table:table-cell table:style-name="ce17" office:value-type="float" office:value="9.02279036540634" calcext:value-type="float">
            <text:p>9.022790365</text:p>
          </table:table-cell>
          <table:table-cell office:value-type="float" office:value="700" calcext:value-type="float">
            <text:p>700</text:p>
          </table:table-cell>
          <table:table-cell table:number-columns-repeated="15"/>
        </table:table-row>
        <table:table-row table:style-name="ro1">
          <table:table-cell table:style-name="ce17" office:value-type="float" office:value="0.69495844623401" calcext:value-type="float">
            <text:p>0.694958446</text:p>
          </table:table-cell>
          <table:table-cell office:value-type="float" office:value="701" calcext:value-type="float">
            <text:p>701</text:p>
          </table:table-cell>
          <table:table-cell table:number-columns-repeated="15"/>
        </table:table-row>
        <table:table-row table:style-name="ro1">
          <table:table-cell table:style-name="ce17" office:value-type="float" office:value="0.808474384122469" calcext:value-type="float">
            <text:p>0.808474384</text:p>
          </table:table-cell>
          <table:table-cell office:value-type="float" office:value="702" calcext:value-type="float">
            <text:p>702</text:p>
          </table:table-cell>
          <table:table-cell table:number-columns-repeated="15"/>
        </table:table-row>
        <table:table-row table:style-name="ro1">
          <table:table-cell table:style-name="ce17" office:value-type="float" office:value="0.294823846321268" calcext:value-type="float">
            <text:p>0.294823846</text:p>
          </table:table-cell>
          <table:table-cell office:value-type="float" office:value="703" calcext:value-type="float">
            <text:p>703</text:p>
          </table:table-cell>
          <table:table-cell table:number-columns-repeated="15"/>
        </table:table-row>
        <table:table-row table:style-name="ro1">
          <table:table-cell table:style-name="ce17" office:value-type="float" office:value="3.07572311406308" calcext:value-type="float">
            <text:p>3.075723114</text:p>
          </table:table-cell>
          <table:table-cell office:value-type="float" office:value="704" calcext:value-type="float">
            <text:p>704</text:p>
          </table:table-cell>
          <table:table-cell table:number-columns-repeated="15"/>
        </table:table-row>
        <table:table-row table:style-name="ro1">
          <table:table-cell table:style-name="ce17" office:value-type="float" office:value="10.9955535460085" calcext:value-type="float">
            <text:p>10.995553546</text:p>
          </table:table-cell>
          <table:table-cell office:value-type="float" office:value="705" calcext:value-type="float">
            <text:p>705</text:p>
          </table:table-cell>
          <table:table-cell table:number-columns-repeated="15"/>
        </table:table-row>
        <table:table-row table:style-name="ro1">
          <table:table-cell table:style-name="ce17" office:value-type="float" office:value="0.825440929529568" calcext:value-type="float">
            <text:p>0.825440930</text:p>
          </table:table-cell>
          <table:table-cell office:value-type="float" office:value="706" calcext:value-type="float">
            <text:p>706</text:p>
          </table:table-cell>
          <table:table-cell table:number-columns-repeated="15"/>
        </table:table-row>
        <table:table-row table:style-name="ro1">
          <table:table-cell table:style-name="ce17" office:value-type="float" office:value="6.8742165059725" calcext:value-type="float">
            <text:p>6.874216506</text:p>
          </table:table-cell>
          <table:table-cell office:value-type="float" office:value="707" calcext:value-type="float">
            <text:p>707</text:p>
          </table:table-cell>
          <table:table-cell table:number-columns-repeated="15"/>
        </table:table-row>
        <table:table-row table:style-name="ro1">
          <table:table-cell table:style-name="ce17" office:value-type="float" office:value="2.46085782235024" calcext:value-type="float">
            <text:p>2.460857822</text:p>
          </table:table-cell>
          <table:table-cell office:value-type="float" office:value="708" calcext:value-type="float">
            <text:p>708</text:p>
          </table:table-cell>
          <table:table-cell table:number-columns-repeated="15"/>
        </table:table-row>
        <table:table-row table:style-name="ro1">
          <table:table-cell table:style-name="ce17" office:value-type="float" office:value="0.0130741677422115" calcext:value-type="float">
            <text:p>0.013074168</text:p>
          </table:table-cell>
          <table:table-cell office:value-type="float" office:value="709" calcext:value-type="float">
            <text:p>709</text:p>
          </table:table-cell>
          <table:table-cell table:number-columns-repeated="15"/>
        </table:table-row>
        <table:table-row table:style-name="ro1">
          <table:table-cell table:style-name="ce17" office:value-type="float" office:value="5.36370748844404" calcext:value-type="float">
            <text:p>5.363707488</text:p>
          </table:table-cell>
          <table:table-cell office:value-type="float" office:value="710" calcext:value-type="float">
            <text:p>710</text:p>
          </table:table-cell>
          <table:table-cell table:number-columns-repeated="15"/>
        </table:table-row>
        <table:table-row table:style-name="ro1">
          <table:table-cell table:style-name="ce17" office:value-type="float" office:value="5.45577796855469" calcext:value-type="float">
            <text:p>5.455777969</text:p>
          </table:table-cell>
          <table:table-cell office:value-type="float" office:value="711" calcext:value-type="float">
            <text:p>711</text:p>
          </table:table-cell>
          <table:table-cell table:number-columns-repeated="15"/>
        </table:table-row>
        <table:table-row table:style-name="ro1">
          <table:table-cell table:style-name="ce17" office:value-type="float" office:value="2.9264841071988" calcext:value-type="float">
            <text:p>2.926484107</text:p>
          </table:table-cell>
          <table:table-cell office:value-type="float" office:value="712" calcext:value-type="float">
            <text:p>712</text:p>
          </table:table-cell>
          <table:table-cell table:number-columns-repeated="15"/>
        </table:table-row>
        <table:table-row table:style-name="ro1">
          <table:table-cell table:style-name="ce17" office:value-type="float" office:value="4.3773337340587" calcext:value-type="float">
            <text:p>4.377333734</text:p>
          </table:table-cell>
          <table:table-cell office:value-type="float" office:value="713" calcext:value-type="float">
            <text:p>713</text:p>
          </table:table-cell>
          <table:table-cell table:number-columns-repeated="15"/>
        </table:table-row>
        <table:table-row table:style-name="ro1">
          <table:table-cell table:style-name="ce17" office:value-type="float" office:value="0.611851142934763" calcext:value-type="float">
            <text:p>0.611851143</text:p>
          </table:table-cell>
          <table:table-cell office:value-type="float" office:value="714" calcext:value-type="float">
            <text:p>714</text:p>
          </table:table-cell>
          <table:table-cell table:number-columns-repeated="15"/>
        </table:table-row>
        <table:table-row table:style-name="ro1">
          <table:table-cell table:style-name="ce17" office:value-type="float" office:value="1.18554256083046" calcext:value-type="float">
            <text:p>1.185542561</text:p>
          </table:table-cell>
          <table:table-cell office:value-type="float" office:value="715" calcext:value-type="float">
            <text:p>715</text:p>
          </table:table-cell>
          <table:table-cell table:number-columns-repeated="15"/>
        </table:table-row>
        <table:table-row table:style-name="ro1">
          <table:table-cell table:style-name="ce17" office:value-type="float" office:value="5.33125474846469" calcext:value-type="float">
            <text:p>5.331254748</text:p>
          </table:table-cell>
          <table:table-cell office:value-type="float" office:value="716" calcext:value-type="float">
            <text:p>716</text:p>
          </table:table-cell>
          <table:table-cell table:number-columns-repeated="15"/>
        </table:table-row>
        <table:table-row table:style-name="ro1">
          <table:table-cell table:style-name="ce17" office:value-type="float" office:value="2.48935049363483" calcext:value-type="float">
            <text:p>2.489350494</text:p>
          </table:table-cell>
          <table:table-cell office:value-type="float" office:value="717" calcext:value-type="float">
            <text:p>717</text:p>
          </table:table-cell>
          <table:table-cell table:number-columns-repeated="15"/>
        </table:table-row>
        <table:table-row table:style-name="ro1">
          <table:table-cell table:style-name="ce17" office:value-type="float" office:value="1.9659960341865" calcext:value-type="float">
            <text:p>1.965996034</text:p>
          </table:table-cell>
          <table:table-cell office:value-type="float" office:value="718" calcext:value-type="float">
            <text:p>718</text:p>
          </table:table-cell>
          <table:table-cell table:number-columns-repeated="15"/>
        </table:table-row>
        <table:table-row table:style-name="ro1">
          <table:table-cell table:style-name="ce17" office:value-type="float" office:value="0.970473606936562" calcext:value-type="float">
            <text:p>0.970473607</text:p>
          </table:table-cell>
          <table:table-cell office:value-type="float" office:value="719" calcext:value-type="float">
            <text:p>719</text:p>
          </table:table-cell>
          <table:table-cell table:number-columns-repeated="15"/>
        </table:table-row>
        <table:table-row table:style-name="ro1">
          <table:table-cell table:style-name="ce17" office:value-type="float" office:value="0.817813110846944" calcext:value-type="float">
            <text:p>0.817813111</text:p>
          </table:table-cell>
          <table:table-cell office:value-type="float" office:value="720" calcext:value-type="float">
            <text:p>720</text:p>
          </table:table-cell>
          <table:table-cell table:number-columns-repeated="15"/>
        </table:table-row>
        <table:table-row table:style-name="ro1">
          <table:table-cell table:style-name="ce17" office:value-type="float" office:value="1.23478339649239" calcext:value-type="float">
            <text:p>1.234783396</text:p>
          </table:table-cell>
          <table:table-cell office:value-type="float" office:value="721" calcext:value-type="float">
            <text:p>721</text:p>
          </table:table-cell>
          <table:table-cell table:number-columns-repeated="15"/>
        </table:table-row>
        <table:table-row table:style-name="ro1">
          <table:table-cell table:style-name="ce17" office:value-type="float" office:value="1.07155934151971" calcext:value-type="float">
            <text:p>1.071559342</text:p>
          </table:table-cell>
          <table:table-cell office:value-type="float" office:value="722" calcext:value-type="float">
            <text:p>722</text:p>
          </table:table-cell>
          <table:table-cell table:number-columns-repeated="15"/>
        </table:table-row>
        <table:table-row table:style-name="ro1">
          <table:table-cell table:style-name="ce17" office:value-type="float" office:value="1.62149270311642" calcext:value-type="float">
            <text:p>1.621492703</text:p>
          </table:table-cell>
          <table:table-cell office:value-type="float" office:value="723" calcext:value-type="float">
            <text:p>723</text:p>
          </table:table-cell>
          <table:table-cell table:number-columns-repeated="15"/>
        </table:table-row>
        <table:table-row table:style-name="ro1">
          <table:table-cell table:style-name="ce17" office:value-type="float" office:value="3.23608350375327" calcext:value-type="float">
            <text:p>3.236083504</text:p>
          </table:table-cell>
          <table:table-cell office:value-type="float" office:value="724" calcext:value-type="float">
            <text:p>724</text:p>
          </table:table-cell>
          <table:table-cell table:number-columns-repeated="15"/>
        </table:table-row>
        <table:table-row table:style-name="ro1">
          <table:table-cell table:style-name="ce17" office:value-type="float" office:value="2.20027759964403" calcext:value-type="float">
            <text:p>2.200277600</text:p>
          </table:table-cell>
          <table:table-cell office:value-type="float" office:value="725" calcext:value-type="float">
            <text:p>725</text:p>
          </table:table-cell>
          <table:table-cell table:number-columns-repeated="15"/>
        </table:table-row>
        <table:table-row table:style-name="ro1">
          <table:table-cell table:style-name="ce17" office:value-type="float" office:value="6.14112657093653" calcext:value-type="float">
            <text:p>6.141126571</text:p>
          </table:table-cell>
          <table:table-cell office:value-type="float" office:value="726" calcext:value-type="float">
            <text:p>726</text:p>
          </table:table-cell>
          <table:table-cell table:number-columns-repeated="15"/>
        </table:table-row>
        <table:table-row table:style-name="ro1">
          <table:table-cell table:style-name="ce17" office:value-type="float" office:value="0.531308398667086" calcext:value-type="float">
            <text:p>0.531308399</text:p>
          </table:table-cell>
          <table:table-cell office:value-type="float" office:value="727" calcext:value-type="float">
            <text:p>727</text:p>
          </table:table-cell>
          <table:table-cell table:number-columns-repeated="15"/>
        </table:table-row>
        <table:table-row table:style-name="ro1">
          <table:table-cell table:style-name="ce17" office:value-type="float" office:value="12.3965568573951" calcext:value-type="float">
            <text:p>12.396556857</text:p>
          </table:table-cell>
          <table:table-cell office:value-type="float" office:value="728" calcext:value-type="float">
            <text:p>728</text:p>
          </table:table-cell>
          <table:table-cell table:number-columns-repeated="15"/>
        </table:table-row>
        <table:table-row table:style-name="ro1">
          <table:table-cell table:style-name="ce17" office:value-type="float" office:value="4.58897009134248" calcext:value-type="float">
            <text:p>4.588970091</text:p>
          </table:table-cell>
          <table:table-cell office:value-type="float" office:value="729" calcext:value-type="float">
            <text:p>729</text:p>
          </table:table-cell>
          <table:table-cell table:number-columns-repeated="15"/>
        </table:table-row>
        <table:table-row table:style-name="ro1">
          <table:table-cell table:style-name="ce17" office:value-type="float" office:value="1.46134931582311" calcext:value-type="float">
            <text:p>1.461349316</text:p>
          </table:table-cell>
          <table:table-cell office:value-type="float" office:value="730" calcext:value-type="float">
            <text:p>730</text:p>
          </table:table-cell>
          <table:table-cell table:number-columns-repeated="15"/>
        </table:table-row>
        <table:table-row table:style-name="ro1">
          <table:table-cell table:style-name="ce17" office:value-type="float" office:value="0.862489358750327" calcext:value-type="float">
            <text:p>0.862489359</text:p>
          </table:table-cell>
          <table:table-cell office:value-type="float" office:value="731" calcext:value-type="float">
            <text:p>731</text:p>
          </table:table-cell>
          <table:table-cell table:number-columns-repeated="15"/>
        </table:table-row>
        <table:table-row table:style-name="ro1">
          <table:table-cell table:style-name="ce17" office:value-type="float" office:value="4.49698905810842" calcext:value-type="float">
            <text:p>4.496989058</text:p>
          </table:table-cell>
          <table:table-cell office:value-type="float" office:value="732" calcext:value-type="float">
            <text:p>732</text:p>
          </table:table-cell>
          <table:table-cell table:number-columns-repeated="15"/>
        </table:table-row>
        <table:table-row table:style-name="ro1">
          <table:table-cell table:style-name="ce17" office:value-type="float" office:value="2.50602954070979" calcext:value-type="float">
            <text:p>2.506029541</text:p>
          </table:table-cell>
          <table:table-cell office:value-type="float" office:value="733" calcext:value-type="float">
            <text:p>733</text:p>
          </table:table-cell>
          <table:table-cell table:number-columns-repeated="15"/>
        </table:table-row>
        <table:table-row table:style-name="ro1">
          <table:table-cell table:style-name="ce17" office:value-type="float" office:value="2.73815824691946" calcext:value-type="float">
            <text:p>2.738158247</text:p>
          </table:table-cell>
          <table:table-cell office:value-type="float" office:value="734" calcext:value-type="float">
            <text:p>734</text:p>
          </table:table-cell>
          <table:table-cell table:number-columns-repeated="15"/>
        </table:table-row>
        <table:table-row table:style-name="ro1">
          <table:table-cell table:style-name="ce17" office:value-type="float" office:value="17.6335157060778" calcext:value-type="float">
            <text:p>17.633515706</text:p>
          </table:table-cell>
          <table:table-cell office:value-type="float" office:value="735" calcext:value-type="float">
            <text:p>735</text:p>
          </table:table-cell>
          <table:table-cell table:number-columns-repeated="15"/>
        </table:table-row>
        <table:table-row table:style-name="ro1">
          <table:table-cell table:style-name="ce17" office:value-type="float" office:value="0.605957745206882" calcext:value-type="float">
            <text:p>0.605957745</text:p>
          </table:table-cell>
          <table:table-cell office:value-type="float" office:value="736" calcext:value-type="float">
            <text:p>736</text:p>
          </table:table-cell>
          <table:table-cell table:number-columns-repeated="15"/>
        </table:table-row>
        <table:table-row table:style-name="ro1">
          <table:table-cell table:style-name="ce17" office:value-type="float" office:value="3.00668504191987" calcext:value-type="float">
            <text:p>3.006685042</text:p>
          </table:table-cell>
          <table:table-cell office:value-type="float" office:value="737" calcext:value-type="float">
            <text:p>737</text:p>
          </table:table-cell>
          <table:table-cell table:number-columns-repeated="15"/>
        </table:table-row>
        <table:table-row table:style-name="ro1">
          <table:table-cell table:style-name="ce17" office:value-type="float" office:value="2.77713274504835" calcext:value-type="float">
            <text:p>2.777132745</text:p>
          </table:table-cell>
          <table:table-cell office:value-type="float" office:value="738" calcext:value-type="float">
            <text:p>738</text:p>
          </table:table-cell>
          <table:table-cell table:number-columns-repeated="15"/>
        </table:table-row>
        <table:table-row table:style-name="ro1">
          <table:table-cell table:style-name="ce17" office:value-type="float" office:value="4.35872659890242" calcext:value-type="float">
            <text:p>4.358726599</text:p>
          </table:table-cell>
          <table:table-cell office:value-type="float" office:value="739" calcext:value-type="float">
            <text:p>739</text:p>
          </table:table-cell>
          <table:table-cell table:number-columns-repeated="15"/>
        </table:table-row>
        <table:table-row table:style-name="ro1">
          <table:table-cell table:style-name="ce17" office:value-type="float" office:value="0.39071434162345" calcext:value-type="float">
            <text:p>0.390714342</text:p>
          </table:table-cell>
          <table:table-cell office:value-type="float" office:value="740" calcext:value-type="float">
            <text:p>740</text:p>
          </table:table-cell>
          <table:table-cell table:number-columns-repeated="15"/>
        </table:table-row>
        <table:table-row table:style-name="ro1">
          <table:table-cell table:style-name="ce17" office:value-type="float" office:value="2.44618220910336" calcext:value-type="float">
            <text:p>2.446182209</text:p>
          </table:table-cell>
          <table:table-cell office:value-type="float" office:value="741" calcext:value-type="float">
            <text:p>741</text:p>
          </table:table-cell>
          <table:table-cell table:number-columns-repeated="15"/>
        </table:table-row>
        <table:table-row table:style-name="ro1">
          <table:table-cell table:style-name="ce17" office:value-type="float" office:value="4.21283779203289" calcext:value-type="float">
            <text:p>4.212837792</text:p>
          </table:table-cell>
          <table:table-cell office:value-type="float" office:value="742" calcext:value-type="float">
            <text:p>742</text:p>
          </table:table-cell>
          <table:table-cell table:number-columns-repeated="15"/>
        </table:table-row>
        <table:table-row table:style-name="ro1">
          <table:table-cell table:style-name="ce17" office:value-type="float" office:value="7.80458896076316" calcext:value-type="float">
            <text:p>7.804588961</text:p>
          </table:table-cell>
          <table:table-cell office:value-type="float" office:value="743" calcext:value-type="float">
            <text:p>743</text:p>
          </table:table-cell>
          <table:table-cell table:number-columns-repeated="15"/>
        </table:table-row>
        <table:table-row table:style-name="ro1">
          <table:table-cell table:style-name="ce17" office:value-type="float" office:value="14.9592844877097" calcext:value-type="float">
            <text:p>14.959284488</text:p>
          </table:table-cell>
          <table:table-cell office:value-type="float" office:value="744" calcext:value-type="float">
            <text:p>744</text:p>
          </table:table-cell>
          <table:table-cell table:number-columns-repeated="15"/>
        </table:table-row>
        <table:table-row table:style-name="ro1">
          <table:table-cell table:style-name="ce17" office:value-type="float" office:value="1.13863747166378" calcext:value-type="float">
            <text:p>1.138637472</text:p>
          </table:table-cell>
          <table:table-cell office:value-type="float" office:value="745" calcext:value-type="float">
            <text:p>745</text:p>
          </table:table-cell>
          <table:table-cell table:number-columns-repeated="15"/>
        </table:table-row>
        <table:table-row table:style-name="ro1">
          <table:table-cell table:style-name="ce17" office:value-type="float" office:value="0.129464667201261" calcext:value-type="float">
            <text:p>0.129464667</text:p>
          </table:table-cell>
          <table:table-cell office:value-type="float" office:value="746" calcext:value-type="float">
            <text:p>746</text:p>
          </table:table-cell>
          <table:table-cell table:number-columns-repeated="15"/>
        </table:table-row>
        <table:table-row table:style-name="ro1">
          <table:table-cell table:style-name="ce17" office:value-type="float" office:value="4.65381372658712" calcext:value-type="float">
            <text:p>4.653813727</text:p>
          </table:table-cell>
          <table:table-cell office:value-type="float" office:value="747" calcext:value-type="float">
            <text:p>747</text:p>
          </table:table-cell>
          <table:table-cell table:number-columns-repeated="15"/>
        </table:table-row>
        <table:table-row table:style-name="ro1">
          <table:table-cell table:style-name="ce17" office:value-type="float" office:value="0.86271942541249" calcext:value-type="float">
            <text:p>0.862719425</text:p>
          </table:table-cell>
          <table:table-cell office:value-type="float" office:value="748" calcext:value-type="float">
            <text:p>748</text:p>
          </table:table-cell>
          <table:table-cell table:number-columns-repeated="15"/>
        </table:table-row>
        <table:table-row table:style-name="ro1">
          <table:table-cell table:style-name="ce17" office:value-type="float" office:value="1.25787904404986" calcext:value-type="float">
            <text:p>1.257879044</text:p>
          </table:table-cell>
          <table:table-cell office:value-type="float" office:value="749" calcext:value-type="float">
            <text:p>749</text:p>
          </table:table-cell>
          <table:table-cell table:number-columns-repeated="15"/>
        </table:table-row>
        <table:table-row table:style-name="ro1">
          <table:table-cell table:style-name="ce17" office:value-type="float" office:value="0.1642510153696" calcext:value-type="float">
            <text:p>0.164251015</text:p>
          </table:table-cell>
          <table:table-cell office:value-type="float" office:value="750" calcext:value-type="float">
            <text:p>750</text:p>
          </table:table-cell>
          <table:table-cell table:number-columns-repeated="15"/>
        </table:table-row>
        <table:table-row table:style-name="ro1">
          <table:table-cell table:style-name="ce17" office:value-type="float" office:value="1.01169434592342" calcext:value-type="float">
            <text:p>1.011694346</text:p>
          </table:table-cell>
          <table:table-cell office:value-type="float" office:value="751" calcext:value-type="float">
            <text:p>751</text:p>
          </table:table-cell>
          <table:table-cell table:number-columns-repeated="15"/>
        </table:table-row>
        <table:table-row table:style-name="ro1">
          <table:table-cell table:style-name="ce17" office:value-type="float" office:value="0.236818743227411" calcext:value-type="float">
            <text:p>0.236818743</text:p>
          </table:table-cell>
          <table:table-cell office:value-type="float" office:value="752" calcext:value-type="float">
            <text:p>752</text:p>
          </table:table-cell>
          <table:table-cell table:number-columns-repeated="15"/>
        </table:table-row>
        <table:table-row table:style-name="ro1">
          <table:table-cell table:style-name="ce17" office:value-type="float" office:value="1.61299154314617" calcext:value-type="float">
            <text:p>1.612991543</text:p>
          </table:table-cell>
          <table:table-cell office:value-type="float" office:value="753" calcext:value-type="float">
            <text:p>753</text:p>
          </table:table-cell>
          <table:table-cell table:number-columns-repeated="15"/>
        </table:table-row>
        <table:table-row table:style-name="ro1">
          <table:table-cell table:style-name="ce17" office:value-type="float" office:value="3.96689071310315" calcext:value-type="float">
            <text:p>3.966890713</text:p>
          </table:table-cell>
          <table:table-cell office:value-type="float" office:value="754" calcext:value-type="float">
            <text:p>754</text:p>
          </table:table-cell>
          <table:table-cell table:number-columns-repeated="15"/>
        </table:table-row>
        <table:table-row table:style-name="ro1">
          <table:table-cell table:style-name="ce17" office:value-type="float" office:value="0.231717790681677" calcext:value-type="float">
            <text:p>0.231717791</text:p>
          </table:table-cell>
          <table:table-cell office:value-type="float" office:value="755" calcext:value-type="float">
            <text:p>755</text:p>
          </table:table-cell>
          <table:table-cell table:number-columns-repeated="15"/>
        </table:table-row>
        <table:table-row table:style-name="ro1">
          <table:table-cell table:style-name="ce17" office:value-type="float" office:value="3.79340926321431" calcext:value-type="float">
            <text:p>3.793409263</text:p>
          </table:table-cell>
          <table:table-cell office:value-type="float" office:value="756" calcext:value-type="float">
            <text:p>756</text:p>
          </table:table-cell>
          <table:table-cell table:number-columns-repeated="15"/>
        </table:table-row>
        <table:table-row table:style-name="ro1">
          <table:table-cell table:style-name="ce17" office:value-type="float" office:value="1.36061014634495" calcext:value-type="float">
            <text:p>1.360610146</text:p>
          </table:table-cell>
          <table:table-cell office:value-type="float" office:value="757" calcext:value-type="float">
            <text:p>757</text:p>
          </table:table-cell>
          <table:table-cell table:number-columns-repeated="15"/>
        </table:table-row>
        <table:table-row table:style-name="ro1">
          <table:table-cell table:style-name="ce17" office:value-type="float" office:value="0.201444094389445" calcext:value-type="float">
            <text:p>0.201444094</text:p>
          </table:table-cell>
          <table:table-cell office:value-type="float" office:value="758" calcext:value-type="float">
            <text:p>758</text:p>
          </table:table-cell>
          <table:table-cell table:number-columns-repeated="15"/>
        </table:table-row>
        <table:table-row table:style-name="ro1">
          <table:table-cell table:style-name="ce17" office:value-type="float" office:value="0.232462418373399" calcext:value-type="float">
            <text:p>0.232462418</text:p>
          </table:table-cell>
          <table:table-cell office:value-type="float" office:value="759" calcext:value-type="float">
            <text:p>759</text:p>
          </table:table-cell>
          <table:table-cell table:number-columns-repeated="15"/>
        </table:table-row>
        <table:table-row table:style-name="ro1">
          <table:table-cell table:style-name="ce17" office:value-type="float" office:value="0.558045211721679" calcext:value-type="float">
            <text:p>0.558045212</text:p>
          </table:table-cell>
          <table:table-cell office:value-type="float" office:value="760" calcext:value-type="float">
            <text:p>760</text:p>
          </table:table-cell>
          <table:table-cell table:number-columns-repeated="15"/>
        </table:table-row>
        <table:table-row table:style-name="ro1">
          <table:table-cell table:style-name="ce17" office:value-type="float" office:value="2.80531616450784" calcext:value-type="float">
            <text:p>2.805316165</text:p>
          </table:table-cell>
          <table:table-cell office:value-type="float" office:value="761" calcext:value-type="float">
            <text:p>761</text:p>
          </table:table-cell>
          <table:table-cell table:number-columns-repeated="15"/>
        </table:table-row>
        <table:table-row table:style-name="ro1">
          <table:table-cell table:style-name="ce17" office:value-type="float" office:value="0.332470040162688" calcext:value-type="float">
            <text:p>0.332470040</text:p>
          </table:table-cell>
          <table:table-cell office:value-type="float" office:value="762" calcext:value-type="float">
            <text:p>762</text:p>
          </table:table-cell>
          <table:table-cell table:number-columns-repeated="15"/>
        </table:table-row>
        <table:table-row table:style-name="ro1">
          <table:table-cell table:style-name="ce17" office:value-type="float" office:value="0.212919635587902" calcext:value-type="float">
            <text:p>0.212919636</text:p>
          </table:table-cell>
          <table:table-cell office:value-type="float" office:value="763" calcext:value-type="float">
            <text:p>763</text:p>
          </table:table-cell>
          <table:table-cell table:number-columns-repeated="15"/>
        </table:table-row>
        <table:table-row table:style-name="ro1">
          <table:table-cell table:style-name="ce17" office:value-type="float" office:value="11.0426304630699" calcext:value-type="float">
            <text:p>11.042630463</text:p>
          </table:table-cell>
          <table:table-cell office:value-type="float" office:value="764" calcext:value-type="float">
            <text:p>764</text:p>
          </table:table-cell>
          <table:table-cell table:number-columns-repeated="15"/>
        </table:table-row>
        <table:table-row table:style-name="ro1">
          <table:table-cell table:style-name="ce17" office:value-type="float" office:value="0.872357768748573" calcext:value-type="float">
            <text:p>0.872357769</text:p>
          </table:table-cell>
          <table:table-cell office:value-type="float" office:value="765" calcext:value-type="float">
            <text:p>765</text:p>
          </table:table-cell>
          <table:table-cell table:number-columns-repeated="15"/>
        </table:table-row>
        <table:table-row table:style-name="ro1">
          <table:table-cell table:style-name="ce17" office:value-type="float" office:value="9.45597393903815" calcext:value-type="float">
            <text:p>9.455973939</text:p>
          </table:table-cell>
          <table:table-cell office:value-type="float" office:value="766" calcext:value-type="float">
            <text:p>766</text:p>
          </table:table-cell>
          <table:table-cell table:number-columns-repeated="15"/>
        </table:table-row>
        <table:table-row table:style-name="ro1">
          <table:table-cell table:style-name="ce17" office:value-type="float" office:value="5.37521482275286" calcext:value-type="float">
            <text:p>5.375214823</text:p>
          </table:table-cell>
          <table:table-cell office:value-type="float" office:value="767" calcext:value-type="float">
            <text:p>767</text:p>
          </table:table-cell>
          <table:table-cell table:number-columns-repeated="15"/>
        </table:table-row>
        <table:table-row table:style-name="ro1">
          <table:table-cell table:style-name="ce17" office:value-type="float" office:value="2.50946997426217" calcext:value-type="float">
            <text:p>2.509469974</text:p>
          </table:table-cell>
          <table:table-cell office:value-type="float" office:value="768" calcext:value-type="float">
            <text:p>768</text:p>
          </table:table-cell>
          <table:table-cell table:number-columns-repeated="15"/>
        </table:table-row>
        <table:table-row table:style-name="ro1">
          <table:table-cell table:style-name="ce17" office:value-type="float" office:value="4.45811702710626" calcext:value-type="float">
            <text:p>4.458117027</text:p>
          </table:table-cell>
          <table:table-cell office:value-type="float" office:value="769" calcext:value-type="float">
            <text:p>769</text:p>
          </table:table-cell>
          <table:table-cell table:number-columns-repeated="15"/>
        </table:table-row>
        <table:table-row table:style-name="ro1">
          <table:table-cell table:style-name="ce17" office:value-type="float" office:value="2.17192800671332" calcext:value-type="float">
            <text:p>2.171928007</text:p>
          </table:table-cell>
          <table:table-cell office:value-type="float" office:value="770" calcext:value-type="float">
            <text:p>770</text:p>
          </table:table-cell>
          <table:table-cell table:number-columns-repeated="15"/>
        </table:table-row>
        <table:table-row table:style-name="ro1">
          <table:table-cell table:style-name="ce17" office:value-type="float" office:value="0.395353345709776" calcext:value-type="float">
            <text:p>0.395353346</text:p>
          </table:table-cell>
          <table:table-cell office:value-type="float" office:value="771" calcext:value-type="float">
            <text:p>771</text:p>
          </table:table-cell>
          <table:table-cell table:number-columns-repeated="15"/>
        </table:table-row>
        <table:table-row table:style-name="ro1">
          <table:table-cell table:style-name="ce17" office:value-type="float" office:value="1.48699118451054" calcext:value-type="float">
            <text:p>1.486991185</text:p>
          </table:table-cell>
          <table:table-cell office:value-type="float" office:value="772" calcext:value-type="float">
            <text:p>772</text:p>
          </table:table-cell>
          <table:table-cell table:number-columns-repeated="15"/>
        </table:table-row>
        <table:table-row table:style-name="ro1">
          <table:table-cell table:style-name="ce17" office:value-type="float" office:value="1.06578658532971" calcext:value-type="float">
            <text:p>1.065786585</text:p>
          </table:table-cell>
          <table:table-cell office:value-type="float" office:value="773" calcext:value-type="float">
            <text:p>773</text:p>
          </table:table-cell>
          <table:table-cell table:number-columns-repeated="15"/>
        </table:table-row>
        <table:table-row table:style-name="ro1">
          <table:table-cell table:style-name="ce17" office:value-type="float" office:value="2.71926589265182" calcext:value-type="float">
            <text:p>2.719265893</text:p>
          </table:table-cell>
          <table:table-cell office:value-type="float" office:value="774" calcext:value-type="float">
            <text:p>774</text:p>
          </table:table-cell>
          <table:table-cell table:number-columns-repeated="15"/>
        </table:table-row>
        <table:table-row table:style-name="ro1">
          <table:table-cell table:style-name="ce17" office:value-type="float" office:value="2.71117107110695" calcext:value-type="float">
            <text:p>2.711171071</text:p>
          </table:table-cell>
          <table:table-cell office:value-type="float" office:value="775" calcext:value-type="float">
            <text:p>775</text:p>
          </table:table-cell>
          <table:table-cell table:number-columns-repeated="15"/>
        </table:table-row>
        <table:table-row table:style-name="ro1">
          <table:table-cell table:style-name="ce17" office:value-type="float" office:value="8.58980798124282" calcext:value-type="float">
            <text:p>8.589807981</text:p>
          </table:table-cell>
          <table:table-cell office:value-type="float" office:value="776" calcext:value-type="float">
            <text:p>776</text:p>
          </table:table-cell>
          <table:table-cell table:number-columns-repeated="15"/>
        </table:table-row>
        <table:table-row table:style-name="ro1">
          <table:table-cell table:style-name="ce17" office:value-type="float" office:value="0.402820408116886" calcext:value-type="float">
            <text:p>0.402820408</text:p>
          </table:table-cell>
          <table:table-cell office:value-type="float" office:value="777" calcext:value-type="float">
            <text:p>777</text:p>
          </table:table-cell>
          <table:table-cell table:number-columns-repeated="15"/>
        </table:table-row>
        <table:table-row table:style-name="ro1">
          <table:table-cell table:style-name="ce17" office:value-type="float" office:value="0.255005164241395" calcext:value-type="float">
            <text:p>0.255005164</text:p>
          </table:table-cell>
          <table:table-cell office:value-type="float" office:value="778" calcext:value-type="float">
            <text:p>778</text:p>
          </table:table-cell>
          <table:table-cell table:number-columns-repeated="15"/>
        </table:table-row>
        <table:table-row table:style-name="ro1">
          <table:table-cell table:style-name="ce17" office:value-type="float" office:value="3.36525357659695" calcext:value-type="float">
            <text:p>3.365253577</text:p>
          </table:table-cell>
          <table:table-cell office:value-type="float" office:value="779" calcext:value-type="float">
            <text:p>779</text:p>
          </table:table-cell>
          <table:table-cell table:number-columns-repeated="15"/>
        </table:table-row>
        <table:table-row table:style-name="ro1">
          <table:table-cell table:style-name="ce17" office:value-type="float" office:value="11.7969131601264" calcext:value-type="float">
            <text:p>11.796913160</text:p>
          </table:table-cell>
          <table:table-cell office:value-type="float" office:value="780" calcext:value-type="float">
            <text:p>780</text:p>
          </table:table-cell>
          <table:table-cell table:number-columns-repeated="15"/>
        </table:table-row>
        <table:table-row table:style-name="ro1">
          <table:table-cell table:style-name="ce17" office:value-type="float" office:value="0.621074725086945" calcext:value-type="float">
            <text:p>0.621074725</text:p>
          </table:table-cell>
          <table:table-cell office:value-type="float" office:value="781" calcext:value-type="float">
            <text:p>781</text:p>
          </table:table-cell>
          <table:table-cell table:number-columns-repeated="15"/>
        </table:table-row>
        <table:table-row table:style-name="ro1">
          <table:table-cell table:style-name="ce17" office:value-type="float" office:value="3.34922201631482" calcext:value-type="float">
            <text:p>3.349222016</text:p>
          </table:table-cell>
          <table:table-cell office:value-type="float" office:value="782" calcext:value-type="float">
            <text:p>782</text:p>
          </table:table-cell>
          <table:table-cell table:number-columns-repeated="15"/>
        </table:table-row>
        <table:table-row table:style-name="ro1">
          <table:table-cell table:style-name="ce17" office:value-type="float" office:value="0.151630206498264" calcext:value-type="float">
            <text:p>0.151630206</text:p>
          </table:table-cell>
          <table:table-cell office:value-type="float" office:value="783" calcext:value-type="float">
            <text:p>783</text:p>
          </table:table-cell>
          <table:table-cell table:number-columns-repeated="15"/>
        </table:table-row>
        <table:table-row table:style-name="ro1">
          <table:table-cell table:style-name="ce17" office:value-type="float" office:value="1.04415649248324" calcext:value-type="float">
            <text:p>1.044156492</text:p>
          </table:table-cell>
          <table:table-cell office:value-type="float" office:value="784" calcext:value-type="float">
            <text:p>784</text:p>
          </table:table-cell>
          <table:table-cell table:number-columns-repeated="15"/>
        </table:table-row>
        <table:table-row table:style-name="ro1">
          <table:table-cell table:style-name="ce17" office:value-type="float" office:value="0.226864779768413" calcext:value-type="float">
            <text:p>0.226864780</text:p>
          </table:table-cell>
          <table:table-cell office:value-type="float" office:value="785" calcext:value-type="float">
            <text:p>785</text:p>
          </table:table-cell>
          <table:table-cell table:number-columns-repeated="15"/>
        </table:table-row>
        <table:table-row table:style-name="ro1">
          <table:table-cell table:style-name="ce17" office:value-type="float" office:value="2.2660733867186" calcext:value-type="float">
            <text:p>2.266073387</text:p>
          </table:table-cell>
          <table:table-cell office:value-type="float" office:value="786" calcext:value-type="float">
            <text:p>786</text:p>
          </table:table-cell>
          <table:table-cell table:number-columns-repeated="15"/>
        </table:table-row>
        <table:table-row table:style-name="ro1">
          <table:table-cell table:style-name="ce17" office:value-type="float" office:value="2.62621846930659" calcext:value-type="float">
            <text:p>2.626218469</text:p>
          </table:table-cell>
          <table:table-cell office:value-type="float" office:value="787" calcext:value-type="float">
            <text:p>787</text:p>
          </table:table-cell>
          <table:table-cell table:number-columns-repeated="15"/>
        </table:table-row>
        <table:table-row table:style-name="ro1">
          <table:table-cell table:style-name="ce17" office:value-type="float" office:value="3.56264257751643" calcext:value-type="float">
            <text:p>3.562642578</text:p>
          </table:table-cell>
          <table:table-cell office:value-type="float" office:value="788" calcext:value-type="float">
            <text:p>788</text:p>
          </table:table-cell>
          <table:table-cell table:number-columns-repeated="15"/>
        </table:table-row>
        <table:table-row table:style-name="ro1">
          <table:table-cell table:style-name="ce17" office:value-type="float" office:value="5.10992385814776" calcext:value-type="float">
            <text:p>5.109923858</text:p>
          </table:table-cell>
          <table:table-cell office:value-type="float" office:value="789" calcext:value-type="float">
            <text:p>789</text:p>
          </table:table-cell>
          <table:table-cell table:number-columns-repeated="15"/>
        </table:table-row>
        <table:table-row table:style-name="ro1">
          <table:table-cell table:style-name="ce17" office:value-type="float" office:value="0.144104053654391" calcext:value-type="float">
            <text:p>0.144104054</text:p>
          </table:table-cell>
          <table:table-cell office:value-type="float" office:value="790" calcext:value-type="float">
            <text:p>790</text:p>
          </table:table-cell>
          <table:table-cell table:number-columns-repeated="15"/>
        </table:table-row>
        <table:table-row table:style-name="ro1">
          <table:table-cell table:style-name="ce17" office:value-type="float" office:value="2.63150999155227" calcext:value-type="float">
            <text:p>2.631509992</text:p>
          </table:table-cell>
          <table:table-cell office:value-type="float" office:value="791" calcext:value-type="float">
            <text:p>791</text:p>
          </table:table-cell>
          <table:table-cell table:number-columns-repeated="15"/>
        </table:table-row>
        <table:table-row table:style-name="ro1">
          <table:table-cell table:style-name="ce17" office:value-type="float" office:value="10.8281314242918" calcext:value-type="float">
            <text:p>10.828131424</text:p>
          </table:table-cell>
          <table:table-cell office:value-type="float" office:value="792" calcext:value-type="float">
            <text:p>792</text:p>
          </table:table-cell>
          <table:table-cell table:number-columns-repeated="15"/>
        </table:table-row>
        <table:table-row table:style-name="ro1">
          <table:table-cell table:style-name="ce17" office:value-type="float" office:value="4.48549688908909" calcext:value-type="float">
            <text:p>4.485496889</text:p>
          </table:table-cell>
          <table:table-cell office:value-type="float" office:value="793" calcext:value-type="float">
            <text:p>793</text:p>
          </table:table-cell>
          <table:table-cell table:number-columns-repeated="15"/>
        </table:table-row>
        <table:table-row table:style-name="ro1">
          <table:table-cell table:style-name="ce17" office:value-type="float" office:value="24.5012296027069" calcext:value-type="float">
            <text:p>24.501229603</text:p>
          </table:table-cell>
          <table:table-cell office:value-type="float" office:value="794" calcext:value-type="float">
            <text:p>794</text:p>
          </table:table-cell>
          <table:table-cell table:number-columns-repeated="15"/>
        </table:table-row>
        <table:table-row table:style-name="ro1">
          <table:table-cell table:style-name="ce17" office:value-type="float" office:value="1.0171737985572" calcext:value-type="float">
            <text:p>1.017173799</text:p>
          </table:table-cell>
          <table:table-cell office:value-type="float" office:value="795" calcext:value-type="float">
            <text:p>795</text:p>
          </table:table-cell>
          <table:table-cell table:number-columns-repeated="15"/>
        </table:table-row>
        <table:table-row table:style-name="ro1">
          <table:table-cell table:style-name="ce17" office:value-type="float" office:value="1.2716719545424" calcext:value-type="float">
            <text:p>1.271671955</text:p>
          </table:table-cell>
          <table:table-cell office:value-type="float" office:value="796" calcext:value-type="float">
            <text:p>796</text:p>
          </table:table-cell>
          <table:table-cell table:number-columns-repeated="15"/>
        </table:table-row>
        <table:table-row table:style-name="ro1">
          <table:table-cell table:style-name="ce17" office:value-type="float" office:value="2.05602455644642" calcext:value-type="float">
            <text:p>2.056024556</text:p>
          </table:table-cell>
          <table:table-cell office:value-type="float" office:value="797" calcext:value-type="float">
            <text:p>797</text:p>
          </table:table-cell>
          <table:table-cell table:number-columns-repeated="15"/>
        </table:table-row>
        <table:table-row table:style-name="ro1">
          <table:table-cell table:style-name="ce17" office:value-type="float" office:value="0.742678987436338" calcext:value-type="float">
            <text:p>0.742678987</text:p>
          </table:table-cell>
          <table:table-cell office:value-type="float" office:value="798" calcext:value-type="float">
            <text:p>798</text:p>
          </table:table-cell>
          <table:table-cell table:number-columns-repeated="15"/>
        </table:table-row>
        <table:table-row table:style-name="ro1">
          <table:table-cell table:style-name="ce17" office:value-type="float" office:value="2.37894297115141" calcext:value-type="float">
            <text:p>2.378942971</text:p>
          </table:table-cell>
          <table:table-cell office:value-type="float" office:value="799" calcext:value-type="float">
            <text:p>799</text:p>
          </table:table-cell>
          <table:table-cell table:number-columns-repeated="15"/>
        </table:table-row>
        <table:table-row table:style-name="ro1">
          <table:table-cell table:style-name="ce17" office:value-type="float" office:value="3.74010647247871" calcext:value-type="float">
            <text:p>3.740106472</text:p>
          </table:table-cell>
          <table:table-cell office:value-type="float" office:value="800" calcext:value-type="float">
            <text:p>800</text:p>
          </table:table-cell>
          <table:table-cell table:number-columns-repeated="15"/>
        </table:table-row>
        <table:table-row table:style-name="ro1">
          <table:table-cell table:style-name="ce17" office:value-type="float" office:value="2.67869276575152" calcext:value-type="float">
            <text:p>2.678692766</text:p>
          </table:table-cell>
          <table:table-cell office:value-type="float" office:value="801" calcext:value-type="float">
            <text:p>801</text:p>
          </table:table-cell>
          <table:table-cell table:number-columns-repeated="15"/>
        </table:table-row>
        <table:table-row table:style-name="ro1">
          <table:table-cell table:style-name="ce17" office:value-type="float" office:value="0.335371474745388" calcext:value-type="float">
            <text:p>0.335371475</text:p>
          </table:table-cell>
          <table:table-cell office:value-type="float" office:value="802" calcext:value-type="float">
            <text:p>802</text:p>
          </table:table-cell>
          <table:table-cell table:number-columns-repeated="15"/>
        </table:table-row>
        <table:table-row table:style-name="ro1">
          <table:table-cell table:style-name="ce17" office:value-type="float" office:value="1.8972396982106" calcext:value-type="float">
            <text:p>1.897239698</text:p>
          </table:table-cell>
          <table:table-cell office:value-type="float" office:value="803" calcext:value-type="float">
            <text:p>803</text:p>
          </table:table-cell>
          <table:table-cell table:number-columns-repeated="15"/>
        </table:table-row>
        <table:table-row table:style-name="ro1">
          <table:table-cell table:style-name="ce17" office:value-type="float" office:value="1.19222420855031" calcext:value-type="float">
            <text:p>1.192224209</text:p>
          </table:table-cell>
          <table:table-cell office:value-type="float" office:value="804" calcext:value-type="float">
            <text:p>804</text:p>
          </table:table-cell>
          <table:table-cell table:number-columns-repeated="15"/>
        </table:table-row>
        <table:table-row table:style-name="ro1">
          <table:table-cell table:style-name="ce17" office:value-type="float" office:value="0.290614167884952" calcext:value-type="float">
            <text:p>0.290614168</text:p>
          </table:table-cell>
          <table:table-cell office:value-type="float" office:value="805" calcext:value-type="float">
            <text:p>805</text:p>
          </table:table-cell>
          <table:table-cell table:number-columns-repeated="15"/>
        </table:table-row>
        <table:table-row table:style-name="ro1">
          <table:table-cell table:style-name="ce17" office:value-type="float" office:value="7.20921775753355" calcext:value-type="float">
            <text:p>7.209217758</text:p>
          </table:table-cell>
          <table:table-cell office:value-type="float" office:value="806" calcext:value-type="float">
            <text:p>806</text:p>
          </table:table-cell>
          <table:table-cell table:number-columns-repeated="15"/>
        </table:table-row>
        <table:table-row table:style-name="ro1">
          <table:table-cell table:style-name="ce17" office:value-type="float" office:value="2.37396911719535" calcext:value-type="float">
            <text:p>2.373969117</text:p>
          </table:table-cell>
          <table:table-cell office:value-type="float" office:value="807" calcext:value-type="float">
            <text:p>807</text:p>
          </table:table-cell>
          <table:table-cell table:number-columns-repeated="15"/>
        </table:table-row>
        <table:table-row table:style-name="ro1">
          <table:table-cell table:style-name="ce17" office:value-type="float" office:value="4.36624876774024" calcext:value-type="float">
            <text:p>4.366248768</text:p>
          </table:table-cell>
          <table:table-cell office:value-type="float" office:value="808" calcext:value-type="float">
            <text:p>808</text:p>
          </table:table-cell>
          <table:table-cell table:number-columns-repeated="15"/>
        </table:table-row>
        <table:table-row table:style-name="ro1">
          <table:table-cell table:style-name="ce17" office:value-type="float" office:value="1.45983436042645" calcext:value-type="float">
            <text:p>1.459834360</text:p>
          </table:table-cell>
          <table:table-cell office:value-type="float" office:value="809" calcext:value-type="float">
            <text:p>809</text:p>
          </table:table-cell>
          <table:table-cell table:number-columns-repeated="15"/>
        </table:table-row>
        <table:table-row table:style-name="ro1">
          <table:table-cell table:style-name="ce17" office:value-type="float" office:value="1.32933182449962" calcext:value-type="float">
            <text:p>1.329331824</text:p>
          </table:table-cell>
          <table:table-cell office:value-type="float" office:value="810" calcext:value-type="float">
            <text:p>810</text:p>
          </table:table-cell>
          <table:table-cell table:number-columns-repeated="15"/>
        </table:table-row>
        <table:table-row table:style-name="ro1">
          <table:table-cell table:style-name="ce17" office:value-type="float" office:value="1.79603718380286" calcext:value-type="float">
            <text:p>1.796037184</text:p>
          </table:table-cell>
          <table:table-cell office:value-type="float" office:value="811" calcext:value-type="float">
            <text:p>811</text:p>
          </table:table-cell>
          <table:table-cell table:number-columns-repeated="15"/>
        </table:table-row>
        <table:table-row table:style-name="ro1">
          <table:table-cell table:style-name="ce17" office:value-type="float" office:value="1.41849441854183" calcext:value-type="float">
            <text:p>1.418494419</text:p>
          </table:table-cell>
          <table:table-cell office:value-type="float" office:value="812" calcext:value-type="float">
            <text:p>812</text:p>
          </table:table-cell>
          <table:table-cell table:number-columns-repeated="15"/>
        </table:table-row>
        <table:table-row table:style-name="ro1">
          <table:table-cell table:style-name="ce17" office:value-type="float" office:value="3.67689328548141" calcext:value-type="float">
            <text:p>3.676893285</text:p>
          </table:table-cell>
          <table:table-cell office:value-type="float" office:value="813" calcext:value-type="float">
            <text:p>813</text:p>
          </table:table-cell>
          <table:table-cell table:number-columns-repeated="15"/>
        </table:table-row>
        <table:table-row table:style-name="ro1">
          <table:table-cell table:style-name="ce17" office:value-type="float" office:value="5.31039879412089" calcext:value-type="float">
            <text:p>5.310398794</text:p>
          </table:table-cell>
          <table:table-cell office:value-type="float" office:value="814" calcext:value-type="float">
            <text:p>814</text:p>
          </table:table-cell>
          <table:table-cell table:number-columns-repeated="15"/>
        </table:table-row>
        <table:table-row table:style-name="ro1">
          <table:table-cell table:style-name="ce17" office:value-type="float" office:value="7.56307478737856" calcext:value-type="float">
            <text:p>7.563074787</text:p>
          </table:table-cell>
          <table:table-cell office:value-type="float" office:value="815" calcext:value-type="float">
            <text:p>815</text:p>
          </table:table-cell>
          <table:table-cell table:number-columns-repeated="15"/>
        </table:table-row>
        <table:table-row table:style-name="ro1">
          <table:table-cell table:style-name="ce17" office:value-type="float" office:value="1.5287450817083" calcext:value-type="float">
            <text:p>1.528745082</text:p>
          </table:table-cell>
          <table:table-cell office:value-type="float" office:value="816" calcext:value-type="float">
            <text:p>816</text:p>
          </table:table-cell>
          <table:table-cell table:number-columns-repeated="15"/>
        </table:table-row>
        <table:table-row table:style-name="ro1">
          <table:table-cell table:style-name="ce17" office:value-type="float" office:value="2.05959370321815" calcext:value-type="float">
            <text:p>2.059593703</text:p>
          </table:table-cell>
          <table:table-cell office:value-type="float" office:value="817" calcext:value-type="float">
            <text:p>817</text:p>
          </table:table-cell>
          <table:table-cell table:number-columns-repeated="15"/>
        </table:table-row>
        <table:table-row table:style-name="ro1">
          <table:table-cell table:style-name="ce17" office:value-type="float" office:value="2.5924954871598" calcext:value-type="float">
            <text:p>2.592495487</text:p>
          </table:table-cell>
          <table:table-cell office:value-type="float" office:value="818" calcext:value-type="float">
            <text:p>818</text:p>
          </table:table-cell>
          <table:table-cell table:number-columns-repeated="15"/>
        </table:table-row>
        <table:table-row table:style-name="ro1">
          <table:table-cell table:style-name="ce17" office:value-type="float" office:value="1.15428498581766" calcext:value-type="float">
            <text:p>1.154284986</text:p>
          </table:table-cell>
          <table:table-cell office:value-type="float" office:value="819" calcext:value-type="float">
            <text:p>819</text:p>
          </table:table-cell>
          <table:table-cell table:number-columns-repeated="15"/>
        </table:table-row>
        <table:table-row table:style-name="ro1">
          <table:table-cell table:style-name="ce17" office:value-type="float" office:value="1.01309613536703" calcext:value-type="float">
            <text:p>1.013096135</text:p>
          </table:table-cell>
          <table:table-cell office:value-type="float" office:value="820" calcext:value-type="float">
            <text:p>820</text:p>
          </table:table-cell>
          <table:table-cell table:number-columns-repeated="15"/>
        </table:table-row>
        <table:table-row table:style-name="ro1">
          <table:table-cell table:style-name="ce17" office:value-type="float" office:value="5.73151014629283" calcext:value-type="float">
            <text:p>5.731510146</text:p>
          </table:table-cell>
          <table:table-cell office:value-type="float" office:value="821" calcext:value-type="float">
            <text:p>821</text:p>
          </table:table-cell>
          <table:table-cell table:number-columns-repeated="15"/>
        </table:table-row>
        <table:table-row table:style-name="ro1">
          <table:table-cell table:style-name="ce17" office:value-type="float" office:value="0.861257328150812" calcext:value-type="float">
            <text:p>0.861257328</text:p>
          </table:table-cell>
          <table:table-cell office:value-type="float" office:value="822" calcext:value-type="float">
            <text:p>822</text:p>
          </table:table-cell>
          <table:table-cell table:number-columns-repeated="15"/>
        </table:table-row>
        <table:table-row table:style-name="ro1">
          <table:table-cell table:style-name="ce17" office:value-type="float" office:value="0.302641052646597" calcext:value-type="float">
            <text:p>0.302641053</text:p>
          </table:table-cell>
          <table:table-cell office:value-type="float" office:value="823" calcext:value-type="float">
            <text:p>823</text:p>
          </table:table-cell>
          <table:table-cell table:number-columns-repeated="15"/>
        </table:table-row>
        <table:table-row table:style-name="ro1">
          <table:table-cell table:style-name="ce17" office:value-type="float" office:value="7.07396926595685" calcext:value-type="float">
            <text:p>7.073969266</text:p>
          </table:table-cell>
          <table:table-cell office:value-type="float" office:value="824" calcext:value-type="float">
            <text:p>824</text:p>
          </table:table-cell>
          <table:table-cell table:number-columns-repeated="15"/>
        </table:table-row>
        <table:table-row table:style-name="ro1">
          <table:table-cell table:style-name="ce17" office:value-type="float" office:value="1.58158640494695" calcext:value-type="float">
            <text:p>1.581586405</text:p>
          </table:table-cell>
          <table:table-cell office:value-type="float" office:value="825" calcext:value-type="float">
            <text:p>825</text:p>
          </table:table-cell>
          <table:table-cell table:number-columns-repeated="15"/>
        </table:table-row>
        <table:table-row table:style-name="ro1">
          <table:table-cell table:style-name="ce17" office:value-type="float" office:value="4.72462373823864" calcext:value-type="float">
            <text:p>4.724623738</text:p>
          </table:table-cell>
          <table:table-cell office:value-type="float" office:value="826" calcext:value-type="float">
            <text:p>826</text:p>
          </table:table-cell>
          <table:table-cell table:number-columns-repeated="15"/>
        </table:table-row>
        <table:table-row table:style-name="ro1">
          <table:table-cell table:style-name="ce17" office:value-type="float" office:value="4.97393819925769" calcext:value-type="float">
            <text:p>4.973938199</text:p>
          </table:table-cell>
          <table:table-cell office:value-type="float" office:value="827" calcext:value-type="float">
            <text:p>827</text:p>
          </table:table-cell>
          <table:table-cell table:number-columns-repeated="15"/>
        </table:table-row>
        <table:table-row table:style-name="ro1">
          <table:table-cell table:style-name="ce17" office:value-type="float" office:value="2.00210457797754" calcext:value-type="float">
            <text:p>2.002104578</text:p>
          </table:table-cell>
          <table:table-cell office:value-type="float" office:value="828" calcext:value-type="float">
            <text:p>828</text:p>
          </table:table-cell>
          <table:table-cell table:number-columns-repeated="15"/>
        </table:table-row>
        <table:table-row table:style-name="ro1">
          <table:table-cell table:style-name="ce17" office:value-type="float" office:value="0.179505672641709" calcext:value-type="float">
            <text:p>0.179505673</text:p>
          </table:table-cell>
          <table:table-cell office:value-type="float" office:value="829" calcext:value-type="float">
            <text:p>829</text:p>
          </table:table-cell>
          <table:table-cell table:number-columns-repeated="15"/>
        </table:table-row>
        <table:table-row table:style-name="ro1">
          <table:table-cell table:style-name="ce17" office:value-type="float" office:value="1.12470409694399" calcext:value-type="float">
            <text:p>1.124704097</text:p>
          </table:table-cell>
          <table:table-cell office:value-type="float" office:value="830" calcext:value-type="float">
            <text:p>830</text:p>
          </table:table-cell>
          <table:table-cell table:number-columns-repeated="15"/>
        </table:table-row>
        <table:table-row table:style-name="ro1">
          <table:table-cell table:style-name="ce17" office:value-type="float" office:value="5.36793783975868" calcext:value-type="float">
            <text:p>5.367937840</text:p>
          </table:table-cell>
          <table:table-cell office:value-type="float" office:value="831" calcext:value-type="float">
            <text:p>831</text:p>
          </table:table-cell>
          <table:table-cell table:number-columns-repeated="15"/>
        </table:table-row>
        <table:table-row table:style-name="ro1">
          <table:table-cell table:style-name="ce17" office:value-type="float" office:value="0.0652319889321713" calcext:value-type="float">
            <text:p>0.065231989</text:p>
          </table:table-cell>
          <table:table-cell office:value-type="float" office:value="832" calcext:value-type="float">
            <text:p>832</text:p>
          </table:table-cell>
          <table:table-cell table:number-columns-repeated="15"/>
        </table:table-row>
        <table:table-row table:style-name="ro1">
          <table:table-cell table:style-name="ce17" office:value-type="float" office:value="2.2646973459101" calcext:value-type="float">
            <text:p>2.264697346</text:p>
          </table:table-cell>
          <table:table-cell office:value-type="float" office:value="833" calcext:value-type="float">
            <text:p>833</text:p>
          </table:table-cell>
          <table:table-cell table:number-columns-repeated="15"/>
        </table:table-row>
        <table:table-row table:style-name="ro1">
          <table:table-cell table:style-name="ce17" office:value-type="float" office:value="6.56076294169174" calcext:value-type="float">
            <text:p>6.560762942</text:p>
          </table:table-cell>
          <table:table-cell office:value-type="float" office:value="834" calcext:value-type="float">
            <text:p>834</text:p>
          </table:table-cell>
          <table:table-cell table:number-columns-repeated="15"/>
        </table:table-row>
        <table:table-row table:style-name="ro1">
          <table:table-cell table:style-name="ce17" office:value-type="float" office:value="2.08147798528933" calcext:value-type="float">
            <text:p>2.081477985</text:p>
          </table:table-cell>
          <table:table-cell office:value-type="float" office:value="835" calcext:value-type="float">
            <text:p>835</text:p>
          </table:table-cell>
          <table:table-cell table:number-columns-repeated="15"/>
        </table:table-row>
        <table:table-row table:style-name="ro1">
          <table:table-cell table:style-name="ce17" office:value-type="float" office:value="2.60050656426477" calcext:value-type="float">
            <text:p>2.600506564</text:p>
          </table:table-cell>
          <table:table-cell office:value-type="float" office:value="836" calcext:value-type="float">
            <text:p>836</text:p>
          </table:table-cell>
          <table:table-cell table:number-columns-repeated="15"/>
        </table:table-row>
        <table:table-row table:style-name="ro1">
          <table:table-cell table:style-name="ce17" office:value-type="float" office:value="0.963844508109541" calcext:value-type="float">
            <text:p>0.963844508</text:p>
          </table:table-cell>
          <table:table-cell office:value-type="float" office:value="837" calcext:value-type="float">
            <text:p>837</text:p>
          </table:table-cell>
          <table:table-cell table:number-columns-repeated="15"/>
        </table:table-row>
        <table:table-row table:style-name="ro1">
          <table:table-cell table:style-name="ce17" office:value-type="float" office:value="1.49434060884841" calcext:value-type="float">
            <text:p>1.494340609</text:p>
          </table:table-cell>
          <table:table-cell office:value-type="float" office:value="838" calcext:value-type="float">
            <text:p>838</text:p>
          </table:table-cell>
          <table:table-cell table:number-columns-repeated="15"/>
        </table:table-row>
        <table:table-row table:style-name="ro1">
          <table:table-cell table:style-name="ce17" office:value-type="float" office:value="3.74191666429317" calcext:value-type="float">
            <text:p>3.741916664</text:p>
          </table:table-cell>
          <table:table-cell office:value-type="float" office:value="839" calcext:value-type="float">
            <text:p>839</text:p>
          </table:table-cell>
          <table:table-cell table:number-columns-repeated="15"/>
        </table:table-row>
        <table:table-row table:style-name="ro1">
          <table:table-cell table:style-name="ce17" office:value-type="float" office:value="8.18768163250386" calcext:value-type="float">
            <text:p>8.187681633</text:p>
          </table:table-cell>
          <table:table-cell office:value-type="float" office:value="840" calcext:value-type="float">
            <text:p>840</text:p>
          </table:table-cell>
          <table:table-cell table:number-columns-repeated="15"/>
        </table:table-row>
        <table:table-row table:style-name="ro1">
          <table:table-cell table:style-name="ce17" office:value-type="float" office:value="0.412952293351471" calcext:value-type="float">
            <text:p>0.412952293</text:p>
          </table:table-cell>
          <table:table-cell office:value-type="float" office:value="841" calcext:value-type="float">
            <text:p>841</text:p>
          </table:table-cell>
          <table:table-cell table:number-columns-repeated="15"/>
        </table:table-row>
        <table:table-row table:style-name="ro1">
          <table:table-cell table:style-name="ce17" office:value-type="float" office:value="6.42096144796922" calcext:value-type="float">
            <text:p>6.420961448</text:p>
          </table:table-cell>
          <table:table-cell office:value-type="float" office:value="842" calcext:value-type="float">
            <text:p>842</text:p>
          </table:table-cell>
          <table:table-cell table:number-columns-repeated="15"/>
        </table:table-row>
        <table:table-row table:style-name="ro1">
          <table:table-cell table:style-name="ce17" office:value-type="float" office:value="1.83121845113676" calcext:value-type="float">
            <text:p>1.831218451</text:p>
          </table:table-cell>
          <table:table-cell office:value-type="float" office:value="843" calcext:value-type="float">
            <text:p>843</text:p>
          </table:table-cell>
          <table:table-cell table:number-columns-repeated="15"/>
        </table:table-row>
        <table:table-row table:style-name="ro1">
          <table:table-cell table:style-name="ce17" office:value-type="float" office:value="0.211833296400922" calcext:value-type="float">
            <text:p>0.211833296</text:p>
          </table:table-cell>
          <table:table-cell office:value-type="float" office:value="844" calcext:value-type="float">
            <text:p>844</text:p>
          </table:table-cell>
          <table:table-cell table:number-columns-repeated="15"/>
        </table:table-row>
        <table:table-row table:style-name="ro1">
          <table:table-cell table:style-name="ce17" office:value-type="float" office:value="4.59805638081873" calcext:value-type="float">
            <text:p>4.598056381</text:p>
          </table:table-cell>
          <table:table-cell office:value-type="float" office:value="845" calcext:value-type="float">
            <text:p>845</text:p>
          </table:table-cell>
          <table:table-cell table:number-columns-repeated="15"/>
        </table:table-row>
        <table:table-row table:style-name="ro1">
          <table:table-cell table:style-name="ce17" office:value-type="float" office:value="2.40414246047043" calcext:value-type="float">
            <text:p>2.404142460</text:p>
          </table:table-cell>
          <table:table-cell office:value-type="float" office:value="846" calcext:value-type="float">
            <text:p>846</text:p>
          </table:table-cell>
          <table:table-cell table:number-columns-repeated="15"/>
        </table:table-row>
        <table:table-row table:style-name="ro1">
          <table:table-cell table:style-name="ce17" office:value-type="float" office:value="4.63812067993154" calcext:value-type="float">
            <text:p>4.638120680</text:p>
          </table:table-cell>
          <table:table-cell office:value-type="float" office:value="847" calcext:value-type="float">
            <text:p>847</text:p>
          </table:table-cell>
          <table:table-cell table:number-columns-repeated="15"/>
        </table:table-row>
        <table:table-row table:style-name="ro1">
          <table:table-cell table:style-name="ce17" office:value-type="float" office:value="1.65612691173368" calcext:value-type="float">
            <text:p>1.656126912</text:p>
          </table:table-cell>
          <table:table-cell office:value-type="float" office:value="848" calcext:value-type="float">
            <text:p>848</text:p>
          </table:table-cell>
          <table:table-cell table:number-columns-repeated="15"/>
        </table:table-row>
        <table:table-row table:style-name="ro1">
          <table:table-cell table:style-name="ce17" office:value-type="float" office:value="1.29936805969388" calcext:value-type="float">
            <text:p>1.299368060</text:p>
          </table:table-cell>
          <table:table-cell office:value-type="float" office:value="849" calcext:value-type="float">
            <text:p>849</text:p>
          </table:table-cell>
          <table:table-cell table:number-columns-repeated="15"/>
        </table:table-row>
        <table:table-row table:style-name="ro1">
          <table:table-cell table:style-name="ce17" office:value-type="float" office:value="0.577627404853454" calcext:value-type="float">
            <text:p>0.577627405</text:p>
          </table:table-cell>
          <table:table-cell office:value-type="float" office:value="850" calcext:value-type="float">
            <text:p>850</text:p>
          </table:table-cell>
          <table:table-cell table:number-columns-repeated="15"/>
        </table:table-row>
        <table:table-row table:style-name="ro1">
          <table:table-cell table:style-name="ce17" office:value-type="float" office:value="1.03744087494887" calcext:value-type="float">
            <text:p>1.037440875</text:p>
          </table:table-cell>
          <table:table-cell office:value-type="float" office:value="851" calcext:value-type="float">
            <text:p>851</text:p>
          </table:table-cell>
          <table:table-cell table:number-columns-repeated="15"/>
        </table:table-row>
        <table:table-row table:style-name="ro1">
          <table:table-cell table:style-name="ce17" office:value-type="float" office:value="0.743658658141544" calcext:value-type="float">
            <text:p>0.743658658</text:p>
          </table:table-cell>
          <table:table-cell office:value-type="float" office:value="852" calcext:value-type="float">
            <text:p>852</text:p>
          </table:table-cell>
          <table:table-cell table:number-columns-repeated="15"/>
        </table:table-row>
        <table:table-row table:style-name="ro1">
          <table:table-cell table:style-name="ce17" office:value-type="float" office:value="2.19088918966667" calcext:value-type="float">
            <text:p>2.190889190</text:p>
          </table:table-cell>
          <table:table-cell office:value-type="float" office:value="853" calcext:value-type="float">
            <text:p>853</text:p>
          </table:table-cell>
          <table:table-cell table:number-columns-repeated="15"/>
        </table:table-row>
        <table:table-row table:style-name="ro1">
          <table:table-cell table:style-name="ce17" office:value-type="float" office:value="2.43734666879253" calcext:value-type="float">
            <text:p>2.437346669</text:p>
          </table:table-cell>
          <table:table-cell office:value-type="float" office:value="854" calcext:value-type="float">
            <text:p>854</text:p>
          </table:table-cell>
          <table:table-cell table:number-columns-repeated="15"/>
        </table:table-row>
        <table:table-row table:style-name="ro1">
          <table:table-cell table:style-name="ce17" office:value-type="float" office:value="4.00339599707064" calcext:value-type="float">
            <text:p>4.003395997</text:p>
          </table:table-cell>
          <table:table-cell office:value-type="float" office:value="855" calcext:value-type="float">
            <text:p>855</text:p>
          </table:table-cell>
          <table:table-cell table:number-columns-repeated="15"/>
        </table:table-row>
        <table:table-row table:style-name="ro1">
          <table:table-cell table:style-name="ce17" office:value-type="float" office:value="3.80789497911462" calcext:value-type="float">
            <text:p>3.807894979</text:p>
          </table:table-cell>
          <table:table-cell office:value-type="float" office:value="856" calcext:value-type="float">
            <text:p>856</text:p>
          </table:table-cell>
          <table:table-cell table:number-columns-repeated="15"/>
        </table:table-row>
        <table:table-row table:style-name="ro1">
          <table:table-cell table:style-name="ce17" office:value-type="float" office:value="3.47208499794969" calcext:value-type="float">
            <text:p>3.472084998</text:p>
          </table:table-cell>
          <table:table-cell office:value-type="float" office:value="857" calcext:value-type="float">
            <text:p>857</text:p>
          </table:table-cell>
          <table:table-cell table:number-columns-repeated="15"/>
        </table:table-row>
        <table:table-row table:style-name="ro1">
          <table:table-cell table:style-name="ce17" office:value-type="float" office:value="4.98818519930345" calcext:value-type="float">
            <text:p>4.988185199</text:p>
          </table:table-cell>
          <table:table-cell office:value-type="float" office:value="858" calcext:value-type="float">
            <text:p>858</text:p>
          </table:table-cell>
          <table:table-cell table:number-columns-repeated="15"/>
        </table:table-row>
        <table:table-row table:style-name="ro1">
          <table:table-cell table:style-name="ce17" office:value-type="float" office:value="2.13440148090052" calcext:value-type="float">
            <text:p>2.134401481</text:p>
          </table:table-cell>
          <table:table-cell office:value-type="float" office:value="859" calcext:value-type="float">
            <text:p>859</text:p>
          </table:table-cell>
          <table:table-cell table:number-columns-repeated="15"/>
        </table:table-row>
        <table:table-row table:style-name="ro1">
          <table:table-cell table:style-name="ce17" office:value-type="float" office:value="1.79935504214961" calcext:value-type="float">
            <text:p>1.799355042</text:p>
          </table:table-cell>
          <table:table-cell office:value-type="float" office:value="860" calcext:value-type="float">
            <text:p>860</text:p>
          </table:table-cell>
          <table:table-cell table:number-columns-repeated="15"/>
        </table:table-row>
        <table:table-row table:style-name="ro1">
          <table:table-cell table:style-name="ce17" office:value-type="float" office:value="5.22033623046544" calcext:value-type="float">
            <text:p>5.220336230</text:p>
          </table:table-cell>
          <table:table-cell office:value-type="float" office:value="861" calcext:value-type="float">
            <text:p>861</text:p>
          </table:table-cell>
          <table:table-cell table:number-columns-repeated="15"/>
        </table:table-row>
        <table:table-row table:style-name="ro1">
          <table:table-cell table:style-name="ce17" office:value-type="float" office:value="0.991684331330053" calcext:value-type="float">
            <text:p>0.991684331</text:p>
          </table:table-cell>
          <table:table-cell office:value-type="float" office:value="862" calcext:value-type="float">
            <text:p>862</text:p>
          </table:table-cell>
          <table:table-cell table:number-columns-repeated="15"/>
        </table:table-row>
        <table:table-row table:style-name="ro1">
          <table:table-cell table:style-name="ce17" office:value-type="float" office:value="0.318172579920643" calcext:value-type="float">
            <text:p>0.318172580</text:p>
          </table:table-cell>
          <table:table-cell office:value-type="float" office:value="863" calcext:value-type="float">
            <text:p>863</text:p>
          </table:table-cell>
          <table:table-cell table:number-columns-repeated="15"/>
        </table:table-row>
        <table:table-row table:style-name="ro1">
          <table:table-cell table:style-name="ce17" office:value-type="float" office:value="13.5748826582219" calcext:value-type="float">
            <text:p>13.574882658</text:p>
          </table:table-cell>
          <table:table-cell office:value-type="float" office:value="864" calcext:value-type="float">
            <text:p>864</text:p>
          </table:table-cell>
          <table:table-cell table:number-columns-repeated="15"/>
        </table:table-row>
        <table:table-row table:style-name="ro1">
          <table:table-cell table:style-name="ce17" office:value-type="float" office:value="0.0595533549488039" calcext:value-type="float">
            <text:p>0.059553355</text:p>
          </table:table-cell>
          <table:table-cell office:value-type="float" office:value="865" calcext:value-type="float">
            <text:p>865</text:p>
          </table:table-cell>
          <table:table-cell table:number-columns-repeated="15"/>
        </table:table-row>
        <table:table-row table:style-name="ro1">
          <table:table-cell table:style-name="ce17" office:value-type="float" office:value="2.51302092295518" calcext:value-type="float">
            <text:p>2.513020923</text:p>
          </table:table-cell>
          <table:table-cell office:value-type="float" office:value="866" calcext:value-type="float">
            <text:p>866</text:p>
          </table:table-cell>
          <table:table-cell table:number-columns-repeated="15"/>
        </table:table-row>
        <table:table-row table:style-name="ro1">
          <table:table-cell table:style-name="ce17" office:value-type="float" office:value="0.944049974193497" calcext:value-type="float">
            <text:p>0.944049974</text:p>
          </table:table-cell>
          <table:table-cell office:value-type="float" office:value="867" calcext:value-type="float">
            <text:p>867</text:p>
          </table:table-cell>
          <table:table-cell table:number-columns-repeated="15"/>
        </table:table-row>
        <table:table-row table:style-name="ro1">
          <table:table-cell table:style-name="ce17" office:value-type="float" office:value="0.919922177465426" calcext:value-type="float">
            <text:p>0.919922177</text:p>
          </table:table-cell>
          <table:table-cell office:value-type="float" office:value="868" calcext:value-type="float">
            <text:p>868</text:p>
          </table:table-cell>
          <table:table-cell table:number-columns-repeated="15"/>
        </table:table-row>
        <table:table-row table:style-name="ro1">
          <table:table-cell table:style-name="ce17" office:value-type="float" office:value="0.805763227822978" calcext:value-type="float">
            <text:p>0.805763228</text:p>
          </table:table-cell>
          <table:table-cell office:value-type="float" office:value="869" calcext:value-type="float">
            <text:p>869</text:p>
          </table:table-cell>
          <table:table-cell table:number-columns-repeated="15"/>
        </table:table-row>
        <table:table-row table:style-name="ro1">
          <table:table-cell table:style-name="ce17" office:value-type="float" office:value="2.36737684932596" calcext:value-type="float">
            <text:p>2.367376849</text:p>
          </table:table-cell>
          <table:table-cell office:value-type="float" office:value="870" calcext:value-type="float">
            <text:p>870</text:p>
          </table:table-cell>
          <table:table-cell table:number-columns-repeated="15"/>
        </table:table-row>
        <table:table-row table:style-name="ro1">
          <table:table-cell table:style-name="ce17" office:value-type="float" office:value="6.86369331574073" calcext:value-type="float">
            <text:p>6.863693316</text:p>
          </table:table-cell>
          <table:table-cell office:value-type="float" office:value="871" calcext:value-type="float">
            <text:p>871</text:p>
          </table:table-cell>
          <table:table-cell table:number-columns-repeated="15"/>
        </table:table-row>
        <table:table-row table:style-name="ro1">
          <table:table-cell table:style-name="ce17" office:value-type="float" office:value="4.44690486097258" calcext:value-type="float">
            <text:p>4.446904861</text:p>
          </table:table-cell>
          <table:table-cell office:value-type="float" office:value="872" calcext:value-type="float">
            <text:p>872</text:p>
          </table:table-cell>
          <table:table-cell table:number-columns-repeated="15"/>
        </table:table-row>
        <table:table-row table:style-name="ro1">
          <table:table-cell table:style-name="ce17" office:value-type="float" office:value="1.61187259099982" calcext:value-type="float">
            <text:p>1.611872591</text:p>
          </table:table-cell>
          <table:table-cell office:value-type="float" office:value="873" calcext:value-type="float">
            <text:p>873</text:p>
          </table:table-cell>
          <table:table-cell table:number-columns-repeated="15"/>
        </table:table-row>
        <table:table-row table:style-name="ro1">
          <table:table-cell table:style-name="ce17" office:value-type="float" office:value="3.05098510018163" calcext:value-type="float">
            <text:p>3.050985100</text:p>
          </table:table-cell>
          <table:table-cell office:value-type="float" office:value="874" calcext:value-type="float">
            <text:p>874</text:p>
          </table:table-cell>
          <table:table-cell table:number-columns-repeated="15"/>
        </table:table-row>
        <table:table-row table:style-name="ro1">
          <table:table-cell table:style-name="ce17" office:value-type="float" office:value="0.564553746099015" calcext:value-type="float">
            <text:p>0.564553746</text:p>
          </table:table-cell>
          <table:table-cell office:value-type="float" office:value="875" calcext:value-type="float">
            <text:p>875</text:p>
          </table:table-cell>
          <table:table-cell table:number-columns-repeated="15"/>
        </table:table-row>
        <table:table-row table:style-name="ro1">
          <table:table-cell table:style-name="ce17" office:value-type="float" office:value="1.65203022041355" calcext:value-type="float">
            <text:p>1.652030220</text:p>
          </table:table-cell>
          <table:table-cell office:value-type="float" office:value="876" calcext:value-type="float">
            <text:p>876</text:p>
          </table:table-cell>
          <table:table-cell table:number-columns-repeated="15"/>
        </table:table-row>
        <table:table-row table:style-name="ro1">
          <table:table-cell table:style-name="ce17" office:value-type="float" office:value="1.3738886712973" calcext:value-type="float">
            <text:p>1.373888671</text:p>
          </table:table-cell>
          <table:table-cell office:value-type="float" office:value="877" calcext:value-type="float">
            <text:p>877</text:p>
          </table:table-cell>
          <table:table-cell table:number-columns-repeated="15"/>
        </table:table-row>
        <table:table-row table:style-name="ro1">
          <table:table-cell table:style-name="ce17" office:value-type="float" office:value="1.88320009863413" calcext:value-type="float">
            <text:p>1.883200099</text:p>
          </table:table-cell>
          <table:table-cell office:value-type="float" office:value="878" calcext:value-type="float">
            <text:p>878</text:p>
          </table:table-cell>
          <table:table-cell table:number-columns-repeated="15"/>
        </table:table-row>
        <table:table-row table:style-name="ro1">
          <table:table-cell table:style-name="ce17" office:value-type="float" office:value="0.476799255918043" calcext:value-type="float">
            <text:p>0.476799256</text:p>
          </table:table-cell>
          <table:table-cell office:value-type="float" office:value="879" calcext:value-type="float">
            <text:p>879</text:p>
          </table:table-cell>
          <table:table-cell table:number-columns-repeated="15"/>
        </table:table-row>
        <table:table-row table:style-name="ro1">
          <table:table-cell table:style-name="ce17" office:value-type="float" office:value="0.284722316143879" calcext:value-type="float">
            <text:p>0.284722316</text:p>
          </table:table-cell>
          <table:table-cell office:value-type="float" office:value="880" calcext:value-type="float">
            <text:p>880</text:p>
          </table:table-cell>
          <table:table-cell table:number-columns-repeated="15"/>
        </table:table-row>
        <table:table-row table:style-name="ro1">
          <table:table-cell table:style-name="ce17" office:value-type="float" office:value="5.13928169287698" calcext:value-type="float">
            <text:p>5.139281693</text:p>
          </table:table-cell>
          <table:table-cell office:value-type="float" office:value="881" calcext:value-type="float">
            <text:p>881</text:p>
          </table:table-cell>
          <table:table-cell table:number-columns-repeated="15"/>
        </table:table-row>
        <table:table-row table:style-name="ro1">
          <table:table-cell table:style-name="ce17" office:value-type="float" office:value="4.90461179781524" calcext:value-type="float">
            <text:p>4.904611798</text:p>
          </table:table-cell>
          <table:table-cell office:value-type="float" office:value="882" calcext:value-type="float">
            <text:p>882</text:p>
          </table:table-cell>
          <table:table-cell table:number-columns-repeated="15"/>
        </table:table-row>
        <table:table-row table:style-name="ro1">
          <table:table-cell table:style-name="ce17" office:value-type="float" office:value="7.06188740073143" calcext:value-type="float">
            <text:p>7.061887401</text:p>
          </table:table-cell>
          <table:table-cell office:value-type="float" office:value="883" calcext:value-type="float">
            <text:p>883</text:p>
          </table:table-cell>
          <table:table-cell table:number-columns-repeated="15"/>
        </table:table-row>
        <table:table-row table:style-name="ro1">
          <table:table-cell table:style-name="ce17" office:value-type="float" office:value="1.37059780797854" calcext:value-type="float">
            <text:p>1.370597808</text:p>
          </table:table-cell>
          <table:table-cell office:value-type="float" office:value="884" calcext:value-type="float">
            <text:p>884</text:p>
          </table:table-cell>
          <table:table-cell table:number-columns-repeated="15"/>
        </table:table-row>
        <table:table-row table:style-name="ro1">
          <table:table-cell table:style-name="ce17" office:value-type="float" office:value="3.24669012087551" calcext:value-type="float">
            <text:p>3.246690121</text:p>
          </table:table-cell>
          <table:table-cell office:value-type="float" office:value="885" calcext:value-type="float">
            <text:p>885</text:p>
          </table:table-cell>
          <table:table-cell table:number-columns-repeated="15"/>
        </table:table-row>
        <table:table-row table:style-name="ro1">
          <table:table-cell table:style-name="ce17" office:value-type="float" office:value="2.62856638886639" calcext:value-type="float">
            <text:p>2.628566389</text:p>
          </table:table-cell>
          <table:table-cell office:value-type="float" office:value="886" calcext:value-type="float">
            <text:p>886</text:p>
          </table:table-cell>
          <table:table-cell table:number-columns-repeated="15"/>
        </table:table-row>
        <table:table-row table:style-name="ro1">
          <table:table-cell table:style-name="ce17" office:value-type="float" office:value="2.05079867926858" calcext:value-type="float">
            <text:p>2.050798679</text:p>
          </table:table-cell>
          <table:table-cell office:value-type="float" office:value="887" calcext:value-type="float">
            <text:p>887</text:p>
          </table:table-cell>
          <table:table-cell table:number-columns-repeated="15"/>
        </table:table-row>
        <table:table-row table:style-name="ro1">
          <table:table-cell table:style-name="ce17" office:value-type="float" office:value="0.535944064877652" calcext:value-type="float">
            <text:p>0.535944065</text:p>
          </table:table-cell>
          <table:table-cell office:value-type="float" office:value="888" calcext:value-type="float">
            <text:p>888</text:p>
          </table:table-cell>
          <table:table-cell table:number-columns-repeated="15"/>
        </table:table-row>
        <table:table-row table:style-name="ro1">
          <table:table-cell table:style-name="ce17" office:value-type="float" office:value="0.233141601046406" calcext:value-type="float">
            <text:p>0.233141601</text:p>
          </table:table-cell>
          <table:table-cell office:value-type="float" office:value="889" calcext:value-type="float">
            <text:p>889</text:p>
          </table:table-cell>
          <table:table-cell table:number-columns-repeated="15"/>
        </table:table-row>
        <table:table-row table:style-name="ro1">
          <table:table-cell table:style-name="ce17" office:value-type="float" office:value="5.19974895449094" calcext:value-type="float">
            <text:p>5.199748954</text:p>
          </table:table-cell>
          <table:table-cell office:value-type="float" office:value="890" calcext:value-type="float">
            <text:p>890</text:p>
          </table:table-cell>
          <table:table-cell table:number-columns-repeated="15"/>
        </table:table-row>
        <table:table-row table:style-name="ro1">
          <table:table-cell table:style-name="ce17" office:value-type="float" office:value="0.666322583110844" calcext:value-type="float">
            <text:p>0.666322583</text:p>
          </table:table-cell>
          <table:table-cell office:value-type="float" office:value="891" calcext:value-type="float">
            <text:p>891</text:p>
          </table:table-cell>
          <table:table-cell table:number-columns-repeated="15"/>
        </table:table-row>
        <table:table-row table:style-name="ro1">
          <table:table-cell table:style-name="ce17" office:value-type="float" office:value="3.75770981869133" calcext:value-type="float">
            <text:p>3.757709819</text:p>
          </table:table-cell>
          <table:table-cell office:value-type="float" office:value="892" calcext:value-type="float">
            <text:p>892</text:p>
          </table:table-cell>
          <table:table-cell table:number-columns-repeated="15"/>
        </table:table-row>
        <table:table-row table:style-name="ro1">
          <table:table-cell table:style-name="ce17" office:value-type="float" office:value="0.385334965830216" calcext:value-type="float">
            <text:p>0.385334966</text:p>
          </table:table-cell>
          <table:table-cell office:value-type="float" office:value="893" calcext:value-type="float">
            <text:p>893</text:p>
          </table:table-cell>
          <table:table-cell table:number-columns-repeated="15"/>
        </table:table-row>
        <table:table-row table:style-name="ro1">
          <table:table-cell table:style-name="ce17" office:value-type="float" office:value="8.33662983616995" calcext:value-type="float">
            <text:p>8.336629836</text:p>
          </table:table-cell>
          <table:table-cell office:value-type="float" office:value="894" calcext:value-type="float">
            <text:p>894</text:p>
          </table:table-cell>
          <table:table-cell table:number-columns-repeated="15"/>
        </table:table-row>
        <table:table-row table:style-name="ro1">
          <table:table-cell table:style-name="ce17" office:value-type="float" office:value="3.99091226859543" calcext:value-type="float">
            <text:p>3.990912269</text:p>
          </table:table-cell>
          <table:table-cell office:value-type="float" office:value="895" calcext:value-type="float">
            <text:p>895</text:p>
          </table:table-cell>
          <table:table-cell table:number-columns-repeated="15"/>
        </table:table-row>
        <table:table-row table:style-name="ro1">
          <table:table-cell table:style-name="ce17" office:value-type="float" office:value="0.170712420595034" calcext:value-type="float">
            <text:p>0.170712421</text:p>
          </table:table-cell>
          <table:table-cell office:value-type="float" office:value="896" calcext:value-type="float">
            <text:p>896</text:p>
          </table:table-cell>
          <table:table-cell table:number-columns-repeated="15"/>
        </table:table-row>
        <table:table-row table:style-name="ro1">
          <table:table-cell table:style-name="ce17" office:value-type="float" office:value="10.2880120229382" calcext:value-type="float">
            <text:p>10.288012023</text:p>
          </table:table-cell>
          <table:table-cell office:value-type="float" office:value="897" calcext:value-type="float">
            <text:p>897</text:p>
          </table:table-cell>
          <table:table-cell table:number-columns-repeated="15"/>
        </table:table-row>
        <table:table-row table:style-name="ro1">
          <table:table-cell table:style-name="ce17" office:value-type="float" office:value="0.882340361012996" calcext:value-type="float">
            <text:p>0.882340361</text:p>
          </table:table-cell>
          <table:table-cell office:value-type="float" office:value="898" calcext:value-type="float">
            <text:p>898</text:p>
          </table:table-cell>
          <table:table-cell table:number-columns-repeated="15"/>
        </table:table-row>
        <table:table-row table:style-name="ro1">
          <table:table-cell table:style-name="ce17" office:value-type="float" office:value="1.85587811528333" calcext:value-type="float">
            <text:p>1.855878115</text:p>
          </table:table-cell>
          <table:table-cell office:value-type="float" office:value="899" calcext:value-type="float">
            <text:p>899</text:p>
          </table:table-cell>
          <table:table-cell table:number-columns-repeated="15"/>
        </table:table-row>
        <table:table-row table:style-name="ro1">
          <table:table-cell table:style-name="ce17" office:value-type="float" office:value="1.87448750081269" calcext:value-type="float">
            <text:p>1.874487501</text:p>
          </table:table-cell>
          <table:table-cell office:value-type="float" office:value="900" calcext:value-type="float">
            <text:p>900</text:p>
          </table:table-cell>
          <table:table-cell table:number-columns-repeated="15"/>
        </table:table-row>
        <table:table-row table:style-name="ro1">
          <table:table-cell table:style-name="ce17" office:value-type="float" office:value="5.14890357741116" calcext:value-type="float">
            <text:p>5.148903577</text:p>
          </table:table-cell>
          <table:table-cell office:value-type="float" office:value="901" calcext:value-type="float">
            <text:p>901</text:p>
          </table:table-cell>
          <table:table-cell table:number-columns-repeated="15"/>
        </table:table-row>
        <table:table-row table:style-name="ro1">
          <table:table-cell table:style-name="ce17" office:value-type="float" office:value="4.44526649183049" calcext:value-type="float">
            <text:p>4.445266492</text:p>
          </table:table-cell>
          <table:table-cell office:value-type="float" office:value="902" calcext:value-type="float">
            <text:p>902</text:p>
          </table:table-cell>
          <table:table-cell table:number-columns-repeated="15"/>
        </table:table-row>
        <table:table-row table:style-name="ro1">
          <table:table-cell table:style-name="ce17" office:value-type="float" office:value="2.75616785460116" calcext:value-type="float">
            <text:p>2.756167855</text:p>
          </table:table-cell>
          <table:table-cell office:value-type="float" office:value="903" calcext:value-type="float">
            <text:p>903</text:p>
          </table:table-cell>
          <table:table-cell table:number-columns-repeated="15"/>
        </table:table-row>
        <table:table-row table:style-name="ro1">
          <table:table-cell table:style-name="ce17" office:value-type="float" office:value="1.07786472214291" calcext:value-type="float">
            <text:p>1.077864722</text:p>
          </table:table-cell>
          <table:table-cell office:value-type="float" office:value="904" calcext:value-type="float">
            <text:p>904</text:p>
          </table:table-cell>
          <table:table-cell table:number-columns-repeated="15"/>
        </table:table-row>
        <table:table-row table:style-name="ro1">
          <table:table-cell table:style-name="ce17" office:value-type="float" office:value="0.123744561464473" calcext:value-type="float">
            <text:p>0.123744561</text:p>
          </table:table-cell>
          <table:table-cell office:value-type="float" office:value="905" calcext:value-type="float">
            <text:p>905</text:p>
          </table:table-cell>
          <table:table-cell table:number-columns-repeated="15"/>
        </table:table-row>
        <table:table-row table:style-name="ro1">
          <table:table-cell table:style-name="ce17" office:value-type="float" office:value="3.85410202185769" calcext:value-type="float">
            <text:p>3.854102022</text:p>
          </table:table-cell>
          <table:table-cell office:value-type="float" office:value="906" calcext:value-type="float">
            <text:p>906</text:p>
          </table:table-cell>
          <table:table-cell table:number-columns-repeated="15"/>
        </table:table-row>
        <table:table-row table:style-name="ro1">
          <table:table-cell table:style-name="ce17" office:value-type="float" office:value="0.594585416962524" calcext:value-type="float">
            <text:p>0.594585417</text:p>
          </table:table-cell>
          <table:table-cell office:value-type="float" office:value="907" calcext:value-type="float">
            <text:p>907</text:p>
          </table:table-cell>
          <table:table-cell table:number-columns-repeated="15"/>
        </table:table-row>
        <table:table-row table:style-name="ro1">
          <table:table-cell table:style-name="ce17" office:value-type="float" office:value="0.174778044580281" calcext:value-type="float">
            <text:p>0.174778045</text:p>
          </table:table-cell>
          <table:table-cell office:value-type="float" office:value="908" calcext:value-type="float">
            <text:p>908</text:p>
          </table:table-cell>
          <table:table-cell table:number-columns-repeated="15"/>
        </table:table-row>
        <table:table-row table:style-name="ro1">
          <table:table-cell table:style-name="ce17" office:value-type="float" office:value="5.99928330673101" calcext:value-type="float">
            <text:p>5.999283307</text:p>
          </table:table-cell>
          <table:table-cell office:value-type="float" office:value="909" calcext:value-type="float">
            <text:p>909</text:p>
          </table:table-cell>
          <table:table-cell table:number-columns-repeated="15"/>
        </table:table-row>
        <table:table-row table:style-name="ro1">
          <table:table-cell table:style-name="ce17" office:value-type="float" office:value="6.21459622025339" calcext:value-type="float">
            <text:p>6.214596220</text:p>
          </table:table-cell>
          <table:table-cell office:value-type="float" office:value="910" calcext:value-type="float">
            <text:p>910</text:p>
          </table:table-cell>
          <table:table-cell table:number-columns-repeated="15"/>
        </table:table-row>
        <table:table-row table:style-name="ro1">
          <table:table-cell table:style-name="ce17" office:value-type="float" office:value="12.4089799333341" calcext:value-type="float">
            <text:p>12.408979933</text:p>
          </table:table-cell>
          <table:table-cell office:value-type="float" office:value="911" calcext:value-type="float">
            <text:p>911</text:p>
          </table:table-cell>
          <table:table-cell table:number-columns-repeated="15"/>
        </table:table-row>
        <table:table-row table:style-name="ro1">
          <table:table-cell table:style-name="ce17" office:value-type="float" office:value="4.59418065578004" calcext:value-type="float">
            <text:p>4.594180656</text:p>
          </table:table-cell>
          <table:table-cell office:value-type="float" office:value="912" calcext:value-type="float">
            <text:p>912</text:p>
          </table:table-cell>
          <table:table-cell table:number-columns-repeated="15"/>
        </table:table-row>
        <table:table-row table:style-name="ro1">
          <table:table-cell table:style-name="ce17" office:value-type="float" office:value="3.0371072188245" calcext:value-type="float">
            <text:p>3.037107219</text:p>
          </table:table-cell>
          <table:table-cell office:value-type="float" office:value="913" calcext:value-type="float">
            <text:p>913</text:p>
          </table:table-cell>
          <table:table-cell table:number-columns-repeated="15"/>
        </table:table-row>
        <table:table-row table:style-name="ro1">
          <table:table-cell table:style-name="ce17" office:value-type="float" office:value="0.559418803161385" calcext:value-type="float">
            <text:p>0.559418803</text:p>
          </table:table-cell>
          <table:table-cell office:value-type="float" office:value="914" calcext:value-type="float">
            <text:p>914</text:p>
          </table:table-cell>
          <table:table-cell table:number-columns-repeated="15"/>
        </table:table-row>
        <table:table-row table:style-name="ro1">
          <table:table-cell table:style-name="ce17" office:value-type="float" office:value="0.0228238401852577" calcext:value-type="float">
            <text:p>0.022823840</text:p>
          </table:table-cell>
          <table:table-cell office:value-type="float" office:value="915" calcext:value-type="float">
            <text:p>915</text:p>
          </table:table-cell>
          <table:table-cell table:number-columns-repeated="15"/>
        </table:table-row>
        <table:table-row table:style-name="ro1">
          <table:table-cell table:style-name="ce17" office:value-type="float" office:value="0.64230204007638" calcext:value-type="float">
            <text:p>0.642302040</text:p>
          </table:table-cell>
          <table:table-cell office:value-type="float" office:value="916" calcext:value-type="float">
            <text:p>916</text:p>
          </table:table-cell>
          <table:table-cell table:number-columns-repeated="15"/>
        </table:table-row>
        <table:table-row table:style-name="ro1">
          <table:table-cell table:style-name="ce17" office:value-type="float" office:value="3.21923377890584" calcext:value-type="float">
            <text:p>3.219233779</text:p>
          </table:table-cell>
          <table:table-cell office:value-type="float" office:value="917" calcext:value-type="float">
            <text:p>917</text:p>
          </table:table-cell>
          <table:table-cell table:number-columns-repeated="15"/>
        </table:table-row>
        <table:table-row table:style-name="ro1">
          <table:table-cell table:style-name="ce17" office:value-type="float" office:value="1.58925708278427" calcext:value-type="float">
            <text:p>1.589257083</text:p>
          </table:table-cell>
          <table:table-cell office:value-type="float" office:value="918" calcext:value-type="float">
            <text:p>918</text:p>
          </table:table-cell>
          <table:table-cell table:number-columns-repeated="15"/>
        </table:table-row>
        <table:table-row table:style-name="ro1">
          <table:table-cell table:style-name="ce17" office:value-type="float" office:value="1.85115665599833" calcext:value-type="float">
            <text:p>1.851156656</text:p>
          </table:table-cell>
          <table:table-cell office:value-type="float" office:value="919" calcext:value-type="float">
            <text:p>919</text:p>
          </table:table-cell>
          <table:table-cell table:number-columns-repeated="15"/>
        </table:table-row>
        <table:table-row table:style-name="ro1">
          <table:table-cell table:style-name="ce17" office:value-type="float" office:value="3.25891982196767" calcext:value-type="float">
            <text:p>3.258919822</text:p>
          </table:table-cell>
          <table:table-cell office:value-type="float" office:value="920" calcext:value-type="float">
            <text:p>920</text:p>
          </table:table-cell>
          <table:table-cell table:number-columns-repeated="15"/>
        </table:table-row>
        <table:table-row table:style-name="ro1">
          <table:table-cell table:style-name="ce17" office:value-type="float" office:value="1.43393451309541" calcext:value-type="float">
            <text:p>1.433934513</text:p>
          </table:table-cell>
          <table:table-cell office:value-type="float" office:value="921" calcext:value-type="float">
            <text:p>921</text:p>
          </table:table-cell>
          <table:table-cell table:number-columns-repeated="15"/>
        </table:table-row>
        <table:table-row table:style-name="ro1">
          <table:table-cell table:style-name="ce17" office:value-type="float" office:value="1.8662630039938" calcext:value-type="float">
            <text:p>1.866263004</text:p>
          </table:table-cell>
          <table:table-cell office:value-type="float" office:value="922" calcext:value-type="float">
            <text:p>922</text:p>
          </table:table-cell>
          <table:table-cell table:number-columns-repeated="15"/>
        </table:table-row>
        <table:table-row table:style-name="ro1">
          <table:table-cell table:style-name="ce17" office:value-type="float" office:value="0.875718631548514" calcext:value-type="float">
            <text:p>0.875718632</text:p>
          </table:table-cell>
          <table:table-cell office:value-type="float" office:value="923" calcext:value-type="float">
            <text:p>923</text:p>
          </table:table-cell>
          <table:table-cell table:number-columns-repeated="15"/>
        </table:table-row>
        <table:table-row table:style-name="ro1">
          <table:table-cell table:style-name="ce17" office:value-type="float" office:value="1.86353129309983" calcext:value-type="float">
            <text:p>1.863531293</text:p>
          </table:table-cell>
          <table:table-cell office:value-type="float" office:value="924" calcext:value-type="float">
            <text:p>924</text:p>
          </table:table-cell>
          <table:table-cell table:number-columns-repeated="15"/>
        </table:table-row>
        <table:table-row table:style-name="ro1">
          <table:table-cell table:style-name="ce17" office:value-type="float" office:value="0.030872825419389" calcext:value-type="float">
            <text:p>0.030872825</text:p>
          </table:table-cell>
          <table:table-cell office:value-type="float" office:value="925" calcext:value-type="float">
            <text:p>925</text:p>
          </table:table-cell>
          <table:table-cell table:number-columns-repeated="15"/>
        </table:table-row>
        <table:table-row table:style-name="ro1">
          <table:table-cell table:style-name="ce17" office:value-type="float" office:value="1.62420546398331" calcext:value-type="float">
            <text:p>1.624205464</text:p>
          </table:table-cell>
          <table:table-cell office:value-type="float" office:value="926" calcext:value-type="float">
            <text:p>926</text:p>
          </table:table-cell>
          <table:table-cell table:number-columns-repeated="15"/>
        </table:table-row>
        <table:table-row table:style-name="ro1">
          <table:table-cell table:style-name="ce17" office:value-type="float" office:value="0.201644580480588" calcext:value-type="float">
            <text:p>0.201644580</text:p>
          </table:table-cell>
          <table:table-cell office:value-type="float" office:value="927" calcext:value-type="float">
            <text:p>927</text:p>
          </table:table-cell>
          <table:table-cell table:number-columns-repeated="15"/>
        </table:table-row>
        <table:table-row table:style-name="ro1">
          <table:table-cell table:style-name="ce17" office:value-type="float" office:value="0.254610708844657" calcext:value-type="float">
            <text:p>0.254610709</text:p>
          </table:table-cell>
          <table:table-cell office:value-type="float" office:value="928" calcext:value-type="float">
            <text:p>928</text:p>
          </table:table-cell>
          <table:table-cell table:number-columns-repeated="15"/>
        </table:table-row>
        <table:table-row table:style-name="ro1">
          <table:table-cell table:style-name="ce17" office:value-type="float" office:value="2.63108314543758" calcext:value-type="float">
            <text:p>2.631083145</text:p>
          </table:table-cell>
          <table:table-cell office:value-type="float" office:value="929" calcext:value-type="float">
            <text:p>929</text:p>
          </table:table-cell>
          <table:table-cell table:number-columns-repeated="15"/>
        </table:table-row>
        <table:table-row table:style-name="ro1">
          <table:table-cell table:style-name="ce17" office:value-type="float" office:value="1.37036762197782" calcext:value-type="float">
            <text:p>1.370367622</text:p>
          </table:table-cell>
          <table:table-cell office:value-type="float" office:value="930" calcext:value-type="float">
            <text:p>930</text:p>
          </table:table-cell>
          <table:table-cell table:number-columns-repeated="15"/>
        </table:table-row>
        <table:table-row table:style-name="ro1">
          <table:table-cell table:style-name="ce17" office:value-type="float" office:value="1.61286780560567" calcext:value-type="float">
            <text:p>1.612867806</text:p>
          </table:table-cell>
          <table:table-cell office:value-type="float" office:value="931" calcext:value-type="float">
            <text:p>931</text:p>
          </table:table-cell>
          <table:table-cell table:number-columns-repeated="15"/>
        </table:table-row>
        <table:table-row table:style-name="ro1">
          <table:table-cell table:style-name="ce17" office:value-type="float" office:value="3.5413002877549" calcext:value-type="float">
            <text:p>3.541300288</text:p>
          </table:table-cell>
          <table:table-cell office:value-type="float" office:value="932" calcext:value-type="float">
            <text:p>932</text:p>
          </table:table-cell>
          <table:table-cell table:number-columns-repeated="15"/>
        </table:table-row>
        <table:table-row table:style-name="ro1">
          <table:table-cell table:style-name="ce17" office:value-type="float" office:value="4.04492827537834" calcext:value-type="float">
            <text:p>4.044928275</text:p>
          </table:table-cell>
          <table:table-cell office:value-type="float" office:value="933" calcext:value-type="float">
            <text:p>933</text:p>
          </table:table-cell>
          <table:table-cell table:number-columns-repeated="15"/>
        </table:table-row>
        <table:table-row table:style-name="ro1">
          <table:table-cell table:style-name="ce17" office:value-type="float" office:value="0.283309435102095" calcext:value-type="float">
            <text:p>0.283309435</text:p>
          </table:table-cell>
          <table:table-cell office:value-type="float" office:value="934" calcext:value-type="float">
            <text:p>934</text:p>
          </table:table-cell>
          <table:table-cell table:number-columns-repeated="15"/>
        </table:table-row>
        <table:table-row table:style-name="ro1">
          <table:table-cell table:style-name="ce17" office:value-type="float" office:value="7.69205632719169" calcext:value-type="float">
            <text:p>7.692056327</text:p>
          </table:table-cell>
          <table:table-cell office:value-type="float" office:value="935" calcext:value-type="float">
            <text:p>935</text:p>
          </table:table-cell>
          <table:table-cell table:number-columns-repeated="15"/>
        </table:table-row>
        <table:table-row table:style-name="ro1">
          <table:table-cell table:style-name="ce17" office:value-type="float" office:value="0.7805451064648" calcext:value-type="float">
            <text:p>0.780545106</text:p>
          </table:table-cell>
          <table:table-cell office:value-type="float" office:value="936" calcext:value-type="float">
            <text:p>936</text:p>
          </table:table-cell>
          <table:table-cell table:number-columns-repeated="15"/>
        </table:table-row>
        <table:table-row table:style-name="ro1">
          <table:table-cell table:style-name="ce17" office:value-type="float" office:value="1.50478009728566" calcext:value-type="float">
            <text:p>1.504780097</text:p>
          </table:table-cell>
          <table:table-cell office:value-type="float" office:value="937" calcext:value-type="float">
            <text:p>937</text:p>
          </table:table-cell>
          <table:table-cell table:number-columns-repeated="15"/>
        </table:table-row>
        <table:table-row table:style-name="ro1">
          <table:table-cell table:style-name="ce17" office:value-type="float" office:value="0.271036180369069" calcext:value-type="float">
            <text:p>0.271036180</text:p>
          </table:table-cell>
          <table:table-cell office:value-type="float" office:value="938" calcext:value-type="float">
            <text:p>938</text:p>
          </table:table-cell>
          <table:table-cell table:number-columns-repeated="15"/>
        </table:table-row>
        <table:table-row table:style-name="ro1">
          <table:table-cell table:style-name="ce17" office:value-type="float" office:value="0.903016706655782" calcext:value-type="float">
            <text:p>0.903016707</text:p>
          </table:table-cell>
          <table:table-cell office:value-type="float" office:value="939" calcext:value-type="float">
            <text:p>939</text:p>
          </table:table-cell>
          <table:table-cell table:number-columns-repeated="15"/>
        </table:table-row>
        <table:table-row table:style-name="ro1">
          <table:table-cell table:style-name="ce17" office:value-type="float" office:value="0.587183320403243" calcext:value-type="float">
            <text:p>0.587183320</text:p>
          </table:table-cell>
          <table:table-cell office:value-type="float" office:value="940" calcext:value-type="float">
            <text:p>940</text:p>
          </table:table-cell>
          <table:table-cell table:number-columns-repeated="15"/>
        </table:table-row>
        <table:table-row table:style-name="ro1">
          <table:table-cell table:style-name="ce17" office:value-type="float" office:value="2.3159065495595" calcext:value-type="float">
            <text:p>2.315906550</text:p>
          </table:table-cell>
          <table:table-cell office:value-type="float" office:value="941" calcext:value-type="float">
            <text:p>941</text:p>
          </table:table-cell>
          <table:table-cell table:number-columns-repeated="15"/>
        </table:table-row>
        <table:table-row table:style-name="ro1">
          <table:table-cell table:style-name="ce17" office:value-type="float" office:value="1.31340699944683" calcext:value-type="float">
            <text:p>1.313406999</text:p>
          </table:table-cell>
          <table:table-cell office:value-type="float" office:value="942" calcext:value-type="float">
            <text:p>942</text:p>
          </table:table-cell>
          <table:table-cell table:number-columns-repeated="15"/>
        </table:table-row>
        <table:table-row table:style-name="ro1">
          <table:table-cell table:style-name="ce17" office:value-type="float" office:value="0.222085281369113" calcext:value-type="float">
            <text:p>0.222085281</text:p>
          </table:table-cell>
          <table:table-cell office:value-type="float" office:value="943" calcext:value-type="float">
            <text:p>943</text:p>
          </table:table-cell>
          <table:table-cell table:number-columns-repeated="15"/>
        </table:table-row>
        <table:table-row table:style-name="ro1">
          <table:table-cell table:style-name="ce17" office:value-type="float" office:value="4.04890881112215" calcext:value-type="float">
            <text:p>4.048908811</text:p>
          </table:table-cell>
          <table:table-cell office:value-type="float" office:value="944" calcext:value-type="float">
            <text:p>944</text:p>
          </table:table-cell>
          <table:table-cell table:number-columns-repeated="15"/>
        </table:table-row>
        <table:table-row table:style-name="ro1">
          <table:table-cell table:style-name="ce17" office:value-type="float" office:value="1.25790497961265" calcext:value-type="float">
            <text:p>1.257904980</text:p>
          </table:table-cell>
          <table:table-cell office:value-type="float" office:value="945" calcext:value-type="float">
            <text:p>945</text:p>
          </table:table-cell>
          <table:table-cell table:number-columns-repeated="15"/>
        </table:table-row>
        <table:table-row table:style-name="ro1">
          <table:table-cell table:style-name="ce17" office:value-type="float" office:value="0.057101721782085" calcext:value-type="float">
            <text:p>0.057101722</text:p>
          </table:table-cell>
          <table:table-cell office:value-type="float" office:value="946" calcext:value-type="float">
            <text:p>946</text:p>
          </table:table-cell>
          <table:table-cell table:number-columns-repeated="15"/>
        </table:table-row>
        <table:table-row table:style-name="ro1">
          <table:table-cell table:style-name="ce17" office:value-type="float" office:value="2.05923954587522" calcext:value-type="float">
            <text:p>2.059239546</text:p>
          </table:table-cell>
          <table:table-cell office:value-type="float" office:value="947" calcext:value-type="float">
            <text:p>947</text:p>
          </table:table-cell>
          <table:table-cell table:number-columns-repeated="15"/>
        </table:table-row>
        <table:table-row table:style-name="ro1">
          <table:table-cell table:style-name="ce17" office:value-type="float" office:value="7.32415626421849" calcext:value-type="float">
            <text:p>7.324156264</text:p>
          </table:table-cell>
          <table:table-cell office:value-type="float" office:value="948" calcext:value-type="float">
            <text:p>948</text:p>
          </table:table-cell>
          <table:table-cell table:number-columns-repeated="15"/>
        </table:table-row>
        <table:table-row table:style-name="ro1">
          <table:table-cell table:style-name="ce17" office:value-type="float" office:value="0.467250037287339" calcext:value-type="float">
            <text:p>0.467250037</text:p>
          </table:table-cell>
          <table:table-cell office:value-type="float" office:value="949" calcext:value-type="float">
            <text:p>949</text:p>
          </table:table-cell>
          <table:table-cell table:number-columns-repeated="15"/>
        </table:table-row>
        <table:table-row table:style-name="ro1">
          <table:table-cell table:style-name="ce17" office:value-type="float" office:value="9.50788795148395" calcext:value-type="float">
            <text:p>9.507887951</text:p>
          </table:table-cell>
          <table:table-cell office:value-type="float" office:value="950" calcext:value-type="float">
            <text:p>950</text:p>
          </table:table-cell>
          <table:table-cell table:number-columns-repeated="15"/>
        </table:table-row>
        <table:table-row table:style-name="ro1">
          <table:table-cell table:style-name="ce17" office:value-type="float" office:value="4.43643921540875" calcext:value-type="float">
            <text:p>4.436439215</text:p>
          </table:table-cell>
          <table:table-cell office:value-type="float" office:value="951" calcext:value-type="float">
            <text:p>951</text:p>
          </table:table-cell>
          <table:table-cell table:number-columns-repeated="15"/>
        </table:table-row>
        <table:table-row table:style-name="ro1">
          <table:table-cell table:style-name="ce17" office:value-type="float" office:value="2.39683987822072" calcext:value-type="float">
            <text:p>2.396839878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 table:style-name="ce17" office:value-type="float" office:value="1.9322213675894" calcext:value-type="float">
            <text:p>1.932221368</text:p>
          </table:table-cell>
          <table:table-cell office:value-type="float" office:value="953" calcext:value-type="float">
            <text:p>953</text:p>
          </table:table-cell>
          <table:table-cell table:number-columns-repeated="15"/>
        </table:table-row>
        <table:table-row table:style-name="ro1">
          <table:table-cell table:style-name="ce17" office:value-type="float" office:value="0.0926865649643699" calcext:value-type="float">
            <text:p>0.092686565</text:p>
          </table:table-cell>
          <table:table-cell office:value-type="float" office:value="954" calcext:value-type="float">
            <text:p>954</text:p>
          </table:table-cell>
          <table:table-cell table:number-columns-repeated="15"/>
        </table:table-row>
        <table:table-row table:style-name="ro1">
          <table:table-cell table:style-name="ce17" office:value-type="float" office:value="5.19429973581206" calcext:value-type="float">
            <text:p>5.194299736</text:p>
          </table:table-cell>
          <table:table-cell office:value-type="float" office:value="955" calcext:value-type="float">
            <text:p>955</text:p>
          </table:table-cell>
          <table:table-cell table:number-columns-repeated="15"/>
        </table:table-row>
        <table:table-row table:style-name="ro1">
          <table:table-cell table:style-name="ce17" office:value-type="float" office:value="0.866536682474494" calcext:value-type="float">
            <text:p>0.866536682</text:p>
          </table:table-cell>
          <table:table-cell office:value-type="float" office:value="956" calcext:value-type="float">
            <text:p>956</text:p>
          </table:table-cell>
          <table:table-cell table:number-columns-repeated="15"/>
        </table:table-row>
        <table:table-row table:style-name="ro1">
          <table:table-cell table:style-name="ce17" office:value-type="float" office:value="0.246278059688106" calcext:value-type="float">
            <text:p>0.246278060</text:p>
          </table:table-cell>
          <table:table-cell office:value-type="float" office:value="957" calcext:value-type="float">
            <text:p>957</text:p>
          </table:table-cell>
          <table:table-cell table:number-columns-repeated="15"/>
        </table:table-row>
        <table:table-row table:style-name="ro1">
          <table:table-cell table:style-name="ce17" office:value-type="float" office:value="2.45764914688841" calcext:value-type="float">
            <text:p>2.457649147</text:p>
          </table:table-cell>
          <table:table-cell office:value-type="float" office:value="958" calcext:value-type="float">
            <text:p>958</text:p>
          </table:table-cell>
          <table:table-cell table:number-columns-repeated="15"/>
        </table:table-row>
        <table:table-row table:style-name="ro1">
          <table:table-cell table:style-name="ce17" office:value-type="float" office:value="5.40037473368337" calcext:value-type="float">
            <text:p>5.400374734</text:p>
          </table:table-cell>
          <table:table-cell office:value-type="float" office:value="959" calcext:value-type="float">
            <text:p>959</text:p>
          </table:table-cell>
          <table:table-cell table:number-columns-repeated="15"/>
        </table:table-row>
        <table:table-row table:style-name="ro1">
          <table:table-cell table:style-name="ce17" office:value-type="float" office:value="8.67890015507983" calcext:value-type="float">
            <text:p>8.678900155</text:p>
          </table:table-cell>
          <table:table-cell office:value-type="float" office:value="960" calcext:value-type="float">
            <text:p>960</text:p>
          </table:table-cell>
          <table:table-cell table:number-columns-repeated="15"/>
        </table:table-row>
        <table:table-row table:style-name="ro1">
          <table:table-cell table:style-name="ce17" office:value-type="float" office:value="1.64687760867148" calcext:value-type="float">
            <text:p>1.646877609</text:p>
          </table:table-cell>
          <table:table-cell office:value-type="float" office:value="961" calcext:value-type="float">
            <text:p>961</text:p>
          </table:table-cell>
          <table:table-cell table:number-columns-repeated="15"/>
        </table:table-row>
        <table:table-row table:style-name="ro1">
          <table:table-cell table:style-name="ce17" office:value-type="float" office:value="1.7925153776452" calcext:value-type="float">
            <text:p>1.792515378</text:p>
          </table:table-cell>
          <table:table-cell office:value-type="float" office:value="962" calcext:value-type="float">
            <text:p>962</text:p>
          </table:table-cell>
          <table:table-cell table:number-columns-repeated="15"/>
        </table:table-row>
        <table:table-row table:style-name="ro1">
          <table:table-cell table:style-name="ce17" office:value-type="float" office:value="6.22254036642876" calcext:value-type="float">
            <text:p>6.222540366</text:p>
          </table:table-cell>
          <table:table-cell office:value-type="float" office:value="963" calcext:value-type="float">
            <text:p>963</text:p>
          </table:table-cell>
          <table:table-cell table:number-columns-repeated="15"/>
        </table:table-row>
        <table:table-row table:style-name="ro1">
          <table:table-cell table:style-name="ce17" office:value-type="float" office:value="0.903229458784599" calcext:value-type="float">
            <text:p>0.903229459</text:p>
          </table:table-cell>
          <table:table-cell office:value-type="float" office:value="964" calcext:value-type="float">
            <text:p>964</text:p>
          </table:table-cell>
          <table:table-cell table:number-columns-repeated="15"/>
        </table:table-row>
        <table:table-row table:style-name="ro1">
          <table:table-cell table:style-name="ce17" office:value-type="float" office:value="0.0180103615122443" calcext:value-type="float">
            <text:p>0.018010362</text:p>
          </table:table-cell>
          <table:table-cell office:value-type="float" office:value="965" calcext:value-type="float">
            <text:p>965</text:p>
          </table:table-cell>
          <table:table-cell table:number-columns-repeated="15"/>
        </table:table-row>
        <table:table-row table:style-name="ro1">
          <table:table-cell table:style-name="ce17" office:value-type="float" office:value="0.391158179695529" calcext:value-type="float">
            <text:p>0.391158180</text:p>
          </table:table-cell>
          <table:table-cell office:value-type="float" office:value="966" calcext:value-type="float">
            <text:p>966</text:p>
          </table:table-cell>
          <table:table-cell table:number-columns-repeated="15"/>
        </table:table-row>
        <table:table-row table:style-name="ro1">
          <table:table-cell table:style-name="ce17" office:value-type="float" office:value="2.00154532398313" calcext:value-type="float">
            <text:p>2.001545324</text:p>
          </table:table-cell>
          <table:table-cell office:value-type="float" office:value="967" calcext:value-type="float">
            <text:p>967</text:p>
          </table:table-cell>
          <table:table-cell table:number-columns-repeated="15"/>
        </table:table-row>
        <table:table-row table:style-name="ro1">
          <table:table-cell table:style-name="ce17" office:value-type="float" office:value="7.13307854372017" calcext:value-type="float">
            <text:p>7.133078544</text:p>
          </table:table-cell>
          <table:table-cell office:value-type="float" office:value="968" calcext:value-type="float">
            <text:p>968</text:p>
          </table:table-cell>
          <table:table-cell table:number-columns-repeated="15"/>
        </table:table-row>
        <table:table-row table:style-name="ro1">
          <table:table-cell table:style-name="ce17" office:value-type="float" office:value="1.09774030348299" calcext:value-type="float">
            <text:p>1.097740303</text:p>
          </table:table-cell>
          <table:table-cell office:value-type="float" office:value="969" calcext:value-type="float">
            <text:p>969</text:p>
          </table:table-cell>
          <table:table-cell table:number-columns-repeated="15"/>
        </table:table-row>
        <table:table-row table:style-name="ro1">
          <table:table-cell table:style-name="ce17" office:value-type="float" office:value="6.17987566549928" calcext:value-type="float">
            <text:p>6.179875665</text:p>
          </table:table-cell>
          <table:table-cell office:value-type="float" office:value="970" calcext:value-type="float">
            <text:p>970</text:p>
          </table:table-cell>
          <table:table-cell table:number-columns-repeated="15"/>
        </table:table-row>
        <table:table-row table:style-name="ro1">
          <table:table-cell table:style-name="ce17" office:value-type="float" office:value="3.01026145812277" calcext:value-type="float">
            <text:p>3.010261458</text:p>
          </table:table-cell>
          <table:table-cell office:value-type="float" office:value="971" calcext:value-type="float">
            <text:p>971</text:p>
          </table:table-cell>
          <table:table-cell table:number-columns-repeated="15"/>
        </table:table-row>
        <table:table-row table:style-name="ro1">
          <table:table-cell table:style-name="ce17" office:value-type="float" office:value="1.05647472390434" calcext:value-type="float">
            <text:p>1.056474724</text:p>
          </table:table-cell>
          <table:table-cell office:value-type="float" office:value="972" calcext:value-type="float">
            <text:p>972</text:p>
          </table:table-cell>
          <table:table-cell table:number-columns-repeated="15"/>
        </table:table-row>
        <table:table-row table:style-name="ro1">
          <table:table-cell table:style-name="ce17" office:value-type="float" office:value="10.4519756032372" calcext:value-type="float">
            <text:p>10.451975603</text:p>
          </table:table-cell>
          <table:table-cell office:value-type="float" office:value="973" calcext:value-type="float">
            <text:p>973</text:p>
          </table:table-cell>
          <table:table-cell table:number-columns-repeated="15"/>
        </table:table-row>
        <table:table-row table:style-name="ro1">
          <table:table-cell table:style-name="ce17" office:value-type="float" office:value="0.129706044730327" calcext:value-type="float">
            <text:p>0.129706045</text:p>
          </table:table-cell>
          <table:table-cell office:value-type="float" office:value="974" calcext:value-type="float">
            <text:p>974</text:p>
          </table:table-cell>
          <table:table-cell table:number-columns-repeated="15"/>
        </table:table-row>
        <table:table-row table:style-name="ro1">
          <table:table-cell table:style-name="ce17" office:value-type="float" office:value="2.54603084678363" calcext:value-type="float">
            <text:p>2.546030847</text:p>
          </table:table-cell>
          <table:table-cell office:value-type="float" office:value="975" calcext:value-type="float">
            <text:p>975</text:p>
          </table:table-cell>
          <table:table-cell table:number-columns-repeated="15"/>
        </table:table-row>
        <table:table-row table:style-name="ro1">
          <table:table-cell table:style-name="ce17" office:value-type="float" office:value="2.98095780353468" calcext:value-type="float">
            <text:p>2.980957804</text:p>
          </table:table-cell>
          <table:table-cell office:value-type="float" office:value="976" calcext:value-type="float">
            <text:p>976</text:p>
          </table:table-cell>
          <table:table-cell table:number-columns-repeated="15"/>
        </table:table-row>
        <table:table-row table:style-name="ro1">
          <table:table-cell table:style-name="ce17" office:value-type="float" office:value="0.538664606908247" calcext:value-type="float">
            <text:p>0.538664607</text:p>
          </table:table-cell>
          <table:table-cell office:value-type="float" office:value="977" calcext:value-type="float">
            <text:p>977</text:p>
          </table:table-cell>
          <table:table-cell table:number-columns-repeated="15"/>
        </table:table-row>
        <table:table-row table:style-name="ro1">
          <table:table-cell table:style-name="ce17" office:value-type="float" office:value="1.89481482018245" calcext:value-type="float">
            <text:p>1.894814820</text:p>
          </table:table-cell>
          <table:table-cell office:value-type="float" office:value="978" calcext:value-type="float">
            <text:p>978</text:p>
          </table:table-cell>
          <table:table-cell table:number-columns-repeated="15"/>
        </table:table-row>
        <table:table-row table:style-name="ro1">
          <table:table-cell table:style-name="ce17" office:value-type="float" office:value="1.40806151715349" calcext:value-type="float">
            <text:p>1.408061517</text:p>
          </table:table-cell>
          <table:table-cell office:value-type="float" office:value="979" calcext:value-type="float">
            <text:p>979</text:p>
          </table:table-cell>
          <table:table-cell table:number-columns-repeated="15"/>
        </table:table-row>
        <table:table-row table:style-name="ro1">
          <table:table-cell table:style-name="ce17" office:value-type="float" office:value="4.51840095100171" calcext:value-type="float">
            <text:p>4.518400951</text:p>
          </table:table-cell>
          <table:table-cell office:value-type="float" office:value="980" calcext:value-type="float">
            <text:p>980</text:p>
          </table:table-cell>
          <table:table-cell table:number-columns-repeated="15"/>
        </table:table-row>
        <table:table-row table:style-name="ro1">
          <table:table-cell table:style-name="ce17" office:value-type="float" office:value="2.65722246247279" calcext:value-type="float">
            <text:p>2.657222462</text:p>
          </table:table-cell>
          <table:table-cell office:value-type="float" office:value="981" calcext:value-type="float">
            <text:p>981</text:p>
          </table:table-cell>
          <table:table-cell table:number-columns-repeated="15"/>
        </table:table-row>
        <table:table-row table:style-name="ro1">
          <table:table-cell table:style-name="ce17" office:value-type="float" office:value="0.275889185202005" calcext:value-type="float">
            <text:p>0.275889185</text:p>
          </table:table-cell>
          <table:table-cell office:value-type="float" office:value="982" calcext:value-type="float">
            <text:p>982</text:p>
          </table:table-cell>
          <table:table-cell table:number-columns-repeated="15"/>
        </table:table-row>
        <table:table-row table:style-name="ro1">
          <table:table-cell table:style-name="ce17" office:value-type="float" office:value="1.94249599883198" calcext:value-type="float">
            <text:p>1.942495999</text:p>
          </table:table-cell>
          <table:table-cell office:value-type="float" office:value="983" calcext:value-type="float">
            <text:p>983</text:p>
          </table:table-cell>
          <table:table-cell table:number-columns-repeated="15"/>
        </table:table-row>
        <table:table-row table:style-name="ro1">
          <table:table-cell table:style-name="ce17" office:value-type="float" office:value="4.35028860919992" calcext:value-type="float">
            <text:p>4.350288609</text:p>
          </table:table-cell>
          <table:table-cell office:value-type="float" office:value="984" calcext:value-type="float">
            <text:p>984</text:p>
          </table:table-cell>
          <table:table-cell table:number-columns-repeated="15"/>
        </table:table-row>
        <table:table-row table:style-name="ro1">
          <table:table-cell table:style-name="ce17" office:value-type="float" office:value="0.461122528865403" calcext:value-type="float">
            <text:p>0.461122529</text:p>
          </table:table-cell>
          <table:table-cell office:value-type="float" office:value="985" calcext:value-type="float">
            <text:p>985</text:p>
          </table:table-cell>
          <table:table-cell table:number-columns-repeated="15"/>
        </table:table-row>
        <table:table-row table:style-name="ro1">
          <table:table-cell table:style-name="ce17" office:value-type="float" office:value="2.90997601537739" calcext:value-type="float">
            <text:p>2.909976015</text:p>
          </table:table-cell>
          <table:table-cell office:value-type="float" office:value="986" calcext:value-type="float">
            <text:p>986</text:p>
          </table:table-cell>
          <table:table-cell table:number-columns-repeated="15"/>
        </table:table-row>
        <table:table-row table:style-name="ro1">
          <table:table-cell table:style-name="ce17" office:value-type="float" office:value="9.22446199644007" calcext:value-type="float">
            <text:p>9.224461996</text:p>
          </table:table-cell>
          <table:table-cell office:value-type="float" office:value="987" calcext:value-type="float">
            <text:p>987</text:p>
          </table:table-cell>
          <table:table-cell table:number-columns-repeated="15"/>
        </table:table-row>
        <table:table-row table:style-name="ro1">
          <table:table-cell table:style-name="ce17" office:value-type="float" office:value="4.46410580979967" calcext:value-type="float">
            <text:p>4.464105810</text:p>
          </table:table-cell>
          <table:table-cell office:value-type="float" office:value="988" calcext:value-type="float">
            <text:p>988</text:p>
          </table:table-cell>
          <table:table-cell table:number-columns-repeated="15"/>
        </table:table-row>
        <table:table-row table:style-name="ro1">
          <table:table-cell table:style-name="ce17" office:value-type="float" office:value="1.17877805386448" calcext:value-type="float">
            <text:p>1.178778054</text:p>
          </table:table-cell>
          <table:table-cell office:value-type="float" office:value="989" calcext:value-type="float">
            <text:p>989</text:p>
          </table:table-cell>
          <table:table-cell table:number-columns-repeated="15"/>
        </table:table-row>
        <table:table-row table:style-name="ro1">
          <table:table-cell table:style-name="ce17" office:value-type="float" office:value="5.88854544810316" calcext:value-type="float">
            <text:p>5.888545448</text:p>
          </table:table-cell>
          <table:table-cell office:value-type="float" office:value="990" calcext:value-type="float">
            <text:p>990</text:p>
          </table:table-cell>
          <table:table-cell table:number-columns-repeated="15"/>
        </table:table-row>
        <table:table-row table:style-name="ro1">
          <table:table-cell table:style-name="ce17" office:value-type="float" office:value="0.240337669030976" calcext:value-type="float">
            <text:p>0.240337669</text:p>
          </table:table-cell>
          <table:table-cell office:value-type="float" office:value="991" calcext:value-type="float">
            <text:p>991</text:p>
          </table:table-cell>
          <table:table-cell table:number-columns-repeated="15"/>
        </table:table-row>
        <table:table-row table:style-name="ro1">
          <table:table-cell table:style-name="ce17" office:value-type="float" office:value="5.89507741769173" calcext:value-type="float">
            <text:p>5.895077418</text:p>
          </table:table-cell>
          <table:table-cell office:value-type="float" office:value="992" calcext:value-type="float">
            <text:p>992</text:p>
          </table:table-cell>
          <table:table-cell table:number-columns-repeated="15"/>
        </table:table-row>
        <table:table-row table:style-name="ro1">
          <table:table-cell table:style-name="ce17" office:value-type="float" office:value="0.660796948138925" calcext:value-type="float">
            <text:p>0.660796948</text:p>
          </table:table-cell>
          <table:table-cell office:value-type="float" office:value="993" calcext:value-type="float">
            <text:p>993</text:p>
          </table:table-cell>
          <table:table-cell table:number-columns-repeated="15"/>
        </table:table-row>
        <table:table-row table:style-name="ro1">
          <table:table-cell table:style-name="ce17" office:value-type="float" office:value="2.37373416074159" calcext:value-type="float">
            <text:p>2.373734161</text:p>
          </table:table-cell>
          <table:table-cell office:value-type="float" office:value="994" calcext:value-type="float">
            <text:p>994</text:p>
          </table:table-cell>
          <table:table-cell table:number-columns-repeated="15"/>
        </table:table-row>
        <table:table-row table:style-name="ro1">
          <table:table-cell table:style-name="ce17" office:value-type="float" office:value="7.29172201890704" calcext:value-type="float">
            <text:p>7.291722019</text:p>
          </table:table-cell>
          <table:table-cell office:value-type="float" office:value="995" calcext:value-type="float">
            <text:p>995</text:p>
          </table:table-cell>
          <table:table-cell table:number-columns-repeated="15"/>
        </table:table-row>
        <table:table-row table:style-name="ro1">
          <table:table-cell table:style-name="ce17" office:value-type="float" office:value="3.61512830899156" calcext:value-type="float">
            <text:p>3.615128309</text:p>
          </table:table-cell>
          <table:table-cell office:value-type="float" office:value="996" calcext:value-type="float">
            <text:p>996</text:p>
          </table:table-cell>
          <table:table-cell table:number-columns-repeated="15"/>
        </table:table-row>
        <table:table-row table:style-name="ro1">
          <table:table-cell table:style-name="ce17" office:value-type="float" office:value="4.83450004308074" calcext:value-type="float">
            <text:p>4.834500043</text:p>
          </table:table-cell>
          <table:table-cell office:value-type="float" office:value="997" calcext:value-type="float">
            <text:p>997</text:p>
          </table:table-cell>
          <table:table-cell table:number-columns-repeated="15"/>
        </table:table-row>
        <table:table-row table:style-name="ro1">
          <table:table-cell table:style-name="ce17" office:value-type="float" office:value="1.04325910989992" calcext:value-type="float">
            <text:p>1.043259110</text:p>
          </table:table-cell>
          <table:table-cell office:value-type="float" office:value="998" calcext:value-type="float">
            <text:p>998</text:p>
          </table:table-cell>
          <table:table-cell table:number-columns-repeated="15"/>
        </table:table-row>
        <table:table-row table:style-name="ro1">
          <table:table-cell table:style-name="ce17" office:value-type="float" office:value="4.11082506302637" calcext:value-type="float">
            <text:p>4.110825063</text:p>
          </table:table-cell>
          <table:table-cell office:value-type="float" office:value="999" calcext:value-type="float">
            <text:p>999</text:p>
          </table:table-cell>
          <table:table-cell table:number-columns-repeated="15"/>
        </table:table-row>
        <table:table-row table:style-name="ro1">
          <table:table-cell table:style-name="ce17" office:value-type="float" office:value="0.173999456657374" calcext:value-type="float">
            <text:p>0.173999457</text:p>
          </table:table-cell>
          <table:table-cell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table:style-name="ce18"/>
          <table:table-cell table:number-columns-repeated="16"/>
        </table:table-row>
        <table:table-row table:style-name="ro1" table:number-rows-repeated="104757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loext:min-decimal-places="15" number:min-integer-digits="1"/>
    </number:number-style>
    <number:number-style style:name="N122" number:title="User-defined">
      <number:number number:decimal-places="14" loext:min-decimal-places="14" number:min-integer-digits="1"/>
    </number:number-style>
    <number:number-style style:name="N123" number:title="User-defined">
      <number:number number:decimal-places="13" loext:min-decimal-places="13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 number:title="User-defined">
      <number:number number:decimal-places="9" loext:min-decimal-places="9" number:min-integer-digits="1"/>
    </number:number-style>
    <number:number-style style:name="N130">
      <number:number number:decimal-places="4" loext:min-decimal-places="4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17:59:07.0948036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03T18:04:57.478866890</dc:date>
    <meta:editing-cycles>10</meta:editing-cycles>
    <meta:editing-duration>PT1H5M14S</meta:editing-duration>
    <meta:document-statistic meta:table-count="2" meta:cell-count="7010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>
      <style:graphic-properties svg:stroke-width="0.018cm" svg:stroke-color="#dddddd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1.762cm" svg:height="12.242cm" xlink:href=".." xlink:type="simple" chart:class="chart:bar" chart:style-name="ch1">
        <chart:title svg:x="9.163cm" svg:y="0.379cm" chart:style-name="ch2">
          <text:p>Von Neumann</text:p>
        </chart:title>
        <chart:plot-area chart:style-name="ch3" table:cell-range-address="q10.A4:q10.A4 q6.A3:q6.A1002" chart:data-source-has-labels="row" svg:x="1.429cm" svg:y="1.43cm" svg:width="19.898cm" svg:height="9.604cm">
          <chartooo:coordinate-region svg:x="2.634cm" svg:y="1.43cm" svg:width="18.693cm" svg:height="8.376cm"/>
          <chart:axis chart:dimension="x" chart:name="primary-x" chart:style-name="ch4">
            <chart:title svg:x="9.951cm" svg:y="11.279cm" chart:style-name="ch5">
              <text:p>ordre des valeurs</text:p>
            </chart:title>
          </chart:axis>
          <chart:axis chart:dimension="y" chart:name="primary-y" chart:style-name="ch6">
            <chart:title svg:x="0.451cm" svg:y="7.67cm" chart:style-name="ch7">
              <text:p>sortie des valeur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q6.A3:q6.A1002" chart:label-cell-address="q10.A4:q10.A4" chart:class="chart:bar"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755765540</text:p>
                <draw:g>
                  <svg:desc>q10.A4:q10.A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q6.A3:q6.A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62">
                <text:p>90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91">
                <text:p>96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54">
                <text:p>9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57">
                <text:p>79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38">
                <text:p>31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76">
                <text:p>63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08">
                <text:p>84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13">
                <text:p>91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34">
                <text:p>73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75">
                <text:p>7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748">
                <text:p>87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75">
                <text:p>52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256">
                <text:p>82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19">
                <text:p>72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275">
                <text:p>82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56">
                <text:p>47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95">
                <text:p>61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02">
                <text:p>19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700000000" chart:origin="0" chart:interval-major="10000000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4.423cm" svg:height="13.737cm" xlink:href=".." xlink:type="simple" chart:class="chart:bar" chart:style-name="ch1">
        <chart:title svg:x="11.642cm" svg:y="0.409cm" chart:style-name="ch2">
          <text:p>STM</text:p>
        </chart:title>
        <chart:plot-area chart:style-name="ch3" table:cell-range-address="q6.B2:q6.B1002" chart:data-source-has-labels="row" svg:x="1.482cm" svg:y="1.49cm" svg:width="22.453cm" svg:height="11.009cm">
          <chartooo:coordinate-region svg:x="3.792cm" svg:y="1.49cm" svg:width="20.143cm" svg:height="9.781cm"/>
          <chart:axis chart:dimension="x" chart:name="primary-x" chart:style-name="ch4">
            <chart:title svg:x="11.281cm" svg:y="12.774cm" chart:style-name="ch5">
              <text:p>ordre des valeurs</text:p>
            </chart:title>
          </chart:axis>
          <chart:axis chart:dimension="y" chart:name="primary-y" chart:style-name="ch6">
            <chart:title svg:x="0.451cm" svg:y="8.432cm" chart:style-name="ch7">
              <text:p>sortie des valeurs</text:p>
            </chart:title>
            <chart:grid chart:style-name="ch8" chart:class="major"/>
          </chart:axis>
          <chart:series chart:style-name="ch9" chart:values-cell-range-address="q6.B3:q6.B1002" chart:label-cell-address="q6.B2:q6.B2" chart:class="chart:bar">
            <chart:data-point chart:repeated="613"/>
            <chart:data-point chart:style-name="ch10"/>
            <chart:data-point chart:repeated="3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M</text:p>
                <draw:g>
                  <svg:desc>q6.B2:q6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035">
                <text:p>84035</text:p>
                <draw:g>
                  <svg:desc>q6.B3:q6.B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2376245">
                <text:p>1412376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70788370">
                <text:p>16707883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3953342">
                <text:p>443953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65625842">
                <text:p>1165625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27689438">
                <text:p>1327689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21281746">
                <text:p>21212817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6264573">
                <text:p>20062645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47921162">
                <text:p>16479211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4361477">
                <text:p>5143614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1660738">
                <text:p>12516607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59691405">
                <text:p>20596914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44521722">
                <text:p>19445217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70426390">
                <text:p>11704263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6121050">
                <text:p>4061210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3454006">
                <text:p>9734540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1048378">
                <text:p>13110483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7860566">
                <text:p>16078605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25789977">
                <text:p>15257899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9902670">
                <text:p>8499026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0431841">
                <text:p>14004318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7169607">
                <text:p>6371696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56115921">
                <text:p>15561159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4418903">
                <text:p>15844189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1267521">
                <text:p>5312675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23700710">
                <text:p>19237007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71512329">
                <text:p>12715123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7932254">
                <text:p>6979322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1707602">
                <text:p>5917076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0376574">
                <text:p>19803765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0018865">
                <text:p>3400188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3076726">
                <text:p>2430767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6635386">
                <text:p>8766353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73107222">
                <text:p>18731072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50284121">
                <text:p>13502841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65513230">
                <text:p>17655132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99292193">
                <text:p>11992921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2367623">
                <text:p>2223676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11092241">
                <text:p>7110922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0793366">
                <text:p>5807933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80922201">
                <text:p>10809222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95253774">
                <text:p>14952537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76530722">
                <text:p>8765307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4019374">
                <text:p>114019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8204802">
                <text:p>7682048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6415438">
                <text:p>5464154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4187618">
                <text:p>9641876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9687918">
                <text:p>1896879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19104194">
                <text:p>12191041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2702989">
                <text:p>3427029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7992187">
                <text:p>2579921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5201596">
                <text:p>3052015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32272548">
                <text:p>13322725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40200188">
                <text:p>18402001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5061220">
                <text:p>1850612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7602236">
                <text:p>7676022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56506915">
                <text:p>11565069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7222356">
                <text:p>5372223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74881100">
                <text:p>1074881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94200724">
                <text:p>8942007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40999564">
                <text:p>7409995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1997395">
                <text:p>7219973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27606565">
                <text:p>13276065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28435235">
                <text:p>7284352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17396">
                <text:p>6717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30124876">
                <text:p>12301248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83711635">
                <text:p>8837116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4539877">
                <text:p>5445398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53888610">
                <text:p>16538886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25012205">
                <text:p>20250122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59275931">
                <text:p>10592759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11130397">
                <text:p>6111303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01777643">
                <text:p>20017776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98016333">
                <text:p>1398016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1915962">
                <text:p>8419159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1816661">
                <text:p>3118166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2520307">
                <text:p>8425203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79108484">
                <text:p>18791084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81763100">
                <text:p>1281763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83948611">
                <text:p>11839486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822709">
                <text:p>408227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59986450">
                <text:p>10599864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15404989">
                <text:p>18154049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3979339">
                <text:p>639793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58926573">
                <text:p>15589265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8406811">
                <text:p>15784068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7768732">
                <text:p>4177687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15033411">
                <text:p>13150334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12317108">
                <text:p>20123171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3661803">
                <text:p>2936618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56499917">
                <text:p>6564999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121595">
                <text:p>231215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57590525">
                <text:p>20575905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4769930">
                <text:p>9947699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8013829">
                <text:p>9380138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0964034">
                <text:p>5209640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51686541">
                <text:p>5516865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08786170">
                <text:p>15087861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2243606">
                <text:p>6822436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53089369">
                <text:p>10530893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60281614">
                <text:p>18602816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38655265">
                <text:p>5386552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35462534">
                <text:p>15354625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7810921">
                <text:p>2078109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69737599">
                <text:p>8697375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06118105">
                <text:p>19061181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13413518">
                <text:p>21134135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61459106">
                <text:p>7614591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88136109">
                <text:p>9881361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2533978">
                <text:p>11125339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8445109">
                <text:p>2184451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57392530">
                <text:p>135739253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77459005">
                <text:p>9774590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1073482">
                <text:p>20510734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84494278">
                <text:p>9844942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822505">
                <text:p>338225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19158463">
                <text:p>15191584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63196568">
                <text:p>10631965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80767016">
                <text:p>20807670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27513880">
                <text:p>18275138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14647464">
                <text:p>17146474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96854935">
                <text:p>9968549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20954496">
                <text:p>16209544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4655744">
                <text:p>4046557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15859840">
                <text:p>211585984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74603647">
                <text:p>10746036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26015449">
                <text:p>5260154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98956175">
                <text:p>16989561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13849417">
                <text:p>14138494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60586398">
                <text:p>6605863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32614673">
                <text:p>21326146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52723991">
                <text:p>13527239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70219009">
                <text:p>19702190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20515750">
                <text:p>142051575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32495433">
                <text:p>10324954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82866591">
                <text:p>14828665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91059896">
                <text:p>9910598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60498184">
                <text:p>8604981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38092856">
                <text:p>12380928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57565319">
                <text:p>16575653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42434577">
                <text:p>15424345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2820630">
                <text:p>142282063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15907929">
                <text:p>11159079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89864718">
                <text:p>10898647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8281633">
                <text:p>14682816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74806662">
                <text:p>6748066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14423145">
                <text:p>6144231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8418431">
                <text:p>15084184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44105176">
                <text:p>9441051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66501608">
                <text:p>19665016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19182936">
                <text:p>12191829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6119783">
                <text:p>16661197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35906608">
                <text:p>14359066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08608079">
                <text:p>20086080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3037193">
                <text:p>2330371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93412446">
                <text:p>17934124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49980241">
                <text:p>19499802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69958358">
                <text:p>5699583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13052826">
                <text:p>15130528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24970613">
                <text:p>15249706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11237459">
                <text:p>21112374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95657508">
                <text:p>6956575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14757244">
                <text:p>10147572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57351139">
                <text:p>18573511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8285845">
                <text:p>6782858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06993331">
                <text:p>11069933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86071492">
                <text:p>15860714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9043419">
                <text:p>3890434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12518621">
                <text:p>17125186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24612651">
                <text:p>17246126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78028300">
                <text:p>9780283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81796308">
                <text:p>8817963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65893707">
                <text:p>5658937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17940205">
                <text:p>19179402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91468955">
                <text:p>10914689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13405469">
                <text:p>5134054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6419819">
                <text:p>2164198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78081868">
                <text:p>16780818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19206291">
                <text:p>6192062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4374629">
                <text:p>2943746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99548258">
                <text:p>18995482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15661038">
                <text:p>12156610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55638594">
                <text:p>4556385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38644237">
                <text:p>21386442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59874682">
                <text:p>17598746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1496469">
                <text:p>9214964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86568754">
                <text:p>20865687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53076638">
                <text:p>5530766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49826322">
                <text:p>12498263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93432765">
                <text:p>12934327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94996299">
                <text:p>18949962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20297453">
                <text:p>20202974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75334042">
                <text:p>12753340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4953205">
                <text:p>5049532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40623186">
                <text:p>20406231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40028542">
                <text:p>14400285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18992434">
                <text:p>4189924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6956445">
                <text:p>4069564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29035883">
                <text:p>21290358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33542605">
                <text:p>13335426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11211707">
                <text:p>17112117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34145533">
                <text:p>12341455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86900747">
                <text:p>18869007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49824812">
                <text:p>12498248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68054195">
                <text:p>12680541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59132613">
                <text:p>5591326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00866690">
                <text:p>210086669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0318414">
                <text:p>3403184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82629473">
                <text:p>9826294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04299591">
                <text:p>9042995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21449040">
                <text:p>82144904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69125936">
                <text:p>20691259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96894287">
                <text:p>15968942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99132552">
                <text:p>18991325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71341239">
                <text:p>6713412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3117281">
                <text:p>3531172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44822342">
                <text:p>13448223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3706793">
                <text:p>1637067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93516862">
                <text:p>4935168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56051058">
                <text:p>9560510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77477470">
                <text:p>87747747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93627473">
                <text:p>9936274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64091863">
                <text:p>10640918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95604544">
                <text:p>20956045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93743808">
                <text:p>20937438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85124928">
                <text:p>8851249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75435199">
                <text:p>6754351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40826265">
                <text:p>4408262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8450255">
                <text:p>1484502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74920456">
                <text:p>17749204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2749623">
                <text:p>3927496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25663456">
                <text:p>17256634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59038751">
                <text:p>14590387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95995193">
                <text:p>209599519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9446959">
                <text:p>694469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11419048">
                <text:p>11114190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07169432">
                <text:p>8071694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42439207">
                <text:p>4424392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87362673">
                <text:p>14873626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94782391">
                <text:p>13947823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6143969">
                <text:p>1761439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19220039">
                <text:p>121922003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2226257">
                <text:p>1422262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7401174">
                <text:p>24740117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43188890">
                <text:p>54318889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22686581">
                <text:p>4226865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7459283">
                <text:p>2174592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68484132">
                <text:p>19684841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9725436">
                <text:p>1797254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83393764">
                <text:p>12833937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73231036">
                <text:p>6732310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50164388">
                <text:p>20501643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37736955">
                <text:p>7377369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21902780">
                <text:p>17219027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30383012">
                <text:p>5303830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90143484">
                <text:p>20901434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04021604">
                <text:p>5040216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15590716">
                <text:p>14155907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09311268">
                <text:p>20093112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14116475">
                <text:p>13141164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33759293">
                <text:p>16337592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66514123">
                <text:p>8665141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16248172">
                <text:p>14162481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4272372">
                <text:p>17427237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75543979">
                <text:p>19755439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22973324">
                <text:p>7229733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50176084">
                <text:p>5501760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92339147">
                <text:p>18923391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11216749">
                <text:p>3112167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97217562">
                <text:p>149721756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69660917">
                <text:p>16696609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22203602">
                <text:p>8222036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66147582">
                <text:p>18661475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3731633">
                <text:p>3437316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6542711">
                <text:p>3665427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00241313">
                <text:p>15002413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50236422">
                <text:p>95023642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35138026">
                <text:p>19351380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4954021">
                <text:p>2249540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31010467">
                <text:p>12310104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35454037">
                <text:p>7354540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07605618">
                <text:p>20076056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4544350">
                <text:p>56454435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14133586">
                <text:p>7141335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7071229">
                <text:p>1570712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38742410">
                <text:p>63874241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2928517">
                <text:p>729285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43905859">
                <text:p>164390585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48640692">
                <text:p>17486406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90387563">
                <text:p>10903875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65802956">
                <text:p>16658029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5962515">
                <text:p>4059625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56439908">
                <text:p>4564399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73943100">
                <text:p>5739431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12618531">
                <text:p>191261853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44407253">
                <text:p>184440725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242290">
                <text:p>2624229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20020189">
                <text:p>8200201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76747306">
                <text:p>16767473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11542886">
                <text:p>181154288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25607305">
                <text:p>17256073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15308894">
                <text:p>5153088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42512722">
                <text:p>21425127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5508990">
                <text:p>20550899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35888946">
                <text:p>8358889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94973853">
                <text:p>20949738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3654763">
                <text:p>836547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31295949">
                <text:p>15312959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46977211">
                <text:p>10469772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4973565">
                <text:p>649735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89013771">
                <text:p>108901377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1317292">
                <text:p>513172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48783795">
                <text:p>13487837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1854277">
                <text:p>1718542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136810627">
                <text:p>21368106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07162484">
                <text:p>10071624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13755052">
                <text:p>91375505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25592115">
                <text:p>8255921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34827076">
                <text:p>8348270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27993947">
                <text:p>142799394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017181">
                <text:p>1701718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92435882">
                <text:p>39243588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47585765">
                <text:p>74758576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94611555">
                <text:p>18946115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96355988">
                <text:p>19963559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70573964">
                <text:p>4705739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01821012">
                <text:p>19018210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59131852">
                <text:p>7591318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28683795">
                <text:p>52868379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48690788">
                <text:p>14486907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23956539">
                <text:p>21239565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64353917">
                <text:p>186435391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2375050">
                <text:p>26237505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53536005">
                <text:p>9535360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56654659">
                <text:p>155665465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49053877">
                <text:p>20490538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00731411">
                <text:p>14007314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77075301">
                <text:p>13770753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73309410">
                <text:p>107330941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8610670">
                <text:p>24861067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43835329">
                <text:p>154383532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42939367">
                <text:p>13429393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28800689">
                <text:p>7288006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53935478">
                <text:p>18539354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53329913">
                <text:p>12533299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8744558">
                <text:p>487445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58516417">
                <text:p>10585164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30880487">
                <text:p>73088048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1878449">
                <text:p>3018784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14715767">
                <text:p>13147157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68641696">
                <text:p>9686416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34932832">
                <text:p>20349328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91529376">
                <text:p>2915293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324021343">
                <text:p>132402134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01151225">
                <text:p>6011512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85558383">
                <text:p>178555838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43245929">
                <text:p>94324592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10039167">
                <text:p>4100391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53253336">
                <text:p>2532533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6227816">
                <text:p>1162278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78267479">
                <text:p>137826747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82892225">
                <text:p>17828922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30285030">
                <text:p>123028503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27936266">
                <text:p>142793626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95056261">
                <text:p>119505626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43502531">
                <text:p>20435025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41056052">
                <text:p>44105605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62996715">
                <text:p>18629967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74201165">
                <text:p>107420116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3951418">
                <text:p>2039514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27580118">
                <text:p>4275801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58757018">
                <text:p>85875701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39086966">
                <text:p>203908696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90582778">
                <text:p>139058277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60208661">
                <text:p>46020866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38348978">
                <text:p>16383489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95938590">
                <text:p>69593859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43935122">
                <text:p>144393512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52373054">
                <text:p>165237305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5382642">
                <text:p>17538264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08499038">
                <text:p>130849903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10776146">
                <text:p>17107761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56122749">
                <text:p>35612274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18115466">
                <text:p>31811546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79837189">
                <text:p>14798371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15508034">
                <text:p>161550803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07765773">
                <text:p>120776577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03905915">
                <text:p>9039059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47387453">
                <text:p>64738745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88761803">
                <text:p>14887618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87640172">
                <text:p>128764017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75649907">
                <text:p>117564990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0941700">
                <text:p>1509417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98963611">
                <text:p>6989636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45855517">
                <text:p>7458555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31620842">
                <text:p>7316208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07606693">
                <text:p>200760669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82611875">
                <text:p>5826118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79831892">
                <text:p>15798318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46784972">
                <text:p>74678497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20585492">
                <text:p>13205854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36861963">
                <text:p>8368619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68601388">
                <text:p>126860138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65870772">
                <text:p>11658707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49260652">
                <text:p>11492606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55848052">
                <text:p>115584805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1130156">
                <text:p>2011301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55269940">
                <text:p>25526994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97036523">
                <text:p>179703652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82816589">
                <text:p>58281658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25492794">
                <text:p>72549279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92719061">
                <text:p>20927190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42071283">
                <text:p>84207128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74813061">
                <text:p>7748130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89758402">
                <text:p>20897584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74399373">
                <text:p>4743993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770960635">
                <text:p>177096063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2031165">
                <text:p>41203116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20509003">
                <text:p>152050900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9402221">
                <text:p>1394022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8468378">
                <text:p>2846837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726659190">
                <text:p>172665919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14470905">
                <text:p>101447090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39818862">
                <text:p>133981886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969564353">
                <text:p>19695643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55130599">
                <text:p>115513059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27799473">
                <text:p>102779947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14761846">
                <text:p>20147618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80184058">
                <text:p>58018405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77700886">
                <text:p>15777008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38189145">
                <text:p>143818914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16501774">
                <text:p>171650177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097472033">
                <text:p>20974720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68376710">
                <text:p>126837671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84674922">
                <text:p>168467492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06998822">
                <text:p>19069988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883238602">
                <text:p>188323860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977179590">
                <text:p>197717959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95399978">
                <text:p>29539997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52719717">
                <text:p>19527197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15174883">
                <text:p>151517488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83160597">
                <text:p>68316059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32571571">
                <text:p>143257157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91216068">
                <text:p>17912160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42677212">
                <text:p>15426772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05819779">
                <text:p>120581977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09839476">
                <text:p>40983947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92013995">
                <text:p>119201399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04261772">
                <text:p>30426177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69036115">
                <text:p>5690361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45300260">
                <text:p>104530026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45229180">
                <text:p>194522918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5771108">
                <text:p>17577110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394996155">
                <text:p>13949961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21391868">
                <text:p>162139186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13116003">
                <text:p>131311600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98695573">
                <text:p>199869557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37273395">
                <text:p>11372733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49482565">
                <text:p>154948256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766754307">
                <text:p>17667543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83236852">
                <text:p>58323685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346402092">
                <text:p>134640209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44761267">
                <text:p>94476126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8521157">
                <text:p>10852115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01468546">
                <text:p>7014685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44108749">
                <text:p>204410874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39827386">
                <text:p>203982738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49919830">
                <text:p>94991983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09143578">
                <text:p>90914357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29959925">
                <text:p>6299599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42074835">
                <text:p>64207483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46420644">
                <text:p>24642064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43290364">
                <text:p>124329036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65252708">
                <text:p>96525270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10786364">
                <text:p>9107863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22976804">
                <text:p>32297680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79966331">
                <text:p>15799663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58817596">
                <text:p>85881759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09737763">
                <text:p>9097377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26492628">
                <text:p>202649262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70941516">
                <text:p>1709415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828422035">
                <text:p>182842203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945623012">
                <text:p>194562301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52454587">
                <text:p>35245458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44342525">
                <text:p>9443425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60658955">
                <text:p>16606589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97567277">
                <text:p>19975672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01355354">
                <text:p>15013553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46570678">
                <text:p>34657067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37731770">
                <text:p>83773177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55062102">
                <text:p>8550621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8175898">
                <text:p>681758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23533301">
                <text:p>122353330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68260306">
                <text:p>176826030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4758269">
                <text:p>12475826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68186635">
                <text:p>86818663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08869933">
                <text:p>160886993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310351962">
                <text:p>131035196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40615093">
                <text:p>64061509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82340626">
                <text:p>148234062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41100733">
                <text:p>7411007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74861131">
                <text:p>27486113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53701868">
                <text:p>35370186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32557812">
                <text:p>4325578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66997803">
                <text:p>76699780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735219725">
                <text:p>17352197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09978235">
                <text:p>100997823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93441853">
                <text:p>99344185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1860170">
                <text:p>9186017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00617926">
                <text:p>200061792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34005545">
                <text:p>123400554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81606078">
                <text:p>168160607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868545266">
                <text:p>186854526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986900957">
                <text:p>198690095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73657899">
                <text:p>4736578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6425356">
                <text:p>4642535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34394067">
                <text:p>73439406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372559012">
                <text:p>137255901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29967868">
                <text:p>32996786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67178340">
                <text:p>96717834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62628667">
                <text:p>106262866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25989501">
                <text:p>112598950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79637131">
                <text:p>87963713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83827885">
                <text:p>78382788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30566363">
                <text:p>113056636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93545437">
                <text:p>49354543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36311083">
                <text:p>143631108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16684812">
                <text:p>21668481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836851923">
                <text:p>183685192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892829860">
                <text:p>189282986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116179195">
                <text:p>211617919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147035836">
                <text:p>214703583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3558307">
                <text:p>106355830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18063444">
                <text:p>171806344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27172300">
                <text:p>4271723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47010835">
                <text:p>4470108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13303141">
                <text:p>101330314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40562147">
                <text:p>104056214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68658964">
                <text:p>176865896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82552332">
                <text:p>38255233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138485459">
                <text:p>213848545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238776485">
                <text:p>123877648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62416034">
                <text:p>26241603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42354093">
                <text:p>164235409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437913306">
                <text:p>143791330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75442997">
                <text:p>137544299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56463507">
                <text:p>155646350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83845860">
                <text:p>98384586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020763067">
                <text:p>202076306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10973948">
                <text:p>51097394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52035683">
                <text:p>15203568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05666708">
                <text:p>190566670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69235084">
                <text:p>96923508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70586707">
                <text:p>127058670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3388837">
                <text:p>17338883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873122">
                <text:p>1087312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08451373">
                <text:p>20845137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96396122">
                <text:p>89639612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31831733">
                <text:p>11318317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85782547">
                <text:p>28578254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373830501">
                <text:p>137383050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25047011">
                <text:p>2250470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46409748">
                <text:p>64640974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8859403">
                <text:p>8885940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58850860">
                <text:p>95885086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89109428">
                <text:p>68910942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82842731">
                <text:p>48284273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44557773">
                <text:p>194455777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76335547">
                <text:p>177633554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53863933">
                <text:p>55386393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96991499">
                <text:p>159699149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385490989">
                <text:p>138549098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81856858">
                <text:p>78185685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15770293">
                <text:p>21577029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98916627">
                <text:p>149891662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1075300">
                <text:p>16107530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63170620">
                <text:p>136317062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53053476">
                <text:p>14530534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85726076">
                <text:p>28572607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24722404">
                <text:p>42472240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3798076">
                <text:p>7379807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226198435">
                <text:p>122619843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64010837">
                <text:p>146401083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909982322">
                <text:p>190998232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87315550">
                <text:p>48731555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57299025">
                <text:p>19572990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0193111">
                <text:p>11701931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80368193">
                <text:p>78036819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65581414">
                <text:p>96558141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140380810">
                <text:p>214038081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81686021">
                <text:p>88168602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59783747">
                <text:p>85978374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115452085">
                <text:p>211545208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63916307">
                <text:p>66391630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6336741">
                <text:p>11633674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61486307">
                <text:p>106148630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53697812">
                <text:p>125369781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37055755">
                <text:p>193705575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43970605">
                <text:p>24397060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67674202">
                <text:p>8676742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86343094">
                <text:p>158634309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58890937">
                <text:p>65889093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554289071">
                <text:p>155428907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45322025">
                <text:p>9453220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43246271">
                <text:p>94324627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15787161">
                <text:p>41578716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23024335">
                <text:p>22302433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11032584">
                <text:p>10110325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34016312">
                <text:p>15340163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670961543">
                <text:p>167096154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06988304">
                <text:p>120698830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21886320">
                <text:p>72188632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608252687">
                <text:p>160825268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73716681">
                <text:p>167371668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67952414">
                <text:p>26795241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3012241">
                <text:p>20301224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822701463">
                <text:p>182270146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89249920">
                <text:p>28924992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67910015">
                <text:p>166791001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59564760">
                <text:p>145956476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99210215">
                <text:p>1992102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99076272">
                <text:p>19907627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5379920">
                <text:p>9537992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27514032">
                <text:p>102751403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12322255">
                <text:p>151232225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131165704">
                <text:p>213116570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2222135">
                <text:p>62222213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589540832">
                <text:p>158954083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16182304">
                <text:p>71618230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30136287">
                <text:p>23013628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82525560">
                <text:p>28252556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20741191">
                <text:p>3207411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13240657">
                <text:p>51324065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741391831">
                <text:p>174139183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665348673">
                <text:p>166534867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60762726">
                <text:p>136076272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85768329">
                <text:p>178576832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76841055">
                <text:p>17684105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0242553">
                <text:p>5024255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65514606">
                <text:p>46551460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21053377">
                <text:p>62105337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73577959">
                <text:p>127357795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55237296">
                <text:p>105523729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53268688">
                <text:p>145326868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55310511">
                <text:p>175531051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20885800">
                <text:p>152088580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9778455">
                <text:p>2977845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2803200">
                <text:p>12280320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21596671">
                <text:p>22159667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38603865">
                <text:p>63860386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39369998">
                <text:p>203936999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852534306">
                <text:p>185253430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26152238">
                <text:p>132615223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55365122">
                <text:p>205536512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9643726">
                <text:p>9964372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822341089">
                <text:p>182234108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74895047">
                <text:p>67489504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099909840">
                <text:p>209990984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38409648">
                <text:p>143840964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27528399">
                <text:p>112752839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74092041">
                <text:p>97409204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97084382">
                <text:p>129708438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90697425">
                <text:p>99069742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10899030">
                <text:p>121089903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24948762">
                <text:p>202494876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140473077">
                <text:p>214047307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84933843">
                <text:p>28493384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142047908">
                <text:p>214204790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83314684">
                <text:p>98331468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683222627">
                <text:p>168322262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120596884">
                <text:p>112059688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40236428">
                <text:p>44023642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72478035">
                <text:p>97247803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087772965">
                <text:p>208777296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64898082">
                <text:p>146489808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89523502">
                <text:p>17895235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13007873">
                <text:p>101300787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72960167">
                <text:p>37296016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984241905">
                <text:p>198424190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80127542">
                <text:p>88012754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36230970">
                <text:p>43623097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24738518">
                <text:p>22473851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904018842">
                <text:p>190401884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190838645">
                <text:p>119083864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024990802">
                <text:p>202499080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99555710">
                <text:p>69955571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107328818">
                <text:p>210732881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575121310">
                <text:p>157512131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32928273">
                <text:p>103292827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67673879">
                <text:p>16767387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96338177">
                <text:p>59633817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49555622">
                <text:p>34955562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613561673">
                <text:p>161356167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07531167">
                <text:p>70753116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59364792">
                <text:p>85936479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16526343">
                <text:p>151652634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922312337">
                <text:p>192231233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59447447">
                <text:p>155944744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742801537">
                <text:p>174280153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735957286">
                <text:p>173595728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21264074">
                <text:p>52126407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299491525">
                <text:p>129949152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45360515">
                <text:p>64536051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781753205">
                <text:p>178175320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14128723">
                <text:p>141412872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59915044">
                <text:p>105991504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15284347">
                <text:p>61528434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50254908">
                <text:p>95025490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8348579">
                <text:p>9834857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29641940">
                <text:p>152964194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65335371">
                <text:p>116533537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40710637">
                <text:p>74071063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60968602">
                <text:p>16096860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717380981">
                <text:p>171738098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841918547">
                <text:p>184191854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48233508">
                <text:p>114823350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72508028">
                <text:p>107250802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812168931">
                <text:p>181216893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10127381">
                <text:p>151012738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49140403">
                <text:p>174914040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99095748">
                <text:p>89909574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07289308">
                <text:p>140728930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073984131">
                <text:p>207398413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644199028">
                <text:p>164419902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33481132">
                <text:p>23348113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64760627">
                <text:p>66476062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21921093">
                <text:p>142192109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29775107">
                <text:p>102977510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59504116">
                <text:p>85950411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710661164">
                <text:p>171066116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71103924">
                <text:p>57110392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39227755">
                <text:p>14392277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992550860">
                <text:p>199255086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42297108">
                <text:p>94229710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643073804">
                <text:p>164307380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49194195">
                <text:p>64919419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789903525">
                <text:p>178990352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57603491">
                <text:p>95760349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199415125">
                <text:p>119941512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1002098">
                <text:p>14100209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147797341">
                <text:p>114779734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84300202">
                <text:p>18430020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62074598">
                <text:p>86207459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963079178">
                <text:p>196307917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680460421">
                <text:p>168046042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940840898">
                <text:p>194084089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83843213">
                <text:p>158384321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93063930">
                <text:p>159306393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946831893">
                <text:p>194683189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42764723">
                <text:p>134276472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088526277">
                <text:p>208852627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240910978">
                <text:p>124091097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777101517">
                <text:p>177710151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42619835">
                <text:p>54261983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95997437">
                <text:p>159599743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858160139">
                <text:p>185816013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390246957">
                <text:p>139024695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58516059">
                <text:p>125851605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312954460">
                <text:p>131295446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431126019">
                <text:p>143112601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118143733">
                <text:p>111814373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2316882">
                <text:p>1231688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51405566">
                <text:p>85140556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89801137">
                <text:p>88980113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959068534">
                <text:p>195906853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45559802">
                <text:p>84555980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24293397">
                <text:p>142429339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8899122">
                <text:p>9889912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5199902">
                <text:p>4519990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613025169">
                <text:p>161302516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80443031">
                <text:p>28044303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826898305">
                <text:p>182689830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106096678">
                <text:p>210609667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93897161">
                <text:p>19389716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096890910">
                <text:p>109689091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445889938">
                <text:p>144588993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47227198">
                <text:p>14722719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46354290">
                <text:p>54635429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083956829">
                <text:p>208395682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751609770">
                <text:p>175160977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99557606">
                <text:p>159955760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4378378">
                <text:p>156437837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65096581">
                <text:p>86509658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213939907">
                <text:p>121393990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93360949">
                <text:p>159336094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96379283">
                <text:p>49637928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820120549">
                <text:p>182012054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008984931">
                <text:p>200898493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4337812">
                <text:p>12433781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44016779">
                <text:p>24401677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43720620">
                <text:p>164372062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82812468">
                <text:p>78281246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244322028">
                <text:p>124432202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124560372">
                <text:p>112456037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82586155">
                <text:p>48258615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927252237">
                <text:p>192725223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32484474">
                <text:p>83248447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10587797">
                <text:p>71058779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92537650">
                <text:p>69253765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18911390">
                <text:p>11891139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383939090">
                <text:p>138393909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68894141">
                <text:p>46889414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586323274">
                <text:p>158632327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25776197">
                <text:p>32577619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384724226">
                <text:p>138472422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79773005">
                <text:p>77977300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99674939">
                <text:p>169967493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09214077">
                <text:p>60921407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006442122">
                <text:p>200644212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37019909">
                <text:p>33701990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379230786">
                <text:p>137923078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93323790">
                <text:p>79332379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814451746">
                <text:p>181445174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222693422">
                <text:p>122269342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37315841">
                <text:p>53731584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98599846">
                <text:p>49859984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86417226">
                <text:p>48641722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891553094">
                <text:p>189155309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132409513">
                <text:p>213240951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2083518">
                <text:p>5208351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341842289">
                <text:p>134184228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17563574">
                <text:p>161756357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395488185">
                <text:p>139548818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301005486">
                <text:p>130100548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20699266">
                <text:p>32069926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956090829">
                <text:p>195609082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91395770">
                <text:p>19139577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005685333">
                <text:p>200568533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02569074">
                <text:p>50256907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625239133">
                <text:p>62523913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56618666">
                <text:p>75661866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239239653">
                <text:p>123923965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04429667">
                <text:p>160442966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844728981">
                <text:p>184472898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138557490">
                <text:p>113855749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56430750">
                <text:p>165643075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801086225">
                <text:p>180108622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074165014">
                <text:p>207416501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89332313">
                <text:p>38933231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25509134">
                <text:p>12550913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03072802">
                <text:p>60307280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869248301">
                <text:p>186924830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17908314">
                <text:p>91790831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909989813">
                <text:p>190998981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13216787">
                <text:p>61321678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60512356">
                <text:p>56051235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67887164">
                <text:p>166788716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75508003">
                <text:p>107550800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93141204">
                <text:p>69314120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72908876">
                <text:p>167290887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23559316">
                <text:p>172355931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54496139">
                <text:p>45449613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17272236">
                <text:p>11727223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51965235">
                <text:p>175196523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131406916">
                <text:p>113140691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35817820">
                <text:p>173581782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24742659">
                <text:p>32474265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193920244">
                <text:p>119392024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30333996">
                <text:p>13033399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0149812">
                <text:p>9014981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171918443">
                <text:p>117191844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860735692">
                <text:p>186073569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7893268">
                <text:p>172789326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80783371">
                <text:p>28078337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104541740">
                <text:p>110454174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184370868">
                <text:p>118437086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95245163">
                <text:p>69524516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26925772">
                <text:p>52692577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966369299">
                <text:p>196636929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142949220">
                <text:p>114294922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06309179">
                <text:p>30630917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20067196">
                <text:p>62006719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878703076">
                <text:p>187870307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10521787">
                <text:p>91052178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1198461">
                <text:p>17119846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851929354">
                <text:p>185192935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896142213">
                <text:p>189614221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952321218">
                <text:p>195232121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60053133">
                <text:p>126005313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376753402">
                <text:p>137675340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105603862">
                <text:p>210560386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01073241">
                <text:p>50107324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254577678">
                <text:p>125457767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692578082">
                <text:p>169257808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591422766">
                <text:p>159142276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33592321">
                <text:p>13359232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165726886">
                <text:p>116572688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78452297">
                <text:p>87845229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97675678">
                <text:p>19767567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7916689">
                <text:p>17791668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48554007">
                <text:p>94855400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576076544">
                <text:p>157607654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055160576">
                <text:p>205516057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56806400">
                <text:p>95680640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87608576">
                <text:p>68760857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27826943">
                <text:p>102782694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28966489">
                <text:p>32896648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316870671">
                <text:p>131687067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78891209">
                <text:p>67889120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43927838">
                <text:p>54392783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104767378">
                <text:p>210476737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474672190">
                <text:p>147467219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706715761">
                <text:p>70671576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9738038">
                <text:p>3973803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790137">
                <text:p>979013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334075311">
                <text:p>133407531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074466857">
                <text:p>207446685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67440318">
                <text:p>116744031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758816498">
                <text:p>175881649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16467165">
                <text:p>31646716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694129707">
                <text:p>169412970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99780365">
                <text:p>189978036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21716091">
                <text:p>82171609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15001148">
                <text:p>11500114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9011236">
                <text:p>8901123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363224444">
                <text:p>136322444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10189795">
                <text:p>21018979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9283604">
                <text:p>4928360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528327947">
                <text:p>152832794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55891500">
                <text:p>55589150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314571700">
                <text:p>131457170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94791276">
                <text:p>69479127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488381555">
                <text:p>148838155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339262981">
                <text:p>133926298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216806978">
                <text:p>121680697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88099341">
                <text:p>38809934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877785210">
                <text:p>87778521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70846357">
                <text:p>187084635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006631730">
                <text:p>200663173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376277918">
                <text:p>137627791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556595217">
                <text:p>55659521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57041431">
                <text:p>25704143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505714688">
                <text:p>150571468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99453184">
                <text:p>59945318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63870719">
                <text:p>116387071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94108249">
                <text:p>189410824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127226638">
                <text:p>212722663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90332962">
                <text:p>99033296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527820334">
                <text:p>152782033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14374401">
                <text:p>61437440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89178023">
                <text:p>68917802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635718896">
                <text:p>163571889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89307023">
                <text:p>158930702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81521737">
                <text:p>108152173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34237087">
                <text:p>83423708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1983416">
                <text:p>10198341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43321608">
                <text:p>34332160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065187128">
                <text:p>206518712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969341320">
                <text:p>196934132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701582264">
                <text:p>170158226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53370631">
                <text:p>45337063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528212113">
                <text:p>52821211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111066006">
                <text:p>211106600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109014233">
                <text:p>210901423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84603790">
                <text:p>198460379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19877794">
                <text:p>51987779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622603694">
                <text:p>162260369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5439105">
                <text:p>20543910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808815398">
                <text:p>180881539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81873098">
                <text:p>98187309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76806854">
                <text:p>107680685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48093481">
                <text:p>104809348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646254271">
                <text:p>164625427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16211865">
                <text:p>41621186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18573518">
                <text:p>91857351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05171553">
                <text:p>20517155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607036230">
                <text:p>160703623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56076713">
                <text:p>55607671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32479295">
                <text:p>13247929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786451737">
                <text:p>178645173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25461070">
                <text:p>92546107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41025">
                <text:p>14102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22723526">
                <text:p>22272352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50303017">
                <text:p>25030301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069823935">
                <text:p>206982393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43261592">
                <text:p>44326159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76801831">
                <text:p>27680183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758792049">
                <text:p>75879204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260065719">
                <text:p>126006571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588286304">
                <text:p>158828630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106166688">
                <text:p>110616668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77584479">
                <text:p>57758447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836249593">
                <text:p>83624959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713917039">
                <text:p>171391703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605503848">
                <text:p>160550384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71136215">
                <text:p>57113621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81942592">
                <text:p>198194259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90279615">
                <text:p>89027961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410913688">
                <text:p>141091368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11913000">
                <text:p>71191300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490387991">
                <text:p>149038799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701694465">
                <text:p>70169446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546162086">
                <text:p>154616208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794038602">
                <text:p>179403860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736365894">
                <text:p>173636589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46287785">
                <text:p>94628778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142389054">
                <text:p>214238905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74504561">
                <text:p>27450456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803280823">
                <text:p>80328082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658580833">
                <text:p>16585808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220000000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651cm" svg:height="13.303cm" xlink:href=".." xlink:type="simple" chart:class="chart:bar" chart:style-name="ch1">
        <chart:title svg:x="10.902cm" svg:y="0.401cm" chart:style-name="ch2">
          <text:p>RANDU</text:p>
        </chart:title>
        <chart:plot-area chart:style-name="ch3" table:cell-range-address="q6.C2:q6.C1002" chart:data-source-has-labels="row" svg:x="1.467cm" svg:y="1.474cm" svg:width="21.711cm" svg:height="10.599cm">
          <chartooo:coordinate-region svg:x="3.777cm" svg:y="1.474cm" svg:width="19.401cm" svg:height="9.582cm"/>
          <chart:axis chart:dimension="x" chart:name="primary-x" chart:style-name="ch4">
            <chart:title svg:x="10.895cm" svg:y="12.34cm" chart:style-name="ch5">
              <text:p>ordre des valeurs</text:p>
            </chart:title>
          </chart:axis>
          <chart:axis chart:dimension="y" chart:name="primary-y" chart:style-name="ch6">
            <chart:title svg:x="0.451cm" svg:y="8.211cm" chart:style-name="ch7">
              <text:p>sortie des valeurs</text:p>
            </chart:title>
            <chart:grid chart:style-name="ch8" chart:class="major"/>
          </chart:axis>
          <chart:series chart:style-name="ch9" chart:values-cell-range-address="q6.C3:q6.C1002" chart:label-cell-address="q6.C2:q6.C2" chart:class="chart:ba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U</text:p>
                <draw:g>
                  <svg:desc>q6.C2:q6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7695">
                <text:p>327695</text:p>
                <draw:g>
                  <svg:desc>q6.C3:q6.C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66125">
                <text:p>1966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47495">
                <text:p>88474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389845">
                <text:p>35389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711615">
                <text:p>132711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7761085">
                <text:p>477761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2161975">
                <text:p>1672161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38154789">
                <text:p>1438154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921902">
                <text:p>21921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974665">
                <text:p>729746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485338">
                <text:p>2404853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6074509">
                <text:p>7860745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4529831">
                <text:p>404529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94959348">
                <text:p>1794959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6471132">
                <text:p>6864711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9094548">
                <text:p>849094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3810747">
                <text:p>1063810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8431665">
                <text:p>8884316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260563">
                <text:p>512605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1612985">
                <text:p>9016129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3365547">
                <text:p>6533655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643713">
                <text:p>100643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66023298">
                <text:p>11660232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95313541">
                <text:p>17953135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7606030">
                <text:p>2776060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0134314">
                <text:p>5401343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42351614">
                <text:p>742351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40384505">
                <text:p>17403845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13593323">
                <text:p>16135933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0550336">
                <text:p>4605503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25798463">
                <text:p>11257984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2288573">
                <text:p>4622885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31479863">
                <text:p>12314798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80798372">
                <text:p>10807983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43856876">
                <text:p>18438568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35955908">
                <text:p>13359559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958156">
                <text:p>109581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7047652">
                <text:p>9270476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68695212">
                <text:p>11686952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16226051">
                <text:p>8162260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1484809">
                <text:p>8214848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77841691">
                <text:p>18778416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26203216">
                <text:p>17262032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46513135">
                <text:p>20465131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8151628">
                <text:p>10381516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5127907">
                <text:p>6951279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69788201">
                <text:p>12697882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62578043">
                <text:p>13625780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2341745">
                <text:p>10423417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3299026">
                <text:p>4332990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08587509">
                <text:p>18085875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9317343">
                <text:p>5093173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11002012">
                <text:p>18110020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87123155">
                <text:p>1987123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66106233">
                <text:p>20661062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54979946">
                <text:p>9549799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59933">
                <text:p>19759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3609142">
                <text:p>1136091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3749921">
                <text:p>5037499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99951714">
                <text:p>19999517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23444518">
                <text:p>10234445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26003570">
                <text:p>10260035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39988054">
                <text:p>12399880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3379841">
                <text:p>3533798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7739267">
                <text:p>16977392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3566088">
                <text:p>5635660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86579479">
                <text:p>9865794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47316548">
                <text:p>8473165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9585739">
                <text:p>4995857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14050913">
                <text:p>18140509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93066531">
                <text:p>20930665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6908265">
                <text:p>5269082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03719995">
                <text:p>15037199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32661936">
                <text:p>21326619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09909776">
                <text:p>14099097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19471">
                <text:p>29194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3165196">
                <text:p>2131651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52650403">
                <text:p>12526504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02382824">
                <text:p>13023828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5345079">
                <text:p>8353450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80494116">
                <text:p>18804941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17309804">
                <text:p>16173098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69346372">
                <text:p>13693463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2740939">
                <text:p>1027409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77164640">
                <text:p>11771646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43286559">
                <text:p>18432865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5172060">
                <text:p>4651720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33773332">
                <text:p>12337733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68607803">
                <text:p>10686078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50072241">
                <text:p>17500722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2963219">
                <text:p>8829632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4547384">
                <text:p>2845473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3000744">
                <text:p>2030007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04561655">
                <text:p>8045616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52814053">
                <text:p>8528140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313070">
                <text:p>233130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54421001">
                <text:p>1054421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21675546">
                <text:p>18216755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40198733">
                <text:p>14401987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35981542">
                <text:p>8359815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43969713">
                <text:p>6439697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34886162">
                <text:p>6348861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1007670">
                <text:p>16100767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94521505">
                <text:p>16945215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8059874">
                <text:p>1280598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49985702">
                <text:p>5499857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7375346">
                <text:p>21473753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91929813">
                <text:p>14919298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2553471">
                <text:p>3625534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32854397">
                <text:p>16328543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1694198">
                <text:p>916941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6795618">
                <text:p>8867956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558630">
                <text:p>2005586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12125810">
                <text:p>18121258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77792598">
                <text:p>4777925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90008833">
                <text:p>15900088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44886786">
                <text:p>9448867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96593926">
                <text:p>20965939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28098833">
                <text:p>19280988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89116722">
                <text:p>12891167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19163542">
                <text:p>11191635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55381697">
                <text:p>15553816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07236419">
                <text:p>14072364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87434184">
                <text:p>8874341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9346391">
                <text:p>12493463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56588805">
                <text:p>16565888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42898958">
                <text:p>8428989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85447210">
                <text:p>8854472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21559934">
                <text:p>20215599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12851065">
                <text:p>20128510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5452395">
                <text:p>3254523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16923969">
                <text:p>10169239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24988610">
                <text:p>10249886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92517701">
                <text:p>12925177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7626831">
                <text:p>6776268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23036269">
                <text:p>10230362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576135">
                <text:p>395761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67548628">
                <text:p>17675486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59106427">
                <text:p>16591064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9086321">
                <text:p>4890863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87461971">
                <text:p>8874619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22994937">
                <text:p>9229949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45779179">
                <text:p>18457791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20236992">
                <text:p>6202369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41729344">
                <text:p>21417293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25792191">
                <text:p>8257921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11509053">
                <text:p>7115090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31891895">
                <text:p>11318918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7769893">
                <text:p>3877698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29526895">
                <text:p>7295268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87232333">
                <text:p>887232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05135590">
                <text:p>90513559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40624305">
                <text:p>17406243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9976339">
                <text:p>1499763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6624824">
                <text:p>2666248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9896359">
                <text:p>2498963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47172853">
                <text:p>12471728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39002591">
                <text:p>9390025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51910812">
                <text:p>8519108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55343315">
                <text:p>9553433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2280697">
                <text:p>2122806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65528939">
                <text:p>12655289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87680065">
                <text:p>13876800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31287235">
                <text:p>12312872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41053768">
                <text:p>13410537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59639255">
                <text:p>12596392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30737029">
                <text:p>19307370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7668879">
                <text:p>2476688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89249197">
                <text:p>12892491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11507975">
                <text:p>12115079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08256020">
                <text:p>210825602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45898811">
                <text:p>17458988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0957744">
                <text:p>909577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12460815">
                <text:p>20124608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18661421">
                <text:p>5186614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2206726">
                <text:p>322067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67672978">
                <text:p>19676729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8759093">
                <text:p>7787590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95817759">
                <text:p>19958177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71107421">
                <text:p>6711074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96670230">
                <text:p>109667023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39989057">
                <text:p>5399890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59771330">
                <text:p>195977133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56209990">
                <text:p>45620999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1703505">
                <text:p>1317035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79232882">
                <text:p>9792328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5032917">
                <text:p>3950329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46970622">
                <text:p>21469706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36527353">
                <text:p>7365273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8748523">
                <text:p>1287485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86195904">
                <text:p>5861959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0889536">
                <text:p>2108895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4541376">
                <text:p>2845413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6726079">
                <text:p>19567260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89483964">
                <text:p>5894839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8689076">
                <text:p>9586890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46778780">
                <text:p>44677878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4921939">
                <text:p>4949219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95940729">
                <text:p>1095940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21346923">
                <text:p>21213469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17131328">
                <text:p>7171313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2985664">
                <text:p>2429856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46182975">
                <text:p>14461829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7710397">
                <text:p>477103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5517495">
                <text:p>1555174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3711397">
                <text:p>5037113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22610927">
                <text:p>16226109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07295693">
                <text:p>9072956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77694054">
                <text:p>15776940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00437553">
                <text:p>13004375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764243">
                <text:p>457642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55549369">
                <text:p>14555493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78967082">
                <text:p>18789670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1276286">
                <text:p>3212762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9339513">
                <text:p>493395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99452266">
                <text:p>16994522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62657853">
                <text:p>11626578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0745782">
                <text:p>2707457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97906722">
                <text:p>18979067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0793702">
                <text:p>3607937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5987249">
                <text:p>1159872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43681938">
                <text:p>17436819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28206261">
                <text:p>8282062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452831">
                <text:p>134528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16795229">
                <text:p>12167952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37244950">
                <text:p>73724495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62181697">
                <text:p>20621816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42852802">
                <text:p>14428528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34834246">
                <text:p>8348342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13264850">
                <text:p>61326485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1048182">
                <text:p>4610481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41872738">
                <text:p>15418727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06835494">
                <text:p>8068354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01576561">
                <text:p>17015765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00390739">
                <text:p>8003907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5573624">
                <text:p>2255736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2310504">
                <text:p>5923105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23700408">
                <text:p>15237004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63924263">
                <text:p>16639242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65143668">
                <text:p>5651436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00379995">
                <text:p>13003799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68437777">
                <text:p>56843777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7141299">
                <text:p>2971412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61875097">
                <text:p>9618750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49495242">
                <text:p>9494952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34997341">
                <text:p>13349973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11944983">
                <text:p>16119449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51661125">
                <text:p>19516611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97429199">
                <text:p>14974291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559661">
                <text:p>95596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12880710">
                <text:p>161288071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01247185">
                <text:p>100124718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1425778">
                <text:p>814257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7199061">
                <text:p>671990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17780479">
                <text:p>181778047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11956733">
                <text:p>17119567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4167030">
                <text:p>35416703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49711586">
                <text:p>17497115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68315301">
                <text:p>8683153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99840239">
                <text:p>1998402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974138317">
                <text:p>19741383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56333159">
                <text:p>14563331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08172340">
                <text:p>170817234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36937371">
                <text:p>14369373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37942224">
                <text:p>18379422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2635120">
                <text:p>2426351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94199888">
                <text:p>209419988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91548656">
                <text:p>17915486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91427536">
                <text:p>4914275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57012847">
                <text:p>18570128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6712781">
                <text:p>2767127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27030247">
                <text:p>21270302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81831861">
                <text:p>168183186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85137182">
                <text:p>16851371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16721754">
                <text:p>14167217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24030478">
                <text:p>19240304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41170729">
                <text:p>9411707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15586426">
                <text:p>12155864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70400110">
                <text:p>97040011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24573769">
                <text:p>13245737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61259739">
                <text:p>13612597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41361809">
                <text:p>5413618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34251442">
                <text:p>17342514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38219541">
                <text:p>12382195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10923326">
                <text:p>4109233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58916794">
                <text:p>205891679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5256238">
                <text:p>6525623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88639113">
                <text:p>11886391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2012059">
                <text:p>1020120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51738576">
                <text:p>6517385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44773744">
                <text:p>8447737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50478927">
                <text:p>13504789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99844332">
                <text:p>4998443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82108356">
                <text:p>15821083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99083852">
                <text:p>6990838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92946147">
                <text:p>6929461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340329">
                <text:p>1334032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85977594">
                <text:p>2859775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95737069">
                <text:p>15957370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58107591">
                <text:p>5581075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71913813">
                <text:p>18719138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13547263">
                <text:p>19135472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76510204">
                <text:p>10765102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21972211">
                <text:p>21219722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95692249">
                <text:p>8956922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08789130">
                <text:p>130878913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38922654">
                <text:p>19389226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01917401">
                <text:p>20019174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03585931">
                <text:p>10035859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89160865">
                <text:p>8891608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97659107">
                <text:p>5976591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25957800">
                <text:p>20259578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4298360">
                <text:p>33429836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52039144">
                <text:p>95203914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56065975">
                <text:p>5560659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10428965">
                <text:p>121042896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0496366">
                <text:p>11049636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06470218">
                <text:p>5064702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44354014">
                <text:p>20443540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65441177">
                <text:p>126544117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78297290">
                <text:p>207829729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80747613">
                <text:p>10807476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64646422">
                <text:p>6646464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03535426">
                <text:p>70353542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86878405">
                <text:p>3868784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4353358">
                <text:p>28435335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71632618">
                <text:p>3716326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18099133">
                <text:p>18180991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21384759">
                <text:p>11213847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02834596">
                <text:p>11028345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19446507">
                <text:p>8194465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33553089">
                <text:p>14335530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26299971">
                <text:p>12262999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98272968">
                <text:p>8982729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95323480">
                <text:p>79532348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82451464">
                <text:p>9824514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84281111">
                <text:p>8842811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58525252">
                <text:p>75852525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87523275">
                <text:p>8875232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45830497">
                <text:p>6458304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82240803">
                <text:p>1822408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23421288">
                <text:p>17234212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0360375">
                <text:p>1103603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3690661">
                <text:p>18369066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8900591">
                <text:p>1089005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47671244">
                <text:p>11476712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10889315">
                <text:p>16108893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83712809">
                <text:p>148371280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46723962">
                <text:p>84672396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16797549">
                <text:p>3167975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22655047">
                <text:p>72265504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84752341">
                <text:p>148475234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57134974">
                <text:p>25713497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64875129">
                <text:p>10648751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27486827">
                <text:p>192748682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81044801">
                <text:p>19810448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81338306">
                <text:p>98133830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43462981">
                <text:p>94346298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23634894">
                <text:p>11236348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98060650">
                <text:p>39806065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65584446">
                <text:p>86558444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10960826">
                <text:p>16109608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75504942">
                <text:p>187550494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49349514">
                <text:p>10493495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3970845">
                <text:p>15397084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9548502">
                <text:p>695485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78971522">
                <text:p>11789715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441669">
                <text:p>544166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9259023">
                <text:p>15925902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06579117">
                <text:p>9065791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58659846">
                <text:p>185865984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45197842">
                <text:p>84519784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28150326">
                <text:p>122815032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09605025">
                <text:p>19096050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04211682">
                <text:p>4042116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71144870">
                <text:p>27114487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6447729">
                <text:p>1364477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25800659">
                <text:p>5258006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26774393">
                <text:p>192677439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5989482">
                <text:p>38598948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287358">
                <text:p>72873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64786106">
                <text:p>8647861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28163118">
                <text:p>82816311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80871050">
                <text:p>148087105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31758238">
                <text:p>143175823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05160921">
                <text:p>170516092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40043146">
                <text:p>164004314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36195998">
                <text:p>93619599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94205913">
                <text:p>159420591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39405962">
                <text:p>11394059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78451613">
                <text:p>10784516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10957782">
                <text:p>51095778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49551233">
                <text:p>19495512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56170883">
                <text:p>65617088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23449736">
                <text:p>142344973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87611288">
                <text:p>4876112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52038343">
                <text:p>8520383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23662932">
                <text:p>7236629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68534267">
                <text:p>9685342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45657329">
                <text:p>144565732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104619218">
                <text:p>21046192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764217462">
                <text:p>176421746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33666402">
                <text:p>2336664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56426789">
                <text:p>55642678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35497582">
                <text:p>123549758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57595210">
                <text:p>25759521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63511261">
                <text:p>116351126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67677846">
                <text:p>36767784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24334785">
                <text:p>32433478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84326211">
                <text:p>7843262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786944201">
                <text:p>17869442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15245658">
                <text:p>151524565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98845197">
                <text:p>159884519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50762022">
                <text:p>2507620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147285362">
                <text:p>214728536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36919382">
                <text:p>203691938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85882626">
                <text:p>148588262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20439557">
                <text:p>132043955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92079119">
                <text:p>9920791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10969644">
                <text:p>51096964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79491204">
                <text:p>5794912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25704075">
                <text:p>10257040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38738080">
                <text:p>93873808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95993567">
                <text:p>6959935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2220444">
                <text:p>222204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11765972">
                <text:p>31176597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70611836">
                <text:p>167061183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75326323">
                <text:p>7753263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53804121">
                <text:p>3538041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87338762">
                <text:p>158733876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44762653">
                <text:p>20447626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9945175">
                <text:p>1299451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04160004">
                <text:p>170416000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65453323">
                <text:p>4654533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40116256">
                <text:p>34011625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46519391">
                <text:p>214651939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28069916">
                <text:p>12280699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34581331">
                <text:p>93458133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97244153">
                <text:p>9972441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867200235">
                <text:p>186720023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0520384">
                <text:p>8052038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58123839">
                <text:p>85812383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9026748">
                <text:p>1290267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640914995">
                <text:p>16409149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4249112">
                <text:p>942491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29579720">
                <text:p>82957972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81752663">
                <text:p>19817526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9265668">
                <text:p>12926566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9623691">
                <text:p>1196236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01769249">
                <text:p>170176924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44067683">
                <text:p>54406768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33384745">
                <text:p>8333847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3699323">
                <text:p>10369932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11667825">
                <text:p>17116678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46778451">
                <text:p>74677845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60562169">
                <text:p>19605621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47399659">
                <text:p>74739965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871723968">
                <text:p>187172396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8714047">
                <text:p>20871404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86572220">
                <text:p>158657222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98490420">
                <text:p>119849042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01727132">
                <text:p>150172713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71432659">
                <text:p>37143265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97888120">
                <text:p>159788812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949401959">
                <text:p>194940195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610320436">
                <text:p>16103204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07174043">
                <text:p>70717404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87513041">
                <text:p>48751304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55479155">
                <text:p>8554791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45257561">
                <text:p>74525756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67200267">
                <text:p>106720026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43367200">
                <text:p>18433672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55335263">
                <text:p>145533526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31575836">
                <text:p>73157583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028790356">
                <text:p>20287903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93592316">
                <text:p>12935923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9858931">
                <text:p>2398589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34175449">
                <text:p>53417544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46322315">
                <text:p>10463223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70354849">
                <text:p>147035484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52711906">
                <text:p>155271190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77979557">
                <text:p>37797955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78306542">
                <text:p>117830654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20474058">
                <text:p>152047405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65569117">
                <text:p>6655691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46500887">
                <text:p>104650088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8883269">
                <text:p>28888326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04726223">
                <text:p>90472622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80924268">
                <text:p>6809242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37911363">
                <text:p>2379113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741535177">
                <text:p>174153517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865557850">
                <text:p>186555785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961915918">
                <text:p>196191591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23925801">
                <text:p>142392580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23664251">
                <text:p>162366425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21620593">
                <text:p>122162059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306679891">
                <text:p>130667989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40461305">
                <text:p>114046130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25099754">
                <text:p>152509975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33864894">
                <text:p>103386489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67226170">
                <text:p>106722617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393540270">
                <text:p>139354027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03689737">
                <text:p>90368973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70145050">
                <text:p>147014505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87597133">
                <text:p>68759713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31630055">
                <text:p>16316300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53922484">
                <text:p>145392248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81249820">
                <text:p>48124982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39614803">
                <text:p>53961480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53858553">
                <text:p>105385855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66618091">
                <text:p>146661809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62465216">
                <text:p>14624652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17613888">
                <text:p>201761388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90980031">
                <text:p>109098003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72191548">
                <text:p>127219154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109230771">
                <text:p>210923077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05595160">
                <text:p>120559516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35330375">
                <text:p>113533037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6527572">
                <text:p>25652757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58544764">
                <text:p>205854476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52585844">
                <text:p>145258584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26030427">
                <text:p>92603042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72779024">
                <text:p>107277902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49818416">
                <text:p>24981841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33833872">
                <text:p>43383387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54637488">
                <text:p>35463748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70803727">
                <text:p>37080372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180503085">
                <text:p>118050308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598301318">
                <text:p>159830131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12698258">
                <text:p>111269825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81412278">
                <text:p>88141227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16640289">
                <text:p>171664028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19582051">
                <text:p>21958205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00115240">
                <text:p>90011524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276903800">
                <text:p>12769038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07869287">
                <text:p>170786928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02499637">
                <text:p>90249963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81592478">
                <text:p>78159247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61959897">
                <text:p>86195989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84845195">
                <text:p>28484519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93883040">
                <text:p>39388304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947109600">
                <text:p>194710960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95259295">
                <text:p>169525929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237438428">
                <text:p>123743842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57165971">
                <text:p>75716597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995919032">
                <text:p>199591903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65987623">
                <text:p>86598762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7490804">
                <text:p>11749080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00925275">
                <text:p>150092527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505617937">
                <text:p>150561793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67831090">
                <text:p>196783109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03843222">
                <text:p>40384322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92448706">
                <text:p>189244870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77652293">
                <text:p>127765229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71228111">
                <text:p>137122811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23465325">
                <text:p>10234653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42189894">
                <text:p>24218989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31820497">
                <text:p>83182049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63664755">
                <text:p>66366475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90571353">
                <text:p>79057135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17928970">
                <text:p>91792897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39849758">
                <text:p>53984975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20188761">
                <text:p>142018876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14935563">
                <text:p>15149355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02881825">
                <text:p>60288182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20289122">
                <text:p>72028912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43216422">
                <text:p>104321642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24180081">
                <text:p>192418008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583507">
                <text:p>858350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61233144">
                <text:p>206123314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52663528">
                <text:p>155266352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502301111">
                <text:p>15023011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82220325">
                <text:p>148222032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815062894">
                <text:p>181506289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845296201">
                <text:p>184529620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78596571">
                <text:p>117859657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01331856">
                <text:p>120133185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95523759">
                <text:p>89552375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03541261">
                <text:p>100354126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9017382">
                <text:p>10901738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12102001">
                <text:p>21210200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1390034">
                <text:p>29139003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986840310">
                <text:p>198684031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08596962">
                <text:p>70859696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02404517">
                <text:p>140240451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036988910">
                <text:p>203698891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47710922">
                <text:p>174771092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43299934">
                <text:p>74329993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615303194">
                <text:p>161530319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54636109">
                <text:p>85463610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27440615">
                <text:p>132744061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72918709">
                <text:p>27291870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27964958">
                <text:p>42796495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1455833">
                <text:p>11145583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11952138">
                <text:p>111195213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73577501">
                <text:p>137357750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81313879">
                <text:p>38131387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63104004">
                <text:p>66310400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46733579">
                <text:p>54673357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607367200">
                <text:p>16073672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28568159">
                <text:p>42856815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89940508">
                <text:p>98994050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82464083">
                <text:p>208246408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37770745">
                <text:p>143777074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21865962">
                <text:p>62186596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28611774">
                <text:p>152861177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27393337">
                <text:p>142739333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49239467">
                <text:p>124923946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91347712">
                <text:p>10913477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747316480">
                <text:p>174731648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61769472">
                <text:p>66176947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29670400">
                <text:p>112967040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22097152">
                <text:p>82209715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08000255">
                <text:p>120800025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996545277">
                <text:p>199654527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107269367">
                <text:p>110726936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559610597">
                <text:p>155961059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39722926">
                <text:p>153972292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44227594">
                <text:p>164422759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02826526">
                <text:p>30282652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51296345">
                <text:p>205129634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92339210">
                <text:p>99233921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77204509">
                <text:p>37720450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922043222">
                <text:p>192204322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694902274">
                <text:p>169490227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60959238">
                <text:p>146095923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101569554">
                <text:p>210156955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608267829">
                <text:p>160826782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72833695">
                <text:p>147283369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05042652">
                <text:p>80504265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64621715">
                <text:p>16462171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84731833">
                <text:p>18473183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774279210">
                <text:p>177427921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93088637">
                <text:p>39308863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22338935">
                <text:p>142233893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01268581">
                <text:p>70126858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143979310">
                <text:p>214397931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9942154">
                <text:p>10994215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91191965">
                <text:p>69119196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10123223">
                <text:p>101012322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987495300">
                <text:p>198749530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86313612">
                <text:p>68631361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62809507">
                <text:p>126280950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99969000">
                <text:p>139996900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29430199">
                <text:p>132943019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819245605">
                <text:p>181924560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98085486">
                <text:p>109808548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52655178">
                <text:p>95265517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8128990">
                <text:p>12812899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84811930">
                <text:p>78481193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08227021">
                <text:p>140822702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85989222">
                <text:p>138598922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84277554">
                <text:p>208427755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1762326">
                <text:p>3176232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59428801">
                <text:p>75942880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123162691">
                <text:p>212316269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609149641">
                <text:p>160914964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83851866">
                <text:p>128385186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810633485">
                <text:p>181063348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56552231">
                <text:p>145655223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33546613">
                <text:p>103354661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682244191">
                <text:p>168224419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91545629">
                <text:p>79154562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46494294">
                <text:p>34649429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97440514">
                <text:p>139744051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71227142">
                <text:p>97122714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840332818">
                <text:p>184033281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3468981">
                <text:p>15346898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37622174">
                <text:p>153762217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01995738">
                <text:p>140199573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15825805">
                <text:p>101582580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66862246">
                <text:p>206686224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11192050">
                <text:p>111119205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50293974">
                <text:p>95029397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143486337">
                <text:p>214348633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239426">
                <text:p>1323942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5346822">
                <text:p>11534682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72926098">
                <text:p>57292609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51951541">
                <text:p>25195154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50276126">
                <text:p>65027612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634027353">
                <text:p>163402735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804129803">
                <text:p>180412980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13499937">
                <text:p>41349993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276216930">
                <text:p>127621693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788252966">
                <text:p>178825296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91049073">
                <text:p>139104907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41886802">
                <text:p>84188680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21748213">
                <text:p>112174821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00926175">
                <text:p>13009261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004790429">
                <text:p>200479042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20406999">
                <text:p>32040699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59197317">
                <text:p>105919731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24037262">
                <text:p>132403726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58865834">
                <text:p>55886583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6794238">
                <text:p>2679423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73423865">
                <text:p>157342386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09394922">
                <text:p>60939492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32907454">
                <text:p>23290745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07857722">
                <text:p>20785772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298462893">
                <text:p>129846289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25025030">
                <text:p>162502503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11402258">
                <text:p>21140225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75573813">
                <text:p>16755738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708306079">
                <text:p>170830607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12123100">
                <text:p>161212310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40369300">
                <text:p>74036930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70526139">
                <text:p>67052613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54734896">
                <text:p>165473489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746124944">
                <text:p>174612494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026586543">
                <text:p>202658654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39296524">
                <text:p>73929652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228820260">
                <text:p>122882026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9252844">
                <text:p>7192528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846069316">
                <text:p>184606931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08173004">
                <text:p>30817300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66799715">
                <text:p>2667997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74659369">
                <text:p>97465936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99275130">
                <text:p>129927513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71134574">
                <text:p>117113457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75782217">
                <text:p>177578221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4416602">
                <text:p>11441660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884263309">
                <text:p>188426330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685830310">
                <text:p>168583031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746481137">
                <text:p>174648113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748799443">
                <text:p>174879944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216917368">
                <text:p>121691736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2178279">
                <text:p>15217827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98166069">
                <text:p>69816606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71908254">
                <text:p>67190825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042856665">
                <text:p>204285666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914932874">
                <text:p>191493287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693756317">
                <text:p>169375631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18011094">
                <text:p>151801109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06645122">
                <text:p>30664512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62672774">
                <text:p>106267277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68746897">
                <text:p>146874689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395844531">
                <text:p>139584453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98796056">
                <text:p>159879605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325077319">
                <text:p>132507731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684821">
                <text:p>368482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81314943">
                <text:p>98131494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59758973">
                <text:p>155975897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26719351">
                <text:p>52671935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007387237">
                <text:p>200738723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61398318">
                <text:p>86139831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134224778">
                <text:p>213422477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57796510">
                <text:p>75779651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71141593">
                <text:p>37114159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849066379">
                <text:p>184906637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11672992">
                <text:p>131167299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965793248">
                <text:p>196579324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137186207">
                <text:p>213718620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73363421">
                <text:p>157336342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42922902">
                <text:p>94292290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7135681">
                <text:p>8713568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26377026">
                <text:p>62637702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26491846">
                <text:p>82649184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69041489">
                <text:p>146904148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375756786">
                <text:p>137575678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475552726">
                <text:p>147555272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6472578">
                <text:p>76647257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056279173">
                <text:p>205627917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144389006">
                <text:p>114438900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244657833">
                <text:p>124465783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463347706">
                <text:p>146334770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873067501">
                <text:p>187306750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15693767">
                <text:p>21569376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16424277">
                <text:p>161642427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314850814">
                <text:p>131485081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931155449">
                <text:p>193115544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900693483">
                <text:p>190069348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66212800">
                <text:p>46621280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23355456">
                <text:p>72335545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44217536">
                <text:p>14421753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97557055">
                <text:p>79755705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339835325">
                <text:p>13398353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60998455">
                <text:p>86099845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97407397">
                <text:p>169740739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87974638">
                <text:p>28797463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483501258">
                <text:p>148350125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014268510">
                <text:p>201426851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81583385">
                <text:p>88158338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5920074">
                <text:p>4592007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31139037">
                <text:p>93113903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78520726">
                <text:p>87852072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185774785">
                <text:p>118577478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355380291">
                <text:p>135538029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755275977">
                <text:p>175527597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80716890">
                <text:p>48071689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119137550">
                <text:p>211913755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945922345">
                <text:p>194592234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93165178">
                <text:p>119316517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83042670">
                <text:p>38304267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49704010">
                <text:p>14970401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745807326">
                <text:p>174580732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37573274">
                <text:p>53757327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98075598">
                <text:p>39807559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845261418">
                <text:p>184526141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46437181">
                <text:p>104643718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08623031">
                <text:p>40862303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23738149">
                <text:p>162373814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769854319">
                <text:p>176985431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00449869">
                <text:p>30044986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06395878">
                <text:p>90639587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86777266">
                <text:p>58677726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805551637">
                <text:p>180555163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257281598">
                <text:p>125728159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031077562">
                <text:p>203107756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70930990">
                <text:p>87093099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978273417">
                <text:p>197827341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883712411">
                <text:p>188371241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087748305">
                <text:p>208774830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15529074">
                <text:p>201552907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893308757">
                <text:p>189330875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809959934">
                <text:p>180995993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62366202">
                <text:p>26236620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16943341">
                <text:p>31694334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87782343">
                <text:p>168778234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31753044">
                <text:p>83175304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37829884">
                <text:p>53782988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6169204">
                <text:p>3616920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818997211">
                <text:p>181899721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998460304">
                <text:p>199846030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062172336">
                <text:p>206217233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9342223">
                <text:p>82934222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448822317">
                <text:p>144882231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228853895">
                <text:p>122885389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76173460">
                <text:p>77617346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9741116">
                <text:p>3974111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842820148">
                <text:p>184282014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109316252">
                <text:p>210931625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65483476">
                <text:p>36548347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88923772">
                <text:p>38892377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191674995">
                <text:p>119167499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502186841">
                <text:p>150218684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35529738">
                <text:p>43552973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978333213">
                <text:p>197833321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507715159">
                <text:p>150771515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978710276">
                <text:p>197871027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50243340">
                <text:p>45024334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072936740">
                <text:p>207293674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942979435">
                <text:p>194297943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591315008">
                <text:p>159131500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650944191">
                <text:p>65094419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21182781">
                <text:p>32118278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63566263">
                <text:p>36356626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438236196">
                <text:p>143823619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62287979">
                <text:p>106228797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019471168">
                <text:p>201947116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08686016">
                <text:p>40868601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456744768">
                <text:p>145674476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767327168">
                <text:p>76732716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3194688">
                <text:p>8319468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5674559">
                <text:p>3567455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612713277">
                <text:p>161271327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65274039">
                <text:p>76527403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14642980">
                <text:p>81464298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47809644">
                <text:p>14780964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145005636">
                <text:p>214500563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02328779">
                <text:p>80232877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41241953">
                <text:p>54124195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21460003">
                <text:p>32146000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352549737">
                <text:p>135254973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27191099">
                <text:p>92719109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980133553">
                <text:p>198013355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388597778">
                <text:p>138859777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247737398">
                <text:p>124773739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431495329">
                <text:p>143149532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654237154">
                <text:p>165423715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336866725">
                <text:p>133686672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22935022">
                <text:p>172293502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53227722">
                <text:p>45322772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7853022">
                <text:p>9785302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03035930">
                <text:p>80303593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90054733">
                <text:p>179005473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365455847">
                <text:p>136545584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72177077">
                <text:p>67217707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33894431">
                <text:p>33389443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48740189">
                <text:p>24874018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34874902">
                <text:p>63487490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570522177">
                <text:p>157052217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561709763">
                <text:p>156170976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678009928">
                <text:p>167800992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07573463">
                <text:p>30757346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75671429">
                <text:p>177567142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443416462">
                <text:p>144341646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269324969">
                <text:p>126932496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67587067">
                <text:p>106758706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424048624">
                <text:p>142404862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83426256">
                <text:p>108342625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26570863">
                <text:p>12657086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45941581">
                <text:p>174594158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46577127">
                <text:p>74657712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650890421">
                <text:p>165089042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38664734">
                <text:p>103866473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111327322">
                <text:p>211132732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172497677">
                <text:p>117249767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17876518">
                <text:p>91787651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397165426">
                <text:p>139716542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22103894">
                <text:p>12210389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43036418">
                <text:p>104303641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64316166">
                <text:p>86431616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3536530">
                <text:p>9353653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72308278">
                <text:p>137230827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49569953">
                <text:p>94956995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936514274">
                <text:p>193651427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25406886">
                <text:p>92540688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08714738">
                <text:p>100871473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018593750">
                <text:p>201859375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85646209">
                <text:p>88564620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1369858">
                <text:p>3136985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07272325">
                <text:p>80727232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66272398">
                <text:p>26627239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74568874">
                <text:p>77456887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3478013">
                <text:p>10347801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2133623">
                <text:p>9213362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768983268">
                <text:p>176898326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194696875">
                <text:p>119469687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984684545">
                <text:p>198468454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155835395">
                <text:p>115583539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957753353">
                <text:p>195775335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344001563">
                <text:p>134400156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181647440">
                <text:p>118164744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436255984">
                <text:p>143625598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30192591">
                <text:p>13019259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39688044">
                <text:p>73968804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118845764">
                <text:p>111884576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5882188">
                <text:p>5588218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03099491">
                <text:p>100309949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220624424">
                <text:p>122062442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43269240">
                <text:p>44326924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63930216">
                <text:p>26393021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89125432">
                <text:p>188912543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69446056">
                <text:p>36944605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46932983">
                <text:p>24693298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04001509">
                <text:p>30400150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749095854">
                <text:p>174909585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316045066">
                <text:p>131604506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44342302">
                <text:p>74434230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11582810">
                <text:p>121158281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70416142">
                <text:p>57041614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08186154">
                <text:p>110818615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15371646">
                <text:p>151537164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266038137">
                <text:p>126603813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00269419">
                <text:p>40026941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744691520">
                <text:p>174469152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23207872">
                <text:p>42320787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69409087">
                <text:p>186940908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65067197">
                <text:p>96506719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50623287">
                <text:p>185062328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70651300">
                <text:p>27065130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18220">
                <text:p>61822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862814916">
                <text:p>18628149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33907275">
                <text:p>43390727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70429409">
                <text:p>87042940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317410979">
                <text:p>131741097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0601193">
                <text:p>7060119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451810235">
                <text:p>145181023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632999728">
                <text:p>163299972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26608015">
                <text:p>102660801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52519596">
                <text:p>5251959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812998148">
                <text:p>181299814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815377932">
                <text:p>181537793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17735203">
                <text:p>101773520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505362537">
                <text:p>50536253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15009338">
                <text:p>31500933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636694957">
                <text:p>163669495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42569223">
                <text:p>54256922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410062613">
                <text:p>14100626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429769022">
                <text:p>142976902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82952377">
                <text:p>18295237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114629418">
                <text:p>111462941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746172285">
                <text:p>74617228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887754359">
                <text:p>88775435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58459236">
                <text:p>75845923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55867947">
                <text:p>85586794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56492673">
                <text:p>45649267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478595458">
                <text:p>147859545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68105861">
                <text:p>46810586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38628751">
                <text:p>23862875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513787053">
                <text:p>151378705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92612614">
                <text:p>49261261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8944914">
                <text:p>6894491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75123254">
                <text:p>27512325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30235298">
                <text:p>103023529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557818853">
                <text:p>155781885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4729902">
                <text:p>7472990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460329738">
                <text:p>146032973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646958365">
                <text:p>164695836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33684310">
                <text:p>103368431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116833282">
                <text:p>211683328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250357253">
                <text:p>125035725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335480334">
                <text:p>133548033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54568489">
                <text:p>105456848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750473339">
                <text:p>75047333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454174576">
                <text:p>145417457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70721871">
                <text:p>197072187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84178157">
                <text:p>88417815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53473991">
                <text:p>4534739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205691476">
                <text:p>12056914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904cm" svg:height="13.45cm" xlink:href=".." xlink:type="simple" chart:class="chart:bar" chart:style-name="ch1">
        <chart:title svg:x="9.24cm" svg:y="0.404cm" chart:style-name="ch2">
          <text:p>Von Neumann in order</text:p>
        </chart:title>
        <chart:plot-area chart:style-name="ch3" table:cell-range-address="q6.E2:q6.E1002" chart:data-source-has-labels="row" svg:x="1.472cm" svg:y="1.48cm" svg:width="21.954cm" svg:height="10.737cm">
          <chartooo:coordinate-region svg:x="2.677cm" svg:y="1.48cm" svg:width="20.749cm" svg:height="9.509cm"/>
          <chart:axis chart:dimension="x" chart:name="primary-x" chart:style-name="ch4">
            <chart:title svg:x="11.022cm" svg:y="12.487cm" chart:style-name="ch5">
              <text:p>ordre des valeurs</text:p>
            </chart:title>
          </chart:axis>
          <chart:axis chart:dimension="y" chart:name="primary-y" chart:style-name="ch6">
            <chart:title svg:x="0.451cm" svg:y="8.286cm" chart:style-name="ch7">
              <text:p>sortie des valeurs</text:p>
            </chart:title>
            <chart:grid chart:style-name="ch8" chart:class="major"/>
          </chart:axis>
          <chart:series chart:style-name="ch9" chart:values-cell-range-address="q6.E3:q6.E1002" chart:label-cell-address="q6.E2:q6.E2" chart:class="chart:ba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N order</text:p>
                <draw:g>
                  <svg:desc>q6.E2:q6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4">
                <text:p>254</text:p>
                <draw:g>
                  <svg:desc>q6.E3:q6.E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69">
                <text:p>39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25">
                <text:p>42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56">
                <text:p>43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24">
                <text:p>46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61">
                <text:p>47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41">
                <text:p>50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84">
                <text:p>51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29">
                <text:p>53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476">
                <text:p>54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25">
                <text:p>5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76">
                <text:p>57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29">
                <text:p>59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84">
                <text:p>60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61">
                <text:p>65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225">
                <text:p>72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396">
                <text:p>73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69">
                <text:p>75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744">
                <text:p>77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921">
                <text:p>79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281">
                <text:p>82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464">
                <text:p>84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649">
                <text:p>86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36">
                <text:p>88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25">
                <text:p>90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216">
                <text:p>92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604">
                <text:p>96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801">
                <text:p>98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31">
                <text:p>253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690">
                <text:p>369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64">
                <text:p>37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987">
                <text:p>398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137">
                <text:p>413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212">
                <text:p>42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440">
                <text:p>444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16">
                <text:p>45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92">
                <text:p>45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668">
                <text:p>466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745">
                <text:p>47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899">
                <text:p>48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976">
                <text:p>49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054">
                <text:p>505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132">
                <text:p>513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210">
                <text:p>521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288">
                <text:p>52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366">
                <text:p>536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444">
                <text:p>54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523">
                <text:p>55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602">
                <text:p>56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681">
                <text:p>568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920">
                <text:p>592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321">
                <text:p>632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402">
                <text:p>640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483">
                <text:p>648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564">
                <text:p>65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646">
                <text:p>66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810">
                <text:p>681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892">
                <text:p>68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974">
                <text:p>69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139">
                <text:p>713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222">
                <text:p>72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305">
                <text:p>73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388">
                <text:p>73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724">
                <text:p>772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808">
                <text:p>780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892">
                <text:p>789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977">
                <text:p>797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062">
                <text:p>806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147">
                <text:p>81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232">
                <text:p>823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318">
                <text:p>83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404">
                <text:p>840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490">
                <text:p>849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576">
                <text:p>857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62">
                <text:p>86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748">
                <text:p>874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835">
                <text:p>88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009">
                <text:p>900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096">
                <text:p>909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184">
                <text:p>918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272">
                <text:p>92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360">
                <text:p>936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448">
                <text:p>94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536">
                <text:p>953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624">
                <text:p>96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713">
                <text:p>971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802">
                <text:p>980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891">
                <text:p>98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980">
                <text:p>998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716">
                <text:p>37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403">
                <text:p>44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601">
                <text:p>460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401">
                <text:p>54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502">
                <text:p>550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603">
                <text:p>560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704">
                <text:p>570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806">
                <text:p>580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908">
                <text:p>59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10">
                <text:p>601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112">
                <text:p>61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214">
                <text:p>621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316">
                <text:p>631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419">
                <text:p>641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522">
                <text:p>652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625">
                <text:p>66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832">
                <text:p>68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936">
                <text:p>693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040">
                <text:p>704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144">
                <text:p>71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248">
                <text:p>724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352">
                <text:p>735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457">
                <text:p>745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562">
                <text:p>756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878">
                <text:p>787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984">
                <text:p>798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090">
                <text:p>809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302">
                <text:p>830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408">
                <text:p>840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515">
                <text:p>851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622">
                <text:p>862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729">
                <text:p>872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836">
                <text:p>883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944">
                <text:p>894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052">
                <text:p>905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160">
                <text:p>916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268">
                <text:p>926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376">
                <text:p>937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484">
                <text:p>948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593">
                <text:p>959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702">
                <text:p>970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811">
                <text:p>98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920">
                <text:p>992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988">
                <text:p>398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574">
                <text:p>457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692">
                <text:p>469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164">
                <text:p>516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283">
                <text:p>528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402">
                <text:p>540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521">
                <text:p>552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640">
                <text:p>564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481">
                <text:p>648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602">
                <text:p>660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723">
                <text:p>672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966">
                <text:p>696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088">
                <text:p>708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332">
                <text:p>733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454">
                <text:p>745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576">
                <text:p>757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699">
                <text:p>769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822">
                <text:p>782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945">
                <text:p>794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068">
                <text:p>806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316">
                <text:p>831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564">
                <text:p>85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688">
                <text:p>868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812">
                <text:p>881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937">
                <text:p>893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062">
                <text:p>906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187">
                <text:p>918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312">
                <text:p>931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438">
                <text:p>943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564">
                <text:p>956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690">
                <text:p>969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816">
                <text:p>981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942">
                <text:p>994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956">
                <text:p>395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089">
                <text:p>408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355">
                <text:p>435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488">
                <text:p>448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622">
                <text:p>462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756">
                <text:p>475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024">
                <text:p>502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158">
                <text:p>515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427">
                <text:p>542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562">
                <text:p>556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697">
                <text:p>569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832">
                <text:p>583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104">
                <text:p>610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376">
                <text:p>637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512">
                <text:p>651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648">
                <text:p>664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785">
                <text:p>678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922">
                <text:p>692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059">
                <text:p>705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196">
                <text:p>719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334">
                <text:p>733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748">
                <text:p>774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886">
                <text:p>788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024">
                <text:p>802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163">
                <text:p>816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302">
                <text:p>830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441">
                <text:p>844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580">
                <text:p>858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720">
                <text:p>872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860">
                <text:p>886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140">
                <text:p>914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280">
                <text:p>928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420">
                <text:p>942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561">
                <text:p>956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702">
                <text:p>970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843">
                <text:p>984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984">
                <text:p>998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998">
                <text:p>299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169">
                <text:p>416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316">
                <text:p>431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464">
                <text:p>446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612">
                <text:p>461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908">
                <text:p>490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204">
                <text:p>520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353">
                <text:p>535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502">
                <text:p>550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651">
                <text:p>565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950">
                <text:p>595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851">
                <text:p>685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002">
                <text:p>700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153">
                <text:p>715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304">
                <text:p>730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456">
                <text:p>745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8">
                <text:p>760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912">
                <text:p>791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064">
                <text:p>806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216">
                <text:p>821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369">
                <text:p>836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522">
                <text:p>852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675">
                <text:p>86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828">
                <text:p>882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982">
                <text:p>898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136">
                <text:p>913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290">
                <text:p>929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444">
                <text:p>944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598">
                <text:p>959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752">
                <text:p>975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907">
                <text:p>990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568">
                <text:p>256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361">
                <text:p>336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641">
                <text:p>464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963">
                <text:p>496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124">
                <text:p>512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286">
                <text:p>528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448">
                <text:p>544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096">
                <text:p>609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259">
                <text:p>625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422">
                <text:p>642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585">
                <text:p>658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748">
                <text:p>674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404">
                <text:p>740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568">
                <text:p>756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732">
                <text:p>773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897">
                <text:p>789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062">
                <text:p>806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27">
                <text:p>822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392">
                <text:p>839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558">
                <text:p>855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724">
                <text:p>872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890">
                <text:p>889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056">
                <text:p>905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222">
                <text:p>922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388">
                <text:p>938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555">
                <text:p>955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722">
                <text:p>972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889">
                <text:p>988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273">
                <text:p>327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788">
                <text:p>378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132">
                <text:p>413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476">
                <text:p>447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649">
                <text:p>464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995">
                <text:p>499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342">
                <text:p>534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516">
                <text:p>551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690">
                <text:p>569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864">
                <text:p>586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038">
                <text:p>603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212">
                <text:p>621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387">
                <text:p>638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562">
                <text:p>656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737">
                <text:p>673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7088">
                <text:p>708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7264">
                <text:p>726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616">
                <text:p>761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792">
                <text:p>779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7968">
                <text:p>796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145">
                <text:p>814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322">
                <text:p>832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499">
                <text:p>849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676">
                <text:p>867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54">
                <text:p>885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210">
                <text:p>921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388">
                <text:p>938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566">
                <text:p>956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744">
                <text:p>974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923">
                <text:p>992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539">
                <text:p>353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272">
                <text:p>427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824">
                <text:p>482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192">
                <text:p>519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377">
                <text:p>537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562">
                <text:p>556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747">
                <text:p>574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932">
                <text:p>593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118">
                <text:p>611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304">
                <text:p>630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490">
                <text:p>649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676">
                <text:p>667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862">
                <text:p>686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048">
                <text:p>704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7235">
                <text:p>723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422">
                <text:p>742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609">
                <text:p>760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796">
                <text:p>779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7984">
                <text:p>798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8172">
                <text:p>817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8360">
                <text:p>836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8548">
                <text:p>854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8736">
                <text:p>873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924">
                <text:p>892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113">
                <text:p>911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302">
                <text:p>930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91">
                <text:p>949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680">
                <text:p>968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870">
                <text:p>987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544">
                <text:p>254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702">
                <text:p>370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284">
                <text:p>428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478">
                <text:p>447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867">
                <text:p>486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257">
                <text:p>525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452">
                <text:p>545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5844">
                <text:p>584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432">
                <text:p>643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628">
                <text:p>662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825">
                <text:p>682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022">
                <text:p>702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7219">
                <text:p>721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7416">
                <text:p>741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614">
                <text:p>761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7812">
                <text:p>781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010">
                <text:p>801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208">
                <text:p>820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406">
                <text:p>840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8604">
                <text:p>860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8803">
                <text:p>880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002">
                <text:p>900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201">
                <text:p>920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400">
                <text:p>940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600">
                <text:p>96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225000000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673cm" svg:height="15.565cm" xlink:href=".." xlink:type="simple" chart:class="chart:bar" chart:style-name="ch1">
        <chart:title svg:x="12.472cm" svg:y="0.446cm" chart:style-name="ch2">
          <text:p>RAND_Java</text:p>
        </chart:title>
        <chart:plot-area chart:style-name="ch3" table:cell-range-address="q6.D2:q6.D1002" chart:data-source-has-labels="row" svg:x="1.547cm" svg:y="1.564cm" svg:width="25.573cm" svg:height="12.726cm">
          <chartooo:coordinate-region svg:x="3.857cm" svg:y="1.564cm" svg:width="23.263cm" svg:height="11.709cm"/>
          <chart:axis chart:dimension="x" chart:name="primary-x" chart:style-name="ch4">
            <chart:title svg:x="12.906cm" svg:y="14.602cm" chart:style-name="ch5">
              <text:p>ordre des valeurs</text:p>
            </chart:title>
          </chart:axis>
          <chart:axis chart:dimension="y" chart:name="primary-y" chart:style-name="ch6">
            <chart:title svg:x="0.451cm" svg:y="9.365cm" chart:style-name="ch7">
              <text:p>sortie des valeurs</text:p>
            </chart:title>
            <chart:grid chart:style-name="ch8" chart:class="major"/>
          </chart:axis>
          <chart:series chart:style-name="ch9" chart:values-cell-range-address="q6.D3:q6.D1002" chart:label-cell-address="q6.D2:q6.D2" chart:class="chart:ba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</text:p>
                <draw:g>
                  <svg:desc>q6.D2:q6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39299557">
                <text:p>1439299557</text:p>
                <draw:g>
                  <svg:desc>q6.D3:q6.D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5689945">
                <text:p>18156899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2285685">
                <text:p>212285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8349402">
                <text:p>1308349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5964069">
                <text:p>495964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8019495">
                <text:p>1358019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655982">
                <text:p>162655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7051652">
                <text:p>9370516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8116441">
                <text:p>448116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2092569">
                <text:p>8620925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6619489">
                <text:p>6166194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4278157">
                <text:p>19042781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28353475">
                <text:p>1428353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9768251">
                <text:p>7897682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9883427">
                <text:p>21098834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4831935">
                <text:p>10348319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4164961">
                <text:p>20041649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06078157">
                <text:p>21060781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070789">
                <text:p>1150707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688974">
                <text:p>1026889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82562864">
                <text:p>14825628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8984287">
                <text:p>10689842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8671651">
                <text:p>388671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8716553">
                <text:p>2887165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1414545">
                <text:p>1514145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50835718">
                <text:p>16508357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7708697">
                <text:p>1077086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64590748">
                <text:p>18645907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65613641">
                <text:p>12656136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1097912">
                <text:p>2910979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10260693">
                <text:p>21102606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9030399">
                <text:p>1039030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18503331">
                <text:p>8185033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7486409">
                <text:p>16574864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48506696">
                <text:p>17485066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1861503">
                <text:p>13118615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8323248">
                <text:p>5683232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26497795">
                <text:p>11264977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0324919">
                <text:p>1203249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91420775">
                <text:p>20914207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5216559">
                <text:p>2252165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54064859">
                <text:p>17540648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3538158">
                <text:p>3635381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6234955">
                <text:p>13262349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25732487">
                <text:p>10257324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97325398">
                <text:p>11973253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40478867">
                <text:p>14404788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7009008">
                <text:p>1370090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95275376">
                <text:p>14952753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12912120">
                <text:p>8129121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1538072">
                <text:p>3715380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80975451">
                <text:p>20809754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7086514">
                <text:p>5670865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0454116">
                <text:p>3604541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94095946">
                <text:p>18940959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7777781">
                <text:p>5377777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93483526">
                <text:p>20934835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73767701">
                <text:p>11737677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3908359">
                <text:p>9939083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5126359">
                <text:p>4851263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109081">
                <text:p>9001090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5190199">
                <text:p>1851901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0332300">
                <text:p>2303323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02344888">
                <text:p>18023448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1068206">
                <text:p>101068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2908195">
                <text:p>2029081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06832108">
                <text:p>12068321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2356336">
                <text:p>7823563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1153762">
                <text:p>4211537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0722294">
                <text:p>6707222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2173853">
                <text:p>8621738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8108200">
                <text:p>5981082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6709899">
                <text:p>8067098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88117453">
                <text:p>19881174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43392557">
                <text:p>20433925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691681">
                <text:p>496916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6596794">
                <text:p>8465967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23093022">
                <text:p>14230930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29403666">
                <text:p>13294036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10107805">
                <text:p>15101078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35420000">
                <text:p>1435420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1494326">
                <text:p>2914943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49019678">
                <text:p>10490196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7411693">
                <text:p>1974116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73188877">
                <text:p>17731888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9371467">
                <text:p>19893714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17123857">
                <text:p>12171238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38368024">
                <text:p>12383680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00512979">
                <text:p>18005129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82106813">
                <text:p>11821068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9799625">
                <text:p>119799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42452389">
                <text:p>10424523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01921865">
                <text:p>16019218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40024302">
                <text:p>10400243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5646228">
                <text:p>4256462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63561734">
                <text:p>20635617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7197484">
                <text:p>3171974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96850746">
                <text:p>18968507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8317606">
                <text:p>3583176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48613921">
                <text:p>14486139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5049631">
                <text:p>4450496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66830229">
                <text:p>15668302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83971494">
                <text:p>18839714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2428">
                <text:p>3224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92390931">
                <text:p>16923909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51151936">
                <text:p>12511519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22004066">
                <text:p>13220040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72308099">
                <text:p>372308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73543873">
                <text:p>9735438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8351528">
                <text:p>5683515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05696675">
                <text:p>16056966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15276153">
                <text:p>14152761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36403156">
                <text:p>12364031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8327003">
                <text:p>783270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8110876">
                <text:p>3481108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41337081">
                <text:p>15413370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2661413">
                <text:p>8826614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82019623">
                <text:p>13820196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11780988">
                <text:p>6117809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36277032">
                <text:p>13362770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1010846">
                <text:p>3010108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9121489">
                <text:p>991214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49190179">
                <text:p>14491901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74400378">
                <text:p>6744003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6187967">
                <text:p>1161879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15590895">
                <text:p>8155908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3248624">
                <text:p>3832486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41645597">
                <text:p>11416455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90288447">
                <text:p>20902884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25391203">
                <text:p>8253912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1486649">
                <text:p>2414866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9703685">
                <text:p>14697036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68605770">
                <text:p>19686057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6082676">
                <text:p>960826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09166292">
                <text:p>17091662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90131093">
                <text:p>8901310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87593193">
                <text:p>20875931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46011786">
                <text:p>17460117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4545234">
                <text:p>4745452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11700967">
                <text:p>19117009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75411200">
                <text:p>6754112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71603718">
                <text:p>11716037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12739404">
                <text:p>13127394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4824632">
                <text:p>5148246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03506032">
                <text:p>14035060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6702908">
                <text:p>3267029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18648277">
                <text:p>18186482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5213683">
                <text:p>1652136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25214685">
                <text:p>19252146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3295502">
                <text:p>1932955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0142351">
                <text:p>3201423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766616">
                <text:p>577666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5568266">
                <text:p>1155682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50530342">
                <text:p>18505303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91706841">
                <text:p>6917068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51397833">
                <text:p>7513978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34723679">
                <text:p>21347236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77241551">
                <text:p>19772415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3520166">
                <text:p>4035201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82498481">
                <text:p>17824984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22075917">
                <text:p>9220759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8349936">
                <text:p>2783499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96721001">
                <text:p>996721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3406353">
                <text:p>16434063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48355656">
                <text:p>18483556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60073767">
                <text:p>13600737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5457324">
                <text:p>4254573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9959593">
                <text:p>4699595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86060595">
                <text:p>5860605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73968894">
                <text:p>13739688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56166336">
                <text:p>7561663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43703231">
                <text:p>6437032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49721562">
                <text:p>6497215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74883917">
                <text:p>16748839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25503759">
                <text:p>5255037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63172879">
                <text:p>12631728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7614552">
                <text:p>17776145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3174060">
                <text:p>8317406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7423117">
                <text:p>4074231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63650895">
                <text:p>9636508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33865497">
                <text:p>8338654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81983122">
                <text:p>10819831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84849485">
                <text:p>18848494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92314461">
                <text:p>15923144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4740154">
                <text:p>5147401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16886415">
                <text:p>13168864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28184624">
                <text:p>5281846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07840519">
                <text:p>17078405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26978061">
                <text:p>19269780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25536290">
                <text:p>32553629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32620472">
                <text:p>18326204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31079799">
                <text:p>15310797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45081784">
                <text:p>15450817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19262008">
                <text:p>18192620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5535994">
                <text:p>1655359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53378361">
                <text:p>10533783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5265404">
                <text:p>19652654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53212994">
                <text:p>3532129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94209458">
                <text:p>18942094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51273706">
                <text:p>15512737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03658260">
                <text:p>130365826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16470257">
                <text:p>7164702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95876721">
                <text:p>20958767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6379520">
                <text:p>19637952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12767412">
                <text:p>11127674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9190417">
                <text:p>1391904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09079537">
                <text:p>21090795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44771632">
                <text:p>10447716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4171312">
                <text:p>541713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15523327">
                <text:p>21155233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67388553">
                <text:p>18673885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15788800">
                <text:p>13157888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23620542">
                <text:p>17236205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942152">
                <text:p>449421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33924539">
                <text:p>9339245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32125417">
                <text:p>18321254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12119892">
                <text:p>19121198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01961696">
                <text:p>13019616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83926763">
                <text:p>14839267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76157352">
                <text:p>20761573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05168299">
                <text:p>130516829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44470908">
                <text:p>6444709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78115883">
                <text:p>16781158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62209569">
                <text:p>18622095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76504806">
                <text:p>8765048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43722380">
                <text:p>144372238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65900593">
                <text:p>12659005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08669808">
                <text:p>4086698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1787723">
                <text:p>3417877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33182808">
                <text:p>19331828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74069098">
                <text:p>16740690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99416974">
                <text:p>19994169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66860975">
                <text:p>17668609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67566518">
                <text:p>12675665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50004519">
                <text:p>4500045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13801373">
                <text:p>21138013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06043377">
                <text:p>110604337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92848486">
                <text:p>16928484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07321589">
                <text:p>16073215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60095185">
                <text:p>14600951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2627996">
                <text:p>2426279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43660554">
                <text:p>17436605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40175116">
                <text:p>14401751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4258810">
                <text:p>28425881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5205296">
                <text:p>2952052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06273476">
                <text:p>10062734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76394205">
                <text:p>5763942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91825073">
                <text:p>11918250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38997115">
                <text:p>11389971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61331566">
                <text:p>19613315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35832270">
                <text:p>173583227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49826079">
                <text:p>6498260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7863072">
                <text:p>2778630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2283761">
                <text:p>1122837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61401602">
                <text:p>16614016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84058213">
                <text:p>17840582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76834617">
                <text:p>7768346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42297666">
                <text:p>34229766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05089361">
                <text:p>15050893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64435883">
                <text:p>12644358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60439577">
                <text:p>14604395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6218367">
                <text:p>13062183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87227991">
                <text:p>3872279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8083017">
                <text:p>580830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6983082">
                <text:p>1369830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5731490">
                <text:p>28573149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68845736">
                <text:p>10688457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933127819">
                <text:p>19331278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2768757">
                <text:p>927687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21774687">
                <text:p>7217746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5096865">
                <text:p>6950968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73707684">
                <text:p>4737076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75369025">
                <text:p>20753690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49374368">
                <text:p>15493743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5067482">
                <text:p>1950674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84725043">
                <text:p>20847250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09573074">
                <text:p>20095730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8112411">
                <text:p>481124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85308727">
                <text:p>13853087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32404458">
                <text:p>16324044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9176914">
                <text:p>1491769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2123020">
                <text:p>27212302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84681886">
                <text:p>4846818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01597921">
                <text:p>7015979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67945038">
                <text:p>12679450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78125972">
                <text:p>6781259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68405315">
                <text:p>5684053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10384886">
                <text:p>61038488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7324247">
                <text:p>14732424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76975150">
                <text:p>127697515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05997470">
                <text:p>50599747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0099934">
                <text:p>500999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60488777">
                <text:p>17604887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62878922">
                <text:p>12628789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52403966">
                <text:p>6524039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94779085">
                <text:p>15947790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69055144">
                <text:p>13690551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18683656">
                <text:p>5186836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05604279">
                <text:p>150560427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38667710">
                <text:p>73866771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0758181">
                <text:p>77075818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52410130">
                <text:p>115241013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0716535">
                <text:p>1707165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10399839">
                <text:p>7103998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57135681">
                <text:p>3571356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99073942">
                <text:p>14990739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16125879">
                <text:p>21161258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14846364">
                <text:p>20148463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45008393">
                <text:p>9450083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86333535">
                <text:p>4863335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54152525">
                <text:p>12541525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48059591">
                <text:p>18480595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10414847">
                <text:p>13104148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17668495">
                <text:p>6176684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71356957">
                <text:p>16713569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0803809">
                <text:p>15080380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1406873">
                <text:p>5140687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86212987">
                <text:p>208621298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37085168">
                <text:p>10370851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7847944">
                <text:p>23784794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99801314">
                <text:p>17998013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34825507">
                <text:p>23482550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55889501">
                <text:p>10558895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01030140">
                <text:p>160103014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78615231">
                <text:p>77861523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66059596">
                <text:p>6660595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43182307">
                <text:p>15431823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6251599">
                <text:p>27625159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04252749">
                <text:p>190425274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15213116">
                <text:p>15152131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75939609">
                <text:p>12759396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54410921">
                <text:p>10544109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90480357">
                <text:p>129048035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39136785">
                <text:p>7391367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79582460">
                <text:p>147958246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13399477">
                <text:p>6133994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71143489">
                <text:p>177114348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60484543">
                <text:p>206048454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01128552">
                <text:p>16011285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13557548">
                <text:p>101355754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14945080">
                <text:p>201494508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882850468">
                <text:p>18828504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05420962">
                <text:p>190542096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79602300">
                <text:p>2796023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93627813">
                <text:p>10936278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53585098">
                <text:p>10535850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30863890">
                <text:p>193086389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65738772">
                <text:p>9657387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97944678">
                <text:p>99794467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3519416">
                <text:p>2435194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90692878">
                <text:p>179069287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59678415">
                <text:p>15596784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12821376">
                <text:p>8128213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2424821">
                <text:p>20242482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03840209">
                <text:p>8038402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27864058">
                <text:p>17278640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2583008">
                <text:p>3525830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2141978">
                <text:p>36214197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35394186">
                <text:p>2353941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67092228">
                <text:p>46709222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14259516">
                <text:p>12142595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15043219">
                <text:p>15150432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87158161">
                <text:p>58715816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33672129">
                <text:p>10336721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74366872">
                <text:p>15743668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59460850">
                <text:p>55946085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62920628">
                <text:p>66292062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50652507">
                <text:p>17506525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6092517">
                <text:p>860925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59685871">
                <text:p>205968587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00782768">
                <text:p>110078276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32287445">
                <text:p>5322874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20895044">
                <text:p>17208950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75474432">
                <text:p>57547443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50268603">
                <text:p>16502686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85733181">
                <text:p>58573318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13491816">
                <text:p>4134918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26177681">
                <text:p>142617768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65127998">
                <text:p>36512799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20160622">
                <text:p>22016062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52515737">
                <text:p>185251573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94693601">
                <text:p>59469360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863904">
                <text:p>1286390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425599">
                <text:p>3844255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45061844">
                <text:p>5450618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90137465">
                <text:p>89013746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50412862">
                <text:p>175041286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6765004">
                <text:p>267650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51599631">
                <text:p>15515996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819221577">
                <text:p>181922157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17273974">
                <text:p>191727397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73404063">
                <text:p>1734040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69116827">
                <text:p>46911682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3050464">
                <text:p>2530504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95692259">
                <text:p>209569225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04490874">
                <text:p>90449087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88792739">
                <text:p>118879273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135999303">
                <text:p>21359993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75147171">
                <text:p>15751471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30661379">
                <text:p>113066137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32125649">
                <text:p>10321256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42169595">
                <text:p>9421695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989887699">
                <text:p>19898876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66692492">
                <text:p>26669249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28673552">
                <text:p>15286735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51589766">
                <text:p>65158976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42774556">
                <text:p>12427745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18565694">
                <text:p>131856569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81913708">
                <text:p>4819137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7169209">
                <text:p>571692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43527527">
                <text:p>114352752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84866787">
                <text:p>3848667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71210005">
                <text:p>6712100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33293448">
                <text:p>33329344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43309228">
                <text:p>64330922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13385805">
                <text:p>111338580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45123458">
                <text:p>15451234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87223682">
                <text:p>198722368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96094952">
                <text:p>20960949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54679141">
                <text:p>10546791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07104433">
                <text:p>4071044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713637611">
                <text:p>17136376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81431597">
                <text:p>3814315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77262803">
                <text:p>16772628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9720333">
                <text:p>1397203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04100855">
                <text:p>160410085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34222803">
                <text:p>173422280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69693255">
                <text:p>126969325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79888745">
                <text:p>5798887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848946086">
                <text:p>18489460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1484876">
                <text:p>5148487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813877603">
                <text:p>18138776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82712489">
                <text:p>128271248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9206967">
                <text:p>692069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956445717">
                <text:p>195644571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70131013">
                <text:p>197013101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54571649">
                <text:p>125457164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79649866">
                <text:p>207964986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0246601">
                <text:p>28024660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41914292">
                <text:p>94191429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0504276">
                <text:p>28050427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43336725">
                <text:p>15433367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14975056">
                <text:p>14149750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73385446">
                <text:p>12733854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15373374">
                <text:p>2153733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52627522">
                <text:p>65262752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55595828">
                <text:p>145559582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005815787">
                <text:p>200581578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38703149">
                <text:p>93870314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94160868">
                <text:p>169416086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87004180">
                <text:p>158700418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48367802">
                <text:p>64836780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97596970">
                <text:p>69759697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18416149">
                <text:p>71841614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239342129">
                <text:p>123934212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43590870">
                <text:p>154359087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03672374">
                <text:p>190367237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109858989">
                <text:p>210985898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94442277">
                <text:p>189444227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77808029">
                <text:p>7778080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04476495">
                <text:p>3044764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92628897">
                <text:p>8926288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29114164">
                <text:p>2291141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91200813">
                <text:p>20912008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73095698">
                <text:p>207309569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75784693">
                <text:p>197578469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129947579">
                <text:p>212994757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95267315">
                <text:p>10952673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52504954">
                <text:p>145250495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31973727">
                <text:p>14319737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55691461">
                <text:p>25569146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86219218">
                <text:p>208621921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20761798">
                <text:p>102076179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7572730">
                <text:p>23757273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112510141">
                <text:p>211251014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85326572">
                <text:p>48532657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0306297">
                <text:p>14030629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17819299">
                <text:p>71781929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7914301">
                <text:p>8791430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50312975">
                <text:p>3503129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19396475">
                <text:p>12193964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95854964">
                <text:p>1958549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104253701">
                <text:p>21042537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10629823">
                <text:p>14106298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11574365">
                <text:p>191157436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97564635">
                <text:p>179756463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85264903">
                <text:p>78526490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875375580">
                <text:p>187537558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95846586">
                <text:p>89584658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21050070">
                <text:p>82105007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94559646">
                <text:p>7945596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81029872">
                <text:p>68102987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77351609">
                <text:p>147735160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85127373">
                <text:p>17851273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818574559">
                <text:p>181857455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10548247">
                <text:p>81054824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46983086">
                <text:p>54698308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3916299">
                <text:p>7391629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00253192">
                <text:p>140025319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97285771">
                <text:p>169728577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43495136">
                <text:p>84349513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977617627">
                <text:p>197761762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03807510">
                <text:p>30380751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81464267">
                <text:p>108146426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85838693">
                <text:p>148583869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14655931">
                <text:p>61465593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921955698">
                <text:p>192195569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73651048">
                <text:p>127365104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74599722">
                <text:p>167459972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2640191">
                <text:p>20264019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78255307">
                <text:p>47825530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36235116">
                <text:p>14362351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99584015">
                <text:p>159958401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59549189">
                <text:p>55954918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75751167">
                <text:p>27575116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55397223">
                <text:p>45539722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117025071">
                <text:p>211702507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27443281">
                <text:p>122744328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40228914">
                <text:p>104022891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41300247">
                <text:p>94130024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89661245">
                <text:p>158966124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64145605">
                <text:p>146414560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54961922">
                <text:p>205496192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4102451">
                <text:p>17410245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066205961">
                <text:p>206620596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94629054">
                <text:p>109462905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01347793">
                <text:p>20134779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97883604">
                <text:p>59788360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07416610">
                <text:p>70741661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77260109">
                <text:p>67726010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75646273">
                <text:p>4756462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985365505">
                <text:p>198536550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98644118">
                <text:p>59864411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006809040">
                <text:p>200680904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46627262">
                <text:p>174662726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49051349">
                <text:p>34905134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60018645">
                <text:p>36001864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33545517">
                <text:p>43354551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58183732">
                <text:p>125818373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92312271">
                <text:p>99231227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4046388">
                <text:p>9404638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27434922">
                <text:p>72743492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50383842">
                <text:p>45038384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6646454">
                <text:p>18664645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12430989">
                <text:p>91243098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88721004">
                <text:p>168872100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01460806">
                <text:p>110146080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025053607">
                <text:p>202505360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78835331">
                <text:p>177883533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36242571">
                <text:p>133624257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20284216">
                <text:p>192028421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56752061">
                <text:p>75675206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00744675">
                <text:p>40074467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63763662">
                <text:p>156376366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58617619">
                <text:p>4586176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67732315">
                <text:p>7677323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45349030">
                <text:p>84534903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31101448">
                <text:p>93110144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27364365">
                <text:p>42736436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56512536">
                <text:p>145651253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095887123">
                <text:p>209588712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11374350">
                <text:p>111137435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721419176">
                <text:p>172141917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88281416">
                <text:p>9882814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16957313">
                <text:p>151695731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15390291">
                <text:p>111539029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37715009">
                <text:p>103771500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776700707">
                <text:p>177670070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7195066">
                <text:p>17719506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6966563">
                <text:p>4696656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2863046">
                <text:p>14286304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000201365">
                <text:p>200020136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23607676">
                <text:p>42360767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29430136">
                <text:p>82943013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79058821">
                <text:p>17905882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51041697">
                <text:p>95104169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53840025">
                <text:p>25384002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86578300">
                <text:p>158657830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126262815">
                <text:p>21262628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19142258">
                <text:p>21914225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07915582">
                <text:p>100791558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38152092">
                <text:p>93815209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67532187">
                <text:p>166753218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79693824">
                <text:p>47969382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11243984">
                <text:p>5112439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806780229">
                <text:p>180678022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04538775">
                <text:p>8045387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42922587">
                <text:p>144292258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92035570">
                <text:p>149203557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622316350">
                <text:p>162231635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89018777">
                <text:p>108901877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50772120">
                <text:p>85077212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633175075">
                <text:p>16331750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5278882">
                <text:p>14527888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57762435">
                <text:p>155776243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638069589">
                <text:p>163806958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614208645">
                <text:p>161420864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00693624">
                <text:p>19006936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5948837">
                <text:p>9594883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477471466">
                <text:p>147747146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77190840">
                <text:p>107719084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77322737">
                <text:p>27732273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794849005">
                <text:p>179484900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97981229">
                <text:p>99798122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606602981">
                <text:p>160660298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71553597">
                <text:p>57155359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95985081">
                <text:p>39598508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69661922">
                <text:p>136966192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143131607">
                <text:p>214313160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65478410">
                <text:p>126547841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73759437">
                <text:p>77375943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627682494">
                <text:p>162768249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53206851">
                <text:p>205320685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43184538">
                <text:p>104318453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75225568">
                <text:p>17522556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17461526">
                <text:p>31746152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06460456">
                <text:p>200646045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14671487">
                <text:p>21467148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082961">
                <text:p>6108296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92353833">
                <text:p>69235383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19272273">
                <text:p>71927227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70288374">
                <text:p>27028837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85042807">
                <text:p>68504280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47856134">
                <text:p>134785613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05724408">
                <text:p>110572440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15876062">
                <text:p>101587606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13020949">
                <text:p>11302094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08080667">
                <text:p>60808066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639040133">
                <text:p>163904013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700138579">
                <text:p>170013857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42890477">
                <text:p>74289047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039029852">
                <text:p>203902985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76046707">
                <text:p>47604670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70096364">
                <text:p>6700963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32120683">
                <text:p>153212068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21224204">
                <text:p>82122420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54470996">
                <text:p>175447099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831120269">
                <text:p>183112026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74210">
                <text:p>17421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512686379">
                <text:p>151268637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33743083">
                <text:p>83374308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786077161">
                <text:p>178607716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4965780">
                <text:p>14496578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96006525">
                <text:p>8960065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30439799">
                <text:p>93043979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46592919">
                <text:p>114659291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985712779">
                <text:p>198571277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985844018">
                <text:p>198584401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09808143">
                <text:p>60980814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5116240">
                <text:p>11511624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64830213">
                <text:p>4648302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0102967">
                <text:p>8010296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73550888">
                <text:p>17355088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56836803">
                <text:p>55683680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778174892">
                <text:p>177817489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21714200">
                <text:p>112171420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043938612">
                <text:p>204393861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676521621">
                <text:p>167652162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88771235">
                <text:p>128877123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38901392">
                <text:p>33890139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62685029">
                <text:p>26268502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16097272">
                <text:p>121609727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97354012">
                <text:p>149735401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87233967">
                <text:p>38723396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871503759">
                <text:p>187150375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45961319">
                <text:p>134596131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13712902">
                <text:p>71371290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6438566">
                <text:p>66643856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928524588">
                <text:p>192852458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47159803">
                <text:p>104715980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88906980">
                <text:p>58890698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13336370">
                <text:p>71333637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54910073">
                <text:p>135491007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942400749">
                <text:p>194240074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70725305">
                <text:p>147072530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89171875">
                <text:p>4891718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73642941">
                <text:p>147364294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6524713">
                <text:p>5652471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07615519">
                <text:p>70761551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51735688">
                <text:p>35173568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84804777">
                <text:p>38480477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74345611">
                <text:p>77434561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51685496">
                <text:p>95168549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803507449">
                <text:p>180350744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21576667">
                <text:p>2215766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12274232">
                <text:p>51227423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135465531">
                <text:p>113546553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05021313">
                <text:p>60502131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951042685">
                <text:p>195104268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260774812">
                <text:p>12607748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494256">
                <text:p>1549425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76213157">
                <text:p>137621315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90892810">
                <text:p>149089281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35998331">
                <text:p>103599833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95882551">
                <text:p>209588255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729900821">
                <text:p>172990082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645167153">
                <text:p>164516715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35415990">
                <text:p>93541599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698228353">
                <text:p>169822835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83464047">
                <text:p>18346404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37506514">
                <text:p>93750651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269931037">
                <text:p>126993103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803170018">
                <text:p>180317001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48502186">
                <text:p>34850218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786079013">
                <text:p>178607901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961549547">
                <text:p>196154954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71460991">
                <text:p>147146099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67763493">
                <text:p>56776349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343534330">
                <text:p>134353433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86171106">
                <text:p>18617110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760556322">
                <text:p>176055632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692842316">
                <text:p>169284231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75647514">
                <text:p>67564751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828752900">
                <text:p>182875290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06203244">
                <text:p>20620324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330916580">
                <text:p>133091658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22054093">
                <text:p>32205409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3153131">
                <text:p>12315313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284698922">
                <text:p>128469892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93155829">
                <text:p>59315582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46187381">
                <text:p>154618738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12749509">
                <text:p>21274950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258624">
                <text:p>72225862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864133201">
                <text:p>186413320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12059480">
                <text:p>101205948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313200">
                <text:p>631320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780489153">
                <text:p>178048915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24955332">
                <text:p>52495533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2249467">
                <text:p>3224946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59612718">
                <text:p>25961271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072540833">
                <text:p>207254083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328109018">
                <text:p>132810901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52040617">
                <text:p>155204061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636692357">
                <text:p>163669235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46210434">
                <text:p>144621043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55733063">
                <text:p>75573306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114818451">
                <text:p>211481845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06873782">
                <text:p>140687378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140454954">
                <text:p>214045495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51016695">
                <text:p>85101669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58662417">
                <text:p>45866241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351767639">
                <text:p>135176763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69315606">
                <text:p>76931560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28705203">
                <text:p>92870520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09788295">
                <text:p>130978829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114668943">
                <text:p>111466894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665457576">
                <text:p>166545757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958875500">
                <text:p>195887550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13820770">
                <text:p>61382077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935524718">
                <text:p>193552471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10999675">
                <text:p>161099967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463862312">
                <text:p>146386231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73217474">
                <text:p>47321747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00259047">
                <text:p>160025904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22162903">
                <text:p>152216290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72812934">
                <text:p>97281293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947428914">
                <text:p>194742891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29133931">
                <text:p>82913393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017338432">
                <text:p>101733843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13663471">
                <text:p>41366347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25413522">
                <text:p>82541352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093707298">
                <text:p>209370729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109333289">
                <text:p>210933328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58836571">
                <text:p>45883657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292432918">
                <text:p>129243291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854691784">
                <text:p>185469178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48950214">
                <text:p>144895021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950266557">
                <text:p>195026655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097265255">
                <text:p>209726525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48297507">
                <text:p>94829750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812143615">
                <text:p>18121436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08617229">
                <text:p>50861722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10783207">
                <text:p>71078320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82573596">
                <text:p>18257359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85538688">
                <text:p>28553868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01164016">
                <text:p>50116401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366446866">
                <text:p>136644686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002430337">
                <text:p>200243033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6363501">
                <text:p>7636350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22876165">
                <text:p>82287616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499104000">
                <text:p>149910400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432484694">
                <text:p>143248469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32137523">
                <text:p>13213752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91373774">
                <text:p>29137377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876198662">
                <text:p>187619866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799594708">
                <text:p>179959470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21853690">
                <text:p>102185369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91584313">
                <text:p>89158431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47564924">
                <text:p>94756492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32764159">
                <text:p>33276415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277659702">
                <text:p>127765970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78247370">
                <text:p>117824737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86456474">
                <text:p>88645647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44019431">
                <text:p>164401943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57408733">
                <text:p>75740873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816012392">
                <text:p>181601239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75819132">
                <text:p>107581913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90282107">
                <text:p>129028210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428649395">
                <text:p>142864939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25904577">
                <text:p>62590457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079749445">
                <text:p>207974944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83598084">
                <text:p>48359808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1424960">
                <text:p>80142496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449887578">
                <text:p>144988757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85699167">
                <text:p>18569916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11539270">
                <text:p>51153927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486225124">
                <text:p>148622512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111039798">
                <text:p>111103979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174737888">
                <text:p>117473788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43711278">
                <text:p>124371127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2314881">
                <text:p>7231488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122508322">
                <text:p>112250832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48158216">
                <text:p>14815821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72002359">
                <text:p>47200235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83820886">
                <text:p>58382088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961120667">
                <text:p>196112066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145641191">
                <text:p>114564119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90450784">
                <text:p>169045078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11573868">
                <text:p>91157386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018945117">
                <text:p>201894511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543410716">
                <text:p>154341071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997287106">
                <text:p>199728710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807149864">
                <text:p>180714986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42264458">
                <text:p>104226445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04348087">
                <text:p>60434808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25000656">
                <text:p>102500065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65868673">
                <text:p>56586867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917848691">
                <text:p>191784869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84145728">
                <text:p>58414572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80353840">
                <text:p>18035384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41912652">
                <text:p>24191265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93347077">
                <text:p>169334707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412888529">
                <text:p>141288852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126833968">
                <text:p>112683396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212883251">
                <text:p>121288325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51715795">
                <text:p>105171579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43170910">
                <text:p>14317091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460664550">
                <text:p>146066455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987513285">
                <text:p>198751328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892001979">
                <text:p>189200197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5219349">
                <text:p>2521934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355533801">
                <text:p>135553380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270887847">
                <text:p>127088784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5144760">
                <text:p>9514476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1410656">
                <text:p>3141065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909101990">
                <text:p>190910199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18917351">
                <text:p>11891735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61611844">
                <text:p>26161184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11351304">
                <text:p>71135130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780032351">
                <text:p>78003235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114515569">
                <text:p>111451556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13059560">
                <text:p>101305956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138586355">
                <text:p>213858635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69244870">
                <text:p>26924487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00058778">
                <text:p>90005877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55106913">
                <text:p>35510691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013626638">
                <text:p>201362663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565111346">
                <text:p>156511134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141064410">
                <text:p>114106441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81360880">
                <text:p>178136088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54079174">
                <text:p>75407917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892344188">
                <text:p>189234418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63330199">
                <text:p>16333019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32568639">
                <text:p>33256863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974344111">
                <text:p>197434411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400244345">
                <text:p>140024434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993672988">
                <text:p>199367298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68772459">
                <text:p>116877245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9839688">
                <text:p>5983968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02012691">
                <text:p>80201269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47501992">
                <text:p>84750199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57942962">
                <text:p>35794296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406022358">
                <text:p>140602235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370057990">
                <text:p>137005799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58475427">
                <text:p>35847542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56542906">
                <text:p>105654290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93118700">
                <text:p>19311870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508523828">
                <text:p>150852382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644015852">
                <text:p>164401585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94189692">
                <text:p>89418969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16044812">
                <text:p>41604481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99891366">
                <text:p>109989136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454121549">
                <text:p>145412154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366450635">
                <text:p>136645063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18855400">
                <text:p>51885540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6196640">
                <text:p>1619664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04215312">
                <text:p>60421531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291912325">
                <text:p>129191232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089345217">
                <text:p>208934521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785152352">
                <text:p>78515235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537415851">
                <text:p>153741585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97438549">
                <text:p>79743854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577683313">
                <text:p>157768331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26694643">
                <text:p>12669464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878592918">
                <text:p>187859291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7489186">
                <text:p>5748918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94113411">
                <text:p>69411341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588264371">
                <text:p>158826437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41222205">
                <text:p>104122220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40019223">
                <text:p>14001922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36255360">
                <text:p>113625536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783219168">
                <text:p>178321916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94432785">
                <text:p>109443278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787536720">
                <text:p>178753672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67500357">
                <text:p>106750035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383632346">
                <text:p>138363234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98176953">
                <text:p>49817695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89980702">
                <text:p>118998070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47502735">
                <text:p>184750273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43926648">
                <text:p>184392664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27464807">
                <text:p>32746480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575055351">
                <text:p>157505535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50686617">
                <text:p>105068661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74396425">
                <text:p>47439642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75658565">
                <text:p>17565856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71404029">
                <text:p>107140402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20116956">
                <text:p>92011695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327937253">
                <text:p>132793725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98350349">
                <text:p>89835034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47660073">
                <text:p>34766007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619663093">
                <text:p>161966309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565244078">
                <text:p>156524407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918421432">
                <text:p>191842143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251059988">
                <text:p>125105998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82573989">
                <text:p>58257398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527622952">
                <text:p>152762295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103241806">
                <text:p>210324180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294687586">
                <text:p>129468758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73384946">
                <text:p>7338494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47528626">
                <text:p>14752862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144529628">
                <text:p>114452962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77505483">
                <text:p>107750548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4398826">
                <text:p>1439882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868917345">
                <text:p>86891734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6556420">
                <text:p>11655642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65017543">
                <text:p>46501754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938812551">
                <text:p>193881255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04009656">
                <text:p>50400965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217396654">
                <text:p>121739665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54825173">
                <text:p>125482517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58841646">
                <text:p>115884164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012733445">
                <text:p>201273344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187202909">
                <text:p>118720290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70266217">
                <text:p>117026621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50461522">
                <text:p>65046152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004381786">
                <text:p>200438178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133222812">
                <text:p>113322281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399498352">
                <text:p>139949835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106344886">
                <text:p>110634488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30241831">
                <text:p>13024183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595327766">
                <text:p>159532776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68999041">
                <text:p>46899904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65052879">
                <text:p>66505287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14456433">
                <text:p>21445643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266633669">
                <text:p>126663366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38071969">
                <text:p>93807196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655227335">
                <text:p>165522733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24089009">
                <text:p>102408900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343244483">
                <text:p>134324448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4605619">
                <text:p>20460561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263478174">
                <text:p>126347817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26473803">
                <text:p>42647380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505444668">
                <text:p>150544466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03972986">
                <text:p>100397298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696728171">
                <text:p>169672817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21495721">
                <text:p>42149572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199680133">
                <text:p>119968013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22913868">
                <text:p>42291386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135608513">
                <text:p>11356085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888436">
                <text:p>688843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061147973">
                <text:p>206114797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781053526">
                <text:p>178105352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491527468">
                <text:p>149152746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747584111">
                <text:p>74758411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12647633">
                <text:p>11264763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82741894">
                <text:p>28274189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804987355">
                <text:p>180498735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7528176">
                <text:p>3752817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51148182">
                <text:p>65114818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361781529">
                <text:p>136178152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333405271">
                <text:p>133340527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389911035">
                <text:p>138991103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60123311">
                <text:p>16012331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47875521">
                <text:p>94787552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05218161">
                <text:p>100521816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761471740">
                <text:p>176147174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806276759">
                <text:p>80627675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722080370">
                <text:p>72208037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21445179">
                <text:p>92144517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69009697">
                <text:p>116900969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396304120">
                <text:p>139630412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66467785">
                <text:p>96646778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5961772">
                <text:p>10596177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50995026">
                <text:p>85099502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683475874">
                <text:p>168347587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67715865">
                <text:p>56771586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200882791">
                <text:p>120088279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50288334">
                <text:p>15028833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1497239">
                <text:p>4149723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598551316">
                <text:p>15985513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9" number:title="User-defined">
      <number:number number:decimal-places="9" loext:min-decimal-places="9" number:min-integer-digits="1"/>
    </number:number-style>
    <number:number-style style:name="N130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0">
      <style:chart-properties chart:display-label="true" chart:logarithmic="false" chart:minimum="0" chart:maximum="26" chart:interval-major="1.5" chart:interval-minor-divis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9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139cm" svg:height="22.256cm" xlink:href=".." xlink:type="simple" chart:class="chart:scatter" chart:style-name="ch1">
        <chart:title svg:x="17.741cm" svg:y="0.58cm" chart:style-name="ch2">
          <text:p>Exponential Law</text:p>
        </chart:title>
        <chart:plot-area chart:style-name="ch3" table:cell-range-address="q10.A2:q10.A1002" chart:data-source-has-labels="row" svg:x="0.782cm" svg:y="1.81cm" svg:width="37.575cm" svg:height="20.001cm">
          <chartooo:coordinate-region svg:x="2.115cm" svg:y="1.81cm" svg:width="35.644cm" svg:height="19.3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q10.A3:q10.A1002" chart:label-cell-address="q10.A2:q10.A2" chart:class="chart:scatter">
            <chart:regression-curve chart:style-name="ch8">
              <chart:equation chart:display-equation="true" chart:display-r-square="false" svg:x="4.885cm" svg:y="5.662cm"/>
            </chart:regression-curve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</text:p>
                <draw:g>
                  <svg:desc>q10.A2:q10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7664179229122">
                <text:p>1.07664179229122</text:p>
                <draw:g>
                  <svg:desc>q10.A3:q10.A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5576553951288">
                <text:p>1.755765539512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9302306473447">
                <text:p>2.49302306473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5996348447573">
                <text:p>0.145996348447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3876797375678">
                <text:p>1.33876797375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46911198510308">
                <text:p>6.46911198510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13307652509436">
                <text:p>0.8133076525094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2393188220017">
                <text:p>3.42393188220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2423452258569">
                <text:p>3.924234522585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4387813986479">
                <text:p>1.543878139864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6452542930842">
                <text:p>1.664525429308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6855035593082">
                <text:p>2.368550355930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49036209259963">
                <text:p>8.490362092599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43039375295336">
                <text:p>2.430393752953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0040155001945">
                <text:p>0.1600401550019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02663673640974">
                <text:p>9.026636736409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99047632884037">
                <text:p>3.990476328840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7118423924316">
                <text:p>14.71184239243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6274690908223">
                <text:p>3.662746909082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14368802553087">
                <text:p>0.5143688025530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5020135678535">
                <text:p>6.650201356785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24308693752974">
                <text:p>6.243086937529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9823613393786">
                <text:p>1.198236133937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9231403168886">
                <text:p>0.1492314031688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1060525573222">
                <text:p>2.71060525573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1131205985599">
                <text:p>3.41131205985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9787611241593">
                <text:p>1.797876112415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55540972651042">
                <text:p>0.8555409726510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80635658968287">
                <text:p>0.6806356589682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1457175289708">
                <text:p>1.614571752897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5900449911453">
                <text:p>1.359004499114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8239233190231">
                <text:p>1.482392331902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9015345338153">
                <text:p>2.490153453381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7476343256596">
                <text:p>10.74763432565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6915671687839">
                <text:p>0.2469156716878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63262644192153">
                <text:p>0.0463262644192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1573189163014">
                <text:p>3.715731891630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9491965196751">
                <text:p>1.294919651967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1235323339204">
                <text:p>1.212353233392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8985513333842">
                <text:p>1.189855133338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82004985579827">
                <text:p>0.01820049855798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6750166637312">
                <text:p>2.267501666373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51489894381497">
                <text:p>0.7514898943814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34539394886092">
                <text:p>0.06345393948860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3240052510421">
                <text:p>3.32400525104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0535956275215">
                <text:p>5.05359562752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0266609157737">
                <text:p>1.602666091577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49628470244892">
                <text:p>0.3496284702448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86466213255899">
                <text:p>0.8864662132558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12004609540343">
                <text:p>4.120046095403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32109639354412">
                <text:p>7.321096393544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1275585256816">
                <text:p>2.912755852568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84817404899285">
                <text:p>3.848174048992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2262256765048">
                <text:p>0.3722622567650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7463083152474">
                <text:p>9.74630831524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37498956379191">
                <text:p>2.374989563791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31794127253654">
                <text:p>3.317941272536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3145255654106">
                <text:p>0.331452556541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6696680065156">
                <text:p>2.366966800651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7904215602783">
                <text:p>7.79042156027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9144703166485">
                <text:p>1.91447031664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70986681830884">
                <text:p>4.709866818308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00380529361663">
                <text:p>0.6003805293616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45601973336548">
                <text:p>0.8456019733365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72496971710686">
                <text:p>2.724969717106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5652493582682">
                <text:p>1.956524935826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12139641260003">
                <text:p>0.1121396412600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7410936058198">
                <text:p>1.274109360581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33681890643372">
                <text:p>0.4336818906433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20461160477591">
                <text:p>0.7204611604775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54298646079163">
                <text:p>0.02542986460791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9861114973539">
                <text:p>1.098611149735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37180191145743">
                <text:p>6.371801911457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5893433651361">
                <text:p>1.458934336513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5199036862722">
                <text:p>5.51990368627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69783377331602">
                <text:p>1.697833773316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69451221656692">
                <text:p>0.6694512216566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86521392948103">
                <text:p>0.4865213929481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00537515699938">
                <text:p>5.005375156999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2929045216189">
                <text:p>1.129290452161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64644492596412">
                <text:p>3.646444925964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26419679999138">
                <text:p>2.264196799991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23902413308148">
                <text:p>2.239024133081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45559170984963">
                <text:p>1.455591709849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6967007531115">
                <text:p>1.369670075311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6128016012536">
                <text:p>2.061280160125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77538852841725">
                <text:p>0.05775388528417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0168252743301">
                <text:p>0.601682527433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617428811485081">
                <text:p>0.06174288114850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1984281727333">
                <text:p>3.91984281727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17641953685331">
                <text:p>3.176419536853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49867496527804">
                <text:p>0.5498674965278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98030515931067">
                <text:p>0.2980305159310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76444973650553">
                <text:p>1.764449736505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37534446917852">
                <text:p>0.3375344469178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73612529830452">
                <text:p>2.736125298304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9446520596871">
                <text:p>3.94465205968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17761136001505">
                <text:p>4.177611360015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28862212963656">
                <text:p>4.288622129636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2554198478229">
                <text:p>1.225541984782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8126839384513">
                <text:p>1.681268393845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8483830558388">
                <text:p>0.184838305583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28755227001229">
                <text:p>1.287552270012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96336068244785">
                <text:p>3.963360682447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10840386968002">
                <text:p>3.108403869680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12613578344531">
                <text:p>3.126135783445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41211176483871">
                <text:p>2.412111764838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74185311890706">
                <text:p>0.2741853118907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86661199451498">
                <text:p>6.866611994514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04515947624528">
                <text:p>6.045159476245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71207847926661">
                <text:p>1.712078479266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05438098937267">
                <text:p>3.054380989372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1721884410475">
                <text:p>0.617218844104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17583686765723">
                <text:p>2.175836867657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44488507820989">
                <text:p>3.444885078209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80132927544723">
                <text:p>4.801329275447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77807324498395">
                <text:p>0.4778073244983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04590781166199">
                <text:p>4.045907811661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69941018914578">
                <text:p>2.699410189145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4568520044465">
                <text:p>3.45685200444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14032300014105">
                <text:p>5.140323000141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60561047193741">
                <text:p>1.605610471937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69316968260132">
                <text:p>3.693169682601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4570783643176">
                <text:p>12.45707836431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14001196592004">
                <text:p>0.6140011965920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8880755505922">
                <text:p>1.188807555059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24231741056081">
                <text:p>2.242317410560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02822041759376">
                <text:p>2.028220417593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88213850527232">
                <text:p>0.9882138505272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1586151837409">
                <text:p>8.15861518374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446964409721">
                <text:p>1.4469644097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91703286193187">
                <text:p>0.4917032861931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57266874598448">
                <text:p>2.572668745984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9581737350006">
                <text:p>0.195817373500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92625051006155">
                <text:p>0.1926250510061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.479468590594">
                <text:p>10.4794685905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17433437020865">
                <text:p>0.6174334370208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234730931682">
                <text:p>1.2347309316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287981797518">
                <text:p>1.2879817975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05474458125217">
                <text:p>7.054744581252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64449150152806">
                <text:p>1.644491501528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21384395791692">
                <text:p>2.213843957916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60910224317318">
                <text:p>3.609102243173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41892205465855">
                <text:p>3.418922054658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28057692492898">
                <text:p>6.280576924928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39934440699553">
                <text:p>2.399344406995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26382241866557">
                <text:p>0.3263822418665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40266677496956">
                <text:p>3.402666774969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.4595571002071">
                <text:p>11.45955710020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565833065235131">
                <text:p>0.05658330652351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20817972761913">
                <text:p>1.208179727619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9392699197179">
                <text:p>4.93926991971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63609495833466">
                <text:p>4.636094958334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32864164807605">
                <text:p>1.328641648076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10331142807778">
                <text:p>1.103311428077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59959019506693">
                <text:p>3.599590195066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55392647736">
                <text:p>1.0553926477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0461631178672">
                <text:p>0.804616311786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2743213543401">
                <text:p>1.527432135434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747305747343">
                <text:p>0.157473057473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.2557865567336">
                <text:p>13.25578655673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1419826732942">
                <text:p>0.514198267329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14366133169189">
                <text:p>1.143661331691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48858972831336">
                <text:p>3.488589728313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25371480030799">
                <text:p>2.253714800307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94896804124437">
                <text:p>3.948968041244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82371960466762">
                <text:p>3.823719604667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36092658612686">
                <text:p>0.1360926586126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9832390564591">
                <text:p>10.98323905645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77373712670996">
                <text:p>2.773737126709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16466394077984">
                <text:p>6.164663940779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0679584536718">
                <text:p>3.406795845367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0601631384112">
                <text:p>2.06016313841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70441901210826">
                <text:p>3.704419012108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08480676972783">
                <text:p>0.5084806769727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29685749559706">
                <text:p>4.296857495597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06963330718615">
                <text:p>0.2069633307186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71986051553387">
                <text:p>0.5719860515533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67365861387006">
                <text:p>1.673658613870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11901900963762">
                <text:p>1.119019009637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0396414153997">
                <text:p>1.803964141539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98188756269548">
                <text:p>1.981887562695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42494581058519">
                <text:p>2.424945810585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1331391210787">
                <text:p>1.013313912107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12031854266226">
                <text:p>2.120318542662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41845387928314">
                <text:p>8.418453879283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80132731398653">
                <text:p>0.1801327313986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50728806311779">
                <text:p>4.507288063117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78659955286351">
                <text:p>2.786599552863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67478473262457">
                <text:p>2.674784732624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69963472920515">
                <text:p>0.2699634729205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34814478492535">
                <text:p>1.348144784925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67954887519074">
                <text:p>1.679548875190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33421670726382">
                <text:p>5.334216707263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46191629313323">
                <text:p>0.4461916293133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83482175799185">
                <text:p>6.834821757991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01096086007684">
                <text:p>6.010960860076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38704345324216">
                <text:p>2.387043453242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69330792132057">
                <text:p>1.693307921320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92910675813635">
                <text:p>4.929106758136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32846921949967">
                <text:p>2.328469219499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.27205824473408">
                <text:p>9.272058244734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32918285357114">
                <text:p>0.1329182853571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23042447764092">
                <text:p>3.230424477640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90829399075059">
                <text:p>2.908293990750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14244380999387">
                <text:p>0.1142443809993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62396863962975">
                <text:p>0.5623968639629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886439611288928">
                <text:p>0.08864396112889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61791184943692">
                <text:p>2.617911849436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86400827850168">
                <text:p>0.2864008278501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02023983762972">
                <text:p>1.020239837629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53175259873578">
                <text:p>1.531752598735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27229631104334">
                <text:p>0.2272296311043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06731808643981">
                <text:p>1.067318086439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37250824808008">
                <text:p>7.372508248080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32891413477738">
                <text:p>0.01328914134777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46771398491537">
                <text:p>4.467713984915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55059998594418">
                <text:p>2.550599985944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78087576158155">
                <text:p>1.780875761581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66696411072092">
                <text:p>1.666964110720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46854673632463">
                <text:p>1.468546736324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84699589211844">
                <text:p>1.846995892118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19170446320949">
                <text:p>0.8191704463209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03121873114368">
                <text:p>8.031218731143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41529807530486">
                <text:p>1.415298075304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19031538524666">
                <text:p>1.190315385246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11574733635983">
                <text:p>2.115747336359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09295856900354">
                <text:p>7.0929585690035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8508761016588">
                <text:p>1.85087610165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09770603904756">
                <text:p>5.097706039047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84822805332137">
                <text:p>0.3848228053321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16178335012698">
                <text:p>2.161783350126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33685222595838">
                <text:p>0.8336852225958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34908544613589">
                <text:p>3.349085446135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43930285270823">
                <text:p>2.439302852708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0227560873128">
                <text:p>2.02275608731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41588615229604">
                <text:p>1.415886152296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92736308098974">
                <text:p>0.9927363080989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93805360285094">
                <text:p>5.938053602850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59274590078673">
                <text:p>0.2592745900786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.3847958055856">
                <text:p>14.38479580558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24792671918192">
                <text:p>3.247926719181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02432439230682">
                <text:p>2.024324392306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60135906554743">
                <text:p>0.5601359065547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51325536469027">
                <text:p>2.513255364690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544482161200233">
                <text:p>0.05444821612002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29997973673415">
                <text:p>2.299979736734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09028997295107">
                <text:p>5.090289972951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16226572802623">
                <text:p>2.162265728026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95514595126062">
                <text:p>3.955145951260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53598140819929">
                <text:p>0.6535981408199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3478388024086">
                <text:p>2.34783880240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68854884078422">
                <text:p>0.2688548840784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16632050617802">
                <text:p>3.166320506178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62544646775911">
                <text:p>0.1625446467759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39835515063063">
                <text:p>0.8398355150630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912649653639">
                <text:p>2.591264965363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17065391347551">
                <text:p>0.2170653913475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56119439082307">
                <text:p>1.5611943908230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14339174118201">
                <text:p>1.143391741182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74605831248108">
                <text:p>1.746058312481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.22510440609684">
                <text:p>7.225104406096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27606217931623">
                <text:p>6.276062179316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24978749789415">
                <text:p>1.249787497894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98140414159753">
                <text:p>1.9814041415975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09226190205512">
                <text:p>5.092261902055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88572880499827">
                <text:p>1.885728804998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77173613683127">
                <text:p>4.771736136831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61242262833286">
                <text:p>4.6124226283328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75050905978938">
                <text:p>0.7750509059789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64508021545043">
                <text:p>4.645080215450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01580681932472">
                <text:p>6.015806819324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62829161355768">
                <text:p>0.1628291613557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25188340417909">
                <text:p>2.251883404179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23360744975248">
                <text:p>0.5233607449752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13027788052568">
                <text:p>1.130277880525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93150119883544">
                <text:p>3.931501198835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28039136784439">
                <text:p>0.12803913678443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78480052715389">
                <text:p>0.1784800527153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.21017372199746">
                <text:p>5.210173721997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93912794537394">
                <text:p>0.5939127945373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667348615551252">
                <text:p>0.6673486155512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55361392002184">
                <text:p>0.4553613920021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33585514334308">
                <text:p>0.1335855143343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66983335095392">
                <text:p>0.5669833350953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17527156926004">
                <text:p>5.175271569260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677225373397763">
                <text:p>0.6772253733977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93981635158351">
                <text:p>2.939816351583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61237375644284">
                <text:p>2.612373756442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82113347512192">
                <text:p>1.821133475121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42091048113421">
                <text:p>2.420910481134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07548498024881">
                <text:p>0.10754849802488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02584968836995">
                <text:p>2.025849688369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03889085806886">
                <text:p>0.9038890858068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423818612932089">
                <text:p>0.04238186129320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06806982486786">
                <text:p>5.068069824867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45609128317019">
                <text:p>7.456091283170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.08309253371535">
                <text:p>8.083092533715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84221700366547">
                <text:p>1.842217003665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01357747642578">
                <text:p>0.1013577476425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.86852388318306">
                <text:p>5.868523883183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98418184269929">
                <text:p>0.2984181842699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.58268116816075">
                <text:p>5.582681168160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28806226567816">
                <text:p>1.288062265678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16448319478756">
                <text:p>0.2164483194787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65135469545937">
                <text:p>2.651354695459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87798417104358">
                <text:p>2.877984171043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48203937915002">
                <text:p>2.482039379150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06167028198242">
                <text:p>0.50616702819824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97004296053569">
                <text:p>4.9700429605356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21146025628663">
                <text:p>0.2211460256286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.89358181018619">
                <text:p>8.893581810186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14197730699789">
                <text:p>0.11419773069978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12673020765543">
                <text:p>0.5126730207655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63700936689463">
                <text:p>0.4637009366894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96136741755581">
                <text:p>0.29613674175558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14555991873471">
                <text:p>1.1455599187347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21513104702327">
                <text:p>4.215131047023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62347629606294">
                <text:p>2.623476296062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76872262764464">
                <text:p>6.7687226276446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79277708678251">
                <text:p>5.792777086782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60777154605966">
                <text:p>6.6077715460596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34665699419044">
                <text:p>1.346656994190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52535697833447">
                <text:p>0.75253569783344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1770845396524">
                <text:p>3.217708453965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66808007873541">
                <text:p>3.6680800787354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91023885130712">
                <text:p>0.9910238851307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12362188223724">
                <text:p>4.123621882237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66044170713092">
                <text:p>0.8660441707130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034175969726">
                <text:p>2.0341759697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203480845759503">
                <text:p>0.2034808457595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.49073854277331">
                <text:p>7.490738542773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604232876296012">
                <text:p>0.6042328762960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81951990718396">
                <text:p>3.819519907183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7468884264213">
                <text:p>1.74688842642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87578821383837">
                <text:p>1.875788213838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76541236502398">
                <text:p>5.765412365023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17185012635998">
                <text:p>7.171850126359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724348840911728">
                <text:p>0.7243488409117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37780777097461">
                <text:p>1.3778077709746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8238154817577">
                <text:p>1.82381548175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7095814014059">
                <text:p>3.470958140140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56303067699373">
                <text:p>0.6563030676993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40771231665244">
                <text:p>5.4077123166524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67067899632181">
                <text:p>4.6706789963218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93636989323211">
                <text:p>2.936369893232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.44915111695239">
                <text:p>6.449151116952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3753270750893">
                <text:p>1.375327075089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79996340150649">
                <text:p>3.799963401506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74003356536946">
                <text:p>1.740033565369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3120570953514">
                <text:p>2.31205709535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19477953664486">
                <text:p>0.4194779536644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53589263719939">
                <text:p>2.535892637199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75425961622662">
                <text:p>4.7542596162266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47132070355256">
                <text:p>4.471320703552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43920524018034">
                <text:p>3.4392052401803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6128013771832">
                <text:p>0.961280137718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2710114327735">
                <text:p>6.271011432773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45787324450905">
                <text:p>2.457873244509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04116414144062">
                <text:p>1.0411641414406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658482936989182">
                <text:p>0.6584829369891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.99734263334773">
                <text:p>6.9973426333477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15800728911106">
                <text:p>3.1580072891110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90985815293654">
                <text:p>7.9098581529365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57442025041547">
                <text:p>2.5744202504154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47238885172261">
                <text:p>2.4723888517226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92937635613427">
                <text:p>1.929376356134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23292683698773">
                <text:p>1.2329268369877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17029282047533">
                <text:p>1.170292820475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84798039098719">
                <text:p>0.1847980390987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56304474230807">
                <text:p>2.5630447423080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05769375148666">
                <text:p>2.0576937514866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46420254063821">
                <text:p>0.5464202540638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98025691765465">
                <text:p>1.9802569176546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79286349880469">
                <text:p>2.7928634988046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26881851892077">
                <text:p>0.3268818518920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35968458675176">
                <text:p>1.3596845867517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.68476114691562">
                <text:p>5.6847611469156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97299596136853">
                <text:p>7.9729959613685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.2598499167702">
                <text:p>5.25984991677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164701505800058">
                <text:p>0.01647015058000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28904379764492">
                <text:p>6.2890437976449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560980288411156">
                <text:p>0.56098028841115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95239375700579">
                <text:p>2.9523937570057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11720461444202">
                <text:p>1.117204614442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8.0091391363539">
                <text:p>18.009139136353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34222285049963">
                <text:p>2.342222850499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.13318539996094">
                <text:p>5.1331853999609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577512711164182">
                <text:p>0.5775127111641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215232067108402">
                <text:p>0.021523206710840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834717128521483">
                <text:p>0.83471712852148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35671690074285">
                <text:p>1.3567169007428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75616573280156">
                <text:p>3.756165732801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22868397231972">
                <text:p>1.228683972319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06387911706517">
                <text:p>3.063879117065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80026295922629">
                <text:p>3.8002629592262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.2903263540925">
                <text:p>13.29032635409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37768395608714">
                <text:p>2.3776839560871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56305276016736">
                <text:p>1.5630527601673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.00725641132343">
                <text:p>5.007256411323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46833169064322">
                <text:p>3.4683316906432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59363053130994">
                <text:p>2.593630531309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.34692542250464">
                <text:p>5.3469254225046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797119250460783">
                <text:p>0.79711925046078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8975726476636">
                <text:p>2.89757264766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.70389057564409">
                <text:p>7.7038905756440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24951449122422">
                <text:p>1.249514491224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575165599706898">
                <text:p>0.057516559970689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533304195462126">
                <text:p>0.053330419546212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6524065938503">
                <text:p>1.652406593850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.97149790391376">
                <text:p>6.9714979039137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113611207580669">
                <text:p>0.011361120758066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72299357105354">
                <text:p>0.97229935710535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72844149200857">
                <text:p>1.7284414920085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.51559452349974">
                <text:p>7.5155945234997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69529402588165">
                <text:p>4.6952940258816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71818712600504">
                <text:p>5.7181871260050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.0690875657048">
                <text:p>10.069087565704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41528151324204">
                <text:p>2.4152815132420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273260493288571">
                <text:p>0.27326049328857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73563199170871">
                <text:p>2.7356319917087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72308898838424">
                <text:p>4.7230889883842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23440687586601">
                <text:p>1.234406875866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38276695455296">
                <text:p>3.3827669545529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30422906156615">
                <text:p>3.304229061566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07818900683682">
                <text:p>1.0781890068368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08329040488486">
                <text:p>0.20832904048848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.82517926698316">
                <text:p>7.825179266983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66607777070001">
                <text:p>1.6660777707000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.91629839648173">
                <text:p>6.9162983964817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56874700015703">
                <text:p>4.5687470001570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297618176260275">
                <text:p>0.2976181762602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.35298153011558">
                <text:p>5.3529815301155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09486963423254">
                <text:p>4.0948696342325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29806715603294">
                <text:p>4.298067156032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.5957151272636">
                <text:p>11.595715127263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.82517374363091">
                <text:p>8.825173743630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43593503010611">
                <text:p>1.4359350301061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51593120604669">
                <text:p>0.15159312060466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12017199709934">
                <text:p>0.9120171997099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.18019727507506">
                <text:p>8.180197275075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.45720209365856">
                <text:p>3.4572020936585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517257924818553">
                <text:p>0.51725792481855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90957277092517">
                <text:p>2.909572770925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.8255526075596">
                <text:p>11.825552607559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.4939318225544">
                <text:p>5.493931822554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46558651951298">
                <text:p>2.4655865195129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75680877025543">
                <text:p>1.7568087702554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3317786513606">
                <text:p>0.4331778651360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21138553713247">
                <text:p>1.2113855371324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835887590608599">
                <text:p>0.83588759060859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.20591166754911">
                <text:p>2.2059116675491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.8072798906788">
                <text:p>3.807279890678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.9461212739143">
                <text:p>10.946121273914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545160047076503">
                <text:p>0.54516004707650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43747010694041">
                <text:p>0.54374701069404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.605104184569">
                <text:p>13.60510418456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35061717804024">
                <text:p>0.43506171780402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62035608765696">
                <text:p>1.620356087656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33404179966468">
                <text:p>0.43340417996646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80573692040658">
                <text:p>3.8057369204065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577234955482235">
                <text:p>0.5772349554822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619996385464398">
                <text:p>0.061999638546439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.22084075100179">
                <text:p>7.2208407510017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0850102106725">
                <text:p>4.08501021067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37933691261305">
                <text:p>3.3793369126130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.5710827792444">
                <text:p>7.571082779244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.2585678344954">
                <text:p>10.258567834495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19583319828738">
                <text:p>2.195833198287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62647642727751">
                <text:p>2.6264764272775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34312612993525">
                <text:p>2.343126129935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94846531714466">
                <text:p>3.9484653171446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.74125458470795">
                <text:p>9.7412545847079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834023680869054">
                <text:p>0.83402368086905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19203076315602">
                <text:p>1.1920307631560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82777210918663">
                <text:p>1.827772109186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.26715475520883">
                <text:p>5.2671547552088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29944602993637">
                <text:p>1.299446029936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619285859829758">
                <text:p>0.61928585982975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.94168505506603">
                <text:p>8.941685055066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12726825342468">
                <text:p>0.41272682534246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62511198983518">
                <text:p>3.6251119898351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03462677347046">
                <text:p>1.0346267734704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643823576046893">
                <text:p>0.64382357604689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.63820164352706">
                <text:p>5.6382016435270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05165478884499">
                <text:p>1.0516547888449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70382930223484">
                <text:p>1.7038293022348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93922224408643">
                <text:p>0.49392222440864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.34826165189235">
                <text:p>5.3482616518923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.80059758541629">
                <text:p>7.800597585416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.9727831156392">
                <text:p>3.972783115639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43382186583529">
                <text:p>3.433821865835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656457126287504">
                <text:p>0.6564571262875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64297310379891">
                <text:p>4.6429731037989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14064975975173">
                <text:p>4.1406497597517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00361214237071">
                <text:p>1.0036121423707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68196460307092">
                <text:p>1.6819646030709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8095634361016">
                <text:p>4.980956343610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9775473293346">
                <text:p>3.977547329334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49613932574088">
                <text:p>4.4961393257408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21376686530295">
                <text:p>2.2137668653029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85723141854538">
                <text:p>1.8572314185453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162385323552097">
                <text:p>0.016238532355209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14112225209135">
                <text:p>1.1411222520913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.71900898710815">
                <text:p>8.719008987108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451851762768685">
                <text:p>0.45185176276868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72256760089562">
                <text:p>1.7225676008956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935866686605416">
                <text:p>0.9358666866054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490253286487713">
                <text:p>0.049025328648771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479118306010039">
                <text:p>0.47911830601003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.9785912001783">
                <text:p>6.978591200178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.55927841877429">
                <text:p>2.5592784187742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23605740992909">
                <text:p>1.2360574099290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4525159541763">
                <text:p>1.45251595417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62912423257149">
                <text:p>1.6291242325714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.9870566995496">
                <text:p>10.987056699549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30071807415987">
                <text:p>0.53007180741598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09411061172539">
                <text:p>5.0941106117253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98136352920918">
                <text:p>1.9813635292091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.24963346076015">
                <text:p>4.2496334607601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41989360865521">
                <text:p>5.4198936086552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.00341018830761">
                <text:p>2.0034101883076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688311895536492">
                <text:p>0.68831189553649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.04715550064185">
                <text:p>2.0471555006418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78527375740219">
                <text:p>1.7852737574021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.1240399710682">
                <text:p>14.124039971068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84693739516121">
                <text:p>1.8469373951612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66187387911513">
                <text:p>1.661873879115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.67397988054742">
                <text:p>4.6739798805474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941199968546355">
                <text:p>0.94119996854635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213870363016022">
                <text:p>0.21387036301602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.0901415705013">
                <text:p>10.090141570501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.87555568781202">
                <text:p>2.8755556878120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.9624589788281">
                <text:p>3.962458978828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65985459538731">
                <text:p>0.6598545953873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.04224444987714">
                <text:p>3.0422444498771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314281162041723">
                <text:p>0.31428116204172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46681234101926">
                <text:p>5.4668123410192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5562188314535">
                <text:p>5.3556218831453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.75651935392605">
                <text:p>7.7565193539260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209316290195193">
                <text:p>0.20931629019519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655767322429746">
                <text:p>0.65576732242974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10528667408954">
                <text:p>1.1052866740895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.79682148690874">
                <text:p>6.7968214869087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37162440268861">
                <text:p>1.3716244026886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8934283446754">
                <text:p>5.893428344675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.53714143040828">
                <text:p>6.5371414304082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.57415303976722">
                <text:p>2.5741530397672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86847896495098">
                <text:p>3.8684789649509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.32989311915906">
                <text:p>2.3298931191590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8898630322567">
                <text:p>1.889863032256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80167988136152">
                <text:p>0.18016798813615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2807449251685">
                <text:p>1.280744925168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90018211995258">
                <text:p>1.9001821199525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71376703935179">
                <text:p>0.57137670393517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62428571034886">
                <text:p>3.6242857103488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.56568617617522">
                <text:p>2.5656861761752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19420647286932">
                <text:p>0.51942064728693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647244294016036">
                <text:p>0.064724429401603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57945520715294">
                <text:p>3.5794552071529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.40759554561219">
                <text:p>3.4075955456121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.19396334295772">
                <text:p>4.1939633429577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558932034909421">
                <text:p>0.55893203490942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51717373541088">
                <text:p>1.5171737354108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464772065121666">
                <text:p>0.46477206512166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09427632709016">
                <text:p>2.094276327090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.75510341520303">
                <text:p>4.7551034152030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60836481039583">
                <text:p>1.6083648103958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.78340752192031">
                <text:p>7.7834075219203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723720322875488">
                <text:p>0.7237203228754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68919320238519">
                <text:p>1.689193202385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61065555621939">
                <text:p>1.6106555562193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682752602866756">
                <text:p>0.06827526028667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509077335033168">
                <text:p>0.50907733503316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294963116454474">
                <text:p>0.29496311645447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264324014862621">
                <text:p>0.26432401486262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40457332867337">
                <text:p>2.4045733286733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233368011409737">
                <text:p>0.23336801140973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.55912975368727">
                <text:p>6.5591297536872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731306425631808">
                <text:p>0.7313064256318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29616991984235">
                <text:p>0.2961699198423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.98115239278983">
                <text:p>2.9811523927898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.78278725274118">
                <text:p>2.7827872527411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.24471966188543">
                <text:p>4.2447196618854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3818200079704">
                <text:p>3.38182000797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449610687628659">
                <text:p>0.44961068762865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.29133033739599">
                <text:p>4.2913303373959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55383431084978">
                <text:p>5.5538343108497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83196629841346">
                <text:p>1.8319662984134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06899826693652">
                <text:p>1.0689982669365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02542025909302">
                <text:p>5.0254202590930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.19960265986119">
                <text:p>2.199602659861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00536035866504">
                <text:p>5.0053603586650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.21454104040686">
                <text:p>7.2145410404068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06784068893081">
                <text:p>0.10678406889308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914158103276798">
                <text:p>0.91415810327679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.10322919867166">
                <text:p>2.1032291986716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40736957794297">
                <text:p>1.4073695779429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.3755059469349">
                <text:p>8.375505946934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562844304893556">
                <text:p>0.56284430489355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530785895417046">
                <text:p>0.53078589541704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.12866300179642">
                <text:p>4.1286630017964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609744447144071">
                <text:p>0.60974444714407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32226803470025">
                <text:p>0.1322268034700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21098034330828">
                <text:p>1.2109803433082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08654651737128">
                <text:p>0.10865465173712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.48784692379074">
                <text:p>5.4878469237907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20081926710385">
                <text:p>1.2008192671038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.91261513918347">
                <text:p>5.9126151391834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64890093030909">
                <text:p>0.96489009303090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.66997084379625">
                <text:p>4.6699708437962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26280483630333">
                <text:p>1.2628048363033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.8993347692543">
                <text:p>3.899334769254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23932968582884">
                <text:p>0.2393296858288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.03784376976132">
                <text:p>3.0378437697613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.01541271628469">
                <text:p>5.0154127162846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40777644140196">
                <text:p>1.4077764414019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44935769194275">
                <text:p>1.4493576919427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.28774718992628">
                <text:p>4.2877471899262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.78095148463958">
                <text:p>5.7809514846395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.2183912911668">
                <text:p>10.218391291166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.46987764652241">
                <text:p>4.4698776465224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.3804888928992">
                <text:p>3.380488892899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.25575320860941">
                <text:p>4.2557532086094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71320296322048">
                <text:p>0.17132029632204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71923200242222">
                <text:p>0.17192320024222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61510352654811">
                <text:p>0.16151035265481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18497404275562">
                <text:p>1.1849740427556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74495066131438">
                <text:p>1.744950661314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72179274356983">
                <text:p>6.7217927435698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94531583749853">
                <text:p>1.9453158374985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.98057141108394">
                <text:p>2.9805714110839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.85343978742973">
                <text:p>3.8534397874297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.97775170583853">
                <text:p>4.9777517058385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.00591481631538">
                <text:p>2.0059148163153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14250768800317">
                <text:p>1.1425076880031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.05013382231147">
                <text:p>7.0501338223114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28891145289197">
                <text:p>1.2889114528919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57134354488552">
                <text:p>3.5713435448855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43165160003733">
                <text:p>1.4316516000373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.84797313256141">
                <text:p>3.8479731325614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.21685150087908">
                <text:p>2.2168515008790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.91456563148076">
                <text:p>3.9145656314807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320092223827451">
                <text:p>0.32009222382745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94080145723835">
                <text:p>0.9408014572383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96190523957794">
                <text:p>1.9619052395779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83169255089754">
                <text:p>1.8316925508975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.95313001159855">
                <text:p>5.9531300115985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.28637493832151">
                <text:p>7.2863749383215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.37472947630317">
                <text:p>9.3747294763031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645537198232092">
                <text:p>0.64553719823209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22834539782137">
                <text:p>1.2283453978213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860078312138487">
                <text:p>0.086007831213848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40847724541152">
                <text:p>6.4084772454115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.81556727746099">
                <text:p>4.8155672774609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.7377259843087">
                <text:p>3.737725984308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.2224664123513">
                <text:p>5.222466412351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458419315701426">
                <text:p>0.45841931570142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94384027215464">
                <text:p>1.9438402721546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801352484112623">
                <text:p>0.80135248411262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560167380526792">
                <text:p>0.056016738052679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38329679805913">
                <text:p>0.3832967980591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37284798828616">
                <text:p>1.3728479882861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00764127481549">
                <text:p>0.60076412748154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.86252394525429">
                <text:p>2.8625239452542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222730087174947">
                <text:p>0.22273008717494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.40159752039304">
                <text:p>2.4015975203930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.35418093135148">
                <text:p>2.3541809313514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.35826393122034">
                <text:p>2.3582639312203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161404112452302">
                <text:p>0.016140411245230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499613980094215">
                <text:p>0.49961398009421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.17324537227887">
                <text:p>4.1732453722788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417673775651369">
                <text:p>0.41767377565136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.74290127039037">
                <text:p>4.7429012703903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.2234408799841">
                <text:p>2.223440879984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54411131883276">
                <text:p>1.5441113188327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842622153043018">
                <text:p>0.84262215304301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721232913323198">
                <text:p>0.72123291332319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.3646384668048">
                <text:p>14.364638466804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33355740000276">
                <text:p>1.3335574000027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768306240481074">
                <text:p>0.0076830624048107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876337903396378">
                <text:p>0.87633790339637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592224726339158">
                <text:p>0.59222472633915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597208749764491">
                <text:p>0.59720874976449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21060873991592">
                <text:p>3.2106087399159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.46782283830117">
                <text:p>5.4678228383011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65401841240537">
                <text:p>1.6540184124053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5425925246179">
                <text:p>3.542592524617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88364955481389">
                <text:p>1.8836495548138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.73219429885904">
                <text:p>2.7321942988590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53364158884325">
                <text:p>3.533641588843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632124372554253">
                <text:p>0.63212437255425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15533763176643">
                <text:p>1.1553376317664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20611082430396">
                <text:p>3.2061108243039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.1288135586689">
                <text:p>8.128813558668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551312487440434">
                <text:p>0.55131248744043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45625511703678">
                <text:p>3.4562551170367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4992958727915">
                <text:p>1.499295872791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540486379102717">
                <text:p>0.54048637910271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.02279036540634">
                <text:p>9.0227903654063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69495844623401">
                <text:p>0.6949584462340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808474384122469">
                <text:p>0.80847438412246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294823846321268">
                <text:p>0.29482384632126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.07572311406308">
                <text:p>3.0757231140630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.9955535460085">
                <text:p>10.995553546008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825440929529568">
                <text:p>0.82544092952956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.8742165059725">
                <text:p>6.87421650597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.46085782235024">
                <text:p>2.4608578223502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130741677422115">
                <text:p>0.013074167742211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.36370748844404">
                <text:p>5.3637074884440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.45577796855469">
                <text:p>5.4557779685546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.9264841071988">
                <text:p>2.926484107198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.3773337340587">
                <text:p>4.377333734058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611851142934763">
                <text:p>0.61185114293476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18554256083046">
                <text:p>1.1855425608304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.33125474846469">
                <text:p>5.3312547484646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.48935049363483">
                <text:p>2.4893504936348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9659960341865">
                <text:p>1.965996034186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970473606936562">
                <text:p>0.97047360693656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817813110846944">
                <text:p>0.81781311084694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23478339649239">
                <text:p>1.2347833964923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07155934151971">
                <text:p>1.0715593415197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62149270311642">
                <text:p>1.6214927031164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.23608350375327">
                <text:p>3.2360835037532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.20027759964403">
                <text:p>2.2002775996440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.14112657093653">
                <text:p>6.1411265709365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531308398667086">
                <text:p>0.53130839866708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2.3965568573951">
                <text:p>12.396556857395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.58897009134248">
                <text:p>4.5889700913424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46134931582311">
                <text:p>1.4613493158231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862489358750327">
                <text:p>0.86248935875032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.49698905810842">
                <text:p>4.4969890581084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.50602954070979">
                <text:p>2.5060295407097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.73815824691946">
                <text:p>2.7381582469194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7.6335157060778">
                <text:p>17.633515706077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605957745206882">
                <text:p>0.60595774520688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.00668504191987">
                <text:p>3.0066850419198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.77713274504835">
                <text:p>2.7771327450483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.35872659890242">
                <text:p>4.3587265989024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39071434162345">
                <text:p>0.3907143416234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.44618220910336">
                <text:p>2.4461822091033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.21283779203289">
                <text:p>4.2128377920328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80458896076316">
                <text:p>7.8045889607631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.9592844877097">
                <text:p>14.959284487709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13863747166378">
                <text:p>1.1386374716637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129464667201261">
                <text:p>0.12946466720126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.65381372658712">
                <text:p>4.6538137265871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86271942541249">
                <text:p>0.8627194254124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25787904404986">
                <text:p>1.2578790440498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642510153696">
                <text:p>0.164251015369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01169434592342">
                <text:p>1.0116943459234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236818743227411">
                <text:p>0.23681874322741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61299154314617">
                <text:p>1.6129915431461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.96689071310315">
                <text:p>3.9668907131031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231717790681677">
                <text:p>0.23171779068167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.79340926321431">
                <text:p>3.7934092632143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36061014634495">
                <text:p>1.3606101463449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201444094389445">
                <text:p>0.20144409438944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232462418373399">
                <text:p>0.23246241837339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558045211721679">
                <text:p>0.55804521172167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.80531616450784">
                <text:p>2.8053161645078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332470040162688">
                <text:p>0.33247004016268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212919635587902">
                <text:p>0.21291963558790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.0426304630699">
                <text:p>11.042630463069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872357768748573">
                <text:p>0.87235776874857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.45597393903815">
                <text:p>9.4559739390381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.37521482275286">
                <text:p>5.3752148227528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.50946997426217">
                <text:p>2.5094699742621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.45811702710626">
                <text:p>4.4581170271062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.17192800671332">
                <text:p>2.1719280067133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395353345709776">
                <text:p>0.39535334570977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48699118451054">
                <text:p>1.4869911845105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06578658532971">
                <text:p>1.0657865853297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.71926589265182">
                <text:p>2.7192658926518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.71117107110695">
                <text:p>2.7111710711069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.58980798124282">
                <text:p>8.5898079812428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402820408116886">
                <text:p>0.40282040811688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255005164241395">
                <text:p>0.25500516424139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.36525357659695">
                <text:p>3.3652535765969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1.7969131601264">
                <text:p>11.796913160126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621074725086945">
                <text:p>0.62107472508694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.34922201631482">
                <text:p>3.3492220163148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151630206498264">
                <text:p>0.15163020649826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04415649248324">
                <text:p>1.0441564924832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226864779768413">
                <text:p>0.22686477976841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.2660733867186">
                <text:p>2.266073386718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.62621846930659">
                <text:p>2.6262184693065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.56264257751643">
                <text:p>3.5626425775164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.10992385814776">
                <text:p>5.1099238581477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144104053654391">
                <text:p>0.14410405365439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.63150999155227">
                <text:p>2.6315099915522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.8281314242918">
                <text:p>10.828131424291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.48549688908909">
                <text:p>4.4854968890890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4.5012296027069">
                <text:p>24.501229602706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0171737985572">
                <text:p>1.017173798557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2716719545424">
                <text:p>1.271671954542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.05602455644642">
                <text:p>2.0560245564464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742678987436338">
                <text:p>0.74267898743633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.37894297115141">
                <text:p>2.3789429711514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.74010647247871">
                <text:p>3.7401064724787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.67869276575152">
                <text:p>2.6786927657515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335371474745388">
                <text:p>0.33537147474538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8972396982106">
                <text:p>1.897239698210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19222420855031">
                <text:p>1.1922242085503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290614167884952">
                <text:p>0.29061416788495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.20921775753355">
                <text:p>7.2092177575335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.37396911719535">
                <text:p>2.3739691171953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.36624876774024">
                <text:p>4.3662487677402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45983436042645">
                <text:p>1.4598343604264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32933182449962">
                <text:p>1.3293318244996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79603718380286">
                <text:p>1.7960371838028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41849441854183">
                <text:p>1.4184944185418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.67689328548141">
                <text:p>3.6768932854814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.31039879412089">
                <text:p>5.3103987941208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.56307478737856">
                <text:p>7.5630747873785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5287450817083">
                <text:p>1.528745081708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.05959370321815">
                <text:p>2.0595937032181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.5924954871598">
                <text:p>2.592495487159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15428498581766">
                <text:p>1.1542849858176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01309613536703">
                <text:p>1.0130961353670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.73151014629283">
                <text:p>5.7315101462928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861257328150812">
                <text:p>0.86125732815081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302641052646597">
                <text:p>0.30264105264659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.07396926595685">
                <text:p>7.0739692659568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58158640494695">
                <text:p>1.5815864049469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.72462373823864">
                <text:p>4.7246237382386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.97393819925769">
                <text:p>4.9739381992576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00210457797754">
                <text:p>2.0021045779775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179505672641709">
                <text:p>0.17950567264170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12470409694399">
                <text:p>1.1247040969439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.36793783975868">
                <text:p>5.3679378397586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652319889321713">
                <text:p>0.065231988932171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2646973459101">
                <text:p>2.264697345910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.56076294169174">
                <text:p>6.5607629416917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.08147798528933">
                <text:p>2.0814779852893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.60050656426477">
                <text:p>2.6005065642647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963844508109541">
                <text:p>0.96384450810954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49434060884841">
                <text:p>1.4943406088484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.74191666429317">
                <text:p>3.7419166642931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18768163250386">
                <text:p>8.1876816325038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412952293351471">
                <text:p>0.41295229335147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.42096144796922">
                <text:p>6.4209614479692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83121845113676">
                <text:p>1.8312184511367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211833296400922">
                <text:p>0.21183329640092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.59805638081873">
                <text:p>4.5980563808187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.40414246047043">
                <text:p>2.4041424604704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.63812067993154">
                <text:p>4.6381206799315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65612691173368">
                <text:p>1.6561269117336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29936805969388">
                <text:p>1.2993680596938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577627404853454">
                <text:p>0.57762740485345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03744087494887">
                <text:p>1.0374408749488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743658658141544">
                <text:p>0.74365865814154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.19088918966667">
                <text:p>2.1908891896666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.43734666879253">
                <text:p>2.4373466687925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.00339599707064">
                <text:p>4.0033959970706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.80789497911462">
                <text:p>3.8078949791146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.47208499794969">
                <text:p>3.4720849979496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.98818519930345">
                <text:p>4.9881851993034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.13440148090052">
                <text:p>2.1344014809005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79935504214961">
                <text:p>1.7993550421496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.22033623046544">
                <text:p>5.2203362304654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991684331330053">
                <text:p>0.99168433133005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318172579920643">
                <text:p>0.31817257992064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3.5748826582219">
                <text:p>13.574882658221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595533549488039">
                <text:p>0.059553354948803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.51302092295518">
                <text:p>2.5130209229551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944049974193497">
                <text:p>0.94404997419349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919922177465426">
                <text:p>0.91992217746542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805763227822978">
                <text:p>0.80576322782297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36737684932596">
                <text:p>2.3673768493259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.86369331574073">
                <text:p>6.8636933157407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.44690486097258">
                <text:p>4.4469048609725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61187259099982">
                <text:p>1.6118725909998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.05098510018163">
                <text:p>3.0509851001816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564553746099015">
                <text:p>0.56455374609901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65203022041355">
                <text:p>1.6520302204135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3738886712973">
                <text:p>1.373888671297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88320009863413">
                <text:p>1.8832000986341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476799255918043">
                <text:p>0.47679925591804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284722316143879">
                <text:p>0.28472231614387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.13928169287698">
                <text:p>5.1392816928769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.90461179781524">
                <text:p>4.9046117978152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.06188740073143">
                <text:p>7.0618874007314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37059780797854">
                <text:p>1.3705978079785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.24669012087551">
                <text:p>3.2466901208755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.62856638886639">
                <text:p>2.6285663888663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.05079867926858">
                <text:p>2.0507986792685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535944064877652">
                <text:p>0.53594406487765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233141601046406">
                <text:p>0.23314160104640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.19974895449094">
                <text:p>5.1997489544909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666322583110844">
                <text:p>0.66632258311084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.75770981869133">
                <text:p>3.7577098186913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85334965830216">
                <text:p>0.38533496583021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33662983616995">
                <text:p>8.3366298361699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.99091226859543">
                <text:p>3.9909122685954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170712420595034">
                <text:p>0.17071242059503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.2880120229382">
                <text:p>10.288012022938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882340361012996">
                <text:p>0.88234036101299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85587811528333">
                <text:p>1.8558781152833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87448750081269">
                <text:p>1.8744875008126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.14890357741116">
                <text:p>5.1489035774111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.44526649183049">
                <text:p>4.4452664918304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.75616785460116">
                <text:p>2.756167854601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07786472214291">
                <text:p>1.0778647221429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123744561464473">
                <text:p>0.12374456146447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.85410202185769">
                <text:p>3.8541020218576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594585416962524">
                <text:p>0.59458541696252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174778044580281">
                <text:p>0.17477804458028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.99928330673101">
                <text:p>5.9992833067310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.21459622025339">
                <text:p>6.2145962202533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2.4089799333341">
                <text:p>12.408979933334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.59418065578004">
                <text:p>4.5941806557800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.0371072188245">
                <text:p>3.037107218824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559418803161385">
                <text:p>0.55941880316138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228238401852577">
                <text:p>0.022823840185257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64230204007638">
                <text:p>0.6423020400763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.21923377890584">
                <text:p>3.2192337789058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58925708278427">
                <text:p>1.5892570827842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85115665599833">
                <text:p>1.8511566559983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.25891982196767">
                <text:p>3.2589198219676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43393451309541">
                <text:p>1.4339345130954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8662630039938">
                <text:p>1.866263003993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875718631548514">
                <text:p>0.87571863154851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86353129309983">
                <text:p>1.8635312930998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30872825419389">
                <text:p>0.03087282541938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62420546398331">
                <text:p>1.6242054639833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201644580480588">
                <text:p>0.20164458048058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254610708844657">
                <text:p>0.25461070884465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.63108314543758">
                <text:p>2.6310831454375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37036762197782">
                <text:p>1.3703676219778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61286780560567">
                <text:p>1.6128678056056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.5413002877549">
                <text:p>3.541300287754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.04492827537834">
                <text:p>4.0449282753783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283309435102095">
                <text:p>0.28330943510209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.69205632719169">
                <text:p>7.6920563271916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7805451064648">
                <text:p>0.780545106464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50478009728566">
                <text:p>1.5047800972856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271036180369069">
                <text:p>0.27103618036906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903016706655782">
                <text:p>0.90301670665578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587183320403243">
                <text:p>0.58718332040324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.3159065495595">
                <text:p>2.315906549559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31340699944683">
                <text:p>1.3134069994468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222085281369113">
                <text:p>0.22208528136911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.04890881112215">
                <text:p>4.0489088111221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25790497961265">
                <text:p>1.2579049796126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57101721782085">
                <text:p>0.05710172178208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.05923954587522">
                <text:p>2.0592395458752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7.32415626421849">
                <text:p>7.3241562642184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467250037287339">
                <text:p>0.46725003728733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50788795148395">
                <text:p>9.5078879514839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.43643921540875">
                <text:p>4.4364392154087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.39683987822072">
                <text:p>2.3968398782207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9322213675894">
                <text:p>1.932221367589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926865649643699">
                <text:p>0.092686564964369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.19429973581206">
                <text:p>5.1942997358120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866536682474494">
                <text:p>0.86653668247449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246278059688106">
                <text:p>0.24627805968810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.45764914688841">
                <text:p>2.4576491468884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5.40037473368337">
                <text:p>5.4003747336833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.67890015507983">
                <text:p>8.6789001550798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64687760867148">
                <text:p>1.6468776086714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7925153776452">
                <text:p>1.792515377645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.22254036642876">
                <text:p>6.2225403664287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903229458784599">
                <text:p>0.90322945878459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180103615122443">
                <text:p>0.018010361512244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391158179695529">
                <text:p>0.39115817969552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.00154532398313">
                <text:p>2.0015453239831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7.13307854372017">
                <text:p>7.1330785437201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09774030348299">
                <text:p>1.0977403034829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.17987566549928">
                <text:p>6.1798756654992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.01026145812277">
                <text:p>3.0102614581227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05647472390434">
                <text:p>1.0564747239043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.4519756032372">
                <text:p>10.451975603237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129706044730327">
                <text:p>0.12970604473032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.54603084678363">
                <text:p>2.5460308467836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.98095780353468">
                <text:p>2.9809578035346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538664606908247">
                <text:p>0.53866460690824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89481482018245">
                <text:p>1.8948148201824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40806151715349">
                <text:p>1.4080615171534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.51840095100171">
                <text:p>4.5184009510017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.65722246247279">
                <text:p>2.6572224624727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275889185202005">
                <text:p>0.27588918520200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94249599883198">
                <text:p>1.9424959988319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.35028860919992">
                <text:p>4.3502886091999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461122528865403">
                <text:p>0.46112252886540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.90997601537739">
                <text:p>2.9099760153773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22446199644007">
                <text:p>9.2244619964400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.46410580979967">
                <text:p>4.4641058097996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17877805386448">
                <text:p>1.1787780538644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.88854544810316">
                <text:p>5.8885454481031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240337669030976">
                <text:p>0.24033766903097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.89507741769173">
                <text:p>5.8950774176917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660796948138925">
                <text:p>0.66079694813892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.37373416074159">
                <text:p>2.3737341607415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7.29172201890704">
                <text:p>7.2917220189070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.61512830899156">
                <text:p>3.6151283089915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.83450004308074">
                <text:p>4.8345000430807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04325910989992">
                <text:p>1.0432591098999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.11082506302637">
                <text:p>4.1108250630263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173999456657374">
                <text:p>0.1739994566573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